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1" svg:font-family="Calibri1"/>
    <style:font-face style:name="Liberation Sans2" svg:font-family="&quot;Liberation Sans2&quot;"/>
    <style:font-face style:name="Arial Black" svg:font-family="&quot;Arial Black&quot;"/>
    <style:font-face style:name="Abyssinica SIL" svg:font-family="&quot;Abyssinica SIL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4"/>
    <style:style style:name="ce4" style:family="table-cell" style:parent-style-name="Default" style:data-style-name="N41"/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" style:family="table-cell" style:parent-style-name="Default" style:data-style-name="N41">
      <style:text-properties fo:font-weight="bold" style:font-weight-asian="bold" style:font-weight-complex="bold"/>
    </style:style>
    <style:style style:name="ce7" style:family="table-cell" style:parent-style-name="Default" style:data-style-name="N51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9" style:family="table-cell" style:parent-style-name="Default" style:data-style-name="N4"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10" style:family="table-cell" style:parent-style-name="Default" style:data-style-name="N51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3" style:family="table-cell" style:parent-style-name="Default" style:data-style-name="N4">
      <style:table-cell-properties fo:border-top="none" fo:border-bottom="thin solid #000000" fo:border-left="none" fo:border-right="none"/>
    </style:style>
    <style:style style:name="ce14" style:family="table-cell" style:parent-style-name="Default" style:data-style-name="N4">
      <style:table-cell-properties fo:border-top="none" fo:border-bottom="thin solid #000000" fo:border-left="none" fo:border-right="none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FCE4D6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17" style:family="table-cell" style:parent-style-name="Default" style:data-style-name="N4">
      <style:table-cell-properties fo:background-color="#E2EFDA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18" style:family="table-cell" style:parent-style-name="Default" style:data-style-name="N4">
      <style:table-cell-properties fo:background-color="#FFFF00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19" style:family="table-cell" style:parent-style-name="Default" style:data-style-name="N4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Liberation Sans2" style:font-name-asian="Liberation Sans2" style:font-name-complex="Liberation Sans2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0" style:family="table-cell" style:parent-style-name="Default" style:data-style-name="N51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style:font-name="Liberation Sans2" style:font-name-asian="Liberation Sans2" style:font-name-complex="Liberation Sans2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2pt solid #000000" fo:border-left="none" fo:border-right="none"/>
      <style:text-properties style:font-name="Liberation Sans2" style:font-name-asian="Liberation Sans2" style:font-name-complex="Liberation Sans2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2" style:family="table-cell" style:parent-style-name="Default" style:data-style-name="N4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style:font-name="Liberation Sans2" style:font-name-asian="Liberation Sans2" style:font-name-complex="Liberation Sans2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3" style:family="table-cell" style:parent-style-name="Default" style:data-style-name="N51">
      <style:table-cell-properties style:vertical-align="automatic" style:repeat-content="false"/>
      <style:paragraph-properties fo:text-align="center"/>
      <style:text-properties style:font-name="Liberation Sans2" style:font-name-asian="Liberation Sans2" style:font-name-complex="Liberation Sans2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Liberation Sans2" style:font-name-asian="Liberation Sans2" style:font-name-complex="Liberation Sans2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FCE4D6"/>
    </style:style>
    <style:style style:name="ce26" style:family="table-cell" style:parent-style-name="Default" style:data-style-name="N4">
      <style:table-cell-properties fo:background-color="#E2EFDA"/>
    </style:style>
    <style:style style:name="ce27" style:family="table-cell" style:parent-style-name="Default" style:data-style-name="N4">
      <style:text-properties style:font-name="Liberation Sans2" style:font-name-asian="Liberation Sans2" style:font-name-complex="Liberation Sans2" style:text-underline-style="solid" style:text-underline-type="single" fo:font-weight="bold" style:font-weight-asian="bold" style:font-weight-complex="bold"/>
    </style:style>
    <style:style style:name="ce28" style:family="table-cell" style:parent-style-name="Default" style:data-style-name="N37"/>
    <style:style style:name="ce29" style:family="table-cell" style:parent-style-name="Default" style:data-style-name="N0"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start" fo:margin-left="0cm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Liberation Sans2" style:font-name-asian="Liberation Sans2" style:font-name-complex="Liberation Sans2"/>
    </style:style>
    <style:style style:name="ce32" style:family="table-cell" style:parent-style-name="Default" style:data-style-name="N4">
      <style:table-cell-properties fo:background-color="#FFF2CC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33" style:family="table-cell" style:parent-style-name="Default" style:data-style-name="N4">
      <style:table-cell-properties fo:background-color="#D6DCE4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Liberation Sans2" style:font-name-asian="Liberation Sans2" style:font-name-complex="Liberation Sans2"/>
    </style:style>
    <style:style style:name="ce35" style:family="table-cell" style:parent-style-name="Default" style:data-style-name="N4">
      <style:table-cell-properties style:vertical-align="automatic" fo:background-color="#F2F2F2" style:repeat-content="false"/>
      <style:paragraph-properties fo:text-align="end" fo:margin-right="0cm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36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Liberation Sans2" style:font-name-asian="Liberation Sans2" style:font-name-complex="Liberation Sans2"/>
    </style:style>
    <style:style style:name="ce38" style:family="table-cell" style:parent-style-name="Default" style:data-style-name="N4">
      <style:table-cell-properties fo:border-top="none" fo:border-bottom="thin solid #000000" fo:border-left="none" fo:border-right="none" fo:background-color="transparent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transparent"/>
    </style:style>
    <style:style style:name="ce40" style:family="table-cell" style:parent-style-name="Default" style:data-style-name="N4">
      <style:table-cell-properties fo:background-color="transparent"/>
    </style:style>
    <style:style style:name="ce41" style:family="table-cell" style:parent-style-name="Default" style:data-style-name="N4">
      <style:table-cell-properties style:vertical-align="automatic" fo:background-color="#FCE4D6" style:repeat-content="false"/>
      <style:paragraph-properties fo:text-align="end" fo:margin-right="0cm"/>
      <style:text-properties style:font-name="Liberation Sans2" style:font-name-asian="Liberation Sans2" style:font-name-complex="Liberation Sans2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2" style:family="table-cell" style:parent-style-name="Default" style:data-style-name="N4">
      <style:table-cell-properties style:vertical-align="automatic" fo:background-color="#E2EFDA" style:repeat-content="false"/>
      <style:paragraph-properties fo:text-align="end" fo:margin-right="0cm"/>
      <style:text-properties style:font-name="Liberation Sans2" style:font-name-asian="Liberation Sans2" style:font-name-complex="Liberation Sans2"/>
    </style:style>
    <style:style style:name="ce43" style:family="table-cell" style:parent-style-name="Default" style:data-style-name="N4">
      <style:table-cell-properties style:vertical-align="automatic" fo:background-color="#FFF2CC" style:repeat-content="false"/>
      <style:paragraph-properties fo:text-align="end" fo:margin-right="0cm"/>
      <style:text-properties style:font-name="Liberation Sans2" style:font-name-asian="Liberation Sans2" style:font-name-complex="Liberation Sans2"/>
    </style:style>
    <style:style style:name="ce4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Liberation Sans2" style:font-name-asian="Liberation Sans2" style:font-name-complex="Liberation Sans2"/>
    </style:style>
    <style:style style:name="ce45" style:family="table-cell" style:parent-style-name="Default" style:data-style-name="N51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Liberation Sans2" style:font-name-asian="Liberation Sans2" style:font-name-complex="Liberation Sans2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6" style:family="table-cell" style:parent-style-name="Default" style:data-style-name="N4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Liberation Sans2" style:font-name-asian="Liberation Sans2" style:font-name-complex="Liberation Sans2"/>
    </style:style>
    <style:style style:name="ce47" style:family="table-cell" style:parent-style-name="Default" style:data-style-name="N4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Liberation Sans2" style:font-name-asian="Liberation Sans2" style:font-name-complex="Liberation Sans2"/>
    </style:style>
    <style:style style:name="ce48" style:family="table-cell" style:parent-style-name="Default" style:data-style-name="N51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Liberation Sans2" style:font-name-asian="Liberation Sans2" style:font-name-complex="Liberation Sans2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51" style:family="table-cell" style:parent-style-name="Default" style:data-style-name="N4">
      <style:table-cell-properties fo:border-top="thin solid #000000" fo:border-bottom="thin solid #000000" fo:border-left="none" fo:border-right="none" style:vertical-align="automatic" style:repeat-content="false"/>
      <style:paragraph-properties fo:text-align="end" fo:margin-right="0cm"/>
      <style:text-properties style:font-name="Liberation Sans2" style:font-name-asian="Liberation Sans2" style:font-name-complex="Liberation Sans2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4">
      <style:table-cell-properties fo:border-top="thin solid #000000" fo:border-bottom="thin solid #000000" fo:border-left="none" fo:border-right="none" style:vertical-align="automatic" style:repeat-content="false"/>
      <style:paragraph-properties fo:text-align="end" fo:margin-right="0cm"/>
      <style:text-properties style:font-name="Liberation Sans2" style:font-name-asian="Liberation Sans2" style:font-name-complex="Liberation Sans2"/>
    </style:style>
    <style:style style:name="ce53" style:family="table-cell" style:parent-style-name="Default" style:data-style-name="N4">
      <style:table-cell-properties fo:border-top="thin solid #000000" fo:border-bottom="thin solid #000000" fo:border-left="none" fo:border-right="none" style:vertical-align="automatic" fo:background-color="#F2F2F2" style:repeat-content="false"/>
      <style:paragraph-properties fo:text-align="end" fo:margin-right="0cm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54" style:family="table-cell" style:parent-style-name="Default" style:data-style-name="N51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text-underline-style="solid" style:text-underline-type="single"/>
    </style:style>
    <style:style style:name="ce55" style:family="table-cell" style:parent-style-name="Default" style:data-style-name="N0">
      <style:table-cell-properties fo:border-top="none" fo:border-bottom="thin solid #000000" fo:border-left="none" fo:border-right="none"/>
      <style:text-properties style:font-name="Liberation Sans2" style:font-name-asian="Liberation Sans2" style:font-name-complex="Liberation Sans2" style:text-underline-style="solid" style:text-underline-type="single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none" fo:border-bottom="thin solid #000000" fo:border-left="none" fo:border-right="none"/>
      <style:text-properties style:text-underline-style="solid" style:text-underline-type="single"/>
    </style:style>
    <style:style style:name="ce57" style:family="table-cell" style:parent-style-name="Default" style:data-style-name="N4">
      <style:table-cell-properties fo:border-top="none" fo:border-bottom="thin solid #000000" fo:border-left="none" fo:border-right="none" fo:background-color="#D6DCE4"/>
      <style:text-properties style:font-name="Liberation Sans2" style:font-name-asian="Liberation Sans2" style:font-name-complex="Liberation Sans2" style:text-underline-style="solid" style:text-underline-type="single" fo:font-weight="bold" style:font-weight-asian="bold" style:font-weight-complex="bold"/>
    </style:style>
    <style:style style:name="ce58" style:family="table-cell" style:parent-style-name="Default" style:data-style-name="N4">
      <style:text-properties fo:font-weight="bold" style:font-weight-asian="bold" style:font-weight-complex="bold"/>
    </style:style>
    <style:style style:name="ce59" style:family="table-cell" style:parent-style-name="Default" style:data-style-name="N4">
      <style:table-cell-properties fo:background-color="#F2F2F2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62" style:family="table-cell" style:parent-style-name="Default" style:data-style-name="N4">
      <style:table-cell-properties fo:border-top="none" fo:border-bottom="thin solid #000000" fo:border-left="none" fo:border-right="none" style:vertical-align="automatic" fo:background-color="#F2F2F2" style:repeat-content="false"/>
      <style:paragraph-properties fo:text-align="end" fo:margin-right="0cm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63" style:family="table-cell" style:parent-style-name="Default" style:data-style-name="N42"/>
    <style:style style:name="ce64" style:family="table-cell" style:parent-style-name="Default" style:data-style-name="N36"/>
    <style:style style:name="ce6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67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68" style:family="table-cell" style:parent-style-name="Default" style:data-style-name="N4">
      <style:table-cell-properties fo:background-color="#FCE4D6"/>
      <style:text-properties style:font-name="Liberation Sans2" style:font-name-asian="Liberation Sans2" style:font-name-complex="Liberation Sans2"/>
    </style:style>
    <style:style style:name="ce69" style:family="table-cell" style:parent-style-name="Default" style:data-style-name="N51">
      <style:table-cell-properties style:vertical-align="automatic" style:repeat-content="false"/>
      <style:paragraph-properties fo:text-align="center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70" style:family="table-cell" style:parent-style-name="Default" style:data-style-name="N51">
      <style:table-cell-properties style:vertical-align="automatic" style:repeat-content="false"/>
      <style:paragraph-properties fo:text-align="end" fo:margin-right="0cm"/>
    </style:style>
    <style:style style:name="ce71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2" style:family="table-cell" style:parent-style-name="Default" style:data-style-name="N51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3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4" style:family="table-cell" style:parent-style-name="Default" style:data-style-name="N0">
      <style:text-properties fo:color="#0D0D0D"/>
    </style:style>
    <style:style style:name="ce75" style:family="table-cell" style:parent-style-name="Default" style:data-style-name="N51"/>
    <style:style style:name="ce76" style:family="table-cell" style:parent-style-name="Default" style:data-style-name="N4">
      <style:text-properties fo:font-style="italic" style:font-style-asian="italic" style:font-style-complex="italic"/>
    </style:style>
    <style:style style:name="ce77" style:family="table-cell" style:parent-style-name="Default" style:data-style-name="N4">
      <style:table-cell-properties style:vertical-align="automatic" fo:wrap-option="wrap"/>
    </style:style>
    <style:style style:name="ce78" style:family="table-cell" style:parent-style-name="Default" style:data-style-name="N0">
      <style:table-cell-properties style:vertical-align="automatic" fo:wrap-option="wrap"/>
    </style:style>
    <style:style style:name="ce79" style:family="table-cell" style:parent-style-name="Default" style:data-style-name="N51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0" style:family="table-cell" style:parent-style-name="Default" style:data-style-name="N51">
      <style:text-properties fo:font-weight="bold" style:font-weight-asian="bold" style:font-weight-complex="bold"/>
    </style:style>
    <style:style style:name="ce81" style:family="table-cell" style:parent-style-name="Default" style:data-style-name="N4">
      <style:text-properties fo:color="#C9211E"/>
    </style:style>
    <style:style style:name="ce82" style:family="table-cell" style:parent-style-name="Default" style:data-style-name="N52"/>
    <style:style style:name="ce8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4" style:family="table-cell" style:parent-style-name="Default" style:data-style-name="N42">
      <style:text-properties fo:font-weight="bold" style:font-weight-asian="bold" style:font-weight-complex="bold"/>
    </style:style>
    <style:style style:name="ce85" style:family="table-cell" style:parent-style-name="Default" style:data-style-name="N46">
      <style:text-properties fo:font-weight="bold" style:font-weight-asian="bold" style:font-weight-complex="bold"/>
    </style:style>
    <style:style style:name="ce86" style:family="table-cell" style:parent-style-name="Default" style:data-style-name="N37">
      <style:text-properties fo:font-weight="bold" style:font-weight-asian="bold" style:font-weight-complex="bold"/>
    </style:style>
    <style:style style:name="ce87" style:family="table-cell" style:parent-style-name="Default" style:data-style-name="N3"/>
    <style:style style:name="ce88" style:family="table-cell" style:parent-style-name="Default" style:data-style-name="N3">
      <style:text-properties fo:font-weight="bold" style:font-weight-asian="bold" style:font-weight-complex="bold"/>
    </style:style>
    <style:style style:name="ce89" style:family="table-cell" style:parent-style-name="Default" style:data-style-name="N3">
      <style:table-cell-properties fo:background-color="#FFFF00"/>
      <style:text-properties fo:font-weight="bold" style:font-weight-asian="bold" style:font-weight-complex="bold"/>
    </style:style>
    <style:style style:name="ce90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91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92" style:family="table-cell" style:parent-style-name="Default" style:data-style-name="N41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94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95" style:family="table-cell" style:parent-style-name="Default" style:data-style-name="N0">
      <style:text-properties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6" style:family="table-cell" style:parent-style-name="Default" style:data-style-name="N41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97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</style:style>
    <style:style style:name="ce98" style:family="table-cell" style:parent-style-name="Default" style:data-style-name="N38">
      <style:table-cell-properties fo:background-color="transparent"/>
    </style:style>
    <style:style style:name="ce99" style:family="table-cell" style:parent-style-name="Default" style:data-style-name="N38">
      <style:text-properties fo:font-weight="bold" style:font-weight-asian="bold" style:font-weight-complex="bold"/>
    </style:style>
    <style:style style:name="ce100" style:family="table-cell" style:parent-style-name="Default" style:data-style-name="N41">
      <style:table-cell-properties fo:background-color="transparent"/>
    </style:style>
    <style:style style:name="ce101" style:family="table-cell" style:parent-style-name="Default" style:data-style-name="N41">
      <style:table-cell-properties fo:background-color="transparent"/>
      <style:text-properties fo:font-weight="bold" style:font-weight-asian="bold" style:font-weight-complex="bold"/>
    </style:style>
    <style:style style:name="ce102" style:family="table-cell" style:parent-style-name="Default" style:data-style-name="N41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3" style:family="table-cell" style:parent-style-name="Default" style:data-style-name="N38"/>
    <style:style style:name="ce104" style:family="table-cell" style:parent-style-name="Default" style:data-style-name="N41">
      <style:table-cell-properties fo:background-color="#81D41A"/>
    </style:style>
    <style:style style:name="ce105" style:family="table-cell" style:parent-style-name="Default" style:data-style-name="N41">
      <style:table-cell-properties fo:background-color="#D4EA6B"/>
    </style:style>
    <style:style style:name="ce106" style:family="table-cell" style:parent-style-name="Default" style:data-style-name="N0">
      <style:text-properties style:font-name="Arial Black" style:font-name-asian="Arial Black" style:font-name-complex="Arial Black" fo:font-size="9pt" style:font-size-asian="9pt" style:font-size-complex="9pt" fo:font-weight="bold" style:font-weight-asian="bold" style:font-weight-complex="bold" style:font-family-generic="swiss"/>
    </style:style>
    <style:style style:name="ce107" style:family="table-cell" style:parent-style-name="Default" style:data-style-name="N41">
      <style:text-properties style:font-name="Arial Black" style:font-name-asian="Arial Black" style:font-name-complex="Arial Black" fo:font-size="9pt" style:font-size-asian="9pt" style:font-size-complex="9pt" fo:font-weight="bold" style:font-weight-asian="bold" style:font-weight-complex="bold" style:font-family-generic="swiss"/>
    </style:style>
    <style:style style:name="ce108" style:family="table-cell" style:parent-style-name="Default" style:data-style-name="N4">
      <style:text-properties style:font-name="Arial Black" style:font-name-asian="Arial Black" style:font-name-complex="Arial Black" fo:font-size="9pt" style:font-size-asian="9pt" style:font-size-complex="9pt" fo:font-weight="bold" style:font-weight-asian="bold" style:font-weight-complex="bold" style:font-family-generic="swiss"/>
    </style:style>
    <style:style style:name="ce109" style:family="table-cell" style:parent-style-name="Default" style:data-style-name="N0">
      <style:text-properties style:font-name="Arial Black" style:font-name-asian="Arial Black" style:font-name-complex="Arial Black" fo:font-size="9pt" style:font-size-asian="9pt" style:font-size-complex="9pt" style:font-family-generic="swiss"/>
    </style:style>
    <style:style style:name="ce110" style:family="table-cell" style:parent-style-name="Default" style:data-style-name="N0">
      <style:text-properties style:font-name="Arial Black" style:font-name-asian="Arial Black" style:font-name-complex="Arial Black" style:font-family-generic="swiss"/>
    </style:style>
    <style:style style:name="ce111" style:family="table-cell" style:parent-style-name="Default" style:data-style-name="N41">
      <style:table-cell-properties style:vertical-align="automatic" style:repeat-content="false"/>
      <style:paragraph-properties fo:text-align="end" fo:margin-right="0cm"/>
      <style:text-properties style:font-name="Arial Black" style:font-name-asian="Arial Black" style:font-name-complex="Arial Black" fo:font-size="9pt" style:font-size-asian="9pt" style:font-size-complex="9pt" fo:font-weight="bold" style:font-weight-asian="bold" style:font-weight-complex="bold" style:font-family-generic="swiss"/>
    </style:style>
    <style:style style:name="ce112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Arial Black" style:font-name-asian="Arial Black" style:font-name-complex="Arial Black" fo:font-size="9pt" style:font-size-asian="9pt" style:font-size-complex="9pt" fo:font-weight="bold" style:font-weight-asian="bold" style:font-weight-complex="bold" style:font-family-generic="swiss"/>
    </style:style>
    <style:style style:name="ce113" style:family="table-cell" style:parent-style-name="Default" style:data-style-name="N41">
      <style:text-properties style:font-name="Arial Black" style:font-name-asian="Arial Black" style:font-name-complex="Arial Black" fo:font-size="9pt" style:font-size-asian="9pt" style:font-size-complex="9pt" style:font-family-generic="swiss"/>
    </style:style>
    <style:style style:name="ce114" style:family="table-cell" style:parent-style-name="Default" style:data-style-name="N4">
      <style:text-properties style:font-name="Arial Black" style:font-name-asian="Arial Black" style:font-name-complex="Arial Black" fo:font-size="9pt" style:font-size-asian="9pt" style:font-size-complex="9pt" style:font-family-generic="swiss"/>
    </style:style>
    <style:style style:name="ce115" style:family="table-cell" style:parent-style-name="Default" style:data-style-name="N38">
      <style:text-properties style:font-name="Arial Black" style:font-name-asian="Arial Black" style:font-name-complex="Arial Black" fo:font-size="9pt" style:font-size-asian="9pt" style:font-size-complex="9pt" style:font-family-generic="swiss"/>
    </style:style>
    <style:style style:name="ce116" style:family="table-cell" style:parent-style-name="Default" style:data-style-name="N42">
      <style:text-properties style:font-name="Arial Black" style:font-name-asian="Arial Black" style:font-name-complex="Arial Black" fo:font-size="9pt" style:font-size-asian="9pt" style:font-size-complex="9pt" style:font-family-generic="swiss"/>
    </style:style>
    <style:style style:name="ce117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 Black" style:font-name-asian="Arial Black" style:font-name-complex="Arial Black" fo:font-size="9pt" style:font-size-asian="9pt" style:font-size-complex="9pt" style:font-family-generic="swiss"/>
    </style:style>
    <style:style style:name="ce118" style:family="table-cell" style:parent-style-name="Default" style:data-style-name="N42">
      <style:table-cell-properties fo:border-top="none" fo:border-bottom="thin solid #000000" fo:border-left="none" fo:border-right="none"/>
      <style:text-properties style:font-name="Arial Black" style:font-name-asian="Arial Black" style:font-name-complex="Arial Black" fo:font-size="9pt" style:font-size-asian="9pt" style:font-size-complex="9pt" style:font-family-generic="swiss"/>
    </style:style>
    <style:style style:name="ce119" style:family="table-cell" style:parent-style-name="Default" style:data-style-name="N4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Arial Black" style:font-name-asian="Arial Black" style:font-name-complex="Arial Black" fo:font-size="9pt" style:font-size-asian="9pt" style:font-size-complex="9pt" fo:font-weight="bold" style:font-weight-asian="bold" style:font-weight-complex="bold" style:font-family-generic="swiss"/>
    </style:style>
    <style:style style:name="ce120" style:family="table-cell" style:parent-style-name="Default" style:data-style-name="N41">
      <style:table-cell-properties fo:border-top="none" fo:border-bottom="thin solid #000000" fo:border-left="none" fo:border-right="none"/>
      <style:text-properties style:font-name="Arial Black" style:font-name-asian="Arial Black" style:font-name-complex="Arial Black" fo:font-size="9pt" style:font-size-asian="9pt" style:font-size-complex="9pt" fo:font-weight="bold" style:font-weight-asian="bold" style:font-weight-complex="bold" style:font-family-generic="swiss"/>
    </style:style>
    <style:style style:name="ce121" style:family="table-cell" style:parent-style-name="Default" style:data-style-name="N4">
      <style:table-cell-properties fo:border-top="none" fo:border-bottom="thin solid #000000" fo:border-left="none" fo:border-right="none"/>
      <style:text-properties style:font-name="Arial Black" style:font-name-asian="Arial Black" style:font-name-complex="Arial Black" fo:font-size="9pt" style:font-size-asian="9pt" style:font-size-complex="9pt" style:font-family-generic="swiss"/>
    </style:style>
    <style:style style:name="ce122" style:family="table-cell" style:parent-style-name="Default" style:data-style-name="N38">
      <style:table-cell-properties fo:border-top="none" fo:border-bottom="thin solid #000000" fo:border-left="none" fo:border-right="none"/>
      <style:text-properties style:font-name="Arial Black" style:font-name-asian="Arial Black" style:font-name-complex="Arial Black" fo:font-size="9pt" style:font-size-asian="9pt" style:font-size-complex="9pt" fo:font-weight="bold" style:font-weight-asian="bold" style:font-weight-complex="bold" style:font-family-generic="swiss"/>
    </style:style>
    <style:style style:name="ce12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Arial Black" style:font-name-asian="Arial Black" style:font-name-complex="Arial Black" fo:font-size="9pt" style:font-size-asian="9pt" style:font-size-complex="9pt" style:text-underline-style="solid" style:text-underline-type="single" fo:font-weight="bold" style:font-weight-asian="bold" style:font-weight-complex="bold" style:font-family-generic="swiss"/>
    </style:style>
    <style:style style:name="ce124" style:family="table-cell" style:parent-style-name="Default" style:data-style-name="N41">
      <style:text-properties style:font-name="Arial Black" style:font-name-asian="Arial Black" style:font-name-complex="Arial Black" fo:font-size="9pt" style:font-size-asian="9pt" style:font-size-complex="9pt" style:text-underline-style="solid" style:text-underline-type="single" fo:font-weight="bold" style:font-weight-asian="bold" style:font-weight-complex="bold" style:font-family-generic="swiss"/>
    </style:style>
    <style:style style:name="ce125" style:family="table-cell" style:parent-style-name="Default" style:data-style-name="N4">
      <style:text-properties style:font-name="Arial Black" style:font-name-asian="Arial Black" style:font-name-complex="Arial Black" fo:font-size="9pt" style:font-size-asian="9pt" style:font-size-complex="9pt" style:text-underline-style="solid" style:text-underline-type="single" fo:font-weight="bold" style:font-weight-asian="bold" style:font-weight-complex="bold" style:font-family-generic="swiss"/>
    </style:style>
    <style:style style:name="ce126" style:family="table-cell" style:parent-style-name="Default" style:data-style-name="N38">
      <style:text-properties style:font-name="Arial Black" style:font-name-asian="Arial Black" style:font-name-complex="Arial Black" fo:font-size="9pt" style:font-size-asian="9pt" style:font-size-complex="9pt" style:text-underline-style="solid" style:text-underline-type="single" fo:font-weight="bold" style:font-weight-asian="bold" style:font-weight-complex="bold" style:font-family-generic="swiss"/>
    </style:style>
    <style:style style:name="ce127" style:family="table-cell" style:parent-style-name="Default" style:data-style-name="N41">
      <style:table-cell-properties style:vertical-align="automatic" style:repeat-content="false"/>
      <style:paragraph-properties fo:text-align="end" fo:margin-right="0cm"/>
      <style:text-properties style:font-name="Arial Black" style:font-name-asian="Arial Black" style:font-name-complex="Arial Black" fo:font-size="9pt" style:font-size-asian="9pt" style:font-size-complex="9pt" style:font-family-generic="swiss"/>
    </style:style>
    <style:style style:name="ce128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29" style:family="table-cell" style:parent-style-name="Default" style:data-style-name="N36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30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31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32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33" style:family="table-cell" style:parent-style-name="Excel_32_Built-in_32_Normal" style:data-style-name="N44">
      <style:table-cell-properties style:vertical-align="middle" fo:background-color="transparent"/>
      <style:text-properties style:font-name="Abyssinica SIL" style:font-name-asian="Abyssinica SIL" style:font-name-complex="Abyssinica SIL" fo:font-size="9pt" style:font-size-asian="9pt" style:font-size-complex="9pt"/>
    </style:style>
    <style:style style:name="ce134" style:family="table-cell" style:parent-style-name="Default" style:data-style-name="N39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35" style:family="table-cell" style:parent-style-name="Default" style:data-style-name="N0">
      <style:text-properties fo:font-size="9pt" style:font-size-asian="9pt" style:font-size-complex="9pt"/>
    </style:style>
    <style:style style:name="ce136" style:family="table-cell" style:parent-style-name="Default" style:data-style-name="N0">
      <style:table-cell-properties fo:border-top="2pt solid #000000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37" style:family="table-cell" style:parent-style-name="Default" style:data-style-name="N36">
      <style:table-cell-properties fo:border-top="2pt solid #000000" fo:border-bottom="none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/>
    </style:style>
    <style:style style:name="ce138" style:family="table-cell" style:parent-style-name="Default" style:data-style-name="N36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39" style:family="table-cell" style:parent-style-name="Default" style:data-style-name="N0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40" style:family="table-cell" style:parent-style-name="Default" style:data-style-name="N0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41" style:family="table-cell" style:parent-style-name="Default" style:data-style-name="N0">
      <style:table-cell-properties fo:border-top="2pt solid #000000" fo:border-bottom="none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42" style:family="table-cell" style:parent-style-name="Default" style:data-style-name="N0">
      <style:table-cell-properties fo:border-top="none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4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44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45" style:family="table-cell" style:parent-style-name="Default" style:data-style-name="N0">
      <style:table-cell-properties fo:border-top="none" fo:border-bottom="2pt solid #000000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46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fo:font-size="9pt" style:font-size-asian="9pt" style:font-size-complex="9pt"/>
    </style:style>
    <style:style style:name="ce147" style:family="table-cell" style:parent-style-name="Default" style:data-style-name="N36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48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49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50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51" style:family="table-cell" style:parent-style-name="Default" style:data-style-name="N37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52" style:family="table-cell" style:parent-style-name="Default" style:data-style-name="N38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53" style:family="table-cell" style:parent-style-name="Default" style:data-style-name="N39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54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55" style:family="table-cell" style:parent-style-name="Default" style:data-style-name="N0">
      <style:table-cell-properties fo:border-top="2pt solid #000000" fo:border-bottom="none" fo:border-left="2pt solid #000000" fo:border-right="none" style:vertical-align="middle"/>
      <style:text-properties fo:font-size="9pt" style:font-size-asian="9pt" style:font-size-complex="9pt" fo:font-weight="bold" style:font-weight-asian="bold" style:font-weight-complex="bold"/>
    </style:style>
    <style:style style:name="ce156" style:family="table-cell" style:parent-style-name="Default" style:data-style-name="N36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57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58" style:family="table-cell" style:parent-style-name="Default" style:data-style-name="N38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59" style:family="table-cell" style:parent-style-name="Default" style:data-style-name="N40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60" style:family="table-cell" style:parent-style-name="Default" style:data-style-name="N40">
      <style:table-cell-properties fo:border-top="2pt solid #000000" fo:border-bottom="none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61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62" style:family="table-cell" style:parent-style-name="Default" style:data-style-name="N39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63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64" style:family="table-cell" style:parent-style-name="Default" style:data-style-name="N0">
      <style:table-cell-properties fo:border-top="none" fo:border-bottom="2pt solid #000000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65" style:family="table-cell" style:parent-style-name="Default" style:data-style-name="N36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166" style:family="table-cell" style:parent-style-name="Default" style:data-style-name="N41">
      <style:table-cell-properties fo:border-top="none" fo:border-bottom="2pt solid #000000" fo:border-left="none" fo:border-right="none" style:vertical-align="middle" fo:background-color="#E8F2A1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167" style:family="table-cell" style:parent-style-name="Default" style:data-style-name="N38">
      <style:table-cell-properties fo:border-top="none" fo:border-bottom="2pt solid #000000" fo:border-left="none" fo:border-right="none" style:vertical-align="middle" fo:background-color="#E8F2A1"/>
      <style:text-properties style:font-name="Abyssinica SIL" style:font-name-asian="Abyssinica SIL" style:font-name-complex="Abyssinica SIL" fo:font-size="9pt" style:font-size-asian="9pt" style:font-size-complex="9pt"/>
    </style:style>
    <style:style style:name="ce168" style:family="table-cell" style:parent-style-name="Default" style:data-style-name="N38">
      <style:table-cell-properties fo:border-top="none" fo:border-bottom="2pt solid #000000" fo:border-left="none" fo:border-right="none" style:vertical-align="middle" fo:background-color="#D4EA6B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69" style:family="table-cell" style:parent-style-name="Default" style:data-style-name="N39">
      <style:table-cell-properties fo:border-top="none" fo:border-bottom="2pt solid #000000" fo:border-left="none" fo:border-right="none" style:vertical-align="middle" fo:background-color="#FFD7D7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170" style:family="table-cell" style:parent-style-name="Default" style:data-style-name="N38">
      <style:table-cell-properties fo:border-top="none" fo:border-bottom="2pt solid #000000" fo:border-left="none" fo:border-right="none" style:vertical-align="middle" fo:background-color="#FFD7D7"/>
      <style:text-properties style:font-name="Abyssinica SIL" style:font-name-asian="Abyssinica SIL" style:font-name-complex="Abyssinica SIL" fo:font-size="9pt" style:font-size-asian="9pt" style:font-size-complex="9pt"/>
    </style:style>
    <style:style style:name="ce171" style:family="table-cell" style:parent-style-name="Default" style:data-style-name="N38">
      <style:table-cell-properties fo:border-top="none" fo:border-bottom="2pt solid #000000" fo:border-left="none" fo:border-right="none" style:vertical-align="middle" fo:background-color="#FFD7D7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72" style:family="table-cell" style:parent-style-name="Default" style:data-style-name="N0">
      <style:table-cell-properties fo:border-top="none" fo:border-bottom="2pt solid #000000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73" style:family="table-cell" style:parent-style-name="Default" style:data-style-name="N0">
      <style:table-cell-properties fo:border-top="2pt solid #000000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74" style:family="table-cell" style:parent-style-name="Default" style:data-style-name="N37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75" style:family="table-cell" style:parent-style-name="Default" style:data-style-name="N38">
      <style:table-cell-properties fo:border-top="2pt solid #000000" fo:border-bottom="none" fo:border-left="none" fo:border-right="none" style:vertical-align="middle" fo:background-color="transparent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76" style:family="table-cell" style:parent-style-name="Default" style:data-style-name="N39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77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78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79" style:family="table-cell" style:parent-style-name="Default" style:data-style-name="N43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80" style:family="table-cell" style:parent-style-name="Default" style:data-style-name="N0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81" style:family="table-cell" style:parent-style-name="Default" style:data-style-name="N38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182" style:family="table-cell" style:parent-style-name="Default" style:data-style-name="N44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83" style:family="table-cell" style:parent-style-name="Default" style:data-style-name="N41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84" style:family="table-cell" style:parent-style-name="Default" style:data-style-name="N40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85" style:family="table-cell" style:parent-style-name="Default" style:data-style-name="N37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86" style:family="table-cell" style:parent-style-name="Default" style:data-style-name="N39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87" style:family="table-cell" style:parent-style-name="Default" style:data-style-name="N38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88" style:family="table-cell" style:parent-style-name="Default" style:data-style-name="N37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89" style:family="table-cell" style:parent-style-name="Default" style:data-style-name="N40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90" style:family="table-cell" style:parent-style-name="Default" style:data-style-name="N37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91" style:family="table-cell" style:parent-style-name="Default" style:data-style-name="N40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92" style:family="table-cell" style:parent-style-name="Default" style:data-style-name="N38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93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194" style:family="table-cell" style:parent-style-name="Default" style:data-style-name="N44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95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96" style:family="table-cell" style:parent-style-name="Default" style:data-style-name="N0">
      <style:table-cell-properties fo:border-top="none" fo:border-bottom="2pt solid #000000" fo:border-left="2pt solid #000000" fo:border-right="none" style:vertical-align="middle"/>
      <style:text-properties fo:font-size="9pt" style:font-size-asian="9pt" style:font-size-complex="9pt"/>
    </style:style>
    <style:style style:name="ce197" style:family="table-cell" style:parent-style-name="Default" style:data-style-name="N36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98" style:family="table-cell" style:parent-style-name="Default" style:data-style-name="N41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99" style:family="table-cell" style:parent-style-name="Default" style:data-style-name="N36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00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01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02" style:family="table-cell" style:parent-style-name="Default" style:data-style-name="N41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03" style:family="table-cell" style:parent-style-name="Default" style:data-style-name="N40">
      <style:table-cell-properties fo:border-top="2pt solid #000000" fo:border-bottom="none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04" style:family="table-cell" style:parent-style-name="Default" style:data-style-name="N44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205" style:family="table-cell" style:parent-style-name="Default" style:data-style-name="N14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06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207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08" style:family="table-cell" style:parent-style-name="Default" style:data-style-name="N44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209" style:family="table-cell" style:parent-style-name="Default" style:data-style-name="N39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210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211" style:family="table-cell" style:parent-style-name="Default" style:data-style-name="N0">
      <style:table-cell-properties fo:border-top="2pt solid #000000" fo:border-bottom="none" fo:border-left="none" fo:border-right="none"/>
      <style:text-properties fo:font-size="9pt" style:font-size-asian="9pt" style:font-size-complex="9pt"/>
    </style:style>
    <style:style style:name="ce212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213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14" style:family="table-cell" style:parent-style-name="Default" style:data-style-name="N41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15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16" style:family="table-cell" style:parent-style-name="Default" style:data-style-name="N42">
      <style:table-cell-properties fo:border-top="none" fo:border-bottom="none" fo:border-left="2pt solid #000000" fo:border-right="none" style:vertical-align="middle"/>
      <style:text-properties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217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18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19" style:family="table-cell" style:parent-style-name="Default" style:data-style-name="N39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20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221" style:family="table-cell" style:parent-style-name="Default" style:data-style-name="N39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22" style:family="table-cell" style:parent-style-name="Default" style:data-style-name="N38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23" style:family="table-cell" style:parent-style-name="Default" style:data-style-name="N37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24" style:family="table-cell" style:parent-style-name="Default" style:data-style-name="N37">
      <style:table-cell-properties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2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26" style:family="table-cell" style:parent-style-name="Default" style:data-style-name="N37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start" fo:margin-lef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27" style:family="table-cell" style:parent-style-name="Default" style:data-style-name="N45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start" fo:margin-lef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28" style:family="table-cell" style:parent-style-name="Default" style:data-style-name="N45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29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230" style:family="table-cell" style:parent-style-name="Default" style:data-style-name="N45">
      <style:table-cell-properties style:vertical-align="middle" fo:background-color="transparent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31" style:family="table-cell" style:parent-style-name="Default" style:data-style-name="N46">
      <style:table-cell-properties style:vertical-align="middle"/>
      <style:text-properties style:font-name="Abyssinica SIL" style:font-name-asian="Abyssinica SIL" style:font-name-complex="Abyssinica SIL"/>
    </style:style>
    <style:style style:name="ce232" style:family="table-cell" style:parent-style-name="Default" style:data-style-name="N4">
      <style:table-cell-properties style:vertical-align="middle"/>
      <style:text-properties style:font-name="Abyssinica SIL" style:font-name-asian="Abyssinica SIL" style:font-name-complex="Abyssinica SIL"/>
    </style:style>
    <style:style style:name="ce233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/>
    </style:style>
    <style:style style:name="ce234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/>
    </style:style>
    <style:style style:name="ce235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/>
    </style:style>
    <style:style style:name="ce236" style:family="table-cell" style:parent-style-name="Default" style:data-style-name="N41">
      <style:table-cell-properties style:vertical-align="automatic" style:repeat-content="false"/>
      <style:paragraph-properties fo:text-align="end" fo:margin-right="0cm"/>
    </style:style>
    <style:style style:name="ce237" style:family="table-cell" style:parent-style-name="Default" style:data-style-name="N40"/>
    <style:style style:name="ce238" style:family="table-cell" style:parent-style-name="Excel_32_Built-in_32_Normal" style:data-style-name="N41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10pt" style:font-size-asian="10pt" style:font-size-complex="10pt" fo:font-weight="bold" style:font-weight-asian="bold" style:font-weight-complex="bold"/>
    </style:style>
    <style:style style:name="ce239" style:family="table-cell" style:parent-style-name="Excel_32_Built-in_32_Normal" style:data-style-name="N38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10pt" style:font-size-asian="10pt" style:font-size-complex="10pt" fo:font-weight="bold" style:font-weight-asian="bold" style:font-weight-complex="bold"/>
    </style:style>
    <style:style style:name="ce240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/>
    </style:style>
    <style:style style:name="ce24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42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243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44" style:family="table-cell" style:parent-style-name="Default" style:data-style-name="N38">
      <style:table-cell-properties fo:border-top="2pt solid #000000" fo:border-bottom="none" fo:border-left="2pt solid #000000" fo:border-right="2pt solid #000000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45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46" style:family="table-cell" style:parent-style-name="Default" style:data-style-name="N36">
      <style:table-cell-properties fo:border-top="2pt solid #000000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47" style:family="table-cell" style:parent-style-name="Default" style:data-style-name="N36">
      <style:table-cell-properties fo:border-top="2pt solid #000000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48" style:family="table-cell" style:parent-style-name="Default" style:data-style-name="N0">
      <style:table-cell-properties fo:border-top="2pt solid #000000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49" style:family="table-cell" style:parent-style-name="Default" style:data-style-name="N0">
      <style:table-cell-properties fo:border-top="2pt solid #000000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50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51" style:family="table-cell" style:parent-style-name="Default" style:data-style-name="N0">
      <style:table-cell-properties fo:border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52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53" style:family="table-cell" style:parent-style-name="Default" style:data-style-name="N0">
      <style:table-cell-properties fo:border-top="none" fo:border-bottom="2pt solid #000000" fo:border-left="2pt solid #000000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54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55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56" style:family="table-cell" style:parent-style-name="Default" style:data-style-name="N0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257" style:family="table-cell" style:parent-style-name="Default" style:data-style-name="N37">
      <style:table-cell-properties fo:border-top="none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58" style:family="table-cell" style:parent-style-name="Default" style:data-style-name="N38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59" style:family="table-cell" style:parent-style-name="Default" style:data-style-name="N0">
      <style:table-cell-properties fo:border-top="none" fo:border-bottom="none" fo:border-left="2pt solid #000000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60" style:family="table-cell" style:parent-style-name="Default" style:data-style-name="N40">
      <style:table-cell-properties fo:border-top="none" fo:border-bottom="none" fo:border-left="2pt solid #000000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61" style:family="table-cell" style:parent-style-name="Default" style:data-style-name="N40">
      <style:table-cell-properties fo:border-top="none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62" style:family="table-cell" style:parent-style-name="Default" style:data-style-name="N39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63" style:family="table-cell" style:parent-style-name="Default" style:data-style-name="N38">
      <style:table-cell-properties fo:border-top="2pt solid #000000" fo:border-bottom="none" fo:border-left="none" fo:border-right="2pt solid #000000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64" style:family="table-cell" style:parent-style-name="Default" style:data-style-name="N37">
      <style:table-cell-properties fo:border-top="2pt solid #000000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65" style:family="table-cell" style:parent-style-name="Default" style:data-style-name="N38">
      <style:table-cell-properties fo:border-top="2pt solid #000000" fo:border-bottom="none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66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67" style:family="table-cell" style:parent-style-name="Default" style:data-style-name="N36">
      <style:table-cell-properties fo:border-top="none" fo:border-bottom="2pt solid #000000" fo:border-left="none" fo:border-right="2pt solid #000000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8pt" style:font-size-asian="8pt" style:font-size-complex="8pt"/>
    </style:style>
    <style:style style:name="ce268" style:family="table-cell" style:parent-style-name="Default" style:data-style-name="N38">
      <style:table-cell-properties fo:border-top="none" fo:border-bottom="2pt solid #000000" fo:border-left="none" fo:border-right="2pt solid #000000" style:vertical-align="middle" fo:background-color="#D4EA6B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69" style:family="table-cell" style:parent-style-name="Default" style:data-style-name="N38">
      <style:table-cell-properties fo:border-top="none" fo:border-bottom="2pt solid #000000" fo:border-left="none" fo:border-right="2pt solid #000000" style:vertical-align="middle" fo:background-color="#FFD7D7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70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71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72" style:family="table-cell" style:parent-style-name="Default" style:data-style-name="N47">
      <style:table-cell-properties fo:border-top="2pt solid #000000" fo:border-bottom="none" fo:border-left="2pt solid #000000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73" style:family="table-cell" style:parent-style-name="Default" style:data-style-name="N39">
      <style:table-cell-properties fo:border-top="2pt solid #000000" fo:border-bottom="none" fo:border-left="none" fo:border-right="2pt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74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75" style:family="table-cell" style:parent-style-name="Default" style:data-style-name="N37">
      <style:table-cell-properties fo:border-top="none" fo:border-bottom="2pt solid #000000" fo:border-left="2pt solid #000000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76" style:family="table-cell" style:parent-style-name="Default" style:data-style-name="N38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77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78" style:family="table-cell" style:parent-style-name="Default" style:data-style-name="N0">
      <style:table-cell-properties fo:border-top="2pt solid #000000" fo:border-bottom="none" fo:border-left="none" fo:border-right="2pt solid #000000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279" style:family="table-cell" style:parent-style-name="Default" style:data-style-name="N37">
      <style:table-cell-properties fo:border-top="2pt solid #000000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80" style:family="table-cell" style:parent-style-name="Default" style:data-style-name="N38">
      <style:table-cell-properties fo:border-top="2pt solid #000000" fo:border-bottom="none" fo:border-left="none" fo:border-right="2pt solid #000000" style:vertical-align="middle" fo:background-color="transparent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81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82" style:family="table-cell" style:parent-style-name="Default" style:data-style-name="N41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283" style:family="table-cell" style:parent-style-name="Default" style:data-style-name="N37">
      <style:table-cell-properties fo:border-top="none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84" style:family="table-cell" style:parent-style-name="Default" style:data-style-name="N47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85" style:family="table-cell" style:parent-style-name="Default" style:data-style-name="N40">
      <style:table-cell-properties fo:border-top="2pt solid #000000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86" style:family="table-cell" style:parent-style-name="Default" style:data-style-name="N39">
      <style:table-cell-properties fo:border-top="2pt solid #000000" fo:border-bottom="none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87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88" style:family="table-cell" style:parent-style-name="Default" style:data-style-name="N44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89" style:family="table-cell" style:parent-style-name="Default" style:data-style-name="N38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290" style:family="table-cell" style:parent-style-name="Default" style:data-style-name="N38">
      <style:table-cell-properties fo:border-top="none" fo:border-bottom="2pt solid #000000" fo:border-left="none" fo:border-right="2pt solid #000000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291" style:family="table-cell" style:parent-style-name="Default" style:data-style-name="N37">
      <style:table-cell-properties fo:border-top="none" fo:border-bottom="2pt solid #000000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92" style:family="table-cell" style:parent-style-name="Default" style:data-style-name="N0">
      <style:table-cell-properties fo:border-top="none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293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294" style:family="table-cell" style:parent-style-name="Default" style:data-style-name="N44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95" style:family="table-cell" style:parent-style-name="Default" style:data-style-name="N41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96" style:family="table-cell" style:parent-style-name="Default" style:data-style-name="N36">
      <style:table-cell-properties fo:border-top="none" fo:border-bottom="none" fo:border-left="2pt solid #000000" fo:border-right="none" style:vertical-align="middle" style:repeat-content="false"/>
      <style:paragraph-properties fo:text-align="start" fo:margin-lef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97" style:family="table-cell" style:parent-style-name="Default" style:data-style-name="N47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98" style:family="table-cell" style:parent-style-name="Default" style:data-style-name="N38">
      <style:table-cell-properties fo:border-top="2pt solid #000000" fo:border-bottom="none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99" style:family="table-cell" style:parent-style-name="Default" style:data-style-name="N38">
      <style:table-cell-properties fo:border-top="none" fo:border-bottom="2pt solid #000000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300" style:family="table-cell" style:parent-style-name="Default" style:data-style-name="N47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301" style:family="table-cell" style:parent-style-name="Default" style:data-style-name="N47">
      <style:table-cell-properties style:vertical-align="middle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302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03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04" style:family="table-cell" style:parent-style-name="Default" style:data-style-name="N0">
      <style:table-cell-properties fo:border-top="none" fo:border-bottom="none" fo:border-left="2pt solid #000000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05" style:family="table-cell" style:parent-style-name="Default" style:data-style-name="N45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06" style:family="table-cell" style:parent-style-name="Default" style:data-style-name="N45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1pt" style:font-size-asian="11pt" style:font-size-complex="11pt" fo:font-weight="bold" style:font-weight-asian="bold" style:font-weight-complex="bold"/>
    </style:style>
    <style:style style:name="ce307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 fo:font-size="11pt" style:font-size-asian="11pt" style:font-size-complex="11pt"/>
    </style:style>
    <style:style style:name="ce308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09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/>
    </style:style>
    <style:style style:name="ce310" style:family="table-cell" style:parent-style-name="Default" style:data-style-name="N47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311" style:family="table-cell" style:parent-style-name="Default" style:data-style-name="N45">
      <style:table-cell-properties style:vertical-align="middle"/>
      <style:text-properties style:font-name="Abyssinica SIL" style:font-name-asian="Abyssinica SIL" style:font-name-complex="Abyssinica SIL" fo:font-size="12pt" style:font-size-asian="12pt" style:font-size-complex="12pt" fo:font-weight="bold" style:font-weight-asian="bold" style:font-weight-complex="bold"/>
    </style:style>
    <style:style style:name="ce312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size="12pt" style:font-size-asian="12pt" style:font-size-complex="12pt" fo:font-weight="bold" style:font-weight-asian="bold" style:font-weight-complex="bold"/>
    </style:style>
    <style:style style:name="ce313" style:family="table-cell" style:parent-style-name="Default" style:data-style-name="N45">
      <style:table-cell-properties style:vertical-align="middle"/>
      <style:text-properties style:font-name="Abyssinica SIL" style:font-name-asian="Abyssinica SIL" style:font-name-complex="Abyssinica SIL"/>
    </style:style>
    <style:style style:name="ce314" style:family="table-cell" style:parent-style-name="Default" style:data-style-name="N45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/>
    </style:style>
    <style:style style:name="ce315" style:family="table-cell" style:parent-style-name="Default" style:data-style-name="N0">
      <style:table-cell-properties fo:border="2pt solid #000000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16" style:family="table-cell" style:parent-style-name="Default" style:data-style-name="N45">
      <style:table-cell-properties fo:border-top="2pt solid #000000" fo:border-bottom="2pt solid #000000" fo:border-left="none" fo:border-right="none" style:vertical-align="middle"/>
      <style:text-properties style:font-name="Abyssinica SIL" style:font-name-asian="Abyssinica SIL" style:font-name-complex="Abyssinica SIL" fo:font-size="11pt" style:font-size-asian="11pt" style:font-size-complex="11pt" fo:font-weight="bold" style:font-weight-asian="bold" style:font-weight-complex="bold"/>
    </style:style>
    <style:style style:name="ce317" style:family="table-cell" style:parent-style-name="Default" style:data-style-name="N45">
      <style:table-cell-properties fo:border-top="2pt solid #000000" fo:border-bottom="2pt solid #000000" fo:border-left="none" fo:border-right="2pt solid #000000" style:vertical-align="middle"/>
      <style:text-properties style:font-name="Abyssinica SIL" style:font-name-asian="Abyssinica SIL" style:font-name-complex="Abyssinica SIL" fo:font-size="11pt" style:font-size-asian="11pt" style:font-size-complex="11pt" fo:font-weight="bold" style:font-weight-asian="bold" style:font-weight-complex="bold"/>
    </style:style>
    <style:style style:name="ce318" style:family="table-cell" style:parent-style-name="Default" style:data-style-name="N41">
      <style:table-cell-properties fo:border-top="2pt solid #000000" fo:border-bottom="none" fo:border-left="none" fo:border-right="2pt solid #000000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319" style:family="table-cell" style:parent-style-name="Default" style:data-style-name="N40">
      <style:table-cell-properties fo:border-top="2pt solid #000000" fo:border-bottom="none" fo:border-left="2pt solid #000000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320" style:family="table-cell" style:parent-style-name="Default" style:data-style-name="N48">
      <style:table-cell-properties fo:border-top="none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21" style:family="table-cell" style:parent-style-name="Default" style:data-style-name="N36">
      <style:table-cell-properties style:vertical-align="middle"/>
      <style:text-properties style:font-name="Abyssinica SIL" style:font-name-asian="Abyssinica SIL" style:font-name-complex="Abyssinica SIL" fo:font-size="11pt" style:font-size-asian="11pt" style:font-size-complex="11pt" style:text-underline-style="solid" style:text-underline-type="single"/>
    </style:style>
    <style:style style:name="ce322" style:family="table-cell" style:parent-style-name="Default" style:data-style-name="N44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1pt" style:font-size-asian="11pt" style:font-size-complex="11pt" style:text-underline-style="solid" style:text-underline-type="single"/>
    </style:style>
    <style:style style:name="ce323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size="11pt" style:font-size-asian="11pt" style:font-size-complex="11pt" style:text-underline-style="solid" style:text-underline-type="single"/>
    </style:style>
    <style:style style:name="ce324" style:family="table-cell" style:parent-style-name="Default" style:data-style-name="N41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325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 fo:font-size="11pt" style:font-size-asian="11pt" style:font-size-complex="11pt" style:text-underline-style="solid" style:text-underline-type="single"/>
    </style:style>
    <style:style style:name="ce326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327" style:family="table-cell" style:parent-style-name="Default" style:data-style-name="N38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11pt" style:font-size-asian="11pt" style:font-size-complex="11pt" style:text-underline-style="solid" style:text-underline-type="single"/>
    </style:style>
    <style:style style:name="ce328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329" style:family="table-cell" style:parent-style-name="Default" style:data-style-name="N0">
      <style:text-properties fo:font-size="8pt" style:font-size-asian="8pt" style:font-size-complex="8pt"/>
    </style:style>
    <style:style style:name="ce330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31" style:family="table-cell" style:parent-style-name="Default" style:data-style-name="N47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33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333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334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335" style:family="table-cell" style:parent-style-name="Default" style:data-style-name="N0">
      <style:table-cell-properties style:vertical-align="middle"/>
      <style:text-properties fo:font-size="9pt" style:font-size-asian="9pt" style:font-size-complex="9pt"/>
    </style:style>
    <style:style style:name="ce336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337" style:family="table-cell" style:parent-style-name="Default" style:data-style-name="N0">
      <style:table-cell-properties style:vertical-align="middle"/>
      <style:text-properties fo:font-size="9pt" style:font-size-asian="9pt" style:font-size-complex="9pt" fo:font-weight="bold" style:font-weight-asian="bold" style:font-weight-complex="bold"/>
    </style:style>
    <style:style style:name="ce338" style:family="table-cell" style:parent-style-name="Default" style:data-style-name="N45">
      <style:table-cell-properties style:vertical-align="middle"/>
      <style:text-properties fo:font-size="9pt" style:font-size-asian="9pt" style:font-size-complex="9pt" fo:font-weight="bold" style:font-weight-asian="bold" style:font-weight-complex="bold"/>
    </style:style>
    <style:style style:name="ce339" style:family="table-cell" style:parent-style-name="Default" style:data-style-name="N45">
      <style:table-cell-properties style:vertical-align="middle"/>
      <style:text-properties fo:font-size="9pt" style:font-size-asian="9pt" style:font-size-complex="9pt"/>
    </style:style>
    <style:style style:name="ce340" style:family="table-cell" style:parent-style-name="Default" style:data-style-name="N45">
      <style:table-cell-properties style:vertical-align="middle" fo:background-color="transparent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41" style:family="table-cell" style:parent-style-name="Default" style:data-style-name="N42">
      <style:table-cell-properties style:vertical-align="middle"/>
      <style:text-properties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42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43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4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345" style:family="table-cell" style:parent-style-name="Default" style:data-style-name="N48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4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8pt" style:font-size-asian="8pt" style:font-size-complex="8pt"/>
    </style:style>
    <style:style style:name="ce347" style:family="table-cell" style:parent-style-name="Default" style:data-style-name="N49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348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49" style:family="table-cell" style:parent-style-name="Default" style:data-style-name="N38">
      <style:table-cell-properties fo:border-top="2pt solid #000000" fo:border-bottom="none" fo:border-left="2pt solid #000000" fo:border-right="2pt solid #000000"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50" style:family="table-cell" style:parent-style-name="Default" style:data-style-name="N37">
      <style:table-cell-properties fo:border="2pt solid #000000"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51" style:family="table-cell" style:parent-style-name="Default" style:data-style-name="N45">
      <style:table-cell-properties fo:border-top="none" fo:border-bottom="2pt solid #000000" fo:border-left="2pt solid #000000" fo:border-right="none" style:vertical-align="middle" fo:background-color="transparent" style:repeat-content="false"/>
      <style:paragraph-properties fo:text-align="start" fo:margin-lef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52" style:family="table-cell" style:parent-style-name="Default" style:data-style-name="N37">
      <style:table-cell-properties fo:border-top="2pt solid #000000" fo:border-bottom="none" fo:border-left="2pt solid #000000" fo:border-right="none"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53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54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355" style:family="table-cell" style:parent-style-name="Default" style:data-style-name="N50">
      <style:table-cell-properties fo:border="2pt solid #000000" style:vertical-align="middle" fo:background-color="transparent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356" style:family="table-cell" style:parent-style-name="Default" style:data-style-name="N50">
      <style:table-cell-properties fo:border-top="2pt solid #000000" fo:border-bottom="2pt solid #000000" fo:border-left="2pt solid #000000" fo:border-right="none" style:vertical-align="middle" fo:background-color="transparent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357" style:family="table-cell" style:parent-style-name="Default" style:data-style-name="N39">
      <style:table-cell-properties fo:border-top="2pt solid #000000" fo:border-bottom="2pt solid #000000" fo:border-left="none" fo:border-right="2pt solid #000000" style:vertical-align="middle" fo:background-color="transparent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358" style:family="table-cell" style:parent-style-name="Default" style:data-style-name="N40">
      <style:table-cell-properties fo:border-top="none" fo:border-bottom="2pt solid #000000" fo:border-left="2pt solid #000000" fo:border-right="2pt solid #000000"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359" style:family="table-cell" style:parent-style-name="Default" style:data-style-name="N45">
      <style:table-cell-properties fo:border="2pt solid #000000"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60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361" style:family="table-cell" style:parent-style-name="Default" style:data-style-name="N38">
      <style:table-cell-properties fo:border-top="2pt solid #000000" fo:border-bottom="none" fo:border-left="2pt solid #000000" fo:border-right="none"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62" style:family="table-cell" style:parent-style-name="Default" style:data-style-name="N38">
      <style:table-cell-properties fo:border-top="2pt solid #000000" fo:border-bottom="none" fo:border-left="none" fo:border-right="2pt solid #000000"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63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64" style:family="table-cell" style:parent-style-name="Default" style:data-style-name="N45">
      <style:table-cell-properties fo:border-top="none" fo:border-bottom="none" fo:border-left="2pt solid #000000" fo:border-right="none" style:vertical-align="middle" fo:background-color="transparent"/>
      <style:text-properties style:font-name="Abyssinica SIL" style:font-name-asian="Abyssinica SIL" style:font-name-complex="Abyssinica SIL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365" style:family="table-cell" style:parent-style-name="Default" style:data-style-name="N0"/>
    <style:style style:name="ce366" style:family="table-cell" style:parent-style-name="Default" style:data-style-name="N4">
      <style:table-cell-properties fo:border-top="thin solid #000000" fo:border-bottom="none" fo:border-left="none" fo:border-right="none"/>
    </style:style>
    <style:style style:name="ce367" style:family="table-cell" style:parent-style-name="Default" style:data-style-name="N0">
      <style:table-cell-properties fo:background-color="transparent"/>
    </style:style>
    <style:style style:name="ce368" style:family="table-cell" style:parent-style-name="Default" style:data-style-name="N4"/>
    <style:style style:name="ce369" style:family="table-cell" style:parent-style-name="Default" style:data-style-name="N4">
      <style:table-cell-properties fo:border-top="none" fo:border-bottom="none" fo:border-left="2pt solid #000000" fo:border-right="none"/>
    </style:style>
    <style:style style:name="ce370" style:family="table-cell" style:parent-style-name="Default" style:data-style-name="N0"/>
    <style:style style:name="ce371" style:family="table-cell" style:parent-style-name="Default" style:data-style-name="N4">
      <style:table-cell-properties fo:border-top="none" fo:border-bottom="none" fo:border-left="none" fo:border-right="2pt solid #000000"/>
    </style:style>
    <style:style style:name="ce372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373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374" style:family="table-cell" style:parent-style-name="Default" style:data-style-name="N4">
      <style:table-cell-properties fo:border-top="none" fo:border-bottom="2pt solid #000000" fo:border-left="none" fo:border-right="2pt solid #000000"/>
    </style:style>
    <style:style style:name="ce375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376" style:family="table-cell" style:parent-style-name="Default" style:data-style-name="N4">
      <style:table-cell-properties fo:border-top="2pt solid #000000" fo:border-bottom="none" fo:border-left="none" fo:border-right="none"/>
    </style:style>
    <style:style style:name="ce377" style:family="table-cell" style:parent-style-name="Default" style:data-style-name="N4">
      <style:table-cell-properties fo:border-top="2pt solid #000000" fo:border-bottom="none" fo:border-left="none" fo:border-right="2pt solid #000000"/>
      <style:text-properties fo:font-weight="bold" style:font-weight-asian="bold" style:font-weight-complex="bold"/>
    </style:style>
    <style:style style:name="ce378" style:family="table-cell" style:parent-style-name="Default" style:data-style-name="N4">
      <style:table-cell-properties fo:border-top="thin solid #000000" fo:border-bottom="none" fo:border-left="2pt solid #000000" fo:border-right="none"/>
    </style:style>
    <style:style style:name="ce379" style:family="table-cell" style:parent-style-name="Default" style:data-style-name="N4">
      <style:table-cell-properties fo:border-top="thin solid #000000" fo:border-bottom="none" fo:border-left="none" fo:border-right="2pt solid #000000"/>
    </style:style>
    <style:style style:name="ce380" style:family="table-cell" style:parent-style-name="Default" style:data-style-name="N4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381" style:family="table-cell" style:parent-style-name="Default" style:data-style-name="N0">
      <style:text-properties fo:font-weight="bold" style:font-weight-asian="bold" style:font-weight-complex="bold"/>
    </style:style>
    <style:style style:name="ce382" style:family="table-cell" style:parent-style-name="Default" style:data-style-name="N4">
      <style:text-properties fo:font-weight="bold" style:font-weight-asian="bold" style:font-weight-complex="bold"/>
    </style:style>
    <style:style style:name="ce383" style:family="table-cell" style:parent-style-name="Default" style:data-style-name="N0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384" style:family="table-cell" style:parent-style-name="Default" style:data-style-name="N4">
      <style:table-cell-properties fo:border-top="none" fo:border-bottom="none" fo:border-left="2pt solid #000000" fo:border-right="none" fo:background-color="transparent"/>
      <style:text-properties style:font-name="Calibri" style:font-name-asian="Calibri" style:font-name-complex="Calibri" style:font-family-generic="swiss"/>
    </style:style>
    <style:style style:name="ce385" style:family="table-cell" style:parent-style-name="Default" style:data-style-name="N0">
      <style:table-cell-properties fo:border-top="none" fo:border-bottom="none" fo:border-left="2pt solid #000000" fo:border-right="none" fo:background-color="transparent"/>
      <style:text-properties style:font-name="Calibri" style:font-name-asian="Calibri" style:font-name-complex="Calibri" style:font-family-generic="swiss"/>
    </style:style>
    <style:style style:name="ce386" style:family="table-cell" style:parent-style-name="Default" style:data-style-name="N4"/>
    <style:style style:name="ce387" style:family="table-cell" style:parent-style-name="Default" style:data-style-name="N0">
      <style:table-cell-properties fo:border-top="none" fo:border-bottom="none" fo:border-left="2pt solid #000000" fo:border-right="none" fo:background-color="transparent"/>
    </style:style>
    <style:style style:name="ce388" style:family="table-cell" style:parent-style-name="Default" style:data-style-name="N0">
      <style:table-cell-properties fo:border-top="none" fo:border-bottom="none" fo:border-left="2pt solid #000000" fo:border-right="none" fo:background-color="transparent"/>
      <style:text-properties fo:font-weight="bold" style:font-weight-asian="bold" style:font-weight-complex="bold"/>
    </style:style>
    <style:style style:name="ce389" style:family="table-cell" style:parent-style-name="Default" style:data-style-name="N0">
      <style:table-cell-properties fo:border-top="none" fo:border-bottom="2pt solid #000000" fo:border-left="2pt solid #000000" fo:border-right="none" fo:background-color="transparent"/>
    </style:style>
    <style:style style:name="ce390" style:family="table-cell" style:parent-style-name="Default" style:data-style-name="N0">
      <style:table-cell-properties fo:border-top="2pt solid #000000" fo:border-bottom="none" fo:border-left="2pt solid #000000" fo:border-right="none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9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00" style:repeat-content="false"/>
      <style:paragraph-properties fo:text-align="end" fo:margin-right="0cm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392" style:family="table-cell" style:parent-style-name="Default" style:data-style-name="N4">
      <style:table-cell-properties fo:border-top="none" fo:border-bottom="thin solid #000000" fo:border-left="none" fo:border-right="none" fo:background-color="#FFFF00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 Black" style:font-name-asian="Arial Black" style:font-name-complex="Arial Black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 Black" style:font-name-asian="Arial Black" style:font-name-complex="Arial Black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947708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1.957916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.74625cm"/>
    </style:style>
    <style:style style:name="co8" style:family="table-column">
      <style:table-column-properties fo:break-before="auto" style:column-width="6.21770833333333cm"/>
    </style:style>
    <style:style style:name="co9" style:family="table-column">
      <style:table-column-properties fo:break-before="auto" style:column-width="6.95854166666667cm"/>
    </style:style>
    <style:style style:name="co10" style:family="table-column">
      <style:table-column-properties fo:break-before="auto" style:column-width="1.37583333333333cm"/>
    </style:style>
    <style:style style:name="co11" style:family="table-column">
      <style:table-column-properties fo:break-before="auto" style:column-width="6.985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2.09020833333333cm"/>
    </style:style>
    <style:style style:name="co14" style:family="table-column">
      <style:table-column-properties fo:break-before="auto" style:column-width="5.92666666666667cm"/>
    </style:style>
    <style:style style:name="co15" style:family="table-column">
      <style:table-column-properties fo:break-before="auto" style:column-width="1.190625cm"/>
    </style:style>
    <style:style style:name="co16" style:family="table-column">
      <style:table-column-properties fo:break-before="auto" style:column-width="2.32833333333333cm"/>
    </style:style>
    <style:style style:name="co17" style:family="table-column">
      <style:table-column-properties fo:break-before="auto" style:column-width="1.87854166666667cm"/>
    </style:style>
    <style:style style:name="co18" style:family="table-column">
      <style:table-column-properties fo:break-before="auto" style:column-width="1.64041666666667cm" style:use-optimal-column-width="true"/>
    </style:style>
    <style:style style:name="co19" style:family="table-column">
      <style:table-column-properties fo:break-before="auto" style:column-width="5.3975cm"/>
    </style:style>
    <style:style style:name="co20" style:family="table-column">
      <style:table-column-properties fo:break-before="auto" style:column-width="1.11125cm" style:use-optimal-column-width="true"/>
    </style:style>
    <style:style style:name="co21" style:family="table-column">
      <style:table-column-properties fo:break-before="auto" style:column-width="2.143125cm"/>
    </style:style>
    <style:style style:name="co22" style:family="table-column">
      <style:table-column-properties fo:break-before="auto" style:column-width="2.11666666666667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0.291041666666667cm"/>
    </style:style>
    <style:style style:name="co25" style:family="table-column">
      <style:table-column-properties fo:break-before="auto" style:column-width="1.74625cm" style:use-optimal-column-width="true"/>
    </style:style>
    <style:style style:name="co26" style:family="table-column">
      <style:table-column-properties fo:break-before="auto" style:column-width="6.13833333333333cm"/>
    </style:style>
    <style:style style:name="co27" style:family="table-column">
      <style:table-column-properties fo:break-before="auto" style:column-width="1.984375cm"/>
    </style:style>
    <style:style style:name="co28" style:family="table-column">
      <style:table-column-properties fo:break-before="auto" style:column-width="4.39208333333333cm"/>
    </style:style>
    <style:style style:name="co29" style:family="table-column">
      <style:table-column-properties fo:break-before="auto" style:column-width="5.476875cm"/>
    </style:style>
    <style:style style:name="co30" style:family="table-column">
      <style:table-column-properties fo:break-before="auto" style:column-width="1.56104166666667cm"/>
    </style:style>
    <style:style style:name="co31" style:family="table-column">
      <style:table-column-properties fo:break-before="auto" style:column-width="1.508125cm"/>
    </style:style>
    <style:style style:name="co32" style:family="table-column">
      <style:table-column-properties fo:break-before="auto" style:column-width="2.460625cm"/>
    </style:style>
    <style:style style:name="co33" style:family="table-column">
      <style:table-column-properties fo:break-before="auto" style:column-width="1.79916666666667cm"/>
    </style:style>
    <style:style style:name="co34" style:family="table-column">
      <style:table-column-properties fo:break-before="auto" style:column-width="0.846666666666667cm"/>
    </style:style>
    <style:style style:name="co35" style:family="table-column">
      <style:table-column-properties fo:break-before="auto" style:column-width="2.2225cm"/>
    </style:style>
    <style:style style:name="co36" style:family="table-column">
      <style:table-column-properties fo:break-before="auto" style:column-width="3.254375cm"/>
    </style:style>
    <style:style style:name="co37" style:family="table-column">
      <style:table-column-properties fo:break-before="auto" style:column-width="0.926041666666667cm"/>
    </style:style>
    <style:style style:name="co38" style:family="table-column">
      <style:table-column-properties fo:break-before="auto" style:column-width="2.09020833333333cm" style:use-optimal-column-width="true"/>
    </style:style>
    <style:style style:name="co39" style:family="table-column">
      <style:table-column-properties fo:break-before="auto" style:column-width="1.87854166666667cm" style:use-optimal-column-width="true"/>
    </style:style>
    <style:style style:name="co40" style:family="table-column">
      <style:table-column-properties fo:break-before="auto" style:column-width="2.56645833333333cm"/>
    </style:style>
    <style:style style:name="co41" style:family="table-column">
      <style:table-column-properties fo:break-before="auto" style:column-width="2.06375cm"/>
    </style:style>
    <style:style style:name="co42" style:family="table-column">
      <style:table-column-properties fo:break-before="auto" style:column-width="4.206875cm"/>
    </style:style>
    <style:style style:name="co43" style:family="table-column">
      <style:table-column-properties fo:break-before="auto" style:column-width="2.43416666666667cm" style:use-optimal-column-width="true"/>
    </style:style>
    <style:style style:name="co44" style:family="table-column">
      <style:table-column-properties fo:break-before="auto" style:column-width="1.13770833333333cm"/>
    </style:style>
    <style:style style:name="co45" style:family="table-column">
      <style:table-column-properties fo:break-before="auto" style:column-width="2.2225cm" style:use-optimal-column-width="true"/>
    </style:style>
    <style:style style:name="co46" style:family="table-column">
      <style:table-column-properties fo:break-before="auto" style:column-width="1.29645833333333cm"/>
    </style:style>
    <style:style style:name="co47" style:family="table-column">
      <style:table-column-properties fo:break-before="auto" style:column-width="1.00541666666667cm"/>
    </style:style>
    <style:style style:name="co48" style:family="table-column">
      <style:table-column-properties fo:break-before="auto" style:column-width="1.5875cm"/>
    </style:style>
    <style:style style:name="co49" style:family="table-column">
      <style:table-column-properties fo:break-before="auto" style:column-width="0.132291666666667cm"/>
    </style:style>
    <style:style style:name="co50" style:family="table-column">
      <style:table-column-properties fo:break-before="auto" style:column-width="1.05833333333333cm"/>
    </style:style>
    <style:style style:name="co51" style:family="table-column">
      <style:table-column-properties fo:break-before="auto" style:column-width="2.11666666666667cm" style:use-optimal-column-width="true"/>
    </style:style>
    <style:style style:name="co52" style:family="table-column">
      <style:table-column-properties fo:break-before="auto" style:column-width="1.48166666666667cm" style:use-optimal-column-width="true"/>
    </style:style>
    <style:style style:name="co53" style:family="table-column">
      <style:table-column-properties fo:break-before="auto" style:column-width="1.93145833333333cm"/>
    </style:style>
    <style:style style:name="co54" style:family="table-column">
      <style:table-column-properties fo:break-before="auto" style:column-width="2.01083333333333cm" style:use-optimal-column-width="true"/>
    </style:style>
    <style:style style:name="co55" style:family="table-column">
      <style:table-column-properties fo:break-before="auto" style:column-width="1.13770833333333cm" style:use-optimal-column-width="true"/>
    </style:style>
    <style:style style:name="co56" style:family="table-column">
      <style:table-column-properties fo:break-before="auto" style:column-width="1.93145833333333cm" style:use-optimal-column-width="true"/>
    </style:style>
    <style:style style:name="co57" style:family="table-column">
      <style:table-column-properties fo:break-before="auto" style:column-width="0.105833333333333cm"/>
    </style:style>
    <style:style style:name="co58" style:family="table-column">
      <style:table-column-properties fo:break-before="auto" style:column-width="0.79375cm"/>
    </style:style>
    <style:style style:name="co59" style:family="table-column">
      <style:table-column-properties fo:break-before="auto" style:column-width="1.825625cm"/>
    </style:style>
    <style:style style:name="co60" style:family="table-column">
      <style:table-column-properties fo:break-before="auto" style:column-width="1.349375cm"/>
    </style:style>
    <style:style style:name="co61" style:family="table-column">
      <style:table-column-properties fo:break-before="auto" style:column-width="2.67229166666667cm"/>
    </style:style>
    <style:style style:name="co62" style:family="table-column">
      <style:table-column-properties fo:break-before="auto" style:column-width="2.75166666666667cm"/>
    </style:style>
    <style:style style:name="co63" style:family="table-column">
      <style:table-column-properties fo:break-before="auto" style:column-width="2.936875cm"/>
    </style:style>
    <style:style style:name="co64" style:family="table-column">
      <style:table-column-properties fo:break-before="auto" style:column-width="0.3175cm"/>
    </style:style>
    <style:style style:name="co65" style:family="table-column">
      <style:table-column-properties fo:break-before="auto" style:column-width="1.42875cm"/>
    </style:style>
    <style:style style:name="co66" style:family="table-column">
      <style:table-column-properties fo:break-before="auto" style:column-width="1.16416666666667cm"/>
    </style:style>
    <style:style style:name="co67" style:family="table-column">
      <style:table-column-properties fo:break-before="auto" style:column-width="0.978958333333333cm"/>
    </style:style>
    <style:style style:name="co68" style:family="table-column">
      <style:table-column-properties fo:break-before="auto" style:column-width="1.45520833333333cm"/>
    </style:style>
    <style:style style:name="co69" style:family="table-column">
      <style:table-column-properties fo:break-before="auto" style:column-width="1.42875cm" style:use-optimal-column-width="true"/>
    </style:style>
    <style:style style:name="co70" style:family="table-column">
      <style:table-column-properties fo:break-before="auto" style:column-width="1.85208333333333cm"/>
    </style:style>
    <style:style style:name="co71" style:family="table-column">
      <style:table-column-properties fo:break-before="auto" style:column-width="1.45520833333333cm" style:use-optimal-column-width="true"/>
    </style:style>
    <style:style style:name="co72" style:family="table-column">
      <style:table-column-properties fo:break-before="auto" style:column-width="1.11125cm"/>
    </style:style>
    <style:style style:name="co73" style:family="table-column">
      <style:table-column-properties fo:break-before="auto" style:column-width="2.59291666666667cm" style:use-optimal-column-width="true"/>
    </style:style>
    <style:style style:name="co74" style:family="table-column">
      <style:table-column-properties fo:break-before="auto" style:column-width="2.96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114.75pt" style:use-optimal-row-height="true" fo:break-before="auto"/>
    </style:style>
    <style:style style:name="ro4" style:family="table-row">
      <style:table-row-properties style:row-height="25.5pt" style:use-optimal-row-height="tru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37.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1.2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PLM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29">
            <text:p>2022-23</text:p>
          </table:table-cell>
          <table:table-cell office:value-type="string" table:style-name="ce29">
            <text:p>Ödeme Teminat Tablosu</text:p>
          </table:table-cell>
          <table:table-cell table:number-columns-repeated="3" table:style-name="ce1"/>
          <table:table-cell office:value-type="string" table:style-name="ce2">
            <text:p>Alınan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2">
            <text:p>Tutar</text:p>
          </table:table-cell>
          <table:table-cell office:value-type="string" table:style-name="ce2">
            <text:p>Ödeme</text:p>
          </table:table-cell>
          <table:table-cell office:value-type="string" table:style-name="ce2">
            <text:p>Kalan</text:p>
          </table:table-cell>
          <table:table-cell office:value-type="string" table:style-name="ce2">
            <text:p>Temin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A</text:p>
          </table:table-cell>
          <table:table-cell office:value-type="string" table:style-name="ce1">
            <text:p>Yıkamacı samed</text:p>
          </table:table-cell>
          <table:table-cell office:value-type="float" office:value="84000" table:formula="of:=['SnyA105-22'.D4]" table:style-name="ce3">
            <text:p>84.000,00</text:p>
          </table:table-cell>
          <table:table-cell office:value-type="float" office:value="84000" table:formula="of:=['SnyA105-22'.E4]" table:style-name="ce3">
            <text:p>84.000,00</text:p>
          </table:table-cell>
          <table:table-cell office:value-type="currency" office:value="0" table:formula="of:=[.C8]-[.D8]" table:style-name="ce4">
            <text:p>₺0,00</text:p>
          </table:table-cell>
          <table:table-cell office:value-type="currency" office:value="205.72000000000003" table:formula="of:=['SnyA105-22'.D6]" table:style-name="ce4">
            <text:p>₺205,7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B</text:p>
          </table:table-cell>
          <table:table-cell office:value-type="string" table:style-name="ce1">
            <text:p>Motorcu salih</text:p>
          </table:table-cell>
          <table:table-cell office:value-type="float" office:value="84000" table:formula="of:=['SnyB202-22'.D4]" table:style-name="ce3">
            <text:p>84.000,00</text:p>
          </table:table-cell>
          <table:table-cell office:value-type="float" office:value="84000" table:formula="of:=['SnyB202-22'.E4]" table:style-name="ce3">
            <text:p>84.000,00</text:p>
          </table:table-cell>
          <table:table-cell office:value-type="currency" office:value="0" table:formula="of:=[.C9]-[.D9]" table:style-name="ce4">
            <text:p>₺0,00</text:p>
          </table:table-cell>
          <table:table-cell office:value-type="currency" office:value="-709.07" table:formula="of:=['SnyB202-22'.D6]" table:style-name="ce4">
            <text:p>-₺709,0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CD</text:p>
          </table:table-cell>
          <table:table-cell office:value-type="string" table:style-name="ce1">
            <text:p>Hurdacı ali</text:p>
          </table:table-cell>
          <table:table-cell office:value-type="float" office:value="200000" table:formula="of:=['SnyC301-22'.D4]" table:style-name="ce3">
            <text:p>200.000,00</text:p>
          </table:table-cell>
          <table:table-cell office:value-type="float" office:value="0" table:formula="of:=['SnyC301-22'.E4]" table:style-name="ce3">
            <text:p>0,00</text:p>
          </table:table-cell>
          <table:table-cell office:value-type="currency" office:value="200000" table:formula="of:=[.C10]-[.D10]" table:style-name="ce4">
            <text:p>₺200.000,00</text:p>
          </table:table-cell>
          <table:table-cell office:value-type="currency" office:value="-3983.74" table:formula="of:=['SnyC301-22'.D6]" table:style-name="ce4">
            <text:p>-₺3.983,7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E</text:p>
          </table:table-cell>
          <table:table-cell office:value-type="string" table:style-name="ce1">
            <text:p>Motorcu cihan</text:p>
          </table:table-cell>
          <table:table-cell office:value-type="float" office:value="96000" table:formula="of:=['SnyE502-22'.D4]" table:style-name="ce3">
            <text:p>96.000,00</text:p>
          </table:table-cell>
          <table:table-cell office:value-type="float" office:value="77000" table:formula="of:=['SnyE502-22'.E4]" table:style-name="ce3">
            <text:p>77.000,00</text:p>
          </table:table-cell>
          <table:table-cell office:value-type="currency" office:value="19000" table:formula="of:=[.C11]-[.D11]" table:style-name="ce4">
            <text:p>₺19.000,00</text:p>
          </table:table-cell>
          <table:table-cell office:value-type="currency" office:value="-200.01000000000005" table:formula="of:=['SnyE502-22'.D6]" table:style-name="ce4">
            <text:p>-₺200,0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F</text:p>
          </table:table-cell>
          <table:table-cell office:value-type="string" table:style-name="ce1">
            <text:p>Demirci merdal</text:p>
          </table:table-cell>
          <table:table-cell office:value-type="float" office:value="109312.51909485454" table:formula="of:=['SnyF601-22'.D4]" table:style-name="ce3">
            <text:p>109.312,52</text:p>
          </table:table-cell>
          <table:table-cell office:value-type="float" office:value="109312.51999999999" table:formula="of:=['SnyF601-22'.E4]" table:style-name="ce3">
            <text:p>109.312,52</text:p>
          </table:table-cell>
          <table:table-cell office:value-type="currency" office:value="-9.0514545445330441E-4" table:formula="of:=[.C12]-[.D12]" table:style-name="ce4">
            <text:p>-₺0,00</text:p>
          </table:table-cell>
          <table:table-cell office:value-type="currency" office:value="-2112.38" table:formula="of:=['SnyF601-22'.D6]" table:style-name="ce4">
            <text:p>-₺2.112,3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G</text:p>
          </table:table-cell>
          <table:table-cell office:value-type="string" table:style-name="ce1">
            <text:p>Motorcu Metin</text:p>
          </table:table-cell>
          <table:table-cell office:value-type="float" office:value="96000" table:formula="of:=['SnyG702-22'.D4]" table:style-name="ce3">
            <text:p>96.000,00</text:p>
          </table:table-cell>
          <table:table-cell office:value-type="float" office:value="86000" table:formula="of:=['SnyG702-22'.E4]" table:style-name="ce3">
            <text:p>86.000,00</text:p>
          </table:table-cell>
          <table:table-cell office:value-type="currency" office:value="10000" table:formula="of:=[.C13]-[.D13]" table:style-name="ce4">
            <text:p>₺10.000,00</text:p>
          </table:table-cell>
          <table:table-cell office:value-type="currency" office:value="-1200" table:formula="of:=['SnyG702-22'.D6]" table:style-name="ce4">
            <text:p>-₺1.20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H</text:p>
          </table:table-cell>
          <table:table-cell office:value-type="string" table:style-name="ce1">
            <text:p>Yazıhane</text:p>
          </table:table-cell>
          <table:table-cell office:value-type="currency" office:value="-304.35000000000002" table:formula="of:=[SnH_yazıhane.F2]*-1" table:style-name="ce4">
            <text:p>-₺304,35</text:p>
          </table:table-cell>
          <table:table-cell office:value-type="currency" office:value="304.35000000000002" table:formula="of:=[.C14]*-1" table:style-name="ce4">
            <text:p>₺304,35</text:p>
          </table:table-cell>
          <table:table-cell office:value-type="currency" office:value="0" table:formula="of:=[.C14]+[.D14]" table:style-name="ce4">
            <text:p>₺0,0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5">
            <text:p>Toplamlar</text:p>
          </table:table-cell>
          <table:table-cell office:value-type="currency" office:value="669008.16909485462" table:formula="of:=SUM([.C8:.C14])" table:style-name="ce6">
            <text:p>₺669.008,17</text:p>
          </table:table-cell>
          <table:table-cell office:value-type="currency" office:value="440616.87" table:formula="of:=SUM([.D8:.D14])" table:style-name="ce6">
            <text:p>₺440.616,87</text:p>
          </table:table-cell>
          <table:table-cell office:value-type="currency" office:value="228999.99909485455" table:formula="of:=SUM([.E8:.E14])" table:style-name="ce6">
            <text:p>₺229.000,00</text:p>
          </table:table-cell>
          <table:table-cell office:value-type="currency" office:value="-7999.4800000000005" table:formula="of:=SUM([.F8:.F14])" table:style-name="ce6">
            <text:p>-₺7.999,48</text:p>
          </table:table-cell>
          <table:table-cell table:number-columns-repeated="16378"/>
        </table:table-row>
        <table:table-row table:number-rows-repeated="1048560" table:style-name="ro1">
          <table:table-cell table:number-columns-repeated="16384"/>
        </table:table-row>
      </table:table>
      <table:table table:name="SnyA105-22" table:style-name="ta2">
        <table:table-column table:style-name="co7" table:default-cell-style-name="ce7"/>
        <table:table-column table:style-name="co8" table:default-cell-style-name="ce1"/>
        <table:table-column table:style-name="co1" table:default-cell-style-name="ce1"/>
        <table:table-column table:style-name="co1" table:default-cell-style-name="ce3"/>
        <table:table-column table:style-name="co1" table:number-columns-repeated="3" table:default-cell-style-name="ce1"/>
        <table:table-column table:style-name="co6" table:number-columns-repeated="16377" table:default-cell-style-name="ce1"/>
        <table:table-row table:style-name="ro1">
          <table:table-cell table:style-name="ce7"/>
          <table:table-cell office:value-type="string" table:style-name="ce8">
            <text:p>snA-086-20230930-080-samedTURGUT</text:p>
          </table:table-cell>
          <table:table-cell table:style-name="ce8"/>
          <table:table-cell table:number-columns-repeated="2" table:style-name="ce3"/>
          <table:table-cell office:value-type="string" table:style-name="ce65">
            <text:p>55 m2 Boya</text:p>
          </table:table-cell>
          <table:table-cell table:number-columns-repeated="16378"/>
        </table:table-row>
        <table:table-row table:style-name="ro1">
          <table:table-cell table:style-name="ce7"/>
          <table:table-cell table:number-columns-repeated="2" table:style-name="ce8"/>
          <table:table-cell table:number-columns-repeated="3" table:style-name="ce3"/>
          <table:table-cell table:number-columns-repeated="16378"/>
        </table:table-row>
        <table:table-row table:style-name="ro2">
          <table:table-cell office:value-type="string" table:style-name="ce20">
            <text:p>Tarih</text:p>
          </table:table-cell>
          <table:table-cell office:value-type="string" table:style-name="ce21">
            <text:p>Açıklama</text:p>
          </table:table-cell>
          <table:table-cell table:style-name="ce21"/>
          <table:table-cell office:value-type="string" table:style-name="ce22">
            <text:p>Kira bedeli</text:p>
          </table:table-cell>
          <table:table-cell office:value-type="string" table:style-name="ce22">
            <text:p>Ödeme</text:p>
          </table:table-cell>
          <table:table-cell office:value-type="string" table:style-name="ce22">
            <text:p>Bakiye</text:p>
          </table:table-cell>
          <table:table-cell table:number-columns-repeated="16378"/>
        </table:table-row>
        <table:table-row table:style-name="ro1">
          <table:table-cell table:style-name="ce7"/>
          <table:table-cell office:value-type="string" table:style-name="ce30">
            <text:p>Toplamlar</text:p>
          </table:table-cell>
          <table:table-cell table:style-name="ce31"/>
          <table:table-cell office:value-type="float" office:value="84000" table:formula="of:=SUM([.D9:.D20])" table:style-name="ce16">
            <text:p>84.000,00</text:p>
          </table:table-cell>
          <table:table-cell office:value-type="float" office:value="84000" table:formula="of:=SUM([.E9:.E20])" table:style-name="ce17">
            <text:p>84.000,00</text:p>
          </table:table-cell>
          <table:table-cell office:value-type="float" office:value="0" table:formula="of:=[.F20]" table:style-name="ce32">
            <text:p>0,00</text:p>
          </table:table-cell>
          <table:table-cell table:number-columns-repeated="16378"/>
        </table:table-row>
        <table:table-row table:style-name="ro1">
          <table:table-cell table:style-name="ce7"/>
          <table:table-cell office:value-type="string" table:style-name="ce31">
            <text:p>Masraf</text:p>
          </table:table-cell>
          <table:table-cell table:style-name="ce31"/>
          <table:table-cell office:value-type="float" office:value="0" table:formula="of:=[.F40]" table:style-name="ce33">
            <text:p>0,00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table:style-name="ce7"/>
          <table:table-cell office:value-type="string" table:style-name="ce34">
            <text:p>Teminat</text:p>
          </table:table-cell>
          <table:table-cell table:style-name="ce1"/>
          <table:table-cell office:value-type="float" office:value="205.72000000000003" table:formula="of:=[.F37]" table:style-name="ce35">
            <text:p>205,72</text:p>
          </table:table-cell>
          <table:table-cell table:style-name="ce34"/>
          <table:table-cell table:style-name="ce36"/>
          <table:table-cell table:number-columns-repeated="16378"/>
        </table:table-row>
        <table:table-row table:style-name="ro1">
          <table:table-cell table:style-name="ce10"/>
          <table:table-cell table:style-name="ce12"/>
          <table:table-cell table:style-name="ce37"/>
          <table:table-cell table:style-name="ce12"/>
          <table:table-cell office:value-type="string" table:style-name="ce37">
            <text:p>NET</text:p>
          </table:table-cell>
          <table:table-cell office:value-type="float" office:value="84000" table:formula="of:=[.E4]-[.D5]" table:style-name="ce38">
            <text:p>84.000,00</text:p>
          </table:table-cell>
          <table:table-cell table:number-columns-repeated="16378"/>
        </table:table-row>
        <table:table-row table:style-name="ro1">
          <table:table-cell table:style-name="ce7"/>
          <table:table-cell office:value-type="string" table:style-name="ce31">
            <text:p>,</text:p>
          </table:table-cell>
          <table:table-cell table:style-name="ce1"/>
          <table:table-cell table:style-name="ce39"/>
          <table:table-cell table:number-columns-repeated="2" table:style-name="ce40"/>
          <table:table-cell table:number-columns-repeated="16378"/>
        </table:table-row>
        <table:table-row table:style-name="ro1">
          <table:table-cell office:value-type="date" office:date-value="2023-09-28T00:00:00" table:style-name="ce7">
            <text:p>28.09.23</text:p>
          </table:table-cell>
          <table:table-cell office:value-type="string" table:style-name="ce1">
            <text:p>30-09-2023 – 29-09-2024</text:p>
          </table:table-cell>
          <table:table-cell table:style-name="ce1"/>
          <table:table-cell office:value-type="float" office:value="84000" table:style-name="ce25">
            <text:p>84000</text:p>
          </table:table-cell>
          <table:table-cell table:style-name="ce26"/>
          <table:table-cell office:value-type="float" office:value="84000" table:formula="of:=[.D9]-[.E9]" table:style-name="ce40">
            <text:p>84.000,00</text:p>
          </table:table-cell>
          <table:table-cell table:number-columns-repeated="16378"/>
        </table:table-row>
        <table:table-row table:style-name="ro1">
          <table:table-cell office:value-type="date" office:date-value="2023-09-27T00:00:00" table:style-name="ce7">
            <text:p>27.09.23</text:p>
          </table:table-cell>
          <table:table-cell office:value-type="string" table:style-name="ce1">
            <text:p>Nakit</text:p>
          </table:table-cell>
          <table:table-cell table:style-name="ce1"/>
          <table:table-cell table:style-name="ce25"/>
          <table:table-cell office:value-type="float" office:value="74000" table:style-name="ce26">
            <text:p>74.000,00</text:p>
          </table:table-cell>
          <table:table-cell office:value-type="float" office:value="10000" table:formula="of:=[.D10]-[.E10]+[.F9]" table:style-name="ce40">
            <text:p>10.000,00</text:p>
          </table:table-cell>
          <table:table-cell table:number-columns-repeated="16378"/>
        </table:table-row>
        <table:table-row table:style-name="ro1">
          <table:table-cell office:value-type="date" office:date-value="2023-09-27T00:00:00" table:style-name="ce7">
            <text:p>27.09.23</text:p>
          </table:table-cell>
          <table:table-cell office:value-type="string" table:style-name="ce1">
            <text:p>Bankadan ödeme umuta KİRA YAZILMADI</text:p>
          </table:table-cell>
          <table:table-cell table:style-name="ce1"/>
          <table:table-cell table:style-name="ce25"/>
          <table:table-cell office:value-type="float" office:value="10000" table:style-name="ce26">
            <text:p>10.000,00</text:p>
          </table:table-cell>
          <table:table-cell office:value-type="float" office:value="0" table:formula="of:=[.D11]-[.E11]+[.F10]" table:style-name="ce40">
            <text:p>0,00</text:p>
          </table:table-cell>
          <table:table-cell table:number-columns-repeated="16378"/>
        </table:table-row>
        <table:table-row table:style-name="ro1">
          <table:table-cell table:style-name="ce7"/>
          <table:table-cell table:number-columns-repeated="2" table:style-name="ce1"/>
          <table:table-cell table:style-name="ce25"/>
          <table:table-cell table:style-name="ce26"/>
          <table:table-cell office:value-type="float" office:value="0" table:formula="of:=[.D12]-[.E12]+[.F11]" table:style-name="ce40">
            <text:p>0,00</text:p>
          </table:table-cell>
          <table:table-cell table:number-columns-repeated="16378"/>
        </table:table-row>
        <table:table-row table:style-name="ro1">
          <table:table-cell table:style-name="ce7"/>
          <table:table-cell table:number-columns-repeated="2" table:style-name="ce1"/>
          <table:table-cell table:style-name="ce25"/>
          <table:table-cell table:style-name="ce26"/>
          <table:table-cell office:value-type="float" office:value="0" table:formula="of:=[.D13]-[.E13]+[.F12]" table:style-name="ce40">
            <text:p>0,00</text:p>
          </table:table-cell>
          <table:table-cell table:number-columns-repeated="16378"/>
        </table:table-row>
        <table:table-row table:style-name="ro1">
          <table:table-cell table:style-name="ce23"/>
          <table:table-cell table:number-columns-repeated="2" table:style-name="ce1"/>
          <table:table-cell table:style-name="ce41"/>
          <table:table-cell table:style-name="ce42"/>
          <table:table-cell office:value-type="float" office:value="0" table:formula="of:=[.D14]-[.E14]+[.F13]" table:style-name="ce40">
            <text:p>0,00</text:p>
          </table:table-cell>
          <table:table-cell table:number-columns-repeated="16378"/>
        </table:table-row>
        <table:table-row table:style-name="ro1">
          <table:table-cell table:style-name="ce23"/>
          <table:table-cell table:number-columns-repeated="2" table:style-name="ce1"/>
          <table:table-cell table:style-name="ce41"/>
          <table:table-cell table:style-name="ce42"/>
          <table:table-cell office:value-type="float" office:value="0" table:formula="of:=[.D15]-[.E15]+[.F14]" table:style-name="ce40">
            <text:p>0,00</text:p>
          </table:table-cell>
          <table:table-cell table:number-columns-repeated="16378"/>
        </table:table-row>
        <table:table-row table:style-name="ro1">
          <table:table-cell table:style-name="ce23"/>
          <table:table-cell table:number-columns-repeated="2" table:style-name="ce1"/>
          <table:table-cell table:style-name="ce41"/>
          <table:table-cell table:style-name="ce42"/>
          <table:table-cell office:value-type="float" office:value="0" table:formula="of:=[.D16]-[.E16]+[.F15]" table:style-name="ce40">
            <text:p>0,00</text:p>
          </table:table-cell>
          <table:table-cell table:number-columns-repeated="16378"/>
        </table:table-row>
        <table:table-row table:style-name="ro1">
          <table:table-cell table:style-name="ce23"/>
          <table:table-cell table:number-columns-repeated="2" table:style-name="ce1"/>
          <table:table-cell table:style-name="ce41"/>
          <table:table-cell table:style-name="ce42"/>
          <table:table-cell office:value-type="float" office:value="0" table:formula="of:=[.D17]-[.E17]+[.F16]" table:style-name="ce40">
            <text:p>0,00</text:p>
          </table:table-cell>
          <table:table-cell table:number-columns-repeated="16378"/>
        </table:table-row>
        <table:table-row table:style-name="ro1">
          <table:table-cell table:style-name="ce23"/>
          <table:table-cell table:number-columns-repeated="2" table:style-name="ce1"/>
          <table:table-cell table:style-name="ce41"/>
          <table:table-cell table:style-name="ce42"/>
          <table:table-cell office:value-type="float" office:value="0" table:formula="of:=[.D18]-[.E18]+[.F17]" table:style-name="ce40">
            <text:p>0,00</text:p>
          </table:table-cell>
          <table:table-cell table:number-columns-repeated="16378"/>
        </table:table-row>
        <table:table-row table:style-name="ro1">
          <table:table-cell table:style-name="ce23"/>
          <table:table-cell table:number-columns-repeated="2" table:style-name="ce1"/>
          <table:table-cell table:style-name="ce41"/>
          <table:table-cell table:style-name="ce42"/>
          <table:table-cell office:value-type="float" office:value="0" table:formula="of:=[.D19]-[.E19]+[.F18]" table:style-name="ce40">
            <text:p>0,00</text:p>
          </table:table-cell>
          <table:table-cell table:number-columns-repeated="16378"/>
        </table:table-row>
        <table:table-row table:style-name="ro1">
          <table:table-cell table:style-name="ce23"/>
          <table:table-cell table:number-columns-repeated="2" table:style-name="ce1"/>
          <table:table-cell table:style-name="ce41"/>
          <table:table-cell table:style-name="ce42"/>
          <table:table-cell office:value-type="float" office:value="0" table:formula="of:=[.D20]-[.E20]+[.F19]" table:style-name="ce43">
            <text:p>0,00</text:p>
          </table:table-cell>
          <table:table-cell table:number-columns-repeated="16378"/>
        </table:table-row>
        <table:table-row table:number-rows-repeated="2" table:style-name="ro1">
          <table:table-cell table:style-name="ce23"/>
          <table:table-cell table:number-columns-repeated="2" table:style-name="ce1"/>
          <table:table-cell table:style-name="ce24"/>
          <table:table-cell table:number-columns-repeated="2" table:style-name="ce44"/>
          <table:table-cell table:number-columns-repeated="16378"/>
        </table:table-row>
        <table:table-row table:style-name="ro1">
          <table:table-cell office:value-type="string" table:style-name="ce45">
            <text:p><text:s/>- 2023 -</text:p>
          </table:table-cell>
          <table:table-cell office:value-type="string" table:style-name="ce12">
            <text:p>ELEKTRİK<text:s/></text:p>
          </table:table-cell>
          <table:table-cell office:value-type="string" table:style-name="ce12">
            <text:p>Su</text:p>
          </table:table-cell>
          <table:table-cell office:value-type="string" table:style-name="ce19">
            <text:p>Tutarı</text:p>
          </table:table-cell>
          <table:table-cell table:number-columns-repeated="2" table:style-name="ce46"/>
          <table:table-cell table:number-columns-repeated="16378"/>
        </table:table-row>
        <table:table-row table:style-name="ro1">
          <table:table-cell office:value-type="date" office:date-value="2023-01-01T00:00:00" table:style-name="ce23">
            <text:p>01.01.23</text:p>
          </table:table-cell>
          <table:table-cell office:value-type="string" table:style-name="ce1">
            <text:p>Devreden Teminat</text:p>
          </table:table-cell>
          <table:table-cell table:style-name="ce1"/>
          <table:table-cell table:style-name="ce24"/>
          <table:table-cell table:style-name="ce44"/>
          <table:table-cell office:value-type="float" office:value="0" table:style-name="ce44">
            <text:p>0,00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Ocak Elektrik kendi abonesi var</text:p>
          </table:table-cell>
          <table:table-cell table:style-name="ce1"/>
          <table:table-cell table:number-columns-repeated="2" table:style-name="ce44"/>
          <table:table-cell office:value-type="float" office:value="0" table:formula="of:=[.D25]-[.E25]+[.F24]" table:style-name="ce44">
            <text:p>0,00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Şubat</text:p>
          </table:table-cell>
          <table:table-cell table:style-name="ce1"/>
          <table:table-cell table:number-columns-repeated="2" table:style-name="ce44"/>
          <table:table-cell office:value-type="float" office:value="0" table:formula="of:=[.D26]-[.E26]+[.F25]" table:style-name="ce44">
            <text:p>0,00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art</text:p>
          </table:table-cell>
          <table:table-cell table:style-name="ce1"/>
          <table:table-cell table:number-columns-repeated="2" table:style-name="ce44"/>
          <table:table-cell office:value-type="float" office:value="0" table:formula="of:=[.D27]-[.E27]+[.F26]" table:style-name="ce44">
            <text:p>0,00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Nisan</text:p>
          </table:table-cell>
          <table:table-cell table:style-name="ce1"/>
          <table:table-cell table:number-columns-repeated="2" table:style-name="ce44"/>
          <table:table-cell office:value-type="float" office:value="0" table:formula="of:=[.D28]-[.E28]+[.F27]" table:style-name="ce44">
            <text:p>0,00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Mayıs</text:p>
          </table:table-cell>
          <table:table-cell table:style-name="ce1"/>
          <table:table-cell table:number-columns-repeated="2" table:style-name="ce44"/>
          <table:table-cell office:value-type="float" office:value="0" table:formula="of:=[.D29]-[.E29]+[.F28]" table:style-name="ce44">
            <text:p>0,00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Haziran <text:s text:c="3"/>ödenmiş yazar<text:s/></text:p>
          </table:table-cell>
          <table:table-cell office:value-type="float" office:value="1935" table:style-name="ce1">
            <text:p>1935</text:p>
          </table:table-cell>
          <table:table-cell table:number-columns-repeated="2" table:style-name="ce44"/>
          <table:table-cell office:value-type="float" office:value="0" table:formula="of:=[.D30]-[.E30]+[.F29]" table:style-name="ce44">
            <text:p>0,00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Temmuz <text:s/>05-11-23 yazar<text:s/></text:p>
          </table:table-cell>
          <table:table-cell office:value-type="float" office:value="2097" table:style-name="ce1">
            <text:p>2097</text:p>
          </table:table-cell>
          <table:table-cell table:number-columns-repeated="2" table:style-name="ce44"/>
          <table:table-cell office:value-type="float" office:value="0" table:formula="of:=[.D31]-[.E31]+[.F30]" table:style-name="ce44">
            <text:p>0,00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Ağustos <text:s text:c="9"/>harcama TON</text:p>
          </table:table-cell>
          <table:table-cell office:value-type="float" office:value="162" table:formula="of:=[.C31]-[.C30]" table:style-name="ce1">
            <text:p>162</text:p>
          </table:table-cell>
          <table:table-cell table:number-columns-repeated="2" table:style-name="ce44"/>
          <table:table-cell office:value-type="float" office:value="0" table:formula="of:=[.D32]-[.E32]+[.F31]" table:style-name="ce44">
            <text:p>0,00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Eylül <text:s text:c="22"/>TL/TON</text:p>
          </table:table-cell>
          <table:table-cell office:value-type="float" office:value="8.06" table:style-name="ce1">
            <text:p>8,06</text:p>
          </table:table-cell>
          <table:table-cell office:value-type="float" office:value="1305.72" table:formula="of:=[.C32]*[.C33]" table:style-name="ce24">
            <text:p>1.305,72</text:p>
          </table:table-cell>
          <table:table-cell office:value-type="float" office:value="600" table:style-name="ce44">
            <text:p>600,00</text:p>
          </table:table-cell>
          <table:table-cell office:value-type="float" office:value="705.72" table:formula="of:=[.D33]-[.E33]+[.F32]" table:style-name="ce44">
            <text:p>705,72</text:p>
          </table:table-cell>
          <table:table-cell table:number-columns-repeated="16378" table:style-name="ce1"/>
        </table:table-row>
        <table:table-row table:style-name="ro1">
          <table:table-cell table:style-name="ce23"/>
          <table:table-cell office:value-type="string" table:style-name="ce1">
            <text:p>Su-Elektrik Ekim</text:p>
          </table:table-cell>
          <table:table-cell table:style-name="ce1"/>
          <table:table-cell table:style-name="ce24"/>
          <table:table-cell office:value-type="float" office:value="500" table:style-name="ce44">
            <text:p>500,00</text:p>
          </table:table-cell>
          <table:table-cell office:value-type="float" office:value="205.72000000000003" table:formula="of:=[.D34]-[.E34]+[.F33]" table:style-name="ce44">
            <text:p>205,72</text:p>
          </table:table-cell>
          <table:table-cell table:number-columns-repeated="16378" table:style-name="ce1"/>
        </table:table-row>
        <table:table-row table:style-name="ro1">
          <table:table-cell table:style-name="ce23"/>
          <table:table-cell office:value-type="string" table:style-name="ce1">
            <text:p>Su-Elektrik Kasım</text:p>
          </table:table-cell>
          <table:table-cell table:style-name="ce1"/>
          <table:table-cell table:style-name="ce24"/>
          <table:table-cell table:style-name="ce44"/>
          <table:table-cell office:value-type="float" office:value="205.72000000000003" table:formula="of:=[.D35]-[.E35]+[.F34]" table:style-name="ce44">
            <text:p>205,72</text:p>
          </table:table-cell>
          <table:table-cell table:number-columns-repeated="16378" table:style-name="ce1"/>
        </table:table-row>
        <table:table-row table:style-name="ro1">
          <table:table-cell table:style-name="ce45"/>
          <table:table-cell office:value-type="string" table:style-name="ce12">
            <text:p>Su-Elektrik Aralık</text:p>
          </table:table-cell>
          <table:table-cell table:style-name="ce12"/>
          <table:table-cell table:style-name="ce19"/>
          <table:table-cell table:style-name="ce46"/>
          <table:table-cell office:value-type="float" office:value="205.72000000000003" table:formula="of:=[.D36]-[.E36]+[.F35]" table:style-name="ce47">
            <text:p>205,72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12-31T00:00:00" table:style-name="ce48">
            <text:p>31.12.23</text:p>
          </table:table-cell>
          <table:table-cell office:value-type="string" table:style-name="ce49">
            <text:p>Devreden Teminat</text:p>
          </table:table-cell>
          <table:table-cell table:style-name="ce50"/>
          <table:table-cell table:style-name="ce51"/>
          <table:table-cell table:style-name="ce52"/>
          <table:table-cell office:value-type="float" office:value="205.72000000000003" table:formula="of:=[.D37]-[.E37]+[.F36]" table:style-name="ce53">
            <text:p>205,72</text:p>
          </table:table-cell>
          <table:table-cell table:number-columns-repeated="16378" table:style-name="ce1"/>
        </table:table-row>
        <table:table-row table:style-name="ro1">
          <table:table-cell table:style-name="ce23"/>
          <table:table-cell table:number-columns-repeated="2" table:style-name="ce1"/>
          <table:table-cell table:number-columns-repeated="3" table:style-name="ce24"/>
          <table:table-cell table:number-columns-repeated="16378" table:style-name="ce1"/>
        </table:table-row>
        <table:table-row table:style-name="ro1">
          <table:table-cell table:style-name="ce7"/>
          <table:table-cell table:number-columns-repeated="2" table:style-name="ce1"/>
          <table:table-cell table:number-columns-repeated="3" table:style-name="ce3"/>
          <table:table-cell table:number-columns-repeated="16378" table:style-name="ce1"/>
        </table:table-row>
        <table:table-row table:style-name="ro1">
          <table:table-cell table:style-name="ce54"/>
          <table:table-cell office:value-type="string" table:style-name="ce55">
            <text:p>snyB için yapılan Açıklamalar-Masraflar</text:p>
          </table:table-cell>
          <table:table-cell table:style-name="ce55"/>
          <table:table-cell table:style-name="ce56"/>
          <table:table-cell table:style-name="ce13"/>
          <table:table-cell office:value-type="float" office:value="0" table:formula="of:=SUM([.E41:.E41])" table:style-name="ce57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7"/>
          <table:table-cell table:number-columns-repeated="2" table:style-name="ce8"/>
          <table:table-cell table:number-columns-repeated="16381" table:style-name="ce1"/>
        </table:table-row>
        <table:table-row table:style-name="ro1">
          <table:table-cell table:style-name="ce7"/>
          <table:table-cell table:number-columns-repeated="2"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date" office:date-value="2023-08-28T00:00:00" table:style-name="ce23">
            <text:p>28.08.23</text:p>
          </table:table-cell>
          <table:table-cell office:value-type="string" table:style-name="ce1">
            <text:p>Ahmet ilterin devrettiği 3. şahıslardan devralmak için yanıma geldi</text:p>
          </table:table-cell>
          <table:table-cell table:number-columns-repeated="3" table:style-name="ce24"/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23"/>
          <table:table-cell office:value-type="string" table:style-name="ce1">
            <text:p>Ödeme peşin olursa devralabileceğini söyledim</text:p>
          </table:table-cell>
          <table:table-cell table:number-columns-repeated="3" table:style-name="ce24"/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23"/>
          <table:table-cell office:value-type="string" table:style-name="ce1">
            <text:p>Ödemeyi 01-09-2023 Cuma günü yapacağını ifade etti. Tamam dedim</text:p>
          </table:table-cell>
          <table:table-cell table:number-columns-repeated="3" table:style-name="ce2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date" office:date-value="2023-09-01T00:00:00" table:style-name="ce23">
            <text:p>01.09.23</text:p>
          </table:table-cell>
          <table:table-cell office:value-type="string" table:style-name="ce1">
            <text:p>Ödeme yapılmadı</text:p>
          </table:table-cell>
          <table:table-cell table:number-columns-repeated="3" table:style-name="ce2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date" office:date-value="2023-09-05T00:00:00" table:style-name="ce23">
            <text:p>05.09.23</text:p>
          </table:table-cell>
          <table:table-cell office:value-type="string" table:style-name="ce1">
            <text:p>Çağırdım. 3. şahıslarla kavga ettiklerini bana ödeyecekleri kira bedelini onlara, aldıklar</text:p>
          </table:table-cell>
          <table:table-cell table:number-columns-repeated="3" table:style-name="ce24"/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23"/>
          <table:table-cell office:value-type="string" table:style-name="ce1">
            <text:p>malzeme bedeli olarak ödediklerini, şahin marka arabasını satıp bedeli ödeyeceklerini</text:p>
          </table:table-cell>
          <table:table-cell table:number-columns-repeated="3" table:style-name="ce24"/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23"/>
          <table:table-cell office:value-type="string" table:style-name="ce1">
            <text:p>ama aracında bir arkadaşı tarafından kaza yapıp pert olduğunu söyledi.</text:p>
          </table:table-cell>
          <table:table-cell table:number-columns-repeated="3" table:style-name="ce24"/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23"/>
          <table:table-cell office:value-type="string" table:style-name="ce1">
            <text:p>Bunun üzerine 30 Eylül 2023 tarine kadar ödeme için süre verdim.</text:p>
          </table:table-cell>
          <table:table-cell table:number-columns-repeated="3" table:style-name="ce24"/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23"/>
          <table:table-cell office:value-type="string" table:style-name="ce1">
            <text:p>Ekim ayına geçilirse aylık tüfe farkı ekleme yapacağımı söyledim</text:p>
          </table:table-cell>
          <table:table-cell table:number-columns-repeated="3" table:style-name="ce24"/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23"/>
          <table:table-cell office:value-type="string" table:style-name="ce1">
            <text:p>Eylülde ödeme yapılmazsa ekim başında ahmet ilterin tahliyesini devreye alacam.</text:p>
          </table:table-cell>
          <table:table-cell table:number-columns-repeated="3" table:style-name="ce24"/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23"/>
          <table:table-cell office:value-type="string" table:style-name="ce1">
            <text:p>Samedle sözleşme yapmadığım için halen ahmet ilter resmen kiracı</text:p>
          </table:table-cell>
          <table:table-cell table:number-columns-repeated="3" table:style-name="ce2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date" office:date-value="2023-09-27T00:00:00" table:style-name="ce23">
            <text:p>27.09.23</text:p>
          </table:table-cell>
          <table:table-cell office:value-type="string" table:style-name="ce1">
            <text:p>Ödeme yapıldı</text:p>
          </table:table-cell>
          <table:table-cell table:number-columns-repeated="3" table:style-name="ce24"/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23"/>
          <table:table-cell office:value-type="string" table:style-name="ce1">
            <text:p>süreyi eylül sonu olarak başlattım. Bir ay ücretsiz oturmuş oldu.</text:p>
          </table:table-cell>
          <table:table-cell table:number-columns-repeated="3" table:style-name="ce24"/>
          <table:table-cell table:number-columns-repeated="2" table:style-name="ce3"/>
          <table:table-cell table:number-columns-repeated="16377"/>
        </table:table-row>
        <table:table-row table:number-rows-repeated="2" table:style-name="ro1">
          <table:table-cell table:style-name="ce7"/>
          <table:table-cell table:style-name="ce1"/>
          <table:table-cell table:number-columns-repeated="3" table:style-name="ce3"/>
          <table:table-cell table:number-columns-repeated="16379" table:style-name="ce1"/>
        </table:table-row>
        <table:table-row table:style-name="ro1">
          <table:table-cell table:style-name="ce7"/>
          <table:table-cell table:number-columns-repeated="3" table:style-name="ce3"/>
          <table:table-cell table:style-name="ce27"/>
          <table:table-cell table:number-columns-repeated="16379" table:style-name="ce1"/>
        </table:table-row>
        <table:table-row table:number-rows-repeated="2" table:style-name="ro1">
          <table:table-cell table:style-name="ce7"/>
          <table:table-cell table:style-name="ce3"/>
          <table:table-cell table:style-name="ce8"/>
          <table:table-cell table:style-name="ce3"/>
          <table:table-cell table:style-name="ce9"/>
          <table:table-cell table:number-columns-repeated="16379" table:style-name="ce1"/>
        </table:table-row>
        <table:table-row table:number-rows-repeated="4" table:style-name="ro1">
          <table:table-cell table:style-name="ce7"/>
          <table:table-cell table:number-columns-repeated="3" table:style-name="ce3"/>
          <table:table-cell table:style-name="ce8"/>
          <table:table-cell table:style-name="ce28"/>
          <table:table-cell table:style-name="ce9"/>
          <table:table-cell table:number-columns-repeated="16377"/>
        </table:table-row>
        <table:table-row table:style-name="ro1">
          <table:table-cell/>
          <table:table-cell table:number-columns-repeated="3" table:style-name="ce3"/>
          <table:table-cell table:style-name="ce8"/>
          <table:table-cell table:style-name="ce28"/>
          <table:table-cell table:style-name="ce9"/>
          <table:table-cell table:number-columns-repeated="16377"/>
        </table:table-row>
        <table:table-row table:number-rows-repeated="5" table:style-name="ro1">
          <table:table-cell/>
          <table:table-cell table:number-columns-repeated="6" table:style-name="ce3"/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table:number-columns-repeated="4" table:style-name="ce3"/>
          <table:table-cell table:number-columns-repeated="16377"/>
        </table:table-row>
        <table:table-row table:style-name="ro1">
          <table:table-cell/>
          <table:table-cell office:value-type="string" table:style-name="ce8">
            <text:p>Masraflar</text:p>
          </table:table-cell>
          <table:table-cell table:style-name="ce1"/>
          <table:table-cell office:value-type="float" office:value="0" table:formula="of:=SUM([.D58:.D71])" table:style-name="ce9">
            <text:p>0,00</text:p>
          </table:table-cell>
          <table:table-cell table:number-columns-repeated="3" table:style-name="ce3"/>
          <table:table-cell table:number-columns-repeated="16377"/>
        </table:table-row>
        <table:table-row table:style-name="ro1">
          <table:table-cell/>
          <table:table-cell office:value-type="string" table:style-name="ce8">
            <text:p>snA-000-20221030-070-AhmetILTER</text:p>
          </table:table-cell>
          <table:table-cell office:value-type="string" table:style-name="ce9">
            <text:p>Boya kira</text:p>
          </table:table-cell>
          <table:table-cell table:number-columns-repeated="4" table:style-name="ce3"/>
          <table:table-cell table:number-columns-repeated="16377"/>
        </table:table-row>
        <table:table-row table:style-name="ro1">
          <table:table-cell/>
          <table:table-cell table:style-name="ce8"/>
          <table:table-cell table:number-columns-repeated="5" table:style-name="ce3"/>
          <table:table-cell table:number-columns-repeated="16377"/>
        </table:table-row>
        <table:table-row table:style-name="ro1">
          <table:table-cell/>
          <table:table-cell office:value-type="string" table:style-name="ce11">
            <text:p>Toplamlar</text:p>
          </table:table-cell>
          <table:table-cell table:style-name="ce12"/>
          <table:table-cell table:number-columns-repeated="4" table:style-name="ce3"/>
          <table:table-cell table:number-columns-repeated="16377"/>
        </table:table-row>
        <table:table-row table:style-name="ro1">
          <table:table-cell/>
          <table:table-cell office:value-type="string" table:style-name="ce15">
            <text:p>Kira Bedeli</text:p>
          </table:table-cell>
          <table:table-cell office:value-type="float" office:value="42000" table:formula="of:=SUM([.C86:.C88])" table:style-name="ce16">
            <text:p>42.000,00</text:p>
          </table:table-cell>
          <table:table-cell table:number-columns-repeated="4" table:style-name="ce3"/>
          <table:table-cell table:number-columns-repeated="16377"/>
        </table:table-row>
        <table:table-row table:style-name="ro1">
          <table:table-cell/>
          <table:table-cell office:value-type="string" table:style-name="ce15">
            <text:p>Toplam Ödeme</text:p>
          </table:table-cell>
          <table:table-cell office:value-type="float" office:value="40000" table:formula="of:=SUM([.D86:.D88])" table:style-name="ce17">
            <text:p>40.000,00</text:p>
          </table:table-cell>
          <table:table-cell table:number-columns-repeated="4" table:style-name="ce3"/>
          <table:table-cell table:number-columns-repeated="16377"/>
        </table:table-row>
        <table:table-row table:style-name="ro1">
          <table:table-cell/>
          <table:table-cell office:value-type="string" table:style-name="ce15">
            <text:p>Bakiye</text:p>
          </table:table-cell>
          <table:table-cell office:value-type="float" office:value="2000" table:formula="of:=[.E88]" table:style-name="ce18">
            <text:p>2.000,00</text:p>
          </table:table-cell>
          <table:table-cell table:number-columns-repeated="4" table:style-name="ce3"/>
          <table:table-cell table:number-columns-repeated="16377"/>
        </table:table-row>
        <table:table-row table:style-name="ro1">
          <table:table-cell/>
          <table:table-cell office:value-type="string" table:style-name="ce15">
            <text:p><text:s/>Masraf</text:p>
          </table:table-cell>
          <table:table-cell office:value-type="float" office:value="0" table:formula="of:=[.D110]" table:style-name="ce9">
            <text:p>0,00</text:p>
          </table:table-cell>
          <table:table-cell table:number-columns-repeated="4" table:style-name="ce3"/>
          <table:table-cell table:number-columns-repeated="16377"/>
        </table:table-row>
        <table:table-row table:style-name="ro1">
          <table:table-cell/>
          <table:table-cell office:value-type="string" table:style-name="ce15">
            <text:p>Teminat</text:p>
          </table:table-cell>
          <table:table-cell office:value-type="float" office:value="0" table:style-name="ce9">
            <text:p>0,00</text:p>
          </table:table-cell>
          <table:table-cell table:number-columns-repeated="4" table:style-name="ce3"/>
          <table:table-cell table:number-columns-repeated="16377"/>
        </table:table-row>
        <table:table-row table:style-name="ro1">
          <table:table-cell table:style-name="ce7"/>
          <table:table-cell office:value-type="string" table:style-name="ce19">
            <text:p>Net Kira</text:p>
          </table:table-cell>
          <table:table-cell office:value-type="float" office:value="40000" table:formula="of:=[.C77]-[.C79]" table:style-name="ce14">
            <text:p>40.000,00</text:p>
          </table:table-cell>
          <table:table-cell table:number-columns-repeated="4" table:style-name="ce3"/>
          <table:table-cell table:number-columns-repeated="16377"/>
        </table:table-row>
        <table:table-row table:style-name="ro1">
          <table:table-cell table:style-name="ce7"/>
          <table:table-cell office:value-type="string" table:style-name="ce8">
            <text:p>Yıkamacı</text:p>
          </table:table-cell>
          <table:table-cell table:number-columns-repeated="5" table:style-name="ce3"/>
          <table:table-cell table:number-columns-repeated="16377"/>
        </table:table-row>
        <table:table-row table:style-name="ro1">
          <table:table-cell table:style-name="ce7"/>
          <table:table-cell office:value-type="string" table:style-name="ce1">
            <text:p>Ahmet İlter</text:p>
          </table:table-cell>
          <table:table-cell table:number-columns-repeated="5" table:style-name="ce3"/>
          <table:table-cell table:number-columns-repeated="16377"/>
        </table:table-row>
        <table:table-row table:number-rows-repeated="2" table:style-name="ro1">
          <table:table-cell table:style-name="ce7"/>
          <table:table-cell table:style-name="ce1"/>
          <table:table-cell table:number-columns-repeated="5" table:style-name="ce3"/>
          <table:table-cell table:number-columns-repeated="16377"/>
        </table:table-row>
        <table:table-row table:style-name="ro1">
          <table:table-cell table:style-name="ce7"/>
          <table:table-cell office:value-type="string" table:style-name="ce1">
            <text:p>20-11-2022 – 19-11-2023 Kira Bedeli</text:p>
          </table:table-cell>
          <table:table-cell table:number-columns-repeated="5" table:style-name="ce3"/>
          <table:table-cell table:number-columns-repeated="16377"/>
        </table:table-row>
        <table:table-row table:style-name="ro1">
          <table:table-cell office:value-type="date" office:date-value="2022-11-20T00:00:00" table:style-name="ce7">
            <text:p>20.11.22</text:p>
          </table:table-cell>
          <table:table-cell office:value-type="string" table:style-name="ce1">
            <text:p>Kira Bedeli 42000</text:p>
          </table:table-cell>
          <table:table-cell office:value-type="float" office:value="42000" table:style-name="ce3">
            <text:p>42.000,00</text:p>
          </table:table-cell>
          <table:table-cell office:value-type="float" office:value="40000" table:style-name="ce3">
            <text:p>40.000,00</text:p>
          </table:table-cell>
          <table:table-cell office:value-type="float" office:value="2000" table:formula="of:=[.E83]+[.C87]-[.D87]" table:style-name="ce3">
            <text:p>2.000,00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7"/>
          <table:table-cell table:style-name="ce1"/>
          <table:table-cell table:number-columns-repeated="2" table:style-name="ce3"/>
          <table:table-cell office:value-type="float" office:value="2000" table:formula="of:=[.E87]+[.C88]-[.D88]" table:style-name="ce3">
            <text:p>2.000,00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7"/>
          <table:table-cell table:style-name="ce1"/>
          <table:table-cell table:number-columns-repeated="5" table:style-name="ce3"/>
          <table:table-cell table:number-columns-repeated="16377"/>
        </table:table-row>
        <table:table-row table:style-name="ro1">
          <table:table-cell table:style-name="ce7"/>
          <table:table-cell office:value-type="string" table:style-name="ce1">
            <text:p>42000 TL OLAN KİRA BEDELİNİN</text:p>
          </table:table-cell>
          <table:table-cell table:number-columns-repeated="5" table:style-name="ce3"/>
          <table:table-cell table:number-columns-repeated="16377"/>
        </table:table-row>
        <table:table-row table:style-name="ro1">
          <table:table-cell table:style-name="ce7"/>
          <table:table-cell office:value-type="string" table:style-name="ce1">
            <text:p>2000 TL Sİ ÖDENMEDİĞİ İÇİN</text:p>
          </table:table-cell>
          <table:table-cell table:number-columns-repeated="5" table:style-name="ce3"/>
          <table:table-cell table:number-columns-repeated="16377"/>
        </table:table-row>
        <table:table-row table:style-name="ro1">
          <table:table-cell table:style-name="ce7"/>
          <table:table-cell office:value-type="string" table:style-name="ce8">
            <text:p>TARİH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7"/>
          <table:table-cell office:value-type="string" table:style-name="ce29">
            <text:p>30-10-2022 – 29-10-2023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7"/>
          <table:table-cell office:value-type="string" table:style-name="ce8">
            <text:p>BEDEL</text:p>
          </table:table-cell>
          <table:table-cell table:style-name="ce1"/>
          <table:table-cell table:style-name="ce3"/>
          <table:table-cell table:style-name="ce9"/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7"/>
          <table:table-cell office:value-type="string" table:style-name="ce1">
            <text:p>42000 TL</text:p>
          </table:table-cell>
          <table:table-cell table:style-name="ce1"/>
          <table:table-cell table:style-name="ce3"/>
          <table:table-cell table:style-name="ce9"/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7"/>
          <table:table-cell office:value-type="string" table:style-name="ce8">
            <text:p>Tarih 20 gün geri çekildi</text:p>
          </table:table-cell>
          <table:table-cell table:number-columns-repeated="2" table:style-name="ce1"/>
          <table:table-cell table:style-name="ce9"/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7"/>
          <table:table-cell table:number-columns-repeated="6" table:style-name="ce3"/>
          <table:table-cell table:number-columns-repeated="16377"/>
        </table:table-row>
        <table:table-row table:style-name="ro1">
          <table:table-cell office:value-type="date" office:date-value="2023-07-25T00:00:00" table:style-name="ce7">
            <text:p>25.07.23</text:p>
          </table:table-cell>
          <table:table-cell office:value-type="string" table:style-name="ce3">
            <text:p>Ahmet ilter ebubekir ve ahmet tolan adında 2 kişiye izinsiz devir yaptı</text:p>
          </table:table-cell>
          <table:table-cell table:number-columns-repeated="5" table:style-name="ce3"/>
          <table:table-cell table:number-columns-repeated="16377"/>
        </table:table-row>
        <table:table-row table:style-name="ro1">
          <table:table-cell office:value-type="date" office:date-value="2023-07-30T00:00:00" table:style-name="ce7">
            <text:p>30.07.23</text:p>
          </table:table-cell>
          <table:table-cell office:value-type="string" table:style-name="ce3">
            <text:p>Tahliye taahütnamesine gerekli eklemeler yapılarak avukata verildi.</text:p>
          </table:table-cell>
          <table:table-cell table:number-columns-repeated="5" table:style-name="ce3"/>
          <table:table-cell table:number-columns-repeated="16377"/>
        </table:table-row>
        <table:table-row table:style-name="ro1">
          <table:table-cell office:value-type="date" office:date-value="2023-08-10T00:00:00" table:style-name="ce7">
            <text:p>10.08.23</text:p>
          </table:table-cell>
          <table:table-cell office:value-type="string" table:style-name="ce3">
            <text:p>Örnek 14 tahliye emri yollandı</text:p>
          </table:table-cell>
          <table:table-cell table:number-columns-repeated="5" table:style-name="ce3"/>
          <table:table-cell table:number-columns-repeated="16377"/>
        </table:table-row>
        <table:table-row table:style-name="ro1">
          <table:table-cell office:value-type="date" office:date-value="2023-08-22T00:00:00" table:style-name="ce7">
            <text:p>22.08.23</text:p>
          </table:table-cell>
          <table:table-cell office:value-type="string" table:style-name="ce3">
            <text:p>10-08 de bilinen adrese yapılan tebligat teslim edilemediğinden</text:p>
          </table:table-cell>
          <table:table-cell table:number-columns-repeated="5" table:style-name="ce3"/>
          <table:table-cell table:number-columns-repeated="16377"/>
        </table:table-row>
        <table:table-row table:style-name="ro1">
          <table:table-cell table:style-name="ce7"/>
          <table:table-cell office:value-type="string" table:style-name="ce3">
            <text:p>tebligat mernis adresine tebligat kanunu 22/1 maddesine göre</text:p>
          </table:table-cell>
          <table:table-cell table:number-columns-repeated="5" table:style-name="ce3"/>
          <table:table-cell table:number-columns-repeated="16377"/>
        </table:table-row>
        <table:table-row table:style-name="ro1">
          <table:table-cell table:style-name="ce7"/>
          <table:table-cell office:value-type="string" table:style-name="ce3">
            <text:p>gönderildi</text:p>
          </table:table-cell>
          <table:table-cell table:number-columns-repeated="5" table:style-name="ce3"/>
          <table:table-cell table:number-columns-repeated="16377"/>
        </table:table-row>
        <table:table-row table:style-name="ro1">
          <table:table-cell table:style-name="ce7"/>
          <table:table-cell office:value-type="string" table:style-name="ce3">
            <text:p>tebligat ilk önce borçlunun bilinen son adresine gönderilir.</text:p>
          </table:table-cell>
          <table:table-cell table:number-columns-repeated="5" table:style-name="ce3"/>
          <table:table-cell table:number-columns-repeated="16377"/>
        </table:table-row>
        <table:table-row table:style-name="ro1">
          <table:table-cell table:style-name="ce7"/>
          <table:table-cell office:value-type="string" table:style-name="ce3">
            <text:p>teslim edilemezse tekrar mernis adresine gönderilir ve muhtara bırakılır</text:p>
          </table:table-cell>
          <table:table-cell table:number-columns-repeated="5" table:style-name="ce3"/>
          <table:table-cell table:number-columns-repeated="16377"/>
        </table:table-row>
        <table:table-row table:style-name="ro1">
          <table:table-cell table:style-name="ce7"/>
          <table:table-cell office:value-type="string" table:style-name="ce3">
            <text:p>Muhtara teslim tarihi tebliğ tarihidir ve ödeme emrindeki süreler</text:p>
          </table:table-cell>
          <table:table-cell table:number-columns-repeated="5" table:style-name="ce3"/>
          <table:table-cell table:number-columns-repeated="16377"/>
        </table:table-row>
        <table:table-row table:style-name="ro1">
          <table:table-cell table:style-name="ce7"/>
          <table:table-cell office:value-type="string" table:style-name="ce3">
            <text:p>bu tarihe göre hesaplanır.</text:p>
          </table:table-cell>
          <table:table-cell table:number-columns-repeated="5" table:style-name="ce3"/>
          <table:table-cell table:number-columns-repeated="16377"/>
        </table:table-row>
        <table:table-row table:style-name="ro1">
          <table:table-cell office:value-type="date" office:date-value="2023-08-29T00:00:00" table:style-name="ce7">
            <text:p>29.08.23</text:p>
          </table:table-cell>
          <table:table-cell office:value-type="string" table:style-name="ce3">
            <text:p>İtiraz süresi içerisinde itiraz edilmediği için tahliye kesinleşti.</text:p>
          </table:table-cell>
          <table:table-cell table:number-columns-repeated="5" table:style-name="ce3"/>
          <table:table-cell table:number-columns-repeated="16377"/>
        </table:table-row>
        <table:table-row table:style-name="ro1">
          <table:table-cell table:style-name="ce7"/>
          <table:table-cell office:value-type="string" table:style-name="ce3">
            <text:p>Bu aşamada icra dairesi gerekirse kiracıyı zorla çıkarır.</text:p>
          </table:table-cell>
          <table:table-cell table:number-columns-repeated="5" table:style-name="ce3"/>
          <table:table-cell table:number-columns-repeated="16377"/>
        </table:table-row>
        <table:table-row table:style-name="ro1">
          <table:table-cell table:style-name="ce7"/>
          <table:table-cell office:value-type="string" table:style-name="ce3">
            <text:p>Biz bu yola gitmeye hazırlanırken 3. şahıslar Samed TURGUT a devir</text:p>
          </table:table-cell>
          <table:table-cell table:number-columns-repeated="5" table:style-name="ce3"/>
          <table:table-cell table:number-columns-repeated="16377"/>
        </table:table-row>
        <table:table-row table:style-name="ro1">
          <table:table-cell table:style-name="ce7"/>
          <table:table-cell office:value-type="string" table:style-name="ce3">
            <text:p>yaptılar</text:p>
          </table:table-cell>
          <table:table-cell table:style-name="ce1"/>
          <table:table-cell table:style-name="ce3"/>
          <table:table-cell table:number-columns-repeated="16380" table:style-name="ce1"/>
        </table:table-row>
        <table:table-row table:number-rows-repeated="1048465" table:style-name="ro1">
          <table:table-cell table:number-columns-repeated="16384"/>
        </table:table-row>
      </table:table>
      <table:table table:name="SnyB202-22" table:style-name="ta2">
        <table:table-column table:style-name="co7" table:default-cell-style-name="ce7"/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1" table:default-cell-style-name="ce3"/>
        <table:table-column table:style-name="co1" table:number-columns-repeated="3" table:default-cell-style-name="ce1"/>
        <table:table-column table:style-name="co6" table:number-columns-repeated="16376" table:default-cell-style-name="ce1"/>
        <table:table-row table:style-name="ro1">
          <table:table-cell table:style-name="ce7"/>
          <table:table-cell office:value-type="string" table:style-name="ce8">
            <text:p>SnyB203-22<text:s text:c="2"/></text:p>
          </table:table-cell>
          <table:table-cell table:style-name="ce8"/>
          <table:table-cell office:value-type="string" table:style-name="ce9">
            <text:p>200 m2 Karo kira</text:p>
          </table:table-cell>
          <table:table-cell table:number-columns-repeated="4" table:style-name="ce3"/>
          <table:table-cell table:number-columns-repeated="16376"/>
        </table:table-row>
        <table:table-row table:style-name="ro1">
          <table:table-cell table:style-name="ce7"/>
          <table:table-cell table:number-columns-repeated="2" table:style-name="ce8"/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string" table:style-name="ce20">
            <text:p>Tarih</text:p>
          </table:table-cell>
          <table:table-cell office:value-type="string" table:style-name="ce21">
            <text:p>Açıklama</text:p>
          </table:table-cell>
          <table:table-cell table:style-name="ce21"/>
          <table:table-cell office:value-type="string" table:style-name="ce22">
            <text:p>Kira bedeli</text:p>
          </table:table-cell>
          <table:table-cell office:value-type="string" table:style-name="ce22">
            <text:p>Ödeme</text:p>
          </table:table-cell>
          <table:table-cell office:value-type="string" table:style-name="ce22">
            <text:p>Bakiye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table:style-name="ce7"/>
          <table:table-cell office:value-type="string" table:style-name="ce30">
            <text:p>Toplamlar</text:p>
          </table:table-cell>
          <table:table-cell table:style-name="ce31"/>
          <table:table-cell office:value-type="float" office:value="84000" table:formula="of:=SUM([.D9:.D20])" table:style-name="ce16">
            <text:p>84.000,00</text:p>
          </table:table-cell>
          <table:table-cell office:value-type="float" office:value="84000" table:formula="of:=SUM([.E9:.E20])" table:style-name="ce17">
            <text:p>84.000,00</text:p>
          </table:table-cell>
          <table:table-cell office:value-type="float" office:value="0" table:formula="of:=[.F20]" table:style-name="ce32">
            <text:p>0,00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table:style-name="ce7"/>
          <table:table-cell office:value-type="string" table:style-name="ce31">
            <text:p>Masraf</text:p>
          </table:table-cell>
          <table:table-cell table:style-name="ce31"/>
          <table:table-cell office:value-type="float" office:value="0" table:formula="of:=[.F40]" table:style-name="ce33">
            <text:p>0,00</text:p>
          </table:table-cell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1">
          <table:table-cell table:style-name="ce7"/>
          <table:table-cell office:value-type="string" table:style-name="ce34">
            <text:p>Teminat</text:p>
          </table:table-cell>
          <table:table-cell table:style-name="ce1"/>
          <table:table-cell office:value-type="float" office:value="-709.07" table:formula="of:=[.F37]" table:style-name="ce35">
            <text:p>-709,07</text:p>
          </table:table-cell>
          <table:table-cell table:style-name="ce34"/>
          <table:table-cell table:style-name="ce36"/>
          <table:table-cell table:number-columns-repeated="2" table:style-name="ce3"/>
          <table:table-cell table:number-columns-repeated="16376"/>
        </table:table-row>
        <table:table-row table:style-name="ro1">
          <table:table-cell table:style-name="ce10"/>
          <table:table-cell table:style-name="ce12"/>
          <table:table-cell table:style-name="ce37"/>
          <table:table-cell table:style-name="ce12"/>
          <table:table-cell office:value-type="string" table:style-name="ce37">
            <text:p>NET</text:p>
          </table:table-cell>
          <table:table-cell office:value-type="float" office:value="84000" table:formula="of:=[.E4]-[.D5]" table:style-name="ce38">
            <text:p>84.000,00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table:style-name="ce7"/>
          <table:table-cell office:value-type="string" table:style-name="ce31">
            <text:p>,</text:p>
          </table:table-cell>
          <table:table-cell table:style-name="ce1"/>
          <table:table-cell table:style-name="ce39"/>
          <table:table-cell table:number-columns-repeated="3" table:style-name="ce40"/>
          <table:table-cell table:style-name="ce3"/>
          <table:table-cell table:number-columns-repeated="16376"/>
        </table:table-row>
        <table:table-row table:style-name="ro1">
          <table:table-cell office:value-type="date" office:date-value="2022-12-31T00:00:00" table:style-name="ce7">
            <text:p>31.12.22</text:p>
          </table:table-cell>
          <table:table-cell office:value-type="string" table:style-name="ce1">
            <text:p>1-1-23 <text:s/>- <text:s/>31-12-23 kira bedeli</text:p>
          </table:table-cell>
          <table:table-cell table:style-name="ce1"/>
          <table:table-cell office:value-type="float" office:value="84000" table:style-name="ce25">
            <text:p>84000</text:p>
          </table:table-cell>
          <table:table-cell table:style-name="ce26"/>
          <table:table-cell office:value-type="float" office:value="84000" table:formula="of:=[.D9]-[.E9]" table:style-name="ce40">
            <text:p>84.000,00</text:p>
          </table:table-cell>
          <table:table-cell table:style-name="ce39"/>
          <table:table-cell table:number-columns-repeated="16377" table:style-name="ce1"/>
        </table:table-row>
        <table:table-row table:style-name="ro1">
          <table:table-cell office:value-type="date" office:date-value="2022-12-31T00:00:00" table:style-name="ce7">
            <text:p>31.12.22</text:p>
          </table:table-cell>
          <table:table-cell office:value-type="string" table:style-name="ce1">
            <text:p>ödeme nakit</text:p>
          </table:table-cell>
          <table:table-cell table:style-name="ce1"/>
          <table:table-cell table:style-name="ce25"/>
          <table:table-cell office:value-type="float" office:value="84000" table:style-name="ce26">
            <text:p>84.000,00</text:p>
          </table:table-cell>
          <table:table-cell office:value-type="float" office:value="0" table:formula="of:=[.D10]-[.E10]+[.F9]" table:style-name="ce40">
            <text:p>0,00</text:p>
          </table:table-cell>
          <table:table-cell table:style-name="ce39"/>
          <table:table-cell table:number-columns-repeated="16377" table:style-name="ce1"/>
        </table:table-row>
        <table:table-row table:style-name="ro1">
          <table:table-cell table:style-name="ce7"/>
          <table:table-cell table:number-columns-repeated="2" table:style-name="ce1"/>
          <table:table-cell table:style-name="ce25"/>
          <table:table-cell table:style-name="ce26"/>
          <table:table-cell office:value-type="float" office:value="0" table:formula="of:=[.D11]-[.E11]+[.F10]" table:style-name="ce40">
            <text:p>0,00</text:p>
          </table:table-cell>
          <table:table-cell table:style-name="ce39"/>
          <table:table-cell table:number-columns-repeated="16377" table:style-name="ce1"/>
        </table:table-row>
        <table:table-row table:style-name="ro1">
          <table:table-cell table:style-name="ce7"/>
          <table:table-cell table:number-columns-repeated="2" table:style-name="ce1"/>
          <table:table-cell table:style-name="ce25"/>
          <table:table-cell table:style-name="ce26"/>
          <table:table-cell office:value-type="float" office:value="0" table:formula="of:=[.D12]-[.E12]+[.F11]" table:style-name="ce40">
            <text:p>0,00</text:p>
          </table:table-cell>
          <table:table-cell table:style-name="ce39"/>
          <table:table-cell table:number-columns-repeated="16377" table:style-name="ce1"/>
        </table:table-row>
        <table:table-row table:style-name="ro1">
          <table:table-cell table:style-name="ce7"/>
          <table:table-cell table:number-columns-repeated="2" table:style-name="ce1"/>
          <table:table-cell table:style-name="ce25"/>
          <table:table-cell table:style-name="ce26"/>
          <table:table-cell office:value-type="float" office:value="0" table:formula="of:=[.D13]-[.E13]+[.F12]" table:style-name="ce40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23"/>
          <table:table-cell table:number-columns-repeated="2" table:style-name="ce1"/>
          <table:table-cell table:style-name="ce41"/>
          <table:table-cell table:style-name="ce42"/>
          <table:table-cell office:value-type="float" office:value="0" table:formula="of:=[.D14]-[.E14]+[.F13]" table:style-name="ce40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23"/>
          <table:table-cell table:number-columns-repeated="2" table:style-name="ce1"/>
          <table:table-cell table:style-name="ce41"/>
          <table:table-cell table:style-name="ce42"/>
          <table:table-cell office:value-type="float" office:value="0" table:formula="of:=[.D15]-[.E15]+[.F14]" table:style-name="ce40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23"/>
          <table:table-cell table:number-columns-repeated="2" table:style-name="ce1"/>
          <table:table-cell table:style-name="ce41"/>
          <table:table-cell table:style-name="ce42"/>
          <table:table-cell office:value-type="float" office:value="0" table:formula="of:=[.D16]-[.E16]+[.F15]" table:style-name="ce40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23"/>
          <table:table-cell table:number-columns-repeated="2" table:style-name="ce1"/>
          <table:table-cell table:style-name="ce41"/>
          <table:table-cell table:style-name="ce42"/>
          <table:table-cell office:value-type="float" office:value="0" table:formula="of:=[.D17]-[.E17]+[.F16]" table:style-name="ce40">
            <text:p>0,00</text:p>
          </table:table-cell>
          <table:table-cell table:number-columns-repeated="16378"/>
        </table:table-row>
        <table:table-row table:style-name="ro1">
          <table:table-cell table:style-name="ce23"/>
          <table:table-cell table:number-columns-repeated="2" table:style-name="ce1"/>
          <table:table-cell table:style-name="ce41"/>
          <table:table-cell table:style-name="ce42"/>
          <table:table-cell office:value-type="float" office:value="0" table:formula="of:=[.D18]-[.E18]+[.F17]" table:style-name="ce40">
            <text:p>0,00</text:p>
          </table:table-cell>
          <table:table-cell table:number-columns-repeated="16378"/>
        </table:table-row>
        <table:table-row table:style-name="ro1">
          <table:table-cell table:style-name="ce23"/>
          <table:table-cell table:number-columns-repeated="2" table:style-name="ce1"/>
          <table:table-cell table:style-name="ce41"/>
          <table:table-cell table:style-name="ce42"/>
          <table:table-cell office:value-type="float" office:value="0" table:formula="of:=[.D19]-[.E19]+[.F18]" table:style-name="ce40">
            <text:p>0,00</text:p>
          </table:table-cell>
          <table:table-cell table:number-columns-repeated="16378"/>
        </table:table-row>
        <table:table-row table:style-name="ro1">
          <table:table-cell table:style-name="ce23"/>
          <table:table-cell table:number-columns-repeated="2" table:style-name="ce1"/>
          <table:table-cell table:style-name="ce41"/>
          <table:table-cell table:style-name="ce42"/>
          <table:table-cell office:value-type="float" office:value="0" table:formula="of:=[.D20]-[.E20]+[.F19]" table:style-name="ce43">
            <text:p>0,00</text:p>
          </table:table-cell>
          <table:table-cell table:number-columns-repeated="16378"/>
        </table:table-row>
        <table:table-row table:number-rows-repeated="2" table:style-name="ro1">
          <table:table-cell table:style-name="ce23"/>
          <table:table-cell table:number-columns-repeated="2" table:style-name="ce1"/>
          <table:table-cell table:style-name="ce24"/>
          <table:table-cell table:number-columns-repeated="2" table:style-name="ce44"/>
          <table:table-cell table:number-columns-repeated="16378"/>
        </table:table-row>
        <table:table-row table:style-name="ro1">
          <table:table-cell office:value-type="string" table:style-name="ce45">
            <text:p><text:s/>- 2023 -</text:p>
          </table:table-cell>
          <table:table-cell office:value-type="string" table:style-name="ce12">
            <text:p>ELEKTRİK<text:s/></text:p>
          </table:table-cell>
          <table:table-cell office:value-type="string" table:style-name="ce12">
            <text:p>Su</text:p>
          </table:table-cell>
          <table:table-cell office:value-type="string" table:style-name="ce19">
            <text:p>Tutarı</text:p>
          </table:table-cell>
          <table:table-cell table:number-columns-repeated="2" table:style-name="ce46"/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Devreden Teminat</text:p>
          </table:table-cell>
          <table:table-cell table:style-name="ce1"/>
          <table:table-cell table:style-name="ce24"/>
          <table:table-cell table:style-name="ce44"/>
          <table:table-cell office:value-type="float" office:value="0" table:style-name="ce44">
            <text:p>0,00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Ocak</text:p>
          </table:table-cell>
          <table:table-cell table:style-name="ce1"/>
          <table:table-cell office:value-type="float" office:value="1245.19" table:style-name="ce44">
            <text:p>1.245,19</text:p>
          </table:table-cell>
          <table:table-cell office:value-type="float" office:value="1245.19" table:style-name="ce44">
            <text:p>1.245,19</text:p>
          </table:table-cell>
          <table:table-cell office:value-type="float" office:value="0" table:formula="of:=[.D25]-[.E25]+[.F24]" table:style-name="ce44">
            <text:p>0,00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Şubat</text:p>
          </table:table-cell>
          <table:table-cell office:value-type="float" office:value="20" table:style-name="ce1">
            <text:p>20</text:p>
          </table:table-cell>
          <table:table-cell office:value-type="float" office:value="913.16" table:style-name="ce44">
            <text:p>913,16</text:p>
          </table:table-cell>
          <table:table-cell office:value-type="float" office:value="933.16" table:style-name="ce44">
            <text:p>933,16</text:p>
          </table:table-cell>
          <table:table-cell office:value-type="float" office:value="-20" table:formula="of:=[.D26]-[.E26]+[.F25]" table:style-name="ce44">
            <text:p>-20,00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art</text:p>
          </table:table-cell>
          <table:table-cell office:value-type="float" office:value="20" table:style-name="ce1">
            <text:p>20</text:p>
          </table:table-cell>
          <table:table-cell office:value-type="float" office:value="815.31" table:style-name="ce44">
            <text:p>815,31</text:p>
          </table:table-cell>
          <table:table-cell office:value-type="float" office:value="835.31" table:style-name="ce44">
            <text:p>835,31</text:p>
          </table:table-cell>
          <table:table-cell office:value-type="float" office:value="-40" table:formula="of:=[.D27]-[.E27]+[.F26]" table:style-name="ce44">
            <text:p>-40,00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Nisan</text:p>
          </table:table-cell>
          <table:table-cell office:value-type="float" office:value="20" table:style-name="ce1">
            <text:p>20</text:p>
          </table:table-cell>
          <table:table-cell office:value-type="float" office:value="388.74" table:style-name="ce44">
            <text:p>388,74</text:p>
          </table:table-cell>
          <table:table-cell office:value-type="float" office:value="509.04" table:style-name="ce44">
            <text:p>509,04</text:p>
          </table:table-cell>
          <table:table-cell office:value-type="float" office:value="-160.30000000000001" table:formula="of:=[.D28]-[.E28]+[.F27]" table:style-name="ce44">
            <text:p>-160,30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Mayıs</text:p>
          </table:table-cell>
          <table:table-cell office:value-type="float" office:value="20" table:style-name="ce1">
            <text:p>20</text:p>
          </table:table-cell>
          <table:table-cell office:value-type="float" office:value="437.09" table:style-name="ce44">
            <text:p>437,09</text:p>
          </table:table-cell>
          <table:table-cell office:value-type="float" office:value="557.09" table:style-name="ce44">
            <text:p>557,09</text:p>
          </table:table-cell>
          <table:table-cell office:value-type="float" office:value="-280.30000000000007" table:formula="of:=[.D29]-[.E29]+[.F28]" table:style-name="ce44">
            <text:p>-280,30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Haziran<text:s/></text:p>
          </table:table-cell>
          <table:table-cell office:value-type="float" office:value="30" table:style-name="ce1">
            <text:p>30</text:p>
          </table:table-cell>
          <table:table-cell office:value-type="float" office:value="417.16" table:style-name="ce44">
            <text:p>417,16</text:p>
          </table:table-cell>
          <table:table-cell office:value-type="float" office:value="547.27" table:style-name="ce44">
            <text:p>547,27</text:p>
          </table:table-cell>
          <table:table-cell office:value-type="float" office:value="-410.41" table:formula="of:=[.D30]-[.E30]+[.F29]" table:style-name="ce44">
            <text:p>-410,41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Temmuz<text:s/></text:p>
          </table:table-cell>
          <table:table-cell office:value-type="float" office:value="30" table:style-name="ce1">
            <text:p>30</text:p>
          </table:table-cell>
          <table:table-cell office:value-type="float" office:value="389.39" table:style-name="ce44">
            <text:p>389,39</text:p>
          </table:table-cell>
          <table:table-cell office:value-type="float" office:value="520.63" table:style-name="ce44">
            <text:p>520,63</text:p>
          </table:table-cell>
          <table:table-cell office:value-type="float" office:value="-541.65000000000009" table:formula="of:=[.D31]-[.E31]+[.F30]" table:style-name="ce44">
            <text:p>-541,65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Ağustos</text:p>
          </table:table-cell>
          <table:table-cell office:value-type="float" office:value="30" table:style-name="ce1">
            <text:p>30</text:p>
          </table:table-cell>
          <table:table-cell office:value-type="float" office:value="536.5" table:style-name="ce44">
            <text:p>536,50</text:p>
          </table:table-cell>
          <table:table-cell office:value-type="float" office:value="673.8" table:style-name="ce44">
            <text:p>673,80</text:p>
          </table:table-cell>
          <table:table-cell office:value-type="float" office:value="-678.95" table:formula="of:=[.D32]-[.E32]+[.F31]" table:style-name="ce44">
            <text:p>-678,95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Eylül</text:p>
          </table:table-cell>
          <table:table-cell office:value-type="float" office:value="30" table:style-name="ce1">
            <text:p>30</text:p>
          </table:table-cell>
          <table:table-cell office:value-type="float" office:value="438.93" table:style-name="ce24">
            <text:p>438,93</text:p>
          </table:table-cell>
          <table:table-cell office:value-type="float" office:value="578.66" table:style-name="ce44">
            <text:p>578,66</text:p>
          </table:table-cell>
          <table:table-cell office:value-type="float" office:value="-818.68000000000006" table:formula="of:=[.D33]-[.E33]+[.F32]" table:style-name="ce44">
            <text:p>-818,68</text:p>
          </table:table-cell>
          <table:table-cell table:number-columns-repeated="16378" table:style-name="ce1"/>
        </table:table-row>
        <table:table-row table:style-name="ro1">
          <table:table-cell table:style-name="ce23"/>
          <table:table-cell office:value-type="string" table:style-name="ce1">
            <text:p>Su-Elektrik Ekim</text:p>
          </table:table-cell>
          <table:table-cell office:value-type="float" office:value="30" table:style-name="ce1">
            <text:p>30</text:p>
          </table:table-cell>
          <table:table-cell office:value-type="float" office:value="477.73" table:style-name="ce24">
            <text:p>477,73</text:p>
          </table:table-cell>
          <table:table-cell office:value-type="float" office:value="598.12" table:style-name="ce44">
            <text:p>598,12</text:p>
          </table:table-cell>
          <table:table-cell office:value-type="float" office:value="-939.07" table:formula="of:=[.D34]-[.E34]+[.F33]" table:style-name="ce44">
            <text:p>-939,07</text:p>
          </table:table-cell>
          <table:table-cell table:number-columns-repeated="16378" table:style-name="ce1"/>
        </table:table-row>
        <table:table-row table:style-name="ro1">
          <table:table-cell table:style-name="ce23"/>
          <table:table-cell office:value-type="string" table:style-name="ce1">
            <text:p>Su-Elektrik Kasım</text:p>
          </table:table-cell>
          <table:table-cell table:style-name="ce1"/>
          <table:table-cell table:style-name="ce24"/>
          <table:table-cell table:style-name="ce44"/>
          <table:table-cell office:value-type="float" office:value="-939.07" table:formula="of:=[.D35]-[.E35]+[.F34]" table:style-name="ce44">
            <text:p>-939,07</text:p>
          </table:table-cell>
          <table:table-cell table:number-columns-repeated="16378" table:style-name="ce1"/>
        </table:table-row>
        <table:table-row table:style-name="ro1">
          <table:table-cell table:style-name="ce45"/>
          <table:table-cell office:value-type="string" table:style-name="ce12">
            <text:p>Su-Elektrik Aralık</text:p>
          </table:table-cell>
          <table:table-cell table:style-name="ce12"/>
          <table:table-cell table:style-name="ce19"/>
          <table:table-cell table:style-name="ce46"/>
          <table:table-cell office:value-type="float" office:value="-939.07" table:formula="of:=[.D36]-[.E36]+[.F35]" table:style-name="ce47">
            <text:p>-939,07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office:value-type="date" office:date-value="2023-12-31T00:00:00" table:style-name="ce48">
            <text:p>31.12.23</text:p>
          </table:table-cell>
          <table:table-cell office:value-type="string" table:style-name="ce49">
            <text:p>Devreden Teminat</text:p>
          </table:table-cell>
          <table:table-cell office:value-type="float" office:value="230" table:formula="of:=SUM([.C25:.C36])" table:style-name="ce50">
            <text:p>230</text:p>
          </table:table-cell>
          <table:table-cell table:style-name="ce51"/>
          <table:table-cell table:style-name="ce52"/>
          <table:table-cell office:value-type="float" office:value="-709.07" table:formula="of:=[.D37]-[.E37]+[.F36]+[.C37]" table:style-name="ce53">
            <text:p>-709,07</text:p>
          </table:table-cell>
          <table:table-cell office:value-type="float" office:value="759.18" table:style-name="ce1">
            <text:p>759,18</text:p>
          </table:table-cell>
          <table:table-cell table:number-columns-repeated="16377" table:style-name="ce1"/>
        </table:table-row>
        <table:table-row table:style-name="ro1">
          <table:table-cell table:style-name="ce23"/>
          <table:table-cell table:number-columns-repeated="2" table:style-name="ce1"/>
          <table:table-cell table:number-columns-repeated="3" table:style-name="ce24"/>
          <table:table-cell table:number-columns-repeated="16378" table:style-name="ce1"/>
        </table:table-row>
        <table:table-row table:style-name="ro1">
          <table:table-cell table:style-name="ce7"/>
          <table:table-cell table:number-columns-repeated="2" table:style-name="ce1"/>
          <table:table-cell table:number-columns-repeated="3" table:style-name="ce3"/>
          <table:table-cell table:number-columns-repeated="16378" table:style-name="ce1"/>
        </table:table-row>
        <table:table-row table:style-name="ro1">
          <table:table-cell table:style-name="ce54"/>
          <table:table-cell office:value-type="string" table:style-name="ce55">
            <text:p>snyB için yapılan Açıklamalar-Masraflar</text:p>
          </table:table-cell>
          <table:table-cell table:style-name="ce55"/>
          <table:table-cell table:style-name="ce56"/>
          <table:table-cell table:style-name="ce13"/>
          <table:table-cell office:value-type="float" office:value="0" table:formula="of:=SUM([.E41:.E57])" table:style-name="ce57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7"/>
          <table:table-cell table:number-columns-repeated="2" table:style-name="ce8"/>
          <table:table-cell table:number-columns-repeated="16381" table:style-name="ce1"/>
        </table:table-row>
        <table:table-row table:style-name="ro1">
          <table:table-cell table:style-name="ce7"/>
          <table:table-cell office:value-type="string" table:style-name="ce1">
            <text:p>Salih Ant - 1.yıl</text:p>
          </table:table-cell>
          <table:table-cell table:style-name="ce1"/>
          <table:table-cell table:number-columns-repeated="3" table:style-name="ce3"/>
          <table:table-cell table:number-columns-repeated="16378" table:style-name="ce1"/>
        </table:table-row>
        <table:table-row table:style-name="ro1">
          <table:table-cell table:style-name="ce7"/>
          <table:table-cell office:value-type="string" table:style-name="ce1">
            <text:p>İlk anlaşma 7-11-22 de yapıldı</text:p>
          </table:table-cell>
          <table:table-cell table:number-columns-repeated="4" table:style-name="ce3"/>
          <table:table-cell table:number-columns-repeated="16378" table:style-name="ce1"/>
        </table:table-row>
        <table:table-row table:style-name="ro1">
          <table:table-cell table:style-name="ce7"/>
          <table:table-cell office:value-type="string" table:style-name="ce13">
            <text:p>01-01-23 - 31-12-23 kira bedeli Ödendi</text:p>
          </table:table-cell>
          <table:table-cell table:style-name="ce13"/>
          <table:table-cell office:value-type="float" office:value="84000" table:style-name="ce13">
            <text:p>84.000,00</text:p>
          </table:table-cell>
          <table:table-cell table:style-name="ce3"/>
          <table:table-cell table:style-name="ce27"/>
          <table:table-cell table:number-columns-repeated="16378" table:style-name="ce1"/>
        </table:table-row>
        <table:table-row table:number-rows-repeated="2" table:style-name="ro1">
          <table:table-cell table:style-name="ce7"/>
          <table:table-cell table:number-columns-repeated="2" table:style-name="ce3"/>
          <table:table-cell table:style-name="ce8"/>
          <table:table-cell table:style-name="ce3"/>
          <table:table-cell table:style-name="ce9"/>
          <table:table-cell table:number-columns-repeated="16378" table:style-name="ce1"/>
        </table:table-row>
        <table:table-row table:number-rows-repeated="2" table:style-name="ro1">
          <table:table-cell table:style-name="ce7"/>
          <table:table-cell table:number-columns-repeated="4" table:style-name="ce3"/>
          <table:table-cell table:style-name="ce8"/>
          <table:table-cell table:style-name="ce28"/>
          <table:table-cell table:style-name="ce58"/>
          <table:table-cell table:number-columns-repeated="16376"/>
        </table:table-row>
        <table:table-row table:number-rows-repeated="3" table:style-name="ro1">
          <table:table-cell/>
          <table:table-cell table:number-columns-repeated="4" table:style-name="ce3"/>
          <table:table-cell table:style-name="ce8"/>
          <table:table-cell table:style-name="ce28"/>
          <table:table-cell table:style-name="ce58"/>
          <table:table-cell table:number-columns-repeated="16376"/>
        </table:table-row>
        <table:table-row table:number-rows-repeated="5" table:style-name="ro1">
          <table:table-cell/>
          <table:table-cell table:number-columns-repeated="7" table:style-name="ce3"/>
          <table:table-cell table:number-columns-repeated="16376"/>
        </table:table-row>
        <table:table-row table:number-rows-repeated="2" table:style-name="ro1">
          <table:table-cell/>
          <table:table-cell table:number-columns-repeated="3" table:style-name="ce1"/>
          <table:table-cell table:number-columns-repeated="4" table:style-name="ce3"/>
          <table:table-cell table:number-columns-repeated="16376"/>
        </table:table-row>
        <table:table-row table:style-name="ro1">
          <table:table-cell/>
          <table:table-cell table:number-columns-repeated="2" table:style-name="ce8"/>
          <table:table-cell table:style-name="ce9"/>
          <table:table-cell table:number-columns-repeated="4" table:style-name="ce3"/>
          <table:table-cell table:number-columns-repeated="16376"/>
        </table:table-row>
        <table:table-row table:number-rows-repeated="7" table:style-name="ro1">
          <table:table-cell/>
          <table:table-cell table:number-columns-repeated="2" table:style-name="ce1"/>
          <table:table-cell table:number-columns-repeated="5" table:style-name="ce3"/>
          <table:table-cell table:number-columns-repeated="16376"/>
        </table:table-row>
        <table:table-row table:style-name="ro1">
          <table:table-cell/>
          <table:table-cell table:number-columns-repeated="2" table:style-name="ce8"/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76"/>
        </table:table-row>
        <table:table-row table:style-name="ro1">
          <table:table-cell/>
          <table:table-cell table:number-columns-repeated="2" table:style-name="ce29"/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76"/>
        </table:table-row>
        <table:table-row table:style-name="ro1">
          <table:table-cell/>
          <table:table-cell table:number-columns-repeated="2" table:style-name="ce8"/>
          <table:table-cell table:style-name="ce1"/>
          <table:table-cell table:style-name="ce3"/>
          <table:table-cell table:style-name="ce9"/>
          <table:table-cell table:number-columns-repeated="2" table:style-name="ce3"/>
          <table:table-cell table:number-columns-repeated="16376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style-name="ce9"/>
          <table:table-cell table:number-columns-repeated="2" table:style-name="ce3"/>
          <table:table-cell table:number-columns-repeated="16376"/>
        </table:table-row>
        <table:table-row table:style-name="ro1">
          <table:table-cell/>
          <table:table-cell table:number-columns-repeated="2" table:style-name="ce8"/>
          <table:table-cell table:number-columns-repeated="2" table:style-name="ce1"/>
          <table:table-cell table:style-name="ce9"/>
          <table:table-cell table:number-columns-repeated="2" table:style-name="ce3"/>
          <table:table-cell table:number-columns-repeated="16376"/>
        </table:table-row>
        <table:table-row table:number-rows-repeated="13" table:style-name="ro1">
          <table:table-cell/>
          <table:table-cell table:number-columns-repeated="7" table:style-name="ce3"/>
          <table:table-cell table:number-columns-repeated="16376"/>
        </table:table-row>
        <table:table-row table:style-name="ro1">
          <table:table-cell/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/>
          <table:table-cell table:number-columns-repeated="2"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number-rows-repeated="1048490" table:style-name="ro1">
          <table:table-cell table:number-columns-repeated="16384"/>
        </table:table-row>
      </table:table>
      <table:table table:name="SnyC301-22" table:style-name="ta2">
        <table:table-column table:style-name="co3" table:default-cell-style-name="ce1"/>
        <table:table-column table:style-name="co11" table:default-cell-style-name="ce3"/>
        <table:table-column table:style-name="co3" table:default-cell-style-name="ce3"/>
        <table:table-column table:style-name="co12" table:default-cell-style-name="ce3"/>
        <table:table-column table:style-name="co1" table:default-cell-style-name="ce3"/>
        <table:table-column table:style-name="co5" table:default-cell-style-name="ce3"/>
        <table:table-column table:style-name="co13" table:default-cell-style-name="ce3"/>
        <table:table-column table:style-name="co1" table:number-columns-repeated="52" table:default-cell-style-name="ce1"/>
        <table:table-column table:style-name="co6" table:number-columns-repeated="16325" table:default-cell-style-name="ce1"/>
        <table:table-row table:style-name="ro1">
          <table:table-cell table:style-name="ce7"/>
          <table:table-cell office:value-type="string" table:style-name="ce8">
            <text:p>snCD-080-03-2211-Vinc</text:p>
          </table:table-cell>
          <table:table-cell table:style-name="ce8"/>
          <table:table-cell office:value-type="string" table:style-name="ce9">
            <text:p>400 m2 Vinç kira</text:p>
          </table:table-cell>
          <table:table-cell table:number-columns-repeated="3" table:style-name="ce3"/>
          <table:table-cell table:number-columns-repeated="16377"/>
        </table:table-row>
        <table:table-row table:style-name="ro1">
          <table:table-cell table:style-name="ce7"/>
          <table:table-cell table:number-columns-repeated="2" table:style-name="ce8"/>
          <table:table-cell table:number-columns-repeated="4" table:style-name="ce3"/>
          <table:table-cell table:number-columns-repeated="16377"/>
        </table:table-row>
        <table:table-row table:style-name="ro1">
          <table:table-cell office:value-type="string" table:style-name="ce20">
            <text:p>Tarih</text:p>
          </table:table-cell>
          <table:table-cell office:value-type="string" table:style-name="ce21">
            <text:p>Açıklama</text:p>
          </table:table-cell>
          <table:table-cell table:style-name="ce21"/>
          <table:table-cell office:value-type="string" table:style-name="ce22">
            <text:p>Kira bedeli</text:p>
          </table:table-cell>
          <table:table-cell office:value-type="string" table:style-name="ce22">
            <text:p>Ödeme</text:p>
          </table:table-cell>
          <table:table-cell office:value-type="string" table:style-name="ce22">
            <text:p>Bakiye</text:p>
          </table:table-cell>
          <table:table-cell table:number-columns-repeated="16378"/>
        </table:table-row>
        <table:table-row table:style-name="ro1">
          <table:table-cell table:style-name="ce7"/>
          <table:table-cell office:value-type="string" table:style-name="ce30">
            <text:p>Toplamlar</text:p>
          </table:table-cell>
          <table:table-cell table:style-name="ce31"/>
          <table:table-cell office:value-type="float" office:value="200000" table:formula="of:=SUM([.D9:.D20])" table:style-name="ce16">
            <text:p>200.000,00</text:p>
          </table:table-cell>
          <table:table-cell office:value-type="float" office:value="0" table:formula="of:=SUM([.E9:.E20])" table:style-name="ce17">
            <text:p>0,00</text:p>
          </table:table-cell>
          <table:table-cell office:value-type="float" office:value="200000" table:formula="of:=[.F20]" table:style-name="ce32">
            <text:p>200.000,00</text:p>
          </table:table-cell>
          <table:table-cell table:number-columns-repeated="16378"/>
        </table:table-row>
        <table:table-row table:style-name="ro1">
          <table:table-cell table:style-name="ce7"/>
          <table:table-cell office:value-type="string" table:style-name="ce31">
            <text:p>Masraf</text:p>
          </table:table-cell>
          <table:table-cell table:style-name="ce31"/>
          <table:table-cell office:value-type="float" office:value="0" table:formula="of:=[.F39]" table:style-name="ce33">
            <text:p>0,00</text:p>
          </table:table-cell>
          <table:table-cell table:style-name="ce3"/>
          <table:table-cell table:style-name="ce1"/>
          <table:table-cell table:number-columns-repeated="16378"/>
        </table:table-row>
        <table:table-row table:style-name="ro1">
          <table:table-cell table:style-name="ce7"/>
          <table:table-cell office:value-type="string" table:style-name="ce34">
            <text:p>Teminat</text:p>
          </table:table-cell>
          <table:table-cell table:style-name="ce1"/>
          <table:table-cell office:value-type="float" office:value="-3983.74" table:formula="of:=[.F36]" table:style-name="ce59">
            <text:p>-3.983,74</text:p>
          </table:table-cell>
          <table:table-cell table:style-name="ce34"/>
          <table:table-cell table:style-name="ce36"/>
          <table:table-cell table:number-columns-repeated="16378"/>
        </table:table-row>
        <table:table-row table:style-name="ro1">
          <table:table-cell table:style-name="ce10"/>
          <table:table-cell table:style-name="ce12"/>
          <table:table-cell table:style-name="ce37"/>
          <table:table-cell table:style-name="ce12"/>
          <table:table-cell office:value-type="string" table:style-name="ce37">
            <text:p>NET</text:p>
          </table:table-cell>
          <table:table-cell office:value-type="float" office:value="0" table:formula="of:=[.E4]-[.D5]" table:style-name="ce38">
            <text:p>0,00</text:p>
          </table:table-cell>
          <table:table-cell table:number-columns-repeated="16378"/>
        </table:table-row>
        <table:table-row table:style-name="ro1">
          <table:table-cell table:style-name="ce7"/>
          <table:table-cell office:value-type="string" table:style-name="ce31">
            <text:p>,</text:p>
          </table:table-cell>
          <table:table-cell table:style-name="ce1"/>
          <table:table-cell table:style-name="ce39"/>
          <table:table-cell table:number-columns-repeated="2" table:style-name="ce40"/>
          <table:table-cell table:number-columns-repeated="16378"/>
        </table:table-row>
        <table:table-row table:style-name="ro1">
          <table:table-cell office:value-type="date" office:date-value="2023-11-29T00:00:00" table:style-name="ce7">
            <text:p>29.11.23</text:p>
          </table:table-cell>
          <table:table-cell office:value-type="string" table:style-name="ce1">
            <text:p>29-11-2023 – 30-11-2024 Kira Bedeli</text:p>
          </table:table-cell>
          <table:table-cell table:style-name="ce1"/>
          <table:table-cell office:value-type="float" office:value="200000" table:style-name="ce25">
            <text:p>200000</text:p>
          </table:table-cell>
          <table:table-cell table:style-name="ce26"/>
          <table:table-cell office:value-type="float" office:value="200000" table:formula="of:=[.D9]-[.E9]" table:style-name="ce40">
            <text:p>200.000,00</text:p>
          </table:table-cell>
          <table:table-cell table:number-columns-repeated="16378"/>
        </table:table-row>
        <table:table-row table:style-name="ro1">
          <table:table-cell table:style-name="ce7"/>
          <table:table-cell office:value-type="string" table:style-name="ce1">
            <text:p>ödeme nakit</text:p>
          </table:table-cell>
          <table:table-cell table:style-name="ce1"/>
          <table:table-cell table:style-name="ce25"/>
          <table:table-cell table:style-name="ce26"/>
          <table:table-cell office:value-type="float" office:value="200000" table:formula="of:=[.D10]-[.E10]+[.F9]" table:style-name="ce40">
            <text:p>200.000,00</text:p>
          </table:table-cell>
          <table:table-cell table:number-columns-repeated="16378"/>
        </table:table-row>
        <table:table-row table:style-name="ro1">
          <table:table-cell table:style-name="ce7"/>
          <table:table-cell table:number-columns-repeated="2" table:style-name="ce1"/>
          <table:table-cell table:style-name="ce25"/>
          <table:table-cell table:style-name="ce26"/>
          <table:table-cell office:value-type="float" office:value="200000" table:formula="of:=[.D11]-[.E11]+[.F10]" table:style-name="ce40">
            <text:p>200.000,00</text:p>
          </table:table-cell>
          <table:table-cell table:number-columns-repeated="16378"/>
        </table:table-row>
        <table:table-row table:style-name="ro1">
          <table:table-cell table:style-name="ce7"/>
          <table:table-cell table:number-columns-repeated="2" table:style-name="ce1"/>
          <table:table-cell table:style-name="ce25"/>
          <table:table-cell table:style-name="ce26"/>
          <table:table-cell office:value-type="float" office:value="200000" table:formula="of:=[.D12]-[.E12]+[.F11]" table:style-name="ce40">
            <text:p>200.000,00</text:p>
          </table:table-cell>
          <table:table-cell table:number-columns-repeated="16378"/>
        </table:table-row>
        <table:table-row table:style-name="ro1">
          <table:table-cell table:style-name="ce7"/>
          <table:table-cell table:number-columns-repeated="2" table:style-name="ce1"/>
          <table:table-cell table:style-name="ce25"/>
          <table:table-cell table:style-name="ce26"/>
          <table:table-cell office:value-type="float" office:value="200000" table:formula="of:=[.D13]-[.E13]+[.F12]" table:style-name="ce40">
            <text:p>200.000,00</text:p>
          </table:table-cell>
          <table:table-cell table:number-columns-repeated="16378"/>
        </table:table-row>
        <table:table-row table:style-name="ro1">
          <table:table-cell table:style-name="ce23"/>
          <table:table-cell table:number-columns-repeated="2" table:style-name="ce1"/>
          <table:table-cell table:style-name="ce41"/>
          <table:table-cell table:style-name="ce42"/>
          <table:table-cell office:value-type="float" office:value="200000" table:formula="of:=[.D14]-[.E14]+[.F13]" table:style-name="ce40">
            <text:p>200.000,00</text:p>
          </table:table-cell>
          <table:table-cell table:number-columns-repeated="16378"/>
        </table:table-row>
        <table:table-row table:style-name="ro1">
          <table:table-cell table:style-name="ce23"/>
          <table:table-cell table:number-columns-repeated="2" table:style-name="ce1"/>
          <table:table-cell table:style-name="ce41"/>
          <table:table-cell table:style-name="ce42"/>
          <table:table-cell office:value-type="float" office:value="200000" table:formula="of:=[.D15]-[.E15]+[.F14]" table:style-name="ce40">
            <text:p>200.000,00</text:p>
          </table:table-cell>
          <table:table-cell table:number-columns-repeated="16378"/>
        </table:table-row>
        <table:table-row table:style-name="ro1">
          <table:table-cell table:style-name="ce23"/>
          <table:table-cell table:number-columns-repeated="2" table:style-name="ce1"/>
          <table:table-cell table:style-name="ce41"/>
          <table:table-cell table:style-name="ce42"/>
          <table:table-cell office:value-type="float" office:value="200000" table:formula="of:=[.D16]-[.E16]+[.F15]" table:style-name="ce40">
            <text:p>200.000,00</text:p>
          </table:table-cell>
          <table:table-cell table:number-columns-repeated="16378"/>
        </table:table-row>
        <table:table-row table:style-name="ro1">
          <table:table-cell table:style-name="ce23"/>
          <table:table-cell table:number-columns-repeated="2" table:style-name="ce1"/>
          <table:table-cell table:style-name="ce41"/>
          <table:table-cell table:style-name="ce42"/>
          <table:table-cell office:value-type="float" office:value="200000" table:formula="of:=[.D17]-[.E17]+[.F16]" table:style-name="ce40">
            <text:p>200.000,00</text:p>
          </table:table-cell>
          <table:table-cell table:number-columns-repeated="16378"/>
        </table:table-row>
        <table:table-row table:style-name="ro1">
          <table:table-cell table:style-name="ce23"/>
          <table:table-cell table:number-columns-repeated="2" table:style-name="ce1"/>
          <table:table-cell table:style-name="ce41"/>
          <table:table-cell table:style-name="ce42"/>
          <table:table-cell office:value-type="float" office:value="200000" table:formula="of:=[.D18]-[.E18]+[.F17]" table:style-name="ce40">
            <text:p>200.000,00</text:p>
          </table:table-cell>
          <table:table-cell table:number-columns-repeated="16378"/>
        </table:table-row>
        <table:table-row table:style-name="ro1">
          <table:table-cell table:style-name="ce23"/>
          <table:table-cell table:number-columns-repeated="2" table:style-name="ce1"/>
          <table:table-cell table:style-name="ce41"/>
          <table:table-cell table:style-name="ce42"/>
          <table:table-cell office:value-type="float" office:value="200000" table:formula="of:=[.D19]-[.E19]+[.F18]" table:style-name="ce40">
            <text:p>200.000,00</text:p>
          </table:table-cell>
          <table:table-cell table:number-columns-repeated="16378"/>
        </table:table-row>
        <table:table-row table:style-name="ro1">
          <table:table-cell table:style-name="ce23"/>
          <table:table-cell table:number-columns-repeated="2" table:style-name="ce1"/>
          <table:table-cell table:style-name="ce41"/>
          <table:table-cell table:style-name="ce42"/>
          <table:table-cell office:value-type="float" office:value="200000" table:formula="of:=[.D20]-[.E20]+[.F19]" table:style-name="ce43">
            <text:p>200.000,00</text:p>
          </table:table-cell>
          <table:table-cell table:number-columns-repeated="16378"/>
        </table:table-row>
        <table:table-row table:number-rows-repeated="2" table:style-name="ro1">
          <table:table-cell table:style-name="ce23"/>
          <table:table-cell table:number-columns-repeated="2" table:style-name="ce1"/>
          <table:table-cell table:style-name="ce24"/>
          <table:table-cell table:number-columns-repeated="2" table:style-name="ce44"/>
          <table:table-cell table:number-columns-repeated="16378"/>
        </table:table-row>
        <table:table-row table:style-name="ro1">
          <table:table-cell office:value-type="string" table:style-name="ce45">
            <text:p><text:s/>- 2023 -</text:p>
          </table:table-cell>
          <table:table-cell office:value-type="string" table:style-name="ce12">
            <text:p>ELEKTRİK<text:s/></text:p>
          </table:table-cell>
          <table:table-cell office:value-type="string" table:style-name="ce12">
            <text:p>Su</text:p>
          </table:table-cell>
          <table:table-cell office:value-type="string" table:style-name="ce19">
            <text:p>Tutarı</text:p>
          </table:table-cell>
          <table:table-cell table:number-columns-repeated="2" table:style-name="ce46"/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Devreden Teminat</text:p>
          </table:table-cell>
          <table:table-cell table:style-name="ce1"/>
          <table:table-cell table:style-name="ce24"/>
          <table:table-cell table:style-name="ce44"/>
          <table:table-cell office:value-type="float" office:value="-1021.81" table:style-name="ce44">
            <text:p>-1.021,81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Ocak</text:p>
          </table:table-cell>
          <table:table-cell table:style-name="ce1"/>
          <table:table-cell office:value-type="float" office:value="736.59" table:style-name="ce3">
            <text:p>736,59</text:p>
          </table:table-cell>
          <table:table-cell office:value-type="float" office:value="914.78" table:style-name="ce1">
            <text:p>914,78</text:p>
          </table:table-cell>
          <table:table-cell office:value-type="float" office:value="-1200" table:formula="of:=[.D25]-[.E25]+[.F24]" table:style-name="ce44">
            <text:p>-1.200,00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Şubat</text:p>
          </table:table-cell>
          <table:table-cell office:value-type="float" office:value="50" table:style-name="ce1">
            <text:p>50</text:p>
          </table:table-cell>
          <table:table-cell office:value-type="float" office:value="676.29" table:style-name="ce3">
            <text:p>676,29</text:p>
          </table:table-cell>
          <table:table-cell office:value-type="float" office:value="996.81" table:style-name="ce1">
            <text:p>996,81</text:p>
          </table:table-cell>
          <table:table-cell office:value-type="float" office:value="-1520.52" table:formula="of:=[.D26]-[.E26]+[.F25]" table:style-name="ce44">
            <text:p>-1.520,52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art</text:p>
          </table:table-cell>
          <table:table-cell office:value-type="float" office:value="50" table:style-name="ce1">
            <text:p>50</text:p>
          </table:table-cell>
          <table:table-cell office:value-type="float" office:value="961.03" table:style-name="ce3">
            <text:p>961,03</text:p>
          </table:table-cell>
          <table:table-cell office:value-type="float" office:value="1240.52" table:style-name="ce1">
            <text:p>1240,52</text:p>
          </table:table-cell>
          <table:table-cell office:value-type="float" office:value="-1800.01" table:formula="of:=[.D27]-[.E27]+[.F26]" table:style-name="ce44">
            <text:p>-1.800,01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Nisan</text:p>
          </table:table-cell>
          <table:table-cell office:value-type="float" office:value="50" table:style-name="ce1">
            <text:p>50</text:p>
          </table:table-cell>
          <table:table-cell office:value-type="float" office:value="638.45000000000005" table:style-name="ce3">
            <text:p>638,45</text:p>
          </table:table-cell>
          <table:table-cell office:value-type="float" office:value="938.46" table:style-name="ce1">
            <text:p>938,46</text:p>
          </table:table-cell>
          <table:table-cell office:value-type="float" office:value="-2100.02" table:formula="of:=[.D28]-[.E28]+[.F27]" table:style-name="ce44">
            <text:p>-2.100,02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Mayıs</text:p>
          </table:table-cell>
          <table:table-cell office:value-type="float" office:value="50" table:style-name="ce1">
            <text:p>50</text:p>
          </table:table-cell>
          <table:table-cell office:value-type="float" office:value="627.25" table:style-name="ce3">
            <text:p>627,25</text:p>
          </table:table-cell>
          <table:table-cell office:value-type="float" office:value="927.27" table:style-name="ce1">
            <text:p>927,27</text:p>
          </table:table-cell>
          <table:table-cell office:value-type="float" office:value="-2400.04" table:formula="of:=[.D29]-[.E29]+[.F28]" table:style-name="ce44">
            <text:p>-2.400,04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Haziran<text:s/></text:p>
          </table:table-cell>
          <table:table-cell office:value-type="float" office:value="40" table:style-name="ce1">
            <text:p>40</text:p>
          </table:table-cell>
          <table:table-cell office:value-type="float" office:value="700.93" table:style-name="ce3">
            <text:p>700,93</text:p>
          </table:table-cell>
          <table:table-cell office:value-type="float" office:value="990.96" table:style-name="ce1">
            <text:p>990,96</text:p>
          </table:table-cell>
          <table:table-cell office:value-type="float" office:value="-2690.07" table:formula="of:=[.D30]-[.E30]+[.F29]" table:style-name="ce44">
            <text:p>-2.690,07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Temmuz<text:s/></text:p>
          </table:table-cell>
          <table:table-cell office:value-type="float" office:value="40" table:style-name="ce1">
            <text:p>40</text:p>
          </table:table-cell>
          <table:table-cell office:value-type="float" office:value="738.4" table:style-name="ce3">
            <text:p>738,40</text:p>
          </table:table-cell>
          <table:table-cell office:value-type="float" office:value="1036.8399999999999" table:style-name="ce1">
            <text:p>1036,84</text:p>
          </table:table-cell>
          <table:table-cell office:value-type="float" office:value="-2988.51" table:formula="of:=[.D31]-[.E31]+[.F30]" table:style-name="ce44">
            <text:p>-2.988,51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Ağustos</text:p>
          </table:table-cell>
          <table:table-cell office:value-type="float" office:value="40" table:style-name="ce1">
            <text:p>40</text:p>
          </table:table-cell>
          <table:table-cell office:value-type="float" office:value="865.98" table:style-name="ce3">
            <text:p>865,98</text:p>
          </table:table-cell>
          <table:table-cell office:value-type="float" office:value="1165.77" table:style-name="ce1">
            <text:p>1165,77</text:p>
          </table:table-cell>
          <table:table-cell office:value-type="float" office:value="-3288.3" table:formula="of:=[.D32]-[.E32]+[.F31]" table:style-name="ce44">
            <text:p>-3.288,30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Eylül</text:p>
          </table:table-cell>
          <table:table-cell office:value-type="float" office:value="40" table:style-name="ce1">
            <text:p>40</text:p>
          </table:table-cell>
          <table:table-cell office:value-type="float" office:value="943.11" table:style-name="ce3">
            <text:p>943,11</text:p>
          </table:table-cell>
          <table:table-cell office:value-type="float" office:value="1237.75" table:style-name="ce1">
            <text:p>1237,75</text:p>
          </table:table-cell>
          <table:table-cell office:value-type="float" office:value="-3582.94" table:formula="of:=[.D33]-[.E33]+[.F32]" table:style-name="ce44">
            <text:p>-3.582,94</text:p>
          </table:table-cell>
          <table:table-cell table:style-name="ce3"/>
          <table:table-cell table:number-columns-repeated="16377"/>
        </table:table-row>
        <table:table-row table:style-name="ro1">
          <table:table-cell table:style-name="ce23"/>
          <table:table-cell office:value-type="string" table:style-name="ce1">
            <text:p>Su-Elektrik Ekim</text:p>
          </table:table-cell>
          <table:table-cell office:value-type="float" office:value="50" table:style-name="ce1">
            <text:p>50</text:p>
          </table:table-cell>
          <table:table-cell office:value-type="float" office:value="1138.94" table:style-name="ce3">
            <text:p>1.138,94</text:p>
          </table:table-cell>
          <table:table-cell office:value-type="float" office:value="1539.74" table:style-name="ce1">
            <text:p>1539,74</text:p>
          </table:table-cell>
          <table:table-cell office:value-type="float" office:value="-3983.74" table:formula="of:=[.D34]-[.E34]+[.F33]" table:style-name="ce44">
            <text:p>-3.983,74</text:p>
          </table:table-cell>
          <table:table-cell table:style-name="ce3"/>
          <table:table-cell table:number-columns-repeated="16377"/>
        </table:table-row>
        <table:table-row table:style-name="ro1">
          <table:table-cell table:style-name="ce23"/>
          <table:table-cell office:value-type="string" table:style-name="ce1">
            <text:p>Su-Elektrik Kasım</text:p>
          </table:table-cell>
          <table:table-cell table:style-name="ce1"/>
          <table:table-cell table:style-name="ce24"/>
          <table:table-cell table:style-name="ce44"/>
          <table:table-cell office:value-type="float" office:value="-3983.74" table:formula="of:=[.D35]-[.E35]+[.F34]" table:style-name="ce44">
            <text:p>-3.983,74</text:p>
          </table:table-cell>
          <table:table-cell table:style-name="ce3"/>
          <table:table-cell table:number-columns-repeated="16377"/>
        </table:table-row>
        <table:table-row table:style-name="ro1">
          <table:table-cell table:style-name="ce45"/>
          <table:table-cell office:value-type="string" table:style-name="ce12">
            <text:p>Su-Elektrik Aralık</text:p>
          </table:table-cell>
          <table:table-cell table:style-name="ce12"/>
          <table:table-cell table:style-name="ce19"/>
          <table:table-cell table:style-name="ce46"/>
          <table:table-cell office:value-type="float" office:value="-3983.74" table:formula="of:=[.D36]-[.E36]+[.F35]" table:style-name="ce47">
            <text:p>-3.983,74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date" office:date-value="2023-12-31T00:00:00" table:style-name="ce48">
            <text:p>31.12.23</text:p>
          </table:table-cell>
          <table:table-cell office:value-type="string" table:style-name="ce60">
            <text:p>Devreden Teminat</text:p>
          </table:table-cell>
          <table:table-cell office:value-type="float" office:value="410" table:formula="of:=SUM([.C26:.C36])" table:style-name="ce61">
            <text:p>410</text:p>
          </table:table-cell>
          <table:table-cell table:number-columns-repeated="2" table:style-name="ce51"/>
          <table:table-cell office:value-type="float" office:value="-3573.74" table:formula="of:=[.D37]-[.E37]+[.F36]+[.C37]" table:style-name="ce62">
            <text:p>-3.573,74</text:p>
          </table:table-cell>
          <table:table-cell office:value-type="float" office:value="3924.52" table:style-name="ce3">
            <text:p>3.924,52</text:p>
          </table:table-cell>
          <table:table-cell table:number-columns-repeated="16377"/>
        </table:table-row>
        <table:table-row table:style-name="ro1">
          <table:table-cell table:style-name="ce7"/>
          <table:table-cell table:number-columns-repeated="2" table:style-name="ce1"/>
          <table:table-cell table:number-columns-repeated="4" table:style-name="ce3"/>
          <table:table-cell table:number-columns-repeated="16377"/>
        </table:table-row>
        <table:table-row table:style-name="ro1">
          <table:table-cell table:style-name="ce54"/>
          <table:table-cell office:value-type="string" table:style-name="ce55">
            <text:p>snyB için yapılan Açıklamalar-Masraflar</text:p>
          </table:table-cell>
          <table:table-cell table:style-name="ce55"/>
          <table:table-cell table:style-name="ce56"/>
          <table:table-cell table:style-name="ce13"/>
          <table:table-cell office:value-type="float" office:value="0" table:formula="of:=SUM([.E40:.E45])" table:style-name="ce57">
            <text:p>0,00</text:p>
          </table:table-cell>
          <table:table-cell table:style-name="ce3"/>
          <table:table-cell table:number-columns-repeated="16377"/>
        </table:table-row>
        <table:table-row table:style-name="ro1">
          <table:table-cell table:style-name="ce7"/>
          <table:table-cell table:number-columns-repeated="2" table:style-name="ce8"/>
          <table:table-cell table:number-columns-repeated="3" table:style-name="ce1"/>
          <table:table-cell table:style-name="ce3"/>
          <table:table-cell table:number-columns-repeated="16377"/>
        </table:table-row>
        <table:table-row table:style-name="ro1">
          <table:table-cell table:style-name="ce7"/>
          <table:table-cell office:value-type="string" table:style-name="ce1">
            <text:p>Ali Demirel - 4. yıl</text:p>
          </table:table-cell>
          <table:table-cell table:style-name="ce1"/>
          <table:table-cell table:number-columns-repeated="4" table:style-name="ce3"/>
          <table:table-cell table:number-columns-repeated="16377"/>
        </table:table-row>
        <table:table-row table:style-name="ro1">
          <table:table-cell table:style-name="ce7"/>
          <table:table-cell office:value-type="string" table:style-name="ce1">
            <text:p>20-21 kira bedeli 36000 TL Ödendi</text:p>
          </table:table-cell>
          <table:table-cell office:value-type="float" office:value="36000" table:style-name="ce3">
            <text:p>36.000,00</text:p>
          </table:table-cell>
          <table:table-cell table:number-columns-repeated="4" table:style-name="ce3"/>
          <table:table-cell table:number-columns-repeated="16377"/>
        </table:table-row>
        <table:table-row table:style-name="ro1">
          <table:table-cell table:style-name="ce7"/>
          <table:table-cell office:value-type="string" table:style-name="ce1">
            <text:p>21-22 kira bedeli 43160 TL Ödendi</text:p>
          </table:table-cell>
          <table:table-cell office:value-type="float" office:value="43160" table:style-name="ce3">
            <text:p>43.160,00</text:p>
          </table:table-cell>
          <table:table-cell table:number-columns-repeated="2" table:style-name="ce3"/>
          <table:table-cell table:style-name="ce27"/>
          <table:table-cell table:style-name="ce3"/>
          <table:table-cell table:number-columns-repeated="16377"/>
        </table:table-row>
        <table:table-row table:style-name="ro1">
          <table:table-cell table:style-name="ce7"/>
          <table:table-cell office:value-type="string" table:style-name="ce12">
            <text:p>22-23 kira bedeli 82000 TL Ödendi</text:p>
          </table:table-cell>
          <table:table-cell office:value-type="float" office:value="82000" table:style-name="ce13">
            <text:p>82.000,00</text:p>
          </table:table-cell>
          <table:table-cell table:style-name="ce8"/>
          <table:table-cell table:style-name="ce3"/>
          <table:table-cell table:style-name="ce9"/>
          <table:table-cell table:style-name="ce3"/>
          <table:table-cell table:number-columns-repeated="16377"/>
        </table:table-row>
        <table:table-row table:style-name="ro1">
          <table:table-cell table:style-name="ce7"/>
          <table:table-cell table:number-columns-repeated="2" table:style-name="ce3"/>
          <table:table-cell table:style-name="ce8"/>
          <table:table-cell table:style-name="ce3"/>
          <table:table-cell table:style-name="ce9"/>
          <table:table-cell table:style-name="ce3"/>
          <table:table-cell table:number-columns-repeated="16377"/>
        </table:table-row>
        <table:table-row table:style-name="ro1">
          <table:table-cell table:style-name="ce63"/>
          <table:table-cell table:style-name="ce1"/>
          <table:table-cell table:style-name="ce3"/>
          <table:table-cell table:style-name="ce1"/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date" office:date-value="2023-10-15T00:00:00" table:style-name="ce63">
            <text:p>15.10.2023</text:p>
          </table:table-cell>
          <table:table-cell office:value-type="string" table:style-name="ce1">
            <text:p>duvara dayalı camlar kırıldı</text:p>
          </table:table-cell>
          <table:table-cell table:style-name="ce3"/>
          <table:table-cell table:style-name="ce1"/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date" office:date-value="2021-05-05T00:00:00" table:style-name="ce63">
            <text:p>05.05.2021</text:p>
          </table:table-cell>
          <table:table-cell office:value-type="string" table:style-name="ce1">
            <text:p>Büyük- küçük bina çatı trapez saclarında hasar var</text:p>
          </table:table-cell>
          <table:table-cell table:style-name="ce3"/>
          <table:table-cell table:style-name="ce1"/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date" office:date-value="2021-06-20T00:00:00" table:style-name="ce63">
            <text:p>20.06.2021</text:p>
          </table:table-cell>
          <table:table-cell office:value-type="string" table:style-name="ce1">
            <text:p>büyük binanın saçağında hasar var</text:p>
          </table:table-cell>
          <table:table-cell table:style-name="ce3"/>
          <table:table-cell table:style-name="ce1"/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date" office:date-value="2021-09-20T00:00:00" table:style-name="ce63">
            <text:p>20.09.2021</text:p>
          </table:table-cell>
          <table:table-cell office:value-type="string" table:style-name="ce1">
            <text:p>büyük binanın duvarında sıva hasarı var</text:p>
          </table:table-cell>
          <table:table-cell table:style-name="ce3"/>
          <table:table-cell table:style-name="ce1"/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date" office:date-value="2021-09-20T00:00:00" table:style-name="ce63">
            <text:p>20.09.2021</text:p>
          </table:table-cell>
          <table:table-cell office:value-type="string" table:style-name="ce1">
            <text:p>büyük binanın iç tarafında tuğla ve sıva hasarı var</text:p>
          </table:table-cell>
          <table:table-cell table:style-name="ce3"/>
          <table:table-cell table:style-name="ce1"/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date" office:date-value="2021-08-25T00:00:00" table:style-name="ce63">
            <text:p>25.08.2021</text:p>
          </table:table-cell>
          <table:table-cell office:value-type="string" table:style-name="ce1">
            <text:p>mutfak tezgahı kırık</text:p>
          </table:table-cell>
          <table:table-cell table:style-name="ce3"/>
          <table:table-cell table:style-name="ce1"/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date" office:date-value="2021-09-10T00:00:00" table:style-name="ce63">
            <text:p>10.09.2021</text:p>
          </table:table-cell>
          <table:table-cell office:value-type="string" table:style-name="ce1">
            <text:p>paletli iş makinesi ile taban betonu hasarı var</text:p>
          </table:table-cell>
          <table:table-cell table:style-name="ce3"/>
          <table:table-cell table:style-name="ce1"/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date" office:date-value="2021-01-05T00:00:00" table:style-name="ce63">
            <text:p>05.01.2021</text:p>
          </table:table-cell>
          <table:table-cell office:value-type="string" table:style-name="ce1">
            <text:p>motorcunun alçıpanında hasar var ÖDENDİ TMNT</text:p>
          </table:table-cell>
          <table:table-cell table:style-name="ce3"/>
          <table:table-cell office:value-type="float" office:value="500" table:style-name="ce2">
            <text:p>500</text:p>
          </table:table-cell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date" office:date-value="2021-01-05T00:00:00" table:style-name="ce63">
            <text:p>05.01.2021</text:p>
          </table:table-cell>
          <table:table-cell office:value-type="string" table:style-name="ce1">
            <text:p>motorcunun duvarında hasar var</text:p>
          </table:table-cell>
          <table:table-cell table:style-name="ce3"/>
          <table:table-cell table:style-name="ce2"/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date" office:date-value="2021-02-25T00:00:00" table:style-name="ce63">
            <text:p>25.02.2021</text:p>
          </table:table-cell>
          <table:table-cell office:value-type="string" table:style-name="ce1">
            <text:p>tuvalet için izinsiz kapı açtı</text:p>
          </table:table-cell>
          <table:table-cell table:style-name="ce3"/>
          <table:table-cell office:value-type="string" table:style-name="ce2">
            <text:p>yapıldı</text:p>
          </table:table-cell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date" office:date-value="2021-03-30T00:00:00" table:style-name="ce63">
            <text:p>30.03.2021</text:p>
          </table:table-cell>
          <table:table-cell office:value-type="string" table:style-name="ce1">
            <text:p>2021 de 2022 için ödemesi gereken kiraları ödemedi</text:p>
          </table:table-cell>
          <table:table-cell table:style-name="ce3"/>
          <table:table-cell office:value-type="string" table:style-name="ce2">
            <text:p>tmm</text:p>
          </table:table-cell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date" office:date-value="2021-08-05T00:00:00" table:style-name="ce63">
            <text:p>05.08.2021</text:p>
          </table:table-cell>
          <table:table-cell office:value-type="string" table:style-name="ce1">
            <text:p>arsa önüne malzeme yığıntısı var OKKK</text:p>
          </table:table-cell>
          <table:table-cell table:style-name="ce3"/>
          <table:table-cell office:value-type="string" table:style-name="ce2">
            <text:p>tmm</text:p>
          </table:table-cell>
          <table:table-cell table:number-columns-repeated="3" table:style-name="ce3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karonun çatısı kameracı tarafından ezilmiş</text:p>
          </table:table-cell>
          <table:table-cell table:style-name="ce1"/>
          <table:table-cell office:value-type="string" table:style-name="ce2">
            <text:p>yapıldı</text:p>
          </table:table-cell>
          <table:table-cell table:number-columns-repeated="3" table:style-name="ce3"/>
          <table:table-cell table:number-columns-repeated="16377"/>
        </table:table-row>
        <table:table-row table:number-rows-repeated="2" table:style-name="ro1">
          <table:table-cell table:style-name="ce63"/>
          <table:table-cell table:style-name="ce1"/>
          <table:table-cell table:style-name="ce3"/>
          <table:table-cell table:style-name="ce1"/>
          <table:table-cell table:number-columns-repeated="3" table:style-name="ce3"/>
          <table:table-cell table:number-columns-repeated="16377"/>
        </table:table-row>
        <table:table-row table:style-name="ro1">
          <table:table-cell table:number-columns-repeated="4" table:style-name="ce1"/>
          <table:table-cell table:number-columns-repeated="3" table:style-name="ce3"/>
          <table:table-cell table:number-columns-repeated="16377"/>
        </table:table-row>
        <table:table-row table:number-rows-repeated="2" table:style-name="ro1"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style-name="ce28"/>
          <table:table-cell table:style-name="ce58"/>
          <table:table-cell table:number-columns-repeated="16377"/>
        </table:table-row>
        <table:table-row table:style-name="ro1">
          <table:table-cell/>
          <table:table-cell table:style-name="ce1"/>
          <table:table-cell table:style-name="ce3"/>
          <table:table-cell table:style-name="ce1"/>
          <table:table-cell table:style-name="ce3"/>
          <table:table-cell table:style-name="ce28"/>
          <table:table-cell table:style-name="ce58"/>
          <table:table-cell table:number-columns-repeated="16377"/>
        </table:table-row>
        <table:table-row table:style-name="ro1">
          <table:table-cell/>
          <table:table-cell office:value-type="string" table:style-name="ce3">
            <text:p>Hurdacı Ali Demirel</text:p>
          </table:table-cell>
          <table:table-cell table:number-columns-repeated="2" table:style-name="ce3"/>
          <table:table-cell table:style-name="ce29"/>
          <table:table-cell table:style-name="ce28"/>
          <table:table-cell table:style-name="ce58"/>
          <table:table-cell table:number-columns-repeated="16377"/>
        </table:table-row>
        <table:table-row table:style-name="ro1">
          <table:table-cell/>
          <table:table-cell table:number-columns-repeated="3" table:style-name="ce3"/>
          <table:table-cell table:style-name="ce29"/>
          <table:table-cell table:style-name="ce28"/>
          <table:table-cell table:style-name="ce58"/>
          <table:table-cell table:number-columns-repeated="16377"/>
        </table:table-row>
        <table:table-row table:style-name="ro1">
          <table:table-cell/>
          <table:table-cell office:value-type="string" table:style-name="ce1">
            <text:p>Ocak 2021- elektrik teminat için</text:p>
          </table:table-cell>
          <table:table-cell table:style-name="ce3"/>
          <table:table-cell office:value-type="float" office:value="42.07" table:style-name="ce1">
            <text:p>42,07</text:p>
          </table:table-cell>
          <table:table-cell office:value-type="float" office:value="-42.07" table:formula="of:=[.C68]-[.D68]" table:style-name="ce3">
            <text:p>-42,07</text:p>
          </table:table-cell>
          <table:table-cell table:style-name="ce28"/>
          <table:table-cell table:style-name="ce58"/>
          <table:table-cell table:number-columns-repeated="16377"/>
        </table:table-row>
        <table:table-row table:style-name="ro1">
          <table:table-cell/>
          <table:table-cell office:value-type="string" table:style-name="ce1">
            <text:p>şubat</text:p>
          </table:table-cell>
          <table:table-cell table:style-name="ce3"/>
          <table:table-cell office:value-type="float" office:value="34.450000000000003" table:style-name="ce1">
            <text:p>34,45</text:p>
          </table:table-cell>
          <table:table-cell office:value-type="float" office:value="-76.52000000000001" table:formula="of:=[.E68]+[.C69]-[.D69]" table:style-name="ce3">
            <text:p>-76,52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/>
          <table:table-cell office:value-type="string" table:style-name="ce1">
            <text:p>mart</text:p>
          </table:table-cell>
          <table:table-cell table:style-name="ce3"/>
          <table:table-cell office:value-type="float" office:value="20.05" table:style-name="ce1">
            <text:p>20,05</text:p>
          </table:table-cell>
          <table:table-cell office:value-type="float" office:value="-96.570000000000007" table:formula="of:=[.E69]+[.C70]-[.D70]" table:style-name="ce3">
            <text:p>-96,57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/>
          <table:table-cell office:value-type="string" table:style-name="ce1">
            <text:p>nisan</text:p>
          </table:table-cell>
          <table:table-cell table:style-name="ce3"/>
          <table:table-cell office:value-type="float" office:value="34.700000000000003" table:style-name="ce1">
            <text:p>34,7</text:p>
          </table:table-cell>
          <table:table-cell office:value-type="float" office:value="-131.27000000000001" table:formula="of:=[.E70]+[.C71]-[.D71]" table:style-name="ce3">
            <text:p>-131,27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/>
          <table:table-cell office:value-type="string" table:style-name="ce1">
            <text:p>mayıs</text:p>
          </table:table-cell>
          <table:table-cell table:style-name="ce3"/>
          <table:table-cell office:value-type="float" office:value="34.340000000000003" table:style-name="ce1">
            <text:p>34,34</text:p>
          </table:table-cell>
          <table:table-cell office:value-type="float" office:value="-165.61" table:formula="of:=[.E71]+[.C72]-[.D72]" table:style-name="ce3">
            <text:p>-165,61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/>
          <table:table-cell office:value-type="string" table:style-name="ce1">
            <text:p>haziran</text:p>
          </table:table-cell>
          <table:table-cell table:style-name="ce3"/>
          <table:table-cell office:value-type="float" office:value="-65.91" table:style-name="ce1">
            <text:p>-65,91</text:p>
          </table:table-cell>
          <table:table-cell office:value-type="float" office:value="-99.700000000000017" table:formula="of:=[.E72]+[.C73]-[.D73]" table:style-name="ce3">
            <text:p>-99,70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/>
          <table:table-cell office:value-type="string" table:style-name="ce1">
            <text:p>temmuz</text:p>
          </table:table-cell>
          <table:table-cell table:style-name="ce3"/>
          <table:table-cell office:value-type="float" office:value="31.54" table:style-name="ce1">
            <text:p>31,54</text:p>
          </table:table-cell>
          <table:table-cell office:value-type="float" office:value="-131.24" table:formula="of:=[.E73]+[.C74]-[.D74]" table:style-name="ce3">
            <text:p>-131,24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/>
          <table:table-cell office:value-type="string" table:style-name="ce1">
            <text:p>ağustos</text:p>
          </table:table-cell>
          <table:table-cell table:style-name="ce3"/>
          <table:table-cell office:value-type="float" office:value="0" table:style-name="ce1">
            <text:p>0</text:p>
          </table:table-cell>
          <table:table-cell office:value-type="float" office:value="-131.24" table:formula="of:=[.E74]+[.C75]-[.D75]" table:style-name="ce3">
            <text:p>-131,24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/>
          <table:table-cell office:value-type="string" table:style-name="ce1">
            <text:p>eylül</text:p>
          </table:table-cell>
          <table:table-cell table:style-name="ce3"/>
          <table:table-cell office:value-type="float" office:value="45.99" table:style-name="ce1">
            <text:p>45,99</text:p>
          </table:table-cell>
          <table:table-cell office:value-type="float" office:value="-177.23000000000002" table:formula="of:=[.E75]+[.C76]-[.D76]" table:style-name="ce3">
            <text:p>-177,23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/>
          <table:table-cell office:value-type="string" table:style-name="ce1">
            <text:p>ekim</text:p>
          </table:table-cell>
          <table:table-cell table:style-name="ce3"/>
          <table:table-cell office:value-type="float" office:value="42.89" table:style-name="ce1">
            <text:p>42,89</text:p>
          </table:table-cell>
          <table:table-cell office:value-type="float" office:value="-220.12" table:formula="of:=[.E76]+[.C77]-[.D77]" table:style-name="ce3">
            <text:p>-220,12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/>
          <table:table-cell office:value-type="string" table:style-name="ce1">
            <text:p>kasım</text:p>
          </table:table-cell>
          <table:table-cell table:style-name="ce3"/>
          <table:table-cell office:value-type="float" office:value="34.979999999999997" table:style-name="ce1">
            <text:p>34,98</text:p>
          </table:table-cell>
          <table:table-cell office:value-type="float" office:value="-255.1" table:formula="of:=[.E77]+[.C78]-[.D78]" table:style-name="ce3">
            <text:p>-255,10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/>
          <table:table-cell office:value-type="string" table:style-name="ce1">
            <text:p>aralık</text:p>
          </table:table-cell>
          <table:table-cell table:style-name="ce3"/>
          <table:table-cell office:value-type="float" office:value="0" table:style-name="ce1">
            <text:p>0</text:p>
          </table:table-cell>
          <table:table-cell office:value-type="float" office:value="-255.1" table:formula="of:=[.E78]+[.C79]-[.D79]" table:style-name="ce3">
            <text:p>-255,10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/>
          <table:table-cell office:value-type="string" table:style-name="ce29">
            <text:p>2022 ye devreden Toplam Teminat</text:p>
          </table:table-cell>
          <table:table-cell table:style-name="ce58"/>
          <table:table-cell table:style-name="ce29"/>
          <table:table-cell office:value-type="float" office:value="-255.1" table:formula="of:=[.E79]+[.C80]-[.D80]" table:style-name="ce58">
            <text:p>-255,10</text:p>
          </table:table-cell>
          <table:table-cell table:number-columns-repeated="2" table:style-name="ce3"/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29">
            <text:p>2021 den devreden ödenmiş teminat</text:p>
          </table:table-cell>
          <table:table-cell table:style-name="ce58"/>
          <table:table-cell table:style-name="ce29"/>
          <table:table-cell office:value-type="float" office:value="-255.1" table:style-name="ce58">
            <text:p>-255,1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Ocak 2022- elektrik teminat için</text:p>
          </table:table-cell>
          <table:table-cell table:style-name="ce3"/>
          <table:table-cell office:value-type="float" office:value="30.04" table:style-name="ce1">
            <text:p>30,04</text:p>
          </table:table-cell>
          <table:table-cell office:value-type="float" office:value="-285.14" table:formula="of:=[.E83]+[.C84]-[.D84]" table:style-name="ce3">
            <text:p>-285,14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2-02-01T00:00:00" table:style-name="ce64">
            <text:p>Şub.22</text:p>
          </table:table-cell>
          <table:table-cell table:style-name="ce3"/>
          <table:table-cell office:value-type="float" office:value="135.32" table:style-name="ce1">
            <text:p>135,32</text:p>
          </table:table-cell>
          <table:table-cell office:value-type="float" office:value="-420.46" table:formula="of:=[.E84]+[.C85]-[.D85]" table:style-name="ce3">
            <text:p>-420,46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2-03-01T00:00:00" table:style-name="ce64">
            <text:p>Mar.22</text:p>
          </table:table-cell>
          <table:table-cell table:style-name="ce3"/>
          <table:table-cell office:value-type="float" office:value="98.9" table:style-name="ce1">
            <text:p>98,9</text:p>
          </table:table-cell>
          <table:table-cell office:value-type="float" office:value="-519.36" table:formula="of:=[.E85]+[.C86]-[.D86]" table:style-name="ce3">
            <text:p>-519,36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2-04-01T00:00:00" table:style-name="ce64">
            <text:p>Nis.22</text:p>
          </table:table-cell>
          <table:table-cell table:style-name="ce3"/>
          <table:table-cell office:value-type="float" office:value="135.6" table:style-name="ce1">
            <text:p>135,6</text:p>
          </table:table-cell>
          <table:table-cell office:value-type="float" office:value="-654.96" table:formula="of:=[.E86]+[.C87]-[.D87]" table:style-name="ce3">
            <text:p>-654,96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Mayıs <text:s text:c="10"/>50 su</text:p>
          </table:table-cell>
          <table:table-cell table:style-name="ce3"/>
          <table:table-cell office:value-type="float" office:value="214.37" table:style-name="ce1">
            <text:p>214,37</text:p>
          </table:table-cell>
          <table:table-cell office:value-type="float" office:value="-869.33" table:formula="of:=[.E87]+[.C88]-[.D88]" table:style-name="ce3">
            <text:p>-869,3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Haziran <text:s text:c="7"/>200 su</text:p>
          </table:table-cell>
          <table:table-cell table:style-name="ce3"/>
          <table:table-cell office:value-type="float" office:value="427.65" table:style-name="ce1">
            <text:p>427,65</text:p>
          </table:table-cell>
          <table:table-cell office:value-type="float" office:value="-1296.98" table:formula="of:=[.E88]+[.C89]-[.D89]" table:style-name="ce3">
            <text:p>-1.296,98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Temmuz <text:s text:c="6"/>200 su</text:p>
          </table:table-cell>
          <table:table-cell table:style-name="ce3"/>
          <table:table-cell office:value-type="float" office:value="446.55" table:style-name="ce1">
            <text:p>446,55</text:p>
          </table:table-cell>
          <table:table-cell office:value-type="float" office:value="-1743.53" table:formula="of:=[.E89]+[.C90]-[.D90]" table:style-name="ce3">
            <text:p>-1.743,5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ğustos <text:s text:c="9"/>50 su</text:p>
          </table:table-cell>
          <table:table-cell table:style-name="ce3"/>
          <table:table-cell office:value-type="float" office:value="333.96" table:style-name="ce1">
            <text:p>333,96</text:p>
          </table:table-cell>
          <table:table-cell office:value-type="float" office:value="-2077.4899999999998" table:formula="of:=[.E90]+[.C91]-[.D91]" table:style-name="ce3">
            <text:p>-2.077,49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Eylül <text:s text:c="14"/>50 su</text:p>
          </table:table-cell>
          <table:table-cell table:style-name="ce3"/>
          <table:table-cell office:value-type="float" office:value="324.51" table:style-name="ce1">
            <text:p>324,51</text:p>
          </table:table-cell>
          <table:table-cell office:value-type="float" office:value="-2402" table:formula="of:=[.E91]+[.C92]-[.D92]" table:style-name="ce3">
            <text:p>-2.402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Ekim <text:s text:c="14"/>50 su</text:p>
          </table:table-cell>
          <table:table-cell table:style-name="ce3"/>
          <table:table-cell office:value-type="float" office:value="331.27" table:style-name="ce1">
            <text:p>331,27</text:p>
          </table:table-cell>
          <table:table-cell office:value-type="float" office:value="-2733.27" table:formula="of:=[.E92]+[.C93]-[.D93]" table:style-name="ce3">
            <text:p>-2.733,27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u</text:p>
          </table:table-cell>
          <table:table-cell office:value-type="float" office:value="50" table:style-name="ce3">
            <text:p>50,00</text:p>
          </table:table-cell>
          <table:table-cell table:style-name="ce1"/>
          <table:table-cell office:value-type="float" office:value="-2683.27" table:formula="of:=[.E93]+[.C94]-[.D94]" table:style-name="ce3">
            <text:p>-2.683,27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2-11-01T00:00:00" table:style-name="ce64">
            <text:p>Kas.22</text:p>
          </table:table-cell>
          <table:table-cell table:style-name="ce3"/>
          <table:table-cell office:value-type="float" office:value="412.42" table:style-name="ce1">
            <text:p>412,42</text:p>
          </table:table-cell>
          <table:table-cell office:value-type="float" office:value="-3095.69" table:formula="of:=[.E94]+[.C95]-[.D95]" table:style-name="ce3">
            <text:p>-3.095,69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ralık</text:p>
          </table:table-cell>
          <table:table-cell table:style-name="ce3"/>
          <table:table-cell office:value-type="float" office:value="426.12" table:style-name="ce1">
            <text:p>426,12</text:p>
          </table:table-cell>
          <table:table-cell office:value-type="float" office:value="-3521.81" table:formula="of:=[.E95]+[.C96]-[.D96]" table:style-name="ce3">
            <text:p>-3.521,8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kiradan kalan</text:p>
          </table:table-cell>
          <table:table-cell office:value-type="float" office:value="2000" table:style-name="ce3">
            <text:p>2.000,00</text:p>
          </table:table-cell>
          <table:table-cell table:style-name="ce1"/>
          <table:table-cell office:value-type="float" office:value="-1521.81" table:formula="of:=[.E96]+[.C97]-[.D97]" table:style-name="ce3">
            <text:p>-1.521,8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motorcu tavanı alçıpan hasarı</text:p>
          </table:table-cell>
          <table:table-cell office:value-type="float" office:value="500" table:style-name="ce3">
            <text:p>500,00</text:p>
          </table:table-cell>
          <table:table-cell table:style-name="ce1"/>
          <table:table-cell office:value-type="float" office:value="-1021.81" table:formula="of:=[.E97]+[.C98]-[.D98]" table:style-name="ce3">
            <text:p>-1.021,8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023 e devreden Toplam Teminat</text:p>
          </table:table-cell>
          <table:table-cell table:style-name="ce3"/>
          <table:table-cell table:style-name="ce1"/>
          <table:table-cell office:value-type="float" office:value="-1021.81" table:formula="of:=[.E98]+[.C99]-[.D99]" table:style-name="ce58">
            <text:p>-1.021,81</text:p>
          </table:table-cell>
          <table:table-cell table:number-columns-repeated="16379"/>
        </table:table-row>
        <table:table-row table:number-rows-repeated="1048477" table:style-name="ro1">
          <table:table-cell table:number-columns-repeated="16384"/>
        </table:table-row>
      </table:table>
      <table:table table:name="SnyE502-22" table:style-name="ta1">
        <table:table-column table:style-name="co3" table:default-cell-style-name="ce7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" table:default-cell-style-name="ce3"/>
        <table:table-column table:style-name="co17" table:default-cell-style-name="ce3"/>
        <table:table-column table:style-name="co5" table:default-cell-style-name="ce3"/>
        <table:table-column table:style-name="co13" table:default-cell-style-name="ce3"/>
        <table:table-column table:style-name="co1" table:number-columns-repeated="52" table:default-cell-style-name="ce1"/>
        <table:table-column table:style-name="co6" table:number-columns-repeated="16324" table:default-cell-style-name="ce1"/>
        <table:table-row table:style-name="ro1">
          <table:table-cell table:style-name="ce7"/>
          <table:table-cell office:value-type="string" table:style-name="ce8">
            <text:p>085-20230830-SNYE-02-SZL CIHAN CAM</text:p>
          </table:table-cell>
          <table:table-cell table:style-name="ce8"/>
          <table:table-cell table:number-columns-repeated="2" table:style-name="ce3"/>
          <table:table-cell office:value-type="string" table:style-name="ce65">
            <text:p>100 m2 ESTE</text:p>
          </table:table-cell>
          <table:table-cell table:number-columns-repeated="16378"/>
        </table:table-row>
        <table:table-row table:style-name="ro1">
          <table:table-cell table:style-name="ce7"/>
          <table:table-cell table:number-columns-repeated="2" table:style-name="ce8"/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string" table:style-name="ce20">
            <text:p>Tarih</text:p>
          </table:table-cell>
          <table:table-cell office:value-type="string" table:style-name="ce21">
            <text:p>Açıklama</text:p>
          </table:table-cell>
          <table:table-cell table:style-name="ce21"/>
          <table:table-cell office:value-type="string" table:style-name="ce22">
            <text:p>Kira bedeli</text:p>
          </table:table-cell>
          <table:table-cell office:value-type="string" table:style-name="ce22">
            <text:p>Ödeme</text:p>
          </table:table-cell>
          <table:table-cell office:value-type="string" table:style-name="ce22">
            <text:p>Bakiye</text:p>
          </table:table-cell>
          <table:table-cell table:number-columns-repeated="16378"/>
        </table:table-row>
        <table:table-row table:style-name="ro1">
          <table:table-cell table:style-name="ce7"/>
          <table:table-cell office:value-type="string" table:style-name="ce30">
            <text:p>Toplamlar</text:p>
          </table:table-cell>
          <table:table-cell table:style-name="ce31"/>
          <table:table-cell office:value-type="float" office:value="96000" table:formula="of:=SUM([.D9:.D20])" table:style-name="ce16">
            <text:p>96.000,00</text:p>
          </table:table-cell>
          <table:table-cell office:value-type="float" office:value="77000" table:formula="of:=SUM([.E9:.E20])" table:style-name="ce17">
            <text:p>77.000,00</text:p>
          </table:table-cell>
          <table:table-cell office:value-type="float" office:value="19000" table:formula="of:=[.F20]" table:style-name="ce32">
            <text:p>19.000,00</text:p>
          </table:table-cell>
          <table:table-cell table:number-columns-repeated="16378"/>
        </table:table-row>
        <table:table-row table:style-name="ro1">
          <table:table-cell table:style-name="ce7"/>
          <table:table-cell office:value-type="string" table:style-name="ce31">
            <text:p>Masraf</text:p>
          </table:table-cell>
          <table:table-cell table:style-name="ce31"/>
          <table:table-cell office:value-type="float" office:value="0" table:formula="of:=[.F40]" table:style-name="ce33">
            <text:p>0,00</text:p>
          </table:table-cell>
          <table:table-cell table:style-name="ce3"/>
          <table:table-cell table:style-name="ce1"/>
          <table:table-cell table:number-columns-repeated="16378"/>
        </table:table-row>
        <table:table-row table:style-name="ro1">
          <table:table-cell table:style-name="ce7"/>
          <table:table-cell office:value-type="string" table:style-name="ce34">
            <text:p>Teminat</text:p>
          </table:table-cell>
          <table:table-cell table:style-name="ce1"/>
          <table:table-cell office:value-type="float" office:value="-200.01000000000005" table:formula="of:=[.F37]" table:style-name="ce35">
            <text:p>-200,01</text:p>
          </table:table-cell>
          <table:table-cell table:style-name="ce34"/>
          <table:table-cell table:style-name="ce36"/>
          <table:table-cell table:number-columns-repeated="16378"/>
        </table:table-row>
        <table:table-row table:style-name="ro1">
          <table:table-cell table:style-name="ce10"/>
          <table:table-cell table:style-name="ce12"/>
          <table:table-cell table:style-name="ce37"/>
          <table:table-cell table:style-name="ce12"/>
          <table:table-cell office:value-type="string" table:style-name="ce66">
            <text:p>NET</text:p>
          </table:table-cell>
          <table:table-cell office:value-type="float" office:value="77000" table:formula="of:=[.E4]-[.D5]" table:style-name="ce38">
            <text:p>77.000,00</text:p>
          </table:table-cell>
          <table:table-cell table:number-columns-repeated="16378"/>
        </table:table-row>
        <table:table-row table:style-name="ro1">
          <table:table-cell table:style-name="ce7"/>
          <table:table-cell office:value-type="string" table:style-name="ce31">
            <text:p>,</text:p>
          </table:table-cell>
          <table:table-cell table:style-name="ce1"/>
          <table:table-cell table:style-name="ce39"/>
          <table:table-cell table:number-columns-repeated="2" table:style-name="ce40"/>
          <table:table-cell table:number-columns-repeated="16378"/>
        </table:table-row>
        <table:table-row table:style-name="ro1">
          <table:table-cell office:value-type="date" office:date-value="2023-08-29T00:00:00" table:style-name="ce7">
            <text:p>29.08.23</text:p>
          </table:table-cell>
          <table:table-cell office:value-type="string" table:style-name="ce1">
            <text:p>30-8-2023-29-08-2024 Kira Bedeli</text:p>
          </table:table-cell>
          <table:table-cell table:style-name="ce1"/>
          <table:table-cell office:value-type="float" office:value="96000" table:style-name="ce25">
            <text:p>96000</text:p>
          </table:table-cell>
          <table:table-cell table:style-name="ce26"/>
          <table:table-cell office:value-type="float" office:value="96000" table:formula="of:=[.D9]-[.E9]" table:style-name="ce40">
            <text:p>96.000,00</text:p>
          </table:table-cell>
          <table:table-cell table:number-columns-repeated="16378"/>
        </table:table-row>
        <table:table-row table:style-name="ro1">
          <table:table-cell office:value-type="date" office:date-value="2023-08-30T00:00:00" table:style-name="ce7">
            <text:p>30.08.23</text:p>
          </table:table-cell>
          <table:table-cell office:value-type="string" table:style-name="ce1">
            <text:p>ödeme nakit</text:p>
          </table:table-cell>
          <table:table-cell table:style-name="ce1"/>
          <table:table-cell table:style-name="ce25"/>
          <table:table-cell office:value-type="float" office:value="65000" table:style-name="ce26">
            <text:p>65.000,00</text:p>
          </table:table-cell>
          <table:table-cell office:value-type="float" office:value="31000" table:formula="of:=[.D10]-[.E10]+[.F9]" table:style-name="ce40">
            <text:p>31.000,00</text:p>
          </table:table-cell>
          <table:table-cell table:number-columns-repeated="16378"/>
        </table:table-row>
        <table:table-row table:style-name="ro1">
          <table:table-cell office:value-type="date" office:date-value="2023-09-30T00:00:00" table:style-name="ce7">
            <text:p>30.09.23</text:p>
          </table:table-cell>
          <table:table-cell office:value-type="string" table:style-name="ce1">
            <text:p>Kira Bedeli senet 1/5 6000 <text:s/>senet</text:p>
          </table:table-cell>
          <table:table-cell table:style-name="ce1"/>
          <table:table-cell table:style-name="ce25"/>
          <table:table-cell office:value-type="float" office:value="6000" table:style-name="ce26">
            <text:p>6.000,00</text:p>
          </table:table-cell>
          <table:table-cell office:value-type="float" office:value="25000" table:formula="of:=[.D11]-[.E11]+[.F10]" table:style-name="ce40">
            <text:p>25.000,00</text:p>
          </table:table-cell>
          <table:table-cell table:number-columns-repeated="16378"/>
        </table:table-row>
        <table:table-row table:style-name="ro1">
          <table:table-cell office:value-type="date" office:date-value="2023-11-07T00:00:00" table:style-name="ce7">
            <text:p>07.11.23</text:p>
          </table:table-cell>
          <table:table-cell office:value-type="string" table:style-name="ce1">
            <text:p>Kira Bedeli senet 2/5 6000 <text:s/>senet</text:p>
          </table:table-cell>
          <table:table-cell table:style-name="ce1"/>
          <table:table-cell table:style-name="ce25"/>
          <table:table-cell office:value-type="float" office:value="6000" table:style-name="ce26">
            <text:p>6.000,00</text:p>
          </table:table-cell>
          <table:table-cell office:value-type="float" office:value="19000" table:formula="of:=[.D12]-[.E12]+[.F11]" table:style-name="ce40">
            <text:p>19.000,00</text:p>
          </table:table-cell>
          <table:table-cell table:number-columns-repeated="16378"/>
        </table:table-row>
        <table:table-row table:style-name="ro1">
          <table:table-cell office:value-type="date" office:date-value="2023-11-30T00:00:00" table:style-name="ce7">
            <text:p>30.11.23</text:p>
          </table:table-cell>
          <table:table-cell office:value-type="string" table:style-name="ce1">
            <text:p>Kira Bedeli senet 3/5 6000 <text:s/>senet</text:p>
          </table:table-cell>
          <table:table-cell table:style-name="ce1"/>
          <table:table-cell table:style-name="ce25"/>
          <table:table-cell table:style-name="ce26"/>
          <table:table-cell office:value-type="float" office:value="19000" table:formula="of:=[.D13]-[.E13]+[.F12]" table:style-name="ce40">
            <text:p>19.000,00</text:p>
          </table:table-cell>
          <table:table-cell table:number-columns-repeated="16378"/>
        </table:table-row>
        <table:table-row table:style-name="ro1">
          <table:table-cell office:value-type="date" office:date-value="2023-12-30T00:00:00" table:style-name="ce7">
            <text:p>30.12.23</text:p>
          </table:table-cell>
          <table:table-cell office:value-type="string" table:style-name="ce1">
            <text:p>Kira Bedeli senet 4/5 6000 <text:s/>senet</text:p>
          </table:table-cell>
          <table:table-cell table:style-name="ce1"/>
          <table:table-cell table:style-name="ce41"/>
          <table:table-cell table:style-name="ce42"/>
          <table:table-cell office:value-type="float" office:value="19000" table:formula="of:=[.D14]-[.E14]+[.F13]" table:style-name="ce40">
            <text:p>19.000,00</text:p>
          </table:table-cell>
          <table:table-cell table:number-columns-repeated="16378"/>
        </table:table-row>
        <table:table-row table:style-name="ro1">
          <table:table-cell office:value-type="date" office:date-value="2023-01-30T00:00:00" table:style-name="ce7">
            <text:p>30.01.23</text:p>
          </table:table-cell>
          <table:table-cell office:value-type="string" table:style-name="ce1">
            <text:p>Kira Bedeli senet 5/5 7000 senet</text:p>
          </table:table-cell>
          <table:table-cell table:style-name="ce1"/>
          <table:table-cell table:style-name="ce41"/>
          <table:table-cell table:style-name="ce42"/>
          <table:table-cell office:value-type="float" office:value="19000" table:formula="of:=[.D15]-[.E15]+[.F14]" table:style-name="ce40">
            <text:p>19.000,00</text:p>
          </table:table-cell>
          <table:table-cell table:number-columns-repeated="16378"/>
        </table:table-row>
        <table:table-row table:style-name="ro1">
          <table:table-cell table:style-name="ce23"/>
          <table:table-cell table:number-columns-repeated="2" table:style-name="ce1"/>
          <table:table-cell table:style-name="ce41"/>
          <table:table-cell table:style-name="ce42"/>
          <table:table-cell office:value-type="float" office:value="19000" table:formula="of:=[.D16]-[.E16]+[.F15]" table:style-name="ce40">
            <text:p>19.000,00</text:p>
          </table:table-cell>
          <table:table-cell table:number-columns-repeated="16378"/>
        </table:table-row>
        <table:table-row table:style-name="ro1">
          <table:table-cell table:style-name="ce23"/>
          <table:table-cell table:number-columns-repeated="2" table:style-name="ce1"/>
          <table:table-cell table:style-name="ce41"/>
          <table:table-cell table:style-name="ce42"/>
          <table:table-cell office:value-type="float" office:value="19000" table:formula="of:=[.D17]-[.E17]+[.F16]" table:style-name="ce40">
            <text:p>19.000,00</text:p>
          </table:table-cell>
          <table:table-cell table:number-columns-repeated="16378"/>
        </table:table-row>
        <table:table-row table:style-name="ro1">
          <table:table-cell table:style-name="ce23"/>
          <table:table-cell table:number-columns-repeated="2" table:style-name="ce1"/>
          <table:table-cell table:style-name="ce41"/>
          <table:table-cell table:style-name="ce42"/>
          <table:table-cell office:value-type="float" office:value="19000" table:formula="of:=[.D18]-[.E18]+[.F17]" table:style-name="ce40">
            <text:p>19.000,00</text:p>
          </table:table-cell>
          <table:table-cell table:number-columns-repeated="16378"/>
        </table:table-row>
        <table:table-row table:style-name="ro1">
          <table:table-cell table:style-name="ce23"/>
          <table:table-cell table:number-columns-repeated="2" table:style-name="ce1"/>
          <table:table-cell table:style-name="ce41"/>
          <table:table-cell table:style-name="ce42"/>
          <table:table-cell office:value-type="float" office:value="19000" table:formula="of:=[.D19]-[.E19]+[.F18]" table:style-name="ce40">
            <text:p>19.000,00</text:p>
          </table:table-cell>
          <table:table-cell table:number-columns-repeated="16378"/>
        </table:table-row>
        <table:table-row table:style-name="ro1">
          <table:table-cell table:style-name="ce23"/>
          <table:table-cell table:number-columns-repeated="2" table:style-name="ce1"/>
          <table:table-cell table:style-name="ce41"/>
          <table:table-cell table:style-name="ce42"/>
          <table:table-cell office:value-type="float" office:value="19000" table:formula="of:=[.D20]-[.E20]+[.F19]" table:style-name="ce43">
            <text:p>19.000,00</text:p>
          </table:table-cell>
          <table:table-cell table:number-columns-repeated="16378"/>
        </table:table-row>
        <table:table-row table:number-rows-repeated="2" table:style-name="ro1">
          <table:table-cell table:style-name="ce23"/>
          <table:table-cell table:number-columns-repeated="2" table:style-name="ce1"/>
          <table:table-cell table:style-name="ce24"/>
          <table:table-cell table:number-columns-repeated="2" table:style-name="ce44"/>
          <table:table-cell table:number-columns-repeated="16378"/>
        </table:table-row>
        <table:table-row table:style-name="ro1">
          <table:table-cell office:value-type="string" table:style-name="ce45">
            <text:p><text:s/>- 2023 -</text:p>
          </table:table-cell>
          <table:table-cell office:value-type="string" table:style-name="ce12">
            <text:p>ELEKTRİK<text:s/></text:p>
          </table:table-cell>
          <table:table-cell office:value-type="string" table:style-name="ce12">
            <text:p>Su</text:p>
          </table:table-cell>
          <table:table-cell office:value-type="string" table:style-name="ce19">
            <text:p>Tutarı</text:p>
          </table:table-cell>
          <table:table-cell table:number-columns-repeated="2" table:style-name="ce46"/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Devreden Teminat</text:p>
          </table:table-cell>
          <table:table-cell table:style-name="ce1"/>
          <table:table-cell table:style-name="ce24"/>
          <table:table-cell table:style-name="ce44"/>
          <table:table-cell office:value-type="float" office:value="0" table:style-name="ce44">
            <text:p>0,00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Ocak</text:p>
          </table:table-cell>
          <table:table-cell table:style-name="ce1"/>
          <table:table-cell office:value-type="float" office:value="245.53" table:style-name="ce44">
            <text:p>245,53</text:p>
          </table:table-cell>
          <table:table-cell office:value-type="float" office:value="295.54000000000002" table:style-name="ce44">
            <text:p>295,54</text:p>
          </table:table-cell>
          <table:table-cell office:value-type="float" office:value="-50.010000000000019" table:formula="of:=[.D25]-[.E25]+[.F24]" table:style-name="ce44">
            <text:p>-50,01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Şubat</text:p>
          </table:table-cell>
          <table:table-cell office:value-type="float" office:value="10" table:style-name="ce1">
            <text:p>10</text:p>
          </table:table-cell>
          <table:table-cell office:value-type="float" office:value="185.38" table:style-name="ce44">
            <text:p>185,38</text:p>
          </table:table-cell>
          <table:table-cell office:value-type="float" office:value="233.14" table:style-name="ce44">
            <text:p>233,14</text:p>
          </table:table-cell>
          <table:table-cell office:value-type="float" office:value="-97.77000000000001" table:formula="of:=[.D26]-[.E26]+[.F25]" table:style-name="ce44">
            <text:p>-97,77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art</text:p>
          </table:table-cell>
          <table:table-cell office:value-type="float" office:value="10" table:style-name="ce1">
            <text:p>10</text:p>
          </table:table-cell>
          <table:table-cell office:value-type="float" office:value="173.47" table:style-name="ce44">
            <text:p>173,47</text:p>
          </table:table-cell>
          <table:table-cell office:value-type="float" office:value="195.71" table:style-name="ce44">
            <text:p>195,71</text:p>
          </table:table-cell>
          <table:table-cell office:value-type="float" office:value="-120.01000000000002" table:formula="of:=[.D27]-[.E27]+[.F26]" table:style-name="ce44">
            <text:p>-120,01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Nisan</text:p>
          </table:table-cell>
          <table:table-cell office:value-type="float" office:value="10" table:style-name="ce1">
            <text:p>10</text:p>
          </table:table-cell>
          <table:table-cell office:value-type="float" office:value="116.34" table:style-name="ce44">
            <text:p>116,34</text:p>
          </table:table-cell>
          <table:table-cell office:value-type="float" office:value="126.34" table:style-name="ce44">
            <text:p>126,34</text:p>
          </table:table-cell>
          <table:table-cell office:value-type="float" office:value="-130.01000000000002" table:formula="of:=[.D28]-[.E28]+[.F27]" table:style-name="ce44">
            <text:p>-130,01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Mayıs</text:p>
          </table:table-cell>
          <table:table-cell office:value-type="float" office:value="10" table:style-name="ce1">
            <text:p>10</text:p>
          </table:table-cell>
          <table:table-cell office:value-type="float" office:value="119.21" table:style-name="ce44">
            <text:p>119,21</text:p>
          </table:table-cell>
          <table:table-cell office:value-type="float" office:value="129.21" table:style-name="ce44">
            <text:p>129,21</text:p>
          </table:table-cell>
          <table:table-cell office:value-type="float" office:value="-140.01000000000005" table:formula="of:=[.D29]-[.E29]+[.F28]" table:style-name="ce44">
            <text:p>-140,01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Haziran<text:s/></text:p>
          </table:table-cell>
          <table:table-cell office:value-type="float" office:value="10" table:style-name="ce1">
            <text:p>10</text:p>
          </table:table-cell>
          <table:table-cell office:value-type="float" office:value="102.16" table:style-name="ce44">
            <text:p>102,16</text:p>
          </table:table-cell>
          <table:table-cell office:value-type="float" office:value="112.16" table:style-name="ce44">
            <text:p>112,16</text:p>
          </table:table-cell>
          <table:table-cell office:value-type="float" office:value="-150.01000000000005" table:formula="of:=[.D30]-[.E30]+[.F29]" table:style-name="ce44">
            <text:p>-150,01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Temmuz<text:s/></text:p>
          </table:table-cell>
          <table:table-cell office:value-type="float" office:value="10" table:style-name="ce1">
            <text:p>10</text:p>
          </table:table-cell>
          <table:table-cell office:value-type="float" office:value="83.65" table:style-name="ce44">
            <text:p>83,65</text:p>
          </table:table-cell>
          <table:table-cell office:value-type="float" office:value="93.65" table:style-name="ce44">
            <text:p>93,65</text:p>
          </table:table-cell>
          <table:table-cell office:value-type="float" office:value="-160.01000000000005" table:formula="of:=[.D31]-[.E31]+[.F30]" table:style-name="ce44">
            <text:p>-160,01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Ağustos</text:p>
          </table:table-cell>
          <table:table-cell office:value-type="float" office:value="10" table:style-name="ce1">
            <text:p>10</text:p>
          </table:table-cell>
          <table:table-cell office:value-type="float" office:value="96.22" table:style-name="ce44">
            <text:p>96,22</text:p>
          </table:table-cell>
          <table:table-cell office:value-type="float" office:value="106.22" table:style-name="ce44">
            <text:p>106,22</text:p>
          </table:table-cell>
          <table:table-cell office:value-type="float" office:value="-170.01000000000005" table:formula="of:=[.D32]-[.E32]+[.F31]" table:style-name="ce44">
            <text:p>-170,01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Eylül</text:p>
          </table:table-cell>
          <table:table-cell office:value-type="float" office:value="10" table:style-name="ce1">
            <text:p>10</text:p>
          </table:table-cell>
          <table:table-cell office:value-type="float" office:value="145.32" table:style-name="ce24">
            <text:p>145,32</text:p>
          </table:table-cell>
          <table:table-cell office:value-type="float" office:value="155.32" table:style-name="ce44">
            <text:p>155,32</text:p>
          </table:table-cell>
          <table:table-cell office:value-type="float" office:value="-180.01000000000005" table:formula="of:=[.D33]-[.E33]+[.F32]" table:style-name="ce44">
            <text:p>-180,01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table:style-name="ce23"/>
          <table:table-cell office:value-type="string" table:style-name="ce1">
            <text:p>Su-Elektrik Ekim</text:p>
          </table:table-cell>
          <table:table-cell office:value-type="float" office:value="20" table:style-name="ce1">
            <text:p>20</text:p>
          </table:table-cell>
          <table:table-cell office:value-type="float" office:value="145.4" table:style-name="ce24">
            <text:p>145,40</text:p>
          </table:table-cell>
          <table:table-cell office:value-type="float" office:value="165.4" table:style-name="ce44">
            <text:p>165,40</text:p>
          </table:table-cell>
          <table:table-cell office:value-type="float" office:value="-200.01000000000005" table:formula="of:=[.D34]-[.E34]+[.F33]" table:style-name="ce44">
            <text:p>-200,01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table:style-name="ce23"/>
          <table:table-cell office:value-type="string" table:style-name="ce1">
            <text:p>Su-Elektrik Kasım</text:p>
          </table:table-cell>
          <table:table-cell office:value-type="float" office:value="20" table:style-name="ce1">
            <text:p>20</text:p>
          </table:table-cell>
          <table:table-cell table:style-name="ce24"/>
          <table:table-cell table:style-name="ce44"/>
          <table:table-cell office:value-type="float" office:value="-200.01000000000005" table:formula="of:=[.D35]-[.E35]+[.F34]" table:style-name="ce44">
            <text:p>-200,01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table:style-name="ce45"/>
          <table:table-cell office:value-type="string" table:style-name="ce12">
            <text:p>Su-Elektrik Aralık</text:p>
          </table:table-cell>
          <table:table-cell table:style-name="ce12"/>
          <table:table-cell table:style-name="ce19"/>
          <table:table-cell table:style-name="ce46"/>
          <table:table-cell office:value-type="float" office:value="-200.01000000000005" table:formula="of:=[.D36]-[.E36]+[.F35]" table:style-name="ce47">
            <text:p>-200,01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date" office:date-value="2023-12-31T00:00:00" table:style-name="ce48">
            <text:p>31.12.23</text:p>
          </table:table-cell>
          <table:table-cell office:value-type="string" table:style-name="ce49">
            <text:p>Devreden Teminat</text:p>
          </table:table-cell>
          <table:table-cell table:style-name="ce50"/>
          <table:table-cell table:style-name="ce51"/>
          <table:table-cell table:style-name="ce52"/>
          <table:table-cell office:value-type="float" office:value="-200.01000000000005" table:formula="of:=[.D37]-[.E37]+[.F36]" table:style-name="ce53">
            <text:p>-200,01</text:p>
          </table:table-cell>
          <table:table-cell office:value-type="float" office:value="800" table:style-name="ce3">
            <text:p>800,00</text:p>
          </table:table-cell>
          <table:table-cell table:number-columns-repeated="16377"/>
        </table:table-row>
        <table:table-row table:style-name="ro1">
          <table:table-cell table:style-name="ce23"/>
          <table:table-cell table:number-columns-repeated="2" table:style-name="ce1"/>
          <table:table-cell table:number-columns-repeated="3" table:style-name="ce24"/>
          <table:table-cell table:number-columns-repeated="2" table:style-name="ce3"/>
          <table:table-cell table:number-columns-repeated="16376"/>
        </table:table-row>
        <table:table-row table:style-name="ro1">
          <table:table-cell table:style-name="ce7"/>
          <table:table-cell table:number-columns-repeated="2" table:style-name="ce1"/>
          <table:table-cell table:number-columns-repeated="5" table:style-name="ce3"/>
          <table:table-cell table:number-columns-repeated="16376"/>
        </table:table-row>
        <table:table-row table:style-name="ro1">
          <table:table-cell table:style-name="ce54"/>
          <table:table-cell office:value-type="string" table:style-name="ce55">
            <text:p>snyB için yapılan Açıklamalar-Masraflar</text:p>
          </table:table-cell>
          <table:table-cell table:style-name="ce55"/>
          <table:table-cell table:style-name="ce56"/>
          <table:table-cell table:style-name="ce13"/>
          <table:table-cell office:value-type="float" office:value="0" table:formula="of:=SUM([.E41:.E54])" table:style-name="ce57">
            <text:p>0,00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table:style-name="ce7"/>
          <table:table-cell table:number-columns-repeated="2" table:style-name="ce8"/>
          <table:table-cell table:number-columns-repeated="3" table:style-name="ce1"/>
          <table:table-cell table:number-columns-repeated="2" table:style-name="ce3"/>
          <table:table-cell table:number-columns-repeated="16376"/>
        </table:table-row>
        <table:table-row table:style-name="ro1">
          <table:table-cell table:style-name="ce7"/>
          <table:table-cell office:value-type="string" table:style-name="ce29">
            <text:p>Motorcu</text:p>
          </table:table-cell>
          <table:table-cell table:style-name="ce29"/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date" office:date-value="2022-08-01T00:00:00" table:style-name="ce7">
            <text:p>01.08.22</text:p>
          </table:table-cell>
          <table:table-cell office:value-type="string" table:style-name="ce1">
            <text:p>Cihan Çam</text:p>
          </table:table-cell>
          <table:table-cell table:style-name="ce1"/>
          <table:table-cell table:number-columns-repeated="5" table:style-name="ce3"/>
          <table:table-cell table:number-columns-repeated="16376"/>
        </table:table-row>
        <table:table-row table:style-name="ro1">
          <table:table-cell table:style-name="ce7"/>
          <table:table-cell office:value-type="string" table:style-name="ce1">
            <text:p>22-23 kira bedeli ödendi</text:p>
          </table:table-cell>
          <table:table-cell table:style-name="ce1"/>
          <table:table-cell office:value-type="float" office:value="45000" table:style-name="ce3">
            <text:p>45.000,00</text:p>
          </table:table-cell>
          <table:table-cell table:number-columns-repeated="4" table:style-name="ce3"/>
          <table:table-cell table:number-columns-repeated="16376"/>
        </table:table-row>
        <table:table-row table:style-name="ro1">
          <table:table-cell office:value-type="date" office:date-value="2022-08-01T00:00:00" table:style-name="ce7">
            <text:p>01.08.22</text:p>
          </table:table-cell>
          <table:table-cell office:value-type="string" table:style-name="ce1">
            <text:p>Anlaşma yapıldı</text:p>
          </table:table-cell>
          <table:table-cell table:style-name="ce1"/>
          <table:table-cell table:number-columns-repeated="5" table:style-name="ce3"/>
          <table:table-cell table:number-columns-repeated="16376"/>
        </table:table-row>
        <table:table-row table:style-name="ro1">
          <table:table-cell table:style-name="ce7"/>
          <table:table-cell table:number-columns-repeated="2" table:style-name="ce1"/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date" office:date-value="2022-08-30T00:00:00" table:style-name="ce7">
            <text:p>30.08.22</text:p>
          </table:table-cell>
          <table:table-cell office:value-type="string" table:style-name="ce1">
            <text:p>Kira Başlangıç Tarihi</text:p>
          </table:table-cell>
          <table:table-cell table:style-name="ce1"/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date" office:date-value="2023-08-29T00:00:00" table:style-name="ce7">
            <text:p>29.08.23</text:p>
          </table:table-cell>
          <table:table-cell office:value-type="string" table:style-name="ce1">
            <text:p>Kira Bitiş Tarihi</text:p>
          </table:table-cell>
          <table:table-cell table:style-name="ce1"/>
          <table:table-cell table:style-name="ce3"/>
          <table:table-cell table:style-name="ce1"/>
          <table:table-cell table:number-columns-repeated="3" table:style-name="ce3"/>
          <table:table-cell table:number-columns-repeated="16376"/>
        </table:table-row>
        <table:table-row table:style-name="ro1">
          <table:table-cell table:style-name="ce7"/>
          <table:table-cell office:value-type="string" table:style-name="ce1">
            <text:p>Kira gün sayısı (1 ay ek süre verildi)</text:p>
          </table:table-cell>
          <table:table-cell office:value-type="float" office:value="393" table:formula="of:=[.A48]-[.A45]" table:style-name="ce1">
            <text:p>393</text:p>
          </table:table-cell>
          <table:table-cell table:number-columns-repeated="2" table:style-name="ce1"/>
          <table:table-cell table:number-columns-repeated="3" table:style-name="ce3"/>
          <table:table-cell table:number-columns-repeated="16376"/>
        </table:table-row>
        <table:table-row table:style-name="ro1">
          <table:table-cell table:style-name="ce7"/>
          <table:table-cell table:number-columns-repeated="2" table:style-name="ce1"/>
          <table:table-cell table:style-name="ce3"/>
          <table:table-cell table:style-name="ce1"/>
          <table:table-cell table:number-columns-repeated="3" table:style-name="ce3"/>
          <table:table-cell table:number-columns-repeated="16376"/>
        </table:table-row>
        <table:table-row table:style-name="ro1">
          <table:table-cell office:value-type="date" office:date-value="2023-07-20T00:00:00" table:style-name="ce7">
            <text:p>20.07.23</text:p>
          </table:table-cell>
          <table:table-cell office:value-type="string" table:style-name="ce1">
            <text:p>40 gün önce geldi şu an 84000 TL dedim</text:p>
          </table:table-cell>
          <table:table-cell table:number-columns-repeated="3" table:style-name="ce1"/>
          <table:table-cell table:number-columns-repeated="3" table:style-name="ce3"/>
          <table:table-cell table:number-columns-repeated="16376"/>
        </table:table-row>
        <table:table-row table:style-name="ro1">
          <table:table-cell table:style-name="ce7"/>
          <table:table-cell office:value-type="string" table:style-name="ce1">
            <text:p>1-2 güne getir 80 000 olur dedim</text:p>
          </table:table-cell>
          <table:table-cell table:number-columns-repeated="3" table:style-name="ce1"/>
          <table:table-cell table:number-columns-repeated="3" table:style-name="ce3"/>
          <table:table-cell table:number-columns-repeated="16376"/>
        </table:table-row>
        <table:table-row table:style-name="ro1">
          <table:table-cell table:style-name="ce7"/>
          <table:table-cell office:value-type="string" table:style-name="ce1">
            <text:p>30-8 de değişebilir dedim - temmuz enflasyonu %9,46 oldu</text:p>
          </table:table-cell>
          <table:table-cell table:number-columns-repeated="3" table:style-name="ce1"/>
          <table:table-cell table:number-columns-repeated="3" table:style-name="ce3"/>
          <table:table-cell table:number-columns-repeated="16376"/>
        </table:table-row>
        <table:table-row table:style-name="ro1">
          <table:table-cell table:style-name="ce7"/>
          <table:table-cell office:value-type="string" table:style-name="ce1">
            <text:p>31-8 akşamı ne oldu diye ben aradım- kiranın 96000 olacağını söyledim</text:p>
          </table:table-cell>
          <table:table-cell table:number-columns-repeated="3" table:style-name="ce1"/>
          <table:table-cell table:number-columns-repeated="3" table:style-name="ce3"/>
          <table:table-cell table:number-columns-repeated="16376"/>
        </table:table-row>
        <table:table-row table:style-name="ro1">
          <table:table-cell table:style-name="ce7"/>
          <table:table-cell office:value-type="string" table:style-name="ce1">
            <text:p>30-8-2023-29-08-2024 Kira Bedeli</text:p>
          </table:table-cell>
          <table:table-cell table:style-name="ce1"/>
          <table:table-cell office:value-type="float" office:value="96000" table:style-name="ce1">
            <text:p>96000</text:p>
          </table:table-cell>
          <table:table-cell table:style-name="ce1"/>
          <table:table-cell table:number-columns-repeated="3" table:style-name="ce3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7"/>
          <table:table-cell table:style-name="ce2"/>
          <table:table-cell table:number-columns-repeated="3" table:style-name="ce1"/>
          <table:table-cell table:number-columns-repeated="3" table:style-name="ce3"/>
          <table:table-cell table:number-columns-repeated="16376"/>
        </table:table-row>
        <table:table-row table:style-name="ro1">
          <table:table-cell table:style-name="ce7"/>
          <table:table-cell table:number-columns-repeated="4" table:style-name="ce1"/>
          <table:table-cell table:number-columns-repeated="3" table:style-name="ce3"/>
          <table:table-cell table:number-columns-repeated="16376"/>
        </table:table-row>
        <table:table-row table:style-name="ro1">
          <table:table-cell table:style-name="ce7"/>
          <table:table-cell table:number-columns-repeated="2" table:style-name="ce29"/>
          <table:table-cell table:number-columns-repeated="2" table:style-name="ce1"/>
          <table:table-cell office:value-type="float" office:value="0" table:formula="of:=[.F58]+[.D59]-[.E59]" table:style-name="ce3">
            <text:p>0,00</text:p>
          </table:table-cell>
          <table:table-cell table:number-columns-repeated="16378"/>
        </table:table-row>
        <table:table-row table:style-name="ro1">
          <table:table-cell table:style-name="ce7"/>
          <table:table-cell office:value-type="string" table:style-name="ce29">
            <text:p>Elektrik Teminat Bedeli</text:p>
          </table:table-cell>
          <table:table-cell table:style-name="ce29"/>
          <table:table-cell table:number-columns-repeated="2" table:style-name="ce1"/>
          <table:table-cell office:value-type="float" office:value="0" table:formula="of:=[.F59]+[.D60]-[.E60]" table:style-name="ce3">
            <text:p>0,00</text:p>
          </table:table-cell>
          <table:table-cell table:number-columns-repeated="16378"/>
        </table:table-row>
        <table:table-row table:style-name="ro1">
          <table:table-cell table:style-name="ce7"/>
          <table:table-cell office:value-type="string" table:style-name="ce1">
            <text:p>2022-8 elektrik tmnt</text:p>
          </table:table-cell>
          <table:table-cell table:style-name="ce1"/>
          <table:table-cell table:style-name="ce3"/>
          <table:table-cell office:value-type="float" office:value="32.35" table:style-name="ce1">
            <text:p>32,35</text:p>
          </table:table-cell>
          <table:table-cell office:value-type="float" office:value="-32.35" table:formula="of:=[.F60]+[.D61]-[.E61]" table:style-name="ce3">
            <text:p>-32,35</text:p>
          </table:table-cell>
          <table:table-cell table:number-columns-repeated="16378"/>
        </table:table-row>
        <table:table-row table:style-name="ro1">
          <table:table-cell table:style-name="ce7"/>
          <table:table-cell office:value-type="string" table:style-name="ce1">
            <text:p>2022-9 elektrik tmnt</text:p>
          </table:table-cell>
          <table:table-cell table:style-name="ce1"/>
          <table:table-cell table:style-name="ce3"/>
          <table:table-cell office:value-type="float" office:value="39.909999999999997" table:style-name="ce1">
            <text:p>39,91</text:p>
          </table:table-cell>
          <table:table-cell office:value-type="float" office:value="-72.259999999999991" table:formula="of:=[.F61]+[.D62]-[.E62]" table:style-name="ce3">
            <text:p>-72,26</text:p>
          </table:table-cell>
          <table:table-cell table:number-columns-repeated="16378"/>
        </table:table-row>
        <table:table-row table:style-name="ro1">
          <table:table-cell table:style-name="ce7"/>
          <table:table-cell office:value-type="string" table:style-name="ce1">
            <text:p>2022-10 elektrik tmnt</text:p>
          </table:table-cell>
          <table:table-cell table:style-name="ce1"/>
          <table:table-cell table:style-name="ce3"/>
          <table:table-cell office:value-type="float" office:value="8.99" table:style-name="ce3">
            <text:p>8,99</text:p>
          </table:table-cell>
          <table:table-cell office:value-type="float" office:value="-81.249999999999986" table:formula="of:=[.F62]+[.D63]-[.E63]" table:style-name="ce3">
            <text:p>-81,25</text:p>
          </table:table-cell>
          <table:table-cell table:number-columns-repeated="16378"/>
        </table:table-row>
        <table:table-row table:style-name="ro1">
          <table:table-cell table:style-name="ce7"/>
          <table:table-cell office:value-type="string" table:style-name="ce1">
            <text:p>2022-11 elektrik tmnt</text:p>
          </table:table-cell>
          <table:table-cell table:style-name="ce1"/>
          <table:table-cell table:style-name="ce3"/>
          <table:table-cell office:value-type="float" office:value="60.27" table:style-name="ce3">
            <text:p>60,27</text:p>
          </table:table-cell>
          <table:table-cell office:value-type="float" office:value="-141.51999999999998" table:formula="of:=[.F63]+[.D64]-[.E64]" table:style-name="ce3">
            <text:p>-141,52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toyota işçilik</text:p>
          </table:table-cell>
          <table:table-cell table:number-columns-repeated="2" table:style-name="ce1"/>
          <table:table-cell office:value-type="float" office:value="500" table:style-name="ce1">
            <text:p>500</text:p>
          </table:table-cell>
          <table:table-cell office:value-type="float" office:value="-641.52" table:formula="of:=[.F64]+[.D65]-[.E65]" table:style-name="ce3">
            <text:p>-641,52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2022-12 elektrik tmnt</text:p>
          </table:table-cell>
          <table:table-cell table:number-columns-repeated="2" table:style-name="ce1"/>
          <table:table-cell office:value-type="float" office:value="58.48" table:style-name="ce1">
            <text:p>58,48</text:p>
          </table:table-cell>
          <table:table-cell office:value-type="float" office:value="-700" table:formula="of:=[.F65]+[.D66]-[.E66]" table:style-name="ce3">
            <text:p>-70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2023-01 elektrik tmnt</text:p>
          </table:table-cell>
          <table:table-cell table:style-name="ce1"/>
          <table:table-cell office:value-type="float" office:value="245.53" table:style-name="ce1">
            <text:p>245,53</text:p>
          </table:table-cell>
          <table:table-cell office:value-type="float" office:value="295.52999999999997" table:style-name="ce1">
            <text:p>295,53</text:p>
          </table:table-cell>
          <table:table-cell office:value-type="float" office:value="-750" table:formula="of:=[.F66]+[.D67]-[.E67]" table:style-name="ce3">
            <text:p>-75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2023-02 elektrik tmnt</text:p>
          </table:table-cell>
          <table:table-cell table:number-columns-repeated="2" table:style-name="ce1"/>
          <table:table-cell office:value-type="float" office:value="37.76" table:style-name="ce1">
            <text:p>37,76</text:p>
          </table:table-cell>
          <table:table-cell office:value-type="float" office:value="-787.76" table:formula="of:=[.F67]+[.D68]-[.E68]" table:style-name="ce3">
            <text:p>-787,76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2023-03 tmnt</text:p>
          </table:table-cell>
          <table:table-cell table:number-columns-repeated="2" table:style-name="ce1"/>
          <table:table-cell office:value-type="float" office:value="12.24" table:style-name="ce1">
            <text:p>12,24</text:p>
          </table:table-cell>
          <table:table-cell office:value-type="float" office:value="-800" table:formula="of:=[.F68]+[.D69]-[.E69]" table:style-name="ce3">
            <text:p>-800,00</text:p>
          </table:table-cell>
          <table:table-cell table:number-columns-repeated="16378" table:style-name="ce1"/>
        </table:table-row>
        <table:table-row table:style-name="ro1">
          <table:table-cell/>
          <table:table-cell table:number-columns-repeated="4" table:style-name="ce1"/>
          <table:table-cell table:style-name="ce3"/>
          <table:table-cell table:number-columns-repeated="16378" table:style-name="ce1"/>
        </table:table-row>
        <table:table-row table:style-name="ro1">
          <table:table-cell/>
          <table:table-cell table:number-columns-repeated="3" table:style-name="ce3"/>
          <table:table-cell table:style-name="ce67"/>
          <table:table-cell table:style-name="ce3"/>
          <table:table-cell table:number-columns-repeated="16378" table:style-name="ce1"/>
        </table:table-row>
        <table:table-row table:style-name="ro1">
          <table:table-cell/>
          <table:table-cell table:number-columns-repeated="4" table:style-name="ce1"/>
          <table:table-cell table:style-name="ce3"/>
          <table:table-cell table:number-columns-repeated="16378" table:style-name="ce1"/>
        </table:table-row>
        <table:table-row table:style-name="ro1">
          <table:table-cell/>
          <table:table-cell table:number-columns-repeated="2" table:style-name="ce29"/>
          <table:table-cell table:style-name="ce1"/>
          <table:table-cell table:style-name="ce58"/>
          <table:table-cell table:style-name="ce3"/>
          <table:table-cell table:number-columns-repeated="16378" table:style-name="ce1"/>
        </table:table-row>
        <table:table-row table:number-rows-repeated="5" table:style-name="ro1">
          <table:table-cell/>
          <table:table-cell table:number-columns-repeated="2" table:style-name="ce1"/>
          <table:table-cell table:number-columns-repeated="3" table:style-name="ce3"/>
          <table:table-cell table:number-columns-repeated="16378" table:style-name="ce1"/>
        </table:table-row>
        <table:table-row table:style-name="ro1">
          <table:table-cell/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/>
          <table:table-cell table:number-columns-repeated="4" table:style-name="ce3"/>
          <table:table-cell table:style-name="ce29"/>
          <table:table-cell table:style-name="ce28"/>
          <table:table-cell table:style-name="ce58"/>
          <table:table-cell table:number-columns-repeated="16376"/>
        </table:table-row>
        <table:table-row table:number-rows-repeated="4" table:style-name="ro1">
          <table:table-cell table:number-columns-repeated="5"/>
          <table:table-cell table:style-name="ce29"/>
          <table:table-cell table:style-name="ce28"/>
          <table:table-cell table:style-name="ce58"/>
          <table:table-cell table:number-columns-repeated="16376"/>
        </table:table-row>
        <table:table-row table:number-rows-repeated="1048492" table:style-name="ro1">
          <table:table-cell table:number-columns-repeated="16384"/>
        </table:table-row>
      </table:table>
      <table:table table:name="SnyF601-22" table:style-name="ta2">
        <table:table-column table:style-name="co18" table:default-cell-style-name="ce70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13" table:default-cell-style-name="ce3"/>
        <table:table-column table:style-name="co1" table:number-columns-repeated="2" table:default-cell-style-name="ce1"/>
        <table:table-column table:style-name="co25" table:number-columns-repeated="3" table:default-cell-style-name="ce1"/>
        <table:table-column table:style-name="co1" table:number-columns-repeated="47" table:default-cell-style-name="ce1"/>
        <table:table-column table:style-name="co6" table:number-columns-repeated="16324" table:default-cell-style-name="ce1"/>
        <table:table-row table:style-name="ro1">
          <table:table-cell table:style-name="ce7"/>
          <table:table-cell office:value-type="string" table:style-name="ce8">
            <text:p>082-SnF-02-230101-merdalKipel</text:p>
          </table:table-cell>
          <table:table-cell table:style-name="ce8"/>
          <table:table-cell table:number-columns-repeated="2" table:style-name="ce3"/>
          <table:table-cell office:value-type="string" table:style-name="ce65">
            <text:p>100 m2 ESTE</text:p>
          </table:table-cell>
          <table:table-cell table:number-columns-repeated="16378"/>
        </table:table-row>
        <table:table-row table:style-name="ro1">
          <table:table-cell table:style-name="ce7"/>
          <table:table-cell table:number-columns-repeated="2" table:style-name="ce8"/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string" table:style-name="ce20">
            <text:p>Tarih</text:p>
          </table:table-cell>
          <table:table-cell office:value-type="string" table:style-name="ce21">
            <text:p>Açıklama</text:p>
          </table:table-cell>
          <table:table-cell table:style-name="ce21"/>
          <table:table-cell office:value-type="string" table:style-name="ce22">
            <text:p>Kira bedeli</text:p>
          </table:table-cell>
          <table:table-cell office:value-type="string" table:style-name="ce22">
            <text:p>Ödeme</text:p>
          </table:table-cell>
          <table:table-cell office:value-type="string" table:style-name="ce22">
            <text:p>Bakiye</text:p>
          </table:table-cell>
          <table:table-cell table:number-columns-repeated="16378"/>
        </table:table-row>
        <table:table-row table:style-name="ro1">
          <table:table-cell table:style-name="ce7"/>
          <table:table-cell office:value-type="string" table:style-name="ce30">
            <text:p>Toplamlar</text:p>
          </table:table-cell>
          <table:table-cell table:style-name="ce31"/>
          <table:table-cell office:value-type="float" office:value="109312.51909485454" table:formula="of:=SUM([.D9:.D20])" table:style-name="ce16">
            <text:p>109.312,52</text:p>
          </table:table-cell>
          <table:table-cell office:value-type="float" office:value="109312.51999999999" table:formula="of:=SUM([.E9:.E20])" table:style-name="ce17">
            <text:p>109.312,52</text:p>
          </table:table-cell>
          <table:table-cell office:value-type="float" office:value="-9.0514545991027262E-4" table:formula="of:=[.F20]" table:style-name="ce32">
            <text:p>0,00</text:p>
          </table:table-cell>
          <table:table-cell table:number-columns-repeated="16378"/>
        </table:table-row>
        <table:table-row table:style-name="ro1">
          <table:table-cell table:style-name="ce7"/>
          <table:table-cell office:value-type="string" table:style-name="ce31">
            <text:p>Masraf</text:p>
          </table:table-cell>
          <table:table-cell table:style-name="ce31"/>
          <table:table-cell office:value-type="float" office:value="0" table:formula="of:=[.F40]" table:style-name="ce33">
            <text:p>0,00</text:p>
          </table:table-cell>
          <table:table-cell table:style-name="ce3"/>
          <table:table-cell table:style-name="ce1"/>
          <table:table-cell table:number-columns-repeated="16378"/>
        </table:table-row>
        <table:table-row table:style-name="ro1">
          <table:table-cell table:style-name="ce7"/>
          <table:table-cell office:value-type="string" table:style-name="ce34">
            <text:p>Teminat</text:p>
          </table:table-cell>
          <table:table-cell table:style-name="ce1"/>
          <table:table-cell office:value-type="float" office:value="-2112.38" table:formula="of:=[.F37]" table:style-name="ce35">
            <text:p>-2.112,38</text:p>
          </table:table-cell>
          <table:table-cell table:style-name="ce34"/>
          <table:table-cell table:style-name="ce36"/>
          <table:table-cell table:number-columns-repeated="16378"/>
        </table:table-row>
        <table:table-row table:style-name="ro1">
          <table:table-cell table:style-name="ce10"/>
          <table:table-cell table:style-name="ce12"/>
          <table:table-cell table:style-name="ce37"/>
          <table:table-cell table:style-name="ce12"/>
          <table:table-cell office:value-type="string" table:style-name="ce391">
            <text:p>NET</text:p>
          </table:table-cell>
          <table:table-cell office:value-type="float" office:value="109312.51999999999" table:formula="of:=[.E4]-[.D5]" table:style-name="ce392">
            <text:p>109.312,52</text:p>
          </table:table-cell>
          <table:table-cell table:number-columns-repeated="16378"/>
        </table:table-row>
        <table:table-row table:style-name="ro1">
          <table:table-cell table:style-name="ce7"/>
          <table:table-cell office:value-type="string" table:style-name="ce31">
            <text:p>,</text:p>
          </table:table-cell>
          <table:table-cell table:style-name="ce1"/>
          <table:table-cell table:style-name="ce39"/>
          <table:table-cell table:number-columns-repeated="2" table:style-name="ce40"/>
          <table:table-cell table:number-columns-repeated="16378"/>
        </table:table-row>
        <table:table-row table:style-name="ro1">
          <table:table-cell office:value-type="date" office:date-value="2023-01-30T00:00:00" table:style-name="ce7">
            <text:p>30.01.23</text:p>
          </table:table-cell>
          <table:table-cell office:value-type="string" table:style-name="ce1">
            <text:p>Kira Ocak</text:p>
          </table:table-cell>
          <table:table-cell office:value-type="float" office:value="6.65" table:style-name="ce1">
            <text:p>6,65</text:p>
          </table:table-cell>
          <table:table-cell office:value-type="float" office:value="6920" table:style-name="ce68">
            <text:p>6.920,00</text:p>
          </table:table-cell>
          <table:table-cell office:value-type="float" office:value="6920" table:style-name="ce26">
            <text:p>6.920,00</text:p>
          </table:table-cell>
          <table:table-cell office:value-type="float" office:value="0" table:formula="of:=[.D9]-[.E9]" table:style-name="ce40">
            <text:p>0,00</text:p>
          </table:table-cell>
          <table:table-cell table:number-columns-repeated="16378"/>
        </table:table-row>
        <table:table-row table:style-name="ro1">
          <table:table-cell table:style-name="ce7"/>
          <table:table-cell office:value-type="string" table:style-name="ce1">
            <text:p>Kira Şubat</text:p>
          </table:table-cell>
          <table:table-cell office:value-type="float" office:value="3.15" table:style-name="ce1">
            <text:p>3,15</text:p>
          </table:table-cell>
          <table:table-cell office:value-type="float" office:value="7380.18" table:formula="of:=[.D9]+([.D9]*[.C9]/100)" table:style-name="ce68">
            <text:p>7.380,18</text:p>
          </table:table-cell>
          <table:table-cell table:style-name="ce26"/>
          <table:table-cell office:value-type="float" office:value="7380.18" table:formula="of:=[.D10]-[.E10]+[.F9]" table:style-name="ce40">
            <text:p>7.380,18</text:p>
          </table:table-cell>
          <table:table-cell table:number-columns-repeated="16378"/>
        </table:table-row>
        <table:table-row table:style-name="ro1">
          <table:table-cell table:style-name="ce7"/>
          <table:table-cell office:value-type="string" table:style-name="ce1">
            <text:p>Kira Mart</text:p>
          </table:table-cell>
          <table:table-cell office:value-type="float" office:value="2.29" table:style-name="ce1">
            <text:p>2,29</text:p>
          </table:table-cell>
          <table:table-cell office:value-type="float" office:value="7612.6556700000001" table:formula="of:=[.D10]+([.D10]*[.C10]/100)" table:style-name="ce68">
            <text:p>7.612,66</text:p>
          </table:table-cell>
          <table:table-cell table:style-name="ce26"/>
          <table:table-cell office:value-type="float" office:value="14992.83567" table:formula="of:=[.D11]-[.E11]+[.F10]" table:style-name="ce40">
            <text:p>14.992,84</text:p>
          </table:table-cell>
          <table:table-cell table:number-columns-repeated="16378"/>
        </table:table-row>
        <table:table-row table:style-name="ro1">
          <table:table-cell office:value-type="date" office:date-value="2023-04-13T00:00:00" table:style-name="ce7">
            <text:p>13.04.23</text:p>
          </table:table-cell>
          <table:table-cell office:value-type="string" table:style-name="ce1">
            <text:p>Kira Nisan avukattan 13000 den</text:p>
          </table:table-cell>
          <table:table-cell office:value-type="float" office:value="2.39" table:style-name="ce1">
            <text:p>2,39</text:p>
          </table:table-cell>
          <table:table-cell office:value-type="float" office:value="7786.9854848430004" table:formula="of:=[.D11]+([.D11]*[.C11]/100)" table:style-name="ce68">
            <text:p>7.786,99</text:p>
          </table:table-cell>
          <table:table-cell office:value-type="float" office:value="8425.4599999999991" table:style-name="ce26">
            <text:p>8.425,46</text:p>
          </table:table-cell>
          <table:table-cell office:value-type="float" office:value="14354.361154843002" table:formula="of:=[.D12]-[.E12]+[.F11]" table:style-name="ce40">
            <text:p>14.354,36</text:p>
          </table:table-cell>
          <table:table-cell table:number-columns-repeated="16378"/>
        </table:table-row>
        <table:table-row table:style-name="ro1">
          <table:table-cell office:value-type="date" office:date-value="2023-04-19T00:00:00" table:style-name="ce7">
            <text:p>19.04.23</text:p>
          </table:table-cell>
          <table:table-cell office:value-type="string" table:style-name="ce1">
            <text:p>Kira Mayıs <text:s/>0,04</text:p>
          </table:table-cell>
          <table:table-cell office:value-type="float" office:value="5.32" table:style-name="ce1">
            <text:p>5,32</text:p>
          </table:table-cell>
          <table:table-cell office:value-type="float" office:value="7973.0944379307484" table:formula="of:=[.D12]+([.D12]*[.C12]/100)" table:style-name="ce68">
            <text:p>7.973,09</text:p>
          </table:table-cell>
          <table:table-cell office:value-type="float" office:value="28080" table:style-name="ce26">
            <text:p>28.080,00</text:p>
          </table:table-cell>
          <table:table-cell office:value-type="float" office:value="-5752.5444072262508" table:formula="of:=[.D13]-[.E13]+[.F12]" table:style-name="ce40">
            <text:p>-5.752,54</text:p>
          </table:table-cell>
          <table:table-cell table:number-columns-repeated="16378"/>
        </table:table-row>
        <table:table-row table:style-name="ro1">
          <table:table-cell table:style-name="ce7"/>
          <table:table-cell office:value-type="string" table:style-name="ce1">
            <text:p>Kira Haziran</text:p>
          </table:table-cell>
          <table:table-cell office:value-type="float" office:value="3.92" table:style-name="ce1">
            <text:p>3,92</text:p>
          </table:table-cell>
          <table:table-cell office:value-type="float" office:value="8397.2630620286636" table:formula="of:=[.D13]+([.D13]*[.C13]/100)" table:style-name="ce68">
            <text:p>8.397,26</text:p>
          </table:table-cell>
          <table:table-cell table:style-name="ce42"/>
          <table:table-cell office:value-type="float" office:value="2644.7186548024129" table:formula="of:=[.D14]-[.E14]+[.F13]" table:style-name="ce40">
            <text:p>2.644,72</text:p>
          </table:table-cell>
          <table:table-cell table:number-columns-repeated="16378"/>
        </table:table-row>
        <table:table-row table:style-name="ro1">
          <table:table-cell office:value-type="date" office:date-value="2023-07-15T00:00:00" table:style-name="ce7">
            <text:p>15.07.23</text:p>
          </table:table-cell>
          <table:table-cell office:value-type="string" table:style-name="ce1">
            <text:p>Kira Temmuz</text:p>
          </table:table-cell>
          <table:table-cell office:value-type="float" office:value="9.49" table:style-name="ce1">
            <text:p>9,49</text:p>
          </table:table-cell>
          <table:table-cell office:value-type="float" office:value="8726.4357740601881" table:formula="of:=[.D14]+([.D14]*[.C14]/100)" table:style-name="ce68">
            <text:p>8.726,44</text:p>
          </table:table-cell>
          <table:table-cell office:value-type="float" office:value="50000" table:style-name="ce42">
            <text:p>50.000,00</text:p>
          </table:table-cell>
          <table:table-cell office:value-type="float" office:value="-38628.845571137404" table:formula="of:=[.D15]-[.E15]+[.F14]" table:style-name="ce40">
            <text:p>-38.628,85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Kira Ağustos</text:p>
          </table:table-cell>
          <table:table-cell office:value-type="float" office:value="9.09" table:style-name="ce1">
            <text:p>9,09</text:p>
          </table:table-cell>
          <table:table-cell office:value-type="float" office:value="9554.5745290185005" table:formula="of:=[.D15]+([.D15]*[.C15]/100)" table:style-name="ce68">
            <text:p>9.554,57</text:p>
          </table:table-cell>
          <table:table-cell table:style-name="ce42"/>
          <table:table-cell office:value-type="float" office:value="-29074.271042118904" table:formula="of:=[.D16]-[.E16]+[.F15]" table:style-name="ce40">
            <text:p>-29.074,27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Kira Eylül 4,75</text:p>
          </table:table-cell>
          <table:table-cell office:value-type="float" office:value="5.37" table:style-name="ce1">
            <text:p>5,37</text:p>
          </table:table-cell>
          <table:table-cell office:value-type="float" office:value="10423.085353706283" table:formula="of:=[.D16]+([.D16]*[.C16]/100)" table:style-name="ce68">
            <text:p>10.423,09</text:p>
          </table:table-cell>
          <table:table-cell table:style-name="ce42"/>
          <table:table-cell office:value-type="float" office:value="-18651.185688412621" table:formula="of:=[.D17]-[.E17]+[.F16]" table:style-name="ce40">
            <text:p>-18.651,19</text:p>
          </table:table-cell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table:style-name="ce23"/>
          <table:table-cell office:value-type="string" table:style-name="ce1">
            <text:p>Kira Ekim</text:p>
          </table:table-cell>
          <table:table-cell office:value-type="float" office:value="4.75" table:style-name="ce1">
            <text:p>4,75</text:p>
          </table:table-cell>
          <table:table-cell office:value-type="float" office:value="10982.805037200311" table:formula="of:=[.D17]+([.D17]*[.C17]/100)" table:style-name="ce68">
            <text:p>10.982,81</text:p>
          </table:table-cell>
          <table:table-cell table:style-name="ce42"/>
          <table:table-cell office:value-type="float" office:value="-7668.3806512123101" table:formula="of:=[.D18]-[.E18]+[.F17]" table:style-name="ce40">
            <text:p>-7.668,38</text:p>
          </table:table-cell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office:value-type="date" office:date-value="2023-11-06T00:00:00" table:style-name="ce69">
            <text:p>06.11.23</text:p>
          </table:table-cell>
          <table:table-cell office:value-type="string" table:style-name="ce1">
            <text:p>Kira Kasım</text:p>
          </table:table-cell>
          <table:table-cell office:value-type="float" office:value="4.75" table:style-name="ce1">
            <text:p>4,75</text:p>
          </table:table-cell>
          <table:table-cell office:value-type="float" office:value="11504.488276467326" table:formula="of:=[.D18]+([.D18]*[.C18]/100)" table:style-name="ce68">
            <text:p>11.504,49</text:p>
          </table:table-cell>
          <table:table-cell office:value-type="float" office:value="15887.06" table:style-name="ce42">
            <text:p>15.887,06</text:p>
          </table:table-cell>
          <table:table-cell office:value-type="float" office:value="-12050.952374744984" table:formula="of:=[.D19]-[.E19]+[.F18]" table:style-name="ce40">
            <text:p>-12.050,95</text:p>
          </table:table-cell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table:style-name="ce23"/>
          <table:table-cell office:value-type="string" table:style-name="ce1">
            <text:p>Kira Aralık</text:p>
          </table:table-cell>
          <table:table-cell office:value-type="float" office:value="4.75" table:style-name="ce1">
            <text:p>4,75</text:p>
          </table:table-cell>
          <table:table-cell office:value-type="float" office:value="12050.951469599524" table:formula="of:=[.D19]+([.D19]*[.C19]/100)" table:style-name="ce68">
            <text:p>12.050,95</text:p>
          </table:table-cell>
          <table:table-cell table:style-name="ce42"/>
          <table:table-cell office:value-type="float" office:value="-9.0514545991027262E-4" table:formula="of:=[.D20]-[.E20]+[.F19]" table:style-name="ce43">
            <text:p>0,00</text:p>
          </table:table-cell>
          <table:table-cell table:number-columns-repeated="2" table:style-name="ce3"/>
          <table:table-cell table:number-columns-repeated="16376" table:style-name="ce1"/>
        </table:table-row>
        <table:table-row table:number-rows-repeated="2" table:style-name="ro1">
          <table:table-cell table:style-name="ce23"/>
          <table:table-cell table:number-columns-repeated="2" table:style-name="ce1"/>
          <table:table-cell table:style-name="ce24"/>
          <table:table-cell table:number-columns-repeated="2" table:style-name="ce44"/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office:value-type="string" table:style-name="ce45">
            <text:p><text:s/>- 2023 -</text:p>
          </table:table-cell>
          <table:table-cell office:value-type="string" table:style-name="ce12">
            <text:p>ELEKTRİK<text:s/></text:p>
          </table:table-cell>
          <table:table-cell office:value-type="string" table:style-name="ce12">
            <text:p>Su</text:p>
          </table:table-cell>
          <table:table-cell office:value-type="string" table:style-name="ce19">
            <text:p>Tutarı</text:p>
          </table:table-cell>
          <table:table-cell table:number-columns-repeated="2" table:style-name="ce46"/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table:style-name="ce23"/>
          <table:table-cell office:value-type="string" table:style-name="ce1">
            <text:p>Devreden Teminat</text:p>
          </table:table-cell>
          <table:table-cell table:style-name="ce1"/>
          <table:table-cell table:style-name="ce24"/>
          <table:table-cell table:style-name="ce44"/>
          <table:table-cell office:value-type="float" office:value="-232.52" table:style-name="ce44">
            <text:p>-232,52</text:p>
          </table:table-cell>
          <table:table-cell table:style-name="ce3"/>
          <table:table-cell table:number-columns-repeated="2" table:style-name="ce29"/>
          <table:table-cell table:number-columns-repeated="3" table:style-name="ce58"/>
          <table:table-cell table:number-columns-repeated="16372"/>
        </table:table-row>
        <table:table-row table:style-name="ro1">
          <table:table-cell table:style-name="ce23"/>
          <table:table-cell office:value-type="string" table:style-name="ce1">
            <text:p>Su-Elektrik Ocak</text:p>
          </table:table-cell>
          <table:table-cell table:style-name="ce1"/>
          <table:table-cell office:value-type="float" office:value="1224.8399999999999" table:style-name="ce3">
            <text:p>1.224,84</text:p>
          </table:table-cell>
          <table:table-cell office:value-type="float" office:value="1367.33" table:style-name="ce3">
            <text:p>1.367,33</text:p>
          </table:table-cell>
          <table:table-cell office:value-type="float" office:value="-375.01" table:formula="of:=[.D25]-[.E25]+[.F24]" table:style-name="ce44">
            <text:p>-375,01</text:p>
          </table:table-cell>
          <table:table-cell table:style-name="ce3"/>
          <table:table-cell table:number-columns-repeated="2" table:style-name="ce1"/>
          <table:table-cell table:number-columns-repeated="3" table:style-name="ce3"/>
          <table:table-cell table:number-columns-repeated="16372"/>
        </table:table-row>
        <table:table-row table:style-name="ro1">
          <table:table-cell table:style-name="ce23"/>
          <table:table-cell office:value-type="string" table:style-name="ce1">
            <text:p>Su-Elektrik Şubat</text:p>
          </table:table-cell>
          <table:table-cell office:value-type="float" office:value="10" table:style-name="ce1">
            <text:p>10</text:p>
          </table:table-cell>
          <table:table-cell office:value-type="float" office:value="1007.84" table:style-name="ce3">
            <text:p>1.007,84</text:p>
          </table:table-cell>
          <table:table-cell office:value-type="float" office:value="1128.6300000000001" table:style-name="ce3">
            <text:p>1.128,63</text:p>
          </table:table-cell>
          <table:table-cell office:value-type="float" office:value="-495.80000000000007" table:formula="of:=[.D26]-[.E26]+[.F25]" table:style-name="ce44">
            <text:p>-495,80</text:p>
          </table:table-cell>
          <table:table-cell table:style-name="ce3"/>
          <table:table-cell table:number-columns-repeated="2" table:style-name="ce29"/>
          <table:table-cell table:number-columns-repeated="3" table:style-name="ce3"/>
          <table:table-cell table:number-columns-repeated="16372"/>
        </table:table-row>
        <table:table-row table:style-name="ro1">
          <table:table-cell table:style-name="ce23"/>
          <table:table-cell office:value-type="string" table:style-name="ce1">
            <text:p>Su-Elektrik art</text:p>
          </table:table-cell>
          <table:table-cell office:value-type="float" office:value="20" table:style-name="ce1">
            <text:p>20</text:p>
          </table:table-cell>
          <table:table-cell office:value-type="float" office:value="1303.74" table:style-name="ce3">
            <text:p>1.303,74</text:p>
          </table:table-cell>
          <table:table-cell office:value-type="float" office:value="1147.94" table:style-name="ce3">
            <text:p>1.147,94</text:p>
          </table:table-cell>
          <table:table-cell office:value-type="float" office:value="-340.00000000000011" table:formula="of:=[.D27]-[.E27]+[.F26]" table:style-name="ce44">
            <text:p>-340,00</text:p>
          </table:table-cell>
          <table:table-cell table:style-name="ce3"/>
          <table:table-cell table:number-columns-repeated="2" table:style-name="ce29"/>
          <table:table-cell table:number-columns-repeated="3" table:style-name="ce3"/>
          <table:table-cell table:number-columns-repeated="16372"/>
        </table:table-row>
        <table:table-row table:style-name="ro1">
          <table:table-cell table:style-name="ce23"/>
          <table:table-cell office:value-type="string" table:style-name="ce1">
            <text:p>Su-Elektrik Nisan</text:p>
          </table:table-cell>
          <table:table-cell office:value-type="float" office:value="20" table:style-name="ce1">
            <text:p>20</text:p>
          </table:table-cell>
          <table:table-cell office:value-type="float" office:value="664.04" table:style-name="ce3">
            <text:p>664,04</text:p>
          </table:table-cell>
          <table:table-cell office:value-type="float" office:value="934.05" table:style-name="ce3">
            <text:p>934,05</text:p>
          </table:table-cell>
          <table:table-cell office:value-type="float" office:value="-610.0100000000001" table:formula="of:=[.D28]-[.E28]+[.F27]" table:style-name="ce44">
            <text:p>-610,01</text:p>
          </table:table-cell>
          <table:table-cell table:style-name="ce3"/>
          <table:table-cell table:number-columns-repeated="2" table:style-name="ce29"/>
          <table:table-cell table:number-columns-repeated="2" table:style-name="ce3"/>
          <table:table-cell table:style-name="ce40"/>
          <table:table-cell table:number-columns-repeated="16372"/>
        </table:table-row>
        <table:table-row table:style-name="ro1">
          <table:table-cell table:style-name="ce23"/>
          <table:table-cell office:value-type="string" table:style-name="ce1">
            <text:p>Su-Elektrik Mayıs</text:p>
          </table:table-cell>
          <table:table-cell office:value-type="float" office:value="20" table:style-name="ce1">
            <text:p>20</text:p>
          </table:table-cell>
          <table:table-cell office:value-type="float" office:value="1110.03" table:style-name="ce3">
            <text:p>1.110,03</text:p>
          </table:table-cell>
          <table:table-cell office:value-type="float" office:value="1380.9" table:style-name="ce3">
            <text:p>1.380,90</text:p>
          </table:table-cell>
          <table:table-cell office:value-type="float" office:value="-880.88000000000022" table:formula="of:=[.D29]-[.E29]+[.F28]" table:style-name="ce44">
            <text:p>-880,88</text:p>
          </table:table-cell>
          <table:table-cell table:style-name="ce3"/>
          <table:table-cell table:number-columns-repeated="2" table:style-name="ce29"/>
          <table:table-cell table:number-columns-repeated="2" table:style-name="ce3"/>
          <table:table-cell table:style-name="ce40"/>
          <table:table-cell table:number-columns-repeated="16372"/>
        </table:table-row>
        <table:table-row table:style-name="ro1">
          <table:table-cell table:style-name="ce23"/>
          <table:table-cell office:value-type="string" table:style-name="ce1">
            <text:p>Su-Elektrik Haziran<text:s/></text:p>
          </table:table-cell>
          <table:table-cell office:value-type="float" office:value="20" table:style-name="ce1">
            <text:p>20</text:p>
          </table:table-cell>
          <table:table-cell office:value-type="float" office:value="844.75" table:style-name="ce3">
            <text:p>844,75</text:p>
          </table:table-cell>
          <table:table-cell office:value-type="float" office:value="1115.05" table:style-name="ce3">
            <text:p>1.115,05</text:p>
          </table:table-cell>
          <table:table-cell office:value-type="float" office:value="-1151.1800000000003" table:formula="of:=[.D30]-[.E30]+[.F29]" table:style-name="ce44">
            <text:p>-1.151,18</text:p>
          </table:table-cell>
          <table:table-cell table:style-name="ce3"/>
          <table:table-cell table:number-columns-repeated="2" table:style-name="ce29"/>
          <table:table-cell table:number-columns-repeated="2" table:style-name="ce3"/>
          <table:table-cell table:style-name="ce40"/>
          <table:table-cell table:number-columns-repeated="16372"/>
        </table:table-row>
        <table:table-row table:style-name="ro1">
          <table:table-cell table:style-name="ce23"/>
          <table:table-cell office:value-type="string" table:style-name="ce1">
            <text:p>Su-Elektrik Temmuz<text:s/></text:p>
          </table:table-cell>
          <table:table-cell office:value-type="float" office:value="20" table:style-name="ce1">
            <text:p>20</text:p>
          </table:table-cell>
          <table:table-cell office:value-type="float" office:value="1103.97" table:style-name="ce3">
            <text:p>1.103,97</text:p>
          </table:table-cell>
          <table:table-cell office:value-type="float" office:value="1377.88" table:style-name="ce3">
            <text:p>1.377,88</text:p>
          </table:table-cell>
          <table:table-cell office:value-type="float" office:value="-1425.0900000000004" table:formula="of:=[.D31]-[.E31]+[.F30]" table:style-name="ce44">
            <text:p>-1.425,09</text:p>
          </table:table-cell>
          <table:table-cell table:style-name="ce3"/>
          <table:table-cell table:number-columns-repeated="2" table:style-name="ce29"/>
          <table:table-cell table:number-columns-repeated="2" table:style-name="ce3"/>
          <table:table-cell table:style-name="ce40"/>
          <table:table-cell table:number-columns-repeated="16372"/>
        </table:table-row>
        <table:table-row table:style-name="ro1">
          <table:table-cell table:style-name="ce23"/>
          <table:table-cell office:value-type="string" table:style-name="ce1">
            <text:p>Su-Elektrik Ağustos</text:p>
          </table:table-cell>
          <table:table-cell office:value-type="float" office:value="20" table:style-name="ce1">
            <text:p>20</text:p>
          </table:table-cell>
          <table:table-cell office:value-type="float" office:value="942.66" table:style-name="ce3">
            <text:p>942,66</text:p>
          </table:table-cell>
          <table:table-cell office:value-type="float" office:value="1157.58" table:style-name="ce3">
            <text:p>1.157,58</text:p>
          </table:table-cell>
          <table:table-cell office:value-type="float" office:value="-1640.0100000000002" table:formula="of:=[.D32]-[.E32]+[.F31]" table:style-name="ce44">
            <text:p>-1.640,01</text:p>
          </table:table-cell>
          <table:table-cell table:style-name="ce3"/>
          <table:table-cell table:style-name="ce1"/>
          <table:table-cell table:style-name="ce29"/>
          <table:table-cell table:number-columns-repeated="2" table:style-name="ce3"/>
          <table:table-cell table:style-name="ce40"/>
          <table:table-cell table:number-columns-repeated="16372"/>
        </table:table-row>
        <table:table-row table:style-name="ro1">
          <table:table-cell table:style-name="ce23"/>
          <table:table-cell office:value-type="string" table:style-name="ce1">
            <text:p>Su-Elektrik Eylül</text:p>
          </table:table-cell>
          <table:table-cell office:value-type="float" office:value="20" table:style-name="ce1">
            <text:p>20</text:p>
          </table:table-cell>
          <table:table-cell office:value-type="float" office:value="1072.24" table:style-name="ce3">
            <text:p>1.072,24</text:p>
          </table:table-cell>
          <table:table-cell office:value-type="float" office:value="1313.94" table:style-name="ce3">
            <text:p>1.313,94</text:p>
          </table:table-cell>
          <table:table-cell office:value-type="float" office:value="-1881.7100000000003" table:formula="of:=[.D33]-[.E33]+[.F32]" table:style-name="ce44">
            <text:p>-1.881,71</text:p>
          </table:table-cell>
          <table:table-cell table:style-name="ce3"/>
          <table:table-cell table:style-name="ce1"/>
          <table:table-cell table:style-name="ce29"/>
          <table:table-cell table:number-columns-repeated="2" table:style-name="ce3"/>
          <table:table-cell table:style-name="ce40"/>
          <table:table-cell table:number-columns-repeated="16372"/>
        </table:table-row>
        <table:table-row table:style-name="ro1">
          <table:table-cell table:style-name="ce23"/>
          <table:table-cell office:value-type="string" table:style-name="ce1">
            <text:p>Su-Elektrik Ekim</text:p>
          </table:table-cell>
          <table:table-cell office:value-type="float" office:value="30" table:style-name="ce1">
            <text:p>30</text:p>
          </table:table-cell>
          <table:table-cell office:value-type="float" office:value="912.12" table:style-name="ce58">
            <text:p>912,12</text:p>
          </table:table-cell>
          <table:table-cell office:value-type="float" office:value="1142.79" table:style-name="ce58">
            <text:p>1.142,79</text:p>
          </table:table-cell>
          <table:table-cell office:value-type="float" office:value="-2112.38" table:formula="of:=[.D34]-[.E34]+[.F33]" table:style-name="ce44">
            <text:p>-2.112,38</text:p>
          </table:table-cell>
          <table:table-cell table:style-name="ce3"/>
          <table:table-cell table:number-columns-repeated="2" table:style-name="ce29"/>
          <table:table-cell table:number-columns-repeated="2" table:style-name="ce3"/>
          <table:table-cell table:style-name="ce40"/>
          <table:table-cell table:number-columns-repeated="16372"/>
        </table:table-row>
        <table:table-row table:style-name="ro1">
          <table:table-cell table:style-name="ce23"/>
          <table:table-cell office:value-type="string" table:style-name="ce1">
            <text:p>Su-Elektrik Kasım</text:p>
          </table:table-cell>
          <table:table-cell table:style-name="ce1"/>
          <table:table-cell table:style-name="ce24"/>
          <table:table-cell table:style-name="ce44"/>
          <table:table-cell office:value-type="float" office:value="-2112.38" table:formula="of:=[.D35]-[.E35]+[.F34]" table:style-name="ce44">
            <text:p>-2.112,38</text:p>
          </table:table-cell>
          <table:table-cell table:style-name="ce3"/>
          <table:table-cell table:number-columns-repeated="2" table:style-name="ce29"/>
          <table:table-cell table:style-name="ce3"/>
          <table:table-cell table:style-name="ce58"/>
          <table:table-cell table:style-name="ce40"/>
          <table:table-cell table:number-columns-repeated="16372"/>
        </table:table-row>
        <table:table-row table:style-name="ro1">
          <table:table-cell table:style-name="ce45"/>
          <table:table-cell office:value-type="string" table:style-name="ce12">
            <text:p>Su-Elektrik Aralık</text:p>
          </table:table-cell>
          <table:table-cell table:style-name="ce12"/>
          <table:table-cell table:style-name="ce19"/>
          <table:table-cell table:style-name="ce46"/>
          <table:table-cell office:value-type="float" office:value="-2112.38" table:formula="of:=[.D36]-[.E36]+[.F35]" table:style-name="ce47">
            <text:p>-2.112,38</text:p>
          </table:table-cell>
          <table:table-cell table:style-name="ce3"/>
          <table:table-cell table:style-name="ce29"/>
          <table:table-cell table:style-name="ce1"/>
          <table:table-cell table:style-name="ce76"/>
          <table:table-cell table:style-name="ce3"/>
          <table:table-cell table:style-name="ce40"/>
          <table:table-cell table:number-columns-repeated="16372"/>
        </table:table-row>
        <table:table-row table:style-name="ro1">
          <table:table-cell office:value-type="date" office:date-value="2023-12-31T00:00:00" table:style-name="ce48">
            <text:p>31.12.23</text:p>
          </table:table-cell>
          <table:table-cell office:value-type="string" table:style-name="ce49">
            <text:p>Devreden Teminat</text:p>
          </table:table-cell>
          <table:table-cell table:style-name="ce50"/>
          <table:table-cell table:style-name="ce51"/>
          <table:table-cell table:style-name="ce52"/>
          <table:table-cell office:value-type="float" office:value="-2112.38" table:formula="of:=[.D37]-[.E37]+[.F36]" table:style-name="ce53">
            <text:p>-2.112,38</text:p>
          </table:table-cell>
          <table:table-cell table:style-name="ce3"/>
          <table:table-cell office:value-type="float" office:value="2423.06" table:style-name="ce29">
            <text:p>2423,06</text:p>
          </table:table-cell>
          <table:table-cell table:style-name="ce1"/>
          <table:table-cell table:style-name="ce76"/>
          <table:table-cell table:style-name="ce3"/>
          <table:table-cell table:style-name="ce40"/>
          <table:table-cell table:number-columns-repeated="16372"/>
        </table:table-row>
        <table:table-row table:style-name="ro1">
          <table:table-cell table:style-name="ce23"/>
          <table:table-cell table:number-columns-repeated="2" table:style-name="ce1"/>
          <table:table-cell table:number-columns-repeated="3" table:style-name="ce24"/>
          <table:table-cell table:style-name="ce3"/>
          <table:table-cell table:number-columns-repeated="2" table:style-name="ce1"/>
          <table:table-cell table:style-name="ce76"/>
          <table:table-cell table:style-name="ce3"/>
          <table:table-cell table:style-name="ce40"/>
          <table:table-cell table:number-columns-repeated="16372"/>
        </table:table-row>
        <table:table-row table:style-name="ro1">
          <table:table-cell table:style-name="ce7"/>
          <table:table-cell table:number-columns-repeated="2" table:style-name="ce1"/>
          <table:table-cell table:number-columns-repeated="8" table:style-name="ce3"/>
          <table:table-cell table:style-name="ce40"/>
          <table:table-cell table:number-columns-repeated="16372"/>
        </table:table-row>
        <table:table-row table:style-name="ro1">
          <table:table-cell office:value-type="string" table:style-name="ce54">
            <text:p>F</text:p>
          </table:table-cell>
          <table:table-cell office:value-type="string" table:style-name="ce55">
            <text:p>Açıklamalar-Masraflar</text:p>
          </table:table-cell>
          <table:table-cell table:style-name="ce55"/>
          <table:table-cell table:style-name="ce56"/>
          <table:table-cell table:style-name="ce13"/>
          <table:table-cell office:value-type="float" office:value="0" table:formula="of:=SUM([.E41:.E41])" table:style-name="ce57">
            <text:p>0,00</text:p>
          </table:table-cell>
          <table:table-cell table:number-columns-repeated="5" table:style-name="ce3"/>
          <table:table-cell table:style-name="ce40"/>
          <table:table-cell table:number-columns-repeated="16372"/>
        </table:table-row>
        <table:table-row table:style-name="ro1">
          <table:table-cell table:style-name="ce7"/>
          <table:table-cell table:number-columns-repeated="2" table:style-name="ce8"/>
          <table:table-cell table:number-columns-repeated="3" table:style-name="ce1"/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office:value-type="date" office:date-value="2023-11-06T00:00:00" table:style-name="ce70">
            <text:p>06.11.23</text:p>
          </table:table-cell>
          <table:table-cell office:value-type="string" table:style-name="ce1">
            <text:p>1-1-23 - 31-12 -23 dönem hesabı (15887) sıfırlandı</text:p>
          </table:table-cell>
          <table:table-cell table:style-name="ce1"/>
          <table:table-cell table:style-name="ce76"/>
          <table:table-cell table:number-columns-repeated="4" table:style-name="ce3"/>
          <table:table-cell table:number-columns-repeated="16376" table:style-name="ce1"/>
        </table:table-row>
        <table:table-row table:style-name="ro1">
          <table:table-cell office:value-type="date" office:date-value="2023-11-06T00:00:00" table:style-name="ce70">
            <text:p>06.11.23</text:p>
          </table:table-cell>
          <table:table-cell office:value-type="string" table:style-name="ce29">
            <text:p>yeni yıl kira sözleşmesi 01-01-2024 - 31-12-2024 arası için yapılacak</text:p>
          </table:table-cell>
          <table:table-cell table:style-name="ce1"/>
          <table:table-cell table:style-name="ce76"/>
          <table:table-cell table:number-columns-repeated="4" table:style-name="ce3"/>
          <table:table-cell table:number-columns-repeated="16376" table:style-name="ce1"/>
        </table:table-row>
        <table:table-row table:style-name="ro1">
          <table:table-cell table:style-name="ce72"/>
          <table:table-cell table:style-name="ce1"/>
          <table:table-cell table:style-name="ce74"/>
          <table:table-cell table:number-columns-repeated="2" table:style-name="ce67"/>
          <table:table-cell table:number-columns-repeated="3" table:style-name="ce3"/>
          <table:table-cell table:number-columns-repeated="16376" table:style-name="ce1"/>
        </table:table-row>
        <table:table-row table:style-name="ro1">
          <table:table-cell office:value-type="date" office:date-value="2023-11-06T00:00:00" table:style-name="ce70">
            <text:p>06.11.23</text:p>
          </table:table-cell>
          <table:table-cell office:value-type="string" table:style-name="ce1">
            <text:p>Yeni yıl 14000*12 ay = 168000 (ocak-aralık 2024)</text:p>
          </table:table-cell>
          <table:table-cell table:style-name="ce1"/>
          <table:table-cell table:style-name="ce76"/>
          <table:table-cell table:number-columns-repeated="4" table:style-name="ce3"/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1">
            <text:p>7aylık kira 31-12-2023 e kadar peşin alınacak 7*14=98000</text:p>
          </table:table-cell>
          <table:table-cell table:style-name="ce1"/>
          <table:table-cell table:style-name="ce76"/>
          <table:table-cell table:number-columns-repeated="4" table:style-name="ce3"/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1">
            <text:p>30 Ocaktan itibaren 14000*5 ay = 70000 ödenecek<text:s/></text:p>
          </table:table-cell>
          <table:table-cell table:style-name="ce1"/>
          <table:table-cell table:style-name="ce76"/>
          <table:table-cell table:number-columns-repeated="4" table:style-name="ce3"/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3">
            <text:p>30 mayıstaki ödemeyle 01-01-2024 - 31-12-2024 kirası ödenmiş olacak</text:p>
          </table:table-cell>
          <table:table-cell table:number-columns-repeated="2" table:style-name="ce1"/>
          <table:table-cell table:number-columns-repeated="4" table:style-name="ce3"/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1">
            <text:p>30 Haziranda tüfe oranında zam yapılacak</text:p>
          </table:table-cell>
          <table:table-cell table:number-columns-repeated="2" table:style-name="ce1"/>
          <table:table-cell table:number-columns-repeated="4" table:style-name="ce3"/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3">
            <text:p>30 mayıstaki ödemeyle 01-01-2025 - 31-12-2025 kirasının ilk taksidi ödenmiş olacak</text:p>
          </table:table-cell>
          <table:table-cell table:number-columns-repeated="2" table:style-name="ce1"/>
          <table:table-cell table:number-columns-repeated="4" table:style-name="ce3"/>
          <table:table-cell table:number-columns-repeated="16376" table:style-name="ce1"/>
        </table:table-row>
        <table:table-row table:style-name="ro1">
          <table:table-cell table:style-name="ce70"/>
          <table:table-cell table:style-name="ce3"/>
          <table:table-cell table:number-columns-repeated="2" table:style-name="ce1"/>
          <table:table-cell table:number-columns-repeated="4" table:style-name="ce3"/>
          <table:table-cell table:number-columns-repeated="16376" table:style-name="ce1"/>
        </table:table-row>
        <table:table-row table:style-name="ro1">
          <table:table-cell table:style-name="ce70"/>
          <table:table-cell table:number-columns-repeated="2" table:style-name="ce1"/>
          <table:table-cell office:value-type="string" table:style-name="ce1">
            <text:p>aylık</text:p>
          </table:table-cell>
          <table:table-cell office:value-type="string" table:style-name="ce3">
            <text:p>yıllık</text:p>
          </table:table-cell>
          <table:table-cell table:number-columns-repeated="3" table:style-name="ce3"/>
          <table:table-cell table:number-columns-repeated="16376" table:style-name="ce1"/>
        </table:table-row>
        <table:table-row table:style-name="ro1">
          <table:table-cell office:value-type="date" office:date-value="2023-11-06T00:00:00" table:style-name="ce70">
            <text:p>06.11.23</text:p>
          </table:table-cell>
          <table:table-cell office:value-type="string" table:style-name="ce3">
            <text:p>Ocak ayı tahmini kira bedeli</text:p>
          </table:table-cell>
          <table:table-cell office:value-type="float" office:value="0.65" table:style-name="ce1">
            <text:p>0,65</text:p>
          </table:table-cell>
          <table:table-cell office:value-type="float" office:value="84000" table:style-name="ce3">
            <text:p>84.000,00</text:p>
          </table:table-cell>
          <table:table-cell office:value-type="float" office:value="54600" table:formula="of:=[.D53]*[.C53]" table:style-name="ce3">
            <text:p>54.600,00</text:p>
          </table:table-cell>
          <table:table-cell office:value-type="float" office:value="138600" table:formula="of:=[.E53]+[.D53]" table:style-name="ce3">
            <text:p>138.600,00</text:p>
          </table:table-cell>
          <table:table-cell table:number-columns-repeated="2" table:style-name="ce3"/>
          <table:table-cell table:number-columns-repeated="16376" table:style-name="ce1"/>
        </table:table-row>
        <table:table-row table:number-rows-repeated="2" table:style-name="ro1">
          <table:table-cell table:style-name="ce70"/>
          <table:table-cell table:style-name="ce1"/>
          <table:table-cell table:number-columns-repeated="6" table:style-name="ce3"/>
          <table:table-cell table:number-columns-repeated="16376" table:style-name="ce1"/>
        </table:table-row>
        <table:table-row table:style-name="ro3">
          <table:table-cell office:value-type="date" office:date-value="2023-11-06T00:00:00" table:style-name="ce70">
            <text:p>06.11.23</text:p>
          </table:table-cell>
          <table:table-cell table:style-name="ce1"/>
          <table:table-cell table:style-name="ce3"/>
          <table:table-cell office:value-type="string" table:style-name="ce77">
            <text:p>10-11-23 e kadar yapılacak peşin ödeme<text:s text:c="2"/></text:p>
          </table:table-cell>
          <table:table-cell office:value-type="string" table:style-name="ce77">
            <text:p>10-11-23 e kadar <text:s/>7 aylık peşin ödeme yapılır ve ödemelere aylık devam edilirse aylık ödemeler</text:p>
          </table:table-cell>
          <table:table-cell office:value-type="string" table:style-name="ce77">
            <text:p>10-11-23 e kadar <text:s/>7 aylık peşin ödeme yapılır ve ödemelere aylık devam edilirse toplam kira<text:s/></text:p>
          </table:table-cell>
          <table:table-cell table:number-columns-repeated="2" table:style-name="ce3"/>
          <table:table-cell table:number-columns-repeated="16376" table:style-name="ce1"/>
        </table:table-row>
        <table:table-row table:style-name="ro4">
          <table:table-cell table:style-name="ce70"/>
          <table:table-cell office:value-type="string" table:style-name="ce77">
            <text:p>Peşin Ödeme ile Kira Bedeli (10 aylık tüfe ile)</text:p>
          </table:table-cell>
          <table:table-cell office:value-type="float" office:value="11.5" table:style-name="ce3">
            <text:p>11,50</text:p>
          </table:table-cell>
          <table:table-cell office:value-type="float" office:value="138000" table:style-name="ce3">
            <text:p>138.000,00</text:p>
          </table:table-cell>
          <table:table-cell table:number-columns-repeated="4" table:style-name="ce3"/>
          <table:table-cell table:number-columns-repeated="16376" table:style-name="ce1"/>
        </table:table-row>
        <table:table-row table:style-name="ro5">
          <table:table-cell table:style-name="ce70"/>
          <table:table-cell office:value-type="string" table:style-name="ce78">
            <text:p>Kasım ayı ortalama vade ile ödeme (peşinat 10-11-23 ilk aylık ödeme 30-11-2023)</text:p>
          </table:table-cell>
          <table:table-cell office:value-type="float" office:value="12" table:style-name="ce3">
            <text:p>12,00</text:p>
          </table:table-cell>
          <table:table-cell office:value-type="float" office:value="84000" table:style-name="ce1">
            <text:p>84000</text:p>
          </table:table-cell>
          <table:table-cell office:value-type="float" office:value="12000" table:style-name="ce3">
            <text:p>12.000,00</text:p>
          </table:table-cell>
          <table:table-cell office:value-type="float" office:value="144000" table:style-name="ce3">
            <text:p>144.000,00</text:p>
          </table:table-cell>
          <table:table-cell table:number-columns-repeated="2" table:style-name="ce3"/>
          <table:table-cell table:number-columns-repeated="16376" table:style-name="ce1"/>
        </table:table-row>
        <table:table-row table:style-name="ro6">
          <table:table-cell table:style-name="ce70"/>
          <table:table-cell office:value-type="string" table:style-name="ce77">
            <text:p>Aralık ayı ortalama vade ile ödeme (peşinat 10-11-23 ilk aylık ödeme 30-12-2023)</text:p>
          </table:table-cell>
          <table:table-cell office:value-type="float" office:value="14" table:style-name="ce3">
            <text:p>14,00</text:p>
          </table:table-cell>
          <table:table-cell office:value-type="float" office:value="98000" table:style-name="ce1">
            <text:p>98000</text:p>
          </table:table-cell>
          <table:table-cell office:value-type="float" office:value="14000" table:style-name="ce3">
            <text:p>14.000,00</text:p>
          </table:table-cell>
          <table:table-cell office:value-type="float" office:value="168000" table:style-name="ce3">
            <text:p>168.000,00</text:p>
          </table:table-cell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table:style-name="ce79"/>
          <table:table-cell table:style-name="ce1"/>
          <table:table-cell table:style-name="ce29"/>
          <table:table-cell table:number-columns-repeated="2" table:style-name="ce58"/>
          <table:table-cell table:number-columns-repeated="3" table:style-name="ce3"/>
          <table:table-cell table:number-columns-repeated="16376" table:style-name="ce1"/>
        </table:table-row>
        <table:table-row table:style-name="ro1">
          <table:table-cell table:style-name="ce70"/>
          <table:table-cell table:number-columns-repeated="2" table:style-name="ce1"/>
          <table:table-cell table:number-columns-repeated="6" table:style-name="ce3"/>
          <table:table-cell table:number-columns-repeated="16375"/>
        </table:table-row>
        <table:table-row table:style-name="ro1">
          <table:table-cell table:style-name="ce70"/>
          <table:table-cell office:value-type="string" table:style-name="ce3">
            <text:p>Elektrik Teminat</text:p>
          </table:table-cell>
          <table:table-cell table:number-columns-repeated="3" table:style-name="ce3"/>
          <table:table-cell office:value-type="float" office:value="0" table:formula="of:=[.F61]+[.D62]-[.E62]" table:style-name="ce3">
            <text:p>0,00</text:p>
          </table:table-cell>
          <table:table-cell table:number-columns-repeated="3" table:style-name="ce3"/>
          <table:table-cell table:number-columns-repeated="16375"/>
        </table:table-row>
        <table:table-row table:style-name="ro1">
          <table:table-cell table:style-name="ce70"/>
          <table:table-cell office:value-type="string" table:style-name="ce1">
            <text:p>2022-4 elektrik tmnt</text:p>
          </table:table-cell>
          <table:table-cell table:style-name="ce1"/>
          <table:table-cell table:style-name="ce3"/>
          <table:table-cell office:value-type="float" office:value="20.95" table:style-name="ce3">
            <text:p>20,95</text:p>
          </table:table-cell>
          <table:table-cell office:value-type="float" office:value="-20.95" table:formula="of:=[.F62]+[.D63]-[.E63]" table:style-name="ce3">
            <text:p>-20,95</text:p>
          </table:table-cell>
          <table:table-cell table:number-columns-repeated="3" table:style-name="ce3"/>
          <table:table-cell table:number-columns-repeated="16375"/>
        </table:table-row>
        <table:table-row table:style-name="ro1">
          <table:table-cell table:style-name="ce70"/>
          <table:table-cell office:value-type="string" table:style-name="ce1">
            <text:p>2022-5 elektrik tmnt</text:p>
          </table:table-cell>
          <table:table-cell table:style-name="ce1"/>
          <table:table-cell table:style-name="ce3"/>
          <table:table-cell office:value-type="float" office:value="11.93" table:style-name="ce3">
            <text:p>11,93</text:p>
          </table:table-cell>
          <table:table-cell office:value-type="float" office:value="-32.879999999999995" table:formula="of:=[.F63]+[.D64]-[.E64]" table:style-name="ce3">
            <text:p>-32,88</text:p>
          </table:table-cell>
          <table:table-cell table:number-columns-repeated="3" table:style-name="ce3"/>
          <table:table-cell table:number-columns-repeated="16375"/>
        </table:table-row>
        <table:table-row table:style-name="ro1">
          <table:table-cell table:style-name="ce79"/>
          <table:table-cell office:value-type="string" table:style-name="ce1">
            <text:p>2022-6 elektrik tmnt</text:p>
          </table:table-cell>
          <table:table-cell table:style-name="ce1"/>
          <table:table-cell table:style-name="ce3"/>
          <table:table-cell office:value-type="float" office:value="0" table:style-name="ce3">
            <text:p>0,00</text:p>
          </table:table-cell>
          <table:table-cell office:value-type="float" office:value="-32.879999999999995" table:formula="of:=[.F64]+[.D65]-[.E65]" table:style-name="ce3">
            <text:p>-32,88</text:p>
          </table:table-cell>
          <table:table-cell table:number-columns-repeated="3" table:style-name="ce3"/>
          <table:table-cell table:number-columns-repeated="16375" table:style-name="ce1"/>
        </table:table-row>
        <table:table-row table:style-name="ro1">
          <table:table-cell table:style-name="ce79"/>
          <table:table-cell office:value-type="string" table:style-name="ce1">
            <text:p>2022-7 elektrik tmnt</text:p>
          </table:table-cell>
          <table:table-cell table:style-name="ce1"/>
          <table:table-cell table:style-name="ce3"/>
          <table:table-cell office:value-type="float" office:value="23.25" table:style-name="ce3">
            <text:p>23,25</text:p>
          </table:table-cell>
          <table:table-cell office:value-type="float" office:value="-56.129999999999995" table:formula="of:=[.F65]+[.D66]-[.E66]" table:style-name="ce3">
            <text:p>-56,13</text:p>
          </table:table-cell>
          <table:table-cell table:number-columns-repeated="3" table:style-name="ce3"/>
          <table:table-cell table:number-columns-repeated="16375" table:style-name="ce1"/>
        </table:table-row>
        <table:table-row table:style-name="ro1">
          <table:table-cell table:style-name="ce80"/>
          <table:table-cell office:value-type="string" table:style-name="ce1">
            <text:p>2022-8 elektrik tmnt</text:p>
          </table:table-cell>
          <table:table-cell table:style-name="ce1"/>
          <table:table-cell table:style-name="ce3"/>
          <table:table-cell office:value-type="float" office:value="42.14" table:style-name="ce3">
            <text:p>42,14</text:p>
          </table:table-cell>
          <table:table-cell office:value-type="float" office:value="-98.27" table:formula="of:=[.F66]+[.D67]-[.E67]" table:style-name="ce3">
            <text:p>-98,27</text:p>
          </table:table-cell>
          <table:table-cell table:number-columns-repeated="3" table:style-name="ce3"/>
          <table:table-cell table:number-columns-repeated="16375" table:style-name="ce1"/>
        </table:table-row>
        <table:table-row table:style-name="ro1">
          <table:table-cell table:style-name="ce70"/>
          <table:table-cell office:value-type="string" table:style-name="ce1">
            <text:p>2022-9 elektrik tmnt</text:p>
          </table:table-cell>
          <table:table-cell table:style-name="ce1"/>
          <table:table-cell table:style-name="ce3"/>
          <table:table-cell office:value-type="float" office:value="39.369999999999997" table:style-name="ce3">
            <text:p>39,37</text:p>
          </table:table-cell>
          <table:table-cell office:value-type="float" office:value="-137.63999999999999" table:formula="of:=[.F67]+[.D68]-[.E68]" table:style-name="ce3">
            <text:p>-137,6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table:style-name="ce70"/>
          <table:table-cell office:value-type="string" table:style-name="ce1">
            <text:p>2022-10 elektrik tmnt</text:p>
          </table:table-cell>
          <table:table-cell table:style-name="ce1"/>
          <table:table-cell table:style-name="ce3"/>
          <table:table-cell office:value-type="float" office:value="150.16" table:style-name="ce3">
            <text:p>150,16</text:p>
          </table:table-cell>
          <table:table-cell office:value-type="float" office:value="-287.79999999999995" table:formula="of:=[.F68]+[.D69]-[.E69]" table:style-name="ce3">
            <text:p>-287,80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table:style-name="ce70"/>
          <table:table-cell office:value-type="string" table:style-name="ce1">
            <text:p>2022-11 elektrik tmnt</text:p>
          </table:table-cell>
          <table:table-cell table:style-name="ce1"/>
          <table:table-cell table:style-name="ce3"/>
          <table:table-cell office:value-type="float" office:value="216.76" table:style-name="ce3">
            <text:p>216,76</text:p>
          </table:table-cell>
          <table:table-cell office:value-type="float" office:value="-504.55999999999995" table:formula="of:=[.F69]+[.D70]-[.E70]" table:style-name="ce3">
            <text:p>-504,5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table:style-name="ce70"/>
          <table:table-cell office:value-type="string" table:style-name="ce1">
            <text:p>2022-12 elkrrik tmnt</text:p>
          </table:table-cell>
          <table:table-cell table:style-name="ce1"/>
          <table:table-cell table:style-name="ce3"/>
          <table:table-cell office:value-type="float" office:value="132.72" table:style-name="ce3">
            <text:p>132,72</text:p>
          </table:table-cell>
          <table:table-cell office:value-type="float" office:value="-637.28" table:formula="of:=[.F70]+[.D71]-[.E71]" table:style-name="ce3">
            <text:p>-637,2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table:style-name="ce70"/>
          <table:table-cell table:number-columns-repeated="2" table:style-name="ce1"/>
          <table:table-cell office:value-type="float" office:value="404.76" table:style-name="ce3">
            <text:p>404,76</text:p>
          </table:table-cell>
          <table:table-cell table:style-name="ce3"/>
          <table:table-cell office:value-type="float" office:value="-232.51999999999998" table:formula="of:=[.F71]+[.D72]-[.E72]" table:style-name="ce3">
            <text:p>-232,5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table:style-name="ce70"/>
          <table:table-cell office:value-type="string" table:style-name="ce29">
            <text:p>2023 e devreden teminat</text:p>
          </table:table-cell>
          <table:table-cell table:style-name="ce29"/>
          <table:table-cell table:number-columns-repeated="2" table:style-name="ce58"/>
          <table:table-cell office:value-type="float" office:value="-232.51999999999998" table:formula="of:=[.F72]+[.D73]-[.E73]" table:style-name="ce58">
            <text:p>-232,5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table:style-name="ce70"/>
          <table:table-cell table:number-columns-repeated="2" table:style-name="ce1"/>
          <table:table-cell table:number-columns-repeated="7" table:style-name="ce3"/>
          <table:table-cell table:number-columns-repeated="16374"/>
        </table:table-row>
        <table:table-row table:style-name="ro2">
          <table:table-cell table:style-name="ce70"/>
          <table:table-cell table:number-columns-repeated="3" table:style-name="ce1"/>
          <table:table-cell table:number-columns-repeated="4" table:style-name="ce3"/>
          <table:table-cell table:number-columns-repeated="16376" table:style-name="ce1"/>
        </table:table-row>
        <table:table-row table:style-name="ro1">
          <table:table-cell table:style-name="ce75"/>
          <table:table-cell office:value-type="string" table:style-name="ce390">
            <text:p>resmi işlemler</text:p>
          </table:table-cell>
          <table:table-cell table:style-name="ce375"/>
          <table:table-cell table:style-name="ce376"/>
          <table:table-cell table:style-name="ce377"/>
          <table:table-cell table:number-columns-repeated="3" table:style-name="ce3"/>
          <table:table-cell table:number-columns-repeated="16376" table:style-name="ce1"/>
        </table:table-row>
        <table:table-row table:style-name="ro1">
          <table:table-cell table:style-name="ce75"/>
          <table:table-cell office:value-type="string" table:style-name="ce378">
            <text:p>2022-23 Kira Bedeli</text:p>
          </table:table-cell>
          <table:table-cell table:style-name="ce370"/>
          <table:table-cell office:value-type="float" office:value="48000" table:style-name="ce366">
            <text:p>48.000,00</text:p>
          </table:table-cell>
          <table:table-cell office:value-type="float" office:value="48000" table:formula="of:=[.D77]" table:style-name="ce379">
            <text:p>48.000,00</text:p>
          </table:table-cell>
          <table:table-cell table:style-name="ce1"/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table:style-name="ce75"/>
          <table:table-cell office:value-type="string" table:style-name="ce380">
            <text:p>ödeme bankadan</text:p>
          </table:table-cell>
          <table:table-cell table:style-name="ce381"/>
          <table:table-cell office:value-type="float" office:value="6920" table:style-name="ce382">
            <text:p>6.920,00</text:p>
          </table:table-cell>
          <table:table-cell office:value-type="float" office:value="41080" table:formula="of:=[.E77]-[.D78]" table:style-name="ce371">
            <text:p>41.080,00</text:p>
          </table:table-cell>
          <table:table-cell table:style-name="ce1"/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383">
            <text:p>ödeme icradan avukattan geldi</text:p>
          </table:table-cell>
          <table:table-cell table:style-name="ce381"/>
          <table:table-cell office:value-type="float" office:value="13000" table:style-name="ce382">
            <text:p>13.000,00</text:p>
          </table:table-cell>
          <table:table-cell office:value-type="float" office:value="28080" table:formula="of:=[.E78]-[.D79]" table:style-name="ce371">
            <text:p>28.080,00</text:p>
          </table:table-cell>
          <table:table-cell table:style-name="ce1"/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369">
            <text:p>2022-23 Kira Bedelinden kalan</text:p>
          </table:table-cell>
          <table:table-cell table:number-columns-repeated="2" table:style-name="ce370"/>
          <table:table-cell office:value-type="float" office:value="28080" table:formula="of:=[.E79]-[.D80]" table:style-name="ce371">
            <text:p>28.080,00</text:p>
          </table:table-cell>
          <table:table-cell table:number-columns-repeated="3" table:style-name="ce3"/>
          <table:table-cell table:number-columns-repeated="16376" table:style-name="ce1"/>
        </table:table-row>
        <table:table-row table:style-name="ro1">
          <table:table-cell/>
          <table:table-cell office:value-type="string" table:style-name="ce369">
            <text:p>TR <text:s/>3100 0640 0000 1580 0126 8616</text:p>
          </table:table-cell>
          <table:table-cell table:number-columns-repeated="2" table:style-name="ce370"/>
          <table:table-cell office:value-type="float" office:value="28080" table:formula="of:=[.E80]-[.D81]" table:style-name="ce371">
            <text:p>28.080,00</text:p>
          </table:table-cell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table:style-name="ce369">
            <text:p>Ali Umut BALCI İşbank hesabına yollanacak</text:p>
          </table:table-cell>
          <table:table-cell table:number-columns-repeated="2" table:style-name="ce370"/>
          <table:table-cell office:value-type="float" office:value="28080" table:formula="of:=[.E81]-[.D82]" table:style-name="ce371">
            <text:p>28.080,00</text:p>
          </table:table-cell>
          <table:table-cell table:style-name="ce58"/>
          <table:table-cell table:number-columns-repeated="16378"/>
        </table:table-row>
        <table:table-row table:style-name="ro1">
          <table:table-cell/>
          <table:table-cell office:value-type="string" table:style-name="ce384">
            <text:p>Açıklamaya “<text:span text:style-name="T4">2022-23 kira bedeli kalanı</text:span>”</text:p>
          </table:table-cell>
          <table:table-cell table:number-columns-repeated="2" table:style-name="ce370"/>
          <table:table-cell office:value-type="float" office:value="28080" table:formula="of:=[.E82]-[.D83]" table:style-name="ce371">
            <text:p>28.080,00</text:p>
          </table:table-cell>
          <table:table-cell table:style-name="ce58"/>
          <table:table-cell table:number-columns-repeated="16378"/>
        </table:table-row>
        <table:table-row table:style-name="ro1">
          <table:table-cell/>
          <table:table-cell office:value-type="string" table:style-name="ce369">
            <text:p>yazılacak</text:p>
          </table:table-cell>
          <table:table-cell table:number-columns-repeated="2" table:style-name="ce370"/>
          <table:table-cell office:value-type="float" office:value="28080" table:formula="of:=[.E83]-[.D84]" table:style-name="ce371">
            <text:p>28.080,00</text:p>
          </table:table-cell>
          <table:table-cell table:style-name="ce58"/>
          <table:table-cell table:number-columns-repeated="16378"/>
        </table:table-row>
        <table:table-row table:style-name="ro1">
          <table:table-cell/>
          <table:table-cell office:value-type="string" table:style-name="ce380">
            <text:p>19-4-23 banka havalesi ile ödenen</text:p>
          </table:table-cell>
          <table:table-cell table:style-name="ce381"/>
          <table:table-cell office:value-type="float" office:value="28080" table:style-name="ce382">
            <text:p>28.080,00</text:p>
          </table:table-cell>
          <table:table-cell office:value-type="float" office:value="0" table:formula="of:=[.E84]-[.D85]" table:style-name="ce371">
            <text:p>0,00</text:p>
          </table:table-cell>
          <table:table-cell table:style-name="ce58"/>
          <table:table-cell table:number-columns-repeated="16378"/>
        </table:table-row>
        <table:table-row table:style-name="ro1">
          <table:table-cell/>
          <table:table-cell table:style-name="ce369"/>
          <table:table-cell table:number-columns-repeated="2" table:style-name="ce370"/>
          <table:table-cell table:style-name="ce371"/>
          <table:table-cell table:style-name="ce58"/>
          <table:table-cell table:number-columns-repeated="16378"/>
        </table:table-row>
        <table:table-row table:style-name="ro1">
          <table:table-cell/>
          <table:table-cell table:style-name="ce369"/>
          <table:table-cell table:number-columns-repeated="2" table:style-name="ce370"/>
          <table:table-cell table:style-name="ce371"/>
          <table:table-cell table:style-name="ce81"/>
          <table:table-cell table:number-columns-repeated="16378"/>
        </table:table-row>
        <table:table-row table:style-name="ro1">
          <table:table-cell/>
          <table:table-cell office:value-type="string" table:style-name="ce372">
            <text:p>2023-24 Kira Bedeli</text:p>
          </table:table-cell>
          <table:table-cell table:style-name="ce370"/>
          <table:table-cell office:value-type="float" office:value="83000" table:style-name="ce368">
            <text:p>83.000,00</text:p>
          </table:table-cell>
          <table:table-cell office:value-type="float" office:value="83000" table:style-name="ce371">
            <text:p>83.000,00</text:p>
          </table:table-cell>
          <table:table-cell table:number-columns-repeated="3" table:style-name="ce3"/>
          <table:table-cell table:number-columns-repeated="16376"/>
        </table:table-row>
        <table:table-row table:style-name="ro1">
          <table:table-cell/>
          <table:table-cell office:value-type="string" table:style-name="ce369">
            <text:p>TR <text:s/>3100 0640 0000 1580 0126 8616</text:p>
          </table:table-cell>
          <table:table-cell table:style-name="ce370"/>
          <table:table-cell table:style-name="ce368"/>
          <table:table-cell office:value-type="float" office:value="83000" table:formula="of:=[.E88]-[.D89]" table:style-name="ce371">
            <text:p>83.000,00</text:p>
          </table:table-cell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table:style-name="ce369">
            <text:p>Ali Umut BALCI İşbank hesabına yollanacak</text:p>
          </table:table-cell>
          <table:table-cell table:style-name="ce370"/>
          <table:table-cell table:style-name="ce368"/>
          <table:table-cell office:value-type="float" office:value="83000" table:formula="of:=[.E89]-[.D90]" table:style-name="ce371">
            <text:p>83.000,00</text:p>
          </table:table-cell>
          <table:table-cell table:style-name="ce58"/>
          <table:table-cell table:number-columns-repeated="16378"/>
        </table:table-row>
        <table:table-row table:style-name="ro1">
          <table:table-cell/>
          <table:table-cell office:value-type="string" table:style-name="ce385">
            <text:p>Açıklamaya “<text:span text:style-name="T4">2023-24 kira bedeli kalanı</text:span>”</text:p>
          </table:table-cell>
          <table:table-cell table:style-name="ce370"/>
          <table:table-cell table:style-name="ce386"/>
          <table:table-cell office:value-type="float" office:value="83000" table:formula="of:=[.E90]-[.D91]" table:style-name="ce371">
            <text:p>83.000,00</text:p>
          </table:table-cell>
          <table:table-cell table:style-name="ce58"/>
          <table:table-cell table:number-columns-repeated="16378"/>
        </table:table-row>
        <table:table-row table:style-name="ro1">
          <table:table-cell/>
          <table:table-cell office:value-type="string" table:style-name="ce387">
            <text:p>yazılacak</text:p>
          </table:table-cell>
          <table:table-cell table:style-name="ce370"/>
          <table:table-cell table:style-name="ce386"/>
          <table:table-cell office:value-type="float" office:value="83000" table:formula="of:=[.E91]-[.D92]" table:style-name="ce371">
            <text:p>83.000,00</text:p>
          </table:table-cell>
          <table:table-cell table:style-name="ce58"/>
          <table:table-cell table:number-columns-repeated="16378"/>
        </table:table-row>
        <table:table-row table:style-name="ro1">
          <table:table-cell/>
          <table:table-cell table:style-name="ce387"/>
          <table:table-cell table:number-columns-repeated="2" table:style-name="ce370"/>
          <table:table-cell office:value-type="float" office:value="83000" table:formula="of:=[.E92]-[.D93]" table:style-name="ce371">
            <text:p>83.000,00</text:p>
          </table:table-cell>
          <table:table-cell table:style-name="ce58"/>
          <table:table-cell table:number-columns-repeated="16378"/>
        </table:table-row>
        <table:table-row table:style-name="ro1">
          <table:table-cell/>
          <table:table-cell office:value-type="string" table:style-name="ce388">
            <text:p>ziraat çek hmb tahsilatı</text:p>
          </table:table-cell>
          <table:table-cell table:style-name="ce370"/>
          <table:table-cell office:value-type="float" office:value="50000" table:style-name="ce382">
            <text:p>50.000,00</text:p>
          </table:table-cell>
          <table:table-cell office:value-type="float" office:value="33000" table:formula="of:=[.E93]-[.D94]" table:style-name="ce371">
            <text:p>33.000,00</text:p>
          </table:table-cell>
          <table:table-cell table:style-name="ce58"/>
          <table:table-cell table:number-columns-repeated="16378"/>
        </table:table-row>
        <table:table-row table:style-name="ro2">
          <table:table-cell/>
          <table:table-cell office:value-type="string" table:style-name="ce389">
            <text:p>resmi kalan miktar</text:p>
          </table:table-cell>
          <table:table-cell table:number-columns-repeated="2" table:style-name="ce373"/>
          <table:table-cell office:value-type="float" office:value="33000" table:formula="of:=[.E94]-[.D95]" table:style-name="ce374">
            <text:p>33.000,00</text:p>
          </table:table-cell>
          <table:table-cell table:style-name="ce58"/>
          <table:table-cell table:number-columns-repeated="16378"/>
        </table:table-row>
        <table:table-row table:style-name="ro1">
          <table:table-cell/>
          <table:table-cell table:style-name="ce367"/>
          <table:table-cell table:number-columns-repeated="2" table:style-name="ce365"/>
          <table:table-cell table:style-name="ce368"/>
          <table:table-cell table:style-name="ce58"/>
          <table:table-cell table:number-columns-repeated="16378"/>
        </table:table-row>
        <table:table-row table:style-name="ro1">
          <table:table-cell table:style-name="ce70"/>
          <table:table-cell office:value-type="string" table:style-name="ce29">
            <text:p>30-03-22 - 30-03-2023<text:s/></text:p>
          </table:table-cell>
          <table:table-cell table:number-columns-repeated="2" table:style-name="ce3"/>
          <table:table-cell table:number-columns-repeated="2" table:style-name="ce58"/>
          <table:table-cell table:number-columns-repeated="16378"/>
        </table:table-row>
        <table:table-row table:style-name="ro1">
          <table:table-cell table:style-name="ce70"/>
          <table:table-cell office:value-type="string" table:style-name="ce1">
            <text:p>icra masrafı</text:p>
          </table:table-cell>
          <table:table-cell table:style-name="ce1"/>
          <table:table-cell office:value-type="float" office:value="1252.54" table:style-name="ce3">
            <text:p>1.252,54</text:p>
          </table:table-cell>
          <table:table-cell table:style-name="ce3"/>
          <table:table-cell table:style-name="ce58"/>
          <table:table-cell table:number-columns-repeated="16378"/>
        </table:table-row>
        <table:table-row table:style-name="ro1">
          <table:table-cell table:style-name="ce70"/>
          <table:table-cell office:value-type="string" table:style-name="ce1">
            <text:p>2022 den kalann mermer hesabı</text:p>
          </table:table-cell>
          <table:table-cell table:style-name="ce1"/>
          <table:table-cell office:value-type="float" office:value="375" table:style-name="ce3">
            <text:p>375,00</text:p>
          </table:table-cell>
          <table:table-cell table:style-name="ce3"/>
          <table:table-cell table:style-name="ce58"/>
          <table:table-cell table:number-columns-repeated="16378"/>
        </table:table-row>
        <table:table-row table:style-name="ro1">
          <table:table-cell table:style-name="ce70"/>
          <table:table-cell office:value-type="string" table:style-name="ce1">
            <text:p>2022 den 5 boy profil</text:p>
          </table:table-cell>
          <table:table-cell table:style-name="ce1"/>
          <table:table-cell office:value-type="float" office:value="1500" table:style-name="ce3">
            <text:p>1.500,00</text:p>
          </table:table-cell>
          <table:table-cell table:style-name="ce3"/>
          <table:table-cell table:style-name="ce58"/>
          <table:table-cell table:number-columns-repeated="16378"/>
        </table:table-row>
        <table:table-row table:style-name="ro1">
          <table:table-cell office:value-type="date" office:date-value="2023-03-30T00:00:00" table:style-name="ce70">
            <text:p>30.03.23</text:p>
          </table:table-cell>
          <table:table-cell office:value-type="string" table:style-name="ce1">
            <text:p>2023 Mart ayı elektrik bedeli</text:p>
          </table:table-cell>
          <table:table-cell table:style-name="ce1"/>
          <table:table-cell office:value-type="float" office:value="1447" table:style-name="ce3">
            <text:p>1.447,00</text:p>
          </table:table-cell>
          <table:table-cell table:style-name="ce3"/>
          <table:table-cell table:style-name="ce58"/>
          <table:table-cell table:number-columns-repeated="16378"/>
        </table:table-row>
        <table:table-row table:style-name="ro1">
          <table:table-cell table:style-name="ce70"/>
          <table:table-cell office:value-type="string" table:style-name="ce1">
            <text:p>avukattan gelen 13000 hesabından ödendi</text:p>
          </table:table-cell>
          <table:table-cell table:style-name="ce29"/>
          <table:table-cell table:style-name="ce3"/>
          <table:table-cell office:value-type="float" office:value="4574.54" table:style-name="ce58">
            <text:p>4.574,54</text:p>
          </table:table-cell>
          <table:table-cell table:style-name="ce58"/>
          <table:table-cell table:number-columns-repeated="16378"/>
        </table:table-row>
        <table:table-row table:style-name="ro1">
          <table:table-cell table:style-name="ce70"/>
          <table:table-cell table:number-columns-repeated="3" table:style-name="ce1"/>
          <table:table-cell table:style-name="ce3"/>
          <table:table-cell table:style-name="ce58"/>
          <table:table-cell table:number-columns-repeated="16378"/>
        </table:table-row>
        <table:table-row table:style-name="ro1">
          <table:table-cell table:style-name="ce70"/>
          <table:table-cell table:number-columns-repeated="4" table:style-name="ce1"/>
          <table:table-cell table:number-columns-repeated="3" table:style-name="ce3"/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29"/>
          <table:table-cell office:value-type="string" table:style-name="ce3">
            <text:p>bedel</text:p>
          </table:table-cell>
          <table:table-cell office:value-type="string" table:style-name="ce3">
            <text:p>ödeme</text:p>
          </table:table-cell>
          <table:table-cell table:number-columns-repeated="3" table:style-name="ce3"/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31-3 31-12-2022 9 aylık kira bedeli<text:s/></text:p>
          </table:table-cell>
          <table:table-cell table:style-name="ce1"/>
          <table:table-cell office:value-type="float" office:value="36000" table:style-name="ce3">
            <text:p>36.000,00</text:p>
          </table:table-cell>
          <table:table-cell table:number-columns-repeated="4" table:style-name="ce3"/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peşin 48000 TL konuşuldu 36000 ödeme yapıldı</text:p>
          </table:table-cell>
          <table:table-cell table:style-name="ce1"/>
          <table:table-cell table:style-name="ce3"/>
          <table:table-cell office:value-type="float" office:value="28000" table:style-name="ce58">
            <text:p>28.000,00</text:p>
          </table:table-cell>
          <table:table-cell table:number-columns-repeated="3" table:style-name="ce3"/>
          <table:table-cell table:number-columns-repeated="16376"/>
        </table:table-row>
        <table:table-row table:style-name="ro1">
          <table:table-cell table:style-name="ce75"/>
          <table:table-cell office:value-type="string" table:style-name="ce1">
            <text:p>kira dönemi 9 ay olarak uygulandı</text:p>
          </table:table-cell>
          <table:table-cell table:style-name="ce1"/>
          <table:table-cell table:style-name="ce3"/>
          <table:table-cell office:value-type="float" office:value="4000" table:style-name="ce58">
            <text:p>4.000,00</text:p>
          </table:table-cell>
          <table:table-cell table:style-name="ce1"/>
          <table:table-cell table:number-columns-repeated="16378"/>
        </table:table-row>
        <table:table-row table:style-name="ro1">
          <table:table-cell table:style-name="ce75"/>
          <table:table-cell office:value-type="string" table:style-name="ce1">
            <text:p>ödemeler elden nakit toplam 36000 TL</text:p>
          </table:table-cell>
          <table:table-cell table:style-name="ce1"/>
          <table:table-cell table:style-name="ce3"/>
          <table:table-cell office:value-type="float" office:value="4000" table:style-name="ce58">
            <text:p>4.000,00</text:p>
          </table:table-cell>
          <table:table-cell table:style-name="ce1"/>
          <table:table-cell table:number-columns-repeated="16378"/>
        </table:table-row>
        <table:table-row table:number-rows-repeated="1048467" table:style-name="ro1">
          <table:table-cell table:number-columns-repeated="16384"/>
        </table:table-row>
      </table:table>
      <table:table table:name="SnyG702-22" table:style-name="ta2">
        <table:table-column table:style-name="co1" table:default-cell-style-name="ce1"/>
        <table:table-column table:style-name="co26" table:default-cell-style-name="ce1"/>
        <table:table-column table:style-name="co1" table:number-columns-repeated="4" table:default-cell-style-name="ce1"/>
        <table:table-column table:style-name="co6" table:number-columns-repeated="16378" table:default-cell-style-name="ce1"/>
        <table:table-row table:style-name="ro1">
          <table:table-cell table:style-name="ce7"/>
          <table:table-cell office:value-type="string" table:style-name="ce8">
            <text:p>SnyG<text:s text:c="2"/></text:p>
          </table:table-cell>
          <table:table-cell table:style-name="ce8"/>
          <table:table-cell table:style-name="ce9"/>
          <table:table-cell table:style-name="ce3"/>
          <table:table-cell office:value-type="string" table:style-name="ce83">
            <text:p>100 m2 Sanayi Pano</text:p>
          </table:table-cell>
          <table:table-cell table:number-columns-repeated="16378"/>
        </table:table-row>
        <table:table-row table:style-name="ro1">
          <table:table-cell table:style-name="ce7"/>
          <table:table-cell table:number-columns-repeated="2" table:style-name="ce8"/>
          <table:table-cell table:number-columns-repeated="3" table:style-name="ce3"/>
          <table:table-cell table:number-columns-repeated="16378"/>
        </table:table-row>
        <table:table-row table:style-name="ro2">
          <table:table-cell office:value-type="string" table:style-name="ce20">
            <text:p>Tarih</text:p>
          </table:table-cell>
          <table:table-cell office:value-type="string" table:style-name="ce21">
            <text:p>Açıklama</text:p>
          </table:table-cell>
          <table:table-cell table:style-name="ce21"/>
          <table:table-cell office:value-type="string" table:style-name="ce22">
            <text:p>Kira bedeli</text:p>
          </table:table-cell>
          <table:table-cell office:value-type="string" table:style-name="ce22">
            <text:p>Ödeme</text:p>
          </table:table-cell>
          <table:table-cell office:value-type="string" table:style-name="ce22">
            <text:p>Bakiye</text:p>
          </table:table-cell>
          <table:table-cell table:number-columns-repeated="16378"/>
        </table:table-row>
        <table:table-row table:style-name="ro1">
          <table:table-cell table:style-name="ce7"/>
          <table:table-cell office:value-type="string" table:style-name="ce30">
            <text:p>Toplamlar</text:p>
          </table:table-cell>
          <table:table-cell table:style-name="ce31"/>
          <table:table-cell office:value-type="float" office:value="96000" table:formula="of:=SUM([.D9:.D20])" table:style-name="ce16">
            <text:p>96.000,00</text:p>
          </table:table-cell>
          <table:table-cell office:value-type="float" office:value="86000" table:formula="of:=SUM([.E9:.E20])" table:style-name="ce17">
            <text:p>86.000,00</text:p>
          </table:table-cell>
          <table:table-cell office:value-type="float" office:value="10000" table:formula="of:=[.F20]" table:style-name="ce32">
            <text:p>10.000,00</text:p>
          </table:table-cell>
          <table:table-cell table:number-columns-repeated="16378"/>
        </table:table-row>
        <table:table-row table:style-name="ro1">
          <table:table-cell table:style-name="ce7"/>
          <table:table-cell office:value-type="string" table:style-name="ce31">
            <text:p>Masraf</text:p>
          </table:table-cell>
          <table:table-cell table:style-name="ce31"/>
          <table:table-cell office:value-type="float" office:value="0" table:formula="of:=[.F40]" table:style-name="ce33">
            <text:p>0,00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table:style-name="ce7"/>
          <table:table-cell office:value-type="string" table:style-name="ce34">
            <text:p>Teminat</text:p>
          </table:table-cell>
          <table:table-cell table:style-name="ce1"/>
          <table:table-cell office:value-type="float" office:value="-1200" table:formula="of:=[.F37]" table:style-name="ce35">
            <text:p>-1.200,00</text:p>
          </table:table-cell>
          <table:table-cell table:style-name="ce34"/>
          <table:table-cell table:style-name="ce36"/>
          <table:table-cell table:number-columns-repeated="16378"/>
        </table:table-row>
        <table:table-row table:style-name="ro1">
          <table:table-cell table:style-name="ce10"/>
          <table:table-cell table:style-name="ce12"/>
          <table:table-cell table:style-name="ce37"/>
          <table:table-cell table:style-name="ce12"/>
          <table:table-cell office:value-type="string" table:style-name="ce37">
            <text:p>NET</text:p>
          </table:table-cell>
          <table:table-cell office:value-type="float" office:value="86000" table:formula="of:=[.E4]-[.D5]" table:style-name="ce38">
            <text:p>86.000,00</text:p>
          </table:table-cell>
          <table:table-cell table:number-columns-repeated="16378"/>
        </table:table-row>
        <table:table-row table:style-name="ro1">
          <table:table-cell table:style-name="ce7"/>
          <table:table-cell office:value-type="string" table:style-name="ce31">
            <text:p>,</text:p>
          </table:table-cell>
          <table:table-cell table:style-name="ce1"/>
          <table:table-cell table:style-name="ce39"/>
          <table:table-cell table:number-columns-repeated="2" table:style-name="ce40"/>
          <table:table-cell table:number-columns-repeated="16378"/>
        </table:table-row>
        <table:table-row table:style-name="ro1">
          <table:table-cell office:value-type="date" office:date-value="2023-09-29T00:00:00" table:style-name="ce7">
            <text:p>29.09.23</text:p>
          </table:table-cell>
          <table:table-cell office:value-type="string" table:style-name="ce1">
            <text:p>30-09-2023 – 29-09-2024</text:p>
          </table:table-cell>
          <table:table-cell table:style-name="ce1"/>
          <table:table-cell office:value-type="float" office:value="96000" table:style-name="ce25">
            <text:p>96000</text:p>
          </table:table-cell>
          <table:table-cell table:style-name="ce26"/>
          <table:table-cell office:value-type="float" office:value="96000" table:formula="of:=[.D9]-[.E9]" table:style-name="ce40">
            <text:p>96.000,00</text:p>
          </table:table-cell>
          <table:table-cell table:number-columns-repeated="16378"/>
        </table:table-row>
        <table:table-row table:style-name="ro1">
          <table:table-cell office:value-type="date" office:date-value="2023-09-25T00:00:00" table:style-name="ce63">
            <text:p>25.09.2023</text:p>
          </table:table-cell>
          <table:table-cell table:number-columns-repeated="2" table:style-name="ce1"/>
          <table:table-cell table:style-name="ce25"/>
          <table:table-cell office:value-type="float" office:value="83000" table:style-name="ce26">
            <text:p>83.000,00</text:p>
          </table:table-cell>
          <table:table-cell office:value-type="float" office:value="13000" table:formula="of:=[.D10]-[.E10]+[.F9]" table:style-name="ce40">
            <text:p>13.000,00</text:p>
          </table:table-cell>
          <table:table-cell table:number-columns-repeated="16378"/>
        </table:table-row>
        <table:table-row table:style-name="ro1">
          <table:table-cell office:value-type="date" office:date-value="2023-09-26T00:00:00" table:style-name="ce63">
            <text:p>26.09.2023</text:p>
          </table:table-cell>
          <table:table-cell table:number-columns-repeated="2" table:style-name="ce1"/>
          <table:table-cell table:style-name="ce25"/>
          <table:table-cell office:value-type="float" office:value="3000" table:style-name="ce26">
            <text:p>3.000,00</text:p>
          </table:table-cell>
          <table:table-cell office:value-type="float" office:value="10000" table:formula="of:=[.D11]-[.E11]+[.F10]" table:style-name="ce40">
            <text:p>10.000,00</text:p>
          </table:table-cell>
          <table:table-cell table:number-columns-repeated="16378"/>
        </table:table-row>
        <table:table-row table:style-name="ro1">
          <table:table-cell office:value-type="date" office:date-value="2023-10-30T00:00:00" table:style-name="ce63">
            <text:p>30.10.2023</text:p>
          </table:table-cell>
          <table:table-cell office:value-type="string" table:style-name="ce1">
            <text:p>bankadan yollanacak</text:p>
          </table:table-cell>
          <table:table-cell office:value-type="float" office:value="10000" table:style-name="ce1">
            <text:p>10000</text:p>
          </table:table-cell>
          <table:table-cell table:style-name="ce25"/>
          <table:table-cell table:style-name="ce26"/>
          <table:table-cell office:value-type="float" office:value="10000" table:formula="of:=[.D12]-[.E12]+[.F11]" table:style-name="ce40">
            <text:p>10.000,00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table:style-name="ce25"/>
          <table:table-cell table:style-name="ce26"/>
          <table:table-cell office:value-type="float" office:value="10000" table:formula="of:=[.D13]-[.E13]+[.F12]" table:style-name="ce40">
            <text:p>10.000,00</text:p>
          </table:table-cell>
          <table:table-cell table:number-columns-repeated="16378"/>
        </table:table-row>
        <table:table-row table:style-name="ro1">
          <table:table-cell table:style-name="ce23"/>
          <table:table-cell table:number-columns-repeated="2" table:style-name="ce1"/>
          <table:table-cell table:style-name="ce41"/>
          <table:table-cell table:style-name="ce42"/>
          <table:table-cell office:value-type="float" office:value="10000" table:formula="of:=[.D14]-[.E14]+[.F13]" table:style-name="ce40">
            <text:p>10.000,00</text:p>
          </table:table-cell>
          <table:table-cell table:number-columns-repeated="16378"/>
        </table:table-row>
        <table:table-row table:style-name="ro1">
          <table:table-cell table:style-name="ce23"/>
          <table:table-cell table:number-columns-repeated="2" table:style-name="ce1"/>
          <table:table-cell table:style-name="ce41"/>
          <table:table-cell table:style-name="ce42"/>
          <table:table-cell office:value-type="float" office:value="10000" table:formula="of:=[.D15]-[.E15]+[.F14]" table:style-name="ce40">
            <text:p>10.000,00</text:p>
          </table:table-cell>
          <table:table-cell table:number-columns-repeated="16378"/>
        </table:table-row>
        <table:table-row table:style-name="ro1">
          <table:table-cell table:style-name="ce23"/>
          <table:table-cell table:number-columns-repeated="2" table:style-name="ce1"/>
          <table:table-cell table:style-name="ce41"/>
          <table:table-cell table:style-name="ce42"/>
          <table:table-cell office:value-type="float" office:value="10000" table:formula="of:=[.D16]-[.E16]+[.F15]" table:style-name="ce40">
            <text:p>10.000,00</text:p>
          </table:table-cell>
          <table:table-cell table:number-columns-repeated="16378"/>
        </table:table-row>
        <table:table-row table:style-name="ro1">
          <table:table-cell table:style-name="ce23"/>
          <table:table-cell table:number-columns-repeated="2" table:style-name="ce1"/>
          <table:table-cell table:style-name="ce41"/>
          <table:table-cell table:style-name="ce42"/>
          <table:table-cell office:value-type="float" office:value="10000" table:formula="of:=[.D17]-[.E17]+[.F16]" table:style-name="ce40">
            <text:p>10.000,00</text:p>
          </table:table-cell>
          <table:table-cell table:number-columns-repeated="16378"/>
        </table:table-row>
        <table:table-row table:style-name="ro1">
          <table:table-cell table:style-name="ce23"/>
          <table:table-cell table:number-columns-repeated="2" table:style-name="ce1"/>
          <table:table-cell table:style-name="ce41"/>
          <table:table-cell table:style-name="ce42"/>
          <table:table-cell office:value-type="float" office:value="10000" table:formula="of:=[.D18]-[.E18]+[.F17]" table:style-name="ce40">
            <text:p>10.000,00</text:p>
          </table:table-cell>
          <table:table-cell table:number-columns-repeated="16378"/>
        </table:table-row>
        <table:table-row table:style-name="ro1">
          <table:table-cell table:style-name="ce23"/>
          <table:table-cell table:number-columns-repeated="2" table:style-name="ce1"/>
          <table:table-cell table:style-name="ce41"/>
          <table:table-cell table:style-name="ce42"/>
          <table:table-cell office:value-type="float" office:value="10000" table:formula="of:=[.D19]-[.E19]+[.F18]" table:style-name="ce40">
            <text:p>10.000,00</text:p>
          </table:table-cell>
          <table:table-cell table:number-columns-repeated="16378"/>
        </table:table-row>
        <table:table-row table:style-name="ro1">
          <table:table-cell table:style-name="ce23"/>
          <table:table-cell table:number-columns-repeated="2" table:style-name="ce1"/>
          <table:table-cell table:style-name="ce41"/>
          <table:table-cell table:style-name="ce42"/>
          <table:table-cell office:value-type="float" office:value="10000" table:formula="of:=[.D20]-[.E20]+[.F19]" table:style-name="ce43">
            <text:p>10.000,00</text:p>
          </table:table-cell>
          <table:table-cell table:number-columns-repeated="16378"/>
        </table:table-row>
        <table:table-row table:number-rows-repeated="2" table:style-name="ro1">
          <table:table-cell table:style-name="ce23"/>
          <table:table-cell table:number-columns-repeated="2" table:style-name="ce1"/>
          <table:table-cell table:style-name="ce24"/>
          <table:table-cell table:number-columns-repeated="2" table:style-name="ce44"/>
          <table:table-cell table:number-columns-repeated="16378"/>
        </table:table-row>
        <table:table-row table:style-name="ro1">
          <table:table-cell office:value-type="string" table:style-name="ce45">
            <text:p><text:s/>- 2023 -</text:p>
          </table:table-cell>
          <table:table-cell office:value-type="string" table:style-name="ce12">
            <text:p>ELEKTRİK<text:s/></text:p>
          </table:table-cell>
          <table:table-cell office:value-type="string" table:style-name="ce12">
            <text:p>Su</text:p>
          </table:table-cell>
          <table:table-cell office:value-type="string" table:style-name="ce19">
            <text:p>Tutarı</text:p>
          </table:table-cell>
          <table:table-cell table:number-columns-repeated="2" table:style-name="ce46"/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Devreden Teminat</text:p>
          </table:table-cell>
          <table:table-cell table:style-name="ce1"/>
          <table:table-cell table:style-name="ce24"/>
          <table:table-cell table:style-name="ce44"/>
          <table:table-cell office:value-type="float" office:value="-1200" table:style-name="ce44">
            <text:p>-1.200,00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Ocak</text:p>
          </table:table-cell>
          <table:table-cell table:style-name="ce1"/>
          <table:table-cell office:value-type="float" office:value="305.16000000000003" table:style-name="ce44">
            <text:p>305,16</text:p>
          </table:table-cell>
          <table:table-cell office:value-type="float" office:value="305.16000000000003" table:style-name="ce44">
            <text:p>305,16</text:p>
          </table:table-cell>
          <table:table-cell office:value-type="float" office:value="-1200" table:formula="of:=[.D25]-[.E25]+[.F24]" table:style-name="ce44">
            <text:p>-1.200,00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Şubat</text:p>
          </table:table-cell>
          <table:table-cell office:value-type="float" office:value="30" table:style-name="ce1">
            <text:p>30</text:p>
          </table:table-cell>
          <table:table-cell office:value-type="float" office:value="312.39999999999998" table:style-name="ce44">
            <text:p>312,40</text:p>
          </table:table-cell>
          <table:table-cell office:value-type="float" office:value="342.4" table:style-name="ce44">
            <text:p>342,40</text:p>
          </table:table-cell>
          <table:table-cell office:value-type="float" office:value="-1230" table:formula="of:=[.D26]-[.E26]+[.F25]" table:style-name="ce44">
            <text:p>-1.230,00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art</text:p>
          </table:table-cell>
          <table:table-cell office:value-type="float" office:value="30" table:style-name="ce1">
            <text:p>30</text:p>
          </table:table-cell>
          <table:table-cell office:value-type="float" office:value="305.31" table:style-name="ce44">
            <text:p>305,31</text:p>
          </table:table-cell>
          <table:table-cell office:value-type="float" office:value="335.31" table:style-name="ce44">
            <text:p>335,31</text:p>
          </table:table-cell>
          <table:table-cell office:value-type="float" office:value="-1260" table:formula="of:=[.D27]-[.E27]+[.F26]" table:style-name="ce44">
            <text:p>-1.260,00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Nisan</text:p>
          </table:table-cell>
          <table:table-cell office:value-type="float" office:value="30" table:style-name="ce1">
            <text:p>30</text:p>
          </table:table-cell>
          <table:table-cell office:value-type="float" office:value="190.12" table:style-name="ce44">
            <text:p>190,12</text:p>
          </table:table-cell>
          <table:table-cell office:value-type="float" office:value="220.12" table:style-name="ce44">
            <text:p>220,12</text:p>
          </table:table-cell>
          <table:table-cell office:value-type="float" office:value="-1290" table:formula="of:=[.D28]-[.E28]+[.F27]" table:style-name="ce44">
            <text:p>-1.290,00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Mayıs</text:p>
          </table:table-cell>
          <table:table-cell office:value-type="float" office:value="30" table:style-name="ce1">
            <text:p>30</text:p>
          </table:table-cell>
          <table:table-cell office:value-type="float" office:value="309.37" table:style-name="ce44">
            <text:p>309,37</text:p>
          </table:table-cell>
          <table:table-cell office:value-type="float" office:value="339.37" table:style-name="ce44">
            <text:p>339,37</text:p>
          </table:table-cell>
          <table:table-cell office:value-type="float" office:value="-1320" table:formula="of:=[.D29]-[.E29]+[.F28]" table:style-name="ce44">
            <text:p>-1.320,00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Haziran<text:s/></text:p>
          </table:table-cell>
          <table:table-cell office:value-type="float" office:value="30" table:style-name="ce1">
            <text:p>30</text:p>
          </table:table-cell>
          <table:table-cell office:value-type="float" office:value="292.29000000000002" table:style-name="ce44">
            <text:p>292,29</text:p>
          </table:table-cell>
          <table:table-cell office:value-type="float" office:value="322.29000000000002" table:style-name="ce44">
            <text:p>322,29</text:p>
          </table:table-cell>
          <table:table-cell office:value-type="float" office:value="-1350" table:formula="of:=[.D30]-[.E30]+[.F29]" table:style-name="ce44">
            <text:p>-1.350,00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Temmuz<text:s/></text:p>
          </table:table-cell>
          <table:table-cell office:value-type="float" office:value="30" table:style-name="ce1">
            <text:p>30</text:p>
          </table:table-cell>
          <table:table-cell office:value-type="float" office:value="227.87" table:style-name="ce44">
            <text:p>227,87</text:p>
          </table:table-cell>
          <table:table-cell office:value-type="float" office:value="257.87" table:style-name="ce44">
            <text:p>257,87</text:p>
          </table:table-cell>
          <table:table-cell office:value-type="float" office:value="-1380" table:formula="of:=[.D31]-[.E31]+[.F30]" table:style-name="ce44">
            <text:p>-1.380,00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Ağustos</text:p>
          </table:table-cell>
          <table:table-cell office:value-type="float" office:value="30" table:style-name="ce1">
            <text:p>30</text:p>
          </table:table-cell>
          <table:table-cell office:value-type="float" office:value="323.64999999999998" table:style-name="ce44">
            <text:p>323,65</text:p>
          </table:table-cell>
          <table:table-cell office:value-type="float" office:value="353.65" table:style-name="ce44">
            <text:p>353,65</text:p>
          </table:table-cell>
          <table:table-cell office:value-type="float" office:value="-1410" table:formula="of:=[.D32]-[.E32]+[.F31]" table:style-name="ce44">
            <text:p>-1.410,00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Eylül</text:p>
          </table:table-cell>
          <table:table-cell office:value-type="float" office:value="30" table:style-name="ce1">
            <text:p>30</text:p>
          </table:table-cell>
          <table:table-cell office:value-type="float" office:value="287.68" table:style-name="ce24">
            <text:p>287,68</text:p>
          </table:table-cell>
          <table:table-cell office:value-type="float" office:value="317.68" table:style-name="ce44">
            <text:p>317,68</text:p>
          </table:table-cell>
          <table:table-cell office:value-type="float" office:value="-1440" table:formula="of:=[.D33]-[.E33]+[.F32]" table:style-name="ce44">
            <text:p>-1.440,00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Ekim</text:p>
          </table:table-cell>
          <table:table-cell office:value-type="float" office:value="40" table:style-name="ce1">
            <text:p>40</text:p>
          </table:table-cell>
          <table:table-cell office:value-type="float" office:value="339.26" table:style-name="ce24">
            <text:p>339,26</text:p>
          </table:table-cell>
          <table:table-cell office:value-type="float" office:value="379.26" table:style-name="ce44">
            <text:p>379,26</text:p>
          </table:table-cell>
          <table:table-cell office:value-type="float" office:value="-1480" table:formula="of:=[.D34]-[.E34]+[.F33]" table:style-name="ce44">
            <text:p>-1.480,00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1">
            <text:p>Su-Elektrik Kasım</text:p>
          </table:table-cell>
          <table:table-cell table:style-name="ce1"/>
          <table:table-cell table:style-name="ce24"/>
          <table:table-cell table:style-name="ce44"/>
          <table:table-cell office:value-type="float" office:value="-1480" table:formula="of:=[.D35]-[.E35]+[.F34]" table:style-name="ce44">
            <text:p>-1.480,00</text:p>
          </table:table-cell>
          <table:table-cell table:number-columns-repeated="16378"/>
        </table:table-row>
        <table:table-row table:style-name="ro1">
          <table:table-cell table:style-name="ce45"/>
          <table:table-cell office:value-type="string" table:style-name="ce12">
            <text:p>Su-Elektrik Aralık</text:p>
          </table:table-cell>
          <table:table-cell table:style-name="ce12"/>
          <table:table-cell table:style-name="ce19"/>
          <table:table-cell table:style-name="ce46"/>
          <table:table-cell office:value-type="float" office:value="-1480" table:formula="of:=[.D36]-[.E36]+[.F35]" table:style-name="ce47">
            <text:p>-1.480,00</text:p>
          </table:table-cell>
          <table:table-cell table:number-columns-repeated="16378"/>
        </table:table-row>
        <table:table-row table:style-name="ro1">
          <table:table-cell office:value-type="date" office:date-value="2023-12-31T00:00:00" table:style-name="ce48">
            <text:p>31.12.23</text:p>
          </table:table-cell>
          <table:table-cell office:value-type="string" table:style-name="ce49">
            <text:p>Devreden Teminat</text:p>
          </table:table-cell>
          <table:table-cell office:value-type="float" office:value="280" table:formula="of:=SUM([.C25:.C36])" table:style-name="ce50">
            <text:p>280</text:p>
          </table:table-cell>
          <table:table-cell table:style-name="ce51"/>
          <table:table-cell table:style-name="ce52"/>
          <table:table-cell office:value-type="float" office:value="-1200" table:formula="of:=[.D37]-[.E37]+[.F36]+[.C37]" table:style-name="ce53">
            <text:p>-1.200,00</text:p>
          </table:table-cell>
          <table:table-cell table:number-columns-repeated="16378"/>
        </table:table-row>
        <table:table-row table:style-name="ro1">
          <table:table-cell table:style-name="ce23"/>
          <table:table-cell table:number-columns-repeated="2" table:style-name="ce1"/>
          <table:table-cell table:number-columns-repeated="3" table:style-name="ce24"/>
          <table:table-cell table:number-columns-repeated="16378"/>
        </table:table-row>
        <table:table-row table:style-name="ro1">
          <table:table-cell table:style-name="ce7"/>
          <table:table-cell table:number-columns-repeated="2" table:style-name="ce1"/>
          <table:table-cell table:number-columns-repeated="3" table:style-name="ce3"/>
          <table:table-cell table:number-columns-repeated="16378"/>
        </table:table-row>
        <table:table-row table:style-name="ro1">
          <table:table-cell office:value-type="string" table:style-name="ce54">
            <text:p>G</text:p>
          </table:table-cell>
          <table:table-cell office:value-type="string" table:style-name="ce55">
            <text:p>Açıklamalar-Masraflar</text:p>
          </table:table-cell>
          <table:table-cell table:style-name="ce55"/>
          <table:table-cell table:style-name="ce56"/>
          <table:table-cell table:style-name="ce13"/>
          <table:table-cell office:value-type="float" office:value="0" table:formula="of:=SUM([.E41:.E55])" table:style-name="ce57">
            <text:p>0,00</text:p>
          </table:table-cell>
          <table:table-cell table:number-columns-repeated="16378"/>
        </table:table-row>
        <table:table-row table:style-name="ro1">
          <table:table-cell table:style-name="ce7"/>
          <table:table-cell table:number-columns-repeated="2" table:style-name="ce8"/>
          <table:table-cell table:number-columns-repeated="16381" table:style-name="ce1"/>
        </table:table-row>
        <table:table-row table:style-name="ro1">
          <table:table-cell table:style-name="ce7"/>
          <table:table-cell office:value-type="string" table:style-name="ce1">
            <text:p>Metin Çelik <text:s/>- 2. yıl</text:p>
          </table:table-cell>
          <table:table-cell table:style-name="ce1"/>
          <table:table-cell table:number-columns-repeated="3" table:style-name="ce3"/>
          <table:table-cell table:number-columns-repeated="16378"/>
        </table:table-row>
        <table:table-row table:style-name="ro1">
          <table:table-cell table:style-name="ce7"/>
          <table:table-cell office:value-type="string" table:style-name="ce1">
            <text:p>İlk anlaşma 7-11-22 de yapıldı</text:p>
          </table:table-cell>
          <table:table-cell table:number-columns-repeated="4" table:style-name="ce3"/>
          <table:table-cell table:number-columns-repeated="16378"/>
        </table:table-row>
        <table:table-row table:style-name="ro1">
          <table:table-cell table:style-name="ce7"/>
          <table:table-cell office:value-type="string" table:style-name="ce13">
            <text:p>30-09-2023 – 29-09-2024 Ödenen</text:p>
          </table:table-cell>
          <table:table-cell table:style-name="ce13"/>
          <table:table-cell office:value-type="float" office:value="86000" table:style-name="ce13">
            <text:p>86.000,00</text:p>
          </table:table-cell>
          <table:table-cell table:style-name="ce3"/>
          <table:table-cell table:style-name="ce27"/>
          <table:table-cell table:number-columns-repeated="16378"/>
        </table:table-row>
        <table:table-row table:style-name="ro1">
          <table:table-cell office:value-type="date" office:date-value="2023-11-07T00:00:00" table:style-name="ce82">
            <text:p>7.Kas</text:p>
          </table:table-cell>
          <table:table-cell office:value-type="string" table:style-name="ce29">
            <text:p>tahliye etmek istediğini belirtti</text:p>
          </table:table-cell>
          <table:table-cell table:number-columns-repeated="2" table:style-name="ce1"/>
          <table:table-cell table:number-columns-repeated="2" table:style-name="ce3"/>
          <table:table-cell table:number-columns-repeated="16378"/>
        </table:table-row>
        <table:table-row table:style-name="ro1">
          <table:table-cell table:style-name="ce1"/>
          <table:table-cell office:value-type="string" table:style-name="ce29">
            <text:p>tahliye tarihinden itibaren 3 ay sonrasına kadar işyeri kiralanmazsa</text:p>
          </table:table-cell>
          <table:table-cell table:number-columns-repeated="2" table:style-name="ce1"/>
          <table:table-cell table:number-columns-repeated="2" table:style-name="ce3"/>
          <table:table-cell table:number-columns-repeated="16378"/>
        </table:table-row>
        <table:table-row table:style-name="ro1">
          <table:table-cell table:style-name="ce1"/>
          <table:table-cell office:value-type="string" table:style-name="ce29">
            <text:p>1) 3 aylık boş kaldığı için alınacağını;</text:p>
          </table:table-cell>
          <table:table-cell table:number-columns-repeated="2" table:style-name="ce1"/>
          <table:table-cell table:number-columns-repeated="2" table:style-name="ce3"/>
          <table:table-cell table:number-columns-repeated="16378"/>
        </table:table-row>
        <table:table-row table:style-name="ro1">
          <table:table-cell table:style-name="ce1"/>
          <table:table-cell office:value-type="string" table:style-name="ce29">
            <text:p>2) Tahliye sonrasında 3 ay içerisinde verilirse,</text:p>
          </table:table-cell>
          <table:table-cell table:number-columns-repeated="2" table:style-name="ce1"/>
          <table:table-cell table:number-columns-repeated="2" table:style-name="ce3"/>
          <table:table-cell table:number-columns-repeated="16378"/>
        </table:table-row>
        <table:table-row table:style-name="ro1">
          <table:table-cell table:style-name="ce1"/>
          <table:table-cell office:value-type="string" table:style-name="ce29">
            <text:p><text:s text:c="5"/>yeni başlangıç tarihine göre iade yapılacağını;</text:p>
          </table:table-cell>
          <table:table-cell table:number-columns-repeated="2" table:style-name="ce1"/>
          <table:table-cell table:number-columns-repeated="2" table:style-name="ce3"/>
          <table:table-cell table:number-columns-repeated="16378"/>
        </table:table-row>
        <table:table-row table:style-name="ro1">
          <table:table-cell table:style-name="ce1"/>
          <table:table-cell office:value-type="string" table:style-name="ce29">
            <text:p>3) Yeni kiralama yapılıncaya kadar geri ödeme yapılamayacağını, en geç kira bitim<text:s/></text:p>
          </table:table-cell>
          <table:table-cell table:number-columns-repeated="2" table:style-name="ce1"/>
          <table:table-cell table:number-columns-repeated="2" table:style-name="ce3"/>
          <table:table-cell table:number-columns-repeated="16378"/>
        </table:table-row>
        <table:table-row table:style-name="ro1">
          <table:table-cell table:style-name="ce1"/>
          <table:table-cell office:value-type="string" table:style-name="ce29">
            <text:p><text:s text:c="5"/>tarihi olan 29-9-2024 tarihinde iade yapılabileceğini ;</text:p>
          </table:table-cell>
          <table:table-cell table:number-columns-repeated="2" table:style-name="ce1"/>
          <table:table-cell table:number-columns-repeated="2" table:style-name="ce3"/>
          <table:table-cell table:number-columns-repeated="16378"/>
        </table:table-row>
        <table:table-row table:style-name="ro1">
          <table:table-cell table:style-name="ce1"/>
          <table:table-cell office:value-type="string" table:style-name="ce29">
            <text:p>söyledim kabul etti</text:p>
          </table:table-cell>
          <table:table-cell table:number-columns-repeated="2" table:style-name="ce1"/>
          <table:table-cell table:number-columns-repeated="2" table:style-name="ce3"/>
          <table:table-cell table:number-columns-repeated="1637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30-09-2022 – 29-09-2023</text:p>
          </table:table-cell>
          <table:table-cell table:number-columns-repeated="3" table:style-name="ce3"/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bedeli 48000 den kalan 4000</text:p>
          </table:table-cell>
          <table:table-cell table:number-columns-repeated="2" table:style-name="ce3"/>
          <table:table-cell office:value-type="float" office:value="0" table:formula="of:=[.E56]+[.C57]-[.D57]" table:style-name="ce3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63"/>
          <table:table-cell table:style-name="ce1"/>
          <table:table-cell table:style-name="ce3"/>
          <table:table-cell table:style-name="ce1"/>
          <table:table-cell office:value-type="float" office:value="0" table:formula="of:=[.E57]+[.C58]-[.D58]" table:style-name="ce3">
            <text:p>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30T00:00:00" table:style-name="ce63">
            <text:p>30.01.2023</text:p>
          </table:table-cell>
          <table:table-cell office:value-type="string" table:style-name="ce1">
            <text:p><text:s/>2022 kiradan kalan 1000 5/8</text:p>
          </table:table-cell>
          <table:table-cell office:value-type="float" office:value="1000" table:style-name="ce3">
            <text:p>1.000,00</text:p>
          </table:table-cell>
          <table:table-cell table:style-name="ce1"/>
          <table:table-cell office:value-type="float" office:value="1000" table:formula="of:=[.E58]+[.C59]-[.D59]" table:style-name="ce3">
            <text:p>1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2-28T00:00:00" table:style-name="ce63">
            <text:p>28.02.2023</text:p>
          </table:table-cell>
          <table:table-cell office:value-type="string" table:style-name="ce1">
            <text:p><text:s/>2022 kiradan kalan 1000 6/8</text:p>
          </table:table-cell>
          <table:table-cell office:value-type="float" office:value="1000" table:style-name="ce3">
            <text:p>1.000,00</text:p>
          </table:table-cell>
          <table:table-cell table:style-name="ce1"/>
          <table:table-cell office:value-type="float" office:value="2000" table:formula="of:=[.E59]+[.C60]-[.D60]" table:style-name="ce3">
            <text:p>2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30T00:00:00" table:style-name="ce63">
            <text:p>30.03.2023</text:p>
          </table:table-cell>
          <table:table-cell office:value-type="string" table:style-name="ce1">
            <text:p><text:s/>2022 kiradan kalan 1000 7/8</text:p>
          </table:table-cell>
          <table:table-cell office:value-type="float" office:value="1000" table:style-name="ce3">
            <text:p>1.000,00</text:p>
          </table:table-cell>
          <table:table-cell table:style-name="ce3"/>
          <table:table-cell office:value-type="float" office:value="3000" table:formula="of:=[.E60]+[.C61]-[.D61]" table:style-name="ce3">
            <text:p>3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30T00:00:00" table:style-name="ce63">
            <text:p>30.04.2023</text:p>
          </table:table-cell>
          <table:table-cell office:value-type="string" table:style-name="ce1">
            <text:p><text:s/>2022 kiradan kalan 1000 8/8</text:p>
          </table:table-cell>
          <table:table-cell office:value-type="float" office:value="1000" table:style-name="ce3">
            <text:p>1.000,00</text:p>
          </table:table-cell>
          <table:table-cell table:style-name="ce3"/>
          <table:table-cell office:value-type="float" office:value="4000" table:formula="of:=[.E61]+[.C62]-[.D62]" table:style-name="ce3">
            <text:p>4.000,00</text:p>
          </table:table-cell>
          <table:table-cell table:number-columns-repeated="16379" table:style-name="ce1"/>
        </table:table-row>
        <table:table-row table:style-name="ro1">
          <table:table-cell table:style-name="ce63"/>
          <table:table-cell table:number-columns-repeated="3" table:style-name="ce1"/>
          <table:table-cell office:value-type="float" office:value="4000" table:formula="of:=[.E62]+[.C63]-[.D63]" table:style-name="ce3">
            <text:p>4.000,00</text:p>
          </table:table-cell>
          <table:table-cell table:number-columns-repeated="16379" table:style-name="ce1"/>
        </table:table-row>
        <table:table-row table:style-name="ro1">
          <table:table-cell table:style-name="ce63"/>
          <table:table-cell office:value-type="string" table:style-name="ce29">
            <text:p>1200 TL Elektrik Teminat Bedelinden kalan</text:p>
          </table:table-cell>
          <table:table-cell office:value-type="float" office:value="400" table:style-name="ce3">
            <text:p>400,00</text:p>
          </table:table-cell>
          <table:table-cell table:style-name="ce1"/>
          <table:table-cell office:value-type="float" office:value="4400" table:formula="of:=[.E63]+[.C64]-[.D64]" table:style-name="ce3">
            <text:p>4.400,00</text:p>
          </table:table-cell>
          <table:table-cell table:number-columns-repeated="16379" table:style-name="ce1"/>
        </table:table-row>
        <table:table-row table:style-name="ro1">
          <table:table-cell table:style-name="ce63"/>
          <table:table-cell office:value-type="string" table:style-name="ce1">
            <text:p>2023-01 elektrik tmnt 200 5/6</text:p>
          </table:table-cell>
          <table:table-cell table:number-columns-repeated="2" table:style-name="ce3"/>
          <table:table-cell office:value-type="float" office:value="4400" table:formula="of:=[.E64]+[.C65]-[.D65]" table:style-name="ce3">
            <text:p>4.400,00</text:p>
          </table:table-cell>
          <table:table-cell table:number-columns-repeated="16379"/>
        </table:table-row>
        <table:table-row table:style-name="ro1">
          <table:table-cell table:style-name="ce63"/>
          <table:table-cell office:value-type="string" table:style-name="ce1">
            <text:p>2023-02 elektrik tmnt 200 6/6</text:p>
          </table:table-cell>
          <table:table-cell table:number-columns-repeated="2" table:style-name="ce3"/>
          <table:table-cell office:value-type="float" office:value="4400" table:formula="of:=[.E65]+[.C66]-[.D66]" table:style-name="ce3">
            <text:p>4.400,00</text:p>
          </table:table-cell>
          <table:table-cell table:number-columns-repeated="16379"/>
        </table:table-row>
        <table:table-row table:style-name="ro1">
          <table:table-cell table:style-name="ce63"/>
          <table:table-cell table:style-name="ce1"/>
          <table:table-cell table:style-name="ce3"/>
          <table:table-cell table:style-name="ce1"/>
          <table:table-cell office:value-type="float" office:value="4400" table:formula="of:=[.E66]+[.C67]-[.D67]" table:style-name="ce3">
            <text:p>4.400,00</text:p>
          </table:table-cell>
          <table:table-cell table:number-columns-repeated="16379"/>
        </table:table-row>
        <table:table-row table:style-name="ro1">
          <table:table-cell office:value-type="date" office:date-value="2023-03-13T00:00:00" table:style-name="ce63">
            <text:p>13.03.2023</text:p>
          </table:table-cell>
          <table:table-cell office:value-type="string" table:style-name="ce1">
            <text:p>bankadan havale alumba hesabına</text:p>
          </table:table-cell>
          <table:table-cell table:style-name="ce3"/>
          <table:table-cell office:value-type="float" office:value="2400" table:style-name="ce1">
            <text:p>2400</text:p>
          </table:table-cell>
          <table:table-cell office:value-type="float" office:value="2000" table:formula="of:=[.E67]+[.C68]-[.D68]" table:style-name="ce3">
            <text:p>2.000,00</text:p>
          </table:table-cell>
          <table:table-cell table:number-columns-repeated="16379"/>
        </table:table-row>
        <table:table-row table:style-name="ro1">
          <table:table-cell office:value-type="date" office:date-value="2023-03-13T00:00:00" table:style-name="ce63">
            <text:p>13.03.2023</text:p>
          </table:table-cell>
          <table:table-cell office:value-type="string" table:style-name="ce1">
            <text:p>bankadan havale alumba hesabına</text:p>
          </table:table-cell>
          <table:table-cell table:style-name="ce1"/>
          <table:table-cell office:value-type="float" office:value="2400" table:style-name="ce1">
            <text:p>2400</text:p>
          </table:table-cell>
          <table:table-cell office:value-type="float" office:value="-400" table:formula="of:=[.E68]+[.C69]-[.D69]" table:style-name="ce3">
            <text:p>-400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9">
            <text:p>2023 şubat elektrik</text:p>
          </table:table-cell>
          <table:table-cell table:style-name="ce1"/>
          <table:table-cell office:value-type="float" office:value="-342.4" table:style-name="ce1">
            <text:p>-342,4</text:p>
          </table:table-cell>
          <table:table-cell office:value-type="float" office:value="-57.600000000000023" table:formula="of:=[.E69]+[.C70]-[.D70]" table:style-name="ce3">
            <text:p>-57,6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9">
            <text:p>elden nakit iade</text:p>
          </table:table-cell>
          <table:table-cell table:style-name="ce1"/>
          <table:table-cell office:value-type="float" office:value="-57.6" table:style-name="ce1">
            <text:p>-57,6</text:p>
          </table:table-cell>
          <table:table-cell office:value-type="float" office:value="0" table:formula="of:=[.E70]+[.C71]-[.D71]" table:style-name="ce3">
            <text:p>0,00</text:p>
          </table:table-cell>
          <table:table-cell table:number-columns-repeated="16379"/>
        </table:table-row>
        <table:table-row table:number-rows-repeated="1048505" table:style-name="ro1">
          <table:table-cell table:number-columns-repeated="16384"/>
        </table:table-row>
      </table:table>
      <table:table table:name="SnH_yazıhane" table:style-name="ta1">
        <table:table-column table:style-name="co27" table:default-cell-style-name="ce1"/>
        <table:table-column table:style-name="co28" table:default-cell-style-name="ce1"/>
        <table:table-column table:style-name="co4" table:default-cell-style-name="ce3"/>
        <table:table-column table:style-name="co5" table:default-cell-style-name="ce3"/>
        <table:table-column table:style-name="co7" table:default-cell-style-name="ce3"/>
        <table:table-column table:style-name="co5" table:default-cell-style-name="ce3"/>
        <table:table-column table:style-name="co13" table:default-cell-style-name="ce3"/>
        <table:table-column table:style-name="co1" table:number-columns-repeated="52" table:default-cell-style-name="ce1"/>
        <table:table-column table:style-name="co6" table:number-columns-repeated="16325" table:default-cell-style-name="ce1"/>
        <table:table-row table:style-name="ro1">
          <table:table-cell table:style-name="ce1"/>
          <table:table-cell table:style-name="ce29"/>
          <table:table-cell table:number-columns-repeated="5" table:style-name="ce3"/>
          <table:table-cell table:number-columns-repeated="16377"/>
        </table:table-row>
        <table:table-row table:style-name="ro1">
          <table:table-cell table:style-name="ce1"/>
          <table:table-cell office:value-type="string" table:style-name="ce29">
            <text:p>Sanayi 1 Yazıhane</text:p>
          </table:table-cell>
          <table:table-cell table:style-name="ce3"/>
          <table:table-cell office:value-type="string" table:style-name="ce3">
            <text:p>300 m2</text:p>
          </table:table-cell>
          <table:table-cell table:style-name="ce3"/>
          <table:table-cell office:value-type="float" office:value="304.35000000000002" table:formula="of:=SUM([.F6:.F55])" table:style-name="ce58">
            <text:p>304,35</text:p>
          </table:table-cell>
          <table:table-cell table:style-name="ce58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3">
            <text:p>Tarih</text:p>
          </table:table-cell>
          <table:table-cell office:value-type="string" table:style-name="ce73">
            <text:p>Açıklama</text:p>
          </table:table-cell>
          <table:table-cell office:value-type="string" table:style-name="ce71">
            <text:p>Kira bedeli</text:p>
          </table:table-cell>
          <table:table-cell office:value-type="string" table:style-name="ce71">
            <text:p>Ödeme</text:p>
          </table:table-cell>
          <table:table-cell office:value-type="string" table:style-name="ce71">
            <text:p>Bakiye</text:p>
          </table:table-cell>
          <table:table-cell office:value-type="string" table:style-name="ce71">
            <text:p>Masraf</text:p>
          </table:table-cell>
          <table:table-cell office:value-type="string" table:style-name="ce71">
            <text:p>Bakiye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3" table:style-name="ce3"/>
          <table:table-cell table:style-name="ce83"/>
          <table:table-cell table:style-name="ce58"/>
          <table:table-cell table:number-columns-repeated="16377"/>
        </table:table-row>
        <table:table-row table:style-name="ro1">
          <table:table-cell office:value-type="date" office:date-value="2023-01-30T00:00:00" table:style-name="ce63">
            <text:p>30.01.2023</text:p>
          </table:table-cell>
          <table:table-cell office:value-type="string" table:style-name="ce1">
            <text:p>Elektrik 1-2022</text:p>
          </table:table-cell>
          <table:table-cell table:number-columns-repeated="2" table:style-name="ce1"/>
          <table:table-cell table:style-name="ce3"/>
          <table:table-cell office:value-type="float" office:value="87.69" table:style-name="ce3">
            <text:p>87,69</text:p>
          </table:table-cell>
          <table:table-cell office:value-type="float" office:value="-87.69" table:formula="of:=[.G5]+[.E6]-[.F6]" table:style-name="ce3">
            <text:p>-87,69</text:p>
          </table:table-cell>
          <table:table-cell table:number-columns-repeated="16377"/>
        </table:table-row>
        <table:table-row table:style-name="ro1">
          <table:table-cell office:value-type="date" office:date-value="2023-02-28T00:00:00" table:style-name="ce63">
            <text:p>28.02.2023</text:p>
          </table:table-cell>
          <table:table-cell office:value-type="string" table:style-name="ce1">
            <text:p>Elektrik 2-2022</text:p>
          </table:table-cell>
          <table:table-cell table:number-columns-repeated="2" table:style-name="ce1"/>
          <table:table-cell table:style-name="ce3"/>
          <table:table-cell office:value-type="float" office:value="54.93" table:style-name="ce3">
            <text:p>54,93</text:p>
          </table:table-cell>
          <table:table-cell office:value-type="float" office:value="-142.62" table:formula="of:=[.G6]+[.E7]-[.F7]" table:style-name="ce3">
            <text:p>-142,62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63">
            <text:p>30.03.2023</text:p>
          </table:table-cell>
          <table:table-cell office:value-type="string" table:style-name="ce1">
            <text:p>Elektrik 3-2022</text:p>
          </table:table-cell>
          <table:table-cell table:number-columns-repeated="2" table:style-name="ce1"/>
          <table:table-cell table:number-columns-repeated="2" table:style-name="ce3"/>
          <table:table-cell office:value-type="float" office:value="-142.62" table:formula="of:=[.G7]+[.E8]-[.F8]" table:style-name="ce3">
            <text:p>-142,62</text:p>
          </table:table-cell>
          <table:table-cell table:number-columns-repeated="16377"/>
        </table:table-row>
        <table:table-row table:style-name="ro1">
          <table:table-cell office:value-type="date" office:date-value="2023-04-30T00:00:00" table:style-name="ce63">
            <text:p>30.04.2023</text:p>
          </table:table-cell>
          <table:table-cell office:value-type="string" table:style-name="ce1">
            <text:p>Elektrik 4-2022</text:p>
          </table:table-cell>
          <table:table-cell table:number-columns-repeated="2" table:style-name="ce1"/>
          <table:table-cell table:number-columns-repeated="2" table:style-name="ce3"/>
          <table:table-cell office:value-type="float" office:value="-142.62" table:formula="of:=[.G8]+[.E9]-[.F9]" table:style-name="ce3">
            <text:p>-142,62</text:p>
          </table:table-cell>
          <table:table-cell table:number-columns-repeated="16377"/>
        </table:table-row>
        <table:table-row table:style-name="ro1">
          <table:table-cell office:value-type="date" office:date-value="2023-05-30T00:00:00" table:style-name="ce63">
            <text:p>30.05.2023</text:p>
          </table:table-cell>
          <table:table-cell office:value-type="string" table:style-name="ce1">
            <text:p>Elektrik 5-2022</text:p>
          </table:table-cell>
          <table:table-cell table:number-columns-repeated="2" table:style-name="ce1"/>
          <table:table-cell table:number-columns-repeated="2" table:style-name="ce3"/>
          <table:table-cell office:value-type="float" office:value="-142.62" table:formula="of:=[.G9]+[.E10]-[.F10]" table:style-name="ce3">
            <text:p>-142,62</text:p>
          </table:table-cell>
          <table:table-cell table:number-columns-repeated="16377"/>
        </table:table-row>
        <table:table-row table:style-name="ro1">
          <table:table-cell office:value-type="date" office:date-value="2023-05-14T00:00:00" table:style-name="ce84">
            <text:p>14.05.2023</text:p>
          </table:table-cell>
          <table:table-cell office:value-type="string" table:style-name="ce29">
            <text:p>Bina Vergisi 1</text:p>
          </table:table-cell>
          <table:table-cell table:number-columns-repeated="2" table:style-name="ce1"/>
          <table:table-cell table:style-name="ce3"/>
          <table:table-cell table:style-name="ce1"/>
          <table:table-cell office:value-type="float" office:value="-142.62" table:formula="of:=[.G10]+[.E11]-[.F11]" table:style-name="ce3">
            <text:p>-142,62</text:p>
          </table:table-cell>
          <table:table-cell table:number-columns-repeated="16377"/>
        </table:table-row>
        <table:table-row table:style-name="ro1">
          <table:table-cell office:value-type="date" office:date-value="2023-05-14T00:00:00" table:style-name="ce84">
            <text:p>14.05.2023</text:p>
          </table:table-cell>
          <table:table-cell office:value-type="string" table:style-name="ce29">
            <text:p>Kültür Vergisi 1</text:p>
          </table:table-cell>
          <table:table-cell table:number-columns-repeated="2" table:style-name="ce1"/>
          <table:table-cell table:number-columns-repeated="2" table:style-name="ce3"/>
          <table:table-cell office:value-type="float" office:value="-142.62" table:formula="of:=[.G11]+[.E12]-[.F12]" table:style-name="ce3">
            <text:p>-142,62</text:p>
          </table:table-cell>
          <table:table-cell table:number-columns-repeated="16377"/>
        </table:table-row>
        <table:table-row table:style-name="ro1">
          <table:table-cell office:value-type="date" office:date-value="2023-05-30T00:00:00" table:style-name="ce63">
            <text:p>30.05.2023</text:p>
          </table:table-cell>
          <table:table-cell office:value-type="string" table:style-name="ce1">
            <text:p>Elektrik 6–2022</text:p>
          </table:table-cell>
          <table:table-cell table:number-columns-repeated="2" table:style-name="ce1"/>
          <table:table-cell table:number-columns-repeated="2" table:style-name="ce3"/>
          <table:table-cell office:value-type="float" office:value="-142.62" table:formula="of:=[.G12]+[.E13]-[.F13]" table:style-name="ce3">
            <text:p>-142,62</text:p>
          </table:table-cell>
          <table:table-cell table:number-columns-repeated="16377"/>
        </table:table-row>
        <table:table-row table:style-name="ro1">
          <table:table-cell office:value-type="date" office:date-value="2023-06-30T00:00:00" table:style-name="ce63">
            <text:p>30.06.2023</text:p>
          </table:table-cell>
          <table:table-cell office:value-type="string" table:style-name="ce1">
            <text:p>Elektrik 7–2022</text:p>
          </table:table-cell>
          <table:table-cell table:number-columns-repeated="2" table:style-name="ce1"/>
          <table:table-cell table:number-columns-repeated="2" table:style-name="ce3"/>
          <table:table-cell office:value-type="float" office:value="-142.62" table:formula="of:=[.G13]+[.E14]-[.F14]" table:style-name="ce3">
            <text:p>-142,62</text:p>
          </table:table-cell>
          <table:table-cell table:number-columns-repeated="16377"/>
        </table:table-row>
        <table:table-row table:style-name="ro1">
          <table:table-cell office:value-type="date" office:date-value="2023-07-30T00:00:00" table:style-name="ce63">
            <text:p>30.07.2023</text:p>
          </table:table-cell>
          <table:table-cell office:value-type="string" table:style-name="ce1">
            <text:p>Elektrik 8-2022</text:p>
          </table:table-cell>
          <table:table-cell table:number-columns-repeated="2" table:style-name="ce1"/>
          <table:table-cell table:style-name="ce3"/>
          <table:table-cell office:value-type="float" office:value="41.73" table:style-name="ce3">
            <text:p>41,73</text:p>
          </table:table-cell>
          <table:table-cell office:value-type="float" office:value="-184.35" table:formula="of:=[.G14]+[.E15]-[.F15]" table:style-name="ce3">
            <text:p>-184,35</text:p>
          </table:table-cell>
          <table:table-cell table:number-columns-repeated="16377"/>
        </table:table-row>
        <table:table-row table:style-name="ro1">
          <table:table-cell office:value-type="date" office:date-value="2023-08-30T00:00:00" table:style-name="ce63">
            <text:p>30.08.2023</text:p>
          </table:table-cell>
          <table:table-cell office:value-type="string" table:style-name="ce1">
            <text:p>Elektrik 9-2022</text:p>
          </table:table-cell>
          <table:table-cell table:number-columns-repeated="2" table:style-name="ce1"/>
          <table:table-cell table:number-columns-repeated="2" table:style-name="ce3"/>
          <table:table-cell office:value-type="float" office:value="-184.35" table:formula="of:=[.G15]+[.E16]-[.F16]" table:style-name="ce3">
            <text:p>-184,35</text:p>
          </table:table-cell>
          <table:table-cell table:number-columns-repeated="16377"/>
        </table:table-row>
        <table:table-row table:style-name="ro1">
          <table:table-cell office:value-type="date" office:date-value="2023-09-30T00:00:00" table:style-name="ce63">
            <text:p>30.09.2023</text:p>
          </table:table-cell>
          <table:table-cell office:value-type="string" table:style-name="ce1">
            <text:p>Elektrik 10-2022</text:p>
          </table:table-cell>
          <table:table-cell table:number-columns-repeated="2" table:style-name="ce1"/>
          <table:table-cell table:number-columns-repeated="2" table:style-name="ce3"/>
          <table:table-cell office:value-type="float" office:value="-184.35" table:formula="of:=[.G16]+[.E17]-[.F17]" table:style-name="ce3">
            <text:p>-184,35</text:p>
          </table:table-cell>
          <table:table-cell table:number-columns-repeated="16377"/>
        </table:table-row>
        <table:table-row table:style-name="ro1">
          <table:table-cell office:value-type="date" office:date-value="2023-10-30T00:00:00" table:style-name="ce63">
            <text:p>30.10.2023</text:p>
          </table:table-cell>
          <table:table-cell office:value-type="string" table:style-name="ce1">
            <text:p>Elektrik 11-2022</text:p>
          </table:table-cell>
          <table:table-cell table:number-columns-repeated="2" table:style-name="ce1"/>
          <table:table-cell table:number-columns-repeated="2" table:style-name="ce3"/>
          <table:table-cell office:value-type="float" office:value="-184.35" table:formula="of:=[.G17]+[.E18]-[.F18]" table:style-name="ce3">
            <text:p>-184,35</text:p>
          </table:table-cell>
          <table:table-cell table:number-columns-repeated="16377"/>
        </table:table-row>
        <table:table-row table:style-name="ro1">
          <table:table-cell office:value-type="date" office:date-value="2023-10-14T00:00:00" table:style-name="ce84">
            <text:p>14.10.2023</text:p>
          </table:table-cell>
          <table:table-cell office:value-type="string" table:style-name="ce29">
            <text:p>Bina Vergisi 2</text:p>
          </table:table-cell>
          <table:table-cell table:number-columns-repeated="2" table:style-name="ce1"/>
          <table:table-cell table:style-name="ce3"/>
          <table:table-cell table:style-name="ce1"/>
          <table:table-cell office:value-type="float" office:value="-184.35" table:formula="of:=[.G18]+[.E19]-[.F19]" table:style-name="ce3">
            <text:p>-184,35</text:p>
          </table:table-cell>
          <table:table-cell table:number-columns-repeated="16377"/>
        </table:table-row>
        <table:table-row table:style-name="ro1">
          <table:table-cell office:value-type="date" office:date-value="2023-10-14T00:00:00" table:style-name="ce84">
            <text:p>14.10.2023</text:p>
          </table:table-cell>
          <table:table-cell office:value-type="string" table:style-name="ce29">
            <text:p>Kültür Vergisi 2</text:p>
          </table:table-cell>
          <table:table-cell table:number-columns-repeated="2" table:style-name="ce1"/>
          <table:table-cell table:style-name="ce3"/>
          <table:table-cell table:style-name="ce1"/>
          <table:table-cell office:value-type="float" office:value="-184.35" table:formula="of:=[.G19]+[.E20]-[.F20]" table:style-name="ce3">
            <text:p>-184,35</text:p>
          </table:table-cell>
          <table:table-cell table:number-columns-repeated="16377"/>
        </table:table-row>
        <table:table-row table:style-name="ro1">
          <table:table-cell office:value-type="date" office:date-value="2023-12-30T00:00:00" table:style-name="ce63">
            <text:p>30.12.2023</text:p>
          </table:table-cell>
          <table:table-cell office:value-type="string" table:style-name="ce1">
            <text:p>Elektrik 12-2022</text:p>
          </table:table-cell>
          <table:table-cell table:style-name="ce1"/>
          <table:table-cell table:number-columns-repeated="3" table:style-name="ce3"/>
          <table:table-cell office:value-type="float" office:value="-184.35" table:formula="of:=[.G20]+[.E21]-[.F21]" table:style-name="ce3">
            <text:p>-184,3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su</text:p>
          </table:table-cell>
          <table:table-cell table:number-columns-repeated="3" table:style-name="ce1"/>
          <table:table-cell office:value-type="float" office:value="120" table:style-name="ce1">
            <text:p>120</text:p>
          </table:table-cell>
          <table:table-cell table:style-name="ce3"/>
          <table:table-cell table:number-columns-repeated="16377"/>
        </table:table-row>
        <table:table-row table:style-name="ro1">
          <table:table-cell table:number-columns-repeated="6" table:style-name="ce1"/>
          <table:table-cell table:style-name="ce3"/>
          <table:table-cell table:number-columns-repeated="16377"/>
        </table:table-row>
        <table:table-row table:style-name="ro1">
          <table:table-cell table:number-columns-repeated="2" table:style-name="ce1"/>
          <table:table-cell table:style-name="ce3"/>
          <table:table-cell table:style-name="ce1"/>
          <table:table-cell table:number-columns-repeated="3" table:style-name="ce3"/>
          <table:table-cell table:number-columns-repeated="16377"/>
        </table:table-row>
        <table:table-row table:style-name="ro1">
          <table:table-cell table:style-name="ce63"/>
          <table:table-cell table:style-name="ce1"/>
          <table:table-cell table:number-columns-repeated="5" table:style-name="ce3"/>
          <table:table-cell table:number-columns-repeated="16377"/>
        </table:table-row>
        <table:table-row table:number-rows-repeated="2" table:style-name="ro1">
          <table:table-cell table:style-name="ce63"/>
          <table:table-cell table:number-columns-repeated="2" table:style-name="ce3"/>
          <table:table-cell table:style-name="ce1"/>
          <table:table-cell table:number-columns-repeated="3" table:style-name="ce3"/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number-columns-repeated="2" table:style-name="ce1"/>
          <table:table-cell table:number-columns-repeated="2" table:style-name="ce3"/>
          <table:table-cell table:style-name="ce29"/>
          <table:table-cell table:number-columns-repeated="2" table:style-name="ce3"/>
          <table:table-cell table:number-columns-repeated="16377"/>
        </table:table-row>
        <table:table-row table:number-rows-repeated="2" table:style-name="ro1">
          <table:table-cell table:style-name="ce63"/>
          <table:table-cell table:style-name="ce1"/>
          <table:table-cell table:number-columns-repeated="2" table:style-name="ce3"/>
          <table:table-cell table:style-name="ce29"/>
          <table:table-cell table:number-columns-repeated="2" table:style-name="ce3"/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2" table:style-name="ce3"/>
          <table:table-cell table:style-name="ce29"/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63"/>
          <table:table-cell table:style-name="ce1"/>
          <table:table-cell table:number-columns-repeated="2" table:style-name="ce3"/>
          <table:table-cell table:style-name="ce29"/>
          <table:table-cell table:number-columns-repeated="2" table:style-name="ce3"/>
          <table:table-cell table:number-columns-repeated="16377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number-columns-repeated="4" table:style-name="ce3"/>
          <table:table-cell table:style-name="ce58"/>
          <table:table-cell table:number-columns-repeated="16377"/>
        </table:table-row>
        <table:table-row table:number-rows-repeated="1048529" table:style-name="ro1">
          <table:table-cell table:number-columns-repeated="16384"/>
        </table:table-row>
      </table:table>
      <table:table table:name="02-10-TPLM" table:style-name="ta1">
        <table:table-column table:style-name="co29" table:default-cell-style-name="ce1"/>
        <table:table-column table:style-name="co7" table:number-columns-repeated="2" table:default-cell-style-name="ce1"/>
        <table:table-column table:style-name="co4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33" table:default-cell-style-name="ce1"/>
        <table:table-column table:style-name="co6" table:number-columns-repeated="16373" table:default-cell-style-name="ce1"/>
        <table:table-row table:style-name="ro1">
          <table:table-cell table:number-columns-repeated="3" table:style-name="ce29"/>
          <table:table-cell table:number-columns-repeated="5" table:style-name="ce3"/>
          <table:table-cell table:number-columns-repeated="2" table:style-name="ce1"/>
          <table:table-cell table:number-columns-repeated="2" table:style-name="ce3"/>
          <table:table-cell table:number-columns-repeated="16372"/>
        </table:table-row>
        <table:table-row table:style-name="ro1">
          <table:table-cell office:value-type="string" table:style-name="ce29">
            <text:p>Sanayi 1200 m2 kira</text:p>
          </table:table-cell>
          <table:table-cell table:number-columns-repeated="2" table:style-name="ce29"/>
          <table:table-cell table:number-columns-repeated="5" table:style-name="ce3"/>
          <table:table-cell table:number-columns-repeated="2" table:style-name="ce1"/>
          <table:table-cell table:number-columns-repeated="2" table:style-name="ce3"/>
          <table:table-cell table:number-columns-repeated="16372"/>
        </table:table-row>
        <table:table-row table:style-name="ro1">
          <table:table-cell office:value-type="string" table:style-name="ce73">
            <text:p>Açıklama</text:p>
          </table:table-cell>
          <table:table-cell office:value-type="string" table:style-name="ce73">
            <text:p>Başl.</text:p>
          </table:table-cell>
          <table:table-cell office:value-type="string" table:style-name="ce73">
            <text:p>bitiş</text:p>
          </table:table-cell>
          <table:table-cell office:value-type="string" table:style-name="ce71">
            <text:p>Kira bedeli</text:p>
          </table:table-cell>
          <table:table-cell office:value-type="string" table:style-name="ce71">
            <text:p>Ödeme</text:p>
          </table:table-cell>
          <table:table-cell office:value-type="string" table:style-name="ce71">
            <text:p>Bakiye</text:p>
          </table:table-cell>
          <table:table-cell office:value-type="string" table:style-name="ce71">
            <text:p>Masraf</text:p>
          </table:table-cell>
          <table:table-cell office:value-type="string" table:style-name="ce71">
            <text:p>Net Kira</text:p>
          </table:table-cell>
          <table:table-cell table:number-columns-repeated="2" table:style-name="ce1"/>
          <table:table-cell table:style-name="ce3"/>
          <table:table-cell table:style-name="ce67"/>
          <table:table-cell table:number-columns-repeated="16372"/>
        </table:table-row>
        <table:table-row table:style-name="ro1">
          <table:table-cell office:value-type="string" table:style-name="ce29">
            <text:p>2022 Kira</text:p>
          </table:table-cell>
          <table:table-cell table:number-columns-repeated="2" table:style-name="ce29"/>
          <table:table-cell table:number-columns-repeated="5" table:style-name="ce3"/>
          <table:table-cell table:number-columns-repeated="2" table:style-name="ce1"/>
          <table:table-cell table:number-columns-repeated="2" table:style-name="ce3"/>
          <table:table-cell table:number-columns-repeated="16372"/>
        </table:table-row>
        <table:table-row table:style-name="ro1">
          <table:table-cell table:style-name="ce29"/>
          <table:table-cell table:number-columns-repeated="2" table:style-name="ce85"/>
          <table:table-cell table:number-columns-repeated="5" table:style-name="ce3"/>
          <table:table-cell table:number-columns-repeated="2" table:style-name="ce86"/>
          <table:table-cell table:number-columns-repeated="2" table:style-name="ce3"/>
          <table:table-cell table:number-columns-repeated="16372"/>
        </table:table-row>
        <table:table-row table:style-name="ro1">
          <table:table-cell office:value-type="string" table:style-name="ce29">
            <text:p>SnA_Boya</text:p>
          </table:table-cell>
          <table:table-cell office:value-type="date" office:date-value="2023-09-30T00:00:00" table:style-name="ce85">
            <text:p>30.9.23</text:p>
          </table:table-cell>
          <table:table-cell office:value-type="date" office:date-value="2023-09-29T00:00:00" table:style-name="ce85">
            <text:p>29.9.23</text:p>
          </table:table-cell>
          <table:table-cell office:value-type="float" office:value="0" table:formula="of:=['SnyA105-22'.#REF!]" table:style-name="ce87">
            <text:p>#BAŞV!</text:p>
          </table:table-cell>
          <table:table-cell office:value-type="float" office:value="0" table:formula="of:=['SnyA105-22'.#REF!]" table:style-name="ce87">
            <text:p>#BAŞV!</text:p>
          </table:table-cell>
          <table:table-cell office:value-type="float" office:value="0" table:formula="of:=['SnyA105-22'.#REF!]" table:style-name="ce87">
            <text:p>#BAŞV!</text:p>
          </table:table-cell>
          <table:table-cell office:value-type="float" office:value="0" table:formula="of:=['SnyA105-22'.#REF!]" table:style-name="ce87">
            <text:p>#BAŞV!</text:p>
          </table:table-cell>
          <table:table-cell office:value-type="float" office:value="0" table:formula="of:=[.E6]-[.G6]" table:style-name="ce87">
            <text:p>#BAŞV!</text:p>
          </table:table-cell>
          <table:table-cell table:number-columns-repeated="4" table:style-name="ce3"/>
          <table:table-cell table:number-columns-repeated="16372"/>
        </table:table-row>
        <table:table-row table:style-name="ro1">
          <table:table-cell office:value-type="string" table:style-name="ce29">
            <text:p>SnB_Karo</text:p>
          </table:table-cell>
          <table:table-cell office:value-type="date" office:date-value="2024-01-01T00:00:00" table:style-name="ce85">
            <text:p>1.1.24</text:p>
          </table:table-cell>
          <table:table-cell office:value-type="date" office:date-value="2024-12-31T00:00:00" table:style-name="ce85">
            <text:p>31.12.24</text:p>
          </table:table-cell>
          <table:table-cell office:value-type="float" office:value="84000" table:formula="of:=['SnyB202-22'.D4]" table:style-name="ce87">
            <text:p>84.000</text:p>
          </table:table-cell>
          <table:table-cell office:value-type="float" office:value="84000" table:formula="of:=['SnyB202-22'.E4]" table:style-name="ce87">
            <text:p>84.000</text:p>
          </table:table-cell>
          <table:table-cell office:value-type="float" office:value="0" table:formula="of:=['SnyB202-22'.F4]" table:style-name="ce87">
            <text:p>0</text:p>
          </table:table-cell>
          <table:table-cell office:value-type="float" office:value="0" table:formula="of:=['SnyB202-22'.D5]" table:style-name="ce87">
            <text:p>0</text:p>
          </table:table-cell>
          <table:table-cell office:value-type="float" office:value="84000" table:formula="of:=[.E7]-[.G7]" table:style-name="ce87">
            <text:p>84.000</text:p>
          </table:table-cell>
          <table:table-cell table:number-columns-repeated="4" table:style-name="ce3"/>
          <table:table-cell table:number-columns-repeated="16372"/>
        </table:table-row>
        <table:table-row table:style-name="ro1">
          <table:table-cell office:value-type="string" table:style-name="ce29">
            <text:p>SnCD_Vinç</text:p>
          </table:table-cell>
          <table:table-cell office:value-type="date" office:date-value="2023-11-30T00:00:00" table:style-name="ce85">
            <text:p>30.11.23</text:p>
          </table:table-cell>
          <table:table-cell office:value-type="date" office:date-value="2024-11-29T00:00:00" table:style-name="ce85">
            <text:p>29.11.24</text:p>
          </table:table-cell>
          <table:table-cell office:value-type="float" office:value="0" table:formula="of:=['SnyC301-22'.#REF!]" table:style-name="ce87">
            <text:p>#BAŞV!</text:p>
          </table:table-cell>
          <table:table-cell office:value-type="float" office:value="0" table:formula="of:=['SnyC301-22'.#REF!]" table:style-name="ce87">
            <text:p>#BAŞV!</text:p>
          </table:table-cell>
          <table:table-cell office:value-type="float" office:value="0" table:formula="of:=['SnyC301-22'.#REF!]" table:style-name="ce87">
            <text:p>#BAŞV!</text:p>
          </table:table-cell>
          <table:table-cell office:value-type="float" office:value="0" table:formula="of:=['SnyC301-22'.#REF!]" table:style-name="ce87">
            <text:p>#BAŞV!</text:p>
          </table:table-cell>
          <table:table-cell office:value-type="float" office:value="0" table:formula="of:=[.E8]-[.G8]" table:style-name="ce87">
            <text:p>#BAŞV!</text:p>
          </table:table-cell>
          <table:table-cell table:number-columns-repeated="4" table:style-name="ce3"/>
          <table:table-cell table:number-columns-repeated="16372"/>
        </table:table-row>
        <table:table-row table:style-name="ro1">
          <table:table-cell office:value-type="string" table:style-name="ce29">
            <text:p>SnE_Este</text:p>
          </table:table-cell>
          <table:table-cell office:value-type="date" office:date-value="2023-08-30T00:00:00" table:style-name="ce85">
            <text:p>30.8.23</text:p>
          </table:table-cell>
          <table:table-cell office:value-type="date" office:date-value="2024-08-29T00:00:00" table:style-name="ce85">
            <text:p>29.8.24</text:p>
          </table:table-cell>
          <table:table-cell office:value-type="float" office:value="0" table:formula="of:=['SnyE502-22'.#REF!]" table:style-name="ce87">
            <text:p>#BAŞV!</text:p>
          </table:table-cell>
          <table:table-cell office:value-type="float" office:value="0" table:formula="of:=['SnyE502-22'.#REF!]" table:style-name="ce87">
            <text:p>#BAŞV!</text:p>
          </table:table-cell>
          <table:table-cell office:value-type="float" office:value="0" table:formula="of:=['SnyE502-22'.#REF!]" table:style-name="ce87">
            <text:p>#BAŞV!</text:p>
          </table:table-cell>
          <table:table-cell office:value-type="float" office:value="0" table:formula="of:=['SnyE502-22'.#REF!]" table:style-name="ce87">
            <text:p>#BAŞV!</text:p>
          </table:table-cell>
          <table:table-cell office:value-type="float" office:value="0" table:formula="of:=[.E9]-[.G9]" table:style-name="ce87">
            <text:p>#BAŞV!</text:p>
          </table:table-cell>
          <table:table-cell table:number-columns-repeated="4" table:style-name="ce3"/>
          <table:table-cell table:number-columns-repeated="16372"/>
        </table:table-row>
        <table:table-row table:style-name="ro1">
          <table:table-cell office:value-type="string" table:style-name="ce29">
            <text:p>SnF_Pano</text:p>
          </table:table-cell>
          <table:table-cell office:value-type="date" office:date-value="2023-03-31T00:00:00" table:style-name="ce85">
            <text:p>31.3.23</text:p>
          </table:table-cell>
          <table:table-cell office:value-type="date" office:date-value="2024-03-30T00:00:00" table:style-name="ce85">
            <text:p>30.3.24</text:p>
          </table:table-cell>
          <table:table-cell office:value-type="float" office:value="0" table:formula="of:=['SnyF601-22'.#REF!]" table:style-name="ce87">
            <text:p>#BAŞV!</text:p>
          </table:table-cell>
          <table:table-cell office:value-type="float" office:value="0" table:formula="of:=['SnyF601-22'.#REF!]" table:style-name="ce87">
            <text:p>#BAŞV!</text:p>
          </table:table-cell>
          <table:table-cell office:value-type="float" office:value="0" table:formula="of:=['SnyF601-22'.#REF!]" table:style-name="ce87">
            <text:p>#BAŞV!</text:p>
          </table:table-cell>
          <table:table-cell office:value-type="float" office:value="0" table:formula="of:=['SnyF601-22'.#REF!]" table:style-name="ce87">
            <text:p>#BAŞV!</text:p>
          </table:table-cell>
          <table:table-cell office:value-type="float" office:value="0" table:formula="of:=[.E10]-[.G10]" table:style-name="ce87">
            <text:p>#BAŞV!</text:p>
          </table:table-cell>
          <table:table-cell table:number-columns-repeated="4" table:style-name="ce3"/>
          <table:table-cell table:number-columns-repeated="16372"/>
        </table:table-row>
        <table:table-row table:style-name="ro1">
          <table:table-cell office:value-type="string" table:style-name="ce29">
            <text:p>SnG_Silim</text:p>
          </table:table-cell>
          <table:table-cell office:value-type="date" office:date-value="2023-09-30T00:00:00" table:style-name="ce85">
            <text:p>30.9.23</text:p>
          </table:table-cell>
          <table:table-cell office:value-type="date" office:date-value="2024-09-29T00:00:00" table:style-name="ce85">
            <text:p>29.9.24</text:p>
          </table:table-cell>
          <table:table-cell office:value-type="float" office:value="0" table:formula="of:=['SnyG702-22'.#REF!]" table:style-name="ce87">
            <text:p>#BAŞV!</text:p>
          </table:table-cell>
          <table:table-cell office:value-type="float" office:value="0" table:formula="of:=['SnyG702-22'.#REF!]" table:style-name="ce87">
            <text:p>#BAŞV!</text:p>
          </table:table-cell>
          <table:table-cell office:value-type="float" office:value="0" table:formula="of:=['SnyG702-22'.#REF!]" table:style-name="ce87">
            <text:p>#BAŞV!</text:p>
          </table:table-cell>
          <table:table-cell office:value-type="float" office:value="0" table:formula="of:=['SnyG702-22'.#REF!]" table:style-name="ce87">
            <text:p>#BAŞV!</text:p>
          </table:table-cell>
          <table:table-cell office:value-type="float" office:value="0" table:formula="of:=[.E11]-[.G11]" table:style-name="ce87">
            <text:p>#BAŞV!</text:p>
          </table:table-cell>
          <table:table-cell table:number-columns-repeated="4" table:style-name="ce3"/>
          <table:table-cell table:number-columns-repeated="16372"/>
        </table:table-row>
        <table:table-row table:style-name="ro1">
          <table:table-cell table:style-name="ce29"/>
          <table:table-cell table:number-columns-repeated="2" table:style-name="ce85"/>
          <table:table-cell table:number-columns-repeated="5" table:style-name="ce87"/>
          <table:table-cell table:number-columns-repeated="4" table:style-name="ce3"/>
          <table:table-cell table:number-columns-repeated="16372"/>
        </table:table-row>
        <table:table-row table:style-name="ro1">
          <table:table-cell office:value-type="string" table:style-name="ce29">
            <text:p>SnH_Yazıhane</text:p>
          </table:table-cell>
          <table:table-cell table:number-columns-repeated="2" table:style-name="ce85"/>
          <table:table-cell table:style-name="ce87"/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-304.35000000000002" table:formula="of:=[SnH_yazıhane.F2]*-1" table:style-name="ce87">
            <text:p>-304</text:p>
          </table:table-cell>
          <table:table-cell office:value-type="float" office:value="304.35000000000002" table:formula="of:=[.E13]-[.G13]" table:style-name="ce87">
            <text:p>304</text:p>
          </table:table-cell>
          <table:table-cell table:number-columns-repeated="4" table:style-name="ce3"/>
          <table:table-cell table:number-columns-repeated="16372"/>
        </table:table-row>
        <table:table-row table:style-name="ro1">
          <table:table-cell table:number-columns-repeated="3" table:style-name="ce1"/>
          <table:table-cell table:number-columns-repeated="5" table:style-name="ce87"/>
          <table:table-cell table:number-columns-repeated="3" table:style-name="ce3"/>
          <table:table-cell table:style-name="ce83"/>
          <table:table-cell table:number-columns-repeated="16372"/>
        </table:table-row>
        <table:table-row table:style-name="ro1">
          <table:table-cell office:value-type="string" table:style-name="ce29">
            <text:p>Toplamlar</text:p>
          </table:table-cell>
          <table:table-cell table:number-columns-repeated="2" table:style-name="ce29"/>
          <table:table-cell office:value-type="float" office:value="0" table:formula="of:=SUM([.D4:.D14])" table:style-name="ce88">
            <text:p>#BAŞV!</text:p>
          </table:table-cell>
          <table:table-cell office:value-type="float" office:value="0" table:formula="of:=SUM([.E4:.E14])" table:style-name="ce88">
            <text:p>#BAŞV!</text:p>
          </table:table-cell>
          <table:table-cell office:value-type="float" office:value="0" table:formula="of:=SUM([.F4:.F14])" table:style-name="ce89">
            <text:p>#BAŞV!</text:p>
          </table:table-cell>
          <table:table-cell office:value-type="float" office:value="0" table:formula="of:=SUM([.G4:.G14])" table:style-name="ce88">
            <text:p>#BAŞV!</text:p>
          </table:table-cell>
          <table:table-cell office:value-type="float" office:value="0" table:formula="of:=SUM([.H4:.H14])" table:style-name="ce88">
            <text:p>#BAŞV!</text:p>
          </table:table-cell>
          <table:table-cell table:number-columns-repeated="4" table:style-name="ce3"/>
          <table:table-cell table:number-columns-repeated="16372"/>
        </table:table-row>
        <table:table-row table:style-name="ro1">
          <table:table-cell table:number-columns-repeated="3" table:style-name="ce29"/>
          <table:table-cell table:number-columns-repeated="2" table:style-name="ce88"/>
          <table:table-cell table:style-name="ce90"/>
          <table:table-cell table:number-columns-repeated="2" table:style-name="ce88"/>
          <table:table-cell table:number-columns-repeated="4" table:style-name="ce3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87"/>
          <table:table-cell office:value-type="string" table:style-name="ce91">
            <text:p>Sanayi 2022 Toplam Kira Geliri</text:p>
          </table:table-cell>
          <table:table-cell office:value-type="float" office:value="0" table:formula="of:=[.H15]" table:style-name="ce88">
            <text:p>#BAŞV!</text:p>
          </table:table-cell>
          <table:table-cell table:number-columns-repeated="4" table:style-name="ce3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87"/>
          <table:table-cell table:style-name="ce91"/>
          <table:table-cell table:style-name="ce88"/>
          <table:table-cell table:number-columns-repeated="4" table:style-name="ce3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87"/>
          <table:table-cell table:style-name="ce86"/>
          <table:table-cell table:style-name="ce87"/>
          <table:table-cell table:number-columns-repeated="4" table:style-name="ce3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87"/>
          <table:table-cell table:style-name="ce28"/>
          <table:table-cell table:style-name="ce87"/>
          <table:table-cell table:number-columns-repeated="4" table:style-name="ce3"/>
          <table:table-cell table:number-columns-repeated="16372"/>
        </table:table-row>
        <table:table-row table:style-name="ro1">
          <table:table-cell table:number-columns-repeated="3"/>
          <table:table-cell table:number-columns-repeated="2" table:style-name="ce1"/>
          <table:table-cell table:number-columns-repeated="7" table:style-name="ce3"/>
          <table:table-cell table:number-columns-repeated="16372"/>
        </table:table-row>
        <table:table-row table:number-rows-repeated="1048555" table:style-name="ro1">
          <table:table-cell table:number-columns-repeated="16384"/>
        </table:table-row>
      </table:table>
      <table:table table:name="02-11-GLR" table:style-name="ta3">
        <table:table-column table:style-name="co34" table:default-cell-style-name="ce1"/>
        <table:table-column table:style-name="co35" table:default-cell-style-name="ce1"/>
        <table:table-column table:style-name="co13" table:default-cell-style-name="ce1"/>
        <table:table-column table:style-name="co36" table:default-cell-style-name="ce1"/>
        <table:table-column table:style-name="co37" table:default-cell-style-name="ce1"/>
        <table:table-column table:style-name="co35" table:default-cell-style-name="ce4"/>
        <table:table-column table:style-name="co38" table:default-cell-style-name="ce4"/>
        <table:table-column table:style-name="co5" table:default-cell-style-name="ce1"/>
        <table:table-column table:style-name="co34" table:default-cell-style-name="ce1"/>
        <table:table-column table:style-name="co39" table:default-cell-style-name="ce3"/>
        <table:table-column table:style-name="co33" table:default-cell-style-name="ce1"/>
        <table:table-column table:style-name="co16" table:default-cell-style-name="ce3"/>
        <table:table-column table:style-name="co1" table:default-cell-style-name="ce1"/>
        <table:table-column table:style-name="co6" table:number-columns-repeated="16371" table:default-cell-style-name="ce1"/>
        <table:table-row table:style-name="ro4">
          <table:table-cell/>
          <table:table-cell table:number-columns-repeated="4" table:style-name="ce1"/>
          <table:table-cell office:value-type="string" table:style-name="ce92">
            <text:p>kira bedeli</text:p>
          </table:table-cell>
          <table:table-cell office:value-type="string" table:style-name="ce92">
            <text:p>tahsilat</text:p>
          </table:table-cell>
          <table:table-cell office:value-type="string" table:style-name="ce93">
            <text:p>alacak bakiye</text:p>
          </table:table-cell>
          <table:table-cell table:style-name="ce5"/>
          <table:table-cell table:style-name="ce94"/>
          <table:table-cell table:number-columns-repeated="16374"/>
        </table:table-row>
        <table:table-row table:style-name="ro7">
          <table:table-cell/>
          <table:table-cell table:style-name="ce1"/>
          <table:table-cell office:value-type="float" office:value="2018" table:style-name="ce95">
            <text:p>2018</text:p>
          </table:table-cell>
          <table:table-cell table:number-columns-repeated="2" table:style-name="ce1"/>
          <table:table-cell office:value-type="string" table:style-name="ce96">
            <text:p>TL</text:p>
          </table:table-cell>
          <table:table-cell office:value-type="string" table:style-name="ce96">
            <text:p>TL</text:p>
          </table:table-cell>
          <table:table-cell office:value-type="string" table:style-name="ce5">
            <text:p>TL</text:p>
          </table:table-cell>
          <table:table-cell office:value-type="string" table:style-name="ce5">
            <text:p>$-TL</text:p>
          </table:table-cell>
          <table:table-cell table:style-name="ce97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0-30T00:00:00" table:style-name="ce63">
            <text:p>30.10.2018</text:p>
          </table:table-cell>
          <table:table-cell office:value-type="string" table:style-name="ce1">
            <text:p>Dursun Durmuş 18-19 Kira Bedeli</text:p>
          </table:table-cell>
          <table:table-cell table:style-name="ce1"/>
          <table:table-cell office:value-type="currency" office:value="25000" table:style-name="ce4">
            <text:p>₺25.000,00</text:p>
          </table:table-cell>
          <table:table-cell table:style-name="ce4"/>
          <table:table-cell office:value-type="float" office:value="25000" table:formula="of:=[.F3]-[.G3]" table:style-name="ce3">
            <text:p>25.000,00</text:p>
          </table:table-cell>
          <table:table-cell table:style-name="ce1"/>
          <table:table-cell table:style-name="ce40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0-30T00:00:00" table:style-name="ce63">
            <text:p>30.10.2018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4"/>
          <table:table-cell office:value-type="currency" office:value="7500" table:style-name="ce4">
            <text:p>₺7.500,00</text:p>
          </table:table-cell>
          <table:table-cell office:value-type="float" office:value="17500" table:formula="of:=[.H3]+[.F4]-[.G4]" table:style-name="ce3">
            <text:p>17.500,00</text:p>
          </table:table-cell>
          <table:table-cell office:value-type="float" office:value="5.52" table:style-name="ce1">
            <text:p>5,52</text:p>
          </table:table-cell>
          <table:table-cell office:value-type="currency" office:value="1358.6956521739132" table:formula="of:=[.G4]/[.I4]" table:style-name="ce98">
            <text:p>$1.358,7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2-27T00:00:00" table:style-name="ce63">
            <text:p>27.12.2018</text:p>
          </table:table-cell>
          <table:table-cell office:value-type="string" table:style-name="ce1">
            <text:p>ödeme 18</text:p>
          </table:table-cell>
          <table:table-cell table:style-name="ce1"/>
          <table:table-cell table:style-name="ce4"/>
          <table:table-cell office:value-type="currency" office:value="13500" table:style-name="ce4">
            <text:p>₺13.500,00</text:p>
          </table:table-cell>
          <table:table-cell office:value-type="float" office:value="4000" table:formula="of:=[.H4]+[.F5]-[.G5]" table:style-name="ce3">
            <text:p>4.000,00</text:p>
          </table:table-cell>
          <table:table-cell office:value-type="float" office:value="5.28" table:style-name="ce1">
            <text:p>5,28</text:p>
          </table:table-cell>
          <table:table-cell office:value-type="currency" office:value="2556.8181818181815" table:formula="of:=[.G5]/[.I5]" table:style-name="ce98">
            <text:p>$2.556,82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63"/>
          <table:table-cell office:value-type="string" table:style-name="ce83">
            <text:p>TOPLAM</text:p>
          </table:table-cell>
          <table:table-cell table:style-name="ce1"/>
          <table:table-cell office:value-type="currency" office:value="25000" table:formula="of:=SUM([.F3:.F5])" table:style-name="ce6">
            <text:p>₺25.000,00</text:p>
          </table:table-cell>
          <table:table-cell office:value-type="currency" office:value="21000" table:formula="of:=SUM([.G4:.G5])" table:style-name="ce6">
            <text:p>₺21.000,00</text:p>
          </table:table-cell>
          <table:table-cell table:style-name="ce58"/>
          <table:table-cell table:style-name="ce29"/>
          <table:table-cell office:value-type="currency" office:value="3915.513833992095" table:formula="of:=SUM([.J4:.J5])" table:style-name="ce99">
            <text:p>$3.915,51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63"/>
          <table:table-cell table:style-name="ce83"/>
          <table:table-cell table:style-name="ce1"/>
          <table:table-cell table:number-columns-repeated="2" table:style-name="ce6"/>
          <table:table-cell table:style-name="ce58"/>
          <table:table-cell table:style-name="ce29"/>
          <table:table-cell table:style-name="ce99"/>
          <table:table-cell table:number-columns-repeated="16374"/>
        </table:table-row>
        <table:table-row table:style-name="ro7">
          <table:table-cell/>
          <table:table-cell table:style-name="ce1"/>
          <table:table-cell office:value-type="float" office:value="2019" table:style-name="ce95">
            <text:p>2019</text:p>
          </table:table-cell>
          <table:table-cell table:number-columns-repeated="2" table:style-name="ce1"/>
          <table:table-cell table:number-columns-repeated="2" table:style-name="ce4"/>
          <table:table-cell table:style-name="ce3"/>
          <table:table-cell table:style-name="ce1"/>
          <table:table-cell table:style-name="ce98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9-05-10T00:00:00" table:style-name="ce63">
            <text:p>10.05.2019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4"/>
          <table:table-cell office:value-type="currency" office:value="2000" table:style-name="ce4">
            <text:p>₺2.000,00</text:p>
          </table:table-cell>
          <table:table-cell office:value-type="float" office:value="2000" table:formula="of:=[.H5]+[.F9]-[.G9]" table:style-name="ce3">
            <text:p>2.000,00</text:p>
          </table:table-cell>
          <table:table-cell office:value-type="float" office:value="6.11" table:style-name="ce1">
            <text:p>6,11</text:p>
          </table:table-cell>
          <table:table-cell office:value-type="currency" office:value="327.3322422258592" table:formula="of:=[.G9]/[.I9]" table:style-name="ce98">
            <text:p>$327,3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9">
            <text:p>SnyG701-18</text:p>
          </table:table-cell>
          <table:table-cell office:value-type="date" office:date-value="2019-09-10T00:00:00" table:style-name="ce63">
            <text:p>10.09.2019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4"/>
          <table:table-cell office:value-type="currency" office:value="2000" table:style-name="ce4">
            <text:p>₺2.000,00</text:p>
          </table:table-cell>
          <table:table-cell office:value-type="float" office:value="0" table:formula="of:=[.H9]+[.F10]-[.G10]" table:style-name="ce3">
            <text:p>0,00</text:p>
          </table:table-cell>
          <table:table-cell office:value-type="float" office:value="5.82" table:style-name="ce1">
            <text:p>5,82</text:p>
          </table:table-cell>
          <table:table-cell office:value-type="currency" office:value="343.64261168384877" table:formula="of:=[.G10]/[.I10]" table:style-name="ce98">
            <text:p>$343,6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9">
            <text:p>SnyG701-19</text:p>
          </table:table-cell>
          <table:table-cell office:value-type="date" office:date-value="2019-10-30T00:00:00" table:style-name="ce63">
            <text:p>30.10.2019</text:p>
          </table:table-cell>
          <table:table-cell office:value-type="string" table:style-name="ce1">
            <text:p><text:s/>Dursun Durmuş 2019-20 Kira</text:p>
          </table:table-cell>
          <table:table-cell table:style-name="ce1"/>
          <table:table-cell office:value-type="currency" office:value="30645" table:style-name="ce100">
            <text:p>₺30.645,00</text:p>
          </table:table-cell>
          <table:table-cell table:style-name="ce100"/>
          <table:table-cell office:value-type="float" office:value="30645" table:formula="of:=[.H10]+[.F11]-[.G11]" table:style-name="ce3">
            <text:p>30.645,00</text:p>
          </table:table-cell>
          <table:table-cell table:style-name="ce1"/>
          <table:table-cell table:style-name="ce98"/>
          <table:table-cell table:number-columns-repeated="16374"/>
        </table:table-row>
        <table:table-row table:style-name="ro1">
          <table:table-cell/>
          <table:table-cell office:value-type="string" table:style-name="ce39">
            <text:p>SnyA101-19</text:p>
          </table:table-cell>
          <table:table-cell office:value-type="date" office:date-value="2019-11-30T00:00:00" table:style-name="ce63">
            <text:p>30.11.2019</text:p>
          </table:table-cell>
          <table:table-cell office:value-type="string" table:style-name="ce1">
            <text:p><text:s/>Fatih Uzun Parçacı</text:p>
          </table:table-cell>
          <table:table-cell office:value-type="string" table:style-name="ce3">
            <text:p>4ay</text:p>
          </table:table-cell>
          <table:table-cell office:value-type="currency" office:value="4000" table:style-name="ce100">
            <text:p>₺4.000,00</text:p>
          </table:table-cell>
          <table:table-cell table:style-name="ce100"/>
          <table:table-cell office:value-type="float" office:value="34645" table:formula="of:=[.H11]+[.F12]-[.G12]" table:style-name="ce3">
            <text:p>34.645,00</text:p>
          </table:table-cell>
          <table:table-cell table:style-name="ce1"/>
          <table:table-cell table:style-name="ce98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1-19</text:p>
          </table:table-cell>
          <table:table-cell office:value-type="date" office:date-value="2019-11-30T00:00:00" table:style-name="ce63">
            <text:p>30.11.2019</text:p>
          </table:table-cell>
          <table:table-cell office:value-type="string" table:style-name="ce1">
            <text:p><text:s/>ödeme 19</text:p>
          </table:table-cell>
          <table:table-cell table:style-name="ce3"/>
          <table:table-cell table:style-name="ce100"/>
          <table:table-cell office:value-type="currency" office:value="4000" table:style-name="ce100">
            <text:p>₺4.000,00</text:p>
          </table:table-cell>
          <table:table-cell office:value-type="float" office:value="30645" table:formula="of:=[.H12]+[.F13]-[.G13]" table:style-name="ce3">
            <text:p>30.645,00</text:p>
          </table:table-cell>
          <table:table-cell office:value-type="float" office:value="5.73" table:style-name="ce1">
            <text:p>5,73</text:p>
          </table:table-cell>
          <table:table-cell office:value-type="currency" office:value="698.08027923211159" table:formula="of:=[.G13]/[.I13]" table:style-name="ce98">
            <text:p>$698,0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9</text:p>
          </table:table-cell>
          <table:table-cell office:value-type="date" office:date-value="2019-11-12T00:00:00" table:style-name="ce63">
            <text:p>12.11.2019</text:p>
          </table:table-cell>
          <table:table-cell office:value-type="string" table:style-name="ce1">
            <text:p><text:s/>ödeme birkan postane</text:p>
          </table:table-cell>
          <table:table-cell office:value-type="string" table:style-name="ce1">
            <text:p>ödeme</text:p>
          </table:table-cell>
          <table:table-cell table:style-name="ce100"/>
          <table:table-cell office:value-type="currency" office:value="18500" table:style-name="ce100">
            <text:p>₺18.500,00</text:p>
          </table:table-cell>
          <table:table-cell office:value-type="float" office:value="12145" table:formula="of:=[.H13]+[.F14]-[.G14]" table:style-name="ce3">
            <text:p>12.145,00</text:p>
          </table:table-cell>
          <table:table-cell office:value-type="float" office:value="5.79" table:style-name="ce1">
            <text:p>5,79</text:p>
          </table:table-cell>
          <table:table-cell office:value-type="currency" office:value="3195.1640759930915" table:formula="of:=[.G14]/[.I14]" table:style-name="ce98">
            <text:p>$3.195,16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63"/>
          <table:table-cell office:value-type="string" table:style-name="ce83">
            <text:p>TOPLAM</text:p>
          </table:table-cell>
          <table:table-cell table:style-name="ce1"/>
          <table:table-cell office:value-type="currency" office:value="34645" table:formula="of:=SUM([.F9:.F14])" table:style-name="ce101">
            <text:p>₺34.645,00</text:p>
          </table:table-cell>
          <table:table-cell office:value-type="currency" office:value="26500" table:formula="of:=SUM([.G9:.G14])" table:style-name="ce101">
            <text:p>₺26.500,00</text:p>
          </table:table-cell>
          <table:table-cell table:style-name="ce58"/>
          <table:table-cell table:style-name="ce29"/>
          <table:table-cell office:value-type="currency" office:value="4564.2192091349116" table:formula="of:=SUM([.J9:.J14])" table:style-name="ce99">
            <text:p>$4.564,22</text:p>
          </table:table-cell>
          <table:table-cell table:number-columns-repeated="16374"/>
        </table:table-row>
        <table:table-row table:style-name="ro7">
          <table:table-cell/>
          <table:table-cell table:style-name="ce1"/>
          <table:table-cell office:value-type="float" office:value="2020" table:style-name="ce95">
            <text:p>2020</text:p>
          </table:table-cell>
          <table:table-cell table:style-name="ce3"/>
          <table:table-cell table:style-name="ce83"/>
          <table:table-cell table:style-name="ce102"/>
          <table:table-cell table:style-name="ce100"/>
          <table:table-cell table:style-name="ce3"/>
          <table:table-cell table:style-name="ce1"/>
          <table:table-cell table:style-name="ce103"/>
          <table:table-cell table:number-columns-repeated="16374"/>
        </table:table-row>
        <table:table-row table:style-name="ro1">
          <table:table-cell/>
          <table:table-cell table:style-name="ce1"/>
          <table:table-cell table:style-name="ce63"/>
          <table:table-cell office:value-type="string" table:style-name="ce3">
            <text:p>2019 dan devreden alacak</text:p>
          </table:table-cell>
          <table:table-cell table:style-name="ce83"/>
          <table:table-cell table:style-name="ce102"/>
          <table:table-cell table:style-name="ce100"/>
          <table:table-cell office:value-type="float" office:value="12145" table:formula="of:=[.H14]+[.F17]-[.G17]" table:style-name="ce3">
            <text:p>12.145,00</text:p>
          </table:table-cell>
          <table:table-cell table:style-name="ce1"/>
          <table:table-cell table:style-name="ce10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2-20</text:p>
          </table:table-cell>
          <table:table-cell office:value-type="date" office:date-value="2020-03-30T00:00:00" table:style-name="ce63">
            <text:p>30.03.2020</text:p>
          </table:table-cell>
          <table:table-cell office:value-type="string" table:style-name="ce1">
            <text:p>Sefa Kani Narlıgöl Yıkama</text:p>
          </table:table-cell>
          <table:table-cell office:value-type="string" table:style-name="ce1">
            <text:p>7 ay</text:p>
          </table:table-cell>
          <table:table-cell office:value-type="currency" office:value="6200" table:style-name="ce100">
            <text:p>₺6.200,00</text:p>
          </table:table-cell>
          <table:table-cell table:style-name="ce100"/>
          <table:table-cell office:value-type="float" office:value="18345" table:formula="of:=[.H17]+[.F18]-[.G18]" table:style-name="ce3">
            <text:p>18.345,00</text:p>
          </table:table-cell>
          <table:table-cell table:style-name="ce1"/>
          <table:table-cell table:style-name="ce98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2-20</text:p>
          </table:table-cell>
          <table:table-cell office:value-type="date" office:date-value="2020-03-30T00:00:00" table:style-name="ce63">
            <text:p>30.03.2020</text:p>
          </table:table-cell>
          <table:table-cell office:value-type="string" table:style-name="ce1">
            <text:p>Sefa Kani Narlıgöl Yıkama</text:p>
          </table:table-cell>
          <table:table-cell table:style-name="ce1"/>
          <table:table-cell table:style-name="ce100"/>
          <table:table-cell office:value-type="currency" office:value="6200" table:style-name="ce100">
            <text:p>₺6.200,00</text:p>
          </table:table-cell>
          <table:table-cell office:value-type="float" office:value="12145" table:formula="of:=[.H18]+[.F19]-[.G19]" table:style-name="ce3">
            <text:p>12.145,00</text:p>
          </table:table-cell>
          <table:table-cell office:value-type="float" office:value="6.43" table:style-name="ce1">
            <text:p>6,43</text:p>
          </table:table-cell>
          <table:table-cell office:value-type="currency" office:value="964.23017107309488" table:formula="of:=[.G19]/[.I19]" table:style-name="ce98">
            <text:p>$964,2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04-01T00:00:00" table:style-name="ce63">
            <text:p>01.04.2020</text:p>
          </table:table-cell>
          <table:table-cell office:value-type="string" table:style-name="ce1">
            <text:p><text:s/>ödeme birkan postane</text:p>
          </table:table-cell>
          <table:table-cell table:style-name="ce1"/>
          <table:table-cell table:style-name="ce100"/>
          <table:table-cell office:value-type="currency" office:value="5000" table:style-name="ce100">
            <text:p>₺5.000,00</text:p>
          </table:table-cell>
          <table:table-cell office:value-type="float" office:value="7145" table:formula="of:=[.H19]+[.F20]-[.G20]" table:style-name="ce40">
            <text:p>7.145,00</text:p>
          </table:table-cell>
          <table:table-cell office:value-type="float" office:value="6.64" table:style-name="ce1">
            <text:p>6,64</text:p>
          </table:table-cell>
          <table:table-cell office:value-type="currency" office:value="753.01204819277109" table:formula="of:=[.G20]/[.I20]" table:style-name="ce98">
            <text:p>$753,0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8-30T00:00:00" table:style-name="ce63">
            <text:p>30.08.2020</text:p>
          </table:table-cell>
          <table:table-cell office:value-type="string" table:style-name="ce1">
            <text:p><text:s/>Fatih Arslantaş 20-21 KB</text:p>
          </table:table-cell>
          <table:table-cell table:style-name="ce1"/>
          <table:table-cell office:value-type="currency" office:value="30000" table:style-name="ce100">
            <text:p>₺30.000,00</text:p>
          </table:table-cell>
          <table:table-cell table:style-name="ce100"/>
          <table:table-cell office:value-type="float" office:value="37145" table:formula="of:=[.H20]+[.F21]-[.G21]" table:style-name="ce3">
            <text:p>37.145,00</text:p>
          </table:table-cell>
          <table:table-cell table:style-name="ce1"/>
          <table:table-cell table:style-name="ce10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8-20T00:00:00" table:style-name="ce63">
            <text:p>20.08.2020</text:p>
          </table:table-cell>
          <table:table-cell office:value-type="string" table:style-name="ce1">
            <text:p>nakit ödeme 20-3-7/12</text:p>
          </table:table-cell>
          <table:table-cell table:style-name="ce3"/>
          <table:table-cell table:style-name="ce100"/>
          <table:table-cell office:value-type="currency" office:value="15000" table:style-name="ce100">
            <text:p>₺15.000,00</text:p>
          </table:table-cell>
          <table:table-cell office:value-type="float" office:value="22145" table:formula="of:=[.H21]+[.F22]-[.G22]" table:style-name="ce3">
            <text:p>22.145,00</text:p>
          </table:table-cell>
          <table:table-cell office:value-type="float" office:value="7.34" table:style-name="ce1">
            <text:p>7,34</text:p>
          </table:table-cell>
          <table:table-cell office:value-type="currency" office:value="2043.5967302452316" table:formula="of:=[.G22]/[.I22]" table:style-name="ce98">
            <text:p>$2.043,6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9-30T00:00:00" table:style-name="ce63">
            <text:p>30.09.2020</text:p>
          </table:table-cell>
          <table:table-cell office:value-type="string" table:style-name="ce1">
            <text:p>Kira Ödemesii 20-8/12</text:p>
          </table:table-cell>
          <table:table-cell table:style-name="ce3"/>
          <table:table-cell table:style-name="ce100"/>
          <table:table-cell office:value-type="currency" office:value="3000" table:style-name="ce100">
            <text:p>₺3.000,00</text:p>
          </table:table-cell>
          <table:table-cell office:value-type="float" office:value="19145" table:formula="of:=[.H22]+[.F23]-[.G23]" table:style-name="ce3">
            <text:p>19.145,00</text:p>
          </table:table-cell>
          <table:table-cell office:value-type="float" office:value="7.8" table:style-name="ce1">
            <text:p>7,8</text:p>
          </table:table-cell>
          <table:table-cell office:value-type="currency" office:value="384.61538461538464" table:formula="of:=[.G23]/[.I23]" table:style-name="ce98">
            <text:p>$384,6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3-20</text:p>
          </table:table-cell>
          <table:table-cell office:value-type="date" office:date-value="2020-10-30T00:00:00" table:style-name="ce63">
            <text:p>30.10.2020</text:p>
          </table:table-cell>
          <table:table-cell office:value-type="string" table:style-name="ce1">
            <text:p>Kemal Kükrer Yıkama</text:p>
          </table:table-cell>
          <table:table-cell office:value-type="string" table:style-name="ce1">
            <text:p>6 ay</text:p>
          </table:table-cell>
          <table:table-cell office:value-type="currency" office:value="7800" table:style-name="ce100">
            <text:p>₺7.800,00</text:p>
          </table:table-cell>
          <table:table-cell table:style-name="ce100"/>
          <table:table-cell office:value-type="float" office:value="26945" table:formula="of:=[.H23]+[.F24]-[.G24]" table:style-name="ce3">
            <text:p>26.945,00</text:p>
          </table:table-cell>
          <table:table-cell table:style-name="ce1"/>
          <table:table-cell table:style-name="ce10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3-20</text:p>
          </table:table-cell>
          <table:table-cell office:value-type="date" office:date-value="2020-10-30T00:00:00" table:style-name="ce63">
            <text:p>30.10.2020</text:p>
          </table:table-cell>
          <table:table-cell office:value-type="string" table:style-name="ce1">
            <text:p>Kemal Kükrer Yıkama</text:p>
          </table:table-cell>
          <table:table-cell table:style-name="ce1"/>
          <table:table-cell table:style-name="ce100"/>
          <table:table-cell office:value-type="currency" office:value="7800" table:style-name="ce100">
            <text:p>₺7.800,00</text:p>
          </table:table-cell>
          <table:table-cell office:value-type="float" office:value="19145" table:formula="of:=[.H24]+[.F25]-[.G25]" table:style-name="ce3">
            <text:p>19.145,00</text:p>
          </table:table-cell>
          <table:table-cell office:value-type="float" office:value="7.8" table:style-name="ce1">
            <text:p>7,8</text:p>
          </table:table-cell>
          <table:table-cell office:value-type="currency" office:value="1000" table:formula="of:=[.G25]/[.I25]" table:style-name="ce98">
            <text:p>$1.000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10-30T00:00:00" table:style-name="ce63">
            <text:p>30.10.2020</text:p>
          </table:table-cell>
          <table:table-cell office:value-type="string" table:style-name="ce1">
            <text:p>Kasım 2020 kira bedeli</text:p>
          </table:table-cell>
          <table:table-cell table:style-name="ce1"/>
          <table:table-cell office:value-type="currency" office:value="3014" table:style-name="ce100">
            <text:p>₺3.014,00</text:p>
          </table:table-cell>
          <table:table-cell table:style-name="ce100"/>
          <table:table-cell office:value-type="float" office:value="22159" table:formula="of:=[.H25]+[.F26]-[.G26]" table:style-name="ce3">
            <text:p>22.159,00</text:p>
          </table:table-cell>
          <table:table-cell table:style-name="ce1"/>
          <table:table-cell table:style-name="ce10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11-16T00:00:00" table:style-name="ce63">
            <text:p>16.11.2020</text:p>
          </table:table-cell>
          <table:table-cell office:value-type="string" table:style-name="ce1">
            <text:p><text:s/>işyeri boşaltıldı 16 günlük kira</text:p>
          </table:table-cell>
          <table:table-cell table:style-name="ce1"/>
          <table:table-cell office:value-type="currency" office:value="1610" table:style-name="ce100">
            <text:p>₺1.610,00</text:p>
          </table:table-cell>
          <table:table-cell table:style-name="ce100"/>
          <table:table-cell office:value-type="float" office:value="23769" table:formula="of:=[.H26]+[.F27]-[.G27]" table:style-name="ce3">
            <text:p>23.769,00</text:p>
          </table:table-cell>
          <table:table-cell table:style-name="ce1"/>
          <table:table-cell table:style-name="ce10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0-20T00:00:00" table:style-name="ce63">
            <text:p>20.10.2020</text:p>
          </table:table-cell>
          <table:table-cell office:value-type="string" table:style-name="ce1">
            <text:p><text:s/>Ali Demirel Hurdacı 20-21 KB</text:p>
          </table:table-cell>
          <table:table-cell table:style-name="ce1"/>
          <table:table-cell office:value-type="currency" office:value="35000" table:style-name="ce100">
            <text:p>₺35.000,00</text:p>
          </table:table-cell>
          <table:table-cell table:style-name="ce100"/>
          <table:table-cell office:value-type="float" office:value="58769" table:formula="of:=[.H27]+[.F28]-[.G28]" table:style-name="ce3">
            <text:p>58.769,00</text:p>
          </table:table-cell>
          <table:table-cell table:style-name="ce1"/>
          <table:table-cell table:style-name="ce10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0-20T00:00:00" table:style-name="ce63">
            <text:p>20.10.2020</text:p>
          </table:table-cell>
          <table:table-cell office:value-type="string" table:style-name="ce1">
            <text:p>20-21 Kira Bedeli 20-1-7/12</text:p>
          </table:table-cell>
          <table:table-cell table:style-name="ce1"/>
          <table:table-cell table:style-name="ce100"/>
          <table:table-cell office:value-type="currency" office:value="20000" table:style-name="ce100">
            <text:p>₺20.000,00</text:p>
          </table:table-cell>
          <table:table-cell office:value-type="float" office:value="38769" table:formula="of:=[.H28]+[.F29]-[.G29]" table:style-name="ce3">
            <text:p>38.769,00</text:p>
          </table:table-cell>
          <table:table-cell office:value-type="float" office:value="7.87" table:style-name="ce1">
            <text:p>7,87</text:p>
          </table:table-cell>
          <table:table-cell office:value-type="currency" office:value="2541.2960609911056" table:formula="of:=[.G29]/[.I29]" table:style-name="ce98">
            <text:p>$2.541,3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1-30T00:00:00" table:style-name="ce63">
            <text:p>30.11.2020</text:p>
          </table:table-cell>
          <table:table-cell office:value-type="string" table:style-name="ce1">
            <text:p>20-21 Kira Bedeli 20-8/12</text:p>
          </table:table-cell>
          <table:table-cell table:style-name="ce1"/>
          <table:table-cell table:style-name="ce100"/>
          <table:table-cell office:value-type="currency" office:value="3000" table:style-name="ce100">
            <text:p>₺3.000,00</text:p>
          </table:table-cell>
          <table:table-cell office:value-type="float" office:value="35769" table:formula="of:=[.H29]+[.F30]-[.G30]" table:style-name="ce3">
            <text:p>35.769,00</text:p>
          </table:table-cell>
          <table:table-cell office:value-type="float" office:value="7.79" table:style-name="ce1">
            <text:p>7,79</text:p>
          </table:table-cell>
          <table:table-cell office:value-type="currency" office:value="385.10911424903725" table:formula="of:=[.G30]/[.I30]" table:style-name="ce98">
            <text:p>$385,1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11-12T00:00:00" table:style-name="ce63">
            <text:p>12.11.2020</text:p>
          </table:table-cell>
          <table:table-cell office:value-type="string" table:style-name="ce1">
            <text:p>Kira Ödemesi 20-9/12</text:p>
          </table:table-cell>
          <table:table-cell table:style-name="ce3"/>
          <table:table-cell table:style-name="ce100"/>
          <table:table-cell office:value-type="currency" office:value="3000" table:style-name="ce100">
            <text:p>₺3.000,00</text:p>
          </table:table-cell>
          <table:table-cell office:value-type="float" office:value="32769" table:formula="of:=[.H30]+[.F31]-[.G31]" table:style-name="ce3">
            <text:p>32.769,00</text:p>
          </table:table-cell>
          <table:table-cell office:value-type="float" office:value="8" table:style-name="ce1">
            <text:p>8</text:p>
          </table:table-cell>
          <table:table-cell office:value-type="currency" office:value="375" table:formula="of:=[.G31]/[.I31]" table:style-name="ce98">
            <text:p>$375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12-12T00:00:00" table:style-name="ce63">
            <text:p>12.12.2020</text:p>
          </table:table-cell>
          <table:table-cell office:value-type="string" table:style-name="ce1">
            <text:p>Kira Ödemesi 20-10/12</text:p>
          </table:table-cell>
          <table:table-cell table:style-name="ce3"/>
          <table:table-cell table:style-name="ce100"/>
          <table:table-cell office:value-type="currency" office:value="1500" table:style-name="ce100">
            <text:p>₺1.500,00</text:p>
          </table:table-cell>
          <table:table-cell office:value-type="float" office:value="31269" table:formula="of:=[.H31]+[.F32]-[.G32]" table:style-name="ce3">
            <text:p>31.269,00</text:p>
          </table:table-cell>
          <table:table-cell office:value-type="float" office:value="8" table:style-name="ce1">
            <text:p>8</text:p>
          </table:table-cell>
          <table:table-cell office:value-type="currency" office:value="187.5" table:formula="of:=[.G32]/[.I32]" table:style-name="ce98">
            <text:p>$187,50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83">
            <text:p>TOPLAM</text:p>
          </table:table-cell>
          <table:table-cell table:style-name="ce1"/>
          <table:table-cell office:value-type="currency" office:value="83624" table:formula="of:=SUM([.F18:.F32])" table:style-name="ce101">
            <text:p>₺83.624,00</text:p>
          </table:table-cell>
          <table:table-cell office:value-type="currency" office:value="64500" table:formula="of:=SUM([.G18:.G32])" table:style-name="ce101">
            <text:p>₺64.500,00</text:p>
          </table:table-cell>
          <table:table-cell table:style-name="ce3"/>
          <table:table-cell table:style-name="ce1"/>
          <table:table-cell office:value-type="currency" office:value="8634.3595093666245" table:formula="of:=SUM([.J17:.J32])" table:style-name="ce99">
            <text:p>$8.634,3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1"/>
          <table:table-cell table:style-name="ce3"/>
          <table:table-cell table:style-name="ce83"/>
          <table:table-cell table:style-name="ce58"/>
          <table:table-cell table:number-columns-repeated="2" table:style-name="ce100"/>
          <table:table-cell table:style-name="ce1"/>
          <table:table-cell table:style-name="ce40"/>
          <table:table-cell table:style-name="ce103"/>
          <table:table-cell table:number-columns-repeated="16374" table:style-name="ce1"/>
        </table:table-row>
        <table:table-row table:style-name="ro7">
          <table:table-cell/>
          <table:table-cell table:style-name="ce1"/>
          <table:table-cell office:value-type="float" office:value="2021" table:style-name="ce95">
            <text:p>2021</text:p>
          </table:table-cell>
          <table:table-cell table:number-columns-repeated="2" table:style-name="ce1"/>
          <table:table-cell table:number-columns-repeated="2" table:style-name="ce100"/>
          <table:table-cell table:style-name="ce3"/>
          <table:table-cell table:style-name="ce1"/>
          <table:table-cell table:style-name="ce10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1-01-30T00:00:00" table:style-name="ce63">
            <text:p>30.01.2021</text:p>
          </table:table-cell>
          <table:table-cell office:value-type="string" table:style-name="ce1">
            <text:p>2020-21 Kira Bedeli 9-10/12 senetli</text:p>
          </table:table-cell>
          <table:table-cell table:style-name="ce1"/>
          <table:table-cell table:style-name="ce100"/>
          <table:table-cell office:value-type="currency" office:value="6000" table:style-name="ce100">
            <text:p>₺6.000,00</text:p>
          </table:table-cell>
          <table:table-cell office:value-type="float" office:value="25269" table:formula="of:=[.H32]+[.F36]-[.G36]" table:style-name="ce3">
            <text:p>25.269,00</text:p>
          </table:table-cell>
          <table:table-cell office:value-type="float" office:value="8.5" table:style-name="ce1">
            <text:p>8,5</text:p>
          </table:table-cell>
          <table:table-cell office:value-type="currency" office:value="705.88235294117646" table:formula="of:=[.G36]/[.I36]" table:style-name="ce98">
            <text:p>$7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1-03-30T00:00:00" table:style-name="ce63">
            <text:p>30.03.2021</text:p>
          </table:table-cell>
          <table:table-cell office:value-type="string" table:style-name="ce1">
            <text:p>2020-21 Kira Bedeli 11-12/12 senetli</text:p>
          </table:table-cell>
          <table:table-cell table:style-name="ce1"/>
          <table:table-cell table:style-name="ce100"/>
          <table:table-cell office:value-type="currency" office:value="6000" table:style-name="ce100">
            <text:p>₺6.000,00</text:p>
          </table:table-cell>
          <table:table-cell office:value-type="float" office:value="19269" table:formula="of:=[.H36]+[.F37]-[.G37]" table:style-name="ce3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705.88235294117646" table:formula="of:=[.G37]/[.I37]" table:style-name="ce98">
            <text:p>$7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4-21</text:p>
          </table:table-cell>
          <table:table-cell office:value-type="date" office:date-value="2021-04-30T00:00:00" table:style-name="ce63">
            <text:p>30.04.2021</text:p>
          </table:table-cell>
          <table:table-cell office:value-type="string" table:style-name="ce1">
            <text:p>Saliha Şahin (Ali) Yıkama</text:p>
          </table:table-cell>
          <table:table-cell office:value-type="string" table:style-name="ce1">
            <text:p>4ay22gun</text:p>
          </table:table-cell>
          <table:table-cell office:value-type="currency" office:value="6800" table:style-name="ce100">
            <text:p>₺6.800,00</text:p>
          </table:table-cell>
          <table:table-cell table:style-name="ce100"/>
          <table:table-cell office:value-type="float" office:value="26069" table:formula="of:=[.H37]+[.F38]-[.G38]" table:style-name="ce3">
            <text:p>26.069,00</text:p>
          </table:table-cell>
          <table:table-cell table:style-name="ce1"/>
          <table:table-cell table:style-name="ce10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4-21</text:p>
          </table:table-cell>
          <table:table-cell office:value-type="date" office:date-value="2021-04-30T00:00:00" table:style-name="ce63">
            <text:p>30.04.2021</text:p>
          </table:table-cell>
          <table:table-cell office:value-type="string" table:style-name="ce1">
            <text:p>Saliha Şahin (Ali) Yıkama</text:p>
          </table:table-cell>
          <table:table-cell table:style-name="ce1"/>
          <table:table-cell table:style-name="ce100"/>
          <table:table-cell office:value-type="currency" office:value="6800" table:style-name="ce100">
            <text:p>₺6.800,00</text:p>
          </table:table-cell>
          <table:table-cell office:value-type="float" office:value="19269" table:formula="of:=[.H38]+[.F39]-[.G39]" table:style-name="ce3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800" table:formula="of:=[.G39]/[.I39]" table:style-name="ce98">
            <text:p>$800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5-21</text:p>
          </table:table-cell>
          <table:table-cell office:value-type="date" office:date-value="2021-09-18T00:00:00" table:style-name="ce63">
            <text:p>18.09.2021</text:p>
          </table:table-cell>
          <table:table-cell office:value-type="string" table:style-name="ce1">
            <text:p>Fehmi Arat Yıkama</text:p>
          </table:table-cell>
          <table:table-cell table:style-name="ce1"/>
          <table:table-cell office:value-type="currency" office:value="24000" table:style-name="ce100">
            <text:p>₺24.000,00</text:p>
          </table:table-cell>
          <table:table-cell table:style-name="ce100"/>
          <table:table-cell office:value-type="float" office:value="43269" table:formula="of:=[.H39]+[.F40]-[.G40]" table:style-name="ce3">
            <text:p>43.269,00</text:p>
          </table:table-cell>
          <table:table-cell table:style-name="ce1"/>
          <table:table-cell table:style-name="ce10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5-21</text:p>
          </table:table-cell>
          <table:table-cell office:value-type="date" office:date-value="2021-09-18T00:00:00" table:style-name="ce63">
            <text:p>18.09.2021</text:p>
          </table:table-cell>
          <table:table-cell office:value-type="string" table:style-name="ce1">
            <text:p>Fehmi Arat Yıkama</text:p>
          </table:table-cell>
          <table:table-cell table:style-name="ce1"/>
          <table:table-cell table:style-name="ce100"/>
          <table:table-cell office:value-type="currency" office:value="24000" table:style-name="ce100">
            <text:p>₺24.000,00</text:p>
          </table:table-cell>
          <table:table-cell office:value-type="float" office:value="19269" table:formula="of:=[.H40]+[.F41]-[.G41]" table:style-name="ce3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2823.5294117647059" table:formula="of:=[.G41]/[.I41]" table:style-name="ce98">
            <text:p>$2.823,5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1-03-12T00:00:00" table:style-name="ce63">
            <text:p>12.03.2021</text:p>
          </table:table-cell>
          <table:table-cell office:value-type="string" table:style-name="ce1">
            <text:p>Fatih forklift</text:p>
          </table:table-cell>
          <table:table-cell table:style-name="ce1"/>
          <table:table-cell table:style-name="ce100"/>
          <table:table-cell office:value-type="currency" office:value="1750" table:style-name="ce100">
            <text:p>₺1.750,00</text:p>
          </table:table-cell>
          <table:table-cell office:value-type="float" office:value="17519" table:formula="of:=[.H41]+[.F42]-[.G42]" table:style-name="ce3">
            <text:p>17.519,00</text:p>
          </table:table-cell>
          <table:table-cell office:value-type="float" office:value="8.5" table:style-name="ce1">
            <text:p>8,5</text:p>
          </table:table-cell>
          <table:table-cell office:value-type="currency" office:value="205.88235294117646" table:formula="of:=[.G42]/[.I42]" table:style-name="ce98">
            <text:p>$2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2-04-21T00:00:00" table:style-name="ce63">
            <text:p>21.04.2022</text:p>
          </table:table-cell>
          <table:table-cell office:value-type="string" table:style-name="ce1">
            <text:p>fatih nakit</text:p>
          </table:table-cell>
          <table:table-cell table:style-name="ce1"/>
          <table:table-cell table:style-name="ce100"/>
          <table:table-cell office:value-type="currency" office:value="3000" table:style-name="ce100">
            <text:p>₺3.000,00</text:p>
          </table:table-cell>
          <table:table-cell office:value-type="float" office:value="14519" table:formula="of:=[.H42]+[.F43]-[.G43]" table:style-name="ce3">
            <text:p>14.519,00</text:p>
          </table:table-cell>
          <table:table-cell office:value-type="float" office:value="8.5" table:style-name="ce1">
            <text:p>8,5</text:p>
          </table:table-cell>
          <table:table-cell office:value-type="currency" office:value="352.94117647058823" table:formula="of:=[.G43]/[.I43]" table:style-name="ce98">
            <text:p>$352,9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2-06-05T00:00:00" table:style-name="ce63">
            <text:p>05.06.2022</text:p>
          </table:table-cell>
          <table:table-cell office:value-type="string" table:style-name="ce1">
            <text:p>fatih nakit</text:p>
          </table:table-cell>
          <table:table-cell table:style-name="ce1"/>
          <table:table-cell table:style-name="ce100"/>
          <table:table-cell office:value-type="currency" office:value="2750" table:style-name="ce100">
            <text:p>₺2.750,00</text:p>
          </table:table-cell>
          <table:table-cell office:value-type="float" office:value="11769" table:formula="of:=[.H43]+[.F44]-[.G44]" table:style-name="ce3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23.52941176470586" table:formula="of:=[.G44]/[.I44]" table:style-name="ce98">
            <text:p>$323,5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2-21</text:p>
          </table:table-cell>
          <table:table-cell office:value-type="date" office:date-value="2021-08-30T00:00:00" table:style-name="ce63">
            <text:p>30.08.2021</text:p>
          </table:table-cell>
          <table:table-cell office:value-type="string" table:style-name="ce1">
            <text:p>Mesut DELİDUMAN motorcu</text:p>
          </table:table-cell>
          <table:table-cell table:style-name="ce1"/>
          <table:table-cell office:value-type="currency" office:value="28800" table:style-name="ce100">
            <text:p>₺28.800,00</text:p>
          </table:table-cell>
          <table:table-cell table:style-name="ce100"/>
          <table:table-cell office:value-type="float" office:value="40569" table:formula="of:=[.H44]+[.F45]-[.G45]" table:style-name="ce3">
            <text:p>40.569,00</text:p>
          </table:table-cell>
          <table:table-cell table:style-name="ce1"/>
          <table:table-cell table:style-name="ce10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2-21</text:p>
          </table:table-cell>
          <table:table-cell office:value-type="date" office:date-value="2021-08-30T00:00:00" table:style-name="ce63">
            <text:p>30.08.2021</text:p>
          </table:table-cell>
          <table:table-cell office:value-type="string" table:style-name="ce1">
            <text:p>Mesut DELİDUMAN motorcu</text:p>
          </table:table-cell>
          <table:table-cell table:style-name="ce1"/>
          <table:table-cell table:style-name="ce100"/>
          <table:table-cell office:value-type="currency" office:value="28800" table:style-name="ce100">
            <text:p>₺28.800,00</text:p>
          </table:table-cell>
          <table:table-cell office:value-type="float" office:value="11769" table:formula="of:=[.H45]+[.F46]-[.G46]" table:style-name="ce3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388.2352941176468" table:formula="of:=[.G46]/[.I46]" table:style-name="ce98">
            <text:p>$3.388,2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2-11-29T00:00:00" table:style-name="ce63">
            <text:p>29.11.2022</text:p>
          </table:table-cell>
          <table:table-cell office:value-type="string" table:style-name="ce1">
            <text:p>Ali Demirel 21-22 kira bedeli</text:p>
          </table:table-cell>
          <table:table-cell table:style-name="ce1"/>
          <table:table-cell office:value-type="currency" office:value="43160" table:style-name="ce100">
            <text:p>₺43.160,00</text:p>
          </table:table-cell>
          <table:table-cell table:style-name="ce100"/>
          <table:table-cell office:value-type="float" office:value="54929" table:formula="of:=[.H46]+[.F47]-[.G47]" table:style-name="ce3">
            <text:p>54.929,00</text:p>
          </table:table-cell>
          <table:table-cell table:style-name="ce1"/>
          <table:table-cell table:style-name="ce10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2-11-29T00:00:00" table:style-name="ce63">
            <text:p>29.11.2022</text:p>
          </table:table-cell>
          <table:table-cell office:value-type="string" table:style-name="ce1">
            <text:p>Ali Demirel 21-22 kira bedeli</text:p>
          </table:table-cell>
          <table:table-cell table:style-name="ce1"/>
          <table:table-cell table:style-name="ce100"/>
          <table:table-cell office:value-type="currency" office:value="43160" table:style-name="ce100">
            <text:p>₺43.160,00</text:p>
          </table:table-cell>
          <table:table-cell office:value-type="float" office:value="11769" table:formula="of:=[.H47]+[.F48]-[.G48]" table:style-name="ce3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5077.6470588235297" table:formula="of:=[.G48]/[.I48]" table:style-name="ce98">
            <text:p>$5.077,6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1-21</text:p>
          </table:table-cell>
          <table:table-cell office:value-type="date" office:date-value="2021-08-05T00:00:00" table:style-name="ce63">
            <text:p>05.08.2021</text:p>
          </table:table-cell>
          <table:table-cell office:value-type="string" table:style-name="ce1">
            <text:p>Emre Aktaş motorcu</text:p>
          </table:table-cell>
          <table:table-cell table:style-name="ce1"/>
          <table:table-cell office:value-type="currency" office:value="30000" table:style-name="ce100">
            <text:p>₺30.000,00</text:p>
          </table:table-cell>
          <table:table-cell table:style-name="ce100"/>
          <table:table-cell office:value-type="float" office:value="41769" table:formula="of:=[.H48]+[.F49]-[.G49]" table:style-name="ce3">
            <text:p>41.769,00</text:p>
          </table:table-cell>
          <table:table-cell table:style-name="ce1"/>
          <table:table-cell table:style-name="ce10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1-21</text:p>
          </table:table-cell>
          <table:table-cell office:value-type="date" office:date-value="2021-08-05T00:00:00" table:style-name="ce63">
            <text:p>05.08.2021</text:p>
          </table:table-cell>
          <table:table-cell office:value-type="string" table:style-name="ce1">
            <text:p>Emre Aktaş motorcu</text:p>
          </table:table-cell>
          <table:table-cell table:style-name="ce1"/>
          <table:table-cell table:style-name="ce100"/>
          <table:table-cell office:value-type="currency" office:value="30000" table:style-name="ce100">
            <text:p>₺30.000,00</text:p>
          </table:table-cell>
          <table:table-cell office:value-type="float" office:value="11769" table:formula="of:=[.H49]+[.F50]-[.G50]" table:style-name="ce3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529.4117647058824" table:formula="of:=[.G50]/[.I50]" table:style-name="ce98">
            <text:p>$3.529,41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63"/>
          <table:table-cell table:number-columns-repeated="2" table:style-name="ce1"/>
          <table:table-cell table:number-columns-repeated="2" table:style-name="ce100"/>
          <table:table-cell table:style-name="ce3"/>
          <table:table-cell table:style-name="ce1"/>
          <table:table-cell table:style-name="ce98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83">
            <text:p>2021 YIL KİRA TUTARI</text:p>
          </table:table-cell>
          <table:table-cell table:style-name="ce1"/>
          <table:table-cell office:value-type="currency" office:value="132760" table:formula="of:=SUM([.F36:.F50])" table:style-name="ce101">
            <text:p>₺132.760,00</text:p>
          </table:table-cell>
          <table:table-cell table:style-name="ce100"/>
          <table:table-cell table:style-name="ce3"/>
          <table:table-cell table:style-name="ce1"/>
          <table:table-cell office:value-type="currency" office:value="17912.941176470587" table:formula="of:=SUM([.J36:.J51])" table:style-name="ce99">
            <text:p>$17.912,94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83">
            <text:p>2021 YILI TOPLAM GELİR</text:p>
          </table:table-cell>
          <table:table-cell table:style-name="ce1"/>
          <table:table-cell table:style-name="ce100"/>
          <table:table-cell office:value-type="currency" office:value="152260" table:formula="of:=SUM([.G36:.G50])" table:style-name="ce101">
            <text:p>₺152.260,00</text:p>
          </table:table-cell>
          <table:table-cell table:number-columns-repeated="2" table:style-name="ce1"/>
          <table:table-cell table:style-name="ce103"/>
          <table:table-cell table:number-columns-repeated="16374"/>
        </table:table-row>
        <table:table-row table:number-rows-repeated="5" table:style-name="ro1">
          <table:table-cell/>
          <table:table-cell table:number-columns-repeated="4" table:style-name="ce1"/>
          <table:table-cell table:number-columns-repeated="2" table:style-name="ce100"/>
          <table:table-cell table:number-columns-repeated="2" table:style-name="ce1"/>
          <table:table-cell table:style-name="ce103"/>
          <table:table-cell table:number-columns-repeated="16374"/>
        </table:table-row>
        <table:table-row table:style-name="ro7">
          <table:table-cell/>
          <table:table-cell table:style-name="ce1"/>
          <table:table-cell office:value-type="float" office:value="2022" table:style-name="ce95">
            <text:p>2022</text:p>
          </table:table-cell>
          <table:table-cell table:number-columns-repeated="2" table:style-name="ce1"/>
          <table:table-cell table:number-columns-repeated="2" table:style-name="ce100"/>
          <table:table-cell table:number-columns-repeated="2" table:style-name="ce1"/>
          <table:table-cell table:style-name="ce10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F601-22</text:p>
          </table:table-cell>
          <table:table-cell office:value-type="date" office:date-value="2022-03-31T00:00:00" table:style-name="ce63">
            <text:p>31.03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office:value-type="currency" office:value="36000" table:style-name="ce104">
            <text:p>₺36.000,00</text:p>
          </table:table-cell>
          <table:table-cell table:style-name="ce100"/>
          <table:table-cell office:value-type="float" office:value="47769" table:formula="of:=[.H50]+[.F60]-[.G60]" table:style-name="ce3">
            <text:p>47.769,00</text:p>
          </table:table-cell>
          <table:table-cell table:style-name="ce1"/>
          <table:table-cell table:style-name="ce10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F601-22</text:p>
          </table:table-cell>
          <table:table-cell office:value-type="date" office:date-value="2022-03-31T00:00:00" table:style-name="ce63">
            <text:p>31.03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100"/>
          <table:table-cell office:value-type="currency" office:value="28000" table:style-name="ce104">
            <text:p>₺28.000,00</text:p>
          </table:table-cell>
          <table:table-cell office:value-type="float" office:value="19769" table:formula="of:=[.H60]+[.F61]-[.G61]" table:style-name="ce3">
            <text:p>19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513.5135135135135" table:formula="of:=[.G61]/[.I61]" table:style-name="ce98">
            <text:p>$1.513,51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SnyF601-22</text:p>
          </table:table-cell>
          <table:table-cell office:value-type="date" office:date-value="2022-04-30T00:00:00" table:style-name="ce63">
            <text:p>30.04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100"/>
          <table:table-cell office:value-type="currency" office:value="4000" table:style-name="ce104">
            <text:p>₺4.000,00</text:p>
          </table:table-cell>
          <table:table-cell office:value-type="float" office:value="15769" table:formula="of:=[.H61]+[.F62]-[.G62]" table:style-name="ce3">
            <text:p>15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.21621621621622" table:formula="of:=[.G62]/[.I62]" table:style-name="ce98">
            <text:p>$216,22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F601-22</text:p>
          </table:table-cell>
          <table:table-cell office:value-type="date" office:date-value="2022-05-30T00:00:00" table:style-name="ce63">
            <text:p>30.05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100"/>
          <table:table-cell office:value-type="currency" office:value="4000" table:style-name="ce104">
            <text:p>₺4.000,00</text:p>
          </table:table-cell>
          <table:table-cell office:value-type="float" office:value="11769" table:formula="of:=[.H62]+[.F63]-[.G63]" table:style-name="ce3">
            <text:p>11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.21621621621622" table:formula="of:=[.G63]/[.I63]" table:style-name="ce98">
            <text:p>$216,2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1T00:00:00" table:style-name="ce63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office:value-type="currency" office:value="45000" table:style-name="ce100">
            <text:p>₺45.000,00</text:p>
          </table:table-cell>
          <table:table-cell table:style-name="ce100"/>
          <table:table-cell office:value-type="float" office:value="56769" table:formula="of:=[.H63]+[.F64]-[.G64]" table:style-name="ce3">
            <text:p>56.769,00</text:p>
          </table:table-cell>
          <table:table-cell table:style-name="ce1"/>
          <table:table-cell table:style-name="ce10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1T00:00:00" table:style-name="ce63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style-name="ce100"/>
          <table:table-cell office:value-type="currency" office:value="20000" table:style-name="ce100">
            <text:p>₺20.000,00</text:p>
          </table:table-cell>
          <table:table-cell office:value-type="float" office:value="36769" table:formula="of:=[.H64]+[.F65]-[.G65]" table:style-name="ce3">
            <text:p>3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081.081081081081" table:formula="of:=[.G65]/[.I65]" table:style-name="ce98">
            <text:p>$1.081,08</text:p>
          </table:table-cell>
          <table:table-cell table:style-name="ce1"/>
          <table:table-cell table:style-name="ce3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5T00:00:00" table:style-name="ce63">
            <text:p>05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style-name="ce100"/>
          <table:table-cell office:value-type="currency" office:value="25000" table:style-name="ce100">
            <text:p>₺25.000,00</text:p>
          </table:table-cell>
          <table:table-cell office:value-type="float" office:value="11769" table:formula="of:=[.H65]+[.F66]-[.G66]" table:style-name="ce3">
            <text:p>11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351.3513513513512" table:formula="of:=[.G66]/[.I66]" table:style-name="ce98">
            <text:p>$1.351,35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8-25T00:00:00" table:style-name="ce63">
            <text:p>25.08.2022</text:p>
          </table:table-cell>
          <table:table-cell office:value-type="string" table:style-name="ce1">
            <text:p>Metin Çelik</text:p>
          </table:table-cell>
          <table:table-cell table:style-name="ce1"/>
          <table:table-cell office:value-type="currency" office:value="48000" table:style-name="ce105">
            <text:p>₺48.000,00</text:p>
          </table:table-cell>
          <table:table-cell table:style-name="ce100"/>
          <table:table-cell office:value-type="float" office:value="59769" table:formula="of:=[.H66]+[.F67]-[.G67]" table:style-name="ce3">
            <text:p>59.769,00</text:p>
          </table:table-cell>
          <table:table-cell table:style-name="ce1"/>
          <table:table-cell table:style-name="ce103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8-25T00:00:00" table:style-name="ce63">
            <text:p>25.08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100"/>
          <table:table-cell office:value-type="currency" office:value="40000" table:style-name="ce105">
            <text:p>₺40.000,00</text:p>
          </table:table-cell>
          <table:table-cell office:value-type="float" office:value="19769" table:formula="of:=[.H67]+[.F68]-[.G68]" table:style-name="ce3">
            <text:p>19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2.1621621621621" table:formula="of:=[.G68]/[.I68]" table:style-name="ce98">
            <text:p>$2.162,16</text:p>
          </table:table-cell>
          <table:table-cell table:style-name="ce1"/>
          <table:table-cell table:style-name="ce63"/>
          <table:table-cell table:style-name="ce4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9-30T00:00:00" table:style-name="ce63">
            <text:p>30.09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100"/>
          <table:table-cell office:value-type="currency" office:value="1000" table:style-name="ce105">
            <text:p>₺1.000,00</text:p>
          </table:table-cell>
          <table:table-cell office:value-type="float" office:value="18769" table:formula="of:=[.H68]+[.F69]-[.G69]" table:style-name="ce3">
            <text:p>18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69]/[.I69]" table:style-name="ce98">
            <text:p>$54,05</text:p>
          </table:table-cell>
          <table:table-cell table:style-name="ce1"/>
          <table:table-cell table:style-name="ce63"/>
          <table:table-cell table:style-name="ce4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0-30T00:00:00" table:style-name="ce63">
            <text:p>30.10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100"/>
          <table:table-cell office:value-type="currency" office:value="1000" table:style-name="ce105">
            <text:p>₺1.000,00</text:p>
          </table:table-cell>
          <table:table-cell office:value-type="float" office:value="17769" table:formula="of:=[.H69]+[.F70]-[.G70]" table:style-name="ce3">
            <text:p>17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70]/[.I70]" table:style-name="ce98">
            <text:p>$54,05</text:p>
          </table:table-cell>
          <table:table-cell table:style-name="ce1"/>
          <table:table-cell table:style-name="ce63"/>
          <table:table-cell table:style-name="ce4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A105-22</text:p>
          </table:table-cell>
          <table:table-cell office:value-type="date" office:date-value="2022-10-10T00:00:00" table:style-name="ce63">
            <text:p>10.10.2022</text:p>
          </table:table-cell>
          <table:table-cell office:value-type="string" table:style-name="ce1">
            <text:p>Hüseyin Tüfek</text:p>
          </table:table-cell>
          <table:table-cell table:style-name="ce1"/>
          <table:table-cell office:value-type="currency" office:value="40000" table:style-name="ce100">
            <text:p>₺40.000,00</text:p>
          </table:table-cell>
          <table:table-cell table:style-name="ce100"/>
          <table:table-cell office:value-type="float" office:value="57769" table:formula="of:=[.H70]+[.F71]-[.G71]" table:style-name="ce3">
            <text:p>57.769,00</text:p>
          </table:table-cell>
          <table:table-cell table:style-name="ce1"/>
          <table:table-cell table:style-name="ce103"/>
          <table:table-cell table:style-name="ce1"/>
          <table:table-cell table:style-name="ce63"/>
          <table:table-cell table:style-name="ce4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A105-22</text:p>
          </table:table-cell>
          <table:table-cell office:value-type="date" office:date-value="2022-10-10T00:00:00" table:style-name="ce63">
            <text:p>10.10.2022</text:p>
          </table:table-cell>
          <table:table-cell office:value-type="string" table:style-name="ce1">
            <text:p>Hüseyin Tüfek</text:p>
          </table:table-cell>
          <table:table-cell table:style-name="ce1"/>
          <table:table-cell table:style-name="ce100"/>
          <table:table-cell office:value-type="currency" office:value="40000" table:style-name="ce100">
            <text:p>₺40.000,00</text:p>
          </table:table-cell>
          <table:table-cell office:value-type="float" office:value="17769" table:formula="of:=[.H71]+[.F72]-[.G72]" table:style-name="ce3">
            <text:p>17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2.1621621621621" table:formula="of:=[.G72]/[.I72]" table:style-name="ce98">
            <text:p>$2.162,16</text:p>
          </table:table-cell>
          <table:table-cell table:style-name="ce1"/>
          <table:table-cell table:style-name="ce63"/>
          <table:table-cell table:style-name="ce4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1-30T00:00:00" table:style-name="ce63">
            <text:p>30.11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100"/>
          <table:table-cell office:value-type="currency" office:value="1000" table:style-name="ce105">
            <text:p>₺1.000,00</text:p>
          </table:table-cell>
          <table:table-cell office:value-type="float" office:value="16769" table:formula="of:=[.H72]+[.F73]-[.G73]" table:style-name="ce3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73]/[.I73]" table:style-name="ce98">
            <text:p>$54,05</text:p>
          </table:table-cell>
          <table:table-cell table:style-name="ce1"/>
          <table:table-cell table:style-name="ce63"/>
          <table:table-cell table:style-name="ce4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63">
            <text:p>30.11.2022</text:p>
          </table:table-cell>
          <table:table-cell office:value-type="string" table:style-name="ce1">
            <text:p>Ali Demirel 22-23 kira bedeli</text:p>
          </table:table-cell>
          <table:table-cell table:style-name="ce1"/>
          <table:table-cell office:value-type="currency" office:value="82000" table:style-name="ce4">
            <text:p>₺82.000,00</text:p>
          </table:table-cell>
          <table:table-cell table:style-name="ce4"/>
          <table:table-cell office:value-type="float" office:value="98769" table:formula="of:=[.H73]+[.F74]-[.G74]" table:style-name="ce3">
            <text:p>98.769,00</text:p>
          </table:table-cell>
          <table:table-cell table:style-name="ce1"/>
          <table:table-cell table:style-name="ce103"/>
          <table:table-cell table:style-name="ce1"/>
          <table:table-cell table:style-name="ce63"/>
          <table:table-cell table:style-name="ce4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63">
            <text:p>30.11.2022</text:p>
          </table:table-cell>
          <table:table-cell office:value-type="string" table:style-name="ce1">
            <text:p>Ali Demirel 22-23 kira ödemesi</text:p>
          </table:table-cell>
          <table:table-cell table:style-name="ce1"/>
          <table:table-cell table:style-name="ce4"/>
          <table:table-cell office:value-type="currency" office:value="80000" table:style-name="ce4">
            <text:p>₺80.000,00</text:p>
          </table:table-cell>
          <table:table-cell office:value-type="float" office:value="18769" table:formula="of:=[.H74]+[.F75]-[.G75]" table:style-name="ce3">
            <text:p>18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4324.3243243243242" table:formula="of:=[.G75]/[.I75]" table:style-name="ce98">
            <text:p>$4.324,3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63">
            <text:p>30.11.2022</text:p>
          </table:table-cell>
          <table:table-cell office:value-type="string" table:style-name="ce1">
            <text:p>Ali Demirel 22-23 TEMİNATTAN</text:p>
          </table:table-cell>
          <table:table-cell table:style-name="ce1"/>
          <table:table-cell table:style-name="ce4"/>
          <table:table-cell office:value-type="currency" office:value="2000" table:style-name="ce4">
            <text:p>₺2.000,00</text:p>
          </table:table-cell>
          <table:table-cell office:value-type="float" office:value="16769" table:formula="of:=[.H75]+[.F76]-[.G76]" table:style-name="ce3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08.10810810810811" table:formula="of:=[.G76]/[.I76]" table:style-name="ce98">
            <text:p>$108,11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B202-22</text:p>
          </table:table-cell>
          <table:table-cell office:value-type="date" office:date-value="2022-11-30T00:00:00" table:style-name="ce63">
            <text:p>30.11.2022</text:p>
          </table:table-cell>
          <table:table-cell office:value-type="string" table:style-name="ce1">
            <text:p>Salih Ant 22-23 kira bedeli</text:p>
          </table:table-cell>
          <table:table-cell table:style-name="ce1"/>
          <table:table-cell office:value-type="currency" office:value="84000" table:style-name="ce4">
            <text:p>₺84.000,00</text:p>
          </table:table-cell>
          <table:table-cell table:style-name="ce4"/>
          <table:table-cell office:value-type="float" office:value="100769" table:formula="of:=[.H76]+[.F77]-[.G77]" table:style-name="ce3">
            <text:p>100.769,00</text:p>
          </table:table-cell>
          <table:table-cell table:style-name="ce1"/>
          <table:table-cell table:style-name="ce103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B202-22</text:p>
          </table:table-cell>
          <table:table-cell office:value-type="date" office:date-value="2022-11-30T00:00:00" table:style-name="ce63">
            <text:p>30.11.2022</text:p>
          </table:table-cell>
          <table:table-cell office:value-type="string" table:style-name="ce1">
            <text:p>Salih Ant 22-23 kira ödemesi</text:p>
          </table:table-cell>
          <table:table-cell table:style-name="ce1"/>
          <table:table-cell table:style-name="ce4"/>
          <table:table-cell office:value-type="currency" office:value="84000" table:style-name="ce4">
            <text:p>₺84.000,00</text:p>
          </table:table-cell>
          <table:table-cell office:value-type="float" office:value="16769" table:formula="of:=[.H77]+[.F78]-[.G78]" table:style-name="ce3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4540.5405405405409" table:formula="of:=[.G78]/[.I78]" table:style-name="ce98">
            <text:p>$4.540,54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2-30T00:00:00" table:style-name="ce63">
            <text:p>30.12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4"/>
          <table:table-cell office:value-type="currency" office:value="1000" table:style-name="ce4">
            <text:p>₺1.000,00</text:p>
          </table:table-cell>
          <table:table-cell office:value-type="float" office:value="15769" table:formula="of:=[.H78]+[.F79]-[.G79]" table:style-name="ce3">
            <text:p>15.769,00</text:p>
          </table:table-cell>
          <table:table-cell table:style-name="ce1"/>
          <table:table-cell table:style-name="ce103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4"/>
          <table:table-cell office:value-type="float" office:value="15769" table:formula="of:=[.H79]+[.F80]-[.G80]" table:style-name="ce3">
            <text:p>15.769,00</text:p>
          </table:table-cell>
          <table:table-cell table:style-name="ce1"/>
          <table:table-cell table:style-name="ce103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63">
            <text:p>21.07.2022</text:p>
          </table:table-cell>
          <table:table-cell office:value-type="string" table:style-name="ce1">
            <text:p>2018 den kalan hesap</text:p>
          </table:table-cell>
          <table:table-cell table:style-name="ce1"/>
          <table:table-cell table:style-name="ce4"/>
          <table:table-cell office:value-type="currency" office:value="11769" table:style-name="ce4">
            <text:p>₺11.769,00</text:p>
          </table:table-cell>
          <table:table-cell office:value-type="float" office:value="4000" table:formula="of:=[.H80]+[.F81]-[.G81]" table:style-name="ce3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636.16216216216219" table:formula="of:=[.G81]/[.I81]" table:style-name="ce98">
            <text:p>$636,1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63">
            <text:p>21.07.2022</text:p>
          </table:table-cell>
          <table:table-cell office:value-type="string" table:style-name="ce1">
            <text:p>2018 hesap güncel kira farkı</text:p>
          </table:table-cell>
          <table:table-cell table:style-name="ce1"/>
          <table:table-cell office:value-type="currency" office:value="3892.36" table:style-name="ce4">
            <text:p>₺3.892,36</text:p>
          </table:table-cell>
          <table:table-cell table:style-name="ce4"/>
          <table:table-cell office:value-type="float" office:value="7892.3600000000006" table:formula="of:=[.H81]+[.F82]-[.G82]" table:style-name="ce3">
            <text:p>7.892,36</text:p>
          </table:table-cell>
          <table:table-cell table:style-name="ce1"/>
          <table:table-cell table:style-name="ce103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63">
            <text:p>21.07.2022</text:p>
          </table:table-cell>
          <table:table-cell office:value-type="string" table:style-name="ce1">
            <text:p>2018 hesabın icra ile tahsili</text:p>
          </table:table-cell>
          <table:table-cell table:style-name="ce1"/>
          <table:table-cell table:style-name="ce4"/>
          <table:table-cell office:value-type="currency" office:value="3892.36" table:style-name="ce4">
            <text:p>₺3.892,36</text:p>
          </table:table-cell>
          <table:table-cell office:value-type="float" office:value="4000.0000000000005" table:formula="of:=[.H82]+[.F83]-[.G83]" table:style-name="ce3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210.39783783783784" table:formula="of:=[.G83]/[.I83]" table:style-name="ce98">
            <text:p>$210,40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Caymaz-doğuş 2000 yılı hesabı <text:s/>22-7-2022</text:p>
          </table:table-cell>
          <table:table-cell table:number-columns-repeated="3" table:style-name="ce1"/>
          <table:table-cell office:value-type="currency" office:value="11181.35" table:style-name="ce4">
            <text:p>₺11.181,35</text:p>
          </table:table-cell>
          <table:table-cell table:style-name="ce4"/>
          <table:table-cell office:value-type="float" office:value="15181.35" table:formula="of:=[.H83]+[.F84]-[.G84]" table:style-name="ce3">
            <text:p>15.181,35</text:p>
          </table:table-cell>
          <table:table-cell table:style-name="ce1"/>
          <table:table-cell table:style-name="ce103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Caymaz-doğuş 2000 yılı hesabı <text:s/>22-7-2022</text:p>
          </table:table-cell>
          <table:table-cell table:number-columns-repeated="3" table:style-name="ce1"/>
          <table:table-cell table:style-name="ce4"/>
          <table:table-cell office:value-type="currency" office:value="11181.35" table:style-name="ce4">
            <text:p>₺11.181,35</text:p>
          </table:table-cell>
          <table:table-cell office:value-type="float" office:value="4000" table:formula="of:=[.H84]+[.F85]-[.G85]" table:style-name="ce3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604.39729729729731" table:formula="of:=[.G85]/[.I85]" table:style-name="ce98">
            <text:p>$604,40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4" table:style-name="ce1"/>
          <table:table-cell table:number-columns-repeated="2" table:style-name="ce4"/>
          <table:table-cell office:value-type="float" office:value="4000" table:formula="of:=[.H85]+[.F86]-[.G86]" table:style-name="ce3">
            <text:p>4.000,00</text:p>
          </table:table-cell>
          <table:table-cell table:style-name="ce1"/>
          <table:table-cell table:style-name="ce103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">
            <text:p>metin Çelik 2023 4 ay *1000</text:p>
          </table:table-cell>
          <table:table-cell table:style-name="ce1"/>
          <table:table-cell table:style-name="ce4"/>
          <table:table-cell office:value-type="currency" office:value="4000" table:style-name="ce4">
            <text:p>₺4.000,00</text:p>
          </table:table-cell>
          <table:table-cell office:value-type="float" office:value="0" table:formula="of:=[.H86]+[.F87]-[.G87]" table:style-name="ce3">
            <text:p>0,00</text:p>
          </table:table-cell>
          <table:table-cell table:style-name="ce1"/>
          <table:table-cell table:style-name="ce103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4" table:style-name="ce1"/>
          <table:table-cell table:number-columns-repeated="2" table:style-name="ce4"/>
          <table:table-cell office:value-type="float" office:value="0" table:formula="of:=[.H87]+[.F88]-[.G88]" table:style-name="ce3">
            <text:p>0,00</text:p>
          </table:table-cell>
          <table:table-cell table:style-name="ce1"/>
          <table:table-cell table:style-name="ce103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4"/>
          <table:table-cell table:number-columns-repeated="2" table:style-name="ce1"/>
          <table:table-cell table:style-name="ce103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83">
            <text:p>2022 YIL KİRA TUTARI</text:p>
          </table:table-cell>
          <table:table-cell table:style-name="ce1"/>
          <table:table-cell office:value-type="currency" office:value="350073.70999999996" table:formula="of:=SUM([.F60:.F89])" table:style-name="ce6">
            <text:p>₺350.073,71</text:p>
          </table:table-cell>
          <table:table-cell table:style-name="ce4"/>
          <table:table-cell table:style-name="ce3"/>
          <table:table-cell table:style-name="ce1"/>
          <table:table-cell office:value-type="currency" office:value="19288.795135135137" table:formula="of:=SUM([.J60:.J89])" table:style-name="ce99">
            <text:p>$19.288,80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83">
            <text:p>2022 YILI TOPLAM GELİR</text:p>
          </table:table-cell>
          <table:table-cell table:style-name="ce1"/>
          <table:table-cell table:style-name="ce4"/>
          <table:table-cell office:value-type="currency" office:value="361842.70999999996" table:formula="of:=SUM([.G60:.G89])" table:style-name="ce6">
            <text:p>₺361.842,71</text:p>
          </table:table-cell>
          <table:table-cell table:number-columns-repeated="2" table:style-name="ce1"/>
          <table:table-cell table:style-name="ce103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83">
            <text:p>2022 YILI KALAN BAKİYE</text:p>
          </table:table-cell>
          <table:table-cell table:style-name="ce1"/>
          <table:table-cell table:number-columns-repeated="2" table:style-name="ce4"/>
          <table:table-cell office:value-type="currency" office:value="0" table:formula="of:=[.H88]" table:style-name="ce6">
            <text:p>₺0,00</text:p>
          </table:table-cell>
          <table:table-cell table:style-name="ce1"/>
          <table:table-cell table:style-name="ce103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4"/>
          <table:table-cell table:number-columns-repeated="2" table:style-name="ce1"/>
          <table:table-cell table:style-name="ce103"/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5">
            <text:p>2018-2022 GENEL TOPLAM</text:p>
          </table:table-cell>
          <table:table-cell table:style-name="ce1"/>
          <table:table-cell office:value-type="currency" office:value="626102.71" table:formula="of:=[.F90]+[.F52]+[.F33]+[.F15]+[.F6]" table:style-name="ce6">
            <text:p>₺626.102,71</text:p>
          </table:table-cell>
          <table:table-cell table:style-name="ce4"/>
          <table:table-cell table:number-columns-repeated="2" table:style-name="ce1"/>
          <table:table-cell office:value-type="currency" office:value="54315.828864099356" table:formula="of:=[.J90]+[.J52]+[.J33]+[.J15]+[.J6]" table:style-name="ce99">
            <text:p>$54.315,83</text:p>
          </table:table-cell>
          <table:table-cell table:number-columns-repeated="16374" table:style-name="ce1"/>
        </table:table-row>
        <table:table-row table:number-rows-repeated="2" table:style-name="ro1">
          <table:table-cell/>
          <table:table-cell table:number-columns-repeated="4" table:style-name="ce1"/>
          <table:table-cell table:number-columns-repeated="2" table:style-name="ce4"/>
          <table:table-cell table:number-columns-repeated="2" table:style-name="ce1"/>
          <table:table-cell table:style-name="ce103"/>
          <table:table-cell table:number-columns-repeated="16374"/>
        </table:table-row>
        <table:table-row table:number-rows-repeated="12" table:style-name="ro1">
          <table:table-cell table:number-columns-repeated="9"/>
          <table:table-cell table:style-name="ce103"/>
          <table:table-cell table:number-columns-repeated="16374"/>
        </table:table-row>
        <table:table-row table:number-rows-repeated="1048468" table:style-name="ro1">
          <table:table-cell table:number-columns-repeated="16384"/>
        </table:table-row>
      </table:table>
      <table:table table:name="02-12-GDR" table:style-name="ta3">
        <table:table-column table:style-name="co10" table:default-cell-style-name="ce109"/>
        <table:table-column table:style-name="co40" table:default-cell-style-name="ce109"/>
        <table:table-column table:style-name="co1" table:default-cell-style-name="ce109"/>
        <table:table-column table:style-name="co41" table:default-cell-style-name="ce109"/>
        <table:table-column table:style-name="co42" table:default-cell-style-name="ce109"/>
        <table:table-column table:style-name="co43" table:default-cell-style-name="ce113"/>
        <table:table-column table:style-name="co44" table:default-cell-style-name="ce114"/>
        <table:table-column table:style-name="co45" table:default-cell-style-name="ce114"/>
        <table:table-column table:style-name="co41" table:number-columns-repeated="1016" table:default-cell-style-name="ce109"/>
        <table:table-column table:style-name="co41" table:number-columns-repeated="15360" table:default-cell-style-name="ce110"/>
        <table:table-row table:style-name="ro8">
          <table:table-cell table:number-columns-repeated="2" table:style-name="ce106"/>
          <table:table-cell office:value-type="string" table:style-name="ce106">
            <text:p>MASRAF LİSTESİ</text:p>
          </table:table-cell>
          <table:table-cell table:style-name="ce106"/>
          <table:table-cell office:value-type="string" table:style-name="ce106">
            <text:p>2014-2022</text:p>
          </table:table-cell>
          <table:table-cell table:style-name="ce107"/>
          <table:table-cell table:number-columns-repeated="2" table:style-name="ce108"/>
          <table:table-cell table:number-columns-repeated="16376"/>
        </table:table-row>
        <table:table-row table:style-name="ro8">
          <table:table-cell table:number-columns-repeated="5" table:style-name="ce106"/>
          <table:table-cell office:value-type="string" table:style-name="ce111">
            <text:p>TL</text:p>
          </table:table-cell>
          <table:table-cell office:value-type="string" table:style-name="ce112">
            <text:p>USDTRY</text:p>
          </table:table-cell>
          <table:table-cell office:value-type="string" table:style-name="ce112">
            <text:p>USD</text:p>
          </table:table-cell>
          <table:table-cell table:number-columns-repeated="16376"/>
        </table:table-row>
        <table:table-row table:style-name="ro8">
          <table:table-cell office:value-type="float" office:value="2014" table:style-name="ce106">
            <text:p>2014</text:p>
          </table:table-cell>
          <table:table-cell office:value-type="string" table:style-name="ce109">
            <text:p>SnyH000-14</text:p>
          </table:table-cell>
          <table:table-cell table:style-name="ce109"/>
          <table:table-cell office:value-type="string" table:style-name="ce109">
            <text:p>Bina Vergisi 1</text:p>
          </table:table-cell>
          <table:table-cell office:value-type="string" table:style-name="ce109">
            <text:p>2014-1</text:p>
          </table:table-cell>
          <table:table-cell office:value-type="currency" office:value="-16.91" table:style-name="ce113">
            <text:p>-₺16,91</text:p>
          </table:table-cell>
          <table:table-cell office:value-type="float" office:value="2.19" table:style-name="ce114">
            <text:p>2,19</text:p>
          </table:table-cell>
          <table:table-cell office:value-type="currency" office:value="-7.7214611872146124" table:formula="of:=[.F3]/[.G3]" table:style-name="ce115">
            <text:p>-$7,72</text:p>
          </table:table-cell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H000-14</text:p>
          </table:table-cell>
          <table:table-cell table:style-name="ce109"/>
          <table:table-cell office:value-type="string" table:style-name="ce109">
            <text:p>Bina Vergisi 2</text:p>
          </table:table-cell>
          <table:table-cell office:value-type="string" table:style-name="ce109">
            <text:p>2014-2</text:p>
          </table:table-cell>
          <table:table-cell office:value-type="currency" office:value="-3.31" table:style-name="ce113">
            <text:p>-₺3,31</text:p>
          </table:table-cell>
          <table:table-cell office:value-type="float" office:value="2.19" table:style-name="ce114">
            <text:p>2,19</text:p>
          </table:table-cell>
          <table:table-cell office:value-type="currency" office:value="-1.5114155251141552" table:formula="of:=[.F4]/[.G4]" table:style-name="ce115">
            <text:p>-$1,51</text:p>
          </table:table-cell>
          <table:table-cell table:number-columns-repeated="16376"/>
        </table:table-row>
        <table:table-row table:style-name="ro8">
          <table:table-cell table:number-columns-repeated="2" table:style-name="ce109"/>
          <table:table-cell table:style-name="ce110"/>
          <table:table-cell table:number-columns-repeated="2" table:style-name="ce109"/>
          <table:table-cell table:style-name="ce113"/>
          <table:table-cell table:style-name="ce114"/>
          <table:table-cell table:style-name="ce115"/>
          <table:table-cell table:number-columns-repeated="16376"/>
        </table:table-row>
        <table:table-row table:style-name="ro8">
          <table:table-cell office:value-type="float" office:value="2018" table:style-name="ce106">
            <text:p>2018</text:p>
          </table:table-cell>
          <table:table-cell office:value-type="string" table:style-name="ce109">
            <text:p>SnyH000-18</text:p>
          </table:table-cell>
          <table:table-cell office:value-type="float" office:value="2018" table:style-name="ce109">
            <text:p>2018</text:p>
          </table:table-cell>
          <table:table-cell office:value-type="string" table:style-name="ce109">
            <text:p>Emlak Vergisi</text:p>
          </table:table-cell>
          <table:table-cell office:value-type="string" table:style-name="ce109">
            <text:p>2018-1</text:p>
          </table:table-cell>
          <table:table-cell office:value-type="currency" office:value="-257.25" table:style-name="ce113">
            <text:p>-₺257,25</text:p>
          </table:table-cell>
          <table:table-cell office:value-type="float" office:value="4.8099999999999996" table:style-name="ce114">
            <text:p>4,81</text:p>
          </table:table-cell>
          <table:table-cell office:value-type="currency" office:value="-53.482328482328484" table:formula="of:=[.F6]/[.G6]" table:style-name="ce115">
            <text:p>-$53,48</text:p>
          </table:table-cell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H000-18</text:p>
          </table:table-cell>
          <table:table-cell office:value-type="float" office:value="2018" table:style-name="ce109">
            <text:p>2018</text:p>
          </table:table-cell>
          <table:table-cell office:value-type="string" table:style-name="ce109">
            <text:p>Emlak Vergisi Ypl</text:p>
          </table:table-cell>
          <table:table-cell office:value-type="string" table:style-name="ce116">
            <text:p><text:s/>1 / 6</text:p>
          </table:table-cell>
          <table:table-cell office:value-type="currency" office:value="-142.18" table:style-name="ce113">
            <text:p>-₺142,18</text:p>
          </table:table-cell>
          <table:table-cell office:value-type="float" office:value="4.8099999999999996" table:style-name="ce114">
            <text:p>4,81</text:p>
          </table:table-cell>
          <table:table-cell office:value-type="currency" office:value="-29.559251559251564" table:formula="of:=[.F7]/[.G7]" table:style-name="ce115">
            <text:p>-$29,56</text:p>
          </table:table-cell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H000-18</text:p>
          </table:table-cell>
          <table:table-cell office:value-type="float" office:value="2018" table:style-name="ce109">
            <text:p>2018</text:p>
          </table:table-cell>
          <table:table-cell office:value-type="string" table:style-name="ce109">
            <text:p>Emlak Vergisi Ypl</text:p>
          </table:table-cell>
          <table:table-cell office:value-type="string" table:style-name="ce116">
            <text:p><text:s/>2 / 6</text:p>
          </table:table-cell>
          <table:table-cell office:value-type="currency" office:value="-142.18" table:style-name="ce113">
            <text:p>-₺142,18</text:p>
          </table:table-cell>
          <table:table-cell office:value-type="float" office:value="4.8099999999999996" table:style-name="ce114">
            <text:p>4,81</text:p>
          </table:table-cell>
          <table:table-cell office:value-type="currency" office:value="-29.559251559251564" table:formula="of:=[.F8]/[.G8]" table:style-name="ce115">
            <text:p>-$29,56</text:p>
          </table:table-cell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H000-18</text:p>
          </table:table-cell>
          <table:table-cell office:value-type="float" office:value="2018" table:style-name="ce109">
            <text:p>2018</text:p>
          </table:table-cell>
          <table:table-cell office:value-type="string" table:style-name="ce109">
            <text:p>Emlak Vergisi</text:p>
          </table:table-cell>
          <table:table-cell office:value-type="string" table:style-name="ce114">
            <text:p>2018-2</text:p>
          </table:table-cell>
          <table:table-cell office:value-type="currency" office:value="-250.8" table:style-name="ce113">
            <text:p>-₺250,80</text:p>
          </table:table-cell>
          <table:table-cell office:value-type="float" office:value="4.8099999999999996" table:style-name="ce114">
            <text:p>4,81</text:p>
          </table:table-cell>
          <table:table-cell office:value-type="currency" office:value="-52.141372141372145" table:formula="of:=[.F9]/[.G9]" table:style-name="ce115">
            <text:p>-$52,14</text:p>
          </table:table-cell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H000-18</text:p>
          </table:table-cell>
          <table:table-cell office:value-type="float" office:value="2018" table:style-name="ce109">
            <text:p>2018</text:p>
          </table:table-cell>
          <table:table-cell office:value-type="string" table:style-name="ce109">
            <text:p>Su</text:p>
          </table:table-cell>
          <table:table-cell office:value-type="string" table:style-name="ce114">
            <text:p>2017-18</text:p>
          </table:table-cell>
          <table:table-cell office:value-type="currency" office:value="-197.61" table:style-name="ce113">
            <text:p>-₺197,61</text:p>
          </table:table-cell>
          <table:table-cell office:value-type="float" office:value="4.8099999999999996" table:style-name="ce114">
            <text:p>4,81</text:p>
          </table:table-cell>
          <table:table-cell office:value-type="currency" office:value="-41.083160083160088" table:formula="of:=[.F10]/[.G10]" table:style-name="ce115">
            <text:p>-$41,08</text:p>
          </table:table-cell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H000-18</text:p>
          </table:table-cell>
          <table:table-cell office:value-type="float" office:value="2018" table:style-name="ce109">
            <text:p>2018</text:p>
          </table:table-cell>
          <table:table-cell office:value-type="string" table:style-name="ce109">
            <text:p>Elektrik</text:p>
          </table:table-cell>
          <table:table-cell table:style-name="ce114"/>
          <table:table-cell office:value-type="currency" office:value="-265" table:style-name="ce113">
            <text:p>-₺265,00</text:p>
          </table:table-cell>
          <table:table-cell office:value-type="float" office:value="4.8099999999999996" table:style-name="ce114">
            <text:p>4,81</text:p>
          </table:table-cell>
          <table:table-cell office:value-type="currency" office:value="-55.093555093555096" table:formula="of:=[.F11]/[.G11]" table:style-name="ce115">
            <text:p>-$55,09</text:p>
          </table:table-cell>
          <table:table-cell table:number-columns-repeated="16376"/>
        </table:table-row>
        <table:table-row table:style-name="ro8">
          <table:table-cell table:number-columns-repeated="3" table:style-name="ce109"/>
          <table:table-cell office:value-type="string" table:style-name="ce109">
            <text:p>Elektrik 1-2018</text:p>
          </table:table-cell>
          <table:table-cell table:style-name="ce114"/>
          <table:table-cell office:value-type="currency" office:value="-95.3" table:style-name="ce113">
            <text:p>-₺95,30</text:p>
          </table:table-cell>
          <table:table-cell table:style-name="ce114"/>
          <table:table-cell table:style-name="ce115"/>
          <table:table-cell table:number-columns-repeated="16376"/>
        </table:table-row>
        <table:table-row table:style-name="ro8">
          <table:table-cell table:number-columns-repeated="3" table:style-name="ce109"/>
          <table:table-cell office:value-type="string" table:style-name="ce109">
            <text:p>Elektrik 2-2018</text:p>
          </table:table-cell>
          <table:table-cell table:style-name="ce114"/>
          <table:table-cell office:value-type="currency" office:value="-128.88" table:style-name="ce113">
            <text:p>-₺128,88</text:p>
          </table:table-cell>
          <table:table-cell table:style-name="ce114"/>
          <table:table-cell table:style-name="ce115"/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H000-18</text:p>
          </table:table-cell>
          <table:table-cell office:value-type="float" office:value="2018" table:style-name="ce109">
            <text:p>2018</text:p>
          </table:table-cell>
          <table:table-cell office:value-type="string" table:style-name="ce109">
            <text:p>Çedaş Teminat</text:p>
          </table:table-cell>
          <table:table-cell table:style-name="ce114"/>
          <table:table-cell office:value-type="currency" office:value="-900" table:style-name="ce113">
            <text:p>-₺900,00</text:p>
          </table:table-cell>
          <table:table-cell office:value-type="float" office:value="4.8099999999999996" table:style-name="ce114">
            <text:p>4,81</text:p>
          </table:table-cell>
          <table:table-cell office:value-type="currency" office:value="-187.11018711018713" table:formula="of:=[.F14]/[.G14]" table:style-name="ce115">
            <text:p>-$187,11</text:p>
          </table:table-cell>
          <table:table-cell table:number-columns-repeated="16376"/>
        </table:table-row>
        <table:table-row table:style-name="ro8">
          <table:table-cell table:number-columns-repeated="3" table:style-name="ce109"/>
          <table:table-cell office:value-type="string" table:style-name="ce109">
            <text:p>karo tadilat (memer alçıpan)</text:p>
          </table:table-cell>
          <table:table-cell table:style-name="ce114"/>
          <table:table-cell office:value-type="currency" office:value="-20000" table:style-name="ce113">
            <text:p>-₺20.000,00</text:p>
          </table:table-cell>
          <table:table-cell office:value-type="float" office:value="4.8099999999999996" table:style-name="ce114">
            <text:p>4,81</text:p>
          </table:table-cell>
          <table:table-cell office:value-type="currency" office:value="-4158.0041580041579" table:formula="of:=[.F15]/[.G15]" table:style-name="ce115">
            <text:p>-$4.158,00</text:p>
          </table:table-cell>
          <table:table-cell table:number-columns-repeated="16376"/>
        </table:table-row>
        <table:table-row table:style-name="ro8">
          <table:table-cell table:style-name="ce109"/>
          <table:table-cell table:style-name="ce117"/>
          <table:table-cell table:style-name="ce118"/>
          <table:table-cell table:style-name="ce117"/>
          <table:table-cell office:value-type="string" table:style-name="ce119">
            <text:p>2014-18 Toplam</text:p>
          </table:table-cell>
          <table:table-cell office:value-type="currency" office:value="-22399.42" table:formula="of:=SUM([.F3:.F15])" table:style-name="ce120">
            <text:p>-₺22.399,42</text:p>
          </table:table-cell>
          <table:table-cell table:style-name="ce121"/>
          <table:table-cell office:value-type="currency" office:value="-4615.2661407455926" table:formula="of:=SUM([.H3:.H15])" table:style-name="ce122">
            <text:p>-$4.615,27</text:p>
          </table:table-cell>
          <table:table-cell table:number-columns-repeated="16376"/>
        </table:table-row>
        <table:table-row table:style-name="ro8">
          <table:table-cell table:number-columns-repeated="4" table:style-name="ce109"/>
          <table:table-cell office:value-type="string" table:style-name="ce123">
            <text:p>Genel Toplam</text:p>
          </table:table-cell>
          <table:table-cell office:value-type="currency" office:value="-22399.42" table:formula="of:=[.F16]" table:style-name="ce124">
            <text:p>-₺22.399,42</text:p>
          </table:table-cell>
          <table:table-cell table:style-name="ce125"/>
          <table:table-cell office:value-type="currency" office:value="-4615.2661407455926" table:formula="of:=[.H16]" table:style-name="ce126">
            <text:p>-$4.615,27</text:p>
          </table:table-cell>
          <table:table-cell table:number-columns-repeated="16376"/>
        </table:table-row>
        <table:table-row table:style-name="ro8">
          <table:table-cell table:number-columns-repeated="2" table:style-name="ce109"/>
          <table:table-cell table:style-name="ce110"/>
          <table:table-cell table:style-name="ce109"/>
          <table:table-cell table:style-name="ce114"/>
          <table:table-cell table:style-name="ce113"/>
          <table:table-cell table:style-name="ce114"/>
          <table:table-cell table:style-name="ce115"/>
          <table:table-cell table:number-columns-repeated="16376"/>
        </table:table-row>
        <table:table-row table:style-name="ro8">
          <table:table-cell office:value-type="float" office:value="2019" table:style-name="ce106">
            <text:p>2019</text:p>
          </table:table-cell>
          <table:table-cell office:value-type="string" table:style-name="ce109">
            <text:p>SnyH000-19</text:p>
          </table:table-cell>
          <table:table-cell office:value-type="float" office:value="2019" table:style-name="ce109">
            <text:p>2019</text:p>
          </table:table-cell>
          <table:table-cell office:value-type="string" table:style-name="ce114">
            <text:p><text:span text:style-name="T2">Elektrik 1</text:span>-2019</text:p>
          </table:table-cell>
          <table:table-cell table:style-name="ce114"/>
          <table:table-cell table:style-name="ce113"/>
          <table:table-cell table:style-name="ce114"/>
          <table:table-cell table:style-name="ce115"/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H000-19</text:p>
          </table:table-cell>
          <table:table-cell office:value-type="float" office:value="2019" table:style-name="ce109">
            <text:p>2019</text:p>
          </table:table-cell>
          <table:table-cell office:value-type="string" table:style-name="ce114">
            <text:p><text:span text:style-name="T2">Elektrik<text:s/></text:span>2-2019</text:p>
          </table:table-cell>
          <table:table-cell table:style-name="ce109"/>
          <table:table-cell office:value-type="currency" office:value="-179.2" table:style-name="ce113">
            <text:p>-₺179,20</text:p>
          </table:table-cell>
          <table:table-cell office:value-type="float" office:value="5.67" table:style-name="ce114">
            <text:p>5,67</text:p>
          </table:table-cell>
          <table:table-cell office:value-type="currency" office:value="-31.604938271604937" table:formula="of:=[.F20]/[.G20]" table:style-name="ce115">
            <text:p>-$31,60</text:p>
          </table:table-cell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H000-19</text:p>
          </table:table-cell>
          <table:table-cell office:value-type="float" office:value="2019" table:style-name="ce109">
            <text:p>2019</text:p>
          </table:table-cell>
          <table:table-cell office:value-type="string" table:style-name="ce114">
            <text:p><text:span text:style-name="T2">Elektrik<text:s/></text:span>3-2019</text:p>
          </table:table-cell>
          <table:table-cell table:style-name="ce109"/>
          <table:table-cell office:value-type="currency" office:value="-55.9" table:style-name="ce113">
            <text:p>-₺55,90</text:p>
          </table:table-cell>
          <table:table-cell office:value-type="float" office:value="5.67" table:style-name="ce114">
            <text:p>5,67</text:p>
          </table:table-cell>
          <table:table-cell office:value-type="currency" office:value="-9.8589065255731914" table:formula="of:=[.F21]/[.G21]" table:style-name="ce115">
            <text:p>-$9,86</text:p>
          </table:table-cell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H000-19</text:p>
          </table:table-cell>
          <table:table-cell office:value-type="float" office:value="2019" table:style-name="ce109">
            <text:p>2019</text:p>
          </table:table-cell>
          <table:table-cell office:value-type="string" table:style-name="ce109">
            <text:p>Emlak Vergisi Ypl</text:p>
          </table:table-cell>
          <table:table-cell office:value-type="string" table:style-name="ce116">
            <text:p><text:s/>3 / 6</text:p>
          </table:table-cell>
          <table:table-cell office:value-type="currency" office:value="-142.13" table:style-name="ce113">
            <text:p>-₺142,13</text:p>
          </table:table-cell>
          <table:table-cell office:value-type="float" office:value="5.67" table:style-name="ce114">
            <text:p>5,67</text:p>
          </table:table-cell>
          <table:table-cell office:value-type="currency" office:value="-25.067019400352734" table:formula="of:=[.F22]/[.G22]" table:style-name="ce115">
            <text:p>-$25,07</text:p>
          </table:table-cell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H000-19</text:p>
          </table:table-cell>
          <table:table-cell office:value-type="float" office:value="2019" table:style-name="ce109">
            <text:p>2019</text:p>
          </table:table-cell>
          <table:table-cell office:value-type="string" table:style-name="ce109">
            <text:p>Emlak Vergisi Ypl</text:p>
          </table:table-cell>
          <table:table-cell office:value-type="string" table:style-name="ce116">
            <text:p><text:s/>4-5-6 / 6</text:p>
          </table:table-cell>
          <table:table-cell office:value-type="currency" office:value="-429.54" table:style-name="ce113">
            <text:p>-₺429,54</text:p>
          </table:table-cell>
          <table:table-cell office:value-type="float" office:value="5.67" table:style-name="ce114">
            <text:p>5,67</text:p>
          </table:table-cell>
          <table:table-cell office:value-type="currency" office:value="-75.75661375661376" table:formula="of:=[.F23]/[.G23]" table:style-name="ce115">
            <text:p>-$75,76</text:p>
          </table:table-cell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H000-19</text:p>
          </table:table-cell>
          <table:table-cell office:value-type="float" office:value="2019" table:style-name="ce109">
            <text:p>2019</text:p>
          </table:table-cell>
          <table:table-cell office:value-type="string" table:style-name="ce114">
            <text:p><text:span text:style-name="T2">Elektrik<text:s/></text:span>4-2019</text:p>
          </table:table-cell>
          <table:table-cell table:style-name="ce109"/>
          <table:table-cell office:value-type="currency" office:value="-65.8" table:style-name="ce113">
            <text:p>-₺65,80</text:p>
          </table:table-cell>
          <table:table-cell office:value-type="float" office:value="5.67" table:style-name="ce114">
            <text:p>5,67</text:p>
          </table:table-cell>
          <table:table-cell office:value-type="currency" office:value="-11.604938271604938" table:formula="of:=[.F24]/[.G24]" table:style-name="ce115">
            <text:p>-$11,60</text:p>
          </table:table-cell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H000-19</text:p>
          </table:table-cell>
          <table:table-cell office:value-type="float" office:value="2019" table:style-name="ce109">
            <text:p>2019</text:p>
          </table:table-cell>
          <table:table-cell office:value-type="string" table:style-name="ce114">
            <text:p><text:span text:style-name="T2">Elektrik<text:s/></text:span>5-2019</text:p>
          </table:table-cell>
          <table:table-cell table:style-name="ce109"/>
          <table:table-cell office:value-type="currency" office:value="-82.94" table:style-name="ce113">
            <text:p>-₺82,94</text:p>
          </table:table-cell>
          <table:table-cell office:value-type="float" office:value="5.67" table:style-name="ce114">
            <text:p>5,67</text:p>
          </table:table-cell>
          <table:table-cell office:value-type="currency" office:value="-14.627865961199294" table:formula="of:=[.F25]/[.G25]" table:style-name="ce115">
            <text:p>-$14,63</text:p>
          </table:table-cell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H000-19</text:p>
          </table:table-cell>
          <table:table-cell office:value-type="float" office:value="2019" table:style-name="ce109">
            <text:p>2019</text:p>
          </table:table-cell>
          <table:table-cell office:value-type="string" table:style-name="ce114">
            <text:p><text:span text:style-name="T2">Elektrik<text:s/></text:span>6-2019</text:p>
          </table:table-cell>
          <table:table-cell table:style-name="ce109"/>
          <table:table-cell office:value-type="currency" office:value="-78.790000000000006" table:style-name="ce113">
            <text:p>-₺78,79</text:p>
          </table:table-cell>
          <table:table-cell office:value-type="float" office:value="5.67" table:style-name="ce114">
            <text:p>5,67</text:p>
          </table:table-cell>
          <table:table-cell office:value-type="currency" office:value="-13.895943562610231" table:formula="of:=[.F26]/[.G26]" table:style-name="ce115">
            <text:p>-$13,90</text:p>
          </table:table-cell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H000-19</text:p>
          </table:table-cell>
          <table:table-cell office:value-type="float" office:value="2019" table:style-name="ce109">
            <text:p>2019</text:p>
          </table:table-cell>
          <table:table-cell office:value-type="string" table:style-name="ce114">
            <text:p><text:span text:style-name="T2">Elektrik<text:s/></text:span>9-2019</text:p>
          </table:table-cell>
          <table:table-cell table:style-name="ce109"/>
          <table:table-cell office:value-type="currency" office:value="-39.35" table:style-name="ce113">
            <text:p>-₺39,35</text:p>
          </table:table-cell>
          <table:table-cell office:value-type="float" office:value="5.67" table:style-name="ce114">
            <text:p>5,67</text:p>
          </table:table-cell>
          <table:table-cell office:value-type="currency" office:value="-6.9400352733686068" table:formula="of:=[.F27]/[.G27]" table:style-name="ce115">
            <text:p>-$6,94</text:p>
          </table:table-cell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H000-19</text:p>
          </table:table-cell>
          <table:table-cell office:value-type="float" office:value="2019" table:style-name="ce109">
            <text:p>2019</text:p>
          </table:table-cell>
          <table:table-cell office:value-type="string" table:style-name="ce109">
            <text:p>Emlak Vergisi</text:p>
          </table:table-cell>
          <table:table-cell office:value-type="string" table:style-name="ce114">
            <text:p>2019/ 1-2</text:p>
          </table:table-cell>
          <table:table-cell office:value-type="currency" office:value="-598.75" table:style-name="ce113">
            <text:p>-₺598,75</text:p>
          </table:table-cell>
          <table:table-cell office:value-type="float" office:value="5.67" table:style-name="ce114">
            <text:p>5,67</text:p>
          </table:table-cell>
          <table:table-cell office:value-type="currency" office:value="-105.59964726631394" table:formula="of:=[.F28]/[.G28]" table:style-name="ce115">
            <text:p>-$105,60</text:p>
          </table:table-cell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H000-19</text:p>
          </table:table-cell>
          <table:table-cell office:value-type="float" office:value="2019" table:style-name="ce109">
            <text:p>2019</text:p>
          </table:table-cell>
          <table:table-cell office:value-type="string" table:style-name="ce114">
            <text:p><text:span text:style-name="T2">Elektrik<text:s/></text:span>11/2019</text:p>
          </table:table-cell>
          <table:table-cell table:style-name="ce109"/>
          <table:table-cell office:value-type="currency" office:value="-100.02" table:style-name="ce113">
            <text:p>-₺100,02</text:p>
          </table:table-cell>
          <table:table-cell office:value-type="float" office:value="5.67" table:style-name="ce114">
            <text:p>5,67</text:p>
          </table:table-cell>
          <table:table-cell office:value-type="currency" office:value="-17.640211640211639" table:formula="of:=[.F29]/[.G29]" table:style-name="ce115">
            <text:p>-$17,64</text:p>
          </table:table-cell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H000-19</text:p>
          </table:table-cell>
          <table:table-cell office:value-type="float" office:value="2019" table:style-name="ce109">
            <text:p>2019</text:p>
          </table:table-cell>
          <table:table-cell office:value-type="string" table:style-name="ce114">
            <text:p><text:span text:style-name="T2">Elektrik<text:s/></text:span>12/2019</text:p>
          </table:table-cell>
          <table:table-cell table:style-name="ce109"/>
          <table:table-cell office:value-type="currency" office:value="-232.4" table:style-name="ce113">
            <text:p>-₺232,40</text:p>
          </table:table-cell>
          <table:table-cell office:value-type="float" office:value="5.67" table:style-name="ce114">
            <text:p>5,67</text:p>
          </table:table-cell>
          <table:table-cell office:value-type="currency" office:value="-40.987654320987659" table:formula="of:=[.F30]/[.G30]" table:style-name="ce115">
            <text:p>-$40,99</text:p>
          </table:table-cell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H000-19</text:p>
          </table:table-cell>
          <table:table-cell office:value-type="float" office:value="2019" table:style-name="ce109">
            <text:p>2019</text:p>
          </table:table-cell>
          <table:table-cell office:value-type="string" table:style-name="ce109">
            <text:p>Çedaş Teminat</text:p>
          </table:table-cell>
          <table:table-cell table:style-name="ce114"/>
          <table:table-cell office:value-type="currency" office:value="-1100" table:style-name="ce113">
            <text:p>-₺1.100,00</text:p>
          </table:table-cell>
          <table:table-cell office:value-type="float" office:value="5.67" table:style-name="ce114">
            <text:p>5,67</text:p>
          </table:table-cell>
          <table:table-cell office:value-type="currency" office:value="-194.00352733686069" table:formula="of:=[.F31]/[.G31]" table:style-name="ce115">
            <text:p>-$194,00</text:p>
          </table:table-cell>
          <table:table-cell table:number-columns-repeated="16376"/>
        </table:table-row>
        <table:table-row table:style-name="ro8">
          <table:table-cell table:style-name="ce109"/>
          <table:table-cell table:style-name="ce117"/>
          <table:table-cell table:style-name="ce118"/>
          <table:table-cell table:style-name="ce117"/>
          <table:table-cell office:value-type="string" table:style-name="ce119">
            <text:p>2019 Toplam</text:p>
          </table:table-cell>
          <table:table-cell office:value-type="currency" office:value="-3104.8199999999997" table:formula="of:=SUM([.F19:.F31])" table:style-name="ce120">
            <text:p>-₺3.104,82</text:p>
          </table:table-cell>
          <table:table-cell table:style-name="ce121"/>
          <table:table-cell office:value-type="currency" office:value="-547.58730158730157" table:formula="of:=SUM([.H19:.H31])" table:style-name="ce122">
            <text:p>-$547,59</text:p>
          </table:table-cell>
          <table:table-cell table:number-columns-repeated="16376"/>
        </table:table-row>
        <table:table-row table:style-name="ro8">
          <table:table-cell table:number-columns-repeated="4" table:style-name="ce109"/>
          <table:table-cell office:value-type="string" table:style-name="ce123">
            <text:p>Genel Toplam</text:p>
          </table:table-cell>
          <table:table-cell office:value-type="currency" office:value="-25504.239999999998" table:formula="of:=[.F32]+[.F16]" table:style-name="ce124">
            <text:p>-₺25.504,24</text:p>
          </table:table-cell>
          <table:table-cell table:style-name="ce125"/>
          <table:table-cell office:value-type="currency" office:value="-5162.8534423328938" table:formula="of:=[.H32]+[.H16]" table:style-name="ce126">
            <text:p>-$5.162,85</text:p>
          </table:table-cell>
          <table:table-cell table:number-columns-repeated="16376"/>
        </table:table-row>
        <table:table-row table:style-name="ro8">
          <table:table-cell table:number-columns-repeated="4" table:style-name="ce109"/>
          <table:table-cell table:style-name="ce114"/>
          <table:table-cell table:style-name="ce113"/>
          <table:table-cell table:style-name="ce114"/>
          <table:table-cell table:style-name="ce115"/>
          <table:table-cell table:number-columns-repeated="16376"/>
        </table:table-row>
        <table:table-row table:style-name="ro8">
          <table:table-cell office:value-type="float" office:value="2020" table:style-name="ce106">
            <text:p>2020</text:p>
          </table:table-cell>
          <table:table-cell office:value-type="string" table:style-name="ce109">
            <text:p>SnyH000-20</text:p>
          </table:table-cell>
          <table:table-cell office:value-type="date" office:date-value="2020-10-06T00:00:00" table:style-name="ce116">
            <text:p>06.10.2020</text:p>
          </table:table-cell>
          <table:table-cell office:value-type="string" table:style-name="ce109">
            <text:p>Belediye Emlak Vergisi 2020</text:p>
          </table:table-cell>
          <table:table-cell table:style-name="ce114"/>
          <table:table-cell office:value-type="currency" office:value="-645.85" table:style-name="ce113">
            <text:p>-₺645,85</text:p>
          </table:table-cell>
          <table:table-cell office:value-type="float" office:value="7.01" table:style-name="ce114">
            <text:p>7,01</text:p>
          </table:table-cell>
          <table:table-cell office:value-type="currency" office:value="-92.132667617689023" table:formula="of:=[.F35]/[.G35]" table:style-name="ce115">
            <text:p>-$92,13</text:p>
          </table:table-cell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H000-20</text:p>
          </table:table-cell>
          <table:table-cell office:value-type="date" office:date-value="2020-11-25T00:00:00" table:style-name="ce116">
            <text:p>25.11.2020</text:p>
          </table:table-cell>
          <table:table-cell office:value-type="string" table:style-name="ce114">
            <text:p>tuğla sıva işçilik pire memet</text:p>
          </table:table-cell>
          <table:table-cell table:style-name="ce114"/>
          <table:table-cell office:value-type="currency" office:value="-1050" table:style-name="ce113">
            <text:p>-₺1.050,00</text:p>
          </table:table-cell>
          <table:table-cell office:value-type="float" office:value="7.01" table:style-name="ce114">
            <text:p>7,01</text:p>
          </table:table-cell>
          <table:table-cell office:value-type="currency" office:value="-149.78601997146933" table:formula="of:=[.F36]/[.G36]" table:style-name="ce115">
            <text:p>-$149,79</text:p>
          </table:table-cell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H000-20</text:p>
          </table:table-cell>
          <table:table-cell office:value-type="date" office:date-value="2020-11-25T00:00:00" table:style-name="ce116">
            <text:p>25.11.2020</text:p>
          </table:table-cell>
          <table:table-cell office:value-type="string" table:style-name="ce114">
            <text:p>tuğla sıva işçilik muhammed</text:p>
          </table:table-cell>
          <table:table-cell table:style-name="ce114"/>
          <table:table-cell office:value-type="currency" office:value="-600" table:style-name="ce113">
            <text:p>-₺600,00</text:p>
          </table:table-cell>
          <table:table-cell office:value-type="float" office:value="7.01" table:style-name="ce114">
            <text:p>7,01</text:p>
          </table:table-cell>
          <table:table-cell office:value-type="currency" office:value="-85.592011412268192" table:formula="of:=[.F37]/[.G37]" table:style-name="ce115">
            <text:p>-$85,59</text:p>
          </table:table-cell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H000-20</text:p>
          </table:table-cell>
          <table:table-cell table:style-name="ce109"/>
          <table:table-cell office:value-type="string" table:style-name="ce109">
            <text:p>kum</text:p>
          </table:table-cell>
          <table:table-cell table:style-name="ce114"/>
          <table:table-cell office:value-type="currency" office:value="-200" table:style-name="ce113">
            <text:p>-₺200,00</text:p>
          </table:table-cell>
          <table:table-cell office:value-type="float" office:value="7.01" table:style-name="ce114">
            <text:p>7,01</text:p>
          </table:table-cell>
          <table:table-cell office:value-type="currency" office:value="-28.530670470756064" table:formula="of:=[.F38]/[.G38]" table:style-name="ce115">
            <text:p>-$28,53</text:p>
          </table:table-cell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H000-20</text:p>
          </table:table-cell>
          <table:table-cell table:style-name="ce109"/>
          <table:table-cell office:value-type="string" table:style-name="ce109">
            <text:p>8,5 tuğla 145 ad</text:p>
          </table:table-cell>
          <table:table-cell table:style-name="ce114"/>
          <table:table-cell office:value-type="currency" office:value="-90" table:style-name="ce113">
            <text:p>-₺90,00</text:p>
          </table:table-cell>
          <table:table-cell office:value-type="float" office:value="7.01" table:style-name="ce114">
            <text:p>7,01</text:p>
          </table:table-cell>
          <table:table-cell office:value-type="currency" office:value="-12.838801711840228" table:formula="of:=[.F39]/[.G39]" table:style-name="ce115">
            <text:p>-$12,84</text:p>
          </table:table-cell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H000-20</text:p>
          </table:table-cell>
          <table:table-cell table:style-name="ce109"/>
          <table:table-cell office:value-type="string" table:style-name="ce109">
            <text:p>yığma tuğla 720 ad * 0,90 tl</text:p>
          </table:table-cell>
          <table:table-cell table:style-name="ce114"/>
          <table:table-cell office:value-type="currency" office:value="-648" table:style-name="ce113">
            <text:p>-₺648,00</text:p>
          </table:table-cell>
          <table:table-cell office:value-type="float" office:value="7.01" table:style-name="ce114">
            <text:p>7,01</text:p>
          </table:table-cell>
          <table:table-cell office:value-type="currency" office:value="-92.43937232524965" table:formula="of:=[.F40]/[.G40]" table:style-name="ce115">
            <text:p>-$92,44</text:p>
          </table:table-cell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H000-20</text:p>
          </table:table-cell>
          <table:table-cell table:style-name="ce109"/>
          <table:table-cell office:value-type="string" table:style-name="ce109">
            <text:p>20 tr çimento</text:p>
          </table:table-cell>
          <table:table-cell table:style-name="ce114"/>
          <table:table-cell office:value-type="currency" office:value="-300" table:style-name="ce113">
            <text:p>-₺300,00</text:p>
          </table:table-cell>
          <table:table-cell office:value-type="float" office:value="7.01" table:style-name="ce114">
            <text:p>7,01</text:p>
          </table:table-cell>
          <table:table-cell office:value-type="currency" office:value="-42.796005706134096" table:formula="of:=[.F41]/[.G41]" table:style-name="ce115">
            <text:p>-$42,80</text:p>
          </table:table-cell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H000-20</text:p>
          </table:table-cell>
          <table:table-cell table:style-name="ce109"/>
          <table:table-cell office:value-type="string" table:style-name="ce109">
            <text:p>15 tr kireç</text:p>
          </table:table-cell>
          <table:table-cell table:style-name="ce114"/>
          <table:table-cell office:value-type="currency" office:value="-90" table:style-name="ce113">
            <text:p>-₺90,00</text:p>
          </table:table-cell>
          <table:table-cell office:value-type="float" office:value="7.01" table:style-name="ce114">
            <text:p>7,01</text:p>
          </table:table-cell>
          <table:table-cell office:value-type="currency" office:value="-12.838801711840228" table:formula="of:=[.F42]/[.G42]" table:style-name="ce115">
            <text:p>-$12,84</text:p>
          </table:table-cell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H000-20</text:p>
          </table:table-cell>
          <table:table-cell table:style-name="ce109"/>
          <table:table-cell office:value-type="string" table:style-name="ce109">
            <text:p>kesme taşı – menteşe – elektrot</text:p>
          </table:table-cell>
          <table:table-cell table:style-name="ce114"/>
          <table:table-cell office:value-type="currency" office:value="-68" table:style-name="ce113">
            <text:p>-₺68,00</text:p>
          </table:table-cell>
          <table:table-cell office:value-type="float" office:value="7.01" table:style-name="ce114">
            <text:p>7,01</text:p>
          </table:table-cell>
          <table:table-cell office:value-type="currency" office:value="-9.7004279600570609" table:formula="of:=[.F43]/[.G43]" table:style-name="ce115">
            <text:p>-$9,70</text:p>
          </table:table-cell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H000-20</text:p>
          </table:table-cell>
          <table:table-cell office:value-type="date" office:date-value="2020-04-20T00:00:00" table:style-name="ce116">
            <text:p>20.04.2020</text:p>
          </table:table-cell>
          <table:table-cell office:value-type="string" table:style-name="ce109">
            <text:p>Elektrik 04-2020</text:p>
          </table:table-cell>
          <table:table-cell table:style-name="ce114"/>
          <table:table-cell office:value-type="currency" office:value="-44.1" table:style-name="ce113">
            <text:p>-₺44,10</text:p>
          </table:table-cell>
          <table:table-cell office:value-type="float" office:value="7.01" table:style-name="ce114">
            <text:p>7,01</text:p>
          </table:table-cell>
          <table:table-cell office:value-type="currency" office:value="-6.2910128388017119" table:formula="of:=[.F44]/[.G44]" table:style-name="ce115">
            <text:p>-$6,29</text:p>
          </table:table-cell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H000-20</text:p>
          </table:table-cell>
          <table:table-cell table:style-name="ce109"/>
          <table:table-cell office:value-type="string" table:style-name="ce114">
            <text:p><text:span text:style-name="T2">Elektrik<text:s/></text:span>05-2020</text:p>
          </table:table-cell>
          <table:table-cell table:style-name="ce109"/>
          <table:table-cell office:value-type="currency" office:value="-9.9" table:style-name="ce113">
            <text:p>-₺9,90</text:p>
          </table:table-cell>
          <table:table-cell office:value-type="float" office:value="7.01" table:style-name="ce114">
            <text:p>7,01</text:p>
          </table:table-cell>
          <table:table-cell office:value-type="currency" office:value="-1.4122681883024253" table:formula="of:=[.F45]/[.G45]" table:style-name="ce115">
            <text:p>-$1,41</text:p>
          </table:table-cell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H000-20</text:p>
          </table:table-cell>
          <table:table-cell table:style-name="ce109"/>
          <table:table-cell office:value-type="string" table:style-name="ce114">
            <text:p><text:span text:style-name="T2">Elektrik<text:s/></text:span>06-2020</text:p>
          </table:table-cell>
          <table:table-cell table:style-name="ce109"/>
          <table:table-cell office:value-type="currency" office:value="-5.46" table:style-name="ce113">
            <text:p>-₺5,46</text:p>
          </table:table-cell>
          <table:table-cell office:value-type="float" office:value="7.01" table:style-name="ce114">
            <text:p>7,01</text:p>
          </table:table-cell>
          <table:table-cell office:value-type="currency" office:value="-0.77888730385164051" table:formula="of:=[.F46]/[.G46]" table:style-name="ce115">
            <text:p>-$0,78</text:p>
          </table:table-cell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H000-20</text:p>
          </table:table-cell>
          <table:table-cell table:style-name="ce109"/>
          <table:table-cell office:value-type="string" table:style-name="ce114">
            <text:p><text:span text:style-name="T2">Elektrik<text:s/></text:span>07-2020</text:p>
          </table:table-cell>
          <table:table-cell table:style-name="ce109"/>
          <table:table-cell office:value-type="currency" office:value="-13.65" table:style-name="ce113">
            <text:p>-₺13,65</text:p>
          </table:table-cell>
          <table:table-cell office:value-type="float" office:value="7.01" table:style-name="ce114">
            <text:p>7,01</text:p>
          </table:table-cell>
          <table:table-cell office:value-type="currency" office:value="-1.9472182596291014" table:formula="of:=[.F47]/[.G47]" table:style-name="ce115">
            <text:p>-$1,95</text:p>
          </table:table-cell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H000-20</text:p>
          </table:table-cell>
          <table:table-cell table:style-name="ce109"/>
          <table:table-cell office:value-type="string" table:style-name="ce114">
            <text:p><text:span text:style-name="T2">Elektrik<text:s/></text:span>10-2020</text:p>
          </table:table-cell>
          <table:table-cell table:style-name="ce109"/>
          <table:table-cell office:value-type="currency" office:value="-13" table:style-name="ce113">
            <text:p>-₺13,00</text:p>
          </table:table-cell>
          <table:table-cell office:value-type="float" office:value="7.01" table:style-name="ce114">
            <text:p>7,01</text:p>
          </table:table-cell>
          <table:table-cell office:value-type="currency" office:value="-1.854493580599144" table:formula="of:=[.F48]/[.G48]" table:style-name="ce115">
            <text:p>-$1,85</text:p>
          </table:table-cell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H000-20</text:p>
          </table:table-cell>
          <table:table-cell office:value-type="date" office:date-value="2020-11-30T00:00:00" table:style-name="ce116">
            <text:p>30.11.2020</text:p>
          </table:table-cell>
          <table:table-cell office:value-type="string" table:style-name="ce114">
            <text:p><text:span text:style-name="T2">Elektrik<text:s/></text:span>11-2020</text:p>
          </table:table-cell>
          <table:table-cell table:style-name="ce109"/>
          <table:table-cell office:value-type="currency" office:value="-170" table:style-name="ce113">
            <text:p>-₺170,00</text:p>
          </table:table-cell>
          <table:table-cell office:value-type="float" office:value="7.01" table:style-name="ce114">
            <text:p>7,01</text:p>
          </table:table-cell>
          <table:table-cell office:value-type="currency" office:value="-24.251069900142653" table:formula="of:=[.F49]/[.G49]" table:style-name="ce115">
            <text:p>-$24,25</text:p>
          </table:table-cell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H000-20</text:p>
          </table:table-cell>
          <table:table-cell table:style-name="ce116"/>
          <table:table-cell office:value-type="string" table:style-name="ce114">
            <text:p><text:span text:style-name="T2">Elektrik<text:s/></text:span>12-2020</text:p>
          </table:table-cell>
          <table:table-cell table:style-name="ce109"/>
          <table:table-cell office:value-type="currency" office:value="-226.11" table:style-name="ce113">
            <text:p>-₺226,11</text:p>
          </table:table-cell>
          <table:table-cell office:value-type="float" office:value="7.01" table:style-name="ce114">
            <text:p>7,01</text:p>
          </table:table-cell>
          <table:table-cell office:value-type="currency" office:value="-32.255349500713272" table:formula="of:=[.F50]/[.G50]" table:style-name="ce115">
            <text:p>-$32,26</text:p>
          </table:table-cell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H000-20</text:p>
          </table:table-cell>
          <table:table-cell office:value-type="date" office:date-value="2020-11-30T00:00:00" table:style-name="ce116">
            <text:p>30.11.2020</text:p>
          </table:table-cell>
          <table:table-cell office:value-type="string" table:style-name="ce109">
            <text:p>su</text:p>
          </table:table-cell>
          <table:table-cell table:style-name="ce114"/>
          <table:table-cell office:value-type="currency" office:value="-100" table:style-name="ce113">
            <text:p>-₺100,00</text:p>
          </table:table-cell>
          <table:table-cell office:value-type="float" office:value="7.01" table:style-name="ce114">
            <text:p>7,01</text:p>
          </table:table-cell>
          <table:table-cell office:value-type="currency" office:value="-14.265335235378032" table:formula="of:=[.F51]/[.G51]" table:style-name="ce115">
            <text:p>-$14,27</text:p>
          </table:table-cell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H000-20</text:p>
          </table:table-cell>
          <table:table-cell table:style-name="ce109"/>
          <table:table-cell office:value-type="string" table:style-name="ce109">
            <text:p>Yazıhane önü kırma işçiliği</text:p>
          </table:table-cell>
          <table:table-cell table:style-name="ce114"/>
          <table:table-cell office:value-type="currency" office:value="-500" table:style-name="ce113">
            <text:p>-₺500,00</text:p>
          </table:table-cell>
          <table:table-cell office:value-type="float" office:value="7.01" table:style-name="ce114">
            <text:p>7,01</text:p>
          </table:table-cell>
          <table:table-cell office:value-type="currency" office:value="-71.32667617689016" table:formula="of:=[.F52]/[.G52]" table:style-name="ce115">
            <text:p>-$71,33</text:p>
          </table:table-cell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H000-20</text:p>
          </table:table-cell>
          <table:table-cell office:value-type="date" office:date-value="2020-12-09T00:00:00" table:style-name="ce116">
            <text:p>09.12.2020</text:p>
          </table:table-cell>
          <table:table-cell office:value-type="string" table:style-name="ce109">
            <text:p>Alçıpan vida</text:p>
          </table:table-cell>
          <table:table-cell table:style-name="ce114"/>
          <table:table-cell office:value-type="currency" office:value="-323" table:style-name="ce113">
            <text:p>-₺323,00</text:p>
          </table:table-cell>
          <table:table-cell office:value-type="float" office:value="7.01" table:style-name="ce114">
            <text:p>7,01</text:p>
          </table:table-cell>
          <table:table-cell office:value-type="currency" office:value="-46.077032810271042" table:formula="of:=[.F53]/[.G53]" table:style-name="ce115">
            <text:p>-$46,08</text:p>
          </table:table-cell>
          <table:table-cell table:number-columns-repeated="16376"/>
        </table:table-row>
        <table:table-row table:style-name="ro8">
          <table:table-cell/>
          <table:table-cell office:value-type="string" table:style-name="ce117">
            <text:p>SnyH000-20</text:p>
          </table:table-cell>
          <table:table-cell table:style-name="ce118"/>
          <table:table-cell table:style-name="ce117"/>
          <table:table-cell table:style-name="ce121"/>
          <table:table-cell office:value-type="currency" office:value="-5097.07" table:formula="of:=SUM([.F35:.F53])" table:style-name="ce120">
            <text:p>-₺5.097,07</text:p>
          </table:table-cell>
          <table:table-cell table:style-name="ce121"/>
          <table:table-cell office:value-type="currency" office:value="-727.11412268188315" table:formula="of:=SUM([.H35:.H53])" table:style-name="ce122">
            <text:p>-$727,11</text:p>
          </table:table-cell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A000-20</text:p>
          </table:table-cell>
          <table:table-cell table:style-name="ce109"/>
          <table:table-cell office:value-type="string" table:style-name="ce109">
            <text:p>Boya-Çatı- Kapı</text:p>
          </table:table-cell>
          <table:table-cell table:style-name="ce114"/>
          <table:table-cell office:value-type="currency" office:value="-1500" table:style-name="ce113">
            <text:p>-₺1.500,00</text:p>
          </table:table-cell>
          <table:table-cell office:value-type="float" office:value="7.01" table:style-name="ce114">
            <text:p>7,01</text:p>
          </table:table-cell>
          <table:table-cell office:value-type="currency" office:value="-213.98002853067047" table:formula="of:=[.F55]/[.G55]" table:style-name="ce115">
            <text:p>-$213,98</text:p>
          </table:table-cell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A000-20</text:p>
          </table:table-cell>
          <table:table-cell table:style-name="ce109"/>
          <table:table-cell office:value-type="string" table:style-name="ce109">
            <text:p>yıkama hela yapımı</text:p>
          </table:table-cell>
          <table:table-cell table:style-name="ce114"/>
          <table:table-cell office:value-type="currency" office:value="-500" table:style-name="ce113">
            <text:p>-₺500,00</text:p>
          </table:table-cell>
          <table:table-cell office:value-type="float" office:value="7.01" table:style-name="ce114">
            <text:p>7,01</text:p>
          </table:table-cell>
          <table:table-cell office:value-type="currency" office:value="-71.32667617689016" table:formula="of:=[.F56]/[.G56]" table:style-name="ce115">
            <text:p>-$71,33</text:p>
          </table:table-cell>
          <table:table-cell table:number-columns-repeated="16376"/>
        </table:table-row>
        <table:table-row table:style-name="ro8">
          <table:table-cell/>
          <table:table-cell table:style-name="ce117"/>
          <table:table-cell table:style-name="ce118"/>
          <table:table-cell table:style-name="ce117"/>
          <table:table-cell table:style-name="ce121"/>
          <table:table-cell office:value-type="currency" office:value="-2000" table:formula="of:=SUM([.F55:.F56])" table:style-name="ce120">
            <text:p>-₺2.000,00</text:p>
          </table:table-cell>
          <table:table-cell table:style-name="ce121"/>
          <table:table-cell office:value-type="currency" office:value="-285.30670470756064" table:formula="of:=SUM([.H55:.H56])" table:style-name="ce122">
            <text:p>-$285,31</text:p>
          </table:table-cell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B000-20</text:p>
          </table:table-cell>
          <table:table-cell office:value-type="date" office:date-value="2020-08-20T00:00:00" table:style-name="ce116">
            <text:p>20.08.2020</text:p>
          </table:table-cell>
          <table:table-cell office:value-type="string" table:style-name="ce109">
            <text:p>motorcu boya</text:p>
          </table:table-cell>
          <table:table-cell table:style-name="ce114"/>
          <table:table-cell office:value-type="currency" office:value="-500" table:style-name="ce113">
            <text:p>-₺500,00</text:p>
          </table:table-cell>
          <table:table-cell office:value-type="float" office:value="7.01" table:style-name="ce114">
            <text:p>7,01</text:p>
          </table:table-cell>
          <table:table-cell office:value-type="currency" office:value="-71.32667617689016" table:formula="of:=[.F58]/[.G58]" table:style-name="ce115">
            <text:p>-$71,33</text:p>
          </table:table-cell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B000-20</text:p>
          </table:table-cell>
          <table:table-cell office:value-type="date" office:date-value="2020-08-22T00:00:00" table:style-name="ce116">
            <text:p>22.08.2020</text:p>
          </table:table-cell>
          <table:table-cell office:value-type="string" table:style-name="ce109">
            <text:p>motorcu hela</text:p>
          </table:table-cell>
          <table:table-cell table:style-name="ce114"/>
          <table:table-cell office:value-type="currency" office:value="-500" table:style-name="ce113">
            <text:p>-₺500,00</text:p>
          </table:table-cell>
          <table:table-cell office:value-type="float" office:value="7.01" table:style-name="ce114">
            <text:p>7,01</text:p>
          </table:table-cell>
          <table:table-cell office:value-type="currency" office:value="-71.32667617689016" table:formula="of:=[.F59]/[.G59]" table:style-name="ce115">
            <text:p>-$71,33</text:p>
          </table:table-cell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B000-20</text:p>
          </table:table-cell>
          <table:table-cell office:value-type="date" office:date-value="2020-08-24T00:00:00" table:style-name="ce116">
            <text:p>24.08.2020</text:p>
          </table:table-cell>
          <table:table-cell office:value-type="string" table:style-name="ce109">
            <text:p>motorcu kapı</text:p>
          </table:table-cell>
          <table:table-cell table:style-name="ce114"/>
          <table:table-cell office:value-type="currency" office:value="-2000" table:style-name="ce113">
            <text:p>-₺2.000,00</text:p>
          </table:table-cell>
          <table:table-cell office:value-type="float" office:value="7.01" table:style-name="ce114">
            <text:p>7,01</text:p>
          </table:table-cell>
          <table:table-cell office:value-type="currency" office:value="-285.30670470756064" table:formula="of:=[.F60]/[.G60]" table:style-name="ce115">
            <text:p>-$285,31</text:p>
          </table:table-cell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B000-20</text:p>
          </table:table-cell>
          <table:table-cell office:value-type="date" office:date-value="2020-09-02T00:00:00" table:style-name="ce116">
            <text:p>02.09.2020</text:p>
          </table:table-cell>
          <table:table-cell office:value-type="string" table:style-name="ce109">
            <text:p>Alçıpan demir işleri</text:p>
          </table:table-cell>
          <table:table-cell table:style-name="ce114"/>
          <table:table-cell office:value-type="currency" office:value="-500" table:style-name="ce113">
            <text:p>-₺500,00</text:p>
          </table:table-cell>
          <table:table-cell office:value-type="float" office:value="7.01" table:style-name="ce114">
            <text:p>7,01</text:p>
          </table:table-cell>
          <table:table-cell office:value-type="currency" office:value="-71.32667617689016" table:formula="of:=[.F61]/[.G61]" table:style-name="ce115">
            <text:p>-$71,33</text:p>
          </table:table-cell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B000-20</text:p>
          </table:table-cell>
          <table:table-cell office:value-type="date" office:date-value="2020-09-02T00:00:00" table:style-name="ce116">
            <text:p>02.09.2020</text:p>
          </table:table-cell>
          <table:table-cell office:value-type="string" table:style-name="ce109">
            <text:p>camcı</text:p>
          </table:table-cell>
          <table:table-cell table:style-name="ce114"/>
          <table:table-cell office:value-type="currency" office:value="-750" table:style-name="ce113">
            <text:p>-₺750,00</text:p>
          </table:table-cell>
          <table:table-cell office:value-type="float" office:value="7.01" table:style-name="ce114">
            <text:p>7,01</text:p>
          </table:table-cell>
          <table:table-cell office:value-type="currency" office:value="-106.99001426533523" table:formula="of:=[.F62]/[.G62]" table:style-name="ce115">
            <text:p>-$106,99</text:p>
          </table:table-cell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B000-20</text:p>
          </table:table-cell>
          <table:table-cell office:value-type="date" office:date-value="2020-09-02T00:00:00" table:style-name="ce116">
            <text:p>02.09.2020</text:p>
          </table:table-cell>
          <table:table-cell office:value-type="string" table:style-name="ce109">
            <text:p>motorcu arka duvar</text:p>
          </table:table-cell>
          <table:table-cell table:style-name="ce114"/>
          <table:table-cell office:value-type="currency" office:value="-500" table:style-name="ce113">
            <text:p>-₺500,00</text:p>
          </table:table-cell>
          <table:table-cell office:value-type="float" office:value="7.01" table:style-name="ce114">
            <text:p>7,01</text:p>
          </table:table-cell>
          <table:table-cell office:value-type="currency" office:value="-71.32667617689016" table:formula="of:=[.F63]/[.G63]" table:style-name="ce115">
            <text:p>-$71,33</text:p>
          </table:table-cell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B000-20</text:p>
          </table:table-cell>
          <table:table-cell office:value-type="date" office:date-value="2020-09-02T00:00:00" table:style-name="ce116">
            <text:p>02.09.2020</text:p>
          </table:table-cell>
          <table:table-cell office:value-type="string" table:style-name="ce109">
            <text:p>motorcu elektrik</text:p>
          </table:table-cell>
          <table:table-cell table:style-name="ce114"/>
          <table:table-cell office:value-type="currency" office:value="-750" table:style-name="ce113">
            <text:p>-₺750,00</text:p>
          </table:table-cell>
          <table:table-cell office:value-type="float" office:value="7.01" table:style-name="ce114">
            <text:p>7,01</text:p>
          </table:table-cell>
          <table:table-cell office:value-type="currency" office:value="-106.99001426533523" table:formula="of:=[.F64]/[.G64]" table:style-name="ce115">
            <text:p>-$106,99</text:p>
          </table:table-cell>
          <table:table-cell table:number-columns-repeated="16376"/>
        </table:table-row>
        <table:table-row table:style-name="ro8">
          <table:table-cell/>
          <table:table-cell table:style-name="ce117"/>
          <table:table-cell table:style-name="ce118"/>
          <table:table-cell table:style-name="ce117"/>
          <table:table-cell table:style-name="ce121"/>
          <table:table-cell office:value-type="currency" office:value="-5500" table:formula="of:=SUM([.F58:.F64])" table:style-name="ce120">
            <text:p>-₺5.500,00</text:p>
          </table:table-cell>
          <table:table-cell table:style-name="ce121"/>
          <table:table-cell office:value-type="currency" office:value="-784.59343794579183" table:formula="of:=SUM([.H58:.H64])" table:style-name="ce122">
            <text:p>-$784,59</text:p>
          </table:table-cell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C000-20</text:p>
          </table:table-cell>
          <table:table-cell office:value-type="string" table:style-name="ce109">
            <text:p>ağustos</text:p>
          </table:table-cell>
          <table:table-cell office:value-type="string" table:style-name="ce109">
            <text:p>Toz Dolgu</text:p>
          </table:table-cell>
          <table:table-cell table:style-name="ce114"/>
          <table:table-cell office:value-type="currency" office:value="-250" table:style-name="ce113">
            <text:p>-₺250,00</text:p>
          </table:table-cell>
          <table:table-cell office:value-type="float" office:value="7.01" table:style-name="ce114">
            <text:p>7,01</text:p>
          </table:table-cell>
          <table:table-cell office:value-type="currency" office:value="-35.66333808844508" table:formula="of:=[.F66]/[.G66]" table:style-name="ce115">
            <text:p>-$35,66</text:p>
          </table:table-cell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C000-20</text:p>
          </table:table-cell>
          <table:table-cell table:style-name="ce109"/>
          <table:table-cell office:value-type="string" table:style-name="ce109">
            <text:p>vinç nakliye</text:p>
          </table:table-cell>
          <table:table-cell table:style-name="ce114"/>
          <table:table-cell office:value-type="currency" office:value="-600" table:style-name="ce113">
            <text:p>-₺600,00</text:p>
          </table:table-cell>
          <table:table-cell office:value-type="float" office:value="7.01" table:style-name="ce114">
            <text:p>7,01</text:p>
          </table:table-cell>
          <table:table-cell office:value-type="currency" office:value="-85.592011412268192" table:formula="of:=[.F67]/[.G67]" table:style-name="ce115">
            <text:p>-$85,59</text:p>
          </table:table-cell>
          <table:table-cell table:number-columns-repeated="16376"/>
        </table:table-row>
        <table:table-row table:style-name="ro8">
          <table:table-cell/>
          <table:table-cell table:number-columns-repeated="3" table:style-name="ce109"/>
          <table:table-cell table:style-name="ce114"/>
          <table:table-cell table:style-name="ce113"/>
          <table:table-cell table:style-name="ce114"/>
          <table:table-cell table:style-name="ce115"/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C000-20</text:p>
          </table:table-cell>
          <table:table-cell table:style-name="ce109"/>
          <table:table-cell office:value-type="string" table:style-name="ce109">
            <text:p>vinç demontaj özer vinç</text:p>
          </table:table-cell>
          <table:table-cell table:style-name="ce114"/>
          <table:table-cell office:value-type="currency" office:value="-1300" table:style-name="ce113">
            <text:p>-₺1.300,00</text:p>
          </table:table-cell>
          <table:table-cell office:value-type="float" office:value="7.01" table:style-name="ce114">
            <text:p>7,01</text:p>
          </table:table-cell>
          <table:table-cell office:value-type="currency" office:value="-185.4493580599144" table:formula="of:=[.F69]/[.G69]" table:style-name="ce115">
            <text:p>-$185,45</text:p>
          </table:table-cell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C000-20</text:p>
          </table:table-cell>
          <table:table-cell table:style-name="ce109"/>
          <table:table-cell office:value-type="string" table:style-name="ce109">
            <text:p>hela altyapı</text:p>
          </table:table-cell>
          <table:table-cell table:style-name="ce114"/>
          <table:table-cell office:value-type="currency" office:value="-1000" table:style-name="ce113">
            <text:p>-₺1.000,00</text:p>
          </table:table-cell>
          <table:table-cell office:value-type="float" office:value="7.01" table:style-name="ce114">
            <text:p>7,01</text:p>
          </table:table-cell>
          <table:table-cell office:value-type="currency" office:value="-142.65335235378032" table:formula="of:=[.F70]/[.G70]" table:style-name="ce115">
            <text:p>-$142,65</text:p>
          </table:table-cell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C000-20</text:p>
          </table:table-cell>
          <table:table-cell table:style-name="ce109"/>
          <table:table-cell office:value-type="string" table:style-name="ce109">
            <text:p>vinç ayakları kırım <text:s/>kepçeci</text:p>
          </table:table-cell>
          <table:table-cell table:style-name="ce114"/>
          <table:table-cell office:value-type="currency" office:value="-4100" table:style-name="ce113">
            <text:p>-₺4.100,00</text:p>
          </table:table-cell>
          <table:table-cell office:value-type="float" office:value="7.01" table:style-name="ce114">
            <text:p>7,01</text:p>
          </table:table-cell>
          <table:table-cell office:value-type="currency" office:value="-584.87874465049936" table:formula="of:=[.F71]/[.G71]" table:style-name="ce115">
            <text:p>-$584,88</text:p>
          </table:table-cell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C000-20</text:p>
          </table:table-cell>
          <table:table-cell table:style-name="ce109"/>
          <table:table-cell office:value-type="string" table:style-name="ce109">
            <text:p>vinç demontaj işçilik</text:p>
          </table:table-cell>
          <table:table-cell table:style-name="ce114"/>
          <table:table-cell office:value-type="currency" office:value="-750" table:style-name="ce113">
            <text:p>-₺750,00</text:p>
          </table:table-cell>
          <table:table-cell office:value-type="float" office:value="7.01" table:style-name="ce114">
            <text:p>7,01</text:p>
          </table:table-cell>
          <table:table-cell office:value-type="currency" office:value="-106.99001426533523" table:formula="of:=[.F72]/[.G72]" table:style-name="ce115">
            <text:p>-$106,99</text:p>
          </table:table-cell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C000-20</text:p>
          </table:table-cell>
          <table:table-cell table:style-name="ce109"/>
          <table:table-cell office:value-type="string" table:style-name="ce109">
            <text:p>yemek</text:p>
          </table:table-cell>
          <table:table-cell table:style-name="ce114"/>
          <table:table-cell office:value-type="currency" office:value="-300" table:style-name="ce113">
            <text:p>-₺300,00</text:p>
          </table:table-cell>
          <table:table-cell office:value-type="float" office:value="7.01" table:style-name="ce114">
            <text:p>7,01</text:p>
          </table:table-cell>
          <table:table-cell office:value-type="currency" office:value="-42.796005706134096" table:formula="of:=[.F73]/[.G73]" table:style-name="ce115">
            <text:p>-$42,80</text:p>
          </table:table-cell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C000-20</text:p>
          </table:table-cell>
          <table:table-cell table:style-name="ce109"/>
          <table:table-cell office:value-type="string" table:style-name="ce114">
            <text:p>helikopter beton işçiliği 6*300</text:p>
          </table:table-cell>
          <table:table-cell table:style-name="ce114"/>
          <table:table-cell office:value-type="currency" office:value="-1800" table:style-name="ce113">
            <text:p>-₺1.800,00</text:p>
          </table:table-cell>
          <table:table-cell office:value-type="float" office:value="7.01" table:style-name="ce114">
            <text:p>7,01</text:p>
          </table:table-cell>
          <table:table-cell office:value-type="currency" office:value="-256.77603423680455" table:formula="of:=[.F74]/[.G74]" table:style-name="ce115">
            <text:p>-$256,78</text:p>
          </table:table-cell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C000-20</text:p>
          </table:table-cell>
          <table:table-cell table:style-name="ce109"/>
          <table:table-cell office:value-type="string" table:style-name="ce114">
            <text:p>beton santralı 36 m3*170</text:p>
          </table:table-cell>
          <table:table-cell table:style-name="ce114"/>
          <table:table-cell office:value-type="currency" office:value="-6120" table:style-name="ce113">
            <text:p>-₺6.120,00</text:p>
          </table:table-cell>
          <table:table-cell office:value-type="float" office:value="7.01" table:style-name="ce114">
            <text:p>7,01</text:p>
          </table:table-cell>
          <table:table-cell office:value-type="currency" office:value="-873.03851640513551" table:formula="of:=[.F75]/[.G75]" table:style-name="ce115">
            <text:p>-$873,04</text:p>
          </table:table-cell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C000-20</text:p>
          </table:table-cell>
          <table:table-cell table:style-name="ce109"/>
          <table:table-cell office:value-type="string" table:style-name="ce114">
            <text:p>ön beton (işçilik + beton)</text:p>
          </table:table-cell>
          <table:table-cell table:style-name="ce114"/>
          <table:table-cell office:value-type="currency" office:value="-5000" table:style-name="ce113">
            <text:p>-₺5.000,00</text:p>
          </table:table-cell>
          <table:table-cell office:value-type="float" office:value="7.01" table:style-name="ce114">
            <text:p>7,01</text:p>
          </table:table-cell>
          <table:table-cell office:value-type="currency" office:value="-713.26676176890157" table:formula="of:=[.F76]/[.G76]" table:style-name="ce115">
            <text:p>-$713,27</text:p>
          </table:table-cell>
          <table:table-cell table:number-columns-repeated="16376"/>
        </table:table-row>
        <table:table-row table:style-name="ro8">
          <table:table-cell/>
          <table:table-cell table:style-name="ce117"/>
          <table:table-cell table:style-name="ce118"/>
          <table:table-cell table:style-name="ce117"/>
          <table:table-cell table:style-name="ce121"/>
          <table:table-cell office:value-type="currency" office:value="-21220" table:formula="of:=SUM([.F66:.F76])" table:style-name="ce120">
            <text:p>-₺21.220,00</text:p>
          </table:table-cell>
          <table:table-cell table:style-name="ce121"/>
          <table:table-cell office:value-type="currency" office:value="-3027.1041369472182" table:formula="of:=SUM([.H66:.H76])" table:style-name="ce122">
            <text:p>-$3.027,10</text:p>
          </table:table-cell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G000-20</text:p>
          </table:table-cell>
          <table:table-cell table:style-name="ce109"/>
          <table:table-cell office:value-type="string" table:style-name="ce109">
            <text:p>600 m2 Taban kırım beton</text:p>
          </table:table-cell>
          <table:table-cell table:style-name="ce109"/>
          <table:table-cell office:value-type="currency" office:value="-35000" table:style-name="ce113">
            <text:p>-₺35.000,00</text:p>
          </table:table-cell>
          <table:table-cell office:value-type="float" office:value="7.01" table:style-name="ce114">
            <text:p>7,01</text:p>
          </table:table-cell>
          <table:table-cell office:value-type="currency" office:value="-4992.8673323823114" table:formula="of:=[.F78]/[.G78]" table:style-name="ce115">
            <text:p>-$4.992,87</text:p>
          </table:table-cell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G000-20</text:p>
          </table:table-cell>
          <table:table-cell table:style-name="ce109"/>
          <table:table-cell office:value-type="string" table:style-name="ce109">
            <text:p>İcra</text:p>
          </table:table-cell>
          <table:table-cell office:value-type="string" table:style-name="ce109">
            <text:p>dursun durmş</text:p>
          </table:table-cell>
          <table:table-cell office:value-type="currency" office:value="-3885" table:style-name="ce113">
            <text:p>-₺3.885,00</text:p>
          </table:table-cell>
          <table:table-cell office:value-type="float" office:value="7.01" table:style-name="ce114">
            <text:p>7,01</text:p>
          </table:table-cell>
          <table:table-cell office:value-type="currency" office:value="-554.2082738944365" table:formula="of:=[.F79]/[.G79]" table:style-name="ce115">
            <text:p>-$554,21</text:p>
          </table:table-cell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G000-20</text:p>
          </table:table-cell>
          <table:table-cell table:style-name="ce109"/>
          <table:table-cell office:value-type="string" table:style-name="ce109">
            <text:p>tedaş<text:s text:c="4"/></text:p>
          </table:table-cell>
          <table:table-cell office:value-type="string" table:style-name="ce109">
            <text:p>dursun durmş</text:p>
          </table:table-cell>
          <table:table-cell office:value-type="currency" office:value="-4194.2240000000002" table:style-name="ce113">
            <text:p>-₺4.194,22</text:p>
          </table:table-cell>
          <table:table-cell office:value-type="float" office:value="7.01" table:style-name="ce114">
            <text:p>7,01</text:p>
          </table:table-cell>
          <table:table-cell office:value-type="currency" office:value="-598.32011412268196" table:formula="of:=[.F80]/[.G80]" table:style-name="ce115">
            <text:p>-$598,32</text:p>
          </table:table-cell>
          <table:table-cell table:number-columns-repeated="16376"/>
        </table:table-row>
        <table:table-row table:style-name="ro8">
          <table:table-cell table:style-name="ce109"/>
          <table:table-cell table:style-name="ce117"/>
          <table:table-cell table:style-name="ce118"/>
          <table:table-cell table:style-name="ce117"/>
          <table:table-cell table:style-name="ce121"/>
          <table:table-cell office:value-type="currency" office:value="-43079.224000000002" table:formula="of:=SUM([.F78:.F80])" table:style-name="ce120">
            <text:p>-₺43.079,22</text:p>
          </table:table-cell>
          <table:table-cell table:style-name="ce121"/>
          <table:table-cell office:value-type="currency" office:value="-6145.3957203994296" table:formula="of:=SUM([.H78:.H80])" table:style-name="ce122">
            <text:p>-$6.145,40</text:p>
          </table:table-cell>
          <table:table-cell table:number-columns-repeated="16376"/>
        </table:table-row>
        <table:table-row table:style-name="ro8">
          <table:table-cell table:style-name="ce109"/>
          <table:table-cell table:style-name="ce117"/>
          <table:table-cell table:style-name="ce118"/>
          <table:table-cell table:style-name="ce117"/>
          <table:table-cell office:value-type="string" table:style-name="ce119">
            <text:p>2020 TOPLAM</text:p>
          </table:table-cell>
          <table:table-cell office:value-type="currency" office:value="-76896.293999999994" table:formula="of:=[.F81]+[.F77]+[.F65]+[.F57]+[.F54]" table:style-name="ce120">
            <text:p>-₺76.896,29</text:p>
          </table:table-cell>
          <table:table-cell table:style-name="ce121"/>
          <table:table-cell office:value-type="currency" office:value="-10242.4" table:formula="of:=[.H81]+[.H77]+[.H65]+[.H57]" table:style-name="ce122">
            <text:p>-$10.242,40</text:p>
          </table:table-cell>
          <table:table-cell table:number-columns-repeated="16376"/>
        </table:table-row>
        <table:table-row table:style-name="ro8">
          <table:table-cell table:number-columns-repeated="4" table:style-name="ce109"/>
          <table:table-cell office:value-type="string" table:style-name="ce123">
            <text:p>Genel Toplam</text:p>
          </table:table-cell>
          <table:table-cell office:value-type="currency" office:value="-102400.53399999999" table:formula="of:=[.F82]+[.F33]" table:style-name="ce124">
            <text:p>-₺102.400,53</text:p>
          </table:table-cell>
          <table:table-cell table:style-name="ce125"/>
          <table:table-cell office:value-type="currency" office:value="-15405.253442332894" table:formula="of:=[.H82]+[.H33]" table:style-name="ce126">
            <text:p>-$15.405,25</text:p>
          </table:table-cell>
          <table:table-cell table:number-columns-repeated="16376"/>
        </table:table-row>
        <table:table-row table:style-name="ro8">
          <table:table-cell table:number-columns-repeated="5" table:style-name="ce109"/>
          <table:table-cell table:style-name="ce113"/>
          <table:table-cell table:style-name="ce114"/>
          <table:table-cell table:style-name="ce115"/>
          <table:table-cell table:number-columns-repeated="16376"/>
        </table:table-row>
        <table:table-row table:style-name="ro8">
          <table:table-cell office:value-type="float" office:value="2021" table:style-name="ce106">
            <text:p>2021</text:p>
          </table:table-cell>
          <table:table-cell office:value-type="string" table:style-name="ce109">
            <text:p>snyH000-21</text:p>
          </table:table-cell>
          <table:table-cell office:value-type="date" office:date-value="2021-01-30T00:00:00" table:style-name="ce116">
            <text:p>30.01.2021</text:p>
          </table:table-cell>
          <table:table-cell office:value-type="string" table:style-name="ce109">
            <text:p>Elektrik 1-2021</text:p>
          </table:table-cell>
          <table:table-cell table:style-name="ce109"/>
          <table:table-cell office:value-type="currency" office:value="-143.08000000000001" table:style-name="ce113">
            <text:p>-₺143,08</text:p>
          </table:table-cell>
          <table:table-cell table:style-name="ce109"/>
          <table:table-cell table:style-name="ce115"/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H000-21</text:p>
          </table:table-cell>
          <table:table-cell office:value-type="date" office:date-value="2021-02-28T00:00:00" table:style-name="ce116">
            <text:p>28.02.2021</text:p>
          </table:table-cell>
          <table:table-cell office:value-type="string" table:style-name="ce109">
            <text:p>Elektrik 2-2021</text:p>
          </table:table-cell>
          <table:table-cell table:style-name="ce109"/>
          <table:table-cell office:value-type="currency" office:value="-69" table:style-name="ce113">
            <text:p>-₺69,00</text:p>
          </table:table-cell>
          <table:table-cell table:style-name="ce109"/>
          <table:table-cell table:style-name="ce115"/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H000-21</text:p>
          </table:table-cell>
          <table:table-cell office:value-type="date" office:date-value="2021-03-30T00:00:00" table:style-name="ce116">
            <text:p>30.03.2021</text:p>
          </table:table-cell>
          <table:table-cell office:value-type="string" table:style-name="ce109">
            <text:p>Elektrik 4-2021</text:p>
          </table:table-cell>
          <table:table-cell table:style-name="ce109"/>
          <table:table-cell office:value-type="currency" office:value="-15.52" table:style-name="ce113">
            <text:p>-₺15,52</text:p>
          </table:table-cell>
          <table:table-cell table:style-name="ce109"/>
          <table:table-cell table:style-name="ce115"/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H000-21</text:p>
          </table:table-cell>
          <table:table-cell office:value-type="date" office:date-value="2021-04-30T00:00:00" table:style-name="ce116">
            <text:p>30.04.2021</text:p>
          </table:table-cell>
          <table:table-cell office:value-type="string" table:style-name="ce109">
            <text:p>Elektrik 5-2021</text:p>
          </table:table-cell>
          <table:table-cell table:style-name="ce109"/>
          <table:table-cell office:value-type="currency" office:value="-43.51" table:style-name="ce113">
            <text:p>-₺43,51</text:p>
          </table:table-cell>
          <table:table-cell table:style-name="ce109"/>
          <table:table-cell table:style-name="ce115"/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H000-21</text:p>
          </table:table-cell>
          <table:table-cell office:value-type="date" office:date-value="2021-05-30T00:00:00" table:style-name="ce116">
            <text:p>30.05.2021</text:p>
          </table:table-cell>
          <table:table-cell office:value-type="string" table:style-name="ce109">
            <text:p>Elektrik 6–2021</text:p>
          </table:table-cell>
          <table:table-cell table:style-name="ce114"/>
          <table:table-cell office:value-type="currency" office:value="-8.5500000000000007" table:style-name="ce113">
            <text:p>-₺8,55</text:p>
          </table:table-cell>
          <table:table-cell table:style-name="ce109"/>
          <table:table-cell table:style-name="ce115"/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H000-21</text:p>
          </table:table-cell>
          <table:table-cell office:value-type="date" office:date-value="2021-10-14T00:00:00" table:style-name="ce116">
            <text:p>14.10.2021</text:p>
          </table:table-cell>
          <table:table-cell office:value-type="string" table:style-name="ce109">
            <text:p>Bina Vergisi 1</text:p>
          </table:table-cell>
          <table:table-cell table:style-name="ce114"/>
          <table:table-cell office:value-type="currency" office:value="-297" table:style-name="ce113">
            <text:p>-₺297,00</text:p>
          </table:table-cell>
          <table:table-cell table:style-name="ce109"/>
          <table:table-cell table:style-name="ce115"/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H000-21</text:p>
          </table:table-cell>
          <table:table-cell office:value-type="date" office:date-value="2021-10-14T00:00:00" table:style-name="ce116">
            <text:p>14.10.2021</text:p>
          </table:table-cell>
          <table:table-cell office:value-type="string" table:style-name="ce109">
            <text:p>Kültür Vergisi 1</text:p>
          </table:table-cell>
          <table:table-cell table:style-name="ce109"/>
          <table:table-cell office:value-type="currency" office:value="-29.7" table:style-name="ce113">
            <text:p>-₺29,70</text:p>
          </table:table-cell>
          <table:table-cell table:style-name="ce109"/>
          <table:table-cell table:style-name="ce115"/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H000-21</text:p>
          </table:table-cell>
          <table:table-cell office:value-type="date" office:date-value="2021-06-30T00:00:00" table:style-name="ce116">
            <text:p>30.06.2021</text:p>
          </table:table-cell>
          <table:table-cell office:value-type="string" table:style-name="ce109">
            <text:p>Elektrik 7–2021</text:p>
          </table:table-cell>
          <table:table-cell table:style-name="ce116"/>
          <table:table-cell office:value-type="currency" office:value="-21.85" table:style-name="ce113">
            <text:p>-₺21,85</text:p>
          </table:table-cell>
          <table:table-cell table:style-name="ce109"/>
          <table:table-cell table:style-name="ce115"/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H000-21</text:p>
          </table:table-cell>
          <table:table-cell office:value-type="date" office:date-value="2021-07-30T00:00:00" table:style-name="ce116">
            <text:p>30.07.2021</text:p>
          </table:table-cell>
          <table:table-cell office:value-type="string" table:style-name="ce109">
            <text:p>Elektrik 8-2021</text:p>
          </table:table-cell>
          <table:table-cell table:style-name="ce116"/>
          <table:table-cell office:value-type="currency" office:value="-5" table:style-name="ce113">
            <text:p>-₺5,00</text:p>
          </table:table-cell>
          <table:table-cell table:style-name="ce109"/>
          <table:table-cell table:style-name="ce115"/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H000-21</text:p>
          </table:table-cell>
          <table:table-cell office:value-type="date" office:date-value="2021-08-30T00:00:00" table:style-name="ce116">
            <text:p>30.08.2021</text:p>
          </table:table-cell>
          <table:table-cell office:value-type="string" table:style-name="ce109">
            <text:p>Elektrik 9-2021</text:p>
          </table:table-cell>
          <table:table-cell table:style-name="ce114"/>
          <table:table-cell office:value-type="currency" office:value="-8" table:style-name="ce113">
            <text:p>-₺8,00</text:p>
          </table:table-cell>
          <table:table-cell table:style-name="ce109"/>
          <table:table-cell table:style-name="ce115"/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H000-21</text:p>
          </table:table-cell>
          <table:table-cell office:value-type="date" office:date-value="2021-09-30T00:00:00" table:style-name="ce116">
            <text:p>30.09.2021</text:p>
          </table:table-cell>
          <table:table-cell office:value-type="string" table:style-name="ce109">
            <text:p>Elektrik 10-2021</text:p>
          </table:table-cell>
          <table:table-cell table:style-name="ce114"/>
          <table:table-cell office:value-type="currency" office:value="-20" table:style-name="ce113">
            <text:p>-₺20,00</text:p>
          </table:table-cell>
          <table:table-cell table:style-name="ce109"/>
          <table:table-cell table:style-name="ce115"/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H000-21</text:p>
          </table:table-cell>
          <table:table-cell office:value-type="date" office:date-value="2021-10-30T00:00:00" table:style-name="ce116">
            <text:p>30.10.2021</text:p>
          </table:table-cell>
          <table:table-cell office:value-type="string" table:style-name="ce109">
            <text:p>Elektrik 11-2021</text:p>
          </table:table-cell>
          <table:table-cell table:style-name="ce114"/>
          <table:table-cell office:value-type="currency" office:value="-26" table:style-name="ce113">
            <text:p>-₺26,00</text:p>
          </table:table-cell>
          <table:table-cell table:style-name="ce109"/>
          <table:table-cell table:style-name="ce115"/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H000-21</text:p>
          </table:table-cell>
          <table:table-cell office:value-type="date" office:date-value="2021-10-14T00:00:00" table:style-name="ce116">
            <text:p>14.10.2021</text:p>
          </table:table-cell>
          <table:table-cell office:value-type="string" table:style-name="ce109">
            <text:p>vergi fark</text:p>
          </table:table-cell>
          <table:table-cell table:style-name="ce114"/>
          <table:table-cell office:value-type="currency" office:value="-23.4" table:style-name="ce113">
            <text:p>-₺23,40</text:p>
          </table:table-cell>
          <table:table-cell table:style-name="ce109"/>
          <table:table-cell table:style-name="ce115"/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H000-21</text:p>
          </table:table-cell>
          <table:table-cell office:value-type="date" office:date-value="2021-10-14T00:00:00" table:style-name="ce116">
            <text:p>14.10.2021</text:p>
          </table:table-cell>
          <table:table-cell office:value-type="string" table:style-name="ce109">
            <text:p>Bina Vergisi 2</text:p>
          </table:table-cell>
          <table:table-cell table:style-name="ce109"/>
          <table:table-cell office:value-type="currency" office:value="-297" table:style-name="ce113">
            <text:p>-₺297,00</text:p>
          </table:table-cell>
          <table:table-cell table:style-name="ce109"/>
          <table:table-cell table:style-name="ce115"/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H000-21</text:p>
          </table:table-cell>
          <table:table-cell office:value-type="date" office:date-value="2021-10-14T00:00:00" table:style-name="ce116">
            <text:p>14.10.2021</text:p>
          </table:table-cell>
          <table:table-cell office:value-type="string" table:style-name="ce109">
            <text:p>Kültür Vergisi 2</text:p>
          </table:table-cell>
          <table:table-cell table:style-name="ce109"/>
          <table:table-cell office:value-type="currency" office:value="-29.7" table:style-name="ce113">
            <text:p>-₺29,70</text:p>
          </table:table-cell>
          <table:table-cell table:style-name="ce109"/>
          <table:table-cell table:style-name="ce115"/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H000-21</text:p>
          </table:table-cell>
          <table:table-cell office:value-type="date" office:date-value="2021-12-30T00:00:00" table:style-name="ce116">
            <text:p>30.12.2021</text:p>
          </table:table-cell>
          <table:table-cell office:value-type="string" table:style-name="ce109">
            <text:p>Elektrik 12-2021</text:p>
          </table:table-cell>
          <table:table-cell table:style-name="ce114"/>
          <table:table-cell office:value-type="currency" office:value="-142" table:style-name="ce113">
            <text:p>-₺142,00</text:p>
          </table:table-cell>
          <table:table-cell table:style-name="ce109"/>
          <table:table-cell table:style-name="ce115"/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H000-21</text:p>
          </table:table-cell>
          <table:table-cell table:style-name="ce116"/>
          <table:table-cell office:value-type="string" table:style-name="ce109">
            <text:p>yıkama elektrik abone bedeli</text:p>
          </table:table-cell>
          <table:table-cell table:style-name="ce114"/>
          <table:table-cell office:value-type="currency" office:value="-3000" table:style-name="ce113">
            <text:p>-₺3.000,00</text:p>
          </table:table-cell>
          <table:table-cell table:style-name="ce109"/>
          <table:table-cell table:style-name="ce115"/>
          <table:table-cell table:number-columns-repeated="16376"/>
        </table:table-row>
        <table:table-row table:style-name="ro8">
          <table:table-cell/>
          <table:table-cell table:style-name="ce117"/>
          <table:table-cell table:style-name="ce118"/>
          <table:table-cell table:style-name="ce117"/>
          <table:table-cell table:style-name="ce121"/>
          <table:table-cell office:value-type="currency" office:value="-4179.3100000000004" table:formula="of:=SUM([.F85:.F101])" table:style-name="ce120">
            <text:p>-₺4.179,31</text:p>
          </table:table-cell>
          <table:table-cell office:value-type="float" office:value="8.5" table:style-name="ce121">
            <text:p>8,50</text:p>
          </table:table-cell>
          <table:table-cell office:value-type="currency" office:value="-491.68352941176477" table:formula="of:=[.F102]/[.G102]" table:style-name="ce122">
            <text:p>-$491,68</text:p>
          </table:table-cell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E-21-000</text:p>
          </table:table-cell>
          <table:table-cell office:value-type="date" office:date-value="2021-08-15T00:00:00" table:style-name="ce116">
            <text:p>15.08.2021</text:p>
          </table:table-cell>
          <table:table-cell office:value-type="string" table:style-name="ce114">
            <text:p>Alçıpan 26*2,5=65 m2 * 35 TL işçilik</text:p>
          </table:table-cell>
          <table:table-cell table:style-name="ce114"/>
          <table:table-cell office:value-type="currency" office:value="-2275" table:style-name="ce127">
            <text:p>-₺2.275,00</text:p>
          </table:table-cell>
          <table:table-cell table:style-name="ce114"/>
          <table:table-cell table:style-name="ce115"/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E-21-000</text:p>
          </table:table-cell>
          <table:table-cell table:style-name="ce109"/>
          <table:table-cell office:value-type="string" table:style-name="ce114">
            <text:p>Alçıpan 22 ad*29 tl</text:p>
          </table:table-cell>
          <table:table-cell table:style-name="ce114"/>
          <table:table-cell office:value-type="currency" office:value="-638" table:style-name="ce127">
            <text:p>-₺638,00</text:p>
          </table:table-cell>
          <table:table-cell table:style-name="ce114"/>
          <table:table-cell table:style-name="ce115"/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E-21-000</text:p>
          </table:table-cell>
          <table:table-cell table:style-name="ce116"/>
          <table:table-cell office:value-type="string" table:style-name="ce109">
            <text:p>vida</text:p>
          </table:table-cell>
          <table:table-cell table:style-name="ce114"/>
          <table:table-cell office:value-type="currency" office:value="-50" table:style-name="ce113">
            <text:p>-₺50,00</text:p>
          </table:table-cell>
          <table:table-cell table:style-name="ce114"/>
          <table:table-cell table:style-name="ce115"/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E-21-000</text:p>
          </table:table-cell>
          <table:table-cell table:style-name="ce116"/>
          <table:table-cell office:value-type="string" table:style-name="ce109">
            <text:p>Cam 6 mm 10 m2*360 tl</text:p>
          </table:table-cell>
          <table:table-cell table:style-name="ce114"/>
          <table:table-cell office:value-type="currency" office:value="-3600" table:style-name="ce113">
            <text:p>-₺3.600,00</text:p>
          </table:table-cell>
          <table:table-cell table:style-name="ce114"/>
          <table:table-cell table:style-name="ce115"/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E-21-000</text:p>
          </table:table-cell>
          <table:table-cell table:style-name="ce116"/>
          <table:table-cell office:value-type="string" table:style-name="ce109">
            <text:p>cam işçiliği silikon</text:p>
          </table:table-cell>
          <table:table-cell table:style-name="ce114"/>
          <table:table-cell office:value-type="currency" office:value="-400" table:style-name="ce113">
            <text:p>-₺400,00</text:p>
          </table:table-cell>
          <table:table-cell table:style-name="ce114"/>
          <table:table-cell table:style-name="ce115"/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E-21-000</text:p>
          </table:table-cell>
          <table:table-cell table:style-name="ce116"/>
          <table:table-cell office:value-type="string" table:style-name="ce109">
            <text:p>tuğla işçilik 24m * 2,25 =54 m2 * 15 tl</text:p>
          </table:table-cell>
          <table:table-cell table:style-name="ce114"/>
          <table:table-cell office:value-type="currency" office:value="-810" table:style-name="ce113">
            <text:p>-₺810,00</text:p>
          </table:table-cell>
          <table:table-cell table:style-name="ce114"/>
          <table:table-cell table:style-name="ce115"/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E-21-000</text:p>
          </table:table-cell>
          <table:table-cell table:style-name="ce116"/>
          <table:table-cell office:value-type="string" table:style-name="ce109">
            <text:p>tuğla</text:p>
          </table:table-cell>
          <table:table-cell table:style-name="ce114"/>
          <table:table-cell office:value-type="currency" office:value="-1512" table:style-name="ce113">
            <text:p>-₺1.512,00</text:p>
          </table:table-cell>
          <table:table-cell table:style-name="ce114"/>
          <table:table-cell table:style-name="ce115"/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E-21-000</text:p>
          </table:table-cell>
          <table:table-cell table:style-name="ce116"/>
          <table:table-cell office:value-type="string" table:style-name="ce109">
            <text:p>sıva işçilik</text:p>
          </table:table-cell>
          <table:table-cell table:style-name="ce114"/>
          <table:table-cell office:value-type="currency" office:value="-900" table:style-name="ce113">
            <text:p>-₺900,00</text:p>
          </table:table-cell>
          <table:table-cell table:style-name="ce114"/>
          <table:table-cell table:style-name="ce115"/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E-21-000</text:p>
          </table:table-cell>
          <table:table-cell table:style-name="ce109"/>
          <table:table-cell office:value-type="string" table:style-name="ce114">
            <text:p>kum çimento kireç</text:p>
          </table:table-cell>
          <table:table-cell table:style-name="ce114"/>
          <table:table-cell office:value-type="currency" office:value="-900" table:style-name="ce113">
            <text:p>-₺900,00</text:p>
          </table:table-cell>
          <table:table-cell table:style-name="ce114"/>
          <table:table-cell table:style-name="ce115"/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E-21-000</text:p>
          </table:table-cell>
          <table:table-cell table:style-name="ce109"/>
          <table:table-cell office:value-type="string" table:style-name="ce114">
            <text:p>kapı demir malzeme</text:p>
          </table:table-cell>
          <table:table-cell table:style-name="ce114"/>
          <table:table-cell office:value-type="currency" office:value="-3000" table:style-name="ce113">
            <text:p>-₺3.000,00</text:p>
          </table:table-cell>
          <table:table-cell table:style-name="ce114"/>
          <table:table-cell table:style-name="ce115"/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E-21-000</text:p>
          </table:table-cell>
          <table:table-cell table:style-name="ce109"/>
          <table:table-cell office:value-type="string" table:style-name="ce114">
            <text:p>kapı işçilik</text:p>
          </table:table-cell>
          <table:table-cell table:style-name="ce114"/>
          <table:table-cell office:value-type="currency" office:value="-1500" table:style-name="ce113">
            <text:p>-₺1.500,00</text:p>
          </table:table-cell>
          <table:table-cell table:style-name="ce114"/>
          <table:table-cell table:style-name="ce115"/>
          <table:table-cell table:number-columns-repeated="16376"/>
        </table:table-row>
        <table:table-row table:style-name="ro8">
          <table:table-cell/>
          <table:table-cell table:style-name="ce117"/>
          <table:table-cell table:style-name="ce118"/>
          <table:table-cell table:style-name="ce117"/>
          <table:table-cell table:style-name="ce121"/>
          <table:table-cell office:value-type="currency" office:value="-15585" table:formula="of:=SUM([.F103:.F113])" table:style-name="ce120">
            <text:p>-₺15.585,00</text:p>
          </table:table-cell>
          <table:table-cell office:value-type="float" office:value="8.5" table:style-name="ce121">
            <text:p>8,50</text:p>
          </table:table-cell>
          <table:table-cell office:value-type="currency" office:value="-1833.5294117647059" table:formula="of:=[.F114]/[.G114]" table:style-name="ce122">
            <text:p>-$1.833,53</text:p>
          </table:table-cell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F-21-000</text:p>
          </table:table-cell>
          <table:table-cell office:value-type="date" office:date-value="2021-08-15T00:00:00" table:style-name="ce116">
            <text:p>15.08.2021</text:p>
          </table:table-cell>
          <table:table-cell office:value-type="string" table:style-name="ce114">
            <text:p>Alçıpan 26*2,5=65 m2 * 35 TL işçilik</text:p>
          </table:table-cell>
          <table:table-cell table:style-name="ce114"/>
          <table:table-cell office:value-type="currency" office:value="-2275" table:style-name="ce127">
            <text:p>-₺2.275,00</text:p>
          </table:table-cell>
          <table:table-cell table:style-name="ce114"/>
          <table:table-cell table:style-name="ce115"/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F-21-000</text:p>
          </table:table-cell>
          <table:table-cell table:style-name="ce109"/>
          <table:table-cell office:value-type="string" table:style-name="ce114">
            <text:p>Alçıpan 22 ad*29 tl</text:p>
          </table:table-cell>
          <table:table-cell table:style-name="ce114"/>
          <table:table-cell office:value-type="currency" office:value="-638" table:style-name="ce127">
            <text:p>-₺638,00</text:p>
          </table:table-cell>
          <table:table-cell table:style-name="ce114"/>
          <table:table-cell table:style-name="ce115"/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F-21-000</text:p>
          </table:table-cell>
          <table:table-cell table:style-name="ce116"/>
          <table:table-cell office:value-type="string" table:style-name="ce109">
            <text:p>vida</text:p>
          </table:table-cell>
          <table:table-cell table:style-name="ce114"/>
          <table:table-cell office:value-type="currency" office:value="-50" table:style-name="ce113">
            <text:p>-₺50,00</text:p>
          </table:table-cell>
          <table:table-cell table:style-name="ce114"/>
          <table:table-cell table:style-name="ce115"/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F-21-000</text:p>
          </table:table-cell>
          <table:table-cell table:style-name="ce116"/>
          <table:table-cell office:value-type="string" table:style-name="ce109">
            <text:p>Cam 6 mm 12 m2*360 tl</text:p>
          </table:table-cell>
          <table:table-cell table:style-name="ce114"/>
          <table:table-cell office:value-type="currency" office:value="-4320" table:style-name="ce113">
            <text:p>-₺4.320,00</text:p>
          </table:table-cell>
          <table:table-cell table:style-name="ce114"/>
          <table:table-cell table:style-name="ce115"/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F-21-000</text:p>
          </table:table-cell>
          <table:table-cell table:style-name="ce116"/>
          <table:table-cell office:value-type="string" table:style-name="ce109">
            <text:p>cam işçiliği silikon</text:p>
          </table:table-cell>
          <table:table-cell table:style-name="ce114"/>
          <table:table-cell office:value-type="currency" office:value="-400" table:style-name="ce113">
            <text:p>-₺400,00</text:p>
          </table:table-cell>
          <table:table-cell table:style-name="ce114"/>
          <table:table-cell table:style-name="ce115"/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F-21-000</text:p>
          </table:table-cell>
          <table:table-cell table:style-name="ce116"/>
          <table:table-cell office:value-type="string" table:style-name="ce109">
            <text:p>tuğla işçilik 24m * 2,25 =54 m2 * 15 tl</text:p>
          </table:table-cell>
          <table:table-cell table:style-name="ce114"/>
          <table:table-cell office:value-type="currency" office:value="-810" table:style-name="ce113">
            <text:p>-₺810,00</text:p>
          </table:table-cell>
          <table:table-cell table:style-name="ce114"/>
          <table:table-cell table:style-name="ce115"/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F-21-000</text:p>
          </table:table-cell>
          <table:table-cell table:style-name="ce116"/>
          <table:table-cell office:value-type="string" table:style-name="ce109">
            <text:p>tuğla</text:p>
          </table:table-cell>
          <table:table-cell table:style-name="ce114"/>
          <table:table-cell office:value-type="currency" office:value="-1512" table:style-name="ce113">
            <text:p>-₺1.512,00</text:p>
          </table:table-cell>
          <table:table-cell table:style-name="ce114"/>
          <table:table-cell table:style-name="ce115"/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F-21-000</text:p>
          </table:table-cell>
          <table:table-cell table:style-name="ce116"/>
          <table:table-cell office:value-type="string" table:style-name="ce109">
            <text:p>sıva işçilik</text:p>
          </table:table-cell>
          <table:table-cell table:style-name="ce114"/>
          <table:table-cell office:value-type="currency" office:value="-900" table:style-name="ce113">
            <text:p>-₺900,00</text:p>
          </table:table-cell>
          <table:table-cell table:style-name="ce114"/>
          <table:table-cell table:style-name="ce115"/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F-21-000</text:p>
          </table:table-cell>
          <table:table-cell table:style-name="ce109"/>
          <table:table-cell office:value-type="string" table:style-name="ce114">
            <text:p>kum çimento kireç</text:p>
          </table:table-cell>
          <table:table-cell table:style-name="ce114"/>
          <table:table-cell office:value-type="currency" office:value="-900" table:style-name="ce113">
            <text:p>-₺900,00</text:p>
          </table:table-cell>
          <table:table-cell table:style-name="ce114"/>
          <table:table-cell table:style-name="ce115"/>
          <table:table-cell table:number-columns-repeated="16376"/>
        </table:table-row>
        <table:table-row table:style-name="ro8">
          <table:table-cell/>
          <table:table-cell office:value-type="string" table:style-name="ce109">
            <text:p>snyF-21-000</text:p>
          </table:table-cell>
          <table:table-cell table:style-name="ce109"/>
          <table:table-cell office:value-type="string" table:style-name="ce114">
            <text:p>kapı işçilik</text:p>
          </table:table-cell>
          <table:table-cell table:style-name="ce114"/>
          <table:table-cell office:value-type="currency" office:value="-500" table:style-name="ce113">
            <text:p>-₺500,00</text:p>
          </table:table-cell>
          <table:table-cell table:style-name="ce114"/>
          <table:table-cell table:style-name="ce115"/>
          <table:table-cell table:number-columns-repeated="16376"/>
        </table:table-row>
        <table:table-row table:style-name="ro8">
          <table:table-cell/>
          <table:table-cell table:style-name="ce117"/>
          <table:table-cell table:style-name="ce118"/>
          <table:table-cell table:style-name="ce117"/>
          <table:table-cell table:style-name="ce121"/>
          <table:table-cell office:value-type="currency" office:value="-12305" table:formula="of:=SUM([.F115:.F124])" table:style-name="ce120">
            <text:p>-₺12.305,00</text:p>
          </table:table-cell>
          <table:table-cell office:value-type="float" office:value="8.5" table:style-name="ce121">
            <text:p>8,50</text:p>
          </table:table-cell>
          <table:table-cell office:value-type="currency" office:value="-1447.6470588235295" table:formula="of:=[.F125]/[.G125]" table:style-name="ce122">
            <text:p>-$1.447,65</text:p>
          </table:table-cell>
          <table:table-cell table:number-columns-repeated="16376"/>
        </table:table-row>
        <table:table-row table:style-name="ro8">
          <table:table-cell/>
          <table:table-cell table:style-name="ce117"/>
          <table:table-cell table:style-name="ce118"/>
          <table:table-cell table:style-name="ce117"/>
          <table:table-cell office:value-type="string" table:style-name="ce119">
            <text:p>2021 TOPLAM</text:p>
          </table:table-cell>
          <table:table-cell office:value-type="currency" office:value="-32069.31" table:formula="of:=[.F125]+[.F114]+[.F102]" table:style-name="ce120">
            <text:p>-₺32.069,31</text:p>
          </table:table-cell>
          <table:table-cell table:style-name="ce121"/>
          <table:table-cell office:value-type="currency" office:value="-3772.8599999999997" table:formula="of:=[.H125]+[.H114]+[.H102]" table:style-name="ce122">
            <text:p>-$3.772,86</text:p>
          </table:table-cell>
          <table:table-cell table:number-columns-repeated="16376"/>
        </table:table-row>
        <table:table-row table:style-name="ro8">
          <table:table-cell/>
          <table:table-cell table:number-columns-repeated="3" table:style-name="ce109"/>
          <table:table-cell office:value-type="string" table:style-name="ce123">
            <text:p>Genel Toplam</text:p>
          </table:table-cell>
          <table:table-cell office:value-type="currency" office:value="-134469.84399999998" table:formula="of:=[.F126]+[.F83]" table:style-name="ce124">
            <text:p>-₺134.469,84</text:p>
          </table:table-cell>
          <table:table-cell table:style-name="ce125"/>
          <table:table-cell office:value-type="currency" office:value="-19178.113442332895" table:formula="of:=[.H126]+[.H83]" table:style-name="ce126">
            <text:p>-$19.178,11</text:p>
          </table:table-cell>
          <table:table-cell table:number-columns-repeated="16376"/>
        </table:table-row>
        <table:table-row table:style-name="ro8">
          <table:table-cell/>
          <table:table-cell table:number-columns-repeated="4" table:style-name="ce109"/>
          <table:table-cell table:style-name="ce113"/>
          <table:table-cell table:style-name="ce114"/>
          <table:table-cell table:style-name="ce115"/>
          <table:table-cell table:number-columns-repeated="16376"/>
        </table:table-row>
        <table:table-row table:style-name="ro8">
          <table:table-cell office:value-type="float" office:value="2022" table:style-name="ce106">
            <text:p>2022</text:p>
          </table:table-cell>
          <table:table-cell office:value-type="string" table:style-name="ce109">
            <text:p>snyH000-22</text:p>
          </table:table-cell>
          <table:table-cell office:value-type="date" office:date-value="2022-12-31T00:00:00" table:style-name="ce116">
            <text:p>31.12.2022</text:p>
          </table:table-cell>
          <table:table-cell office:value-type="string" table:style-name="ce109">
            <text:p>Genel Masraf</text:p>
          </table:table-cell>
          <table:table-cell table:style-name="ce109"/>
          <table:table-cell office:value-type="currency" office:value="0" table:formula="of:=[SnH_yazıhane.G2]" table:style-name="ce113">
            <text:p>₺0,00</text:p>
          </table:table-cell>
          <table:table-cell table:style-name="ce114"/>
          <table:table-cell table:style-name="ce115"/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G701-22</text:p>
          </table:table-cell>
          <table:table-cell office:value-type="date" office:date-value="2022-10-30T00:00:00" table:style-name="ce116">
            <text:p>30.10.2022</text:p>
          </table:table-cell>
          <table:table-cell office:value-type="string" table:style-name="ce109">
            <text:p>Duvar-hela elektrik</text:p>
          </table:table-cell>
          <table:table-cell table:style-name="ce109"/>
          <table:table-cell office:value-type="currency" office:value="0" table:formula="of:=['SnyG702-22'.#REF!]*-1" table:style-name="ce113">
            <text:p>#BAŞV!</text:p>
          </table:table-cell>
          <table:table-cell table:style-name="ce109"/>
          <table:table-cell table:style-name="ce115"/>
          <table:table-cell table:number-columns-repeated="16376"/>
        </table:table-row>
        <table:table-row table:style-name="ro8">
          <table:table-cell table:style-name="ce109"/>
          <table:table-cell office:value-type="string" table:style-name="ce109">
            <text:p>SnyB202-22</text:p>
          </table:table-cell>
          <table:table-cell office:value-type="date" office:date-value="2022-10-30T00:00:00" table:style-name="ce116">
            <text:p>30.10.2022</text:p>
          </table:table-cell>
          <table:table-cell office:value-type="string" table:style-name="ce109">
            <text:p>tavan-duvaralçıpan</text:p>
          </table:table-cell>
          <table:table-cell table:style-name="ce109"/>
          <table:table-cell office:value-type="currency" office:value="-8000" table:style-name="ce113">
            <text:p>-₺8.000,00</text:p>
          </table:table-cell>
          <table:table-cell table:style-name="ce114"/>
          <table:table-cell table:style-name="ce115"/>
          <table:table-cell table:number-columns-repeated="16376"/>
        </table:table-row>
        <table:table-row table:style-name="ro8">
          <table:table-cell table:style-name="ce109"/>
          <table:table-cell table:style-name="ce117"/>
          <table:table-cell table:style-name="ce118"/>
          <table:table-cell table:style-name="ce117"/>
          <table:table-cell office:value-type="string" table:style-name="ce119">
            <text:p>2022 TOPLAM</text:p>
          </table:table-cell>
          <table:table-cell office:value-type="currency" office:value="0" table:formula="of:=SUM([.F129:.F131])" table:style-name="ce120">
            <text:p>#BAŞV!</text:p>
          </table:table-cell>
          <table:table-cell office:value-type="float" office:value="18" table:style-name="ce121">
            <text:p>18,00</text:p>
          </table:table-cell>
          <table:table-cell office:value-type="currency" office:value="0" table:formula="of:=[.F132]/[.G132]" table:style-name="ce122">
            <text:p>#BAŞV!</text:p>
          </table:table-cell>
          <table:table-cell table:number-columns-repeated="16376"/>
        </table:table-row>
        <table:table-row table:style-name="ro8">
          <table:table-cell table:number-columns-repeated="4" table:style-name="ce109"/>
          <table:table-cell office:value-type="string" table:style-name="ce123">
            <text:p>Genel Toplam</text:p>
          </table:table-cell>
          <table:table-cell office:value-type="currency" office:value="0" table:formula="of:=[.F132]+[.F127]" table:style-name="ce124">
            <text:p>#BAŞV!</text:p>
          </table:table-cell>
          <table:table-cell table:style-name="ce125"/>
          <table:table-cell office:value-type="currency" office:value="0" table:formula="of:=[.H132]+[.H127]" table:style-name="ce126">
            <text:p>#BAŞV!</text:p>
          </table:table-cell>
          <table:table-cell table:number-columns-repeated="16376"/>
        </table:table-row>
        <table:table-row table:number-rows-repeated="7" table:style-name="ro8">
          <table:table-cell table:number-columns-repeated="5" table:style-name="ce109"/>
          <table:table-cell table:style-name="ce113"/>
          <table:table-cell table:style-name="ce114"/>
          <table:table-cell table:style-name="ce115"/>
          <table:table-cell table:number-columns-repeated="16376"/>
        </table:table-row>
        <table:table-row table:number-rows-repeated="1048412" table:style-name="ro8">
          <table:table-cell table:number-columns-repeated="16384"/>
        </table:table-row>
        <table:table-row table:number-rows-repeated="22" table:style-name="ro9">
          <table:table-cell table:number-columns-repeated="16384"/>
        </table:table-row>
        <table:table-row table:number-rows-repeated="2" table:style-name="ro8">
          <table:table-cell table:number-columns-repeated="16384"/>
        </table:table-row>
      </table:table>
      <table:table table:name="02-13-BKY" table:style-name="ta4">
        <table:table-column table:style-name="co4" table:default-cell-style-name="ce128"/>
        <table:table-column table:style-name="co46" table:default-cell-style-name="ce129"/>
        <table:table-column table:style-name="co47" table:default-cell-style-name="ce129"/>
        <table:table-column table:style-name="co48" table:default-cell-style-name="ce128"/>
        <table:table-column table:style-name="co21" table:default-cell-style-name="ce128"/>
        <table:table-column table:style-name="co49" table:default-cell-style-name="ce128"/>
        <table:table-column table:style-name="co50" table:default-cell-style-name="ce131"/>
        <table:table-column table:style-name="co51" table:default-cell-style-name="ce128"/>
        <table:table-column table:style-name="co52" table:default-cell-style-name="ce128"/>
        <table:table-column table:style-name="co53" table:default-cell-style-name="ce128"/>
        <table:table-column table:style-name="co54" table:default-cell-style-name="ce132"/>
        <table:table-column table:style-name="co49" table:default-cell-style-name="ce128"/>
        <table:table-column table:style-name="co55" table:default-cell-style-name="ce131"/>
        <table:table-column table:style-name="co56" table:default-cell-style-name="ce128"/>
        <table:table-column table:style-name="co18" table:default-cell-style-name="ce134"/>
        <table:table-column table:style-name="co27" table:default-cell-style-name="ce128"/>
        <table:table-column table:style-name="co54" table:default-cell-style-name="ce128"/>
        <table:table-column table:style-name="co57" table:default-cell-style-name="ce128"/>
        <table:table-column table:style-name="co58" table:default-cell-style-name="ce128"/>
        <table:table-column table:style-name="co5" table:default-cell-style-name="ce128"/>
        <table:table-column table:style-name="co35" table:default-cell-style-name="ce128"/>
        <table:table-column table:style-name="co59" table:default-cell-style-name="ce128"/>
        <table:table-column table:style-name="co1" table:number-columns-repeated="1001" table:default-cell-style-name="ce128"/>
        <table:table-column table:style-name="co6" table:default-cell-style-name="ce128"/>
        <table:table-column table:style-name="co6" table:number-columns-repeated="15360" table:default-cell-style-name="ce135"/>
        <table:table-row table:style-name="ro9">
          <table:table-cell table:style-name="ce128"/>
          <table:table-cell table:number-columns-repeated="2" table:style-name="ce129"/>
          <table:table-cell table:number-columns-repeated="2" table:style-name="ce128"/>
          <table:table-cell table:style-name="ce130"/>
          <table:table-cell table:style-name="ce131"/>
          <table:table-cell table:number-columns-repeated="3" table:style-name="ce128"/>
          <table:table-cell table:style-name="ce132"/>
          <table:table-cell table:style-name="ce128"/>
          <table:table-cell table:style-name="ce131"/>
          <table:table-cell table:style-name="ce133"/>
          <table:table-cell table:style-name="ce134"/>
          <table:table-cell table:number-columns-repeated="3" table:style-name="ce128"/>
          <table:table-cell table:style-name="ce130"/>
          <table:table-cell table:number-columns-repeated="16365"/>
        </table:table-row>
        <table:table-row table:style-name="ro8">
          <table:table-cell table:style-name="ce136"/>
          <table:table-cell office:value-type="string" table:style-name="ce137">
            <text:p>1203m2 arsa</text:p>
          </table:table-cell>
          <table:table-cell table:style-name="ce138"/>
          <table:table-cell table:style-name="ce139"/>
          <table:table-cell table:style-name="ce140"/>
          <table:table-cell table:style-name="ce139"/>
          <table:table-cell office:value-type="string" table:number-columns-spanned="5" table:number-rows-spanned="1" table:style-name="ce223">
            <text:p>HACI</text:p>
          </table:table-cell>
          <table:covered-table-cell table:number-columns-repeated="4"/>
          <table:table-cell table:style-name="ce139"/>
          <table:table-cell office:value-type="string" table:number-columns-spanned="5" table:number-rows-spanned="1" table:style-name="ce223">
            <text:p>NAZAN</text:p>
          </table:table-cell>
          <table:covered-table-cell table:number-columns-repeated="4"/>
          <table:table-cell table:style-name="ce139"/>
          <table:table-cell table:style-name="ce141"/>
          <table:table-cell table:number-columns-repeated="16365"/>
        </table:table-row>
        <table:table-row table:style-name="ro8">
          <table:table-cell table:style-name="ce142"/>
          <table:table-cell office:value-type="string" table:style-name="ce143">
            <text:p>S A N A Y İ</text:p>
          </table:table-cell>
          <table:table-cell table:style-name="ce129"/>
          <table:table-cell table:style-name="ce128"/>
          <table:table-cell office:value-type="string" table:style-name="ce143">
            <text:p>GELİR</text:p>
          </table:table-cell>
          <table:table-cell table:style-name="ce128"/>
          <table:table-cell office:value-type="string" table:number-columns-spanned="2" table:number-rows-spanned="1" table:style-name="ce224">
            <text:p>PAY</text:p>
          </table:table-cell>
          <table:covered-table-cell/>
          <table:table-cell table:style-name="ce128"/>
          <table:table-cell office:value-type="string" table:number-columns-spanned="2" table:number-rows-spanned="1" table:style-name="ce225">
            <text:p>BAKİYE</text:p>
          </table:table-cell>
          <table:covered-table-cell/>
          <table:table-cell table:style-name="ce128"/>
          <table:table-cell office:value-type="string" table:number-columns-spanned="3" table:number-rows-spanned="1" table:style-name="ce224">
            <text:p>PAY</text:p>
          </table:table-cell>
          <table:covered-table-cell table:number-columns-repeated="2"/>
          <table:table-cell office:value-type="string" table:number-columns-spanned="2" table:number-rows-spanned="1" table:style-name="ce225">
            <text:p>BAKİYE</text:p>
          </table:table-cell>
          <table:covered-table-cell/>
          <table:table-cell table:style-name="ce128"/>
          <table:table-cell office:value-type="string" table:style-name="ce144">
            <text:p>USD</text:p>
          </table:table-cell>
          <table:table-cell table:number-columns-repeated="16365"/>
        </table:table-row>
        <table:table-row table:style-name="ro8">
          <table:table-cell table:style-name="ce145"/>
          <table:table-cell table:style-name="ce146"/>
          <table:table-cell table:style-name="ce147"/>
          <table:table-cell table:style-name="ce148"/>
          <table:table-cell office:value-type="string" table:style-name="ce149">
            <text:p>TL</text:p>
          </table:table-cell>
          <table:table-cell table:style-name="ce150"/>
          <table:table-cell office:value-type="string" table:style-name="ce151">
            <text:p>%</text:p>
          </table:table-cell>
          <table:table-cell office:value-type="string" table:style-name="ce149">
            <text:p>TL</text:p>
          </table:table-cell>
          <table:table-cell office:value-type="string" table:style-name="ce152">
            <text:p>USD</text:p>
          </table:table-cell>
          <table:table-cell office:value-type="string" table:style-name="ce149">
            <text:p>TL</text:p>
          </table:table-cell>
          <table:table-cell office:value-type="string" table:style-name="ce152">
            <text:p>USD</text:p>
          </table:table-cell>
          <table:table-cell table:style-name="ce149"/>
          <table:table-cell office:value-type="string" table:style-name="ce151">
            <text:p>%</text:p>
          </table:table-cell>
          <table:table-cell office:value-type="string" table:style-name="ce149">
            <text:p>TL</text:p>
          </table:table-cell>
          <table:table-cell office:value-type="string" table:style-name="ce153">
            <text:p>USD</text:p>
          </table:table-cell>
          <table:table-cell office:value-type="string" table:style-name="ce149">
            <text:p>TL</text:p>
          </table:table-cell>
          <table:table-cell office:value-type="string" table:style-name="ce149">
            <text:p>USD</text:p>
          </table:table-cell>
          <table:table-cell table:style-name="ce150"/>
          <table:table-cell office:value-type="string" table:style-name="ce154">
            <text:p>TRY</text:p>
          </table:table-cell>
          <table:table-cell table:number-columns-repeated="16365"/>
        </table:table-row>
        <table:table-row table:style-name="ro8">
          <table:table-cell office:value-type="float" office:value="2007" table:style-name="ce155">
            <text:p>2007</text:p>
          </table:table-cell>
          <table:table-cell table:number-columns-repeated="2" table:style-name="ce156"/>
          <table:table-cell office:value-type="string" table:style-name="ce157">
            <text:p>1203 m2 2007 değeri</text:p>
          </table:table-cell>
          <table:table-cell office:value-type="currency" office:value="450000" table:style-name="ce158">
            <text:p>$450.000,00</text:p>
          </table:table-cell>
          <table:table-cell table:style-name="ce140"/>
          <table:table-cell office:value-type="percentage" office:value="0.5" table:formula="of:=[.K5]/[.$E$5]" table:number-columns-spanned="2" table:number-rows-spanned="1" table:style-name="ce226">
            <text:p>%50,00</text:p>
          </table:table-cell>
          <table:covered-table-cell/>
          <table:table-cell table:style-name="ce159"/>
          <table:table-cell office:value-type="string" table:style-name="ce160">
            <text:p><text:s/>'[01-23-dgs.ods]1203-YZD'!$E$9</text:p>
          </table:table-cell>
          <table:table-cell office:value-type="currency" office:value="225000" table:style-name="ce158">
            <text:p>$225.000,00</text:p>
          </table:table-cell>
          <table:table-cell table:style-name="ce161"/>
          <table:table-cell office:value-type="percentage" office:value="0.5" table:formula="of:=[.Q5]/[.$E$5]" table:number-columns-spanned="2" table:number-rows-spanned="1" table:style-name="ce227">
            <text:p>50,0000%</text:p>
          </table:table-cell>
          <table:covered-table-cell/>
          <table:table-cell table:style-name="ce162"/>
          <table:table-cell table:style-name="ce159"/>
          <table:table-cell office:value-type="currency" office:value="225000" table:style-name="ce158">
            <text:p>$225.000,00</text:p>
          </table:table-cell>
          <table:table-cell table:style-name="ce140"/>
          <table:table-cell table:style-name="ce163"/>
          <table:table-cell table:number-columns-repeated="16365"/>
        </table:table-row>
        <table:table-row table:style-name="ro8">
          <table:table-cell office:value-type="float" office:value="2017" table:style-name="ce164">
            <text:p>2017</text:p>
          </table:table-cell>
          <table:table-cell table:style-name="ce147"/>
          <table:table-cell table:number-columns-repeated="2" table:style-name="ce148"/>
          <table:table-cell office:value-type="string" table:style-name="ce165">
            <text:p>doğuş kapanış hesabı sonrası</text:p>
          </table:table-cell>
          <table:table-cell table:style-name="ce148"/>
          <table:table-cell office:value-type="percentage" office:value="0.78125008888888881" table:formula="of:=[.K6]/[.$E$5]" table:number-columns-spanned="2" table:number-rows-spanned="1" table:style-name="ce228">
            <text:p>78,1250%</text:p>
          </table:table-cell>
          <table:covered-table-cell/>
          <table:table-cell office:value-type="string" table:style-name="ce166">
            <text:p><text:s/>+ + +</text:p>
          </table:table-cell>
          <table:table-cell office:value-type="currency" office:value="126562.54" table:style-name="ce167">
            <text:p>$126.562,54</text:p>
          </table:table-cell>
          <table:table-cell office:value-type="currency" office:value="351562.54" table:formula="of:=[.K5]+[.J6]" table:style-name="ce168">
            <text:p>$351.562,54</text:p>
          </table:table-cell>
          <table:table-cell table:style-name="ce148"/>
          <table:table-cell office:value-type="percentage" office:value="0.21874991111111111" table:formula="of:=[.Q6]/[.$E$5]" table:number-columns-spanned="2" table:number-rows-spanned="1" table:style-name="ce228">
            <text:p>21,8750%</text:p>
          </table:table-cell>
          <table:covered-table-cell/>
          <table:table-cell office:value-type="string" table:style-name="ce169">
            <text:p>- - -</text:p>
          </table:table-cell>
          <table:table-cell office:value-type="currency" office:value="126562.54" table:formula="of:=[.J6]" table:style-name="ce170">
            <text:p>$126.562,54</text:p>
          </table:table-cell>
          <table:table-cell office:value-type="currency" office:value="98437.46" table:formula="of:=[.Q5]-[.P6]" table:style-name="ce171">
            <text:p>$98.437,46</text:p>
          </table:table-cell>
          <table:table-cell table:style-name="ce148"/>
          <table:table-cell table:style-name="ce172"/>
          <table:table-cell table:number-columns-repeated="16365"/>
        </table:table-row>
        <table:table-row table:style-name="ro8">
          <table:table-cell office:value-type="float" office:value="2018" table:style-name="ce173">
            <text:p>2018</text:p>
          </table:table-cell>
          <table:table-cell table:number-columns-repeated="2" table:style-name="ce138"/>
          <table:table-cell table:number-columns-repeated="3" table:style-name="ce139"/>
          <table:table-cell table:style-name="ce174"/>
          <table:table-cell table:number-columns-repeated="3" table:style-name="ce139"/>
          <table:table-cell table:style-name="ce175"/>
          <table:table-cell table:style-name="ce139"/>
          <table:table-cell table:style-name="ce174"/>
          <table:table-cell table:style-name="ce139"/>
          <table:table-cell table:style-name="ce176"/>
          <table:table-cell table:style-name="ce139"/>
          <table:table-cell table:style-name="ce175"/>
          <table:table-cell table:style-name="ce139"/>
          <table:table-cell table:style-name="ce141"/>
          <table:table-cell table:number-columns-repeated="16365"/>
        </table:table-row>
        <table:table-row table:style-name="ro8">
          <table:table-cell office:value-type="string" table:style-name="ce142">
            <text:p>SnyG701-18</text:p>
          </table:table-cell>
          <table:table-cell office:value-type="date" office:date-value="2018-10-30T00:00:00" table:style-name="ce129">
            <text:p>Eki.18</text:p>
          </table:table-cell>
          <table:table-cell office:value-type="string" table:style-name="ce129">
            <text:p>cymz</text:p>
          </table:table-cell>
          <table:table-cell office:value-type="float" office:value="25000" table:style-name="ce128">
            <text:p>25000</text:p>
          </table:table-cell>
          <table:table-cell office:value-type="currency" office:value="21000" table:formula="of:=['02-11-GLR'.G6]" table:style-name="ce177">
            <text:p>₺21.000,00</text:p>
          </table:table-cell>
          <table:table-cell table:style-name="ce128"/>
          <table:table-cell office:value-type="percentage" office:value="0.77940075389157271" table:formula="of:=[.K8]/[.$E$5]" table:style-name="ce178">
            <text:p>%77,94</text:p>
          </table:table-cell>
          <table:table-cell office:value-type="currency" office:value="16406.251866666666" table:formula="of:=[.G6]*[.E8]" table:style-name="ce130">
            <text:p>₺16.406,25</text:p>
          </table:table-cell>
          <table:table-cell office:value-type="currency" office:value="2972.1470772946859" table:formula="of:=[.H8]/[.S8]" table:style-name="ce134">
            <text:p>$2.972</text:p>
          </table:table-cell>
          <table:table-cell office:value-type="currency" office:value="16406.251866666666" table:formula="of:=[.J7]+[.H8]" table:style-name="ce130">
            <text:p>₺16.406,25</text:p>
          </table:table-cell>
          <table:table-cell office:value-type="currency" office:value="350730.33925120771" table:formula="of:=[.K6]-[.O8]" table:style-name="ce132">
            <text:p>$350.730,34</text:p>
          </table:table-cell>
          <table:table-cell table:style-name="ce128"/>
          <table:table-cell office:value-type="percentage" office:value="0.22059924610842727" table:formula="of:=[.Q8]/[.$E$5]" table:style-name="ce178">
            <text:p>%22,06</text:p>
          </table:table-cell>
          <table:table-cell office:value-type="currency" office:value="4593.7481333333335" table:formula="of:=[.M6]*[.E8]" table:style-name="ce130">
            <text:p>₺4.593,75</text:p>
          </table:table-cell>
          <table:table-cell office:value-type="currency" office:value="832.20074879227059" table:formula="of:=[.N8]/[.S8]" table:style-name="ce134">
            <text:p>$832</text:p>
          </table:table-cell>
          <table:table-cell office:value-type="currency" office:value="4593.7481333333335" table:formula="of:=[.P7]+[.N8]" table:style-name="ce130">
            <text:p>₺4.593,75</text:p>
          </table:table-cell>
          <table:table-cell office:value-type="currency" office:value="99269.660748792274" table:formula="of:=[.Q6]+[.O8]" table:style-name="ce132">
            <text:p>$99.269,66</text:p>
          </table:table-cell>
          <table:table-cell table:style-name="ce130"/>
          <table:table-cell office:value-type="float" office:value="5.52" table:style-name="ce179">
            <text:p>5,5</text:p>
          </table:table-cell>
          <table:table-cell table:number-columns-repeated="16365"/>
        </table:table-row>
        <table:table-row table:style-name="ro8">
          <table:table-cell office:value-type="string" table:style-name="ce142">
            <text:p>SnyH000-18</text:p>
          </table:table-cell>
          <table:table-cell office:value-type="date" office:date-value="2018-10-30T00:00:00" table:style-name="ce129">
            <text:p>Eki.18</text:p>
          </table:table-cell>
          <table:table-cell table:style-name="ce134"/>
          <table:table-cell table:style-name="ce128"/>
          <table:table-cell office:value-type="currency" office:value="-22399.42" table:formula="of:=['02-12-GDR'.F16]" table:style-name="ce177">
            <text:p>-₺22.399,42</text:p>
          </table:table-cell>
          <table:table-cell table:style-name="ce130"/>
          <table:table-cell office:value-type="percentage" office:value="0.78139000315295193" table:formula="of:=[.K9]/[.$E$5]" table:style-name="ce178">
            <text:p>%78,14</text:p>
          </table:table-cell>
          <table:table-cell office:value-type="currency" office:value="-17458.124834733972" table:formula="of:=[.G8]*[.E9]" table:style-name="ce130">
            <text:p>-₺17.458,12</text:p>
          </table:table-cell>
          <table:table-cell office:value-type="currency" office:value="-3162.7037744083286" table:formula="of:=[.H9]/[.S9]" table:style-name="ce134">
            <text:p>-$3.163</text:p>
          </table:table-cell>
          <table:table-cell office:value-type="currency" office:value="-1051.8729680673059" table:formula="of:=[.J8]+[.H9]" table:style-name="ce130">
            <text:p>-₺1.051,87</text:p>
          </table:table-cell>
          <table:table-cell office:value-type="currency" office:value="351625.50141882838" table:formula="of:=[.K8]-[.O9]" table:style-name="ce132">
            <text:p>$351.625,50</text:p>
          </table:table-cell>
          <table:table-cell table:style-name="ce130"/>
          <table:table-cell office:value-type="percentage" office:value="0.21860999684704804" table:formula="of:=[.Q9]/[.$E$5]" table:style-name="ce178">
            <text:p>%21,86</text:p>
          </table:table-cell>
          <table:table-cell office:value-type="currency" office:value="-4941.2951652660277" table:formula="of:=[.M8]*[.E9]" table:style-name="ce130">
            <text:p>-₺4.941,3</text:p>
          </table:table-cell>
          <table:table-cell office:value-type="currency" office:value="-895.16216762065721" table:formula="of:=[.N9]/[.S9]" table:style-name="ce134">
            <text:p>-$895</text:p>
          </table:table-cell>
          <table:table-cell office:value-type="currency" office:value="-347.54703193269415" table:formula="of:=[.P8]+[.N9]" table:style-name="ce130">
            <text:p>-₺347,55</text:p>
          </table:table-cell>
          <table:table-cell office:value-type="currency" office:value="98374.498581171618" table:formula="of:=[.Q8]+[.O9]" table:style-name="ce132">
            <text:p>$98.374,50</text:p>
          </table:table-cell>
          <table:table-cell table:style-name="ce130"/>
          <table:table-cell office:value-type="float" office:value="5.52" table:style-name="ce180">
            <text:p>5,52</text:p>
          </table:table-cell>
          <table:table-cell table:number-columns-repeated="16365"/>
        </table:table-row>
        <table:table-row table:style-name="ro8">
          <table:table-cell table:style-name="ce145"/>
          <table:table-cell office:value-type="string" table:style-name="ce181">
            <text:p>Yıllık Toplam 2018</text:p>
          </table:table-cell>
          <table:table-cell table:style-name="ce181"/>
          <table:table-cell office:value-type="float" office:value="25000" table:formula="of:=SUM([.D8:.D9])" table:style-name="ce182">
            <text:p>25000</text:p>
          </table:table-cell>
          <table:table-cell office:value-type="currency" office:value="-1399.4199999999983" table:formula="of:=SUM([.E8:.E9])" table:style-name="ce183">
            <text:p>-₺1.399,42</text:p>
          </table:table-cell>
          <table:table-cell table:style-name="ce184"/>
          <table:table-cell table:style-name="ce185"/>
          <table:table-cell office:value-type="currency" office:value="-1051.8729680673059" table:formula="of:=SUM([.H8:.H9])" table:style-name="ce183">
            <text:p>-₺1.051,87</text:p>
          </table:table-cell>
          <table:table-cell office:value-type="currency" office:value="-190.55669711364271" table:formula="of:=SUM([.I8:.I9])" table:style-name="ce186">
            <text:p>-$191</text:p>
          </table:table-cell>
          <table:table-cell table:style-name="ce148"/>
          <table:table-cell table:style-name="ce187"/>
          <table:table-cell table:style-name="ce148"/>
          <table:table-cell table:style-name="ce188"/>
          <table:table-cell office:value-type="currency" office:value="-347.54703193269415" table:formula="of:=SUM([.N8:.N9])" table:style-name="ce183">
            <text:p>-₺347,55</text:p>
          </table:table-cell>
          <table:table-cell office:value-type="currency" office:value="-62.961418828386627" table:formula="of:=SUM([.O8:.O9])" table:style-name="ce186">
            <text:p>-$63</text:p>
          </table:table-cell>
          <table:table-cell table:number-columns-repeated="2" table:style-name="ce148"/>
          <table:table-cell table:style-name="ce189"/>
          <table:table-cell table:style-name="ce172"/>
          <table:table-cell table:number-columns-repeated="16365"/>
        </table:table-row>
        <table:table-row table:style-name="ro8">
          <table:table-cell office:value-type="float" office:value="2019" table:style-name="ce173">
            <text:p>2019</text:p>
          </table:table-cell>
          <table:table-cell table:number-columns-repeated="2" table:style-name="ce156"/>
          <table:table-cell table:style-name="ce140"/>
          <table:table-cell table:number-columns-repeated="2" table:style-name="ce139"/>
          <table:table-cell table:style-name="ce190"/>
          <table:table-cell table:number-columns-repeated="3" table:style-name="ce191"/>
          <table:table-cell table:style-name="ce192"/>
          <table:table-cell table:style-name="ce139"/>
          <table:table-cell table:style-name="ce190"/>
          <table:table-cell table:style-name="ce139"/>
          <table:table-cell table:style-name="ce176"/>
          <table:table-cell table:number-columns-repeated="3" table:style-name="ce139"/>
          <table:table-cell table:style-name="ce141"/>
          <table:table-cell table:number-columns-repeated="16365"/>
        </table:table-row>
        <table:table-row table:style-name="ro8">
          <table:table-cell office:value-type="string" table:style-name="ce142">
            <text:p>SnyG701-19</text:p>
          </table:table-cell>
          <table:table-cell office:value-type="date" office:date-value="2019-11-12T00:00:00" table:style-name="ce129">
            <text:p>Kas.19</text:p>
          </table:table-cell>
          <table:table-cell office:value-type="string" table:style-name="ce129">
            <text:p>cymz</text:p>
          </table:table-cell>
          <table:table-cell office:value-type="float" office:value="30645" table:style-name="ce128">
            <text:p>30645</text:p>
          </table:table-cell>
          <table:table-cell office:value-type="currency" office:value="22500" table:formula="of:=['02-11-GLR'.G9]+['02-11-GLR'.G10]+['02-11-GLR'.G14]" table:style-name="ce177">
            <text:p>₺22.500,00</text:p>
          </table:table-cell>
          <table:table-cell table:style-name="ce128"/>
          <table:table-cell office:value-type="percentage" office:value="0.77948241155742792" table:formula="of:=[.K12]/[.$E$5]" table:style-name="ce178">
            <text:p>%77,95</text:p>
          </table:table-cell>
          <table:table-cell office:value-type="currency" office:value="17581.275070941418" table:formula="of:=[.G9]*[.E12]" table:style-name="ce130">
            <text:p>₺17.581,28</text:p>
          </table:table-cell>
          <table:table-cell office:value-type="currency" office:value="3068.285352694837" table:formula="of:=[.H12]/[.S12]" table:style-name="ce134">
            <text:p>$3.068</text:p>
          </table:table-cell>
          <table:table-cell office:value-type="currency" office:value="16529.402102874112" table:formula="of:=[.J9]+[.H12]" table:style-name="ce130">
            <text:p>₺16.529,4</text:p>
          </table:table-cell>
          <table:table-cell office:value-type="currency" office:value="350767.08520084259" table:formula="of:=[.K9]-[.O12]" table:style-name="ce132">
            <text:p>$350.767,09</text:p>
          </table:table-cell>
          <table:table-cell table:style-name="ce128"/>
          <table:table-cell office:value-type="percentage" office:value="0.22051758844257202" table:formula="of:=[.Q12]/[.$E$5]" table:style-name="ce178">
            <text:p>%22,05</text:p>
          </table:table-cell>
          <table:table-cell office:value-type="currency" office:value="4918.7249290585805" table:formula="of:=[.M9]*[.E12]" table:style-name="ce130">
            <text:p>₺4.918,72</text:p>
          </table:table-cell>
          <table:table-cell office:value-type="currency" office:value="858.41621798579058" table:formula="of:=[.N12]/[.S12]" table:style-name="ce134">
            <text:p>$858</text:p>
          </table:table-cell>
          <table:table-cell office:value-type="currency" office:value="4571.1778971258864" table:formula="of:=[.P9]+[.N12]" table:style-name="ce130">
            <text:p>₺4.571,18</text:p>
          </table:table-cell>
          <table:table-cell office:value-type="currency" office:value="99232.914799157414" table:formula="of:=[.Q9]+[.O12]" table:style-name="ce132">
            <text:p>$99.232,91</text:p>
          </table:table-cell>
          <table:table-cell table:style-name="ce130"/>
          <table:table-cell office:value-type="float" office:value="5.73" table:style-name="ce180">
            <text:p>5,73</text:p>
          </table:table-cell>
          <table:table-cell table:number-columns-repeated="16365"/>
        </table:table-row>
        <table:table-row table:style-name="ro8">
          <table:table-cell office:value-type="string" table:style-name="ce142">
            <text:p>SnyA101-19</text:p>
          </table:table-cell>
          <table:table-cell office:value-type="date" office:date-value="2019-11-30T00:00:00" table:style-name="ce129">
            <text:p>Kas.19</text:p>
          </table:table-cell>
          <table:table-cell office:value-type="string" table:style-name="ce129">
            <text:p>prçcı</text:p>
          </table:table-cell>
          <table:table-cell office:value-type="float" office:value="4000" table:style-name="ce128">
            <text:p>4000</text:p>
          </table:table-cell>
          <table:table-cell office:value-type="currency" office:value="4000" table:formula="of:=['02-11-GLR'.G13]" table:style-name="ce177">
            <text:p>₺4.000,00</text:p>
          </table:table-cell>
          <table:table-cell table:style-name="ce128"/>
          <table:table-cell office:value-type="percentage" office:value="0.77914032493583785" table:formula="of:=[.K13]/[.$E$5]" table:style-name="ce178">
            <text:p>%77,91</text:p>
          </table:table-cell>
          <table:table-cell office:value-type="currency" office:value="3117.9296462297116" table:formula="of:=[.G12]*[.E13]" table:style-name="ce130">
            <text:p>₺3.117,93</text:p>
          </table:table-cell>
          <table:table-cell office:value-type="currency" office:value="544.14129951652899" table:formula="of:=[.H13]/[.S13]" table:style-name="ce134">
            <text:p>$544</text:p>
          </table:table-cell>
          <table:table-cell office:value-type="currency" office:value="19647.331749103825" table:formula="of:=[.J12]+[.H13]" table:style-name="ce130">
            <text:p>₺19.647,33</text:p>
          </table:table-cell>
          <table:table-cell office:value-type="currency" office:value="350613.14622112701" table:formula="of:=[.K12]-[.O13]" table:style-name="ce132">
            <text:p>$350.613,15</text:p>
          </table:table-cell>
          <table:table-cell table:style-name="ce128"/>
          <table:table-cell office:value-type="percentage" office:value="0.22085967506416224" table:formula="of:=[.Q13]/[.$E$5]" table:style-name="ce178">
            <text:p>%22,09</text:p>
          </table:table-cell>
          <table:table-cell office:value-type="currency" office:value="882.07035377028808" table:formula="of:=[.M12]*[.E13]" table:style-name="ce130">
            <text:p>₺882,07</text:p>
          </table:table-cell>
          <table:table-cell office:value-type="currency" office:value="153.93897971558255" table:formula="of:=[.N13]/[.S13]" table:style-name="ce134">
            <text:p>$154</text:p>
          </table:table-cell>
          <table:table-cell office:value-type="currency" office:value="5453.2482508961748" table:formula="of:=[.P12]+[.N13]" table:style-name="ce130">
            <text:p>₺5.453,25</text:p>
          </table:table-cell>
          <table:table-cell office:value-type="currency" office:value="99386.853778873003" table:formula="of:=[.Q12]+[.O13]" table:style-name="ce132">
            <text:p>$99.386,85</text:p>
          </table:table-cell>
          <table:table-cell table:style-name="ce130"/>
          <table:table-cell office:value-type="float" office:value="5.73" table:style-name="ce180">
            <text:p>5,73</text:p>
          </table:table-cell>
          <table:table-cell table:number-columns-repeated="16365"/>
        </table:table-row>
        <table:table-row table:style-name="ro8">
          <table:table-cell office:value-type="string" table:style-name="ce142">
            <text:p>SnyH000-19</text:p>
          </table:table-cell>
          <table:table-cell office:value-type="date" office:date-value="2019-11-30T00:00:00" table:style-name="ce129">
            <text:p>Kas.19</text:p>
          </table:table-cell>
          <table:table-cell table:style-name="ce134"/>
          <table:table-cell table:style-name="ce128"/>
          <table:table-cell office:value-type="currency" office:value="-3104.8199999999997" table:formula="of:=['02-12-GDR'.F32]" table:style-name="ce177">
            <text:p>-₺3.104,82</text:p>
          </table:table-cell>
          <table:table-cell table:style-name="ce130"/>
          <table:table-cell office:value-type="percentage" office:value="0.77940626619483822" table:formula="of:=[.K14]/[.$E$5]" table:style-name="ce178">
            <text:p>%77,94</text:p>
          </table:table-cell>
          <table:table-cell office:value-type="currency" office:value="-2419.0904636672876" table:formula="of:=[.G13]*[.E14]" table:style-name="ce130">
            <text:p>-₺2.419,09</text:p>
          </table:table-cell>
          <table:table-cell office:value-type="currency" office:value="-422.17983659114964" table:formula="of:=[.H14]/[.S14]" table:style-name="ce134">
            <text:p>-$422</text:p>
          </table:table-cell>
          <table:table-cell office:value-type="currency" office:value="17228.241285436539" table:formula="of:=[.J13]+[.H14]" table:style-name="ce130">
            <text:p>₺17.228,24</text:p>
          </table:table-cell>
          <table:table-cell office:value-type="currency" office:value="350732.8197876772" table:formula="of:=[.K13]-[.O14]" table:style-name="ce132">
            <text:p>$350.732,82</text:p>
          </table:table-cell>
          <table:table-cell table:style-name="ce130"/>
          <table:table-cell office:value-type="percentage" office:value="0.22059373380516178" table:formula="of:=[.Q14]/[.$E$5]" table:style-name="ce178">
            <text:p>%22,06</text:p>
          </table:table-cell>
          <table:table-cell office:value-type="currency" office:value="-685.72953633271209" table:formula="of:=[.M13]*[.E14]" table:style-name="ce130">
            <text:p>-₺685,73</text:p>
          </table:table-cell>
          <table:table-cell office:value-type="currency" office:value="-119.67356655021152" table:formula="of:=[.N14]/[.S14]" table:style-name="ce134">
            <text:p>-$120</text:p>
          </table:table-cell>
          <table:table-cell office:value-type="currency" office:value="4767.5187145634627" table:formula="of:=[.P13]+[.N14]" table:style-name="ce130">
            <text:p>₺4.767,52</text:p>
          </table:table-cell>
          <table:table-cell office:value-type="currency" office:value="99267.180212322797" table:formula="of:=[.Q13]+[.O14]" table:style-name="ce132">
            <text:p>$99.267,18</text:p>
          </table:table-cell>
          <table:table-cell table:style-name="ce130"/>
          <table:table-cell office:value-type="float" office:value="5.73" table:style-name="ce180">
            <text:p>5,73</text:p>
          </table:table-cell>
          <table:table-cell table:number-columns-repeated="16365"/>
        </table:table-row>
        <table:table-row table:style-name="ro8">
          <table:table-cell table:style-name="ce142"/>
          <table:table-cell office:value-type="string" table:style-name="ce193">
            <text:p><text:s/>Toplam 2019</text:p>
          </table:table-cell>
          <table:table-cell table:style-name="ce193"/>
          <table:table-cell office:value-type="float" office:value="34645" table:formula="of:=SUM([.D12:.D14])" table:style-name="ce194">
            <text:p>34645</text:p>
          </table:table-cell>
          <table:table-cell office:value-type="currency" office:value="23395.18" table:formula="of:=SUM([.E12:.E14])" table:style-name="ce177">
            <text:p>₺23.395,18</text:p>
          </table:table-cell>
          <table:table-cell table:style-name="ce130"/>
          <table:table-cell table:style-name="ce178"/>
          <table:table-cell office:value-type="currency" office:value="18280.114253503845" table:formula="of:=SUM([.H12:.H14])" table:style-name="ce177">
            <text:p>₺18.280,11</text:p>
          </table:table-cell>
          <table:table-cell office:value-type="currency" office:value="3190.2468156202162" table:formula="of:=SUM([.I12:.I14])" table:style-name="ce134">
            <text:p>$3.190</text:p>
          </table:table-cell>
          <table:table-cell table:style-name="ce128"/>
          <table:table-cell table:style-name="ce132"/>
          <table:table-cell table:style-name="ce128"/>
          <table:table-cell table:style-name="ce178"/>
          <table:table-cell office:value-type="currency" office:value="5115.0657464961569" table:formula="of:=SUM([.N12:.N14])" table:style-name="ce177">
            <text:p>₺5.115,07</text:p>
          </table:table-cell>
          <table:table-cell office:value-type="currency" office:value="892.68163115116158" table:formula="of:=SUM([.O12:.O14])" table:style-name="ce134">
            <text:p>$893</text:p>
          </table:table-cell>
          <table:table-cell table:style-name="ce195"/>
          <table:table-cell table:style-name="ce132"/>
          <table:table-cell table:style-name="ce195"/>
          <table:table-cell table:style-name="ce180"/>
          <table:table-cell table:number-columns-repeated="16365"/>
        </table:table-row>
        <table:table-row table:style-name="ro8">
          <table:table-cell table:style-name="ce196"/>
          <table:table-cell table:style-name="ce150"/>
          <table:table-cell office:value-type="string" table:style-name="ce197">
            <text:p>Toplam – Net 2018-19</text:p>
          </table:table-cell>
          <table:table-cell office:value-type="float" office:value="59645" table:formula="of:=[.D15]+[.D10]" table:style-name="ce150">
            <text:p>59645</text:p>
          </table:table-cell>
          <table:table-cell office:value-type="currency" office:value="21995.760000000002" table:formula="of:=[.E15]+[.E10]" table:style-name="ce198">
            <text:p>₺21.995,76</text:p>
          </table:table-cell>
          <table:table-cell table:style-name="ce148"/>
          <table:table-cell table:style-name="ce185"/>
          <table:table-cell table:number-columns-repeated="3" table:style-name="ce148"/>
          <table:table-cell table:style-name="ce187"/>
          <table:table-cell table:style-name="ce148"/>
          <table:table-cell table:style-name="ce185"/>
          <table:table-cell table:style-name="ce148"/>
          <table:table-cell table:style-name="ce186"/>
          <table:table-cell table:number-columns-repeated="3" table:style-name="ce148"/>
          <table:table-cell table:style-name="ce172"/>
          <table:table-cell table:number-columns-repeated="16365"/>
        </table:table-row>
        <table:table-row table:style-name="ro8">
          <table:table-cell office:value-type="float" office:value="2020" table:style-name="ce173">
            <text:p>2020</text:p>
          </table:table-cell>
          <table:table-cell table:number-columns-repeated="2" table:style-name="ce156"/>
          <table:table-cell table:style-name="ce140"/>
          <table:table-cell table:number-columns-repeated="2" table:style-name="ce139"/>
          <table:table-cell table:style-name="ce190"/>
          <table:table-cell table:number-columns-repeated="3" table:style-name="ce139"/>
          <table:table-cell table:style-name="ce192"/>
          <table:table-cell table:style-name="ce139"/>
          <table:table-cell table:style-name="ce190"/>
          <table:table-cell table:style-name="ce139"/>
          <table:table-cell table:style-name="ce176"/>
          <table:table-cell table:number-columns-repeated="3" table:style-name="ce139"/>
          <table:table-cell table:style-name="ce141"/>
          <table:table-cell table:number-columns-repeated="16365"/>
        </table:table-row>
        <table:table-row table:style-name="ro8">
          <table:table-cell office:value-type="string" table:style-name="ce142">
            <text:p>SnyA102-20</text:p>
          </table:table-cell>
          <table:table-cell office:value-type="date" office:date-value="2020-03-30T00:00:00" table:style-name="ce129">
            <text:p>Mar.20</text:p>
          </table:table-cell>
          <table:table-cell office:value-type="string" table:style-name="ce129">
            <text:p>sefa</text:p>
          </table:table-cell>
          <table:table-cell office:value-type="float" office:value="6200" table:style-name="ce128">
            <text:p>6200</text:p>
          </table:table-cell>
          <table:table-cell office:value-type="currency" office:value="6200" table:formula="of:=['02-11-GLR'.G19]" table:style-name="ce177">
            <text:p>₺6.200,00</text:p>
          </table:table-cell>
          <table:table-cell table:style-name="ce128"/>
          <table:table-cell office:value-type="percentage" office:value="0.77893359256442807" table:formula="of:=[.K18]/[.$E$5]" table:style-name="ce178">
            <text:p>%77,89</text:p>
          </table:table-cell>
          <table:table-cell office:value-type="currency" office:value="4832.3188504079972" table:formula="of:=[.G14]*[.E18]" table:style-name="ce130">
            <text:p>₺4.832,32</text:p>
          </table:table-cell>
          <table:table-cell office:value-type="currency" office:value="751.52703738849107" table:formula="of:=[.H18]/[.S18]" table:style-name="ce134">
            <text:p>$752</text:p>
          </table:table-cell>
          <table:table-cell office:value-type="currency" office:value="22060.560135844535" table:formula="of:=[.J14]+[.H18]" table:style-name="ce130">
            <text:p>₺22.060,56</text:p>
          </table:table-cell>
          <table:table-cell office:value-type="currency" office:value="350520.11665399262" table:formula="of:=[.K14]-[.O18]" table:style-name="ce132">
            <text:p>$350.520,12</text:p>
          </table:table-cell>
          <table:table-cell table:style-name="ce128"/>
          <table:table-cell office:value-type="percentage" office:value="0.22106640743557199" table:formula="of:=[.Q18]/[.$E$5]" table:style-name="ce178">
            <text:p>%22,11</text:p>
          </table:table-cell>
          <table:table-cell office:value-type="currency" office:value="1367.6811495920031" table:formula="of:=[.M14]*[.E18]" table:style-name="ce130">
            <text:p>₺1.367,68</text:p>
          </table:table-cell>
          <table:table-cell office:value-type="currency" office:value="212.7031336846039" table:formula="of:=[.N18]/[.S18]" table:style-name="ce134">
            <text:p>$213</text:p>
          </table:table-cell>
          <table:table-cell office:value-type="currency" office:value="6135.1998641554655" table:formula="of:=[.P14]+[.N18]" table:style-name="ce130">
            <text:p>₺6.135,2</text:p>
          </table:table-cell>
          <table:table-cell office:value-type="currency" office:value="99479.883346007395" table:formula="of:=[.Q14]+[.O18]" table:style-name="ce132">
            <text:p>$99.479,88</text:p>
          </table:table-cell>
          <table:table-cell table:style-name="ce130"/>
          <table:table-cell office:value-type="float" office:value="6.43" table:style-name="ce180">
            <text:p>6,43</text:p>
          </table:table-cell>
          <table:table-cell table:number-columns-repeated="16365"/>
        </table:table-row>
        <table:table-row table:style-name="ro8">
          <table:table-cell office:value-type="string" table:style-name="ce142">
            <text:p>SnyA103-20</text:p>
          </table:table-cell>
          <table:table-cell office:value-type="date" office:date-value="2020-10-30T00:00:00" table:style-name="ce129">
            <text:p>Eki.20</text:p>
          </table:table-cell>
          <table:table-cell office:value-type="string" table:style-name="ce129">
            <text:p>kemal</text:p>
          </table:table-cell>
          <table:table-cell office:value-type="float" office:value="7800" table:style-name="ce128">
            <text:p>7800</text:p>
          </table:table-cell>
          <table:table-cell office:value-type="currency" office:value="7800" table:formula="of:=['02-11-GLR'.G25]" table:style-name="ce177">
            <text:p>₺7.800,00</text:p>
          </table:table-cell>
          <table:table-cell table:style-name="ce128"/>
          <table:table-cell office:value-type="percentage" office:value="0.77846169382934394" table:formula="of:=[.K19]/[.$E$5]" table:style-name="ce178">
            <text:p>%77,85</text:p>
          </table:table-cell>
          <table:table-cell office:value-type="currency" office:value="6075.6820220025393" table:formula="of:=[.G18]*[.E19]" table:style-name="ce130">
            <text:p>₺6.075,68</text:p>
          </table:table-cell>
          <table:table-cell office:value-type="currency" office:value="748.23670221706152" table:formula="of:=[.H19]/[.S19]" table:style-name="ce134">
            <text:p>$748</text:p>
          </table:table-cell>
          <table:table-cell office:value-type="currency" office:value="28136.242157847075" table:formula="of:=[.J18]+[.H19]" table:style-name="ce130">
            <text:p>₺28.136,24</text:p>
          </table:table-cell>
          <table:table-cell office:value-type="currency" office:value="350307.76222320477" table:formula="of:=[.K18]-[.O19]" table:style-name="ce132">
            <text:p>$350.307,76</text:p>
          </table:table-cell>
          <table:table-cell table:style-name="ce128"/>
          <table:table-cell office:value-type="percentage" office:value="0.22153830617065612" table:formula="of:=[.Q19]/[.$E$5]" table:style-name="ce178">
            <text:p>%22,15</text:p>
          </table:table-cell>
          <table:table-cell office:value-type="currency" office:value="1724.3179779974614" table:formula="of:=[.M18]*[.E19]" table:style-name="ce130">
            <text:p>₺1.724,32</text:p>
          </table:table-cell>
          <table:table-cell office:value-type="currency" office:value="212.35443078786471" table:formula="of:=[.N19]/[.S19]" table:style-name="ce134">
            <text:p>$212</text:p>
          </table:table-cell>
          <table:table-cell office:value-type="currency" office:value="7859.5178421529272" table:formula="of:=[.P18]+[.N19]" table:style-name="ce130">
            <text:p>₺7.859,52</text:p>
          </table:table-cell>
          <table:table-cell office:value-type="currency" office:value="99692.237776795257" table:formula="of:=[.Q18]+[.O19]" table:style-name="ce132">
            <text:p>$99.692,24</text:p>
          </table:table-cell>
          <table:table-cell table:style-name="ce130"/>
          <table:table-cell office:value-type="float" office:value="8.1199999999999992" table:style-name="ce180">
            <text:p>8,12</text:p>
          </table:table-cell>
          <table:table-cell table:number-columns-repeated="16365"/>
        </table:table-row>
        <table:table-row table:style-name="ro8">
          <table:table-cell office:value-type="string" table:style-name="ce142">
            <text:p>SnyA103-20</text:p>
          </table:table-cell>
          <table:table-cell office:value-type="date" office:date-value="2020-10-30T00:00:00" table:style-name="ce129">
            <text:p>Eki.20</text:p>
          </table:table-cell>
          <table:table-cell table:style-name="ce134"/>
          <table:table-cell table:style-name="ce128"/>
          <table:table-cell office:value-type="currency" office:value="-2000" table:formula="of:=['02-12-GDR'.F57]" table:style-name="ce177">
            <text:p>-₺2.000,00</text:p>
          </table:table-cell>
          <table:table-cell table:style-name="ce130"/>
          <table:table-cell office:value-type="percentage" office:value="0.77858295179659665" table:formula="of:=[.K20]/[.$E$5]" table:style-name="ce178">
            <text:p>%77,86</text:p>
          </table:table-cell>
          <table:table-cell office:value-type="currency" office:value="-1556.9233876586879" table:formula="of:=[.G19]*[.E20]" table:style-name="ce130">
            <text:p>-₺1.556,92</text:p>
          </table:table-cell>
          <table:table-cell office:value-type="currency" office:value="-191.73933345550347" table:formula="of:=[.H20]/[.S20]" table:style-name="ce134">
            <text:p>-$192</text:p>
          </table:table-cell>
          <table:table-cell office:value-type="currency" office:value="26579.318770188387" table:formula="of:=[.J19]+[.H20]" table:style-name="ce130">
            <text:p>₺26.579,32</text:p>
          </table:table-cell>
          <table:table-cell office:value-type="currency" office:value="350362.32830846851" table:formula="of:=[.K19]-[.O20]" table:style-name="ce132">
            <text:p>$350.362,33</text:p>
          </table:table-cell>
          <table:table-cell table:style-name="ce128"/>
          <table:table-cell office:value-type="percentage" office:value="0.22141704820340344" table:formula="of:=[.Q20]/[.$E$5]" table:style-name="ce178">
            <text:p>%22,14</text:p>
          </table:table-cell>
          <table:table-cell office:value-type="currency" office:value="-443.07661234131223" table:formula="of:=[.M19]*[.E20]" table:style-name="ce130">
            <text:p>-₺443,08</text:p>
          </table:table-cell>
          <table:table-cell office:value-type="currency" office:value="-54.566085263708409" table:formula="of:=[.N20]/[.S20]" table:style-name="ce134">
            <text:p>-$55</text:p>
          </table:table-cell>
          <table:table-cell office:value-type="currency" office:value="7416.4412298116149" table:formula="of:=[.P19]+[.N20]" table:style-name="ce130">
            <text:p>₺7.416,44</text:p>
          </table:table-cell>
          <table:table-cell office:value-type="currency" office:value="99637.671691531548" table:formula="of:=[.Q19]+[.O20]" table:style-name="ce132">
            <text:p>$99.637,67</text:p>
          </table:table-cell>
          <table:table-cell table:style-name="ce130"/>
          <table:table-cell office:value-type="float" office:value="8.1199999999999992" table:style-name="ce180">
            <text:p>8,12</text:p>
          </table:table-cell>
          <table:table-cell table:number-columns-repeated="16365"/>
        </table:table-row>
        <table:table-row table:style-name="ro8">
          <table:table-cell office:value-type="string" table:style-name="ce142">
            <text:p>SnyB201-20</text:p>
          </table:table-cell>
          <table:table-cell office:value-type="date" office:date-value="2020-12-12T00:00:00" table:style-name="ce129">
            <text:p>Ara.20</text:p>
          </table:table-cell>
          <table:table-cell office:value-type="string" table:style-name="ce129">
            <text:p>mesut</text:p>
          </table:table-cell>
          <table:table-cell office:value-type="float" office:value="30000" table:style-name="ce128">
            <text:p>30000</text:p>
          </table:table-cell>
          <table:table-cell office:value-type="currency" office:value="22500" table:formula="of:=['02-11-GLR'.G22]+['02-11-GLR'.G23]+['02-11-GLR'.G31]+['02-11-GLR'.G32]" table:style-name="ce177">
            <text:p>₺22.500,00</text:p>
          </table:table-cell>
          <table:table-cell table:style-name="ce128"/>
          <table:table-cell office:value-type="percentage" office:value="0.77718687961372535" table:formula="of:=[.K21]/[.$E$5]" table:style-name="ce178">
            <text:p>%77,72</text:p>
          </table:table-cell>
          <table:table-cell office:value-type="currency" office:value="17518.116415423425" table:formula="of:=[.G20]*[.E21]" table:style-name="ce130">
            <text:p>₺17.518,12</text:p>
          </table:table-cell>
          <table:table-cell office:value-type="currency" office:value="2209.0941255262833" table:formula="of:=[.H21]/[.S21]" table:style-name="ce134">
            <text:p>$2.209</text:p>
          </table:table-cell>
          <table:table-cell office:value-type="currency" office:value="44097.435185611816" table:formula="of:=[.J20]+[.H21]" table:style-name="ce130">
            <text:p>₺44.097,44</text:p>
          </table:table-cell>
          <table:table-cell office:value-type="currency" office:value="349734.0958261764" table:formula="of:=[.K20]-[.O21]" table:style-name="ce132">
            <text:p>$349.734,10</text:p>
          </table:table-cell>
          <table:table-cell table:style-name="ce128"/>
          <table:table-cell office:value-type="percentage" office:value="0.22281312038627482" table:formula="of:=[.Q21]/[.$E$5]" table:style-name="ce178">
            <text:p>%22,28</text:p>
          </table:table-cell>
          <table:table-cell office:value-type="currency" office:value="4981.8835845765771" table:formula="of:=[.M20]*[.E21]" table:style-name="ce130">
            <text:p>₺4.981,88</text:p>
          </table:table-cell>
          <table:table-cell office:value-type="currency" office:value="628.23248229212822" table:formula="of:=[.N21]/[.S21]" table:style-name="ce134">
            <text:p>$628</text:p>
          </table:table-cell>
          <table:table-cell office:value-type="currency" office:value="12398.324814388192" table:formula="of:=[.P20]+[.N21]" table:style-name="ce130">
            <text:p>₺12.398,32</text:p>
          </table:table-cell>
          <table:table-cell office:value-type="currency" office:value="100265.90417382367" table:formula="of:=[.Q20]+[.O21]" table:style-name="ce132">
            <text:p>$100.265,90</text:p>
          </table:table-cell>
          <table:table-cell table:style-name="ce130"/>
          <table:table-cell office:value-type="float" office:value="7.93" table:style-name="ce180">
            <text:p>7,93</text:p>
          </table:table-cell>
          <table:table-cell table:number-columns-repeated="16365"/>
        </table:table-row>
        <table:table-row table:style-name="ro8">
          <table:table-cell office:value-type="string" table:style-name="ce142">
            <text:p>SnyB201-20</text:p>
          </table:table-cell>
          <table:table-cell office:value-type="date" office:date-value="2020-12-12T00:00:00" table:style-name="ce129">
            <text:p>Ara.20</text:p>
          </table:table-cell>
          <table:table-cell table:style-name="ce134"/>
          <table:table-cell table:style-name="ce128"/>
          <table:table-cell office:value-type="currency" office:value="-5500" table:formula="of:=['02-12-GDR'.F65]" table:style-name="ce177">
            <text:p>-₺5.500,00</text:p>
          </table:table-cell>
          <table:table-cell table:style-name="ce130"/>
          <table:table-cell office:value-type="percentage" office:value="0.77753029341844004" table:formula="of:=[.K22]/[.$E$5]" table:style-name="ce178">
            <text:p>%77,75</text:p>
          </table:table-cell>
          <table:table-cell office:value-type="currency" office:value="-4274.5278378754892" table:formula="of:=[.G21]*[.E22]" table:style-name="ce130">
            <text:p>-₺4.274,53</text:p>
          </table:table-cell>
          <table:table-cell office:value-type="currency" office:value="-539.03251423398353" table:formula="of:=[.H22]/[.S22]" table:style-name="ce134">
            <text:p>-$539</text:p>
          </table:table-cell>
          <table:table-cell office:value-type="currency" office:value="39822.907347736327" table:formula="of:=[.J21]+[.H22]" table:style-name="ce130">
            <text:p>₺39.822,91</text:p>
          </table:table-cell>
          <table:table-cell office:value-type="currency" office:value="349888.632038298" table:formula="of:=[.K21]-[.O22]" table:style-name="ce132">
            <text:p>$349.888,63</text:p>
          </table:table-cell>
          <table:table-cell table:style-name="ce128"/>
          <table:table-cell office:value-type="percentage" office:value="0.22246970658156009" table:formula="of:=[.Q22]/[.$E$5]" table:style-name="ce178">
            <text:p>%22,25</text:p>
          </table:table-cell>
          <table:table-cell office:value-type="currency" office:value="-1225.4721621245114" table:formula="of:=[.M21]*[.E22]" table:style-name="ce130">
            <text:p>-₺1.225,47</text:p>
          </table:table-cell>
          <table:table-cell office:value-type="currency" office:value="-154.53621212162818" table:formula="of:=[.N22]/[.S22]" table:style-name="ce134">
            <text:p>-$155</text:p>
          </table:table-cell>
          <table:table-cell office:value-type="currency" office:value="11172.85265226368" table:formula="of:=[.P21]+[.N22]" table:style-name="ce130">
            <text:p>₺11.172,85</text:p>
          </table:table-cell>
          <table:table-cell office:value-type="currency" office:value="100111.36796170204" table:formula="of:=[.Q21]+[.O22]" table:style-name="ce132">
            <text:p>$100.111,37</text:p>
          </table:table-cell>
          <table:table-cell table:style-name="ce130"/>
          <table:table-cell office:value-type="float" office:value="7.93" table:style-name="ce180">
            <text:p>7,93</text:p>
          </table:table-cell>
          <table:table-cell table:number-columns-repeated="16365"/>
        </table:table-row>
        <table:table-row table:style-name="ro8">
          <table:table-cell office:value-type="string" table:style-name="ce142">
            <text:p>SnyC301-20</text:p>
          </table:table-cell>
          <table:table-cell office:value-type="date" office:date-value="2020-11-30T00:00:00" table:style-name="ce129">
            <text:p>Kas.20</text:p>
          </table:table-cell>
          <table:table-cell office:value-type="string" table:style-name="ce129">
            <text:p>hurdc</text:p>
          </table:table-cell>
          <table:table-cell office:value-type="float" office:value="35000" table:style-name="ce128">
            <text:p>35000</text:p>
          </table:table-cell>
          <table:table-cell office:value-type="currency" office:value="23000" table:formula="of:=['02-11-GLR'.G29]+['02-11-GLR'.G30]" table:style-name="ce177">
            <text:p>₺23.000,00</text:p>
          </table:table-cell>
          <table:table-cell table:style-name="ce128"/>
          <table:table-cell office:value-type="percentage" office:value="0.77607064336812603" table:formula="of:=[.K23]/[.$E$5]" table:style-name="ce178">
            <text:p>%77,61</text:p>
          </table:table-cell>
          <table:table-cell office:value-type="currency" office:value="17883.196748624119" table:formula="of:=[.G22]*[.E23]" table:style-name="ce130">
            <text:p>₺17.883,2</text:p>
          </table:table-cell>
          <table:table-cell office:value-type="currency" office:value="2295.6606866012989" table:formula="of:=[.H23]/[.S23]" table:style-name="ce134">
            <text:p>$2.296</text:p>
          </table:table-cell>
          <table:table-cell office:value-type="currency" office:value="57706.104096360446" table:formula="of:=[.J22]+[.H23]" table:style-name="ce130">
            <text:p>₺57.706,1</text:p>
          </table:table-cell>
          <table:table-cell office:value-type="currency" office:value="349231.78951565671" table:formula="of:=[.K22]-[.O23]" table:style-name="ce132">
            <text:p>$349.231,79</text:p>
          </table:table-cell>
          <table:table-cell table:style-name="ce128"/>
          <table:table-cell office:value-type="percentage" office:value="0.22392935663187413" table:formula="of:=[.Q23]/[.$E$5]" table:style-name="ce178">
            <text:p>%22,39</text:p>
          </table:table-cell>
          <table:table-cell office:value-type="currency" office:value="5116.8032513758826" table:formula="of:=[.M22]*[.E23]" table:style-name="ce130">
            <text:p>₺5.116,8</text:p>
          </table:table-cell>
          <table:table-cell office:value-type="currency" office:value="656.84252264131999" table:formula="of:=[.N23]/[.S23]" table:style-name="ce134">
            <text:p>$657</text:p>
          </table:table-cell>
          <table:table-cell office:value-type="currency" office:value="16289.655903639563" table:formula="of:=[.P22]+[.N23]" table:style-name="ce130">
            <text:p>₺16.289,66</text:p>
          </table:table-cell>
          <table:table-cell office:value-type="currency" office:value="100768.21048434336" table:formula="of:=[.Q22]+[.O23]" table:style-name="ce132">
            <text:p>$100.768,21</text:p>
          </table:table-cell>
          <table:table-cell table:style-name="ce130"/>
          <table:table-cell office:value-type="float" office:value="7.79" table:style-name="ce180">
            <text:p>7,79</text:p>
          </table:table-cell>
          <table:table-cell table:number-columns-repeated="16365"/>
        </table:table-row>
        <table:table-row table:style-name="ro8">
          <table:table-cell office:value-type="string" table:style-name="ce142">
            <text:p>SnyC301-20</text:p>
          </table:table-cell>
          <table:table-cell office:value-type="date" office:date-value="2020-11-30T00:00:00" table:style-name="ce129">
            <text:p>Kas.20</text:p>
          </table:table-cell>
          <table:table-cell table:style-name="ce134"/>
          <table:table-cell table:style-name="ce128"/>
          <table:table-cell office:value-type="currency" office:value="-21220" table:formula="of:=['02-12-GDR'.F77]" table:style-name="ce177">
            <text:p>-₺21.220,00</text:p>
          </table:table-cell>
          <table:table-cell table:style-name="ce130"/>
          <table:table-cell office:value-type="percentage" office:value="0.77742616496211503" table:formula="of:=[.K24]/[.$E$5]" table:style-name="ce178">
            <text:p>%77,74</text:p>
          </table:table-cell>
          <table:table-cell office:value-type="currency" office:value="-16468.219052271634" table:formula="of:=[.G23]*[.E24]" table:style-name="ce130">
            <text:p>-₺16.468,22</text:p>
          </table:table-cell>
          <table:table-cell office:value-type="currency" office:value="-2114.0204174931496" table:formula="of:=[.H24]/[.S24]" table:style-name="ce134">
            <text:p>-$2.114</text:p>
          </table:table-cell>
          <table:table-cell office:value-type="currency" office:value="41237.885044088813" table:formula="of:=[.J23]+[.H24]" table:style-name="ce130">
            <text:p>₺41.237,89</text:p>
          </table:table-cell>
          <table:table-cell office:value-type="currency" office:value="349841.77423295175" table:formula="of:=[.K23]-[.O24]" table:style-name="ce132">
            <text:p>$349.841,77</text:p>
          </table:table-cell>
          <table:table-cell table:style-name="ce128"/>
          <table:table-cell office:value-type="percentage" office:value="0.22257383503788516" table:formula="of:=[.Q24]/[.$E$5]" table:style-name="ce178">
            <text:p>%22,26</text:p>
          </table:table-cell>
          <table:table-cell office:value-type="currency" office:value="-4751.780947728369" table:formula="of:=[.M23]*[.E24]" table:style-name="ce130">
            <text:p>-₺4.751,78</text:p>
          </table:table-cell>
          <table:table-cell office:value-type="currency" office:value="-609.98471729504092" table:formula="of:=[.N24]/[.S24]" table:style-name="ce134">
            <text:p>-$610</text:p>
          </table:table-cell>
          <table:table-cell office:value-type="currency" office:value="11537.874955911193" table:formula="of:=[.P23]+[.N24]" table:style-name="ce130">
            <text:p>₺11.537,87</text:p>
          </table:table-cell>
          <table:table-cell office:value-type="currency" office:value="100158.22576704832" table:formula="of:=[.Q23]+[.O24]" table:style-name="ce132">
            <text:p>$100.158,23</text:p>
          </table:table-cell>
          <table:table-cell table:style-name="ce130"/>
          <table:table-cell office:value-type="float" office:value="7.79" table:style-name="ce180">
            <text:p>7,79</text:p>
          </table:table-cell>
          <table:table-cell table:number-columns-repeated="16365"/>
        </table:table-row>
        <table:table-row table:style-name="ro8">
          <table:table-cell office:value-type="string" table:style-name="ce142">
            <text:p>SnyH000-20</text:p>
          </table:table-cell>
          <table:table-cell office:value-type="date" office:date-value="2020-11-30T00:00:00" table:style-name="ce129">
            <text:p>Kas.20</text:p>
          </table:table-cell>
          <table:table-cell table:style-name="ce134"/>
          <table:table-cell table:style-name="ce128"/>
          <table:table-cell office:value-type="currency" office:value="-5097.07" table:formula="of:=['02-12-GDR'.F54]" table:style-name="ce177">
            <text:p>-₺5.097,07</text:p>
          </table:table-cell>
          <table:table-cell table:style-name="ce130"/>
          <table:table-cell office:value-type="percentage" office:value="0.77771297432056696" table:formula="of:=[.K25]/[.$E$5]" table:style-name="ce178">
            <text:p>%77,77</text:p>
          </table:table-cell>
          <table:table-cell office:value-type="currency" office:value="-3962.5955826434474" table:formula="of:=[.G24]*[.E25]" table:style-name="ce130">
            <text:p>-₺3.962,6</text:p>
          </table:table-cell>
          <table:table-cell office:value-type="currency" office:value="-450.80723352030122" table:formula="of:=[.H25]/[.S25]" table:style-name="ce134">
            <text:p>-$451</text:p>
          </table:table-cell>
          <table:table-cell office:value-type="currency" office:value="37275.289461445369" table:formula="of:=[.J24]+[.H25]" table:style-name="ce130">
            <text:p>₺37.275,29</text:p>
          </table:table-cell>
          <table:table-cell office:value-type="currency" office:value="349970.83844425512" table:formula="of:=[.K24]-[.O25]" table:style-name="ce132">
            <text:p>$349.970,84</text:p>
          </table:table-cell>
          <table:table-cell table:style-name="ce128"/>
          <table:table-cell office:value-type="percentage" office:value="0.22228702567943323" table:formula="of:=[.Q25]/[.$E$5]" table:style-name="ce178">
            <text:p>%22,23</text:p>
          </table:table-cell>
          <table:table-cell office:value-type="currency" office:value="-1134.4744173565532" table:formula="of:=[.M24]*[.E25]" table:style-name="ce130">
            <text:p>-₺1.134,47</text:p>
          </table:table-cell>
          <table:table-cell office:value-type="currency" office:value="-129.06421130336216" table:formula="of:=[.N25]/[.S25]" table:style-name="ce134">
            <text:p>-$129</text:p>
          </table:table-cell>
          <table:table-cell office:value-type="currency" office:value="10403.400538554641" table:formula="of:=[.P24]+[.N25]" table:style-name="ce130">
            <text:p>₺10.403,4</text:p>
          </table:table-cell>
          <table:table-cell office:value-type="currency" office:value="100029.16155574495" table:formula="of:=[.Q24]+[.O25]" table:style-name="ce132">
            <text:p>$100.029,16</text:p>
          </table:table-cell>
          <table:table-cell table:style-name="ce130"/>
          <table:table-cell office:value-type="float" office:value="8.7899999999999991" table:style-name="ce180">
            <text:p>8,79</text:p>
          </table:table-cell>
          <table:table-cell table:number-columns-repeated="16365"/>
        </table:table-row>
        <table:table-row table:style-name="ro8">
          <table:table-cell office:value-type="string" table:style-name="ce142">
            <text:p>SnyG701-20</text:p>
          </table:table-cell>
          <table:table-cell office:value-type="date" office:date-value="2020-04-01T00:00:00" table:style-name="ce129">
            <text:p>Nis.20</text:p>
          </table:table-cell>
          <table:table-cell office:value-type="string" table:style-name="ce129">
            <text:p>cymz</text:p>
          </table:table-cell>
          <table:table-cell office:value-type="float" office:value="3014" table:style-name="ce128">
            <text:p>3014</text:p>
          </table:table-cell>
          <table:table-cell office:value-type="currency" office:value="5000" table:formula="of:=['02-11-GLR'.G20]" table:style-name="ce177">
            <text:p>₺5.000,00</text:p>
          </table:table-cell>
          <table:table-cell table:style-name="ce128"/>
          <table:table-cell office:value-type="percentage" office:value="0.77746069078217239" table:formula="of:=[.K26]/[.$E$5]" table:style-name="ce178">
            <text:p>%77,75</text:p>
          </table:table-cell>
          <table:table-cell office:value-type="currency" office:value="3888.564871602835" table:formula="of:=[.G25]*[.E26]" table:style-name="ce130">
            <text:p>₺3.888,56</text:p>
          </table:table-cell>
          <table:table-cell office:value-type="currency" office:value="397.19763754880853" table:formula="of:=[.H26]/[.S26]" table:style-name="ce134">
            <text:p>$397</text:p>
          </table:table-cell>
          <table:table-cell office:value-type="currency" office:value="41163.854333048206" table:formula="of:=[.J25]+[.H26]" table:style-name="ce130">
            <text:p>₺41.163,85</text:p>
          </table:table-cell>
          <table:table-cell office:value-type="currency" office:value="349857.31085197756" table:formula="of:=[.K25]-[.O26]" table:style-name="ce132">
            <text:p>$349.857,31</text:p>
          </table:table-cell>
          <table:table-cell table:style-name="ce128"/>
          <table:table-cell office:value-type="percentage" office:value="0.22253930921782777" table:formula="of:=[.Q26]/[.$E$5]" table:style-name="ce178">
            <text:p>%22,25</text:p>
          </table:table-cell>
          <table:table-cell office:value-type="currency" office:value="1111.4351283971662" table:formula="of:=[.M25]*[.E26]" table:style-name="ce130">
            <text:p>₺1.111,44</text:p>
          </table:table-cell>
          <table:table-cell office:value-type="currency" office:value="113.52759227754507" table:formula="of:=[.N26]/[.S26]" table:style-name="ce134">
            <text:p>$114</text:p>
          </table:table-cell>
          <table:table-cell office:value-type="currency" office:value="11514.835666951807" table:formula="of:=[.P25]+[.N26]" table:style-name="ce130">
            <text:p>₺11.514,84</text:p>
          </table:table-cell>
          <table:table-cell office:value-type="currency" office:value="100142.6891480225" table:formula="of:=[.Q25]+[.O26]" table:style-name="ce132">
            <text:p>$100.142,69</text:p>
          </table:table-cell>
          <table:table-cell table:style-name="ce130"/>
          <table:table-cell office:value-type="float" office:value="9.7899999999999991" table:style-name="ce180">
            <text:p>9,79</text:p>
          </table:table-cell>
          <table:table-cell table:number-columns-repeated="16365"/>
        </table:table-row>
        <table:table-row table:style-name="ro8">
          <table:table-cell office:value-type="string" table:style-name="ce142">
            <text:p>SnyG701-20</text:p>
          </table:table-cell>
          <table:table-cell office:value-type="date" office:date-value="2020-04-01T00:00:00" table:style-name="ce129">
            <text:p>Nis.20</text:p>
          </table:table-cell>
          <table:table-cell table:style-name="ce134"/>
          <table:table-cell office:value-type="float" office:value="1610" table:style-name="ce128">
            <text:p>1610</text:p>
          </table:table-cell>
          <table:table-cell office:value-type="currency" office:value="-43079.224000000002" table:formula="of:=['02-12-GDR'.F81]" table:style-name="ce177">
            <text:p>-₺43.079,22</text:p>
          </table:table-cell>
          <table:table-cell table:style-name="ce130"/>
          <table:table-cell office:value-type="percentage" office:value="0.78070825878711814" table:formula="of:=[.K27]/[.$E$5]" table:style-name="ce178">
            <text:p>%78,07</text:p>
          </table:table-cell>
          <table:table-cell office:value-type="currency" office:value="-33492.40324939994" table:formula="of:=[.G26]*[.E27]" table:style-name="ce130">
            <text:p>-₺33.492,4</text:p>
          </table:table-cell>
          <table:table-cell office:value-type="currency" office:value="-5105.5492758231621" table:formula="of:=[.H27]/[.S27]" table:style-name="ce134">
            <text:p>-$5.106</text:p>
          </table:table-cell>
          <table:table-cell office:value-type="currency" office:value="7671.4510836482659" table:formula="of:=[.J26]+[.H27]" table:style-name="ce130">
            <text:p>₺7.671,45</text:p>
          </table:table-cell>
          <table:table-cell office:value-type="currency" office:value="351318.71645420318" table:formula="of:=[.K26]-[.O27]" table:style-name="ce132">
            <text:p>$351.318,72</text:p>
          </table:table-cell>
          <table:table-cell table:style-name="ce128"/>
          <table:table-cell office:value-type="percentage" office:value="0.21929174121288195" table:formula="of:=[.Q27]/[.$E$5]" table:style-name="ce178">
            <text:p>%21,93</text:p>
          </table:table-cell>
          <table:table-cell office:value-type="currency" office:value="-9586.8207506000672" table:formula="of:=[.M26]*[.E27]" table:style-name="ce130">
            <text:p>-₺9.586,82</text:p>
          </table:table-cell>
          <table:table-cell office:value-type="currency" office:value="-1461.40560222562" table:formula="of:=[.N27]/[.S27]" table:style-name="ce134">
            <text:p>-$1.461</text:p>
          </table:table-cell>
          <table:table-cell office:value-type="currency" office:value="1928.0149163517399" table:formula="of:=[.P26]+[.N27]" table:style-name="ce130">
            <text:p>₺1.928,01</text:p>
          </table:table-cell>
          <table:table-cell office:value-type="currency" office:value="98681.283545796876" table:formula="of:=[.Q26]+[.O27]" table:style-name="ce132">
            <text:p>$98.681,28</text:p>
          </table:table-cell>
          <table:table-cell table:style-name="ce130"/>
          <table:table-cell office:value-type="float" office:value="6.56" table:style-name="ce180">
            <text:p>6,56</text:p>
          </table:table-cell>
          <table:table-cell table:number-columns-repeated="16365"/>
        </table:table-row>
        <table:table-row table:style-name="ro8">
          <table:table-cell table:style-name="ce142"/>
          <table:table-cell office:value-type="string" table:style-name="ce193">
            <text:p>Yıllık Toplam 2020</text:p>
          </table:table-cell>
          <table:table-cell table:style-name="ce193"/>
          <table:table-cell office:value-type="float" office:value="83624" table:formula="of:=SUM([.D18:.D27])" table:style-name="ce194">
            <text:p>83624</text:p>
          </table:table-cell>
          <table:table-cell office:value-type="currency" office:value="-12396.294000000002" table:formula="of:=SUM([.E18:.E27])" table:style-name="ce177">
            <text:p>-₺12.396,29</text:p>
          </table:table-cell>
          <table:table-cell table:style-name="ce128"/>
          <table:table-cell table:style-name="ce178"/>
          <table:table-cell office:value-type="currency" office:value="-9556.7902017882807" table:formula="of:=SUM([.H18:.H27])" table:style-name="ce177">
            <text:p>-₺9.556,79</text:p>
          </table:table-cell>
          <table:table-cell office:value-type="currency" office:value="-1999.4325852441571" table:formula="of:=SUM([.I18:.I27])" table:style-name="ce134">
            <text:p>-$1.999</text:p>
          </table:table-cell>
          <table:table-cell table:style-name="ce128"/>
          <table:table-cell table:style-name="ce132"/>
          <table:table-cell table:style-name="ce128"/>
          <table:table-cell table:style-name="ce178"/>
          <table:table-cell office:value-type="currency" office:value="-2839.5037982117228" table:formula="of:=SUM([.N18:.N27])" table:style-name="ce177">
            <text:p>-₺2.839,50</text:p>
          </table:table-cell>
          <table:table-cell office:value-type="currency" office:value="-585.89666652589779" table:formula="of:=SUM([.O18:.O27])" table:style-name="ce134">
            <text:p>-$586</text:p>
          </table:table-cell>
          <table:table-cell table:style-name="ce195"/>
          <table:table-cell table:style-name="ce128"/>
          <table:table-cell table:style-name="ce195"/>
          <table:table-cell table:style-name="ce180"/>
          <table:table-cell table:number-columns-repeated="16365"/>
        </table:table-row>
        <table:table-row table:style-name="ro8">
          <table:table-cell table:style-name="ce164"/>
          <table:table-cell table:style-name="ce199"/>
          <table:table-cell office:value-type="string" table:style-name="ce197">
            <text:p>Toplam – Net 2018-20</text:p>
          </table:table-cell>
          <table:table-cell office:value-type="float" office:value="143269" table:formula="of:=[.D28]+[.D16]" table:style-name="ce150">
            <text:p>143269</text:p>
          </table:table-cell>
          <table:table-cell office:value-type="float" office:value="9599.4660000000003" table:formula="of:=[.E28]+[.E16]" table:style-name="ce150">
            <text:p>9599,466</text:p>
          </table:table-cell>
          <table:table-cell table:style-name="ce148"/>
          <table:table-cell table:style-name="ce185"/>
          <table:table-cell table:number-columns-repeated="3" table:style-name="ce148"/>
          <table:table-cell table:style-name="ce187"/>
          <table:table-cell table:style-name="ce148"/>
          <table:table-cell table:style-name="ce185"/>
          <table:table-cell table:style-name="ce148"/>
          <table:table-cell table:style-name="ce186"/>
          <table:table-cell table:number-columns-repeated="3" table:style-name="ce148"/>
          <table:table-cell table:style-name="ce172"/>
          <table:table-cell table:number-columns-repeated="16365"/>
        </table:table-row>
        <table:table-row table:style-name="ro8">
          <table:table-cell office:value-type="float" office:value="2021" table:style-name="ce173">
            <text:p>2021</text:p>
          </table:table-cell>
          <table:table-cell table:number-columns-repeated="2" table:style-name="ce156"/>
          <table:table-cell table:style-name="ce140"/>
          <table:table-cell table:number-columns-repeated="2" table:style-name="ce139"/>
          <table:table-cell table:style-name="ce190"/>
          <table:table-cell table:number-columns-repeated="3" table:style-name="ce139"/>
          <table:table-cell table:style-name="ce192"/>
          <table:table-cell table:style-name="ce139"/>
          <table:table-cell table:style-name="ce190"/>
          <table:table-cell table:style-name="ce139"/>
          <table:table-cell table:style-name="ce176"/>
          <table:table-cell table:number-columns-repeated="3" table:style-name="ce139"/>
          <table:table-cell table:style-name="ce141"/>
          <table:table-cell table:number-columns-repeated="16365"/>
        </table:table-row>
        <table:table-row table:style-name="ro8">
          <table:table-cell office:value-type="string" table:style-name="ce142">
            <text:p>SnyA104-21</text:p>
          </table:table-cell>
          <table:table-cell office:value-type="date" office:date-value="2021-04-30T00:00:00" table:style-name="ce129">
            <text:p>Nis.21</text:p>
          </table:table-cell>
          <table:table-cell office:value-type="string" table:style-name="ce129">
            <text:p>ali</text:p>
          </table:table-cell>
          <table:table-cell office:value-type="float" office:value="6800" table:style-name="ce128">
            <text:p>6800</text:p>
          </table:table-cell>
          <table:table-cell office:value-type="currency" office:value="6800" table:formula="of:=['02-11-GLR'.G39]" table:style-name="ce177">
            <text:p>₺6.800,00</text:p>
          </table:table-cell>
          <table:table-cell table:style-name="ce130"/>
          <table:table-cell office:value-type="percentage" office:value="0.78030266002736093" table:formula="of:=[.K31]/[.$E$5]" table:style-name="ce178">
            <text:p>%78,03</text:p>
          </table:table-cell>
          <table:table-cell office:value-type="currency" office:value="5308.8161597524031" table:formula="of:=[.G27]*[.E31]" table:style-name="ce130">
            <text:p>₺5.308,82</text:p>
          </table:table-cell>
          <table:table-cell office:value-type="currency" office:value="649.79389960249728" table:formula="of:=[.H31]/[.S31]" table:style-name="ce134">
            <text:p>$650</text:p>
          </table:table-cell>
          <table:table-cell office:value-type="currency" office:value="12980.267243400669" table:formula="of:=[.J27]+[.H31]" table:style-name="ce130">
            <text:p>₺12.980,27</text:p>
          </table:table-cell>
          <table:table-cell office:value-type="currency" office:value="351136.19701231242" table:formula="of:=[.K27]-[.O31]" table:style-name="ce132">
            <text:p>$351.136,20</text:p>
          </table:table-cell>
          <table:table-cell table:style-name="ce128"/>
          <table:table-cell office:value-type="percentage" office:value="0.21969733997263924" table:formula="of:=[.Q31]/[.$E$5]" table:style-name="ce178">
            <text:p>%21,97</text:p>
          </table:table-cell>
          <table:table-cell office:value-type="currency" office:value="1491.1838402475973" table:formula="of:=[.M27]*[.E31]" table:style-name="ce130">
            <text:p>₺1.491,18</text:p>
          </table:table-cell>
          <table:table-cell office:value-type="currency" office:value="182.51944189077079" table:formula="of:=[.N31]/[.S31]" table:style-name="ce134">
            <text:p>$183</text:p>
          </table:table-cell>
          <table:table-cell office:value-type="currency" office:value="3419.1987565993372" table:formula="of:=[.P27]+[.N31]" table:style-name="ce130">
            <text:p>₺3.419,2</text:p>
          </table:table-cell>
          <table:table-cell office:value-type="currency" office:value="98863.802987687654" table:formula="of:=[.Q27]+[.O31]" table:style-name="ce132">
            <text:p>$98.863,80</text:p>
          </table:table-cell>
          <table:table-cell table:style-name="ce130"/>
          <table:table-cell office:value-type="float" office:value="8.17" table:style-name="ce180">
            <text:p>8,17</text:p>
          </table:table-cell>
          <table:table-cell table:number-columns-repeated="16365"/>
        </table:table-row>
        <table:table-row table:style-name="ro8">
          <table:table-cell office:value-type="string" table:style-name="ce142">
            <text:p>SnyC301-21</text:p>
          </table:table-cell>
          <table:table-cell office:value-type="date" office:date-value="2021-03-30T00:00:00" table:style-name="ce129">
            <text:p>Mar.21</text:p>
          </table:table-cell>
          <table:table-cell table:style-name="ce129"/>
          <table:table-cell table:style-name="ce128"/>
          <table:table-cell office:value-type="currency" office:value="12000" table:formula="of:=['02-11-GLR'.G36]+['02-11-GLR'.G37]" table:style-name="ce177">
            <text:p>₺12.000,00</text:p>
          </table:table-cell>
          <table:table-cell table:style-name="ce130"/>
          <table:table-cell office:value-type="percentage" office:value="0.77958026844504236" table:formula="of:=[.K32]/[.$E$5]" table:style-name="ce178">
            <text:p>%77,96</text:p>
          </table:table-cell>
          <table:table-cell office:value-type="currency" office:value="9363.631920328331" table:formula="of:=[.G31]*[.E32]" table:style-name="ce130">
            <text:p>₺9.363,63</text:p>
          </table:table-cell>
          <table:table-cell office:value-type="currency" office:value="1154.5785351822851" table:formula="of:=[.H32]/[.S32]" table:style-name="ce134">
            <text:p>$1.155</text:p>
          </table:table-cell>
          <table:table-cell office:value-type="currency" office:value="22343.899163729002" table:formula="of:=[.J31]+[.H32]" table:style-name="ce130">
            <text:p>₺22.343,9</text:p>
          </table:table-cell>
          <table:table-cell office:value-type="currency" office:value="350811.12080026907" table:formula="of:=[.K31]-[.O32]" table:style-name="ce132">
            <text:p>$350.811,12</text:p>
          </table:table-cell>
          <table:table-cell table:style-name="ce128"/>
          <table:table-cell office:value-type="percentage" office:value="0.22041973155495781" table:formula="of:=[.Q32]/[.$E$5]" table:style-name="ce178">
            <text:p>%22,04</text:p>
          </table:table-cell>
          <table:table-cell office:value-type="currency" office:value="2636.3680796716708" table:formula="of:=[.M31]*[.E32]" table:style-name="ce130">
            <text:p>₺2.636,37</text:p>
          </table:table-cell>
          <table:table-cell office:value-type="currency" office:value="325.07621204336266" table:formula="of:=[.N32]/[.S32]" table:style-name="ce134">
            <text:p>$325</text:p>
          </table:table-cell>
          <table:table-cell office:value-type="currency" office:value="6055.5668362710076" table:formula="of:=[.P31]+[.N32]" table:style-name="ce130">
            <text:p>₺6.055,57</text:p>
          </table:table-cell>
          <table:table-cell office:value-type="currency" office:value="99188.879199731018" table:formula="of:=[.Q31]+[.O32]" table:style-name="ce132">
            <text:p>$99.188,88</text:p>
          </table:table-cell>
          <table:table-cell table:style-name="ce130"/>
          <table:table-cell office:value-type="float" office:value="8.11" table:style-name="ce180">
            <text:p>8,11</text:p>
          </table:table-cell>
          <table:table-cell table:number-columns-repeated="16365"/>
        </table:table-row>
        <table:table-row table:style-name="ro8">
          <table:table-cell office:value-type="string" table:style-name="ce142">
            <text:p>SnyA105-21</text:p>
          </table:table-cell>
          <table:table-cell office:value-type="date" office:date-value="2021-09-18T00:00:00" table:style-name="ce129">
            <text:p>Eyl.21</text:p>
          </table:table-cell>
          <table:table-cell office:value-type="string" table:style-name="ce129">
            <text:p>fehmi</text:p>
          </table:table-cell>
          <table:table-cell office:value-type="float" office:value="24000" table:style-name="ce128">
            <text:p>24000</text:p>
          </table:table-cell>
          <table:table-cell office:value-type="currency" office:value="24000" table:formula="of:=['02-11-GLR'.G41]" table:style-name="ce177">
            <text:p>₺24.000,00</text:p>
          </table:table-cell>
          <table:table-cell table:style-name="ce130"/>
          <table:table-cell office:value-type="percentage" office:value="0.77820693678426389" table:formula="of:=[.K33]/[.$E$5]" table:style-name="ce178">
            <text:p>%77,82</text:p>
          </table:table-cell>
          <table:table-cell office:value-type="currency" office:value="18709.926442681015" table:formula="of:=[.G32]*[.E33]" table:style-name="ce130">
            <text:p>₺18.709,93</text:p>
          </table:table-cell>
          <table:table-cell office:value-type="currency" office:value="2185.7390704066606" table:formula="of:=[.H33]/[.S33]" table:style-name="ce134">
            <text:p>$2.186</text:p>
          </table:table-cell>
          <table:table-cell office:value-type="currency" office:value="41053.825606410013" table:formula="of:=[.J32]+[.H33]" table:style-name="ce130">
            <text:p>₺41.053,83</text:p>
          </table:table-cell>
          <table:table-cell office:value-type="currency" office:value="350193.12155291875" table:formula="of:=[.K32]-[.O33]" table:style-name="ce132">
            <text:p>$350.193,12</text:p>
          </table:table-cell>
          <table:table-cell table:style-name="ce128"/>
          <table:table-cell office:value-type="percentage" office:value="0.22179306321573639" table:formula="of:=[.Q33]/[.$E$5]" table:style-name="ce178">
            <text:p>%22,18</text:p>
          </table:table-cell>
          <table:table-cell office:value-type="currency" office:value="5290.0735573189877" table:formula="of:=[.M32]*[.E33]" table:style-name="ce130">
            <text:p>₺5.290,07</text:p>
          </table:table-cell>
          <table:table-cell office:value-type="currency" office:value="617.99924735034904" table:formula="of:=[.N33]/[.S33]" table:style-name="ce134">
            <text:p>$618</text:p>
          </table:table-cell>
          <table:table-cell office:value-type="currency" office:value="11345.640393589994" table:formula="of:=[.P32]+[.N33]" table:style-name="ce130">
            <text:p>₺11.345,64</text:p>
          </table:table-cell>
          <table:table-cell office:value-type="currency" office:value="99806.87844708137" table:formula="of:=[.Q32]+[.O33]" table:style-name="ce132">
            <text:p>$99.806,88</text:p>
          </table:table-cell>
          <table:table-cell table:style-name="ce130"/>
          <table:table-cell office:value-type="float" office:value="8.56" table:style-name="ce180">
            <text:p>8,56</text:p>
          </table:table-cell>
          <table:table-cell table:number-columns-repeated="16365"/>
        </table:table-row>
        <table:table-row table:style-name="ro8">
          <table:table-cell office:value-type="string" table:style-name="ce142">
            <text:p>SnyB201-21</text:p>
          </table:table-cell>
          <table:table-cell office:value-type="date" office:date-value="2021-06-05T00:00:00" table:style-name="ce129">
            <text:p>Haz.21</text:p>
          </table:table-cell>
          <table:table-cell table:style-name="ce129"/>
          <table:table-cell table:style-name="ce128"/>
          <table:table-cell office:value-type="currency" office:value="7500" table:formula="of:=['02-11-GLR'.G42]+['02-11-GLR'.G43]+['02-11-GLR'.G44]" table:style-name="ce177">
            <text:p>₺7.500,00</text:p>
          </table:table-cell>
          <table:table-cell table:style-name="ce130"/>
          <table:table-cell office:value-type="percentage" office:value="0.77777810255530844" table:formula="of:=[.K34]/[.$E$5]" table:style-name="ce178">
            <text:p>%77,78</text:p>
          </table:table-cell>
          <table:table-cell office:value-type="currency" office:value="5836.5520258819788" table:formula="of:=[.G33]*[.E34]" table:style-name="ce130">
            <text:p>₺5.836,55</text:p>
          </table:table-cell>
          <table:table-cell office:value-type="currency" office:value="677.09420253851272" table:formula="of:=[.H34]/[.S34]" table:style-name="ce134">
            <text:p>$677</text:p>
          </table:table-cell>
          <table:table-cell office:value-type="currency" office:value="46890.377632291995" table:formula="of:=[.J33]+[.H34]" table:style-name="ce130">
            <text:p>₺46.890,38</text:p>
          </table:table-cell>
          <table:table-cell office:value-type="currency" office:value="350000.14614988881" table:formula="of:=[.K33]-[.O34]" table:style-name="ce132">
            <text:p>$350.000,15</text:p>
          </table:table-cell>
          <table:table-cell table:style-name="ce128"/>
          <table:table-cell office:value-type="percentage" office:value="0.22222189744469178" table:formula="of:=[.Q34]/[.$E$5]" table:style-name="ce178">
            <text:p>%22,22</text:p>
          </table:table-cell>
          <table:table-cell office:value-type="currency" office:value="1663.4479741180228" table:formula="of:=[.M33]*[.E34]" table:style-name="ce130">
            <text:p>₺1.663,45</text:p>
          </table:table-cell>
          <table:table-cell office:value-type="currency" office:value="192.97540302993306" table:formula="of:=[.N34]/[.S34]" table:style-name="ce134">
            <text:p>$193</text:p>
          </table:table-cell>
          <table:table-cell office:value-type="currency" office:value="13009.088367708016" table:formula="of:=[.P33]+[.N34]" table:style-name="ce130">
            <text:p>₺13.009,09</text:p>
          </table:table-cell>
          <table:table-cell office:value-type="currency" office:value="99999.853850111307" table:formula="of:=[.Q33]+[.O34]" table:style-name="ce132">
            <text:p>$99.999,85</text:p>
          </table:table-cell>
          <table:table-cell table:style-name="ce130"/>
          <table:table-cell office:value-type="float" office:value="8.6199999999999992" table:style-name="ce180">
            <text:p>8,62</text:p>
          </table:table-cell>
          <table:table-cell table:number-columns-repeated="16365"/>
        </table:table-row>
        <table:table-row table:style-name="ro8">
          <table:table-cell office:value-type="string" table:style-name="ce142">
            <text:p>SnyB202-21</text:p>
          </table:table-cell>
          <table:table-cell office:value-type="date" office:date-value="2021-08-30T00:00:00" table:style-name="ce129">
            <text:p>Ağu.21</text:p>
          </table:table-cell>
          <table:table-cell office:value-type="string" table:style-name="ce129">
            <text:p>mesut</text:p>
          </table:table-cell>
          <table:table-cell office:value-type="float" office:value="28800" table:style-name="ce128">
            <text:p>28800</text:p>
          </table:table-cell>
          <table:table-cell office:value-type="currency" office:value="28800" table:formula="of:=['02-11-GLR'.G46]" table:style-name="ce177">
            <text:p>₺28.800,00</text:p>
          </table:table-cell>
          <table:table-cell table:style-name="ce130"/>
          <table:table-cell office:value-type="percentage" office:value="0.77607891480901692" table:formula="of:=[.K35]/[.$E$5]" table:style-name="ce178">
            <text:p>%77,61</text:p>
          </table:table-cell>
          <table:table-cell office:value-type="currency" office:value="22400.009353592883" table:formula="of:=[.G34]*[.E35]" table:style-name="ce130">
            <text:p>₺22.400,01</text:p>
          </table:table-cell>
          <table:table-cell office:value-type="currency" office:value="2676.2257292225668" table:formula="of:=[.H35]/[.S35]" table:style-name="ce134">
            <text:p>$2.676</text:p>
          </table:table-cell>
          <table:table-cell office:value-type="currency" office:value="69290.386985884878" table:formula="of:=[.J34]+[.H35]" table:style-name="ce130">
            <text:p>₺69.290,39</text:p>
          </table:table-cell>
          <table:table-cell office:value-type="currency" office:value="349235.51166405762" table:formula="of:=[.K34]-[.O35]" table:style-name="ce132">
            <text:p>$349.235,51</text:p>
          </table:table-cell>
          <table:table-cell table:style-name="ce128"/>
          <table:table-cell office:value-type="percentage" office:value="0.22392108519098333" table:formula="of:=[.Q35]/[.$E$5]" table:style-name="ce178">
            <text:p>%22,39</text:p>
          </table:table-cell>
          <table:table-cell office:value-type="currency" office:value="6399.9906464071237" table:formula="of:=[.M34]*[.E35]" table:style-name="ce130">
            <text:p>₺6.399,99</text:p>
          </table:table-cell>
          <table:table-cell office:value-type="currency" office:value="764.63448583119759" table:formula="of:=[.N35]/[.S35]" table:style-name="ce134">
            <text:p>$765</text:p>
          </table:table-cell>
          <table:table-cell office:value-type="currency" office:value="19409.079014115141" table:formula="of:=[.P34]+[.N35]" table:style-name="ce130">
            <text:p>₺19.409,08</text:p>
          </table:table-cell>
          <table:table-cell office:value-type="currency" office:value="100764.4883359425" table:formula="of:=[.Q34]+[.O35]" table:style-name="ce132">
            <text:p>$100.764,49</text:p>
          </table:table-cell>
          <table:table-cell table:style-name="ce130"/>
          <table:table-cell office:value-type="float" office:value="8.3699999999999992" table:style-name="ce180">
            <text:p>8,37</text:p>
          </table:table-cell>
          <table:table-cell table:number-columns-repeated="16365"/>
        </table:table-row>
        <table:table-row table:style-name="ro8">
          <table:table-cell office:value-type="string" table:style-name="ce142">
            <text:p>SnyC301-21</text:p>
          </table:table-cell>
          <table:table-cell office:value-type="date" office:date-value="2021-11-29T00:00:00" table:style-name="ce129">
            <text:p>Kas.21</text:p>
          </table:table-cell>
          <table:table-cell office:value-type="string" table:style-name="ce129">
            <text:p>hurdc</text:p>
          </table:table-cell>
          <table:table-cell office:value-type="float" office:value="43160" table:style-name="ce128">
            <text:p>43160</text:p>
          </table:table-cell>
          <table:table-cell office:value-type="currency" office:value="43160" table:formula="of:=['02-11-GLR'.G48]" table:style-name="ce177">
            <text:p>₺43.160,00</text:p>
          </table:table-cell>
          <table:table-cell table:style-name="ce130"/>
          <table:table-cell office:value-type="percentage" office:value="0.77429958423056844" table:formula="of:=[.K36]/[.$E$5]" table:style-name="ce178">
            <text:p>%77,43</text:p>
          </table:table-cell>
          <table:table-cell office:value-type="currency" office:value="33495.565963157169" table:formula="of:=[.G35]*[.E36]" table:style-name="ce130">
            <text:p>₺33.495,57</text:p>
          </table:table-cell>
          <table:table-cell office:value-type="currency" office:value="2775.109027602085" table:formula="of:=[.H36]/[.S36]" table:style-name="ce134">
            <text:p>$2.775</text:p>
          </table:table-cell>
          <table:table-cell office:value-type="currency" office:value="102785.95294904205" table:formula="of:=[.J35]+[.H36]" table:style-name="ce130">
            <text:p>₺102.785,95</text:p>
          </table:table-cell>
          <table:table-cell office:value-type="currency" office:value="348434.81290375581" table:formula="of:=[.K35]-[.O36]" table:style-name="ce132">
            <text:p>$348.434,81</text:p>
          </table:table-cell>
          <table:table-cell table:style-name="ce128"/>
          <table:table-cell office:value-type="percentage" office:value="0.22570041576943178" table:formula="of:=[.Q36]/[.$E$5]" table:style-name="ce178">
            <text:p>%22,57</text:p>
          </table:table-cell>
          <table:table-cell office:value-type="currency" office:value="9664.4340368428402" table:formula="of:=[.M35]*[.E36]" table:style-name="ce130">
            <text:p>₺9.664,43</text:p>
          </table:table-cell>
          <table:table-cell office:value-type="currency" office:value="800.69876030180944" table:formula="of:=[.N36]/[.S36]" table:style-name="ce134">
            <text:p>$801</text:p>
          </table:table-cell>
          <table:table-cell office:value-type="currency" office:value="29073.513050957983" table:formula="of:=[.P35]+[.N36]" table:style-name="ce130">
            <text:p>₺29.073,51</text:p>
          </table:table-cell>
          <table:table-cell office:value-type="currency" office:value="101565.18709624431" table:formula="of:=[.Q35]+[.O36]" table:style-name="ce132">
            <text:p>$101.565,19</text:p>
          </table:table-cell>
          <table:table-cell table:style-name="ce130"/>
          <table:table-cell office:value-type="float" office:value="12.07" table:style-name="ce180">
            <text:p>12,07</text:p>
          </table:table-cell>
          <table:table-cell table:number-columns-repeated="16365"/>
        </table:table-row>
        <table:table-row table:style-name="ro8">
          <table:table-cell office:value-type="string" table:style-name="ce142">
            <text:p>SnyE501-21</text:p>
          </table:table-cell>
          <table:table-cell office:value-type="date" office:date-value="2021-08-05T00:00:00" table:style-name="ce129">
            <text:p>Ağu.21</text:p>
          </table:table-cell>
          <table:table-cell office:value-type="string" table:style-name="ce129">
            <text:p>emre</text:p>
          </table:table-cell>
          <table:table-cell office:value-type="float" office:value="30000" table:style-name="ce128">
            <text:p>30000</text:p>
          </table:table-cell>
          <table:table-cell office:value-type="currency" office:value="30000" table:formula="of:=['02-11-GLR'.G50]" table:style-name="ce177">
            <text:p>₺30.000,00</text:p>
          </table:table-cell>
          <table:table-cell table:style-name="ce130"/>
          <table:table-cell office:value-type="percentage" office:value="0.77251044102193245" table:formula="of:=[.K37]/[.$E$5]" table:style-name="ce178">
            <text:p>%77,25</text:p>
          </table:table-cell>
          <table:table-cell office:value-type="currency" office:value="23228.987526917052" table:formula="of:=[.G36]*[.E37]" table:style-name="ce130">
            <text:p>₺23.228,99</text:p>
          </table:table-cell>
          <table:table-cell office:value-type="currency" office:value="2762.0674823920394" table:formula="of:=[.H37]/[.S37]" table:style-name="ce134">
            <text:p>$2.762</text:p>
          </table:table-cell>
          <table:table-cell office:value-type="currency" office:value="126014.9404759591" table:formula="of:=[.J36]+[.H37]" table:style-name="ce130">
            <text:p>₺126.014,94</text:p>
          </table:table-cell>
          <table:table-cell office:value-type="currency" office:value="347629.6984598696" table:formula="of:=[.K36]-[.O37]" table:style-name="ce132">
            <text:p>$347.629,70</text:p>
          </table:table-cell>
          <table:table-cell table:style-name="ce128"/>
          <table:table-cell office:value-type="percentage" office:value="0.22748955897806777" table:formula="of:=[.Q37]/[.$E$5]" table:style-name="ce178">
            <text:p>%22,75</text:p>
          </table:table-cell>
          <table:table-cell office:value-type="currency" office:value="6771.0124730829539" table:formula="of:=[.M36]*[.E37]" table:style-name="ce130">
            <text:p>₺6.771,01</text:p>
          </table:table-cell>
          <table:table-cell office:value-type="currency" office:value="805.11444388620134" table:formula="of:=[.N37]/[.S37]" table:style-name="ce134">
            <text:p>$805</text:p>
          </table:table-cell>
          <table:table-cell office:value-type="currency" office:value="35844.525524040939" table:formula="of:=[.P36]+[.N37]" table:style-name="ce130">
            <text:p>₺35.844,53</text:p>
          </table:table-cell>
          <table:table-cell office:value-type="currency" office:value="102370.3015401305" table:formula="of:=[.Q36]+[.O37]" table:style-name="ce132">
            <text:p>$102.370,30</text:p>
          </table:table-cell>
          <table:table-cell table:style-name="ce130"/>
          <table:table-cell office:value-type="float" office:value="8.41" table:style-name="ce180">
            <text:p>8,41</text:p>
          </table:table-cell>
          <table:table-cell table:number-columns-repeated="16365"/>
        </table:table-row>
        <table:table-row table:style-name="ro8">
          <table:table-cell office:value-type="string" table:style-name="ce142">
            <text:p>SnyE501-21</text:p>
          </table:table-cell>
          <table:table-cell office:value-type="date" office:date-value="2021-08-15T00:00:00" table:style-name="ce129">
            <text:p>Ağu.21</text:p>
          </table:table-cell>
          <table:table-cell table:style-name="ce134"/>
          <table:table-cell table:style-name="ce128"/>
          <table:table-cell office:value-type="currency" office:value="-15585" table:formula="of:=['02-12-GDR'.F114]" table:style-name="ce177">
            <text:p>-₺15.585,00</text:p>
          </table:table-cell>
          <table:table-cell table:style-name="ce130"/>
          <table:table-cell office:value-type="percentage" office:value="0.77343408952438741" table:formula="of:=[.K38]/[.$E$5]" table:style-name="ce178">
            <text:p>%77,34</text:p>
          </table:table-cell>
          <table:table-cell office:value-type="currency" office:value="-12039.575223326818" table:formula="of:=[.G37]*[.E38]" table:style-name="ce130">
            <text:p>-₺12.039,58</text:p>
          </table:table-cell>
          <table:table-cell office:value-type="currency" office:value="-1411.4390648683257" table:formula="of:=[.H38]/[.S38]" table:style-name="ce134">
            <text:p>-$1.411</text:p>
          </table:table-cell>
          <table:table-cell office:value-type="currency" office:value="113975.36525263228" table:formula="of:=[.J37]+[.H38]" table:style-name="ce130">
            <text:p>₺113.975,37</text:p>
          </table:table-cell>
          <table:table-cell office:value-type="currency" office:value="348045.34028597432" table:formula="of:=[.K37]-[.O38]" table:style-name="ce132">
            <text:p>$348.045,34</text:p>
          </table:table-cell>
          <table:table-cell table:style-name="ce128"/>
          <table:table-cell office:value-type="percentage" office:value="0.22656591047561286" table:formula="of:=[.Q38]/[.$E$5]" table:style-name="ce178">
            <text:p>%22,66</text:p>
          </table:table-cell>
          <table:table-cell office:value-type="currency" office:value="-3545.4247766731864" table:formula="of:=[.M37]*[.E38]" table:style-name="ce130">
            <text:p>-₺3.545,42</text:p>
          </table:table-cell>
          <table:table-cell office:value-type="currency" office:value="-415.64182610471124" table:formula="of:=[.N38]/[.S38]" table:style-name="ce134">
            <text:p>-$416</text:p>
          </table:table-cell>
          <table:table-cell office:value-type="currency" office:value="32299.100747367753" table:formula="of:=[.P37]+[.N38]" table:style-name="ce130">
            <text:p>₺32.299,1</text:p>
          </table:table-cell>
          <table:table-cell office:value-type="currency" office:value="101954.65971402579" table:formula="of:=[.Q37]+[.O38]" table:style-name="ce132">
            <text:p>$101.954,66</text:p>
          </table:table-cell>
          <table:table-cell table:style-name="ce130"/>
          <table:table-cell office:value-type="float" office:value="8.5299999999999994" table:style-name="ce180">
            <text:p>8,53</text:p>
          </table:table-cell>
          <table:table-cell table:number-columns-repeated="16365"/>
        </table:table-row>
        <table:table-row table:style-name="ro8">
          <table:table-cell office:value-type="string" table:style-name="ce142">
            <text:p>SnyF601-21</text:p>
          </table:table-cell>
          <table:table-cell office:value-type="date" office:date-value="2021-08-15T00:00:00" table:style-name="ce129">
            <text:p>Ağu.21</text:p>
          </table:table-cell>
          <table:table-cell table:style-name="ce134"/>
          <table:table-cell table:style-name="ce128"/>
          <table:table-cell office:value-type="currency" office:value="-12305" table:formula="of:=['02-12-GDR'.F125]" table:style-name="ce177">
            <text:p>-₺12.305,00</text:p>
          </table:table-cell>
          <table:table-cell table:style-name="ce130"/>
          <table:table-cell office:value-type="percentage" office:value="0.77416038717409497" table:formula="of:=[.K39]/[.$E$5]" table:style-name="ce178">
            <text:p>%77,42</text:p>
          </table:table-cell>
          <table:table-cell office:value-type="currency" office:value="-9517.1064715975863" table:formula="of:=[.G38]*[.E39]" table:style-name="ce130">
            <text:p>-₺9.517,11</text:p>
          </table:table-cell>
          <table:table-cell office:value-type="currency" office:value="-1115.721743446376" table:formula="of:=[.H39]/[.S39]" table:style-name="ce134">
            <text:p>-$1.116</text:p>
          </table:table-cell>
          <table:table-cell office:value-type="currency" office:value="104458.2587810347" table:formula="of:=[.J38]+[.H39]" table:style-name="ce130">
            <text:p>₺104.458,26</text:p>
          </table:table-cell>
          <table:table-cell office:value-type="currency" office:value="348372.17422834272" table:formula="of:=[.K38]-[.O39]" table:style-name="ce132">
            <text:p>$348.372,17</text:p>
          </table:table-cell>
          <table:table-cell table:style-name="ce128"/>
          <table:table-cell office:value-type="percentage" office:value="0.22583961282590534" table:formula="of:=[.Q39]/[.$E$5]" table:style-name="ce178">
            <text:p>%22,58</text:p>
          </table:table-cell>
          <table:table-cell office:value-type="currency" office:value="-2787.8935284024165" table:formula="of:=[.M38]*[.E39]" table:style-name="ce130">
            <text:p>-₺2.787,89</text:p>
          </table:table-cell>
          <table:table-cell office:value-type="currency" office:value="-326.83394236839587" table:formula="of:=[.N39]/[.S39]" table:style-name="ce134">
            <text:p>-$327</text:p>
          </table:table-cell>
          <table:table-cell office:value-type="currency" office:value="29511.207218965337" table:formula="of:=[.P38]+[.N39]" table:style-name="ce130">
            <text:p>₺29.511,21</text:p>
          </table:table-cell>
          <table:table-cell office:value-type="currency" office:value="101627.8257716574" table:formula="of:=[.Q38]+[.O39]" table:style-name="ce132">
            <text:p>$101.627,83</text:p>
          </table:table-cell>
          <table:table-cell table:style-name="ce130"/>
          <table:table-cell office:value-type="float" office:value="8.5299999999999994" table:style-name="ce180">
            <text:p>8,53</text:p>
          </table:table-cell>
          <table:table-cell table:number-columns-repeated="16365"/>
        </table:table-row>
        <table:table-row table:style-name="ro8">
          <table:table-cell office:value-type="string" table:style-name="ce142">
            <text:p>SnyH000-21</text:p>
          </table:table-cell>
          <table:table-cell office:value-type="date" office:date-value="2021-08-15T00:00:00" table:style-name="ce129">
            <text:p>Ağu.21</text:p>
          </table:table-cell>
          <table:table-cell table:style-name="ce134"/>
          <table:table-cell table:style-name="ce128"/>
          <table:table-cell office:value-type="currency" office:value="-4179.3100000000004" table:formula="of:=['02-12-GDR'.F102]" table:style-name="ce177">
            <text:p>-₺4.179,31</text:p>
          </table:table-cell>
          <table:table-cell table:style-name="ce130"/>
          <table:table-cell office:value-type="percentage" office:value="0.77440627847337318" table:formula="of:=[.K40]/[.$E$5]" table:style-name="ce178">
            <text:p>%77,44</text:p>
          </table:table-cell>
          <table:table-cell office:value-type="currency" office:value="-3235.4562477205673" table:formula="of:=[.G39]*[.E40]" table:style-name="ce130">
            <text:p>-₺3.235,46</text:p>
          </table:table-cell>
          <table:table-cell office:value-type="currency" office:value="-379.30319434004309" table:formula="of:=[.H40]/[.S40]" table:style-name="ce134">
            <text:p>-$379</text:p>
          </table:table-cell>
          <table:table-cell office:value-type="currency" office:value="101222.80253331414" table:formula="of:=[.J39]+[.H40]" table:style-name="ce130">
            <text:p>₺101.222,8</text:p>
          </table:table-cell>
          <table:table-cell office:value-type="currency" office:value="348482.82531301794" table:formula="of:=[.K39]-[.O40]" table:style-name="ce132">
            <text:p>$348.482,83</text:p>
          </table:table-cell>
          <table:table-cell table:style-name="ce128"/>
          <table:table-cell office:value-type="percentage" office:value="0.22559372152662713" table:formula="of:=[.Q40]/[.$E$5]" table:style-name="ce178">
            <text:p>%22,56</text:p>
          </table:table-cell>
          <table:table-cell office:value-type="currency" office:value="-943.8537522794345" table:formula="of:=[.M39]*[.E40]" table:style-name="ce130">
            <text:p>-₺943,85</text:p>
          </table:table-cell>
          <table:table-cell office:value-type="currency" office:value="-110.65108467519748" table:formula="of:=[.N40]/[.S40]" table:style-name="ce134">
            <text:p>-$111</text:p>
          </table:table-cell>
          <table:table-cell office:value-type="currency" office:value="28567.353466685901" table:formula="of:=[.P39]+[.N40]" table:style-name="ce130">
            <text:p>₺28.567,35</text:p>
          </table:table-cell>
          <table:table-cell office:value-type="currency" office:value="101517.17468698221" table:formula="of:=[.Q39]+[.O40]" table:style-name="ce132">
            <text:p>$101.517,17</text:p>
          </table:table-cell>
          <table:table-cell table:style-name="ce130"/>
          <table:table-cell office:value-type="float" office:value="8.5299999999999994" table:style-name="ce180">
            <text:p>8,53</text:p>
          </table:table-cell>
          <table:table-cell table:number-columns-repeated="16365"/>
        </table:table-row>
        <table:table-row table:style-name="ro8">
          <table:table-cell table:style-name="ce142"/>
          <table:table-cell office:value-type="string" table:style-name="ce193">
            <text:p>Yıllık Toplam 2021</text:p>
          </table:table-cell>
          <table:table-cell table:style-name="ce193"/>
          <table:table-cell office:value-type="float" office:value="132760" table:formula="of:=SUM([.D31:.D40])" table:style-name="ce194">
            <text:p>132760</text:p>
          </table:table-cell>
          <table:table-cell office:value-type="currency" office:value="120190.69" table:formula="of:=SUM([.E31:.E40])" table:style-name="ce177">
            <text:p>₺120.190,69</text:p>
          </table:table-cell>
          <table:table-cell table:style-name="ce130"/>
          <table:table-cell table:style-name="ce178"/>
          <table:table-cell office:value-type="currency" office:value="93551.351449665861" table:formula="of:=SUM([.H31:.H40])" table:style-name="ce177">
            <text:p>₺93.551,35</text:p>
          </table:table-cell>
          <table:table-cell office:value-type="currency" office:value="9974.1439442919018" table:formula="of:=SUM([.I31:.I40])" table:style-name="ce134">
            <text:p>$9.974</text:p>
          </table:table-cell>
          <table:table-cell table:style-name="ce130"/>
          <table:table-cell table:style-name="ce132"/>
          <table:table-cell table:style-name="ce128"/>
          <table:table-cell table:style-name="ce178"/>
          <table:table-cell office:value-type="currency" office:value="26639.33855033416" table:formula="of:=SUM([.N31:.N40])" table:style-name="ce177">
            <text:p>₺26.639,34</text:p>
          </table:table-cell>
          <table:table-cell office:value-type="currency" office:value="2835.8911411853187" table:formula="of:=SUM([.O31:.O40])" table:style-name="ce134">
            <text:p>$2.836</text:p>
          </table:table-cell>
          <table:table-cell table:style-name="ce195"/>
          <table:table-cell table:style-name="ce132"/>
          <table:table-cell table:style-name="ce195"/>
          <table:table-cell table:style-name="ce180"/>
          <table:table-cell table:number-columns-repeated="16365"/>
        </table:table-row>
        <table:table-row table:style-name="ro8">
          <table:table-cell table:style-name="ce145"/>
          <table:table-cell table:style-name="ce147"/>
          <table:table-cell office:value-type="string" table:style-name="ce197">
            <text:p>Toplam – Net 2018-21</text:p>
          </table:table-cell>
          <table:table-cell office:value-type="float" office:value="276029" table:formula="of:=[.D41]+[.D29]" table:style-name="ce150">
            <text:p>276029</text:p>
          </table:table-cell>
          <table:table-cell office:value-type="float" office:value="129790.156" table:formula="of:=[.E41]+[.E29]" table:style-name="ce150">
            <text:p>129790,156</text:p>
          </table:table-cell>
          <table:table-cell table:style-name="ce148"/>
          <table:table-cell table:style-name="ce185"/>
          <table:table-cell table:number-columns-repeated="3" table:style-name="ce148"/>
          <table:table-cell table:style-name="ce187"/>
          <table:table-cell table:style-name="ce148"/>
          <table:table-cell table:style-name="ce185"/>
          <table:table-cell table:style-name="ce148"/>
          <table:table-cell table:style-name="ce186"/>
          <table:table-cell table:number-columns-repeated="3" table:style-name="ce148"/>
          <table:table-cell table:style-name="ce172"/>
          <table:table-cell table:number-columns-repeated="16365"/>
        </table:table-row>
        <table:table-row table:number-rows-repeated="2" table:style-name="ro8">
          <table:table-cell table:style-name="ce128"/>
          <table:table-cell table:style-name="ce129"/>
          <table:table-cell table:style-name="ce200"/>
          <table:table-cell table:number-columns-repeated="2" table:style-name="ce201"/>
          <table:table-cell table:style-name="ce128"/>
          <table:table-cell table:style-name="ce178"/>
          <table:table-cell table:number-columns-repeated="3" table:style-name="ce128"/>
          <table:table-cell table:style-name="ce132"/>
          <table:table-cell table:style-name="ce128"/>
          <table:table-cell table:style-name="ce178"/>
          <table:table-cell table:style-name="ce128"/>
          <table:table-cell table:style-name="ce134"/>
          <table:table-cell table:number-columns-repeated="1009" table:style-name="ce128"/>
          <table:table-cell table:number-columns-repeated="15360"/>
        </table:table-row>
        <table:table-row table:style-name="ro8">
          <table:table-cell office:value-type="float" office:value="2022" table:style-name="ce173">
            <text:p>2022</text:p>
          </table:table-cell>
          <table:table-cell table:number-columns-repeated="2" table:style-name="ce156"/>
          <table:table-cell table:style-name="ce140"/>
          <table:table-cell table:style-name="ce202"/>
          <table:table-cell table:style-name="ce191"/>
          <table:table-cell table:style-name="ce190"/>
          <table:table-cell table:number-columns-repeated="3" table:style-name="ce139"/>
          <table:table-cell table:style-name="ce192"/>
          <table:table-cell table:style-name="ce139"/>
          <table:table-cell table:style-name="ce190"/>
          <table:table-cell table:style-name="ce139"/>
          <table:table-cell table:style-name="ce176"/>
          <table:table-cell table:number-columns-repeated="3" table:style-name="ce139"/>
          <table:table-cell table:style-name="ce203"/>
          <table:table-cell table:number-columns-repeated="16365"/>
        </table:table-row>
        <table:table-row table:style-name="ro8">
          <table:table-cell office:value-type="string" table:style-name="ce142">
            <text:p>SnyF601-22</text:p>
          </table:table-cell>
          <table:table-cell office:value-type="date" office:date-value="2022-03-31T00:00:00" table:style-name="ce129">
            <text:p>Mar.22</text:p>
          </table:table-cell>
          <table:table-cell office:value-type="string" table:style-name="ce129">
            <text:p>merdal</text:p>
          </table:table-cell>
          <table:table-cell office:value-type="float" office:value="36000" table:style-name="ce128">
            <text:p>36000</text:p>
          </table:table-cell>
          <table:table-cell office:value-type="currency" office:value="36000" table:formula="of:=['02-11-GLR'.G61]+['02-11-GLR'.G62]+['02-11-GLR'.G63]" table:style-name="ce177">
            <text:p>₺36.000,00</text:p>
          </table:table-cell>
          <table:table-cell table:style-name="ce130"/>
          <table:table-cell office:value-type="percentage" office:value="0.77336246715341195" table:formula="of:=[.K46]/[.$E$5]" table:style-name="ce178">
            <text:p>%77,34</text:p>
          </table:table-cell>
          <table:table-cell office:value-type="currency" office:value="27878.626025041434" table:formula="of:=[.G40]*[.E46]" table:style-name="ce130">
            <text:p>₺27.878,63</text:p>
          </table:table-cell>
          <table:table-cell office:value-type="currency" office:value="1612.4133039353057" table:formula="of:=[.H46]/[.S46]" table:style-name="ce134">
            <text:p>$1.612</text:p>
          </table:table-cell>
          <table:table-cell office:value-type="currency" office:value="129101.42855835558" table:formula="of:=[.J40]+[.H46]" table:style-name="ce130">
            <text:p>₺129.101,43</text:p>
          </table:table-cell>
          <table:table-cell office:value-type="currency" office:value="348013.11021903536" table:formula="of:=[.K40]-[.O46]" table:style-name="ce132">
            <text:p>$348.013,11</text:p>
          </table:table-cell>
          <table:table-cell table:style-name="ce128"/>
          <table:table-cell office:value-type="percentage" office:value="0.22663753284658839" table:formula="of:=[.Q46]/[.$E$5]" table:style-name="ce178">
            <text:p>%22,66</text:p>
          </table:table-cell>
          <table:table-cell office:value-type="currency" office:value="8121.3739749585766" table:formula="of:=[.M40]*[.E46]" table:style-name="ce130">
            <text:p>₺8.121,37</text:p>
          </table:table-cell>
          <table:table-cell office:value-type="currency" office:value="469.7150939825666" table:formula="of:=[.N46]/[.S46]" table:style-name="ce134">
            <text:p>$470</text:p>
          </table:table-cell>
          <table:table-cell office:value-type="currency" office:value="36688.727441644478" table:formula="of:=[.P40]+[.N46]" table:style-name="ce130">
            <text:p>₺36.688,73</text:p>
          </table:table-cell>
          <table:table-cell office:value-type="currency" office:value="101986.88978096478" table:formula="of:=[.Q40]+[.O46]" table:style-name="ce132">
            <text:p>$101.986,89</text:p>
          </table:table-cell>
          <table:table-cell table:style-name="ce130"/>
          <table:table-cell office:value-type="float" office:value="17.29" table:style-name="ce180">
            <text:p>17,29</text:p>
          </table:table-cell>
          <table:table-cell table:number-columns-repeated="16365"/>
        </table:table-row>
        <table:table-row table:style-name="ro8">
          <table:table-cell office:value-type="string" table:style-name="ce142">
            <text:p>SnyE502-22</text:p>
          </table:table-cell>
          <table:table-cell office:value-type="date" office:date-value="2022-08-01T00:00:00" table:style-name="ce129">
            <text:p>Ağu.22</text:p>
          </table:table-cell>
          <table:table-cell office:value-type="string" table:style-name="ce129">
            <text:p>cihan</text:p>
          </table:table-cell>
          <table:table-cell office:value-type="float" office:value="45000" table:style-name="ce128">
            <text:p>45000</text:p>
          </table:table-cell>
          <table:table-cell office:value-type="currency" office:value="20000" table:formula="of:=['02-11-GLR'.G65]" table:style-name="ce177">
            <text:p>₺20.000,00</text:p>
          </table:table-cell>
          <table:table-cell table:style-name="ce130"/>
          <table:table-cell office:value-type="percentage" office:value="0.77278022557898274" table:formula="of:=[.K47]/[.$E$5]" table:style-name="ce178">
            <text:p>%77,28</text:p>
          </table:table-cell>
          <table:table-cell office:value-type="currency" office:value="15467.249343068239" table:formula="of:=[.G46]*[.E47]" table:style-name="ce130">
            <text:p>₺15.467,25</text:p>
          </table:table-cell>
          <table:table-cell office:value-type="currency" office:value="894.06065566868426" table:formula="of:=[.H47]/[.S47]" table:style-name="ce134">
            <text:p>$894</text:p>
          </table:table-cell>
          <table:table-cell office:value-type="currency" office:value="144568.67790142383" table:formula="of:=[.J46]+[.H47]" table:style-name="ce130">
            <text:p>₺144.568,68</text:p>
          </table:table-cell>
          <table:table-cell office:value-type="currency" office:value="347751.10151054221" table:formula="of:=[.K46]-[.O47]" table:style-name="ce132">
            <text:p>$347.751,10</text:p>
          </table:table-cell>
          <table:table-cell table:style-name="ce128"/>
          <table:table-cell office:value-type="percentage" office:value="0.22721977442101765" table:formula="of:=[.Q47]/[.$E$5]" table:style-name="ce178">
            <text:p>%22,72</text:p>
          </table:table-cell>
          <table:table-cell office:value-type="currency" office:value="4532.7506569317675" table:formula="of:=[.M46]*[.E47]" table:style-name="ce130">
            <text:p>₺4.532,75</text:p>
          </table:table-cell>
          <table:table-cell office:value-type="currency" office:value="262.00870849316573" table:formula="of:=[.N47]/[.S47]" table:style-name="ce134">
            <text:p>$262</text:p>
          </table:table-cell>
          <table:table-cell office:value-type="currency" office:value="41221.478098576248" table:formula="of:=[.P46]+[.N47]" table:style-name="ce130">
            <text:p>₺41.221,48</text:p>
          </table:table-cell>
          <table:table-cell office:value-type="currency" office:value="102248.89848945795" table:formula="of:=[.Q46]+[.O47]" table:style-name="ce132">
            <text:p>$102.248,90</text:p>
          </table:table-cell>
          <table:table-cell table:style-name="ce130"/>
          <table:table-cell office:value-type="float" office:value="17.3" table:style-name="ce180">
            <text:p>17,3</text:p>
          </table:table-cell>
          <table:table-cell table:number-columns-repeated="16365"/>
        </table:table-row>
        <table:table-row table:style-name="ro8">
          <table:table-cell office:value-type="string" table:style-name="ce142">
            <text:p>SnyE502-22</text:p>
          </table:table-cell>
          <table:table-cell office:value-type="date" office:date-value="2022-08-05T00:00:00" table:style-name="ce129">
            <text:p>Ağu.22</text:p>
          </table:table-cell>
          <table:table-cell table:style-name="ce129"/>
          <table:table-cell table:style-name="ce128"/>
          <table:table-cell office:value-type="currency" office:value="25000" table:formula="of:=['02-11-GLR'.G66]" table:style-name="ce177">
            <text:p>₺25.000,00</text:p>
          </table:table-cell>
          <table:table-cell table:style-name="ce130"/>
          <table:table-cell office:value-type="percentage" office:value="0.77210518168587217" table:formula="of:=[.K48]/[.$E$5]" table:style-name="ce178">
            <text:p>%77,21</text:p>
          </table:table-cell>
          <table:table-cell office:value-type="currency" office:value="19319.50563947457" table:formula="of:=[.G47]*[.E48]" table:style-name="ce130">
            <text:p>₺19.319,51</text:p>
          </table:table-cell>
          <table:table-cell office:value-type="currency" office:value="1033.1286438221696" table:formula="of:=[.H48]/[.S48]" table:style-name="ce134">
            <text:p>$1.033</text:p>
          </table:table-cell>
          <table:table-cell office:value-type="currency" office:value="163888.1835408984" table:formula="of:=[.J47]+[.H48]" table:style-name="ce130">
            <text:p>₺163.888,18</text:p>
          </table:table-cell>
          <table:table-cell office:value-type="currency" office:value="347447.33175864245" table:formula="of:=[.K47]-[.O48]" table:style-name="ce132">
            <text:p>$347.447,33</text:p>
          </table:table-cell>
          <table:table-cell table:style-name="ce128"/>
          <table:table-cell office:value-type="percentage" office:value="0.22789481831412825" table:formula="of:=[.Q48]/[.$E$5]" table:style-name="ce178">
            <text:p>%22,79</text:p>
          </table:table-cell>
          <table:table-cell office:value-type="currency" office:value="5680.4943605254412" table:formula="of:=[.M47]*[.E48]" table:style-name="ce130">
            <text:p>₺5.680,49</text:p>
          </table:table-cell>
          <table:table-cell office:value-type="currency" office:value="303.76975189975622" table:formula="of:=[.N48]/[.S48]" table:style-name="ce134">
            <text:p>$304</text:p>
          </table:table-cell>
          <table:table-cell office:value-type="currency" office:value="46901.972459101686" table:formula="of:=[.P47]+[.N48]" table:style-name="ce130">
            <text:p>₺46.901,97</text:p>
          </table:table-cell>
          <table:table-cell office:value-type="currency" office:value="102552.66824135771" table:formula="of:=[.Q47]+[.O48]" table:style-name="ce132">
            <text:p>$102.552,67</text:p>
          </table:table-cell>
          <table:table-cell table:style-name="ce130"/>
          <table:table-cell office:value-type="float" office:value="18.7" table:style-name="ce180">
            <text:p>18,7</text:p>
          </table:table-cell>
          <table:table-cell table:number-columns-repeated="16365"/>
        </table:table-row>
        <table:table-row table:style-name="ro8">
          <table:table-cell office:value-type="string" table:style-name="ce142">
            <text:p>SnyH000-22</text:p>
          </table:table-cell>
          <table:table-cell office:value-type="date" office:date-value="2022-08-04T00:00:00" table:style-name="ce129">
            <text:p>Ağu.22</text:p>
          </table:table-cell>
          <table:table-cell table:style-name="ce134"/>
          <table:table-cell table:style-name="ce128"/>
          <table:table-cell office:value-type="currency" office:value="0" table:formula="of:=['02-12-GDR'.F132]" table:style-name="ce177">
            <text:p>#BAŞV!</text:p>
          </table:table-cell>
          <table:table-cell table:style-name="ce130"/>
          <table:table-cell office:value-type="percentage" office:value="0" table:formula="of:=[.K49]/[.$E$5]" table:style-name="ce178">
            <text:p>#BAŞV!</text:p>
          </table:table-cell>
          <table:table-cell office:value-type="currency" office:value="0" table:formula="of:=[.G48]*[.E49]" table:style-name="ce130">
            <text:p>#BAŞV!</text:p>
          </table:table-cell>
          <table:table-cell office:value-type="currency" office:value="0" table:formula="of:=[.H49]/[.S49]" table:style-name="ce134">
            <text:p>#BAŞV!</text:p>
          </table:table-cell>
          <table:table-cell office:value-type="currency" office:value="0" table:formula="of:=[.J48]+[.H49]" table:style-name="ce130">
            <text:p>#BAŞV!</text:p>
          </table:table-cell>
          <table:table-cell office:value-type="currency" office:value="0" table:formula="of:=[.K48]-[.O49]" table:style-name="ce132">
            <text:p>#BAŞV!</text:p>
          </table:table-cell>
          <table:table-cell table:style-name="ce128"/>
          <table:table-cell office:value-type="percentage" office:value="0" table:formula="of:=[.Q49]/[.$E$5]" table:style-name="ce178">
            <text:p>#BAŞV!</text:p>
          </table:table-cell>
          <table:table-cell office:value-type="currency" office:value="0" table:formula="of:=[.M48]*[.E49]" table:style-name="ce130">
            <text:p>#BAŞV!</text:p>
          </table:table-cell>
          <table:table-cell office:value-type="currency" office:value="0" table:formula="of:=[.N49]/[.S49]" table:style-name="ce134">
            <text:p>#BAŞV!</text:p>
          </table:table-cell>
          <table:table-cell office:value-type="currency" office:value="0" table:formula="of:=[.P48]+[.N49]" table:style-name="ce130">
            <text:p>#BAŞV!</text:p>
          </table:table-cell>
          <table:table-cell office:value-type="currency" office:value="0" table:formula="of:=[.Q48]+[.O49]" table:style-name="ce132">
            <text:p>#BAŞV!</text:p>
          </table:table-cell>
          <table:table-cell table:style-name="ce130"/>
          <table:table-cell office:value-type="float" office:value="18" table:style-name="ce180">
            <text:p>18</text:p>
          </table:table-cell>
          <table:table-cell table:number-columns-repeated="16365"/>
        </table:table-row>
        <table:table-row table:style-name="ro8">
          <table:table-cell office:value-type="string" table:style-name="ce142">
            <text:p>SnyG701-22</text:p>
          </table:table-cell>
          <table:table-cell office:value-type="date" office:date-value="2022-08-25T00:00:00" table:style-name="ce129">
            <text:p>Ağu.22</text:p>
          </table:table-cell>
          <table:table-cell office:value-type="string" table:style-name="ce129">
            <text:p>metin</text:p>
          </table:table-cell>
          <table:table-cell office:value-type="float" office:value="40000" table:style-name="ce128">
            <text:p>40000</text:p>
          </table:table-cell>
          <table:table-cell office:value-type="currency" office:value="40000" table:style-name="ce177">
            <text:p>₺40.000,00</text:p>
          </table:table-cell>
          <table:table-cell table:style-name="ce130"/>
          <table:table-cell office:value-type="percentage" office:value="0" table:formula="of:=[.K50]/[.$E$5]" table:style-name="ce178">
            <text:p>#BAŞV!</text:p>
          </table:table-cell>
          <table:table-cell office:value-type="currency" office:value="0" table:formula="of:=[.G49]*[.E50]" table:style-name="ce130">
            <text:p>#BAŞV!</text:p>
          </table:table-cell>
          <table:table-cell office:value-type="currency" office:value="0" table:formula="of:=[.H50]/[.S50]" table:style-name="ce134">
            <text:p>#BAŞV!</text:p>
          </table:table-cell>
          <table:table-cell office:value-type="currency" office:value="0" table:formula="of:=[.J49]+[.H50]" table:style-name="ce130">
            <text:p>#BAŞV!</text:p>
          </table:table-cell>
          <table:table-cell office:value-type="currency" office:value="0" table:formula="of:=[.K49]-[.O50]" table:style-name="ce132">
            <text:p>#BAŞV!</text:p>
          </table:table-cell>
          <table:table-cell table:style-name="ce128"/>
          <table:table-cell office:value-type="percentage" office:value="0" table:formula="of:=[.Q50]/[.$E$5]" table:style-name="ce178">
            <text:p>#BAŞV!</text:p>
          </table:table-cell>
          <table:table-cell office:value-type="currency" office:value="0" table:formula="of:=[.M49]*[.E50]" table:style-name="ce130">
            <text:p>#BAŞV!</text:p>
          </table:table-cell>
          <table:table-cell office:value-type="currency" office:value="0" table:formula="of:=[.N50]/[.S50]" table:style-name="ce134">
            <text:p>#BAŞV!</text:p>
          </table:table-cell>
          <table:table-cell office:value-type="currency" office:value="0" table:formula="of:=[.P49]+[.N50]" table:style-name="ce130">
            <text:p>#BAŞV!</text:p>
          </table:table-cell>
          <table:table-cell office:value-type="currency" office:value="0" table:formula="of:=[.Q49]+[.O50]" table:style-name="ce132">
            <text:p>#BAŞV!</text:p>
          </table:table-cell>
          <table:table-cell table:style-name="ce130"/>
          <table:table-cell office:value-type="float" office:value="18.5" table:style-name="ce180">
            <text:p>18,5</text:p>
          </table:table-cell>
          <table:table-cell table:number-columns-repeated="16365"/>
        </table:table-row>
        <table:table-row table:style-name="ro8">
          <table:table-cell office:value-type="string" table:style-name="ce142">
            <text:p>SnyG701-22</text:p>
          </table:table-cell>
          <table:table-cell office:value-type="date" office:date-value="2022-09-30T00:00:00" table:style-name="ce129">
            <text:p>Eyl.22</text:p>
          </table:table-cell>
          <table:table-cell office:value-type="string" table:style-name="ce129">
            <text:p>metin</text:p>
          </table:table-cell>
          <table:table-cell office:value-type="float" office:value="1000" table:style-name="ce128">
            <text:p>1000</text:p>
          </table:table-cell>
          <table:table-cell office:value-type="currency" office:value="1000" table:style-name="ce177">
            <text:p>₺1.000,00</text:p>
          </table:table-cell>
          <table:table-cell table:style-name="ce130"/>
          <table:table-cell office:value-type="percentage" office:value="0" table:formula="of:=[.K51]/[.$E$5]" table:style-name="ce178">
            <text:p>#BAŞV!</text:p>
          </table:table-cell>
          <table:table-cell office:value-type="currency" office:value="0" table:formula="of:=[.G50]*[.E51]" table:style-name="ce130">
            <text:p>#BAŞV!</text:p>
          </table:table-cell>
          <table:table-cell office:value-type="currency" office:value="0" table:formula="of:=[.H51]/[.S51]" table:style-name="ce134">
            <text:p>#BAŞV!</text:p>
          </table:table-cell>
          <table:table-cell office:value-type="currency" office:value="0" table:formula="of:=[.J50]+[.H51]" table:style-name="ce130">
            <text:p>#BAŞV!</text:p>
          </table:table-cell>
          <table:table-cell office:value-type="currency" office:value="0" table:formula="of:=[.K50]-[.O51]" table:style-name="ce132">
            <text:p>#BAŞV!</text:p>
          </table:table-cell>
          <table:table-cell table:style-name="ce128"/>
          <table:table-cell office:value-type="percentage" office:value="0" table:formula="of:=[.Q51]/[.$E$5]" table:style-name="ce178">
            <text:p>#BAŞV!</text:p>
          </table:table-cell>
          <table:table-cell office:value-type="currency" office:value="0" table:formula="of:=[.M50]*[.E51]" table:style-name="ce130">
            <text:p>#BAŞV!</text:p>
          </table:table-cell>
          <table:table-cell office:value-type="currency" office:value="0" table:formula="of:=[.N51]/[.S51]" table:style-name="ce134">
            <text:p>#BAŞV!</text:p>
          </table:table-cell>
          <table:table-cell office:value-type="currency" office:value="0" table:formula="of:=[.P50]+[.N51]" table:style-name="ce130">
            <text:p>#BAŞV!</text:p>
          </table:table-cell>
          <table:table-cell office:value-type="currency" office:value="0" table:formula="of:=[.Q50]+[.O51]" table:style-name="ce132">
            <text:p>#BAŞV!</text:p>
          </table:table-cell>
          <table:table-cell table:style-name="ce130"/>
          <table:table-cell office:value-type="float" office:value="18.5" table:style-name="ce180">
            <text:p>18,5</text:p>
          </table:table-cell>
          <table:table-cell table:number-columns-repeated="16365"/>
        </table:table-row>
        <table:table-row table:style-name="ro8">
          <table:table-cell office:value-type="string" table:style-name="ce142">
            <text:p>SnyA105-22</text:p>
          </table:table-cell>
          <table:table-cell office:value-type="date" office:date-value="2022-10-10T00:00:00" table:style-name="ce129">
            <text:p>Eki.22</text:p>
          </table:table-cell>
          <table:table-cell office:value-type="string" table:style-name="ce129">
            <text:p>ayhan</text:p>
          </table:table-cell>
          <table:table-cell office:value-type="float" office:value="40000" table:style-name="ce128">
            <text:p>40000</text:p>
          </table:table-cell>
          <table:table-cell office:value-type="currency" office:value="40000" table:formula="of:=['02-11-GLR'.G72]" table:style-name="ce177">
            <text:p>₺40.000,00</text:p>
          </table:table-cell>
          <table:table-cell table:style-name="ce130"/>
          <table:table-cell office:value-type="percentage" office:value="0" table:formula="of:=[.K52]/[.$E$5]" table:style-name="ce178">
            <text:p>#BAŞV!</text:p>
          </table:table-cell>
          <table:table-cell office:value-type="currency" office:value="0" table:formula="of:=[.G51]*[.E52]" table:style-name="ce130">
            <text:p>#BAŞV!</text:p>
          </table:table-cell>
          <table:table-cell office:value-type="currency" office:value="0" table:formula="of:=[.H52]/[.S52]" table:style-name="ce134">
            <text:p>#BAŞV!</text:p>
          </table:table-cell>
          <table:table-cell office:value-type="currency" office:value="0" table:formula="of:=[.J51]+[.H52]" table:style-name="ce130">
            <text:p>#BAŞV!</text:p>
          </table:table-cell>
          <table:table-cell office:value-type="currency" office:value="0" table:formula="of:=[.K51]-[.O52]" table:style-name="ce132">
            <text:p>#BAŞV!</text:p>
          </table:table-cell>
          <table:table-cell table:style-name="ce128"/>
          <table:table-cell office:value-type="percentage" office:value="0" table:formula="of:=[.Q52]/[.$E$5]" table:style-name="ce178">
            <text:p>#BAŞV!</text:p>
          </table:table-cell>
          <table:table-cell office:value-type="currency" office:value="0" table:formula="of:=[.M51]*[.E52]" table:style-name="ce130">
            <text:p>#BAŞV!</text:p>
          </table:table-cell>
          <table:table-cell office:value-type="currency" office:value="0" table:formula="of:=[.N52]/[.S52]" table:style-name="ce134">
            <text:p>#BAŞV!</text:p>
          </table:table-cell>
          <table:table-cell office:value-type="currency" office:value="0" table:formula="of:=[.P51]+[.N52]" table:style-name="ce130">
            <text:p>#BAŞV!</text:p>
          </table:table-cell>
          <table:table-cell office:value-type="currency" office:value="0" table:formula="of:=[.Q51]+[.O52]" table:style-name="ce132">
            <text:p>#BAŞV!</text:p>
          </table:table-cell>
          <table:table-cell table:style-name="ce130"/>
          <table:table-cell office:value-type="float" office:value="19.5" table:style-name="ce180">
            <text:p>19,5</text:p>
          </table:table-cell>
          <table:table-cell table:number-columns-repeated="16365"/>
        </table:table-row>
        <table:table-row table:style-name="ro8">
          <table:table-cell office:value-type="string" table:style-name="ce142">
            <text:p>SnyG701-22</text:p>
          </table:table-cell>
          <table:table-cell office:value-type="date" office:date-value="2022-10-30T00:00:00" table:style-name="ce129">
            <text:p>Eki.22</text:p>
          </table:table-cell>
          <table:table-cell office:value-type="string" table:style-name="ce129">
            <text:p>metin</text:p>
          </table:table-cell>
          <table:table-cell office:value-type="float" office:value="1000" table:style-name="ce128">
            <text:p>1000</text:p>
          </table:table-cell>
          <table:table-cell office:value-type="currency" office:value="1000" table:style-name="ce177">
            <text:p>₺1.000,00</text:p>
          </table:table-cell>
          <table:table-cell table:style-name="ce130"/>
          <table:table-cell office:value-type="percentage" office:value="0" table:formula="of:=[.K53]/[.$E$5]" table:style-name="ce178">
            <text:p>#BAŞV!</text:p>
          </table:table-cell>
          <table:table-cell office:value-type="currency" office:value="0" table:formula="of:=[.G52]*[.E53]" table:style-name="ce130">
            <text:p>#BAŞV!</text:p>
          </table:table-cell>
          <table:table-cell office:value-type="currency" office:value="0" table:formula="of:=[.H53]/[.S53]" table:style-name="ce134">
            <text:p>#BAŞV!</text:p>
          </table:table-cell>
          <table:table-cell office:value-type="currency" office:value="0" table:formula="of:=[.J52]+[.H53]" table:style-name="ce130">
            <text:p>#BAŞV!</text:p>
          </table:table-cell>
          <table:table-cell office:value-type="currency" office:value="0" table:formula="of:=[.K52]-[.O53]" table:style-name="ce132">
            <text:p>#BAŞV!</text:p>
          </table:table-cell>
          <table:table-cell table:style-name="ce128"/>
          <table:table-cell office:value-type="percentage" office:value="0" table:formula="of:=[.Q53]/[.$E$5]" table:style-name="ce178">
            <text:p>#BAŞV!</text:p>
          </table:table-cell>
          <table:table-cell office:value-type="currency" office:value="0" table:formula="of:=[.M52]*[.E53]" table:style-name="ce130">
            <text:p>#BAŞV!</text:p>
          </table:table-cell>
          <table:table-cell office:value-type="currency" office:value="0" table:formula="of:=[.N53]/[.S53]" table:style-name="ce134">
            <text:p>#BAŞV!</text:p>
          </table:table-cell>
          <table:table-cell office:value-type="currency" office:value="0" table:formula="of:=[.P52]+[.N53]" table:style-name="ce130">
            <text:p>#BAŞV!</text:p>
          </table:table-cell>
          <table:table-cell office:value-type="currency" office:value="0" table:formula="of:=[.Q52]+[.O53]" table:style-name="ce132">
            <text:p>#BAŞV!</text:p>
          </table:table-cell>
          <table:table-cell table:style-name="ce130"/>
          <table:table-cell office:value-type="float" office:value="18.5" table:style-name="ce180">
            <text:p>18,5</text:p>
          </table:table-cell>
          <table:table-cell table:number-columns-repeated="16365"/>
        </table:table-row>
        <table:table-row table:style-name="ro8">
          <table:table-cell office:value-type="string" table:style-name="ce142">
            <text:p>SnyC301-22</text:p>
          </table:table-cell>
          <table:table-cell office:value-type="date" office:date-value="2022-11-30T00:00:00" table:style-name="ce129">
            <text:p>Kas.22</text:p>
          </table:table-cell>
          <table:table-cell office:value-type="string" table:style-name="ce129">
            <text:p>hurdc</text:p>
          </table:table-cell>
          <table:table-cell office:value-type="float" office:value="82000" table:style-name="ce128">
            <text:p>82000</text:p>
          </table:table-cell>
          <table:table-cell office:value-type="currency" office:value="82000" table:style-name="ce177">
            <text:p>₺82.000,00</text:p>
          </table:table-cell>
          <table:table-cell table:style-name="ce130"/>
          <table:table-cell office:value-type="percentage" office:value="0" table:formula="of:=[.K54]/[.$E$5]" table:style-name="ce178">
            <text:p>#BAŞV!</text:p>
          </table:table-cell>
          <table:table-cell office:value-type="currency" office:value="0" table:formula="of:=[.G53]*[.E54]" table:style-name="ce130">
            <text:p>#BAŞV!</text:p>
          </table:table-cell>
          <table:table-cell office:value-type="currency" office:value="0" table:formula="of:=[.H54]/[.S54]" table:style-name="ce134">
            <text:p>#BAŞV!</text:p>
          </table:table-cell>
          <table:table-cell office:value-type="currency" office:value="0" table:formula="of:=[.J53]+[.H54]" table:style-name="ce130">
            <text:p>#BAŞV!</text:p>
          </table:table-cell>
          <table:table-cell office:value-type="currency" office:value="0" table:formula="of:=[.K53]-[.O54]" table:style-name="ce132">
            <text:p>#BAŞV!</text:p>
          </table:table-cell>
          <table:table-cell table:style-name="ce128"/>
          <table:table-cell office:value-type="percentage" office:value="0" table:formula="of:=[.Q54]/[.$E$5]" table:style-name="ce178">
            <text:p>#BAŞV!</text:p>
          </table:table-cell>
          <table:table-cell office:value-type="currency" office:value="0" table:formula="of:=[.M53]*[.E54]" table:style-name="ce130">
            <text:p>#BAŞV!</text:p>
          </table:table-cell>
          <table:table-cell office:value-type="currency" office:value="0" table:formula="of:=[.N54]/[.S54]" table:style-name="ce134">
            <text:p>#BAŞV!</text:p>
          </table:table-cell>
          <table:table-cell office:value-type="currency" office:value="0" table:formula="of:=[.P53]+[.N54]" table:style-name="ce130">
            <text:p>#BAŞV!</text:p>
          </table:table-cell>
          <table:table-cell office:value-type="currency" office:value="0" table:formula="of:=[.Q53]+[.O54]" table:style-name="ce132">
            <text:p>#BAŞV!</text:p>
          </table:table-cell>
          <table:table-cell table:style-name="ce130"/>
          <table:table-cell office:value-type="float" office:value="18.600000000000001" table:style-name="ce180">
            <text:p>18,6</text:p>
          </table:table-cell>
          <table:table-cell table:number-columns-repeated="16365"/>
        </table:table-row>
        <table:table-row table:style-name="ro8">
          <table:table-cell office:value-type="string" table:style-name="ce142">
            <text:p>SnyB202-22</text:p>
          </table:table-cell>
          <table:table-cell office:value-type="date" office:date-value="2022-11-30T00:00:00" table:style-name="ce129">
            <text:p>Kas.22</text:p>
          </table:table-cell>
          <table:table-cell office:value-type="string" table:style-name="ce129">
            <text:p>salih</text:p>
          </table:table-cell>
          <table:table-cell office:value-type="float" office:value="84000" table:style-name="ce128">
            <text:p>84000</text:p>
          </table:table-cell>
          <table:table-cell office:value-type="currency" office:value="84000" table:style-name="ce177">
            <text:p>₺84.000,00</text:p>
          </table:table-cell>
          <table:table-cell table:style-name="ce130"/>
          <table:table-cell office:value-type="percentage" office:value="0" table:formula="of:=[.K55]/[.$E$5]" table:style-name="ce178">
            <text:p>#BAŞV!</text:p>
          </table:table-cell>
          <table:table-cell office:value-type="currency" office:value="0" table:formula="of:=[.G54]*[.E55]" table:style-name="ce130">
            <text:p>#BAŞV!</text:p>
          </table:table-cell>
          <table:table-cell office:value-type="currency" office:value="0" table:formula="of:=[.H55]/[.S55]" table:style-name="ce134">
            <text:p>#BAŞV!</text:p>
          </table:table-cell>
          <table:table-cell office:value-type="currency" office:value="0" table:formula="of:=[.J54]+[.H55]" table:style-name="ce130">
            <text:p>#BAŞV!</text:p>
          </table:table-cell>
          <table:table-cell office:value-type="currency" office:value="0" table:formula="of:=[.K54]-[.O55]" table:style-name="ce132">
            <text:p>#BAŞV!</text:p>
          </table:table-cell>
          <table:table-cell table:style-name="ce128"/>
          <table:table-cell office:value-type="percentage" office:value="0" table:formula="of:=[.Q55]/[.$E$5]" table:style-name="ce178">
            <text:p>#BAŞV!</text:p>
          </table:table-cell>
          <table:table-cell office:value-type="currency" office:value="0" table:formula="of:=[.M54]*[.E55]" table:style-name="ce130">
            <text:p>#BAŞV!</text:p>
          </table:table-cell>
          <table:table-cell office:value-type="currency" office:value="0" table:formula="of:=[.N55]/[.S55]" table:style-name="ce134">
            <text:p>#BAŞV!</text:p>
          </table:table-cell>
          <table:table-cell office:value-type="currency" office:value="0" table:formula="of:=[.P54]+[.N55]" table:style-name="ce130">
            <text:p>#BAŞV!</text:p>
          </table:table-cell>
          <table:table-cell office:value-type="currency" office:value="0" table:formula="of:=[.Q54]+[.O55]" table:style-name="ce132">
            <text:p>#BAŞV!</text:p>
          </table:table-cell>
          <table:table-cell table:style-name="ce130"/>
          <table:table-cell office:value-type="float" office:value="18.600000000000001" table:style-name="ce180">
            <text:p>18,6</text:p>
          </table:table-cell>
          <table:table-cell table:number-columns-repeated="16365"/>
        </table:table-row>
        <table:table-row table:style-name="ro8">
          <table:table-cell office:value-type="string" table:style-name="ce142">
            <text:p>SnyG701-22</text:p>
          </table:table-cell>
          <table:table-cell office:value-type="date" office:date-value="2022-11-30T00:00:00" table:style-name="ce129">
            <text:p>Kas.22</text:p>
          </table:table-cell>
          <table:table-cell office:value-type="string" table:style-name="ce129">
            <text:p>metin</text:p>
          </table:table-cell>
          <table:table-cell office:value-type="float" office:value="1000" table:style-name="ce128">
            <text:p>1000</text:p>
          </table:table-cell>
          <table:table-cell office:value-type="currency" office:value="1000" table:style-name="ce177">
            <text:p>₺1.000,00</text:p>
          </table:table-cell>
          <table:table-cell table:style-name="ce130"/>
          <table:table-cell office:value-type="percentage" office:value="0" table:formula="of:=[.K56]/[.$E$5]" table:style-name="ce178">
            <text:p>#BAŞV!</text:p>
          </table:table-cell>
          <table:table-cell office:value-type="currency" office:value="0" table:formula="of:=[.G55]*[.E56]" table:style-name="ce130">
            <text:p>#BAŞV!</text:p>
          </table:table-cell>
          <table:table-cell office:value-type="currency" office:value="0" table:formula="of:=[.H56]/[.S56]" table:style-name="ce134">
            <text:p>#BAŞV!</text:p>
          </table:table-cell>
          <table:table-cell office:value-type="currency" office:value="0" table:formula="of:=[.J55]+[.H56]" table:style-name="ce130">
            <text:p>#BAŞV!</text:p>
          </table:table-cell>
          <table:table-cell office:value-type="currency" office:value="0" table:formula="of:=[.K55]-[.O56]" table:style-name="ce132">
            <text:p>#BAŞV!</text:p>
          </table:table-cell>
          <table:table-cell table:style-name="ce128"/>
          <table:table-cell office:value-type="percentage" office:value="0" table:formula="of:=[.Q56]/[.$E$5]" table:style-name="ce178">
            <text:p>#BAŞV!</text:p>
          </table:table-cell>
          <table:table-cell office:value-type="currency" office:value="0" table:formula="of:=[.M55]*[.E56]" table:style-name="ce130">
            <text:p>#BAŞV!</text:p>
          </table:table-cell>
          <table:table-cell office:value-type="currency" office:value="0" table:formula="of:=[.N56]/[.S56]" table:style-name="ce134">
            <text:p>#BAŞV!</text:p>
          </table:table-cell>
          <table:table-cell office:value-type="currency" office:value="0" table:formula="of:=[.P55]+[.N56]" table:style-name="ce130">
            <text:p>#BAŞV!</text:p>
          </table:table-cell>
          <table:table-cell office:value-type="currency" office:value="0" table:formula="of:=[.Q55]+[.O56]" table:style-name="ce132">
            <text:p>#BAŞV!</text:p>
          </table:table-cell>
          <table:table-cell table:style-name="ce130"/>
          <table:table-cell office:value-type="float" office:value="19.600000000000001" table:style-name="ce180">
            <text:p>19,6</text:p>
          </table:table-cell>
          <table:table-cell table:number-columns-repeated="16365"/>
        </table:table-row>
        <table:table-row table:style-name="ro8">
          <table:table-cell office:value-type="string" table:style-name="ce142">
            <text:p>SnyG701-22</text:p>
          </table:table-cell>
          <table:table-cell office:value-type="date" office:date-value="2022-12-30T00:00:00" table:style-name="ce129">
            <text:p>Ara.22</text:p>
          </table:table-cell>
          <table:table-cell office:value-type="string" table:style-name="ce129">
            <text:p>metin</text:p>
          </table:table-cell>
          <table:table-cell office:value-type="float" office:value="1000" table:style-name="ce128">
            <text:p>1000</text:p>
          </table:table-cell>
          <table:table-cell office:value-type="currency" office:value="1000" table:style-name="ce177">
            <text:p>₺1.000,00</text:p>
          </table:table-cell>
          <table:table-cell table:style-name="ce130"/>
          <table:table-cell office:value-type="percentage" office:value="0" table:formula="of:=[.K57]/[.$E$5]" table:style-name="ce178">
            <text:p>#BAŞV!</text:p>
          </table:table-cell>
          <table:table-cell office:value-type="currency" office:value="0" table:formula="of:=[.G56]*[.E57]" table:style-name="ce130">
            <text:p>#BAŞV!</text:p>
          </table:table-cell>
          <table:table-cell office:value-type="currency" office:value="0" table:formula="of:=[.H57]/[.S57]" table:style-name="ce134">
            <text:p>#BAŞV!</text:p>
          </table:table-cell>
          <table:table-cell office:value-type="currency" office:value="0" table:formula="of:=[.J56]+[.H57]" table:style-name="ce130">
            <text:p>#BAŞV!</text:p>
          </table:table-cell>
          <table:table-cell office:value-type="currency" office:value="0" table:formula="of:=[.K56]-[.O57]" table:style-name="ce132">
            <text:p>#BAŞV!</text:p>
          </table:table-cell>
          <table:table-cell table:style-name="ce128"/>
          <table:table-cell office:value-type="percentage" office:value="0" table:formula="of:=[.Q57]/[.$E$5]" table:style-name="ce178">
            <text:p>#BAŞV!</text:p>
          </table:table-cell>
          <table:table-cell office:value-type="currency" office:value="0" table:formula="of:=[.M56]*[.E57]" table:style-name="ce130">
            <text:p>#BAŞV!</text:p>
          </table:table-cell>
          <table:table-cell office:value-type="currency" office:value="0" table:formula="of:=[.N57]/[.S57]" table:style-name="ce134">
            <text:p>#BAŞV!</text:p>
          </table:table-cell>
          <table:table-cell office:value-type="currency" office:value="0" table:formula="of:=[.P56]+[.N57]" table:style-name="ce130">
            <text:p>#BAŞV!</text:p>
          </table:table-cell>
          <table:table-cell office:value-type="currency" office:value="0" table:formula="of:=[.Q56]+[.O57]" table:style-name="ce132">
            <text:p>#BAŞV!</text:p>
          </table:table-cell>
          <table:table-cell table:style-name="ce130"/>
          <table:table-cell office:value-type="float" office:value="18.600000000000001" table:style-name="ce180">
            <text:p>18,6</text:p>
          </table:table-cell>
          <table:table-cell table:number-columns-repeated="16365"/>
        </table:table-row>
        <table:table-row table:style-name="ro8">
          <table:table-cell office:value-type="string" table:style-name="ce142">
            <text:p>SnyG701-22</text:p>
          </table:table-cell>
          <table:table-cell office:value-type="date" office:date-value="2023-01-30T00:00:00" table:style-name="ce129">
            <text:p>Oca.23</text:p>
          </table:table-cell>
          <table:table-cell office:value-type="string" table:style-name="ce129">
            <text:p>metin</text:p>
          </table:table-cell>
          <table:table-cell office:value-type="float" office:value="1000" table:style-name="ce128">
            <text:p>1000</text:p>
          </table:table-cell>
          <table:table-cell office:value-type="currency" office:value="1000" table:style-name="ce177">
            <text:p>₺1.000,00</text:p>
          </table:table-cell>
          <table:table-cell table:style-name="ce128"/>
          <table:table-cell office:value-type="percentage" office:value="0" table:formula="of:=[.K58]/[.$E$5]" table:style-name="ce178">
            <text:p>#BAŞV!</text:p>
          </table:table-cell>
          <table:table-cell office:value-type="currency" office:value="0" table:formula="of:=[.G57]*[.E58]" table:style-name="ce130">
            <text:p>#BAŞV!</text:p>
          </table:table-cell>
          <table:table-cell office:value-type="currency" office:value="0" table:formula="of:=[.H58]/[.S58]" table:style-name="ce134">
            <text:p>#BAŞV!</text:p>
          </table:table-cell>
          <table:table-cell office:value-type="currency" office:value="0" table:formula="of:=[.J57]+[.H58]" table:style-name="ce130">
            <text:p>#BAŞV!</text:p>
          </table:table-cell>
          <table:table-cell office:value-type="currency" office:value="0" table:formula="of:=[.K57]-[.O58]" table:style-name="ce132">
            <text:p>#BAŞV!</text:p>
          </table:table-cell>
          <table:table-cell table:style-name="ce128"/>
          <table:table-cell office:value-type="percentage" office:value="0" table:formula="of:=[.Q58]/[.$E$5]" table:style-name="ce178">
            <text:p>#BAŞV!</text:p>
          </table:table-cell>
          <table:table-cell office:value-type="currency" office:value="0" table:formula="of:=[.M57]*[.E58]" table:style-name="ce130">
            <text:p>#BAŞV!</text:p>
          </table:table-cell>
          <table:table-cell office:value-type="currency" office:value="0" table:formula="of:=[.N58]/[.S58]" table:style-name="ce134">
            <text:p>#BAŞV!</text:p>
          </table:table-cell>
          <table:table-cell office:value-type="currency" office:value="0" table:formula="of:=[.P57]+[.N58]" table:style-name="ce130">
            <text:p>#BAŞV!</text:p>
          </table:table-cell>
          <table:table-cell office:value-type="currency" office:value="0" table:formula="of:=[.Q57]+[.O58]" table:style-name="ce132">
            <text:p>#BAŞV!</text:p>
          </table:table-cell>
          <table:table-cell table:style-name="ce130"/>
          <table:table-cell office:value-type="float" office:value="18.600000000000001" table:style-name="ce180">
            <text:p>18,6</text:p>
          </table:table-cell>
          <table:table-cell table:number-columns-repeated="16365"/>
        </table:table-row>
        <table:table-row table:style-name="ro8">
          <table:table-cell office:value-type="string" table:style-name="ce142">
            <text:p>SnyG701-22</text:p>
          </table:table-cell>
          <table:table-cell office:value-type="date" office:date-value="2023-02-28T00:00:00" table:style-name="ce129">
            <text:p>Şub.23</text:p>
          </table:table-cell>
          <table:table-cell office:value-type="string" table:style-name="ce129">
            <text:p>metin</text:p>
          </table:table-cell>
          <table:table-cell office:value-type="float" office:value="1000" table:style-name="ce128">
            <text:p>1000</text:p>
          </table:table-cell>
          <table:table-cell office:value-type="currency" office:value="1000" table:style-name="ce177">
            <text:p>₺1.000,00</text:p>
          </table:table-cell>
          <table:table-cell table:style-name="ce128"/>
          <table:table-cell office:value-type="percentage" office:value="0" table:formula="of:=[.K59]/[.$E$5]" table:style-name="ce178">
            <text:p>#BAŞV!</text:p>
          </table:table-cell>
          <table:table-cell office:value-type="currency" office:value="0" table:formula="of:=[.G58]*[.E59]" table:style-name="ce130">
            <text:p>#BAŞV!</text:p>
          </table:table-cell>
          <table:table-cell office:value-type="currency" office:value="0" table:formula="of:=[.H59]/[.S59]" table:style-name="ce134">
            <text:p>#BAŞV!</text:p>
          </table:table-cell>
          <table:table-cell office:value-type="currency" office:value="0" table:formula="of:=[.J58]+[.H59]" table:style-name="ce130">
            <text:p>#BAŞV!</text:p>
          </table:table-cell>
          <table:table-cell office:value-type="currency" office:value="0" table:formula="of:=[.K58]-[.O59]" table:style-name="ce132">
            <text:p>#BAŞV!</text:p>
          </table:table-cell>
          <table:table-cell table:style-name="ce128"/>
          <table:table-cell office:value-type="percentage" office:value="0" table:formula="of:=[.Q59]/[.$E$5]" table:style-name="ce178">
            <text:p>#BAŞV!</text:p>
          </table:table-cell>
          <table:table-cell office:value-type="currency" office:value="0" table:formula="of:=[.M58]*[.E59]" table:style-name="ce130">
            <text:p>#BAŞV!</text:p>
          </table:table-cell>
          <table:table-cell office:value-type="currency" office:value="0" table:formula="of:=[.N59]/[.S59]" table:style-name="ce134">
            <text:p>#BAŞV!</text:p>
          </table:table-cell>
          <table:table-cell office:value-type="currency" office:value="0" table:formula="of:=[.P58]+[.N59]" table:style-name="ce130">
            <text:p>#BAŞV!</text:p>
          </table:table-cell>
          <table:table-cell office:value-type="currency" office:value="0" table:formula="of:=[.Q58]+[.O59]" table:style-name="ce132">
            <text:p>#BAŞV!</text:p>
          </table:table-cell>
          <table:table-cell table:style-name="ce130"/>
          <table:table-cell office:value-type="float" office:value="18.600000000000001" table:style-name="ce180">
            <text:p>18,6</text:p>
          </table:table-cell>
          <table:table-cell table:number-columns-repeated="16365"/>
        </table:table-row>
        <table:table-row table:style-name="ro8">
          <table:table-cell office:value-type="string" table:style-name="ce142">
            <text:p>SnyG701-22</text:p>
          </table:table-cell>
          <table:table-cell office:value-type="date" office:date-value="2023-03-30T00:00:00" table:style-name="ce129">
            <text:p>Mar.23</text:p>
          </table:table-cell>
          <table:table-cell office:value-type="string" table:style-name="ce129">
            <text:p>metin</text:p>
          </table:table-cell>
          <table:table-cell office:value-type="float" office:value="1000" table:style-name="ce128">
            <text:p>1000</text:p>
          </table:table-cell>
          <table:table-cell office:value-type="currency" office:value="1000" table:style-name="ce177">
            <text:p>₺1.000,00</text:p>
          </table:table-cell>
          <table:table-cell table:style-name="ce128"/>
          <table:table-cell office:value-type="percentage" office:value="0" table:formula="of:=[.K60]/[.$E$5]" table:style-name="ce178">
            <text:p>#BAŞV!</text:p>
          </table:table-cell>
          <table:table-cell office:value-type="currency" office:value="0" table:formula="of:=[.G59]*[.E60]" table:style-name="ce130">
            <text:p>#BAŞV!</text:p>
          </table:table-cell>
          <table:table-cell office:value-type="currency" office:value="0" table:formula="of:=[.H60]/[.S60]" table:style-name="ce134">
            <text:p>#BAŞV!</text:p>
          </table:table-cell>
          <table:table-cell office:value-type="currency" office:value="0" table:formula="of:=[.J59]+[.H60]" table:style-name="ce130">
            <text:p>#BAŞV!</text:p>
          </table:table-cell>
          <table:table-cell office:value-type="currency" office:value="0" table:formula="of:=[.K59]-[.O60]" table:style-name="ce132">
            <text:p>#BAŞV!</text:p>
          </table:table-cell>
          <table:table-cell table:style-name="ce128"/>
          <table:table-cell office:value-type="percentage" office:value="0" table:formula="of:=[.Q60]/[.$E$5]" table:style-name="ce178">
            <text:p>#BAŞV!</text:p>
          </table:table-cell>
          <table:table-cell office:value-type="currency" office:value="0" table:formula="of:=[.M59]*[.E60]" table:style-name="ce130">
            <text:p>#BAŞV!</text:p>
          </table:table-cell>
          <table:table-cell office:value-type="currency" office:value="0" table:formula="of:=[.N60]/[.S60]" table:style-name="ce134">
            <text:p>#BAŞV!</text:p>
          </table:table-cell>
          <table:table-cell office:value-type="currency" office:value="0" table:formula="of:=[.P59]+[.N60]" table:style-name="ce130">
            <text:p>#BAŞV!</text:p>
          </table:table-cell>
          <table:table-cell office:value-type="currency" office:value="0" table:formula="of:=[.Q59]+[.O60]" table:style-name="ce132">
            <text:p>#BAŞV!</text:p>
          </table:table-cell>
          <table:table-cell table:style-name="ce130"/>
          <table:table-cell office:value-type="float" office:value="18.600000000000001" table:style-name="ce180">
            <text:p>18,6</text:p>
          </table:table-cell>
          <table:table-cell table:number-columns-repeated="16365"/>
        </table:table-row>
        <table:table-row table:style-name="ro8">
          <table:table-cell office:value-type="string" table:style-name="ce142">
            <text:p>SnyG701-22</text:p>
          </table:table-cell>
          <table:table-cell office:value-type="date" office:date-value="2023-04-30T00:00:00" table:style-name="ce129">
            <text:p>Nis.23</text:p>
          </table:table-cell>
          <table:table-cell office:value-type="string" table:style-name="ce129">
            <text:p>metin</text:p>
          </table:table-cell>
          <table:table-cell office:value-type="float" office:value="1000" table:style-name="ce128">
            <text:p>1000</text:p>
          </table:table-cell>
          <table:table-cell office:value-type="currency" office:value="1000" table:style-name="ce177">
            <text:p>₺1.000,00</text:p>
          </table:table-cell>
          <table:table-cell table:style-name="ce128"/>
          <table:table-cell office:value-type="percentage" office:value="0" table:formula="of:=[.K61]/[.$E$5]" table:style-name="ce178">
            <text:p>#BAŞV!</text:p>
          </table:table-cell>
          <table:table-cell office:value-type="currency" office:value="0" table:formula="of:=[.G60]*[.E61]" table:style-name="ce130">
            <text:p>#BAŞV!</text:p>
          </table:table-cell>
          <table:table-cell office:value-type="currency" office:value="0" table:formula="of:=[.H61]/[.S61]" table:style-name="ce134">
            <text:p>#BAŞV!</text:p>
          </table:table-cell>
          <table:table-cell office:value-type="currency" office:value="0" table:formula="of:=[.J60]+[.H61]" table:style-name="ce130">
            <text:p>#BAŞV!</text:p>
          </table:table-cell>
          <table:table-cell office:value-type="currency" office:value="0" table:formula="of:=[.K60]-[.O61]" table:style-name="ce132">
            <text:p>#BAŞV!</text:p>
          </table:table-cell>
          <table:table-cell table:style-name="ce128"/>
          <table:table-cell office:value-type="percentage" office:value="0" table:formula="of:=[.Q61]/[.$E$5]" table:style-name="ce178">
            <text:p>#BAŞV!</text:p>
          </table:table-cell>
          <table:table-cell office:value-type="currency" office:value="0" table:formula="of:=[.M60]*[.E61]" table:style-name="ce130">
            <text:p>#BAŞV!</text:p>
          </table:table-cell>
          <table:table-cell office:value-type="currency" office:value="0" table:formula="of:=[.N61]/[.S61]" table:style-name="ce134">
            <text:p>#BAŞV!</text:p>
          </table:table-cell>
          <table:table-cell office:value-type="currency" office:value="0" table:formula="of:=[.P60]+[.N61]" table:style-name="ce130">
            <text:p>#BAŞV!</text:p>
          </table:table-cell>
          <table:table-cell office:value-type="currency" office:value="0" table:formula="of:=[.Q60]+[.O61]" table:style-name="ce132">
            <text:p>#BAŞV!</text:p>
          </table:table-cell>
          <table:table-cell table:style-name="ce130"/>
          <table:table-cell office:value-type="float" office:value="18.600000000000001" table:style-name="ce180">
            <text:p>18,6</text:p>
          </table:table-cell>
          <table:table-cell table:number-columns-repeated="16365"/>
        </table:table-row>
        <table:table-row table:style-name="ro8">
          <table:table-cell office:value-type="string" table:style-name="ce142">
            <text:p>SnyG701-18</text:p>
          </table:table-cell>
          <table:table-cell office:value-type="date" office:date-value="2022-07-22T00:00:00" table:style-name="ce129">
            <text:p>Tem.22</text:p>
          </table:table-cell>
          <table:table-cell office:value-type="string" table:style-name="ce129">
            <text:p>cymz</text:p>
          </table:table-cell>
          <table:table-cell table:style-name="ce204"/>
          <table:table-cell office:value-type="currency" office:value="11769" table:style-name="ce177">
            <text:p>₺11.769,00</text:p>
          </table:table-cell>
          <table:table-cell table:style-name="ce130"/>
          <table:table-cell office:value-type="percentage" office:value="0" table:formula="of:=[.K62]/[.$E$5]" table:style-name="ce178">
            <text:p>#BAŞV!</text:p>
          </table:table-cell>
          <table:table-cell office:value-type="currency" office:value="0" table:formula="of:=[.G61]*[.E62]" table:style-name="ce130">
            <text:p>#BAŞV!</text:p>
          </table:table-cell>
          <table:table-cell office:value-type="currency" office:value="0" table:formula="of:=[.H62]/[.S62]" table:style-name="ce134">
            <text:p>#BAŞV!</text:p>
          </table:table-cell>
          <table:table-cell office:value-type="currency" office:value="0" table:formula="of:=[.J61]+[.H62]" table:style-name="ce130">
            <text:p>#BAŞV!</text:p>
          </table:table-cell>
          <table:table-cell office:value-type="currency" office:value="0" table:formula="of:=[.K61]-[.O62]" table:style-name="ce132">
            <text:p>#BAŞV!</text:p>
          </table:table-cell>
          <table:table-cell table:style-name="ce128"/>
          <table:table-cell office:value-type="percentage" office:value="0" table:formula="of:=[.Q62]/[.$E$5]" table:style-name="ce178">
            <text:p>#BAŞV!</text:p>
          </table:table-cell>
          <table:table-cell office:value-type="currency" office:value="0" table:formula="of:=[.M61]*[.E62]" table:style-name="ce130">
            <text:p>#BAŞV!</text:p>
          </table:table-cell>
          <table:table-cell office:value-type="currency" office:value="0" table:formula="of:=[.N62]/[.S62]" table:style-name="ce134">
            <text:p>#BAŞV!</text:p>
          </table:table-cell>
          <table:table-cell office:value-type="currency" office:value="0" table:formula="of:=[.P61]+[.N62]" table:style-name="ce130">
            <text:p>#BAŞV!</text:p>
          </table:table-cell>
          <table:table-cell office:value-type="currency" office:value="0" table:formula="of:=[.Q61]+[.O62]" table:style-name="ce132">
            <text:p>#BAŞV!</text:p>
          </table:table-cell>
          <table:table-cell table:style-name="ce130"/>
          <table:table-cell office:value-type="float" office:value="17.7" table:style-name="ce180">
            <text:p>17,7</text:p>
          </table:table-cell>
          <table:table-cell table:number-columns-repeated="16365"/>
        </table:table-row>
        <table:table-row table:style-name="ro8">
          <table:table-cell office:value-type="string" table:style-name="ce142">
            <text:p>SnyG701-18</text:p>
          </table:table-cell>
          <table:table-cell office:value-type="date" office:date-value="2022-07-22T00:00:00" table:style-name="ce129">
            <text:p>Tem.22</text:p>
          </table:table-cell>
          <table:table-cell office:value-type="string" table:style-name="ce129">
            <text:p>cymz</text:p>
          </table:table-cell>
          <table:table-cell office:value-type="float" office:value="3892.36" table:style-name="ce204">
            <text:p>3892,36</text:p>
          </table:table-cell>
          <table:table-cell office:value-type="currency" office:value="3892.36" table:style-name="ce177">
            <text:p>₺3.892,36</text:p>
          </table:table-cell>
          <table:table-cell table:style-name="ce130"/>
          <table:table-cell office:value-type="percentage" office:value="0" table:formula="of:=[.K63]/[.$E$5]" table:style-name="ce178">
            <text:p>#BAŞV!</text:p>
          </table:table-cell>
          <table:table-cell office:value-type="currency" office:value="0" table:formula="of:=[.G62]*[.E63]" table:style-name="ce130">
            <text:p>#BAŞV!</text:p>
          </table:table-cell>
          <table:table-cell office:value-type="currency" office:value="0" table:formula="of:=[.H63]/[.S63]" table:style-name="ce134">
            <text:p>#BAŞV!</text:p>
          </table:table-cell>
          <table:table-cell office:value-type="currency" office:value="0" table:formula="of:=[.J62]+[.H63]" table:style-name="ce130">
            <text:p>#BAŞV!</text:p>
          </table:table-cell>
          <table:table-cell office:value-type="currency" office:value="0" table:formula="of:=[.K62]-[.O63]" table:style-name="ce132">
            <text:p>#BAŞV!</text:p>
          </table:table-cell>
          <table:table-cell table:style-name="ce128"/>
          <table:table-cell office:value-type="percentage" office:value="0" table:formula="of:=[.Q63]/[.$E$5]" table:style-name="ce178">
            <text:p>#BAŞV!</text:p>
          </table:table-cell>
          <table:table-cell office:value-type="currency" office:value="0" table:formula="of:=[.M62]*[.E63]" table:style-name="ce130">
            <text:p>#BAŞV!</text:p>
          </table:table-cell>
          <table:table-cell office:value-type="currency" office:value="0" table:formula="of:=[.N63]/[.S63]" table:style-name="ce134">
            <text:p>#BAŞV!</text:p>
          </table:table-cell>
          <table:table-cell office:value-type="currency" office:value="0" table:formula="of:=[.P62]+[.N63]" table:style-name="ce130">
            <text:p>#BAŞV!</text:p>
          </table:table-cell>
          <table:table-cell office:value-type="currency" office:value="0" table:formula="of:=[.Q62]+[.O63]" table:style-name="ce132">
            <text:p>#BAŞV!</text:p>
          </table:table-cell>
          <table:table-cell table:style-name="ce130"/>
          <table:table-cell office:value-type="float" office:value="17.7" table:style-name="ce180">
            <text:p>17,7</text:p>
          </table:table-cell>
          <table:table-cell table:number-columns-repeated="16365"/>
        </table:table-row>
        <table:table-row table:style-name="ro8">
          <table:table-cell office:value-type="string" table:style-name="ce142">
            <text:p>Caymaz-doğuş 2000 yılı hesabı</text:p>
          </table:table-cell>
          <table:table-cell office:value-type="date" office:date-value="2022-07-22T00:00:00" table:style-name="ce129">
            <text:p>Tem.22</text:p>
          </table:table-cell>
          <table:table-cell office:value-type="string" table:style-name="ce129">
            <text:p>cymz</text:p>
          </table:table-cell>
          <table:table-cell office:value-type="float" office:value="11181.35" table:style-name="ce204">
            <text:p>11181,35</text:p>
          </table:table-cell>
          <table:table-cell office:value-type="currency" office:value="11181.35" table:style-name="ce177">
            <text:p>₺11.181,35</text:p>
          </table:table-cell>
          <table:table-cell table:style-name="ce130"/>
          <table:table-cell office:value-type="percentage" office:value="0" table:formula="of:=[.K64]/[.$E$5]" table:style-name="ce205">
            <text:p>#BAŞV!</text:p>
          </table:table-cell>
          <table:table-cell office:value-type="currency" office:value="0" table:formula="of:=[.G63]*[.E64]" table:style-name="ce130">
            <text:p>#BAŞV!</text:p>
          </table:table-cell>
          <table:table-cell office:value-type="currency" office:value="0" table:formula="of:=[.H64]/[.S64]" table:style-name="ce134">
            <text:p>#BAŞV!</text:p>
          </table:table-cell>
          <table:table-cell office:value-type="currency" office:value="0" table:formula="of:=[.J63]+[.H64]" table:style-name="ce130">
            <text:p>#BAŞV!</text:p>
          </table:table-cell>
          <table:table-cell office:value-type="currency" office:value="0" table:formula="of:=[.K63]-[.O64]" table:style-name="ce132">
            <text:p>#BAŞV!</text:p>
          </table:table-cell>
          <table:table-cell table:style-name="ce128"/>
          <table:table-cell office:value-type="percentage" office:value="0" table:formula="of:=[.Q64]/[.$E$5]" table:style-name="ce205">
            <text:p>#BAŞV!</text:p>
          </table:table-cell>
          <table:table-cell office:value-type="currency" office:value="0" table:formula="of:=[.M63]*[.E64]" table:style-name="ce130">
            <text:p>#BAŞV!</text:p>
          </table:table-cell>
          <table:table-cell office:value-type="currency" office:value="0" table:formula="of:=[.N64]/[.S64]" table:style-name="ce134">
            <text:p>#BAŞV!</text:p>
          </table:table-cell>
          <table:table-cell office:value-type="currency" office:value="0" table:formula="of:=[.P63]+[.N64]" table:style-name="ce130">
            <text:p>#BAŞV!</text:p>
          </table:table-cell>
          <table:table-cell office:value-type="currency" office:value="0" table:formula="of:=[.Q63]+[.O64]" table:style-name="ce132">
            <text:p>#BAŞV!</text:p>
          </table:table-cell>
          <table:table-cell table:style-name="ce130"/>
          <table:table-cell office:value-type="float" office:value="17.7" table:style-name="ce180">
            <text:p>17,7</text:p>
          </table:table-cell>
          <table:table-cell table:number-columns-repeated="16365"/>
        </table:table-row>
        <table:table-row table:style-name="ro8">
          <table:table-cell table:style-name="ce142"/>
          <table:table-cell table:style-name="ce129"/>
          <table:table-cell office:value-type="string" table:number-columns-spanned="3" table:number-rows-spanned="2" table:style-name="ce229">
            <text:p>HİSSE ORANLARI - %</text:p>
          </table:table-cell>
          <table:covered-table-cell table:number-columns-repeated="2"/>
          <table:table-cell table:style-name="ce128"/>
          <table:table-cell office:value-type="percentage" office:value="0" table:formula="of:=[.G64]" table:number-columns-spanned="2" table:number-rows-spanned="2" table:style-name="ce230">
            <text:p>#BAŞV!</text:p>
          </table:table-cell>
          <table:covered-table-cell/>
          <table:table-cell table:style-name="ce134"/>
          <table:table-cell table:style-name="ce130"/>
          <table:table-cell table:style-name="ce132"/>
          <table:table-cell table:style-name="ce128"/>
          <table:table-cell office:value-type="percentage" office:value="0" table:formula="of:=[.M64]" table:number-columns-spanned="2" table:number-rows-spanned="2" table:style-name="ce230">
            <text:p>#BAŞV!</text:p>
          </table:table-cell>
          <table:covered-table-cell/>
          <table:table-cell table:style-name="ce134"/>
          <table:table-cell table:style-name="ce130"/>
          <table:table-cell table:style-name="ce132"/>
          <table:table-cell table:style-name="ce130"/>
          <table:table-cell table:style-name="ce180"/>
          <table:table-cell table:number-columns-repeated="16365"/>
        </table:table-row>
        <table:table-row table:style-name="ro8">
          <table:table-cell table:style-name="ce142"/>
          <table:table-cell table:style-name="ce129"/>
          <table:covered-table-cell/>
          <table:covered-table-cell table:number-columns-repeated="2"/>
          <table:table-cell table:style-name="ce128"/>
          <table:covered-table-cell/>
          <table:covered-table-cell/>
          <table:table-cell table:style-name="ce134"/>
          <table:table-cell table:style-name="ce130"/>
          <table:table-cell table:style-name="ce132"/>
          <table:table-cell table:style-name="ce128"/>
          <table:covered-table-cell/>
          <table:covered-table-cell/>
          <table:table-cell table:style-name="ce134"/>
          <table:table-cell table:style-name="ce130"/>
          <table:table-cell table:style-name="ce132"/>
          <table:table-cell table:style-name="ce130"/>
          <table:table-cell table:style-name="ce180"/>
          <table:table-cell table:number-columns-repeated="16365"/>
        </table:table-row>
        <table:table-row table:style-name="ro8">
          <table:table-cell table:style-name="ce142"/>
          <table:table-cell office:value-type="string" table:style-name="ce193">
            <text:p>Yıllık Toplam 2022</text:p>
          </table:table-cell>
          <table:table-cell table:style-name="ce193"/>
          <table:table-cell office:value-type="float" office:value="350073.70999999996" table:formula="of:=SUM([.D46:.D64])" table:style-name="ce204">
            <text:p>350073,71</text:p>
          </table:table-cell>
          <table:table-cell office:value-type="currency" office:value="0" table:formula="of:=SUM([.E46:.E64])" table:style-name="ce177">
            <text:p>#BAŞV!</text:p>
          </table:table-cell>
          <table:table-cell table:style-name="ce130"/>
          <table:table-cell table:style-name="ce178"/>
          <table:table-cell office:value-type="currency" office:value="0" table:formula="of:=SUM([.H46:.H64])" table:style-name="ce130">
            <text:p>#BAŞV!</text:p>
          </table:table-cell>
          <table:table-cell office:value-type="currency" office:value="0" table:formula="of:=SUM([.I46:.I64])" table:style-name="ce134">
            <text:p>#BAŞV!</text:p>
          </table:table-cell>
          <table:table-cell table:style-name="ce130"/>
          <table:table-cell table:style-name="ce132"/>
          <table:table-cell table:style-name="ce128"/>
          <table:table-cell table:style-name="ce207"/>
          <table:table-cell office:value-type="currency" office:value="0" table:formula="of:=SUM([.N46:.N64])" table:style-name="ce130">
            <text:p>#BAŞV!</text:p>
          </table:table-cell>
          <table:table-cell office:value-type="currency" office:value="0" table:formula="of:=SUM([.O46:.O64])" table:style-name="ce134">
            <text:p>#BAŞV!</text:p>
          </table:table-cell>
          <table:table-cell table:style-name="ce195"/>
          <table:table-cell table:style-name="ce132"/>
          <table:table-cell table:style-name="ce130"/>
          <table:table-cell table:style-name="ce180"/>
          <table:table-cell table:number-columns-repeated="16365"/>
        </table:table-row>
        <table:table-row table:style-name="ro8">
          <table:table-cell table:style-name="ce145"/>
          <table:table-cell table:style-name="ce181"/>
          <table:table-cell office:value-type="string" table:style-name="ce197">
            <text:p>Toplam – Net 2018-22</text:p>
          </table:table-cell>
          <table:table-cell office:value-type="float" office:value="626102.71" table:formula="of:=[.D67]+[.D42]" table:style-name="ce208">
            <text:p>626102,71</text:p>
          </table:table-cell>
          <table:table-cell office:value-type="currency" office:value="0" table:formula="of:=[.E67]+[.E42]" table:style-name="ce183">
            <text:p>#BAŞV!</text:p>
          </table:table-cell>
          <table:table-cell table:style-name="ce184"/>
          <table:table-cell table:style-name="ce185"/>
          <table:table-cell table:number-columns-repeated="2" table:style-name="ce183"/>
          <table:table-cell table:style-name="ce184"/>
          <table:table-cell table:style-name="ce187"/>
          <table:table-cell table:style-name="ce148"/>
          <table:table-cell table:style-name="ce185"/>
          <table:table-cell table:style-name="ce183"/>
          <table:table-cell table:style-name="ce209"/>
          <table:table-cell table:style-name="ce189"/>
          <table:table-cell table:style-name="ce187"/>
          <table:table-cell table:style-name="ce184"/>
          <table:table-cell table:style-name="ce172"/>
          <table:table-cell table:number-columns-repeated="16365"/>
        </table:table-row>
        <table:table-row table:style-name="ro8">
          <table:table-cell table:style-name="ce128"/>
          <table:table-cell table:number-columns-repeated="2" table:style-name="ce193"/>
          <table:table-cell table:style-name="ce204"/>
          <table:table-cell table:style-name="ce177"/>
          <table:table-cell table:style-name="ce130"/>
          <table:table-cell table:style-name="ce178"/>
          <table:table-cell table:number-columns-repeated="2" table:style-name="ce177"/>
          <table:table-cell table:style-name="ce130"/>
          <table:table-cell table:style-name="ce132"/>
          <table:table-cell table:style-name="ce128"/>
          <table:table-cell table:style-name="ce178"/>
          <table:table-cell table:style-name="ce177"/>
          <table:table-cell table:style-name="ce210"/>
          <table:table-cell table:style-name="ce195"/>
          <table:table-cell table:style-name="ce132"/>
          <table:table-cell table:style-name="ce130"/>
          <table:table-cell table:number-columns-repeated="1006" table:style-name="ce128"/>
          <table:table-cell table:number-columns-repeated="15360"/>
        </table:table-row>
        <table:table-row table:number-rows-repeated="2" table:style-name="ro8">
          <table:table-cell table:number-columns-repeated="16384"/>
        </table:table-row>
        <table:table-row table:style-name="ro8">
          <table:table-cell table:style-name="ce128"/>
          <table:table-cell table:number-columns-repeated="2" table:style-name="ce129"/>
          <table:table-cell table:number-columns-repeated="3" table:style-name="ce128"/>
          <table:table-cell table:style-name="ce131"/>
          <table:table-cell table:number-columns-repeated="3" table:style-name="ce128"/>
          <table:table-cell table:style-name="ce132"/>
          <table:table-cell table:style-name="ce128"/>
          <table:table-cell table:style-name="ce131"/>
          <table:table-cell table:style-name="ce128"/>
          <table:table-cell table:style-name="ce134"/>
          <table:table-cell table:number-columns-repeated="1009" table:style-name="ce128"/>
          <table:table-cell table:number-columns-repeated="15360"/>
        </table:table-row>
        <table:table-row table:style-name="ro8">
          <table:table-cell office:value-type="string" table:style-name="ce173">
            <text:p>2018-2022</text:p>
          </table:table-cell>
          <table:table-cell table:number-columns-repeated="2" table:style-name="ce138"/>
          <table:table-cell table:style-name="ce211"/>
          <table:table-cell table:style-name="ce202"/>
          <table:table-cell table:style-name="ce191"/>
          <table:table-cell table:style-name="ce190"/>
          <table:table-cell table:style-name="ce202"/>
          <table:table-cell table:style-name="ce176"/>
          <table:table-cell table:style-name="ce139"/>
          <table:table-cell table:style-name="ce192"/>
          <table:table-cell table:style-name="ce139"/>
          <table:table-cell table:style-name="ce190"/>
          <table:table-cell table:style-name="ce202"/>
          <table:table-cell table:style-name="ce176"/>
          <table:table-cell table:style-name="ce159"/>
          <table:table-cell table:style-name="ce192"/>
          <table:table-cell table:style-name="ce191"/>
          <table:table-cell table:style-name="ce141"/>
          <table:table-cell table:number-columns-repeated="16365"/>
        </table:table-row>
        <table:table-row table:style-name="ro8">
          <table:table-cell office:value-type="string" table:style-name="ce212">
            <text:p>Gelen</text:p>
          </table:table-cell>
          <table:table-cell table:style-name="ce128"/>
          <table:table-cell table:style-name="ce135"/>
          <table:table-cell office:value-type="currency" office:value="0" table:formula="of:=([.D75]-[.D76])*-1" table:style-name="ce213">
            <text:p>#BAŞV!</text:p>
          </table:table-cell>
          <table:table-cell office:value-type="currency" office:value="626102.71" table:style-name="ce214">
            <text:p>₺626.102,71</text:p>
          </table:table-cell>
          <table:table-cell table:style-name="ce128"/>
          <table:table-cell table:style-name="ce131"/>
          <table:table-cell table:style-name="ce128"/>
          <table:table-cell office:value-type="currency" office:value="0" table:formula="of:=[.D74]*[.G65]" table:style-name="ce134">
            <text:p>#BAŞV!</text:p>
          </table:table-cell>
          <table:table-cell table:style-name="ce128"/>
          <table:table-cell table:style-name="ce132"/>
          <table:table-cell table:style-name="ce128"/>
          <table:table-cell table:style-name="ce131"/>
          <table:table-cell table:style-name="ce128"/>
          <table:table-cell table:style-name="ce134"/>
          <table:table-cell table:style-name="ce128"/>
          <table:table-cell table:style-name="ce132"/>
          <table:table-cell table:style-name="ce130"/>
          <table:table-cell table:style-name="ce180"/>
          <table:table-cell table:number-columns-repeated="16365"/>
        </table:table-row>
        <table:table-row table:style-name="ro8">
          <table:table-cell office:value-type="string" table:style-name="ce212">
            <text:p>Masraf</text:p>
          </table:table-cell>
          <table:table-cell table:style-name="ce201"/>
          <table:table-cell table:style-name="ce129"/>
          <table:table-cell office:value-type="currency" office:value="0" table:formula="of:=[.O78]+[.I78]" table:style-name="ce213">
            <text:p>#BAŞV!</text:p>
          </table:table-cell>
          <table:table-cell table:style-name="ce215"/>
          <table:table-cell table:style-name="ce130"/>
          <table:table-cell table:style-name="ce178"/>
          <table:table-cell table:style-name="ce130"/>
          <table:table-cell office:value-type="currency" office:value="0" table:formula="of:=[.D75]*[.G65]" table:style-name="ce134">
            <text:p>#BAŞV!</text:p>
          </table:table-cell>
          <table:table-cell table:style-name="ce130"/>
          <table:table-cell table:style-name="ce132"/>
          <table:table-cell table:style-name="ce128"/>
          <table:table-cell table:style-name="ce178"/>
          <table:table-cell table:style-name="ce130"/>
          <table:table-cell table:style-name="ce134"/>
          <table:table-cell table:style-name="ce130"/>
          <table:table-cell table:style-name="ce132"/>
          <table:table-cell table:style-name="ce130"/>
          <table:table-cell table:style-name="ce180"/>
          <table:table-cell table:number-columns-repeated="16365"/>
        </table:table-row>
        <table:table-row table:style-name="ro8">
          <table:table-cell office:value-type="string" table:style-name="ce212">
            <text:p>Kalan</text:p>
          </table:table-cell>
          <table:table-cell table:number-columns-repeated="2" table:style-name="ce129"/>
          <table:table-cell office:value-type="currency" office:value="0" table:formula="of:=[.I81]+[.O81]" table:style-name="ce213">
            <text:p>#BAŞV!</text:p>
          </table:table-cell>
          <table:table-cell table:style-name="ce215"/>
          <table:table-cell table:style-name="ce130"/>
          <table:table-cell table:style-name="ce131"/>
          <table:table-cell table:style-name="ce128"/>
          <table:table-cell office:value-type="currency" office:value="0" table:formula="of:=[.I74]+[.I75]" table:style-name="ce134">
            <text:p>#BAŞV!</text:p>
          </table:table-cell>
          <table:table-cell table:style-name="ce128"/>
          <table:table-cell table:style-name="ce132"/>
          <table:table-cell table:style-name="ce128"/>
          <table:table-cell table:style-name="ce178"/>
          <table:table-cell table:style-name="ce130"/>
          <table:table-cell table:style-name="ce134"/>
          <table:table-cell table:style-name="ce130"/>
          <table:table-cell table:style-name="ce132"/>
          <table:table-cell table:style-name="ce130"/>
          <table:table-cell table:style-name="ce180"/>
          <table:table-cell table:number-columns-repeated="16365"/>
        </table:table-row>
        <table:table-row table:style-name="ro8">
          <table:table-cell table:style-name="ce142"/>
          <table:table-cell table:number-columns-repeated="2" table:style-name="ce129"/>
          <table:table-cell table:style-name="ce135"/>
          <table:table-cell table:style-name="ce128"/>
          <table:table-cell table:style-name="ce130"/>
          <table:table-cell table:style-name="ce131"/>
          <table:table-cell table:number-columns-repeated="3" table:style-name="ce128"/>
          <table:table-cell table:style-name="ce132"/>
          <table:table-cell table:style-name="ce128"/>
          <table:table-cell table:style-name="ce178"/>
          <table:table-cell table:style-name="ce130"/>
          <table:table-cell table:style-name="ce134"/>
          <table:table-cell table:style-name="ce130"/>
          <table:table-cell table:style-name="ce132"/>
          <table:table-cell table:style-name="ce130"/>
          <table:table-cell table:style-name="ce180"/>
          <table:table-cell table:number-columns-repeated="16365"/>
        </table:table-row>
        <table:table-row table:style-name="ro8">
          <table:table-cell office:value-type="date" office:date-value="2022-12-31T00:00:00" table:style-name="ce216">
            <text:p>31.12.2022</text:p>
          </table:table-cell>
          <table:table-cell table:number-columns-repeated="2" table:style-name="ce129"/>
          <table:table-cell table:style-name="ce135"/>
          <table:table-cell office:value-type="string" table:style-name="ce217">
            <text:p>Masraf</text:p>
          </table:table-cell>
          <table:table-cell table:style-name="ce130"/>
          <table:table-cell table:style-name="ce131"/>
          <table:table-cell office:value-type="currency" office:value="0" table:formula="of:=[.H49]+[.H40]+[.H39]+[.H38]+[.H27]+[.H25]+[.H24]+[.H22]+[.H20]+[.H14]+[.H9]" table:style-name="ce218">
            <text:p>#BAŞV!</text:p>
          </table:table-cell>
          <table:table-cell office:value-type="currency" office:value="0" table:formula="of:=[.I49]+[.I40]+[.I39]+[.I38]+[.I27]+[.I25]+[.I24]+[.I22]+[.I20]+[.I14]+[.I9]" table:style-name="ce219">
            <text:p>#BAŞV!</text:p>
          </table:table-cell>
          <table:table-cell table:style-name="ce128"/>
          <table:table-cell table:style-name="ce132"/>
          <table:table-cell table:style-name="ce128"/>
          <table:table-cell table:style-name="ce178"/>
          <table:table-cell office:value-type="currency" office:value="0" table:formula="of:=[.N49]+[.N40]+[.N39]+[.N38]+[.N27]+[.N25]+[.N24]+[.N22]+[.N20]+[.N14]+[.N9]" table:style-name="ce218">
            <text:p>#BAŞV!</text:p>
          </table:table-cell>
          <table:table-cell office:value-type="currency" office:value="0" table:formula="of:=[.O49]+[.O40]+[.O39]+[.O38]+[.O27]+[.O25]+[.O24]+[.O22]+[.O20]+[.O14]+[.O9]" table:style-name="ce219">
            <text:p>#BAŞV!</text:p>
          </table:table-cell>
          <table:table-cell table:style-name="ce128"/>
          <table:table-cell table:style-name="ce132"/>
          <table:table-cell table:style-name="ce130"/>
          <table:table-cell table:style-name="ce180"/>
          <table:table-cell table:number-columns-repeated="16365"/>
        </table:table-row>
        <table:table-row table:style-name="ro8">
          <table:table-cell table:style-name="ce142"/>
          <table:table-cell table:number-columns-repeated="2" table:style-name="ce129"/>
          <table:table-cell table:style-name="ce135"/>
          <table:table-cell table:style-name="ce128"/>
          <table:table-cell table:style-name="ce130"/>
          <table:table-cell table:style-name="ce131"/>
          <table:table-cell table:number-columns-repeated="3" table:style-name="ce128"/>
          <table:table-cell table:style-name="ce132"/>
          <table:table-cell table:style-name="ce128"/>
          <table:table-cell table:style-name="ce178"/>
          <table:table-cell table:style-name="ce130"/>
          <table:table-cell table:style-name="ce134"/>
          <table:table-cell table:style-name="ce130"/>
          <table:table-cell table:style-name="ce132"/>
          <table:table-cell table:style-name="ce130"/>
          <table:table-cell table:style-name="ce180"/>
          <table:table-cell table:number-columns-repeated="16365"/>
        </table:table-row>
        <table:table-row table:style-name="ro8">
          <table:table-cell table:style-name="ce142"/>
          <table:table-cell table:number-columns-repeated="2" table:style-name="ce129"/>
          <table:table-cell table:number-columns-repeated="2" table:style-name="ce128"/>
          <table:table-cell table:style-name="ce130"/>
          <table:table-cell table:style-name="ce131"/>
          <table:table-cell table:number-columns-repeated="3" table:style-name="ce128"/>
          <table:table-cell table:style-name="ce132"/>
          <table:table-cell table:style-name="ce128"/>
          <table:table-cell table:style-name="ce178"/>
          <table:table-cell table:style-name="ce130"/>
          <table:table-cell table:style-name="ce134"/>
          <table:table-cell table:style-name="ce130"/>
          <table:table-cell table:style-name="ce132"/>
          <table:table-cell table:style-name="ce130"/>
          <table:table-cell table:style-name="ce180"/>
          <table:table-cell table:number-columns-repeated="16365"/>
        </table:table-row>
        <table:table-row table:style-name="ro8">
          <table:table-cell table:style-name="ce145"/>
          <table:table-cell table:number-columns-repeated="2" table:style-name="ce147"/>
          <table:table-cell table:style-name="ce146"/>
          <table:table-cell office:value-type="string" table:style-name="ce220">
            <text:p>NET GELİR – USD - TL</text:p>
          </table:table-cell>
          <table:table-cell table:style-name="ce150"/>
          <table:table-cell table:style-name="ce185"/>
          <table:table-cell table:style-name="ce148"/>
          <table:table-cell office:value-type="currency" office:value="0" table:formula="of:=[.I67]+[.I41]+[.I28]+[.I15]+[.I10]" table:style-name="ce221">
            <text:p>#BAŞV!</text:p>
          </table:table-cell>
          <table:table-cell office:value-type="currency" office:value="0" table:formula="of:=[.J64]" table:style-name="ce189">
            <text:p>#BAŞV!</text:p>
          </table:table-cell>
          <table:table-cell table:style-name="ce222"/>
          <table:table-cell table:style-name="ce150"/>
          <table:table-cell table:style-name="ce185"/>
          <table:table-cell table:style-name="ce150"/>
          <table:table-cell office:value-type="currency" office:value="0" table:formula="of:=[.O67]+[.O41]+[.O28]+[.O15]+[.O10]" table:style-name="ce222">
            <text:p>#BAŞV!</text:p>
          </table:table-cell>
          <table:table-cell office:value-type="currency" office:value="0" table:formula="of:=[.P64]" table:style-name="ce189">
            <text:p>#BAŞV!</text:p>
          </table:table-cell>
          <table:table-cell table:style-name="ce187"/>
          <table:table-cell table:style-name="ce184"/>
          <table:table-cell table:style-name="ce172"/>
          <table:table-cell table:number-columns-repeated="16365"/>
        </table:table-row>
        <table:table-row table:style-name="ro8">
          <table:table-cell table:number-columns-repeated="4" table:style-name="ce201"/>
          <table:table-cell table:style-name="ce177"/>
          <table:table-cell table:style-name="ce130"/>
          <table:table-cell table:style-name="ce178"/>
          <table:table-cell table:number-columns-repeated="3" table:style-name="ce130"/>
          <table:table-cell table:style-name="ce132"/>
          <table:table-cell table:style-name="ce128"/>
          <table:table-cell table:style-name="ce178"/>
          <table:table-cell table:style-name="ce130"/>
          <table:table-cell table:style-name="ce134"/>
          <table:table-cell table:style-name="ce130"/>
          <table:table-cell table:style-name="ce132"/>
          <table:table-cell table:style-name="ce130"/>
          <table:table-cell table:number-columns-repeated="1006" table:style-name="ce128"/>
          <table:table-cell table:number-columns-repeated="15360"/>
        </table:table-row>
        <table:table-row table:number-rows-repeated="1048337" table:style-name="ro8">
          <table:table-cell table:number-columns-repeated="16384"/>
        </table:table-row>
        <table:table-row table:number-rows-repeated="129" table:style-name="ro9">
          <table:table-cell table:number-columns-repeated="16384"/>
        </table:table-row>
        <table:table-row table:number-rows-repeated="28" table:style-name="ro8">
          <table:table-cell table:number-columns-repeated="16384"/>
        </table:table-row>
      </table:table>
      <table:table table:name="02-14-BKY" table:style-name="ta1">
        <table:table-column table:style-name="co60" table:default-cell-style-name="ce1"/>
        <table:table-column table:style-name="co12" table:default-cell-style-name="ce1"/>
        <table:table-column table:style-name="co1" table:default-cell-style-name="ce4"/>
        <table:table-column table:style-name="co61" table:default-cell-style-name="ce1"/>
        <table:table-column table:style-name="co62" table:default-cell-style-name="ce1"/>
        <table:table-column table:style-name="co63" table:default-cell-style-name="ce1"/>
        <table:table-column table:style-name="co64" table:default-cell-style-name="ce1"/>
        <table:table-column table:style-name="co1" table:number-columns-repeated="2" table:default-cell-style-name="ce1"/>
        <table:table-column table:style-name="co65" table:default-cell-style-name="ce1"/>
        <table:table-column table:style-name="co1" table:default-cell-style-name="ce1"/>
        <table:table-column table:style-name="co6" table:number-columns-repeated="16373" table:default-cell-style-name="ce1"/>
        <table:table-row table:style-name="ro1">
          <table:table-cell table:style-name="ce231"/>
          <table:table-cell table:style-name="ce232"/>
          <table:table-cell table:style-name="ce233"/>
          <table:table-cell table:number-columns-repeated="2" table:style-name="ce234"/>
          <table:table-cell table:style-name="ce235"/>
          <table:table-cell table:style-name="ce232"/>
          <table:table-cell table:number-columns-repeated="2" table:style-name="ce234"/>
          <table:table-cell table:style-name="ce235"/>
          <table:table-cell table:style-name="ce232"/>
          <table:table-cell table:number-columns-repeated="16373"/>
        </table:table-row>
        <table:table-row table:style-name="ro1">
          <table:table-cell table:style-name="ce231"/>
          <table:table-cell table:style-name="ce1"/>
          <table:table-cell table:style-name="ce4"/>
          <table:table-cell table:number-columns-repeated="3" table:style-name="ce1"/>
          <table:table-cell table:style-name="ce232"/>
          <table:table-cell table:number-columns-repeated="2" table:style-name="ce234"/>
          <table:table-cell table:style-name="ce235"/>
          <table:table-cell table:style-name="ce232"/>
          <table:table-cell table:number-columns-repeated="16373"/>
        </table:table-row>
        <table:table-row table:style-name="ro1">
          <table:table-cell table:style-name="ce231"/>
          <table:table-cell table:style-name="ce232"/>
          <table:table-cell table:style-name="ce4"/>
          <table:table-cell table:number-columns-repeated="2" table:style-name="ce234"/>
          <table:table-cell table:style-name="ce235"/>
          <table:table-cell table:style-name="ce232"/>
          <table:table-cell table:number-columns-repeated="2" table:style-name="ce234"/>
          <table:table-cell table:style-name="ce235"/>
          <table:table-cell table:style-name="ce232"/>
          <table:table-cell table:number-columns-repeated="16373"/>
        </table:table-row>
        <table:table-row table:style-name="ro1">
          <table:table-cell table:style-name="ce1"/>
          <table:table-cell table:style-name="ce28"/>
          <table:table-cell office:value-type="string" table:style-name="ce236">
            <text:p>GLR</text:p>
          </table:table-cell>
          <table:table-cell office:value-type="string" table:style-name="ce2">
            <text:p>GDR</text:p>
          </table:table-cell>
          <table:table-cell table:style-name="ce1"/>
          <table:table-cell office:value-type="string" table:style-name="ce2">
            <text:p>BAKİ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18" table:style-name="ce1">
            <text:p>2018</text:p>
          </table:table-cell>
          <table:table-cell office:value-type="currency" office:value="21000" table:formula="of:=['02-11-GLR'.G6]" table:style-name="ce4">
            <text:p>₺21.000,00</text:p>
          </table:table-cell>
          <table:table-cell office:value-type="currency" office:value="-22399.42" table:formula="of:=['02-12-GDR'.F16]" table:style-name="ce4">
            <text:p>-₺22.399,42</text:p>
          </table:table-cell>
          <table:table-cell office:value-type="currency" office:value="-1399.4199999999983" table:formula="of:=[.C5]+[.D5]" table:style-name="ce4">
            <text:p>-₺1.399,42</text:p>
          </table:table-cell>
          <table:table-cell office:value-type="currency" office:value="-1399.4199999999983" table:formula="of:=[.C5]+[.D5]" table:style-name="ce4">
            <text:p>-₺1.399,42</text:p>
          </table:table-cell>
          <table:table-cell table:number-columns-repeated="16378" table:style-name="ce1"/>
        </table:table-row>
        <table:table-row table:style-name="ro1">
          <table:table-cell table:style-name="ce29"/>
          <table:table-cell office:value-type="float" office:value="2019" table:style-name="ce1">
            <text:p>2019</text:p>
          </table:table-cell>
          <table:table-cell office:value-type="currency" office:value="26500" table:formula="of:=['02-11-GLR'.G15]" table:style-name="ce4">
            <text:p>₺26.500,00</text:p>
          </table:table-cell>
          <table:table-cell office:value-type="currency" office:value="-3104.8199999999997" table:formula="of:=['02-12-GDR'.F32]" table:style-name="ce4">
            <text:p>-₺3.104,82</text:p>
          </table:table-cell>
          <table:table-cell office:value-type="currency" office:value="23395.18" table:formula="of:=[.C6]+[.D6]" table:style-name="ce4">
            <text:p>₺23.395,18</text:p>
          </table:table-cell>
          <table:table-cell office:value-type="currency" office:value="21995.760000000002" table:formula="of:=[.F5]+[.C6]+[.D6]" table:style-name="ce4">
            <text:p>₺21.995,76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0" table:style-name="ce1">
            <text:p>2020</text:p>
          </table:table-cell>
          <table:table-cell office:value-type="currency" office:value="64500" table:formula="of:=['02-11-GLR'.G33]" table:style-name="ce4">
            <text:p>₺64.500,00</text:p>
          </table:table-cell>
          <table:table-cell office:value-type="currency" office:value="-76896.293999999994" table:formula="of:=['02-12-GDR'.F82]" table:style-name="ce4">
            <text:p>-₺76.896,29</text:p>
          </table:table-cell>
          <table:table-cell office:value-type="currency" office:value="-12396.293999999994" table:formula="of:=[.C7]+[.D7]" table:style-name="ce4">
            <text:p>-₺12.396,29</text:p>
          </table:table-cell>
          <table:table-cell office:value-type="currency" office:value="9599.4660000000149" table:formula="of:=[.F6]+[.C7]+[.D7]" table:style-name="ce4">
            <text:p>₺9.599,47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1" table:style-name="ce1">
            <text:p>2021</text:p>
          </table:table-cell>
          <table:table-cell office:value-type="currency" office:value="152260" table:formula="of:=['02-11-GLR'.G53]" table:style-name="ce4">
            <text:p>₺152.260,00</text:p>
          </table:table-cell>
          <table:table-cell office:value-type="currency" office:value="-32069.31" table:formula="of:=['02-12-GDR'.F126]" table:style-name="ce4">
            <text:p>-₺32.069,31</text:p>
          </table:table-cell>
          <table:table-cell office:value-type="currency" office:value="120190.69" table:formula="of:=[.C8]+[.D8]" table:style-name="ce4">
            <text:p>₺120.190,69</text:p>
          </table:table-cell>
          <table:table-cell office:value-type="currency" office:value="129790.15600000002" table:formula="of:=[.F7]+[.C8]+[.D8]" table:style-name="ce4">
            <text:p>₺129.790,16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2" table:style-name="ce1">
            <text:p>2022</text:p>
          </table:table-cell>
          <table:table-cell office:value-type="currency" office:value="361842.70999999996" table:formula="of:=['02-11-GLR'.G91]" table:style-name="ce4">
            <text:p>₺361.842,71</text:p>
          </table:table-cell>
          <table:table-cell office:value-type="currency" office:value="0" table:formula="of:=['02-12-GDR'.F132]" table:style-name="ce237">
            <text:p>#BAŞV!</text:p>
          </table:table-cell>
          <table:table-cell office:value-type="currency" office:value="0" table:formula="of:=[.C9]+[.D9]" table:style-name="ce4">
            <text:p>#BAŞV!</text:p>
          </table:table-cell>
          <table:table-cell office:value-type="currency" office:value="0" table:formula="of:=[.F8]+[.C9]+[.D9]" table:style-name="ce4">
            <text:p>#BAŞV!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style-name="ce28"/>
          <table:table-cell table:style-name="ce4"/>
          <table:table-cell table:style-name="ce1"/>
          <table:table-cell table:number-columns-repeated="2" table:style-name="ce28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currency" office:value="626102.71" table:formula="of:=SUM([.C5:.C10])" table:style-name="ce4">
            <text:p>₺626.102,71</text:p>
          </table:table-cell>
          <table:table-cell office:value-type="currency" office:value="0" table:formula="of:=SUM([.D5:.D10])" table:style-name="ce4">
            <text:p>#BAŞV!</text:p>
          </table:table-cell>
          <table:table-cell office:value-type="currency" office:value="0" table:formula="of:=SUM([.E5:.E10])" table:style-name="ce4">
            <text:p>#BAŞV!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style-name="ce238"/>
          <table:table-cell table:number-columns-repeated="3" table:style-name="ce239"/>
          <table:table-cell table:number-columns-repeated="16378" table:style-name="ce1"/>
        </table:table-row>
        <table:table-row table:style-name="ro1">
          <table:table-cell table:style-name="ce1"/>
          <table:table-cell table:style-name="ce3"/>
          <table:table-cell table:style-name="ce4"/>
          <table:table-cell table:number-columns-repeated="3" table:style-name="ce103"/>
          <table:table-cell table:number-columns-repeated="16378" table:style-name="ce1"/>
        </table:table-row>
        <table:table-row table:style-name="ro1">
          <table:table-cell table:style-name="ce1"/>
          <table:table-cell table:style-name="ce28"/>
          <table:table-cell table:style-name="ce4"/>
          <table:table-cell table:number-columns-repeated="3" table:style-name="ce28"/>
          <table:table-cell table:number-columns-repeated="16378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02-13-BAKIYE" table:style-name="ta5">
        <table:table-column table:style-name="co33" table:default-cell-style-name="ce128"/>
        <table:table-column table:style-name="co66" table:default-cell-style-name="ce129"/>
        <table:table-column table:style-name="co67" table:default-cell-style-name="ce129"/>
        <table:table-column table:style-name="co7" table:default-cell-style-name="ce128"/>
        <table:table-column table:style-name="co59" table:default-cell-style-name="ce128"/>
        <table:table-column table:style-name="co68" table:default-cell-style-name="ce242"/>
        <table:table-column table:style-name="co49" table:default-cell-style-name="ce128"/>
        <table:table-column table:style-name="co69" table:default-cell-style-name="ce243"/>
        <table:table-column table:style-name="co54" table:number-columns-repeated="2" table:default-cell-style-name="ce128"/>
        <table:table-column table:style-name="co70" table:default-cell-style-name="ce128"/>
        <table:table-column table:style-name="co17" table:default-cell-style-name="ce132"/>
        <table:table-column table:style-name="co49" table:default-cell-style-name="ce128"/>
        <table:table-column table:style-name="co71" table:default-cell-style-name="ce243"/>
        <table:table-column table:style-name="co7" table:default-cell-style-name="ce128"/>
        <table:table-column table:style-name="co72" table:default-cell-style-name="ce134"/>
        <table:table-column table:style-name="co53" table:default-cell-style-name="ce128"/>
        <table:table-column table:style-name="co5" table:default-cell-style-name="ce128"/>
        <table:table-column table:style-name="co49" table:default-cell-style-name="ce128"/>
        <table:table-column table:style-name="co34" table:default-cell-style-name="ce128"/>
        <table:table-column table:style-name="co5" table:default-cell-style-name="ce128"/>
        <table:table-column table:style-name="co73" table:default-cell-style-name="ce128"/>
        <table:table-column table:style-name="co74" table:number-columns-repeated="7" table:default-cell-style-name="ce128"/>
        <table:table-column table:style-name="co1" table:number-columns-repeated="994" table:default-cell-style-name="ce128"/>
        <table:table-column table:style-name="co6" table:default-cell-style-name="ce128"/>
        <table:table-column table:style-name="co6" table:number-columns-repeated="15360" table:default-cell-style-name="ce135"/>
        <table:table-row table:style-name="ro9">
          <table:table-cell office:value-type="string" table:style-name="ce240">
            <text:p>1203m2 arsa</text:p>
          </table:table-cell>
          <table:table-cell office:value-type="string" table:style-name="ce241">
            <text:p>S A N A Y İ</text:p>
          </table:table-cell>
          <table:table-cell table:style-name="ce129"/>
          <table:table-cell table:number-columns-repeated="2" table:style-name="ce128"/>
          <table:table-cell table:style-name="ce242"/>
          <table:table-cell table:style-name="ce130"/>
          <table:table-cell table:style-name="ce243"/>
          <table:table-cell table:number-columns-repeated="3" table:style-name="ce128"/>
          <table:table-cell table:style-name="ce132"/>
          <table:table-cell table:style-name="ce128"/>
          <table:table-cell table:style-name="ce243"/>
          <table:table-cell table:style-name="ce133"/>
          <table:table-cell table:style-name="ce134"/>
          <table:table-cell table:number-columns-repeated="3" table:style-name="ce128"/>
          <table:table-cell table:style-name="ce130"/>
          <table:table-cell table:style-name="ce128"/>
          <table:table-cell office:value-type="string" table:number-columns-spanned="1" table:number-rows-spanned="2" table:style-name="ce348">
            <text:p>2018-2022 Yılları Genel Gelirler</text:p>
          </table:table-cell>
          <table:table-cell office:value-type="string" table:style-name="ce244">
            <text:p>Gelecek</text:p>
          </table:table-cell>
          <table:table-cell office:value-type="string" table:number-columns-spanned="2" table:number-rows-spanned="1" table:style-name="ce349">
            <text:p>Gelen</text:p>
          </table:table-cell>
          <table:covered-table-cell/>
          <table:table-cell office:value-type="string" table:number-columns-spanned="2" table:number-rows-spanned="1" table:style-name="ce349">
            <text:p>Masraf</text:p>
          </table:table-cell>
          <table:covered-table-cell/>
          <table:table-cell office:value-type="string" table:number-columns-spanned="2" table:number-rows-spanned="1" table:style-name="ce349">
            <text:p>BAKIYE</text:p>
          </table:table-cell>
          <table:covered-table-cell/>
          <table:table-cell table:number-columns-repeated="995" table:style-name="ce128"/>
          <table:table-cell table:number-columns-repeated="15360"/>
        </table:table-row>
        <table:table-row table:style-name="ro8">
          <table:table-cell table:style-name="ce245"/>
          <table:table-cell office:value-type="string" table:style-name="ce246">
            <text:p>GELİR - GİDER</text:p>
          </table:table-cell>
          <table:table-cell table:style-name="ce247"/>
          <table:table-cell table:style-name="ce248"/>
          <table:table-cell table:style-name="ce249"/>
          <table:table-cell table:style-name="ce250"/>
          <table:table-cell table:style-name="ce248"/>
          <table:table-cell office:value-type="string" table:number-columns-spanned="5" table:number-rows-spanned="1" table:style-name="ce350">
            <text:p>HACI</text:p>
          </table:table-cell>
          <table:covered-table-cell table:number-columns-repeated="4"/>
          <table:table-cell table:style-name="ce248"/>
          <table:table-cell office:value-type="string" table:number-columns-spanned="5" table:number-rows-spanned="1" table:style-name="ce350">
            <text:p>NAZAN</text:p>
          </table:table-cell>
          <table:covered-table-cell table:number-columns-repeated="4"/>
          <table:table-cell table:style-name="ce248"/>
          <table:table-cell table:style-name="ce251"/>
          <table:table-cell table:style-name="ce128"/>
          <table:covered-table-cell/>
          <table:table-cell office:value-type="string" table:style-name="ce252">
            <text:p>TL</text:p>
          </table:table-cell>
          <table:table-cell office:value-type="string" table:style-name="ce253">
            <text:p>TL</text:p>
          </table:table-cell>
          <table:table-cell office:value-type="string" table:style-name="ce254">
            <text:p>USD</text:p>
          </table:table-cell>
          <table:table-cell office:value-type="string" table:style-name="ce253">
            <text:p>TL</text:p>
          </table:table-cell>
          <table:table-cell office:value-type="string" table:style-name="ce254">
            <text:p>USD</text:p>
          </table:table-cell>
          <table:table-cell office:value-type="string" table:style-name="ce255">
            <text:p>TL</text:p>
          </table:table-cell>
          <table:table-cell office:value-type="string" table:style-name="ce254">
            <text:p>USD</text:p>
          </table:table-cell>
          <table:table-cell table:number-columns-repeated="995" table:style-name="ce128"/>
          <table:table-cell table:number-columns-repeated="15360"/>
        </table:table-row>
        <table:table-row table:style-name="ro8">
          <table:table-cell table:style-name="ce142"/>
          <table:table-cell table:number-columns-repeated="2" table:style-name="ce129"/>
          <table:table-cell table:number-columns-repeated="2" table:style-name="ce128"/>
          <table:table-cell table:style-name="ce256"/>
          <table:table-cell table:style-name="ce128"/>
          <table:table-cell table:style-name="ce257"/>
          <table:table-cell table:number-columns-repeated="3" table:style-name="ce128"/>
          <table:table-cell table:style-name="ce258"/>
          <table:table-cell table:style-name="ce128"/>
          <table:table-cell table:style-name="ce257"/>
          <table:table-cell table:style-name="ce128"/>
          <table:table-cell table:style-name="ce134"/>
          <table:table-cell table:style-name="ce128"/>
          <table:table-cell table:style-name="ce180"/>
          <table:table-cell table:style-name="ce128"/>
          <table:table-cell table:style-name="ce259"/>
          <table:table-cell table:style-name="ce128"/>
          <table:table-cell office:value-type="float" office:value="2018" table:style-name="ce259">
            <text:p>2018</text:p>
          </table:table-cell>
          <table:table-cell office:value-type="currency" office:value="25000" table:formula="of:=[.E14]" table:style-name="ce260">
            <text:p>₺25.000,</text:p>
          </table:table-cell>
          <table:table-cell office:value-type="currency" office:value="21000" table:formula="of:=[.E15]" table:style-name="ce261">
            <text:p>₺21.000,</text:p>
          </table:table-cell>
          <table:table-cell office:value-type="currency" office:value="3804.3478260869565" table:formula="of:=[.F15]" table:style-name="ce262">
            <text:p>$3.804</text:p>
          </table:table-cell>
          <table:table-cell office:value-type="currency" office:value="-22399.42" table:formula="of:=[.E16]" table:style-name="ce261">
            <text:p>-₺22.399,42</text:p>
          </table:table-cell>
          <table:table-cell office:value-type="currency" office:value="-4057.865942028986" table:formula="of:=[.F16]" table:style-name="ce262">
            <text:p>-$4.058</text:p>
          </table:table-cell>
          <table:table-cell office:value-type="currency" office:value="-1399.4199999999983" table:formula="of:=[.E17]" table:style-name="ce130">
            <text:p>-₺1.399,42</text:p>
          </table:table-cell>
          <table:table-cell office:value-type="currency" office:value="-253.51811594202945" table:formula="of:=[.Y3]+[.AA3]" table:style-name="ce262">
            <text:p>-$254</text:p>
          </table:table-cell>
          <table:table-cell table:number-columns-repeated="995" table:style-name="ce128"/>
          <table:table-cell table:number-columns-repeated="15360"/>
        </table:table-row>
        <table:table-row table:style-name="ro8">
          <table:table-cell office:value-type="float" office:value="2007" table:style-name="ce155">
            <text:p>2007</text:p>
          </table:table-cell>
          <table:table-cell table:number-columns-repeated="2" table:style-name="ce156"/>
          <table:table-cell office:value-type="string" table:style-name="ce157">
            <text:p>1203 m2 2007 değeri</text:p>
          </table:table-cell>
          <table:table-cell office:value-type="currency" office:value="450000" table:style-name="ce158">
            <text:p>$450.000,00</text:p>
          </table:table-cell>
          <table:table-cell table:style-name="ce263"/>
          <table:table-cell table:style-name="ce140"/>
          <table:table-cell office:value-type="percentage" office:value="0.5" table:formula="of:=[.L4]/[.$E$4]" table:style-name="ce264">
            <text:p>%50,00</text:p>
          </table:table-cell>
          <table:table-cell table:style-name="ce159"/>
          <table:table-cell office:value-type="string" table:style-name="ce160">
            <text:p><text:s/>'[01-23-dgs.ods]1203-YZD'!$E$9</text:p>
          </table:table-cell>
          <table:table-cell table:style-name="ce159"/>
          <table:table-cell office:value-type="currency" office:value="225000" table:style-name="ce265">
            <text:p>$225.000,00</text:p>
          </table:table-cell>
          <table:table-cell table:style-name="ce161"/>
          <table:table-cell office:value-type="percentage" office:value="0.5" table:formula="of:=[.R4]/[.$E$4]" table:style-name="ce264">
            <text:p>%50,00</text:p>
          </table:table-cell>
          <table:table-cell table:style-name="ce159"/>
          <table:table-cell table:style-name="ce162"/>
          <table:table-cell table:style-name="ce159"/>
          <table:table-cell office:value-type="currency" office:value="225000" table:style-name="ce265">
            <text:p>$225.000,00</text:p>
          </table:table-cell>
          <table:table-cell table:style-name="ce140"/>
          <table:table-cell table:style-name="ce266"/>
          <table:table-cell table:style-name="ce128"/>
          <table:table-cell office:value-type="float" office:value="2019" table:style-name="ce259">
            <text:p>2019</text:p>
          </table:table-cell>
          <table:table-cell office:value-type="currency" office:value="34645" table:formula="of:=[.E24]" table:style-name="ce260">
            <text:p>₺34.645,</text:p>
          </table:table-cell>
          <table:table-cell office:value-type="currency" office:value="26500" table:formula="of:=[.E25]" table:style-name="ce261">
            <text:p>₺26.500,</text:p>
          </table:table-cell>
          <table:table-cell office:value-type="currency" office:value="4624.7818499127388" table:formula="of:=[.F25]" table:style-name="ce262">
            <text:p>$4.625</text:p>
          </table:table-cell>
          <table:table-cell office:value-type="currency" office:value="-3104.8199999999997" table:formula="of:=[.E26]" table:style-name="ce261">
            <text:p>-₺3.104,82</text:p>
          </table:table-cell>
          <table:table-cell office:value-type="currency" office:value="-541.85340314136113" table:formula="of:=[.F26]" table:style-name="ce262">
            <text:p>-$542</text:p>
          </table:table-cell>
          <table:table-cell office:value-type="currency" office:value="23395.18" table:formula="of:=[.E27]" table:style-name="ce130">
            <text:p>₺23.395,18</text:p>
          </table:table-cell>
          <table:table-cell office:value-type="currency" office:value="4082.9284467713778" table:formula="of:=[.Y4]+[.AA4]" table:style-name="ce262">
            <text:p>$4.083</text:p>
          </table:table-cell>
          <table:table-cell table:number-columns-repeated="995" table:style-name="ce128"/>
          <table:table-cell table:number-columns-repeated="15360"/>
        </table:table-row>
        <table:table-row table:style-name="ro8">
          <table:table-cell office:value-type="float" office:value="2017" table:style-name="ce164">
            <text:p>2017</text:p>
          </table:table-cell>
          <table:table-cell table:style-name="ce147"/>
          <table:table-cell office:value-type="string" table:style-name="ce148">
            <text:p>usd</text:p>
          </table:table-cell>
          <table:table-cell table:style-name="ce148"/>
          <table:table-cell office:value-type="string" table:style-name="ce165">
            <text:p>doğuş hesabı</text:p>
          </table:table-cell>
          <table:table-cell table:style-name="ce267"/>
          <table:table-cell table:style-name="ce148"/>
          <table:table-cell office:value-type="percentage" office:value="0.78125008888888881" table:formula="of:=[.L5]/[.$E$4]" table:number-columns-spanned="2" table:number-rows-spanned="1" table:style-name="ce351">
            <text:p>78,1250%</text:p>
          </table:table-cell>
          <table:covered-table-cell/>
          <table:table-cell office:value-type="string" table:style-name="ce166">
            <text:p><text:s text:c="3"/>+++</text:p>
          </table:table-cell>
          <table:table-cell office:value-type="currency" office:value="126562.54" table:style-name="ce167">
            <text:p>$126.562,54</text:p>
          </table:table-cell>
          <table:table-cell office:value-type="currency" office:value="351562.54" table:formula="of:=[.L4]+[.K5]" table:style-name="ce268">
            <text:p>$351.562,54</text:p>
          </table:table-cell>
          <table:table-cell table:style-name="ce148"/>
          <table:table-cell office:value-type="percentage" office:value="0.21874991111111111" table:formula="of:=[.R5]/[.$E$4]" table:number-columns-spanned="2" table:number-rows-spanned="1" table:style-name="ce351">
            <text:p>21,8750%</text:p>
          </table:table-cell>
          <table:covered-table-cell/>
          <table:table-cell office:value-type="string" table:style-name="ce169">
            <text:p>- - -</text:p>
          </table:table-cell>
          <table:table-cell office:value-type="currency" office:value="126562.54" table:formula="of:=[.K5]" table:style-name="ce170">
            <text:p>$126.562,54</text:p>
          </table:table-cell>
          <table:table-cell office:value-type="currency" office:value="98437.46" table:formula="of:=[.R4]-[.Q5]" table:style-name="ce269">
            <text:p>$98.437,46</text:p>
          </table:table-cell>
          <table:table-cell table:style-name="ce148"/>
          <table:table-cell table:style-name="ce270"/>
          <table:table-cell table:style-name="ce128"/>
          <table:table-cell office:value-type="float" office:value="2020" table:style-name="ce259">
            <text:p>2020</text:p>
          </table:table-cell>
          <table:table-cell office:value-type="currency" office:value="83624" table:formula="of:=[.E41]" table:style-name="ce260">
            <text:p>₺83.624,</text:p>
          </table:table-cell>
          <table:table-cell office:value-type="currency" office:value="64500" table:formula="of:=[.E42]" table:style-name="ce261">
            <text:p>₺64.500,</text:p>
          </table:table-cell>
          <table:table-cell office:value-type="currency" office:value="8225.3763509654054" table:formula="of:=[.F42]" table:style-name="ce262">
            <text:p>$8.225</text:p>
          </table:table-cell>
          <table:table-cell office:value-type="currency" office:value="-76896.293999999994" table:formula="of:=[.E43]" table:style-name="ce261">
            <text:p>-₺76.896,29</text:p>
          </table:table-cell>
          <table:table-cell office:value-type="currency" office:value="-10810.705602735459" table:formula="of:=[.F43]" table:style-name="ce262">
            <text:p>-$10.811</text:p>
          </table:table-cell>
          <table:table-cell office:value-type="currency" office:value="-12396.293999999994" table:formula="of:=[.E44]" table:style-name="ce130">
            <text:p>-₺12.396,29</text:p>
          </table:table-cell>
          <table:table-cell office:value-type="currency" office:value="-2585.3292517700538" table:formula="of:=[.Y5]+[.AA5]" table:style-name="ce262">
            <text:p>-$2.585</text:p>
          </table:table-cell>
          <table:table-cell table:number-columns-repeated="995" table:style-name="ce128"/>
          <table:table-cell table:number-columns-repeated="15360"/>
        </table:table-row>
        <table:table-row table:style-name="ro8">
          <table:table-cell table:style-name="ce142"/>
          <table:table-cell table:number-columns-repeated="2" table:style-name="ce129"/>
          <table:table-cell table:number-columns-repeated="2" table:style-name="ce128"/>
          <table:table-cell table:style-name="ce256"/>
          <table:table-cell table:style-name="ce128"/>
          <table:table-cell table:style-name="ce257"/>
          <table:table-cell table:number-columns-repeated="3" table:style-name="ce128"/>
          <table:table-cell table:style-name="ce258"/>
          <table:table-cell table:style-name="ce128"/>
          <table:table-cell table:style-name="ce257"/>
          <table:table-cell table:style-name="ce128"/>
          <table:table-cell table:style-name="ce134"/>
          <table:table-cell table:style-name="ce128"/>
          <table:table-cell table:style-name="ce180"/>
          <table:table-cell table:style-name="ce128"/>
          <table:table-cell table:style-name="ce259"/>
          <table:table-cell table:style-name="ce128"/>
          <table:table-cell office:value-type="float" office:value="2021" table:style-name="ce259">
            <text:p>2021</text:p>
          </table:table-cell>
          <table:table-cell office:value-type="currency" office:value="132760" table:formula="of:=[.E59]" table:style-name="ce260">
            <text:p>₺132.760,</text:p>
          </table:table-cell>
          <table:table-cell office:value-type="currency" office:value="152260" table:formula="of:=[.E60]" table:style-name="ce261">
            <text:p>₺152.260,</text:p>
          </table:table-cell>
          <table:table-cell office:value-type="currency" office:value="16569.625941280272" table:formula="of:=[.F60]" table:style-name="ce262">
            <text:p>$16.570</text:p>
          </table:table-cell>
          <table:table-cell office:value-type="currency" office:value="-32069.31" table:formula="of:=[.E61]" table:style-name="ce261">
            <text:p>-₺32.069,31</text:p>
          </table:table-cell>
          <table:table-cell office:value-type="currency" office:value="-3759.5908558030496" table:formula="of:=[.F61]" table:style-name="ce262">
            <text:p>-$3.760</text:p>
          </table:table-cell>
          <table:table-cell office:value-type="currency" office:value="120190.69" table:formula="of:=[.E62]" table:style-name="ce130">
            <text:p>₺120.190,69</text:p>
          </table:table-cell>
          <table:table-cell office:value-type="currency" office:value="12810.035085477222" table:formula="of:=[.Y6]+[.AA6]" table:style-name="ce262">
            <text:p>$12.810</text:p>
          </table:table-cell>
          <table:table-cell table:number-columns-repeated="995" table:style-name="ce128"/>
          <table:table-cell table:number-columns-repeated="15360"/>
        </table:table-row>
        <table:table-row table:style-name="ro8">
          <table:table-cell table:style-name="ce142"/>
          <table:table-cell table:number-columns-repeated="2" table:style-name="ce129"/>
          <table:table-cell table:number-columns-repeated="2" table:style-name="ce128"/>
          <table:table-cell table:style-name="ce256"/>
          <table:table-cell table:style-name="ce128"/>
          <table:table-cell table:style-name="ce257"/>
          <table:table-cell table:number-columns-repeated="3" table:style-name="ce128"/>
          <table:table-cell table:style-name="ce258"/>
          <table:table-cell table:style-name="ce128"/>
          <table:table-cell table:style-name="ce257"/>
          <table:table-cell table:style-name="ce128"/>
          <table:table-cell table:style-name="ce134"/>
          <table:table-cell table:style-name="ce128"/>
          <table:table-cell table:style-name="ce180"/>
          <table:table-cell table:style-name="ce128"/>
          <table:table-cell table:style-name="ce259"/>
          <table:table-cell table:style-name="ce128"/>
          <table:table-cell office:value-type="float" office:value="2022" table:style-name="ce259">
            <text:p>2022</text:p>
          </table:table-cell>
          <table:table-cell office:value-type="currency" office:value="350073.70999999996" table:formula="of:=[.E85]" table:style-name="ce260">
            <text:p>₺350.073,71</text:p>
          </table:table-cell>
          <table:table-cell office:value-type="currency" office:value="361842.70999999996" table:formula="of:=[.E86]" table:style-name="ce261">
            <text:p>₺361.842,71</text:p>
          </table:table-cell>
          <table:table-cell office:value-type="currency" office:value="0" table:formula="of:=[.F86]" table:style-name="ce262">
            <text:p>#BAŞV!</text:p>
          </table:table-cell>
          <table:table-cell office:value-type="currency" office:value="0" table:formula="of:=[.E87]" table:style-name="ce261">
            <text:p>#BAŞV!</text:p>
          </table:table-cell>
          <table:table-cell office:value-type="currency" office:value="0" table:formula="of:=[.F87]" table:style-name="ce262">
            <text:p>#BAŞV!</text:p>
          </table:table-cell>
          <table:table-cell office:value-type="currency" office:value="0" table:formula="of:=[.E88]" table:style-name="ce130">
            <text:p>#BAŞV!</text:p>
          </table:table-cell>
          <table:table-cell office:value-type="currency" office:value="0" table:formula="of:=[.Y7]+[.AA7]" table:style-name="ce262">
            <text:p>#BAŞV!</text:p>
          </table:table-cell>
          <table:table-cell table:number-columns-repeated="995" table:style-name="ce128"/>
          <table:table-cell table:number-columns-repeated="15360"/>
        </table:table-row>
        <table:table-row table:style-name="ro8">
          <table:table-cell table:style-name="ce136"/>
          <table:table-cell table:number-columns-repeated="2" table:style-name="ce138"/>
          <table:table-cell office:value-type="string" table:style-name="ce140">
            <text:p>GELECEK</text:p>
          </table:table-cell>
          <table:table-cell office:value-type="string" table:style-name="ce161">
            <text:p>GELİR</text:p>
          </table:table-cell>
          <table:table-cell table:style-name="ce271"/>
          <table:table-cell table:style-name="ce140"/>
          <table:table-cell office:value-type="string" table:number-columns-spanned="2" table:number-rows-spanned="1" table:style-name="ce352">
            <text:p>PAY</text:p>
          </table:table-cell>
          <table:covered-table-cell/>
          <table:table-cell table:style-name="ce140"/>
          <table:table-cell office:value-type="string" table:number-columns-spanned="2" table:number-rows-spanned="1" table:style-name="ce353">
            <text:p>BAKİYE</text:p>
          </table:table-cell>
          <table:covered-table-cell/>
          <table:table-cell table:style-name="ce140"/>
          <table:table-cell office:value-type="string" table:number-columns-spanned="3" table:number-rows-spanned="1" table:style-name="ce352">
            <text:p>PAY</text:p>
          </table:table-cell>
          <table:covered-table-cell table:number-columns-repeated="2"/>
          <table:table-cell office:value-type="string" table:number-columns-spanned="2" table:number-rows-spanned="1" table:style-name="ce353">
            <text:p>BAKİYE</text:p>
          </table:table-cell>
          <table:covered-table-cell/>
          <table:table-cell table:style-name="ce140"/>
          <table:table-cell office:value-type="string" table:style-name="ce266">
            <text:p>USD</text:p>
          </table:table-cell>
          <table:table-cell table:style-name="ce128"/>
          <table:table-cell office:value-type="string" table:number-columns-spanned="1" table:number-rows-spanned="2" table:style-name="ce354">
            <text:p>Toplam</text:p>
          </table:table-cell>
          <table:table-cell office:value-type="currency" office:value="626102.71" table:formula="of:=SUM([.W3:.W7])" table:number-columns-spanned="1" table:number-rows-spanned="2" table:style-name="ce355">
            <text:p>₺626.102,71</text:p>
          </table:table-cell>
          <table:table-cell office:value-type="currency" office:value="626102.71" table:formula="of:=SUM([.X3:.X7])" table:number-columns-spanned="1" table:number-rows-spanned="2" table:style-name="ce356">
            <text:p>₺626.102,71</text:p>
          </table:table-cell>
          <table:table-cell office:value-type="currency" office:value="0" table:formula="of:=SUM([.Y3:.Y7])" table:number-columns-spanned="1" table:number-rows-spanned="2" table:style-name="ce357">
            <text:p>#BAŞV!</text:p>
          </table:table-cell>
          <table:table-cell office:value-type="currency" office:value="0" table:formula="of:=SUM([.Z3:.Z7])" table:number-columns-spanned="1" table:number-rows-spanned="2" table:style-name="ce356">
            <text:p>#BAŞV!</text:p>
          </table:table-cell>
          <table:table-cell office:value-type="currency" office:value="0" table:formula="of:=SUM([.AA3:.AA7])" table:number-columns-spanned="1" table:number-rows-spanned="2" table:style-name="ce357">
            <text:p>#BAŞV!</text:p>
          </table:table-cell>
          <table:table-cell office:value-type="currency" office:value="0" table:formula="of:=[.X8]+[.Z8]" table:style-name="ce272">
            <text:p>#BAŞV!</text:p>
          </table:table-cell>
          <table:table-cell office:value-type="currency" office:value="0" table:formula="of:=[.Y8]+[.AA8]" table:style-name="ce273">
            <text:p>#BAŞV!</text:p>
          </table:table-cell>
          <table:table-cell table:number-columns-repeated="995" table:style-name="ce128"/>
          <table:table-cell table:number-columns-repeated="15360"/>
        </table:table-row>
        <table:table-row table:style-name="ro8">
          <table:table-cell table:style-name="ce145"/>
          <table:table-cell table:style-name="ce146"/>
          <table:table-cell table:style-name="ce147"/>
          <table:table-cell office:value-type="string" table:style-name="ce150">
            <text:p>MİKTAR</text:p>
          </table:table-cell>
          <table:table-cell office:value-type="string" table:style-name="ce149">
            <text:p>TL</text:p>
          </table:table-cell>
          <table:table-cell table:style-name="ce274"/>
          <table:table-cell table:style-name="ce150"/>
          <table:table-cell office:value-type="string" table:style-name="ce275">
            <text:p>%</text:p>
          </table:table-cell>
          <table:table-cell office:value-type="string" table:style-name="ce149">
            <text:p>TL</text:p>
          </table:table-cell>
          <table:table-cell office:value-type="string" table:style-name="ce152">
            <text:p>USD</text:p>
          </table:table-cell>
          <table:table-cell office:value-type="string" table:style-name="ce149">
            <text:p>TL</text:p>
          </table:table-cell>
          <table:table-cell office:value-type="string" table:style-name="ce276">
            <text:p>USD</text:p>
          </table:table-cell>
          <table:table-cell table:style-name="ce149"/>
          <table:table-cell office:value-type="string" table:style-name="ce275">
            <text:p>%</text:p>
          </table:table-cell>
          <table:table-cell office:value-type="string" table:style-name="ce149">
            <text:p>TL</text:p>
          </table:table-cell>
          <table:table-cell office:value-type="string" table:style-name="ce153">
            <text:p>USD</text:p>
          </table:table-cell>
          <table:table-cell office:value-type="string" table:style-name="ce149">
            <text:p>TL</text:p>
          </table:table-cell>
          <table:table-cell office:value-type="string" table:style-name="ce154">
            <text:p>USD</text:p>
          </table:table-cell>
          <table:table-cell table:style-name="ce150"/>
          <table:table-cell office:value-type="string" table:style-name="ce277">
            <text:p>TRY</text:p>
          </table:table-cell>
          <table:table-cell table:style-name="ce128"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358">
            <text:p>TOPLAM NET</text:p>
          </table:table-cell>
          <table:covered-table-cell/>
          <table:table-cell table:number-columns-repeated="995" table:style-name="ce128"/>
          <table:table-cell table:number-columns-repeated="15360"/>
        </table:table-row>
        <table:table-row table:style-name="ro8">
          <table:table-cell office:value-type="float" office:value="2018" table:style-name="ce173">
            <text:p>2018</text:p>
          </table:table-cell>
          <table:table-cell table:number-columns-repeated="2" table:style-name="ce138"/>
          <table:table-cell table:number-columns-repeated="2" table:style-name="ce139"/>
          <table:table-cell table:style-name="ce278"/>
          <table:table-cell table:style-name="ce139"/>
          <table:table-cell table:style-name="ce279"/>
          <table:table-cell table:number-columns-repeated="3" table:style-name="ce139"/>
          <table:table-cell table:style-name="ce280"/>
          <table:table-cell table:style-name="ce139"/>
          <table:table-cell table:style-name="ce279"/>
          <table:table-cell table:style-name="ce139"/>
          <table:table-cell table:style-name="ce176"/>
          <table:table-cell table:style-name="ce139"/>
          <table:table-cell table:style-name="ce280"/>
          <table:table-cell table:style-name="ce139"/>
          <table:table-cell table:style-name="ce281"/>
          <table:table-cell table:number-columns-repeated="1004" table:style-name="ce128"/>
          <table:table-cell table:number-columns-repeated="15360"/>
        </table:table-row>
        <table:table-row table:style-name="ro8">
          <table:table-cell office:value-type="string" table:style-name="ce142">
            <text:p>SnyG701-18</text:p>
          </table:table-cell>
          <table:table-cell office:value-type="date" office:date-value="2018-10-30T00:00:00" table:style-name="ce129">
            <text:p>Eki.18</text:p>
          </table:table-cell>
          <table:table-cell office:value-type="string" table:style-name="ce129">
            <text:p>cymz</text:p>
          </table:table-cell>
          <table:table-cell office:value-type="currency" office:value="25000" table:style-name="ce177">
            <text:p>₺25.000,00</text:p>
          </table:table-cell>
          <table:table-cell office:value-type="currency" office:value="21000" table:formula="of:=['02-11-GLR'.G6]" table:style-name="ce177">
            <text:p>₺21.000,00</text:p>
          </table:table-cell>
          <table:table-cell table:style-name="ce282"/>
          <table:table-cell table:style-name="ce128"/>
          <table:table-cell office:value-type="percentage" office:value="0.77940075389157271" table:formula="of:=[.L11]/[.$E$4]" table:style-name="ce283">
            <text:p>%77,94</text:p>
          </table:table-cell>
          <table:table-cell office:value-type="currency" office:value="16406.251866666666" table:formula="of:=[.H5]*[.E11]" table:style-name="ce130">
            <text:p>₺16.406,25</text:p>
          </table:table-cell>
          <table:table-cell office:value-type="currency" office:value="2972.1470772946859" table:formula="of:=[.I11]/[.T11]" table:style-name="ce134">
            <text:p>$2.972</text:p>
          </table:table-cell>
          <table:table-cell office:value-type="currency" office:value="16406.251866666666" table:formula="of:=[.K10]+[.I11]" table:style-name="ce130">
            <text:p>₺16.406,25</text:p>
          </table:table-cell>
          <table:table-cell office:value-type="currency" office:value="350730.33925120771" table:formula="of:=[.L5]-[.P11]" table:style-name="ce258">
            <text:p>$350.730,34</text:p>
          </table:table-cell>
          <table:table-cell table:style-name="ce128"/>
          <table:table-cell office:value-type="percentage" office:value="0.22059924610842727" table:formula="of:=[.R11]/[.$E$4]" table:style-name="ce283">
            <text:p>%22,06</text:p>
          </table:table-cell>
          <table:table-cell office:value-type="currency" office:value="4593.7481333333335" table:formula="of:=[.N5]*[.E11]" table:style-name="ce130">
            <text:p>₺4.593,75</text:p>
          </table:table-cell>
          <table:table-cell office:value-type="currency" office:value="832.20074879227059" table:formula="of:=[.O11]/[.T11]" table:style-name="ce134">
            <text:p>$832</text:p>
          </table:table-cell>
          <table:table-cell office:value-type="currency" office:value="4593.7481333333335" table:formula="of:=[.Q10]+[.O11]" table:style-name="ce134">
            <text:p>$4.594</text:p>
          </table:table-cell>
          <table:table-cell office:value-type="currency" office:value="99269.660748792274" table:formula="of:=[.R5]+[.P11]" table:style-name="ce258">
            <text:p>$99.269,66</text:p>
          </table:table-cell>
          <table:table-cell table:style-name="ce130"/>
          <table:table-cell office:value-type="float" office:value="5.52" table:style-name="ce259">
            <text:p>5,52</text:p>
          </table:table-cell>
          <table:table-cell table:style-name="ce128"/>
          <table:table-cell office:value-type="string" table:number-columns-spanned="1" table:number-rows-spanned="2" table:style-name="ce348">
            <text:p>2018-2022 Yılları HACI</text:p>
          </table:table-cell>
          <table:table-cell office:value-type="percentage" office:value="0" table:formula="of:=[.H83]" table:number-columns-spanned="1" table:number-rows-spanned="9" table:style-name="ce359">
            <text:p>#BAŞV!</text:p>
          </table:table-cell>
          <table:table-cell office:value-type="string" table:number-columns-spanned="2" table:number-rows-spanned="1" table:style-name="ce349">
            <text:p>Gelen</text:p>
          </table:table-cell>
          <table:covered-table-cell/>
          <table:table-cell office:value-type="string" table:number-columns-spanned="2" table:number-rows-spanned="1" table:style-name="ce349">
            <text:p>Masraf</text:p>
          </table:table-cell>
          <table:covered-table-cell/>
          <table:table-cell office:value-type="string" table:number-columns-spanned="2" table:number-rows-spanned="1" table:style-name="ce349">
            <text:p>BAKIYE</text:p>
          </table:table-cell>
          <table:covered-table-cell/>
          <table:table-cell table:number-columns-repeated="995" table:style-name="ce128"/>
          <table:table-cell table:number-columns-repeated="15360"/>
        </table:table-row>
        <table:table-row table:style-name="ro8">
          <table:table-cell office:value-type="string" table:style-name="ce142">
            <text:p>SnyH000-18</text:p>
          </table:table-cell>
          <table:table-cell office:value-type="date" office:date-value="2018-10-30T00:00:00" table:style-name="ce129">
            <text:p>Eki.18</text:p>
          </table:table-cell>
          <table:table-cell table:style-name="ce134"/>
          <table:table-cell table:style-name="ce128"/>
          <table:table-cell office:value-type="currency" office:value="-22399.42" table:formula="of:=['02-12-GDR'.F16]" table:style-name="ce177">
            <text:p>-₺22.399,42</text:p>
          </table:table-cell>
          <table:table-cell table:style-name="ce282"/>
          <table:table-cell table:style-name="ce130"/>
          <table:table-cell office:value-type="percentage" office:value="0.78139000315295193" table:formula="of:=[.L12]/[.$E$4]" table:style-name="ce283">
            <text:p>%78,14</text:p>
          </table:table-cell>
          <table:table-cell office:value-type="currency" office:value="-17458.124834733972" table:formula="of:=[.H11]*[.E12]" table:style-name="ce130">
            <text:p>-₺17.458,12</text:p>
          </table:table-cell>
          <table:table-cell office:value-type="currency" office:value="-3162.7037744083286" table:formula="of:=[.I12]/[.T12]" table:style-name="ce134">
            <text:p>-$3.163</text:p>
          </table:table-cell>
          <table:table-cell office:value-type="currency" office:value="-1051.8729680673059" table:formula="of:=[.K11]+[.I12]" table:style-name="ce130">
            <text:p>-₺1.051,87</text:p>
          </table:table-cell>
          <table:table-cell office:value-type="currency" office:value="351625.50141882838" table:formula="of:=[.L11]-[.P12]" table:style-name="ce258">
            <text:p>$351.625,50</text:p>
          </table:table-cell>
          <table:table-cell table:style-name="ce130"/>
          <table:table-cell office:value-type="percentage" office:value="0.21860999684704804" table:formula="of:=[.R12]/[.$E$4]" table:style-name="ce283">
            <text:p>%21,86</text:p>
          </table:table-cell>
          <table:table-cell office:value-type="currency" office:value="-4941.2951652660277" table:formula="of:=[.N11]*[.E12]" table:style-name="ce130">
            <text:p>-₺4.941,3</text:p>
          </table:table-cell>
          <table:table-cell office:value-type="currency" office:value="-895.16216762065721" table:formula="of:=[.O12]/[.T12]" table:style-name="ce134">
            <text:p>-$895</text:p>
          </table:table-cell>
          <table:table-cell office:value-type="currency" office:value="-347.54703193269415" table:formula="of:=[.Q11]+[.O12]" table:style-name="ce134">
            <text:p>-$348</text:p>
          </table:table-cell>
          <table:table-cell office:value-type="currency" office:value="98374.498581171618" table:formula="of:=[.R11]+[.P12]" table:style-name="ce258">
            <text:p>$98.374,50</text:p>
          </table:table-cell>
          <table:table-cell table:style-name="ce130"/>
          <table:table-cell office:value-type="float" office:value="5.52" table:style-name="ce259">
            <text:p>5,52</text:p>
          </table:table-cell>
          <table:table-cell table:style-name="ce128"/>
          <table:covered-table-cell/>
          <table:covered-table-cell/>
          <table:table-cell office:value-type="string" table:style-name="ce253">
            <text:p>TL</text:p>
          </table:table-cell>
          <table:table-cell office:value-type="string" table:style-name="ce254">
            <text:p>USD</text:p>
          </table:table-cell>
          <table:table-cell office:value-type="string" table:style-name="ce255">
            <text:p>TL</text:p>
          </table:table-cell>
          <table:table-cell office:value-type="string" table:style-name="ce255">
            <text:p>USD</text:p>
          </table:table-cell>
          <table:table-cell office:value-type="string" table:style-name="ce255">
            <text:p>TL</text:p>
          </table:table-cell>
          <table:table-cell office:value-type="string" table:style-name="ce254">
            <text:p>USD</text:p>
          </table:table-cell>
          <table:table-cell table:style-name="ce284"/>
          <table:table-cell table:number-columns-repeated="16354"/>
        </table:table-row>
        <table:table-row table:style-name="ro8">
          <table:table-cell table:style-name="ce142"/>
          <table:table-cell table:style-name="ce129"/>
          <table:table-cell table:style-name="ce134"/>
          <table:table-cell table:style-name="ce128"/>
          <table:table-cell table:style-name="ce177"/>
          <table:table-cell table:style-name="ce282"/>
          <table:table-cell table:style-name="ce130"/>
          <table:table-cell table:style-name="ce283"/>
          <table:table-cell table:style-name="ce130"/>
          <table:table-cell table:style-name="ce134"/>
          <table:table-cell table:style-name="ce130"/>
          <table:table-cell table:style-name="ce258"/>
          <table:table-cell table:style-name="ce130"/>
          <table:table-cell table:style-name="ce283"/>
          <table:table-cell table:style-name="ce130"/>
          <table:table-cell table:number-columns-repeated="2" table:style-name="ce134"/>
          <table:table-cell table:style-name="ce258"/>
          <table:table-cell table:style-name="ce130"/>
          <table:table-cell table:style-name="ce259"/>
          <table:table-cell table:style-name="ce128"/>
          <table:table-cell office:value-type="float" office:value="2018" table:style-name="ce259">
            <text:p>2018</text:p>
          </table:table-cell>
          <table:covered-table-cell/>
          <table:table-cell office:value-type="currency" office:value="16406.251866666666" table:formula="of:=[.I15]" table:style-name="ce261">
            <text:p>₺16.406,25</text:p>
          </table:table-cell>
          <table:table-cell office:value-type="currency" office:value="2972.1470772946859" table:formula="of:=[.J15]" table:style-name="ce262">
            <text:p>$2.972</text:p>
          </table:table-cell>
          <table:table-cell office:value-type="currency" office:value="-17458.124834733972" table:formula="of:=[.I16]" table:style-name="ce285">
            <text:p>-₺17.458,12</text:p>
          </table:table-cell>
          <table:table-cell office:value-type="currency" office:value="-3162.7037744083286" table:formula="of:=[.J16]" table:style-name="ce286">
            <text:p>-$3.163</text:p>
          </table:table-cell>
          <table:table-cell office:value-type="currency" office:value="-1051.8729680673059" table:formula="of:=[.I17]" table:style-name="ce130">
            <text:p>-₺1.051,87</text:p>
          </table:table-cell>
          <table:table-cell office:value-type="currency" office:value="-190.55669711364271" table:formula="of:=[.Y13]+[.AA13]" table:style-name="ce134">
            <text:p>-$191</text:p>
          </table:table-cell>
          <table:table-cell table:style-name="ce284"/>
          <table:table-cell table:number-columns-repeated="16354"/>
        </table:table-row>
        <table:table-row table:style-name="ro8">
          <table:table-cell table:style-name="ce142"/>
          <table:table-cell table:number-columns-repeated="2" table:style-name="ce128"/>
          <table:table-cell office:value-type="string" table:style-name="ce287">
            <text:p>Toplam Gelecek 2018</text:p>
          </table:table-cell>
          <table:table-cell office:value-type="currency" office:value="25000" table:formula="of:=SUM([.D11:.D12])" table:style-name="ce177">
            <text:p>₺25.000,00</text:p>
          </table:table-cell>
          <table:table-cell table:style-name="ce288"/>
          <table:table-cell table:style-name="ce130"/>
          <table:table-cell table:style-name="ce283"/>
          <table:table-cell table:style-name="ce130"/>
          <table:table-cell table:style-name="ce134"/>
          <table:table-cell table:style-name="ce128"/>
          <table:table-cell table:style-name="ce258"/>
          <table:table-cell table:style-name="ce128"/>
          <table:table-cell table:style-name="ce257"/>
          <table:table-cell table:style-name="ce130"/>
          <table:table-cell table:style-name="ce134"/>
          <table:table-cell table:style-name="ce128"/>
          <table:table-cell table:style-name="ce180"/>
          <table:table-cell table:style-name="ce195"/>
          <table:table-cell table:style-name="ce259"/>
          <table:table-cell table:style-name="ce128"/>
          <table:table-cell office:value-type="float" office:value="2019" table:style-name="ce259">
            <text:p>2019</text:p>
          </table:table-cell>
          <table:covered-table-cell/>
          <table:table-cell office:value-type="currency" office:value="20699.204717171131" table:formula="of:=[.I25]" table:style-name="ce261">
            <text:p>₺20.699,2</text:p>
          </table:table-cell>
          <table:table-cell office:value-type="currency" office:value="3612.4266522113658" table:formula="of:=[.J25]" table:style-name="ce262">
            <text:p>$3.612</text:p>
          </table:table-cell>
          <table:table-cell office:value-type="currency" office:value="-2419.0904636672876" table:formula="of:=[.I26]" table:style-name="ce261">
            <text:p>-₺2.419,09</text:p>
          </table:table-cell>
          <table:table-cell office:value-type="currency" office:value="-422.17983659114964" table:formula="of:=[.J26]" table:style-name="ce262">
            <text:p>-$422</text:p>
          </table:table-cell>
          <table:table-cell office:value-type="currency" office:value="18280.114253503845" table:formula="of:=[.I27]" table:style-name="ce130">
            <text:p>₺18.280,11</text:p>
          </table:table-cell>
          <table:table-cell office:value-type="currency" office:value="3190.2468156202162" table:formula="of:=[.Y14]+[.AA14]" table:style-name="ce134">
            <text:p>$3.190</text:p>
          </table:table-cell>
          <table:table-cell table:number-columns-repeated="16355" table:style-name="ce128"/>
        </table:table-row>
        <table:table-row table:style-name="ro8">
          <table:table-cell table:style-name="ce142"/>
          <table:table-cell table:number-columns-repeated="2" table:style-name="ce128"/>
          <table:table-cell office:value-type="string" table:style-name="ce193">
            <text:p>Toplam Gelen 2018</text:p>
          </table:table-cell>
          <table:table-cell office:value-type="currency" office:value="21000" table:formula="of:=[.E11]" table:style-name="ce177">
            <text:p>₺21.000,00</text:p>
          </table:table-cell>
          <table:table-cell office:value-type="currency" office:value="3804.3478260869565" table:formula="of:=[.J15]+[.P15]" table:style-name="ce289">
            <text:p>$3.804,35</text:p>
          </table:table-cell>
          <table:table-cell table:style-name="ce130"/>
          <table:table-cell table:style-name="ce283"/>
          <table:table-cell office:value-type="currency" office:value="16406.251866666666" table:formula="of:=[.I11]" table:style-name="ce130">
            <text:p>₺16.406,25</text:p>
          </table:table-cell>
          <table:table-cell office:value-type="currency" office:value="2972.1470772946859" table:formula="of:=[.J11]" table:style-name="ce134">
            <text:p>$2.972</text:p>
          </table:table-cell>
          <table:table-cell table:style-name="ce128"/>
          <table:table-cell table:style-name="ce180"/>
          <table:table-cell table:style-name="ce128"/>
          <table:table-cell table:style-name="ce142"/>
          <table:table-cell office:value-type="currency" office:value="4593.7481333333335" table:formula="of:=[.O11]" table:style-name="ce130">
            <text:p>₺4.593,75</text:p>
          </table:table-cell>
          <table:table-cell office:value-type="currency" office:value="832.20074879227059" table:formula="of:=[.P11]" table:style-name="ce134">
            <text:p>$832</text:p>
          </table:table-cell>
          <table:table-cell table:style-name="ce128"/>
          <table:table-cell table:style-name="ce180"/>
          <table:table-cell table:style-name="ce195"/>
          <table:table-cell table:style-name="ce259"/>
          <table:table-cell table:style-name="ce128"/>
          <table:table-cell office:value-type="float" office:value="2020" table:style-name="ce259">
            <text:p>2020</text:p>
          </table:table-cell>
          <table:covered-table-cell/>
          <table:table-cell office:value-type="currency" office:value="50197.878908060913" table:formula="of:=[.I42]" table:style-name="ce261">
            <text:p>₺50.197,88</text:p>
          </table:table-cell>
          <table:table-cell office:value-type="currency" office:value="6401.7161892819431" table:formula="of:=[.J42]" table:style-name="ce262">
            <text:p>$6.402</text:p>
          </table:table-cell>
          <table:table-cell office:value-type="currency" office:value="-59754.669109849201" table:formula="of:=[.I43]" table:style-name="ce261">
            <text:p>-₺59.754,67</text:p>
          </table:table-cell>
          <table:table-cell office:value-type="currency" office:value="-8401.1487745261002" table:formula="of:=[.J43]" table:style-name="ce262">
            <text:p>-$8.401</text:p>
          </table:table-cell>
          <table:table-cell office:value-type="currency" office:value="-9556.790201788288" table:formula="of:=[.I44]" table:style-name="ce130">
            <text:p>-₺9.556,79</text:p>
          </table:table-cell>
          <table:table-cell office:value-type="currency" office:value="-1999.4325852441571" table:formula="of:=[.Y15]+[.AA15]" table:style-name="ce134">
            <text:p>-$1.999</text:p>
          </table:table-cell>
          <table:table-cell table:number-columns-repeated="16355" table:style-name="ce128"/>
        </table:table-row>
        <table:table-row table:style-name="ro8">
          <table:table-cell table:style-name="ce142"/>
          <table:table-cell table:number-columns-repeated="2" table:style-name="ce128"/>
          <table:table-cell office:value-type="string" table:style-name="ce193">
            <text:p>Toplam Masraf 2018</text:p>
          </table:table-cell>
          <table:table-cell office:value-type="currency" office:value="-22399.42" table:formula="of:=[.E12]" table:style-name="ce177">
            <text:p>-₺22.399,42</text:p>
          </table:table-cell>
          <table:table-cell office:value-type="currency" office:value="-4057.865942028986" table:formula="of:=[.J16]+[.P16]" table:style-name="ce289">
            <text:p>-$4.057,87</text:p>
          </table:table-cell>
          <table:table-cell table:style-name="ce128"/>
          <table:table-cell table:style-name="ce257"/>
          <table:table-cell office:value-type="currency" office:value="-17458.124834733972" table:formula="of:=[.I12]" table:style-name="ce130">
            <text:p>-₺17.458,12</text:p>
          </table:table-cell>
          <table:table-cell office:value-type="currency" office:value="-3162.7037744083286" table:formula="of:=[.J12]" table:style-name="ce134">
            <text:p>-$3.163</text:p>
          </table:table-cell>
          <table:table-cell table:style-name="ce128"/>
          <table:table-cell table:style-name="ce180"/>
          <table:table-cell table:style-name="ce128"/>
          <table:table-cell table:style-name="ce142"/>
          <table:table-cell office:value-type="currency" office:value="-4941.2951652660277" table:formula="of:=[.O12]" table:style-name="ce130">
            <text:p>-₺4.941,3</text:p>
          </table:table-cell>
          <table:table-cell office:value-type="currency" office:value="-895.16216762065721" table:formula="of:=[.P12]" table:style-name="ce134">
            <text:p>-$895</text:p>
          </table:table-cell>
          <table:table-cell table:style-name="ce128"/>
          <table:table-cell table:style-name="ce180"/>
          <table:table-cell table:style-name="ce128"/>
          <table:table-cell table:style-name="ce259"/>
          <table:table-cell table:style-name="ce128"/>
          <table:table-cell office:value-type="float" office:value="2021" table:style-name="ce259">
            <text:p>2021</text:p>
          </table:table-cell>
          <table:covered-table-cell/>
          <table:table-cell office:value-type="currency" office:value="118343.48939231082" table:formula="of:=[.I60]" table:style-name="ce261">
            <text:p>₺118.343,49</text:p>
          </table:table-cell>
          <table:table-cell office:value-type="currency" office:value="12880.607946946648" table:formula="of:=[.J60]" table:style-name="ce262">
            <text:p>$12.881</text:p>
          </table:table-cell>
          <table:table-cell office:value-type="currency" office:value="-24792.137942644971" table:formula="of:=[.I61]" table:style-name="ce261">
            <text:p>-₺24.792,14</text:p>
          </table:table-cell>
          <table:table-cell office:value-type="currency" office:value="-2906.4640026547449" table:formula="of:=[.J61]" table:style-name="ce262">
            <text:p>-$2.906</text:p>
          </table:table-cell>
          <table:table-cell office:value-type="currency" office:value="93551.351449665846" table:formula="of:=[.I62]" table:style-name="ce130">
            <text:p>₺93.551,35</text:p>
          </table:table-cell>
          <table:table-cell office:value-type="currency" office:value="9974.1439442919036" table:formula="of:=[.Y16]+[.AA16]" table:style-name="ce134">
            <text:p>$9.974</text:p>
          </table:table-cell>
          <table:table-cell table:number-columns-repeated="16355" table:style-name="ce128"/>
        </table:table-row>
        <table:table-row table:style-name="ro8">
          <table:table-cell table:style-name="ce145"/>
          <table:table-cell table:number-columns-repeated="2" table:style-name="ce148"/>
          <table:table-cell office:value-type="string" table:style-name="ce181">
            <text:p>BAKIYE 2018</text:p>
          </table:table-cell>
          <table:table-cell office:value-type="currency" office:value="-1399.4199999999983" table:formula="of:=[.E15]+[.E16]" table:style-name="ce183">
            <text:p>-₺1.399,42</text:p>
          </table:table-cell>
          <table:table-cell office:value-type="currency" office:value="-253.51811594202934" table:formula="of:=[.J17]+[.P17]" table:style-name="ce290">
            <text:p>-$253,52</text:p>
          </table:table-cell>
          <table:table-cell table:style-name="ce148"/>
          <table:table-cell table:style-name="ce291"/>
          <table:table-cell office:value-type="currency" office:value="-1051.8729680673059" table:formula="of:=[.I15]+[.I16]" table:style-name="ce184">
            <text:p>-₺1.051,87</text:p>
          </table:table-cell>
          <table:table-cell office:value-type="currency" office:value="-190.55669711364271" table:formula="of:=[.J15]+[.J16]" table:style-name="ce186">
            <text:p>-$191</text:p>
          </table:table-cell>
          <table:table-cell table:style-name="ce148"/>
          <table:table-cell table:style-name="ce172"/>
          <table:table-cell table:style-name="ce148"/>
          <table:table-cell table:style-name="ce145"/>
          <table:table-cell office:value-type="currency" office:value="-347.54703193269415" table:formula="of:=[.O15]+[.O16]" table:style-name="ce184">
            <text:p>-₺347,55</text:p>
          </table:table-cell>
          <table:table-cell office:value-type="currency" office:value="-62.961418828386627" table:formula="of:=[.P15]+[.P16]" table:style-name="ce186">
            <text:p>-$63</text:p>
          </table:table-cell>
          <table:table-cell table:style-name="ce148"/>
          <table:table-cell table:style-name="ce172"/>
          <table:table-cell table:style-name="ce148"/>
          <table:table-cell table:style-name="ce270"/>
          <table:table-cell table:style-name="ce128"/>
          <table:table-cell office:value-type="float" office:value="2022" table:style-name="ce259">
            <text:p>2022</text:p>
          </table:table-cell>
          <table:covered-table-cell/>
          <table:table-cell office:value-type="currency" office:value="0" table:formula="of:=[.I86]" table:style-name="ce261">
            <text:p>#BAŞV!</text:p>
          </table:table-cell>
          <table:table-cell office:value-type="currency" office:value="0" table:formula="of:=[.J86]" table:style-name="ce262">
            <text:p>#BAŞV!</text:p>
          </table:table-cell>
          <table:table-cell office:value-type="currency" office:value="0" table:formula="of:=[.I87]" table:style-name="ce261">
            <text:p>#BAŞV!</text:p>
          </table:table-cell>
          <table:table-cell office:value-type="currency" office:value="0" table:formula="of:=[.J87]" table:style-name="ce262">
            <text:p>#BAŞV!</text:p>
          </table:table-cell>
          <table:table-cell office:value-type="currency" office:value="0" table:formula="of:=[.I88]" table:style-name="ce130">
            <text:p>#BAŞV!</text:p>
          </table:table-cell>
          <table:table-cell office:value-type="currency" office:value="0" table:formula="of:=[.Y17]+[.AA17]" table:style-name="ce134">
            <text:p>#BAŞV!</text:p>
          </table:table-cell>
          <table:table-cell table:number-columns-repeated="16355" table:style-name="ce128"/>
        </table:table-row>
        <table:table-row table:style-name="ro8">
          <table:table-cell table:style-name="ce292"/>
          <table:table-cell table:number-columns-repeated="2" table:style-name="ce293"/>
          <table:table-cell table:style-name="ce294"/>
          <table:table-cell table:style-name="ce218"/>
          <table:table-cell table:style-name="ce295"/>
          <table:table-cell table:style-name="ce128"/>
          <table:table-cell table:style-name="ce296"/>
          <table:table-cell table:style-name="ce130"/>
          <table:table-cell table:number-columns-repeated="2" table:style-name="ce128"/>
          <table:table-cell table:style-name="ce258"/>
          <table:table-cell table:style-name="ce128"/>
          <table:table-cell table:style-name="ce257"/>
          <table:table-cell table:style-name="ce130"/>
          <table:table-cell table:style-name="ce134"/>
          <table:table-cell table:style-name="ce128"/>
          <table:table-cell table:style-name="ce180"/>
          <table:table-cell table:style-name="ce128"/>
          <table:table-cell table:style-name="ce259"/>
          <table:table-cell table:style-name="ce128"/>
          <table:table-cell office:value-type="string" table:number-columns-spanned="1" table:number-rows-spanned="2" table:style-name="ce360">
            <text:p>Toplam</text:p>
          </table:table-cell>
          <table:covered-table-cell/>
          <table:table-cell office:value-type="currency" office:value="0" table:formula="of:=SUM([.X13:.X17])" table:number-columns-spanned="1" table:number-rows-spanned="2" table:style-name="ce356">
            <text:p>#BAŞV!</text:p>
          </table:table-cell>
          <table:table-cell office:value-type="currency" office:value="0" table:formula="of:=SUM([.Y13:.Y17])" table:number-columns-spanned="1" table:number-rows-spanned="2" table:style-name="ce357">
            <text:p>#BAŞV!</text:p>
          </table:table-cell>
          <table:table-cell office:value-type="currency" office:value="0" table:formula="of:=SUM([.Z13:.Z17])" table:number-columns-spanned="1" table:number-rows-spanned="2" table:style-name="ce356">
            <text:p>#BAŞV!</text:p>
          </table:table-cell>
          <table:table-cell office:value-type="currency" office:value="0" table:formula="of:=SUM([.AA13:.AA17])" table:number-columns-spanned="1" table:number-rows-spanned="2" table:style-name="ce357">
            <text:p>#BAŞV!</text:p>
          </table:table-cell>
          <table:table-cell office:value-type="currency" office:value="0" table:formula="of:=[.X18]+[.Z18]" table:style-name="ce297">
            <text:p>#BAŞV!</text:p>
          </table:table-cell>
          <table:table-cell office:value-type="currency" office:value="0" table:formula="of:=[.Y18]+[.AA18]" table:style-name="ce273">
            <text:p>#BAŞV!</text:p>
          </table:table-cell>
          <table:table-cell table:number-columns-repeated="16355" table:style-name="ce128"/>
        </table:table-row>
        <table:table-row table:style-name="ro8">
          <table:table-cell office:value-type="float" office:value="2019" table:style-name="ce173">
            <text:p>2019</text:p>
          </table:table-cell>
          <table:table-cell table:number-columns-repeated="2" table:style-name="ce156"/>
          <table:table-cell table:style-name="ce140"/>
          <table:table-cell table:style-name="ce139"/>
          <table:table-cell table:style-name="ce278"/>
          <table:table-cell table:style-name="ce139"/>
          <table:table-cell table:style-name="ce264"/>
          <table:table-cell table:style-name="ce191"/>
          <table:table-cell table:style-name="ce176"/>
          <table:table-cell table:style-name="ce191"/>
          <table:table-cell table:style-name="ce298"/>
          <table:table-cell table:style-name="ce139"/>
          <table:table-cell table:style-name="ce264"/>
          <table:table-cell table:style-name="ce191"/>
          <table:table-cell table:style-name="ce176"/>
          <table:table-cell table:style-name="ce139"/>
          <table:table-cell table:style-name="ce141"/>
          <table:table-cell table:style-name="ce139"/>
          <table:table-cell table:style-name="ce281"/>
          <table:table-cell table:style-name="ce128"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358">
            <text:p>HACI NET</text:p>
          </table:table-cell>
          <table:covered-table-cell/>
          <table:table-cell table:number-columns-repeated="16355" table:style-name="ce128"/>
        </table:table-row>
        <table:table-row table:style-name="ro8">
          <table:table-cell office:value-type="string" table:style-name="ce142">
            <text:p>SnyG701-19</text:p>
          </table:table-cell>
          <table:table-cell office:value-type="date" office:date-value="2019-11-12T00:00:00" table:style-name="ce129">
            <text:p>Kas.19</text:p>
          </table:table-cell>
          <table:table-cell office:value-type="string" table:style-name="ce129">
            <text:p>cymz</text:p>
          </table:table-cell>
          <table:table-cell office:value-type="currency" office:value="30645" table:style-name="ce177">
            <text:p>₺30.645,00</text:p>
          </table:table-cell>
          <table:table-cell office:value-type="currency" office:value="22500" table:formula="of:=['02-11-GLR'.G9]+['02-11-GLR'.G10]+['02-11-GLR'.G14]" table:style-name="ce177">
            <text:p>₺22.500,00</text:p>
          </table:table-cell>
          <table:table-cell table:style-name="ce282"/>
          <table:table-cell table:style-name="ce128"/>
          <table:table-cell office:value-type="percentage" office:value="0.77948241155742792" table:formula="of:=[.L20]/[.$E$4]" table:style-name="ce283">
            <text:p>%77,95</text:p>
          </table:table-cell>
          <table:table-cell office:value-type="currency" office:value="17581.275070941418" table:formula="of:=[.H12]*[.E20]" table:style-name="ce130">
            <text:p>₺17.581,28</text:p>
          </table:table-cell>
          <table:table-cell office:value-type="currency" office:value="3068.285352694837" table:formula="of:=[.I20]/[.T20]" table:style-name="ce134">
            <text:p>$3.068</text:p>
          </table:table-cell>
          <table:table-cell office:value-type="currency" office:value="16529.402102874112" table:formula="of:=[.K12]+[.I20]" table:style-name="ce130">
            <text:p>₺16.529,4</text:p>
          </table:table-cell>
          <table:table-cell office:value-type="currency" office:value="350767.08520084259" table:formula="of:=[.L12]-[.P20]" table:style-name="ce258">
            <text:p>$350.767,09</text:p>
          </table:table-cell>
          <table:table-cell table:style-name="ce128"/>
          <table:table-cell office:value-type="percentage" office:value="0.22051758844257202" table:formula="of:=[.R20]/[.$E$4]" table:style-name="ce283">
            <text:p>%22,05</text:p>
          </table:table-cell>
          <table:table-cell office:value-type="currency" office:value="4918.7249290585805" table:formula="of:=[.N12]*[.E20]" table:style-name="ce130">
            <text:p>₺4.918,72</text:p>
          </table:table-cell>
          <table:table-cell office:value-type="currency" office:value="858.41621798579058" table:formula="of:=[.O20]/[.T20]" table:style-name="ce134">
            <text:p>$858</text:p>
          </table:table-cell>
          <table:table-cell office:value-type="currency" office:value="4571.1778971258864" table:formula="of:=[.Q12]+[.O20]" table:style-name="ce130">
            <text:p>₺4.571,18</text:p>
          </table:table-cell>
          <table:table-cell office:value-type="currency" office:value="99232.914799157414" table:formula="of:=[.R12]+[.P20]" table:style-name="ce258">
            <text:p>$99.232,91</text:p>
          </table:table-cell>
          <table:table-cell table:style-name="ce130"/>
          <table:table-cell office:value-type="float" office:value="5.73" table:style-name="ce259">
            <text:p>5,73</text:p>
          </table:table-cell>
          <table:table-cell table:number-columns-repeated="16364" table:style-name="ce128"/>
        </table:table-row>
        <table:table-row table:style-name="ro8">
          <table:table-cell office:value-type="string" table:style-name="ce142">
            <text:p>SnyA101-19</text:p>
          </table:table-cell>
          <table:table-cell office:value-type="date" office:date-value="2019-11-30T00:00:00" table:style-name="ce129">
            <text:p>Kas.19</text:p>
          </table:table-cell>
          <table:table-cell office:value-type="string" table:style-name="ce129">
            <text:p>prçcı</text:p>
          </table:table-cell>
          <table:table-cell office:value-type="currency" office:value="4000" table:style-name="ce177">
            <text:p>₺4.000,00</text:p>
          </table:table-cell>
          <table:table-cell office:value-type="currency" office:value="4000" table:formula="of:=['02-11-GLR'.G13]" table:style-name="ce177">
            <text:p>₺4.000,00</text:p>
          </table:table-cell>
          <table:table-cell table:style-name="ce282"/>
          <table:table-cell table:style-name="ce128"/>
          <table:table-cell office:value-type="percentage" office:value="0.77914032493583785" table:formula="of:=[.L21]/[.$E$4]" table:style-name="ce283">
            <text:p>%77,91</text:p>
          </table:table-cell>
          <table:table-cell office:value-type="currency" office:value="3117.9296462297116" table:formula="of:=[.H20]*[.E21]" table:style-name="ce130">
            <text:p>₺3.117,93</text:p>
          </table:table-cell>
          <table:table-cell office:value-type="currency" office:value="544.14129951652899" table:formula="of:=[.I21]/[.T21]" table:style-name="ce134">
            <text:p>$544</text:p>
          </table:table-cell>
          <table:table-cell office:value-type="currency" office:value="19647.331749103825" table:formula="of:=[.K20]+[.I21]" table:style-name="ce130">
            <text:p>₺19.647,33</text:p>
          </table:table-cell>
          <table:table-cell office:value-type="currency" office:value="350613.14622112701" table:formula="of:=[.L20]-[.P21]" table:style-name="ce258">
            <text:p>$350.613,15</text:p>
          </table:table-cell>
          <table:table-cell table:style-name="ce128"/>
          <table:table-cell office:value-type="percentage" office:value="0.22085967506416224" table:formula="of:=[.R21]/[.$E$4]" table:style-name="ce283">
            <text:p>%22,09</text:p>
          </table:table-cell>
          <table:table-cell office:value-type="currency" office:value="882.07035377028808" table:formula="of:=[.N20]*[.E21]" table:style-name="ce130">
            <text:p>₺882,07</text:p>
          </table:table-cell>
          <table:table-cell office:value-type="currency" office:value="153.93897971558255" table:formula="of:=[.O21]/[.T21]" table:style-name="ce134">
            <text:p>$154</text:p>
          </table:table-cell>
          <table:table-cell office:value-type="currency" office:value="5453.2482508961748" table:formula="of:=[.Q20]+[.O21]" table:style-name="ce130">
            <text:p>₺5.453,25</text:p>
          </table:table-cell>
          <table:table-cell office:value-type="currency" office:value="99386.853778873003" table:formula="of:=[.R20]+[.P21]" table:style-name="ce258">
            <text:p>$99.386,85</text:p>
          </table:table-cell>
          <table:table-cell table:style-name="ce130"/>
          <table:table-cell office:value-type="float" office:value="5.73" table:style-name="ce259">
            <text:p>5,73</text:p>
          </table:table-cell>
          <table:table-cell table:style-name="ce128"/>
          <table:table-cell office:value-type="string" table:number-columns-spanned="1" table:number-rows-spanned="2" table:style-name="ce348">
            <text:p>2018-2022 Yılları NAZAN</text:p>
          </table:table-cell>
          <table:table-cell office:value-type="percentage" office:value="0" table:formula="of:=[.N83]" table:number-columns-spanned="1" table:number-rows-spanned="9" table:style-name="ce359">
            <text:p>#BAŞV!</text:p>
          </table:table-cell>
          <table:table-cell office:value-type="string" table:number-columns-spanned="2" table:number-rows-spanned="1" table:style-name="ce349">
            <text:p>Gelen</text:p>
          </table:table-cell>
          <table:covered-table-cell/>
          <table:table-cell office:value-type="string" table:number-columns-spanned="2" table:number-rows-spanned="1" table:style-name="ce349">
            <text:p>Masraf</text:p>
          </table:table-cell>
          <table:covered-table-cell/>
          <table:table-cell office:value-type="string" table:number-columns-spanned="2" table:number-rows-spanned="1" table:style-name="ce349">
            <text:p>BAKIYE</text:p>
          </table:table-cell>
          <table:covered-table-cell/>
          <table:table-cell table:number-columns-repeated="16355" table:style-name="ce128"/>
        </table:table-row>
        <table:table-row table:style-name="ro8">
          <table:table-cell office:value-type="string" table:style-name="ce142">
            <text:p>SnyH000-19</text:p>
          </table:table-cell>
          <table:table-cell office:value-type="date" office:date-value="2019-11-30T00:00:00" table:style-name="ce129">
            <text:p>Kas.19</text:p>
          </table:table-cell>
          <table:table-cell table:style-name="ce134"/>
          <table:table-cell table:style-name="ce128"/>
          <table:table-cell office:value-type="currency" office:value="-3104.8199999999997" table:formula="of:=['02-12-GDR'.F32]" table:style-name="ce177">
            <text:p>-₺3.104,82</text:p>
          </table:table-cell>
          <table:table-cell table:style-name="ce282"/>
          <table:table-cell table:style-name="ce130"/>
          <table:table-cell office:value-type="percentage" office:value="0.77940626619483822" table:formula="of:=[.L22]/[.$E$4]" table:style-name="ce283">
            <text:p>%77,94</text:p>
          </table:table-cell>
          <table:table-cell office:value-type="currency" office:value="-2419.0904636672876" table:formula="of:=[.H21]*[.E22]" table:style-name="ce130">
            <text:p>-₺2.419,09</text:p>
          </table:table-cell>
          <table:table-cell office:value-type="currency" office:value="-422.17983659114964" table:formula="of:=[.I22]/[.T22]" table:style-name="ce134">
            <text:p>-$422</text:p>
          </table:table-cell>
          <table:table-cell office:value-type="currency" office:value="17228.241285436539" table:formula="of:=[.K21]+[.I22]" table:style-name="ce130">
            <text:p>₺17.228,24</text:p>
          </table:table-cell>
          <table:table-cell office:value-type="currency" office:value="350732.8197876772" table:formula="of:=[.L21]-[.P22]" table:style-name="ce258">
            <text:p>$350.732,82</text:p>
          </table:table-cell>
          <table:table-cell table:style-name="ce130"/>
          <table:table-cell office:value-type="percentage" office:value="0.22059373380516178" table:formula="of:=[.R22]/[.$E$4]" table:style-name="ce283">
            <text:p>%22,06</text:p>
          </table:table-cell>
          <table:table-cell office:value-type="currency" office:value="-685.72953633271209" table:formula="of:=[.N21]*[.E22]" table:style-name="ce130">
            <text:p>-₺685,73</text:p>
          </table:table-cell>
          <table:table-cell office:value-type="currency" office:value="-119.67356655021152" table:formula="of:=[.O22]/[.T22]" table:style-name="ce134">
            <text:p>-$120</text:p>
          </table:table-cell>
          <table:table-cell office:value-type="currency" office:value="4767.5187145634627" table:formula="of:=[.Q21]+[.O22]" table:style-name="ce130">
            <text:p>₺4.767,52</text:p>
          </table:table-cell>
          <table:table-cell office:value-type="currency" office:value="99267.180212322797" table:formula="of:=[.R21]+[.P22]" table:style-name="ce258">
            <text:p>$99.267,18</text:p>
          </table:table-cell>
          <table:table-cell table:style-name="ce130"/>
          <table:table-cell office:value-type="float" office:value="5.73" table:style-name="ce259">
            <text:p>5,73</text:p>
          </table:table-cell>
          <table:table-cell table:style-name="ce128"/>
          <table:covered-table-cell/>
          <table:covered-table-cell/>
          <table:table-cell office:value-type="string" table:style-name="ce253">
            <text:p>TL</text:p>
          </table:table-cell>
          <table:table-cell office:value-type="string" table:style-name="ce254">
            <text:p>USD</text:p>
          </table:table-cell>
          <table:table-cell office:value-type="string" table:style-name="ce253">
            <text:p>TL</text:p>
          </table:table-cell>
          <table:table-cell office:value-type="string" table:style-name="ce255">
            <text:p>USD</text:p>
          </table:table-cell>
          <table:table-cell office:value-type="string" table:style-name="ce253">
            <text:p>TL</text:p>
          </table:table-cell>
          <table:table-cell office:value-type="string" table:style-name="ce254">
            <text:p>USD</text:p>
          </table:table-cell>
          <table:table-cell table:number-columns-repeated="16355" table:style-name="ce128"/>
        </table:table-row>
        <table:table-row table:style-name="ro8">
          <table:table-cell table:style-name="ce142"/>
          <table:table-cell table:number-columns-repeated="4" table:style-name="ce128"/>
          <table:table-cell table:style-name="ce256"/>
          <table:table-cell table:style-name="ce128"/>
          <table:table-cell table:style-name="ce142"/>
          <table:table-cell table:number-columns-repeated="3" table:style-name="ce128"/>
          <table:table-cell table:style-name="ce180"/>
          <table:table-cell table:style-name="ce128"/>
          <table:table-cell table:style-name="ce142"/>
          <table:table-cell table:style-name="ce130"/>
          <table:table-cell table:number-columns-repeated="2" table:style-name="ce128"/>
          <table:table-cell table:style-name="ce180"/>
          <table:table-cell table:style-name="ce128"/>
          <table:table-cell table:style-name="ce259"/>
          <table:table-cell table:style-name="ce128"/>
          <table:table-cell office:value-type="float" office:value="2018" table:style-name="ce259">
            <text:p>2018</text:p>
          </table:table-cell>
          <table:covered-table-cell/>
          <table:table-cell office:value-type="currency" office:value="4593.7481333333335" table:formula="of:=[.O15]" table:style-name="ce261">
            <text:p>₺4.593,75</text:p>
          </table:table-cell>
          <table:table-cell office:value-type="currency" office:value="832.20074879227059" table:formula="of:=[.P15]" table:style-name="ce262">
            <text:p>$832</text:p>
          </table:table-cell>
          <table:table-cell office:value-type="currency" office:value="-4941.2951652660277" table:formula="of:=[.O16]" table:style-name="ce261">
            <text:p>-₺4.941,3</text:p>
          </table:table-cell>
          <table:table-cell office:value-type="currency" office:value="-895.16216762065721" table:formula="of:=[.P16]" table:style-name="ce262">
            <text:p>-$895</text:p>
          </table:table-cell>
          <table:table-cell office:value-type="currency" office:value="-347.54703193269415" table:formula="of:=[.O17]" table:style-name="ce261">
            <text:p>-₺347,55</text:p>
          </table:table-cell>
          <table:table-cell office:value-type="currency" office:value="-62.961418828386627" table:formula="of:=[.Y23]+[.AA23]" table:style-name="ce262">
            <text:p>-$63</text:p>
          </table:table-cell>
          <table:table-cell table:number-columns-repeated="16355" table:style-name="ce128"/>
        </table:table-row>
        <table:table-row table:style-name="ro8">
          <table:table-cell table:style-name="ce142"/>
          <table:table-cell table:style-name="ce201"/>
          <table:table-cell table:style-name="ce128"/>
          <table:table-cell office:value-type="string" table:style-name="ce287">
            <text:p><text:s/>Toplam Gelecek 2019</text:p>
          </table:table-cell>
          <table:table-cell office:value-type="currency" office:value="34645" table:formula="of:=SUM([.D20:.D22])" table:style-name="ce218">
            <text:p>₺34.645,00</text:p>
          </table:table-cell>
          <table:table-cell table:style-name="ce282"/>
          <table:table-cell table:style-name="ce130"/>
          <table:table-cell table:style-name="ce283"/>
          <table:table-cell table:style-name="ce130"/>
          <table:table-cell table:style-name="ce134"/>
          <table:table-cell table:style-name="ce128"/>
          <table:table-cell table:style-name="ce258"/>
          <table:table-cell table:style-name="ce128"/>
          <table:table-cell table:style-name="ce283"/>
          <table:table-cell table:style-name="ce130"/>
          <table:table-cell table:style-name="ce134"/>
          <table:table-cell table:style-name="ce195"/>
          <table:table-cell table:style-name="ce258"/>
          <table:table-cell table:style-name="ce195"/>
          <table:table-cell table:style-name="ce259"/>
          <table:table-cell table:style-name="ce128"/>
          <table:table-cell office:value-type="float" office:value="2019" table:style-name="ce259">
            <text:p>2019</text:p>
          </table:table-cell>
          <table:covered-table-cell/>
          <table:table-cell office:value-type="currency" office:value="5800.7952828288689" table:formula="of:=[.O25]" table:style-name="ce261">
            <text:p>₺5.800,8</text:p>
          </table:table-cell>
          <table:table-cell office:value-type="currency" office:value="1012.3551977013731" table:formula="of:=[.P25]" table:style-name="ce262">
            <text:p>$1.012</text:p>
          </table:table-cell>
          <table:table-cell office:value-type="currency" office:value="-685.72953633271209" table:formula="of:=[.O26]" table:style-name="ce261">
            <text:p>-₺685,73</text:p>
          </table:table-cell>
          <table:table-cell office:value-type="currency" office:value="-119.67356655021152" table:formula="of:=[.P26]" table:style-name="ce262">
            <text:p>-$120</text:p>
          </table:table-cell>
          <table:table-cell office:value-type="currency" office:value="5115.0657464961569" table:formula="of:=[.O27]" table:style-name="ce261">
            <text:p>₺5.115,07</text:p>
          </table:table-cell>
          <table:table-cell office:value-type="currency" office:value="892.68163115116158" table:formula="of:=[.Y24]+[.AA24]" table:style-name="ce262">
            <text:p>$893</text:p>
          </table:table-cell>
          <table:table-cell table:number-columns-repeated="16355" table:style-name="ce128"/>
        </table:table-row>
        <table:table-row table:style-name="ro8">
          <table:table-cell table:style-name="ce142"/>
          <table:table-cell table:number-columns-repeated="2" table:style-name="ce128"/>
          <table:table-cell office:value-type="string" table:style-name="ce193">
            <text:p>Toplam Gelen 2019</text:p>
          </table:table-cell>
          <table:table-cell office:value-type="currency" office:value="26500" table:formula="of:=[.E20]+[.E21]" table:style-name="ce177">
            <text:p>₺26.500,00</text:p>
          </table:table-cell>
          <table:table-cell office:value-type="currency" office:value="4624.7818499127388" table:formula="of:=[.J25]+[.P25]" table:style-name="ce289">
            <text:p>$4.624,78</text:p>
          </table:table-cell>
          <table:table-cell table:style-name="ce130"/>
          <table:table-cell table:style-name="ce283"/>
          <table:table-cell office:value-type="currency" office:value="20699.204717171131" table:formula="of:=[.I21]+[.I20]" table:style-name="ce130">
            <text:p>₺20.699,2</text:p>
          </table:table-cell>
          <table:table-cell office:value-type="currency" office:value="3612.4266522113658" table:formula="of:=[.J20]+[.J21]" table:style-name="ce134">
            <text:p>$3.612</text:p>
          </table:table-cell>
          <table:table-cell table:style-name="ce128"/>
          <table:table-cell table:style-name="ce258"/>
          <table:table-cell table:style-name="ce128"/>
          <table:table-cell table:style-name="ce257"/>
          <table:table-cell office:value-type="currency" office:value="5800.7952828288689" table:formula="of:=[.O20]+[.O21]" table:style-name="ce130">
            <text:p>₺5.800,8</text:p>
          </table:table-cell>
          <table:table-cell office:value-type="currency" office:value="1012.3551977013731" table:formula="of:=[.P20]+[.P21]" table:style-name="ce134">
            <text:p>$1.012</text:p>
          </table:table-cell>
          <table:table-cell table:style-name="ce128"/>
          <table:table-cell table:style-name="ce180"/>
          <table:table-cell table:style-name="ce128"/>
          <table:table-cell table:style-name="ce259"/>
          <table:table-cell table:style-name="ce128"/>
          <table:table-cell office:value-type="float" office:value="2020" table:style-name="ce259">
            <text:p>2020</text:p>
          </table:table-cell>
          <table:covered-table-cell/>
          <table:table-cell office:value-type="currency" office:value="14302.121091939091" table:formula="of:=[.O42]" table:style-name="ce261">
            <text:p>₺14.302,12</text:p>
          </table:table-cell>
          <table:table-cell office:value-type="currency" office:value="1823.6601616834619" table:formula="of:=[.P42]" table:style-name="ce262">
            <text:p>$1.824</text:p>
          </table:table-cell>
          <table:table-cell office:value-type="currency" office:value="-17141.624890150815" table:formula="of:=[.O43]" table:style-name="ce261">
            <text:p>-₺17.141,62</text:p>
          </table:table-cell>
          <table:table-cell office:value-type="currency" office:value="-2409.5568282093595" table:formula="of:=[.P43]" table:style-name="ce262">
            <text:p>-$2.410</text:p>
          </table:table-cell>
          <table:table-cell office:value-type="currency" office:value="-2839.5037982117246" table:formula="of:=[.O44]" table:style-name="ce261">
            <text:p>-₺2.839,5</text:p>
          </table:table-cell>
          <table:table-cell office:value-type="currency" office:value="-585.89666652589767" table:formula="of:=[.Y25]+[.AA25]" table:style-name="ce262">
            <text:p>-$586</text:p>
          </table:table-cell>
          <table:table-cell table:number-columns-repeated="16355" table:style-name="ce128"/>
        </table:table-row>
        <table:table-row table:style-name="ro8">
          <table:table-cell table:style-name="ce142"/>
          <table:table-cell table:number-columns-repeated="2" table:style-name="ce128"/>
          <table:table-cell office:value-type="string" table:style-name="ce193">
            <text:p>Toplam Masraf 2019</text:p>
          </table:table-cell>
          <table:table-cell office:value-type="currency" office:value="-3104.8199999999997" table:formula="of:=[.E22]" table:style-name="ce177">
            <text:p>-₺3.104,82</text:p>
          </table:table-cell>
          <table:table-cell office:value-type="currency" office:value="-541.85340314136113" table:formula="of:=[.J26]+[.P26]" table:style-name="ce289">
            <text:p>-$541,85</text:p>
          </table:table-cell>
          <table:table-cell table:style-name="ce128"/>
          <table:table-cell table:style-name="ce257"/>
          <table:table-cell office:value-type="currency" office:value="-2419.0904636672876" table:formula="of:=[.I22]" table:style-name="ce130">
            <text:p>-₺2.419,09</text:p>
          </table:table-cell>
          <table:table-cell office:value-type="currency" office:value="-422.17983659114964" table:formula="of:=[.J22]" table:style-name="ce134">
            <text:p>-$422</text:p>
          </table:table-cell>
          <table:table-cell table:style-name="ce128"/>
          <table:table-cell table:style-name="ce258"/>
          <table:table-cell table:style-name="ce128"/>
          <table:table-cell table:style-name="ce257"/>
          <table:table-cell office:value-type="currency" office:value="-685.72953633271209" table:formula="of:=[.O22]" table:style-name="ce130">
            <text:p>-₺685,73</text:p>
          </table:table-cell>
          <table:table-cell office:value-type="currency" office:value="-119.67356655021152" table:formula="of:=[.P22]" table:style-name="ce134">
            <text:p>-$120</text:p>
          </table:table-cell>
          <table:table-cell table:style-name="ce128"/>
          <table:table-cell table:style-name="ce180"/>
          <table:table-cell table:style-name="ce128"/>
          <table:table-cell table:style-name="ce259"/>
          <table:table-cell table:style-name="ce128"/>
          <table:table-cell office:value-type="float" office:value="2021" table:style-name="ce259">
            <text:p>2021</text:p>
          </table:table-cell>
          <table:covered-table-cell/>
          <table:table-cell office:value-type="currency" office:value="33916.510607689197" table:formula="of:=[.O60]" table:style-name="ce261">
            <text:p>₺33.916,51</text:p>
          </table:table-cell>
          <table:table-cell office:value-type="currency" office:value="3689.0179943336234" table:formula="of:=[.P60]" table:style-name="ce262">
            <text:p>$3.689</text:p>
          </table:table-cell>
          <table:table-cell office:value-type="currency" office:value="-7277.1720573550374" table:formula="of:=[.O61]" table:style-name="ce261">
            <text:p>-₺7.277,17</text:p>
          </table:table-cell>
          <table:table-cell office:value-type="currency" office:value="-853.12685314830458" table:formula="of:=[.P61]" table:style-name="ce262">
            <text:p>-$853</text:p>
          </table:table-cell>
          <table:table-cell office:value-type="currency" office:value="26639.33855033416" table:formula="of:=[.O62]" table:style-name="ce261">
            <text:p>₺26.639,34</text:p>
          </table:table-cell>
          <table:table-cell office:value-type="currency" office:value="2835.8911411853187" table:formula="of:=[.Y26]+[.AA26]" table:style-name="ce262">
            <text:p>$2.836</text:p>
          </table:table-cell>
          <table:table-cell table:number-columns-repeated="16355" table:style-name="ce128"/>
        </table:table-row>
        <table:table-row table:style-name="ro8">
          <table:table-cell table:style-name="ce145"/>
          <table:table-cell table:number-columns-repeated="2" table:style-name="ce148"/>
          <table:table-cell office:value-type="string" table:style-name="ce181">
            <text:p>BAKIYE 2019</text:p>
          </table:table-cell>
          <table:table-cell office:value-type="currency" office:value="23395.18" table:formula="of:=[.E25]+[.E26]" table:style-name="ce183">
            <text:p>₺23.395,18</text:p>
          </table:table-cell>
          <table:table-cell office:value-type="currency" office:value="4082.9284467713778" table:formula="of:=[.J27]+[.P27]" table:style-name="ce290">
            <text:p>$4.082,93</text:p>
          </table:table-cell>
          <table:table-cell table:style-name="ce148"/>
          <table:table-cell table:style-name="ce291"/>
          <table:table-cell office:value-type="currency" office:value="18280.114253503845" table:formula="of:=[.I26]+[.I25]" table:style-name="ce184">
            <text:p>₺18.280,11</text:p>
          </table:table-cell>
          <table:table-cell office:value-type="currency" office:value="3190.2468156202162" table:formula="of:=[.J26]+[.J25]" table:style-name="ce186">
            <text:p>$3.190</text:p>
          </table:table-cell>
          <table:table-cell table:style-name="ce148"/>
          <table:table-cell table:style-name="ce299"/>
          <table:table-cell table:style-name="ce148"/>
          <table:table-cell table:style-name="ce291"/>
          <table:table-cell office:value-type="currency" office:value="5115.0657464961569" table:formula="of:=[.O25]+[.O26]" table:style-name="ce184">
            <text:p>₺5.115,07</text:p>
          </table:table-cell>
          <table:table-cell office:value-type="currency" office:value="892.68163115116158" table:formula="of:=[.P25]+[.P26]" table:style-name="ce186">
            <text:p>$893</text:p>
          </table:table-cell>
          <table:table-cell table:style-name="ce148"/>
          <table:table-cell table:style-name="ce172"/>
          <table:table-cell table:style-name="ce148"/>
          <table:table-cell table:style-name="ce270"/>
          <table:table-cell table:style-name="ce128"/>
          <table:table-cell office:value-type="float" office:value="2022" table:style-name="ce259">
            <text:p>2022</text:p>
          </table:table-cell>
          <table:covered-table-cell/>
          <table:table-cell office:value-type="currency" office:value="0" table:formula="of:=[.O86]" table:style-name="ce261">
            <text:p>#BAŞV!</text:p>
          </table:table-cell>
          <table:table-cell office:value-type="currency" office:value="0" table:formula="of:=[.P86]" table:style-name="ce262">
            <text:p>#BAŞV!</text:p>
          </table:table-cell>
          <table:table-cell office:value-type="currency" office:value="0" table:formula="of:=[.O87]" table:style-name="ce261">
            <text:p>#BAŞV!</text:p>
          </table:table-cell>
          <table:table-cell office:value-type="currency" office:value="0" table:formula="of:=[.P87]" table:style-name="ce262">
            <text:p>#BAŞV!</text:p>
          </table:table-cell>
          <table:table-cell office:value-type="currency" office:value="0" table:formula="of:=[.O88]" table:style-name="ce261">
            <text:p>#BAŞV!</text:p>
          </table:table-cell>
          <table:table-cell office:value-type="currency" office:value="0" table:formula="of:=[.Y27]+[.AA27]" table:style-name="ce262">
            <text:p>#BAŞV!</text:p>
          </table:table-cell>
          <table:table-cell table:number-columns-repeated="16355" table:style-name="ce128"/>
        </table:table-row>
        <table:table-row table:style-name="ro8">
          <table:table-cell table:style-name="ce142"/>
          <table:table-cell table:number-columns-repeated="2" table:style-name="ce129"/>
          <table:table-cell table:number-columns-repeated="2" table:style-name="ce128"/>
          <table:table-cell table:style-name="ce256"/>
          <table:table-cell table:style-name="ce128"/>
          <table:table-cell table:style-name="ce257"/>
          <table:table-cell table:number-columns-repeated="3" table:style-name="ce128"/>
          <table:table-cell table:style-name="ce258"/>
          <table:table-cell table:style-name="ce128"/>
          <table:table-cell table:style-name="ce257"/>
          <table:table-cell table:style-name="ce128"/>
          <table:table-cell table:style-name="ce134"/>
          <table:table-cell table:style-name="ce128"/>
          <table:table-cell table:style-name="ce180"/>
          <table:table-cell table:style-name="ce128"/>
          <table:table-cell table:style-name="ce259"/>
          <table:table-cell table:style-name="ce128"/>
          <table:table-cell office:value-type="string" table:number-columns-spanned="1" table:number-rows-spanned="2" table:style-name="ce360">
            <text:p>Toplam</text:p>
          </table:table-cell>
          <table:covered-table-cell/>
          <table:table-cell office:value-type="currency" office:value="0" table:formula="of:=SUM([.X23:.X27])" table:number-columns-spanned="1" table:number-rows-spanned="2" table:style-name="ce356">
            <text:p>#BAŞV!</text:p>
          </table:table-cell>
          <table:table-cell office:value-type="currency" office:value="0" table:formula="of:=SUM([.Y23:.Y27])" table:number-columns-spanned="1" table:number-rows-spanned="2" table:style-name="ce357">
            <text:p>#BAŞV!</text:p>
          </table:table-cell>
          <table:table-cell office:value-type="currency" office:value="0" table:formula="of:=SUM([.Z23:.Z27])" table:number-columns-spanned="1" table:number-rows-spanned="2" table:style-name="ce356">
            <text:p>#BAŞV!</text:p>
          </table:table-cell>
          <table:table-cell office:value-type="currency" office:value="0" table:formula="of:=SUM([.AA23:.AA27])" table:number-columns-spanned="1" table:number-rows-spanned="2" table:style-name="ce357">
            <text:p>#BAŞV!</text:p>
          </table:table-cell>
          <table:table-cell office:value-type="currency" office:value="0" table:formula="of:=[.X28]+[.Z28]" table:style-name="ce272">
            <text:p>#BAŞV!</text:p>
          </table:table-cell>
          <table:table-cell office:value-type="currency" office:value="0" table:formula="of:=[.Y28]+[.AA28]" table:style-name="ce273">
            <text:p>#BAŞV!</text:p>
          </table:table-cell>
          <table:table-cell table:number-columns-repeated="16355" table:style-name="ce128"/>
        </table:table-row>
        <table:table-row table:style-name="ro8">
          <table:table-cell office:value-type="float" office:value="2020" table:style-name="ce173">
            <text:p>2020</text:p>
          </table:table-cell>
          <table:table-cell table:number-columns-repeated="2" table:style-name="ce156"/>
          <table:table-cell table:style-name="ce140"/>
          <table:table-cell table:style-name="ce139"/>
          <table:table-cell table:style-name="ce278"/>
          <table:table-cell table:style-name="ce139"/>
          <table:table-cell table:style-name="ce264"/>
          <table:table-cell table:number-columns-repeated="3" table:style-name="ce139"/>
          <table:table-cell table:style-name="ce298"/>
          <table:table-cell table:style-name="ce139"/>
          <table:table-cell table:style-name="ce264"/>
          <table:table-cell table:style-name="ce139"/>
          <table:table-cell table:style-name="ce176"/>
          <table:table-cell table:style-name="ce139"/>
          <table:table-cell table:style-name="ce141"/>
          <table:table-cell table:style-name="ce139"/>
          <table:table-cell table:style-name="ce281"/>
          <table:table-cell table:style-name="ce128"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358">
            <text:p>NAZAN NET</text:p>
          </table:table-cell>
          <table:covered-table-cell/>
          <table:table-cell table:number-columns-repeated="16355" table:style-name="ce128"/>
        </table:table-row>
        <table:table-row table:style-name="ro8">
          <table:table-cell office:value-type="string" table:style-name="ce142">
            <text:p>SnyA102-20</text:p>
          </table:table-cell>
          <table:table-cell office:value-type="date" office:date-value="2020-03-30T00:00:00" table:style-name="ce129">
            <text:p>Mar.20</text:p>
          </table:table-cell>
          <table:table-cell office:value-type="string" table:style-name="ce129">
            <text:p>sefa</text:p>
          </table:table-cell>
          <table:table-cell office:value-type="currency" office:value="6200" table:style-name="ce177">
            <text:p>₺6.200,00</text:p>
          </table:table-cell>
          <table:table-cell office:value-type="currency" office:value="6200" table:formula="of:=['02-11-GLR'.G19]" table:style-name="ce177">
            <text:p>₺6.200,00</text:p>
          </table:table-cell>
          <table:table-cell table:style-name="ce282"/>
          <table:table-cell table:style-name="ce128"/>
          <table:table-cell office:value-type="percentage" office:value="0.77893359256442807" table:formula="of:=[.L30]/[.$E$4]" table:style-name="ce283">
            <text:p>%77,89</text:p>
          </table:table-cell>
          <table:table-cell office:value-type="currency" office:value="4832.3188504079972" table:formula="of:=[.H22]*[.E30]" table:style-name="ce130">
            <text:p>₺4.832,32</text:p>
          </table:table-cell>
          <table:table-cell office:value-type="currency" office:value="751.52703738849107" table:formula="of:=[.I30]/[.T30]" table:style-name="ce134">
            <text:p>$752</text:p>
          </table:table-cell>
          <table:table-cell office:value-type="currency" office:value="22060.560135844535" table:formula="of:=[.K22]+[.I30]" table:style-name="ce130">
            <text:p>₺22.060,56</text:p>
          </table:table-cell>
          <table:table-cell office:value-type="currency" office:value="350520.11665399262" table:formula="of:=[.L22]-[.P30]" table:style-name="ce258">
            <text:p>$350.520,12</text:p>
          </table:table-cell>
          <table:table-cell table:style-name="ce128"/>
          <table:table-cell office:value-type="percentage" office:value="0.22106640743557199" table:formula="of:=[.R30]/[.$E$4]" table:style-name="ce283">
            <text:p>%22,11</text:p>
          </table:table-cell>
          <table:table-cell office:value-type="currency" office:value="1367.6811495920031" table:formula="of:=[.N22]*[.E30]" table:style-name="ce130">
            <text:p>₺1.367,68</text:p>
          </table:table-cell>
          <table:table-cell office:value-type="currency" office:value="212.7031336846039" table:formula="of:=[.O30]/[.T30]" table:style-name="ce134">
            <text:p>$213</text:p>
          </table:table-cell>
          <table:table-cell office:value-type="currency" office:value="6135.1998641554655" table:formula="of:=[.Q22]+[.O30]" table:style-name="ce130">
            <text:p>₺6.135,2</text:p>
          </table:table-cell>
          <table:table-cell office:value-type="currency" office:value="99479.883346007395" table:formula="of:=[.R22]+[.P30]" table:style-name="ce258">
            <text:p>$99.479,88</text:p>
          </table:table-cell>
          <table:table-cell table:style-name="ce130"/>
          <table:table-cell office:value-type="float" office:value="6.43" table:style-name="ce259">
            <text:p>6,43</text:p>
          </table:table-cell>
          <table:table-cell table:number-columns-repeated="16364" table:style-name="ce128"/>
        </table:table-row>
        <table:table-row table:style-name="ro8">
          <table:table-cell office:value-type="string" table:style-name="ce142">
            <text:p>SnyA103-20</text:p>
          </table:table-cell>
          <table:table-cell office:value-type="date" office:date-value="2020-10-30T00:00:00" table:style-name="ce129">
            <text:p>Eki.20</text:p>
          </table:table-cell>
          <table:table-cell office:value-type="string" table:style-name="ce129">
            <text:p>kemal</text:p>
          </table:table-cell>
          <table:table-cell office:value-type="currency" office:value="7800" table:style-name="ce177">
            <text:p>₺7.800,00</text:p>
          </table:table-cell>
          <table:table-cell office:value-type="currency" office:value="7800" table:formula="of:=['02-11-GLR'.G25]" table:style-name="ce177">
            <text:p>₺7.800,00</text:p>
          </table:table-cell>
          <table:table-cell table:style-name="ce282"/>
          <table:table-cell table:style-name="ce128"/>
          <table:table-cell office:value-type="percentage" office:value="0.77846169382934394" table:formula="of:=[.L31]/[.$E$4]" table:style-name="ce283">
            <text:p>%77,85</text:p>
          </table:table-cell>
          <table:table-cell office:value-type="currency" office:value="6075.6820220025393" table:formula="of:=[.H30]*[.E31]" table:style-name="ce130">
            <text:p>₺6.075,68</text:p>
          </table:table-cell>
          <table:table-cell office:value-type="currency" office:value="748.23670221706152" table:formula="of:=[.I31]/[.T31]" table:style-name="ce134">
            <text:p>$748</text:p>
          </table:table-cell>
          <table:table-cell office:value-type="currency" office:value="28136.242157847075" table:formula="of:=[.K30]+[.I31]" table:style-name="ce130">
            <text:p>₺28.136,24</text:p>
          </table:table-cell>
          <table:table-cell office:value-type="currency" office:value="350307.76222320477" table:formula="of:=[.L30]-[.P31]" table:style-name="ce258">
            <text:p>$350.307,76</text:p>
          </table:table-cell>
          <table:table-cell table:style-name="ce128"/>
          <table:table-cell office:value-type="percentage" office:value="0.22153830617065612" table:formula="of:=[.R31]/[.$E$4]" table:style-name="ce283">
            <text:p>%22,15</text:p>
          </table:table-cell>
          <table:table-cell office:value-type="currency" office:value="1724.3179779974614" table:formula="of:=[.N30]*[.E31]" table:style-name="ce130">
            <text:p>₺1.724,32</text:p>
          </table:table-cell>
          <table:table-cell office:value-type="currency" office:value="212.35443078786471" table:formula="of:=[.O31]/[.T31]" table:style-name="ce134">
            <text:p>$212</text:p>
          </table:table-cell>
          <table:table-cell office:value-type="currency" office:value="7859.5178421529272" table:formula="of:=[.Q30]+[.O31]" table:style-name="ce130">
            <text:p>₺7.859,52</text:p>
          </table:table-cell>
          <table:table-cell office:value-type="currency" office:value="99692.237776795257" table:formula="of:=[.R30]+[.P31]" table:style-name="ce258">
            <text:p>$99.692,24</text:p>
          </table:table-cell>
          <table:table-cell table:style-name="ce130"/>
          <table:table-cell office:value-type="float" office:value="8.1199999999999992" table:style-name="ce259">
            <text:p>8,12</text:p>
          </table:table-cell>
          <table:table-cell table:style-name="ce128"/>
          <table:table-cell table:style-name="ce136"/>
          <table:table-cell table:style-name="ce139"/>
          <table:table-cell office:value-type="string" table:number-columns-spanned="2" table:number-rows-spanned="1" table:style-name="ce349">
            <text:p>Gelen</text:p>
          </table:table-cell>
          <table:covered-table-cell/>
          <table:table-cell office:value-type="string" table:number-columns-spanned="2" table:number-rows-spanned="1" table:style-name="ce361">
            <text:p>Masraf</text:p>
          </table:table-cell>
          <table:covered-table-cell/>
          <table:table-cell office:value-type="string" table:number-columns-spanned="2" table:number-rows-spanned="1" table:style-name="ce362">
            <text:p>BAKIYE</text:p>
          </table:table-cell>
          <table:covered-table-cell/>
          <table:table-cell table:number-columns-repeated="16355" table:style-name="ce128"/>
        </table:table-row>
        <table:table-row table:style-name="ro8">
          <table:table-cell office:value-type="string" table:style-name="ce142">
            <text:p>SnyA103-20</text:p>
          </table:table-cell>
          <table:table-cell office:value-type="date" office:date-value="2020-10-30T00:00:00" table:style-name="ce129">
            <text:p>Eki.20</text:p>
          </table:table-cell>
          <table:table-cell table:style-name="ce134"/>
          <table:table-cell table:style-name="ce177"/>
          <table:table-cell office:value-type="currency" office:value="-2000" table:formula="of:=['02-12-GDR'.F57]" table:style-name="ce177">
            <text:p>-₺2.000,00</text:p>
          </table:table-cell>
          <table:table-cell table:style-name="ce282"/>
          <table:table-cell table:style-name="ce130"/>
          <table:table-cell office:value-type="percentage" office:value="0.77858295179659665" table:formula="of:=[.L32]/[.$E$4]" table:style-name="ce283">
            <text:p>%77,86</text:p>
          </table:table-cell>
          <table:table-cell office:value-type="currency" office:value="-1556.9233876586879" table:formula="of:=[.H31]*[.E32]" table:style-name="ce130">
            <text:p>-₺1.556,92</text:p>
          </table:table-cell>
          <table:table-cell office:value-type="currency" office:value="-191.73933345550347" table:formula="of:=[.I32]/[.T32]" table:style-name="ce134">
            <text:p>-$192</text:p>
          </table:table-cell>
          <table:table-cell office:value-type="currency" office:value="26579.318770188387" table:formula="of:=[.K31]+[.I32]" table:style-name="ce130">
            <text:p>₺26.579,32</text:p>
          </table:table-cell>
          <table:table-cell office:value-type="currency" office:value="350362.32830846851" table:formula="of:=[.L31]-[.P32]" table:style-name="ce258">
            <text:p>$350.362,33</text:p>
          </table:table-cell>
          <table:table-cell table:style-name="ce128"/>
          <table:table-cell office:value-type="percentage" office:value="0.22141704820340344" table:formula="of:=[.R32]/[.$E$4]" table:style-name="ce283">
            <text:p>%22,14</text:p>
          </table:table-cell>
          <table:table-cell office:value-type="currency" office:value="-443.07661234131223" table:formula="of:=[.N31]*[.E32]" table:style-name="ce130">
            <text:p>-₺443,08</text:p>
          </table:table-cell>
          <table:table-cell office:value-type="currency" office:value="-54.566085263708409" table:formula="of:=[.O32]/[.T32]" table:style-name="ce134">
            <text:p>-$55</text:p>
          </table:table-cell>
          <table:table-cell office:value-type="currency" office:value="7416.4412298116149" table:formula="of:=[.Q31]+[.O32]" table:style-name="ce130">
            <text:p>₺7.416,44</text:p>
          </table:table-cell>
          <table:table-cell office:value-type="currency" office:value="99637.671691531548" table:formula="of:=[.R31]+[.P32]" table:style-name="ce258">
            <text:p>$99.637,67</text:p>
          </table:table-cell>
          <table:table-cell table:style-name="ce130"/>
          <table:table-cell office:value-type="float" office:value="8.1199999999999992" table:style-name="ce259">
            <text:p>8,12</text:p>
          </table:table-cell>
          <table:table-cell table:style-name="ce128"/>
          <table:table-cell table:style-name="ce145"/>
          <table:table-cell table:style-name="ce148"/>
          <table:table-cell office:value-type="string" table:style-name="ce253">
            <text:p>TL</text:p>
          </table:table-cell>
          <table:table-cell office:value-type="string" table:style-name="ce254">
            <text:p>USD</text:p>
          </table:table-cell>
          <table:table-cell office:value-type="string" table:style-name="ce253">
            <text:p>TL</text:p>
          </table:table-cell>
          <table:table-cell office:value-type="string" table:style-name="ce254">
            <text:p>USD</text:p>
          </table:table-cell>
          <table:table-cell office:value-type="string" table:style-name="ce255">
            <text:p>TL</text:p>
          </table:table-cell>
          <table:table-cell office:value-type="string" table:style-name="ce255">
            <text:p>USD</text:p>
          </table:table-cell>
          <table:table-cell table:number-columns-repeated="16355" table:style-name="ce128"/>
        </table:table-row>
        <table:table-row table:style-name="ro8">
          <table:table-cell office:value-type="string" table:style-name="ce142">
            <text:p>SnyB201-20</text:p>
          </table:table-cell>
          <table:table-cell office:value-type="date" office:date-value="2020-12-12T00:00:00" table:style-name="ce129">
            <text:p>Ara.20</text:p>
          </table:table-cell>
          <table:table-cell office:value-type="string" table:style-name="ce129">
            <text:p>mesut</text:p>
          </table:table-cell>
          <table:table-cell office:value-type="currency" office:value="30000" table:style-name="ce177">
            <text:p>₺30.000,00</text:p>
          </table:table-cell>
          <table:table-cell office:value-type="currency" office:value="22500" table:formula="of:=['02-11-GLR'.G22]+['02-11-GLR'.G23]+['02-11-GLR'.G31]+['02-11-GLR'.G32]" table:style-name="ce177">
            <text:p>₺22.500,00</text:p>
          </table:table-cell>
          <table:table-cell table:style-name="ce282"/>
          <table:table-cell table:style-name="ce128"/>
          <table:table-cell office:value-type="percentage" office:value="0.77718687961372535" table:formula="of:=[.L33]/[.$E$4]" table:style-name="ce283">
            <text:p>%77,72</text:p>
          </table:table-cell>
          <table:table-cell office:value-type="currency" office:value="17518.116415423425" table:formula="of:=[.H32]*[.E33]" table:style-name="ce130">
            <text:p>₺17.518,12</text:p>
          </table:table-cell>
          <table:table-cell office:value-type="currency" office:value="2209.0941255262833" table:formula="of:=[.I33]/[.T33]" table:style-name="ce134">
            <text:p>$2.209</text:p>
          </table:table-cell>
          <table:table-cell office:value-type="currency" office:value="44097.435185611816" table:formula="of:=[.K32]+[.I33]" table:style-name="ce130">
            <text:p>₺44.097,44</text:p>
          </table:table-cell>
          <table:table-cell office:value-type="currency" office:value="349734.0958261764" table:formula="of:=[.L32]-[.P33]" table:style-name="ce258">
            <text:p>$349.734,10</text:p>
          </table:table-cell>
          <table:table-cell table:style-name="ce128"/>
          <table:table-cell office:value-type="percentage" office:value="0.22281312038627482" table:formula="of:=[.R33]/[.$E$4]" table:style-name="ce283">
            <text:p>%22,28</text:p>
          </table:table-cell>
          <table:table-cell office:value-type="currency" office:value="4981.8835845765771" table:formula="of:=[.N32]*[.E33]" table:style-name="ce130">
            <text:p>₺4.981,88</text:p>
          </table:table-cell>
          <table:table-cell office:value-type="currency" office:value="628.23248229212822" table:formula="of:=[.O33]/[.T33]" table:style-name="ce134">
            <text:p>$628</text:p>
          </table:table-cell>
          <table:table-cell office:value-type="currency" office:value="12398.324814388192" table:formula="of:=[.Q32]+[.O33]" table:style-name="ce130">
            <text:p>₺12.398,32</text:p>
          </table:table-cell>
          <table:table-cell office:value-type="currency" office:value="100265.90417382367" table:formula="of:=[.R32]+[.P33]" table:style-name="ce258">
            <text:p>$100.265,90</text:p>
          </table:table-cell>
          <table:table-cell table:style-name="ce130"/>
          <table:table-cell office:value-type="float" office:value="7.93" table:style-name="ce259">
            <text:p>7,93</text:p>
          </table:table-cell>
          <table:table-cell table:style-name="ce128"/>
          <table:table-cell office:value-type="string" table:number-columns-spanned="2" table:number-rows-spanned="2" table:style-name="ce363">
            <text:p>GENEL TOPLAM</text:p>
          </table:table-cell>
          <table:covered-table-cell/>
          <table:table-cell office:value-type="currency" office:value="0" table:formula="of:=[.X28]+[.X18]" table:number-columns-spanned="1" table:number-rows-spanned="2" table:style-name="ce356">
            <text:p>#BAŞV!</text:p>
          </table:table-cell>
          <table:table-cell office:value-type="currency" office:value="0" table:formula="of:=[.Y28]+[.Y18]" table:number-columns-spanned="1" table:number-rows-spanned="2" table:style-name="ce357">
            <text:p>#BAŞV!</text:p>
          </table:table-cell>
          <table:table-cell office:value-type="currency" office:value="0" table:formula="of:=[.Z28]+[.Z18]" table:number-columns-spanned="1" table:number-rows-spanned="2" table:style-name="ce356">
            <text:p>#BAŞV!</text:p>
          </table:table-cell>
          <table:table-cell office:value-type="currency" office:value="0" table:formula="of:=[.AA28]+[.AA18]" table:number-columns-spanned="1" table:number-rows-spanned="2" table:style-name="ce357">
            <text:p>#BAŞV!</text:p>
          </table:table-cell>
          <table:table-cell office:value-type="currency" office:value="0" table:formula="of:=[.X33]+[.Z33]" table:style-name="ce300">
            <text:p>#BAŞV!</text:p>
          </table:table-cell>
          <table:table-cell office:value-type="currency" office:value="0" table:formula="of:=[.Y33]+[.AA33]" table:style-name="ce301">
            <text:p>#BAŞV!</text:p>
          </table:table-cell>
          <table:table-cell table:number-columns-repeated="16355" table:style-name="ce128"/>
        </table:table-row>
        <table:table-row table:style-name="ro8">
          <table:table-cell office:value-type="string" table:style-name="ce142">
            <text:p>SnyB201-20</text:p>
          </table:table-cell>
          <table:table-cell office:value-type="date" office:date-value="2020-12-12T00:00:00" table:style-name="ce129">
            <text:p>Ara.20</text:p>
          </table:table-cell>
          <table:table-cell table:style-name="ce134"/>
          <table:table-cell table:style-name="ce177"/>
          <table:table-cell office:value-type="currency" office:value="-5500" table:formula="of:=['02-12-GDR'.F65]" table:style-name="ce177">
            <text:p>-₺5.500,00</text:p>
          </table:table-cell>
          <table:table-cell table:style-name="ce282"/>
          <table:table-cell table:style-name="ce130"/>
          <table:table-cell office:value-type="percentage" office:value="0.77753029341844004" table:formula="of:=[.L34]/[.$E$4]" table:style-name="ce283">
            <text:p>%77,75</text:p>
          </table:table-cell>
          <table:table-cell office:value-type="currency" office:value="-4274.5278378754892" table:formula="of:=[.H33]*[.E34]" table:style-name="ce130">
            <text:p>-₺4.274,53</text:p>
          </table:table-cell>
          <table:table-cell office:value-type="currency" office:value="-539.03251423398353" table:formula="of:=[.I34]/[.T34]" table:style-name="ce134">
            <text:p>-$539</text:p>
          </table:table-cell>
          <table:table-cell office:value-type="currency" office:value="39822.907347736327" table:formula="of:=[.K33]+[.I34]" table:style-name="ce130">
            <text:p>₺39.822,91</text:p>
          </table:table-cell>
          <table:table-cell office:value-type="currency" office:value="349888.632038298" table:formula="of:=[.L33]-[.P34]" table:style-name="ce258">
            <text:p>$349.888,63</text:p>
          </table:table-cell>
          <table:table-cell table:style-name="ce128"/>
          <table:table-cell office:value-type="percentage" office:value="0.22246970658156009" table:formula="of:=[.R34]/[.$E$4]" table:style-name="ce283">
            <text:p>%22,25</text:p>
          </table:table-cell>
          <table:table-cell office:value-type="currency" office:value="-1225.4721621245114" table:formula="of:=[.N33]*[.E34]" table:style-name="ce130">
            <text:p>-₺1.225,47</text:p>
          </table:table-cell>
          <table:table-cell office:value-type="currency" office:value="-154.53621212162818" table:formula="of:=[.O34]/[.T34]" table:style-name="ce134">
            <text:p>-$155</text:p>
          </table:table-cell>
          <table:table-cell office:value-type="currency" office:value="11172.85265226368" table:formula="of:=[.Q33]+[.O34]" table:style-name="ce130">
            <text:p>₺11.172,85</text:p>
          </table:table-cell>
          <table:table-cell office:value-type="currency" office:value="100111.36796170204" table:formula="of:=[.R33]+[.P34]" table:style-name="ce258">
            <text:p>$100.111,37</text:p>
          </table:table-cell>
          <table:table-cell table:style-name="ce130"/>
          <table:table-cell office:value-type="float" office:value="7.93" table:style-name="ce259">
            <text:p>7,93</text:p>
          </table:table-cell>
          <table:table-cell table:style-name="ce128"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358">
            <text:p>TOPLAM NET</text:p>
          </table:table-cell>
          <table:covered-table-cell/>
          <table:table-cell table:number-columns-repeated="16355" table:style-name="ce128"/>
        </table:table-row>
        <table:table-row table:style-name="ro8">
          <table:table-cell office:value-type="string" table:style-name="ce142">
            <text:p>SnyC301-20</text:p>
          </table:table-cell>
          <table:table-cell office:value-type="date" office:date-value="2020-11-30T00:00:00" table:style-name="ce129">
            <text:p>Kas.20</text:p>
          </table:table-cell>
          <table:table-cell office:value-type="string" table:style-name="ce129">
            <text:p>hurdc</text:p>
          </table:table-cell>
          <table:table-cell office:value-type="currency" office:value="35000" table:style-name="ce177">
            <text:p>₺35.000,00</text:p>
          </table:table-cell>
          <table:table-cell office:value-type="currency" office:value="23000" table:formula="of:=['02-11-GLR'.G29]+['02-11-GLR'.G30]" table:style-name="ce177">
            <text:p>₺23.000,00</text:p>
          </table:table-cell>
          <table:table-cell table:style-name="ce282"/>
          <table:table-cell table:style-name="ce128"/>
          <table:table-cell office:value-type="percentage" office:value="0.77607064336812603" table:formula="of:=[.L35]/[.$E$4]" table:style-name="ce283">
            <text:p>%77,61</text:p>
          </table:table-cell>
          <table:table-cell office:value-type="currency" office:value="17883.196748624119" table:formula="of:=[.H34]*[.E35]" table:style-name="ce130">
            <text:p>₺17.883,2</text:p>
          </table:table-cell>
          <table:table-cell office:value-type="currency" office:value="2295.6606866012989" table:formula="of:=[.I35]/[.T35]" table:style-name="ce134">
            <text:p>$2.296</text:p>
          </table:table-cell>
          <table:table-cell office:value-type="currency" office:value="57706.104096360446" table:formula="of:=[.K34]+[.I35]" table:style-name="ce130">
            <text:p>₺57.706,1</text:p>
          </table:table-cell>
          <table:table-cell office:value-type="currency" office:value="349231.78951565671" table:formula="of:=[.L34]-[.P35]" table:style-name="ce258">
            <text:p>$349.231,79</text:p>
          </table:table-cell>
          <table:table-cell table:style-name="ce128"/>
          <table:table-cell office:value-type="percentage" office:value="0.22392935663187413" table:formula="of:=[.R35]/[.$E$4]" table:style-name="ce283">
            <text:p>%22,39</text:p>
          </table:table-cell>
          <table:table-cell office:value-type="currency" office:value="5116.8032513758826" table:formula="of:=[.N34]*[.E35]" table:style-name="ce130">
            <text:p>₺5.116,8</text:p>
          </table:table-cell>
          <table:table-cell office:value-type="currency" office:value="656.84252264131999" table:formula="of:=[.O35]/[.T35]" table:style-name="ce134">
            <text:p>$657</text:p>
          </table:table-cell>
          <table:table-cell office:value-type="currency" office:value="16289.655903639563" table:formula="of:=[.Q34]+[.O35]" table:style-name="ce130">
            <text:p>₺16.289,66</text:p>
          </table:table-cell>
          <table:table-cell office:value-type="currency" office:value="100768.21048434336" table:formula="of:=[.R34]+[.P35]" table:style-name="ce258">
            <text:p>$100.768,21</text:p>
          </table:table-cell>
          <table:table-cell table:style-name="ce130"/>
          <table:table-cell office:value-type="float" office:value="7.79" table:style-name="ce259">
            <text:p>7,79</text:p>
          </table:table-cell>
          <table:table-cell table:number-columns-repeated="16364" table:style-name="ce128"/>
        </table:table-row>
        <table:table-row table:style-name="ro8">
          <table:table-cell office:value-type="string" table:style-name="ce142">
            <text:p>SnyC301-20</text:p>
          </table:table-cell>
          <table:table-cell office:value-type="date" office:date-value="2020-11-30T00:00:00" table:style-name="ce129">
            <text:p>Kas.20</text:p>
          </table:table-cell>
          <table:table-cell table:style-name="ce134"/>
          <table:table-cell table:style-name="ce177"/>
          <table:table-cell office:value-type="currency" office:value="-21220" table:formula="of:=['02-12-GDR'.F77]" table:style-name="ce177">
            <text:p>-₺21.220,00</text:p>
          </table:table-cell>
          <table:table-cell table:style-name="ce282"/>
          <table:table-cell table:style-name="ce130"/>
          <table:table-cell office:value-type="percentage" office:value="0.77742616496211503" table:formula="of:=[.L36]/[.$E$4]" table:style-name="ce283">
            <text:p>%77,74</text:p>
          </table:table-cell>
          <table:table-cell office:value-type="currency" office:value="-16468.219052271634" table:formula="of:=[.H35]*[.E36]" table:style-name="ce130">
            <text:p>-₺16.468,22</text:p>
          </table:table-cell>
          <table:table-cell office:value-type="currency" office:value="-2114.0204174931496" table:formula="of:=[.I36]/[.T36]" table:style-name="ce134">
            <text:p>-$2.114</text:p>
          </table:table-cell>
          <table:table-cell office:value-type="currency" office:value="41237.885044088813" table:formula="of:=[.K35]+[.I36]" table:style-name="ce130">
            <text:p>₺41.237,89</text:p>
          </table:table-cell>
          <table:table-cell office:value-type="currency" office:value="349841.77423295175" table:formula="of:=[.L35]-[.P36]" table:style-name="ce258">
            <text:p>$349.841,77</text:p>
          </table:table-cell>
          <table:table-cell table:style-name="ce128"/>
          <table:table-cell office:value-type="percentage" office:value="0.22257383503788516" table:formula="of:=[.R36]/[.$E$4]" table:style-name="ce283">
            <text:p>%22,26</text:p>
          </table:table-cell>
          <table:table-cell office:value-type="currency" office:value="-4751.780947728369" table:formula="of:=[.N35]*[.E36]" table:style-name="ce130">
            <text:p>-₺4.751,78</text:p>
          </table:table-cell>
          <table:table-cell office:value-type="currency" office:value="-609.98471729504092" table:formula="of:=[.O36]/[.T36]" table:style-name="ce134">
            <text:p>-$610</text:p>
          </table:table-cell>
          <table:table-cell office:value-type="currency" office:value="11537.874955911193" table:formula="of:=[.Q35]+[.O36]" table:style-name="ce130">
            <text:p>₺11.537,87</text:p>
          </table:table-cell>
          <table:table-cell office:value-type="currency" office:value="100158.22576704832" table:formula="of:=[.R35]+[.P36]" table:style-name="ce258">
            <text:p>$100.158,23</text:p>
          </table:table-cell>
          <table:table-cell table:style-name="ce130"/>
          <table:table-cell office:value-type="float" office:value="7.79" table:style-name="ce259">
            <text:p>7,79</text:p>
          </table:table-cell>
          <table:table-cell table:number-columns-repeated="16364" table:style-name="ce128"/>
        </table:table-row>
        <table:table-row table:style-name="ro8">
          <table:table-cell office:value-type="string" table:style-name="ce142">
            <text:p>SnyH000-20</text:p>
          </table:table-cell>
          <table:table-cell office:value-type="date" office:date-value="2020-11-30T00:00:00" table:style-name="ce129">
            <text:p>Kas.20</text:p>
          </table:table-cell>
          <table:table-cell table:style-name="ce134"/>
          <table:table-cell table:style-name="ce177"/>
          <table:table-cell office:value-type="currency" office:value="-5097.07" table:formula="of:=['02-12-GDR'.F54]" table:style-name="ce177">
            <text:p>-₺5.097,07</text:p>
          </table:table-cell>
          <table:table-cell table:style-name="ce282"/>
          <table:table-cell table:style-name="ce130"/>
          <table:table-cell office:value-type="percentage" office:value="0.77771297432056696" table:formula="of:=[.L37]/[.$E$4]" table:style-name="ce283">
            <text:p>%77,77</text:p>
          </table:table-cell>
          <table:table-cell office:value-type="currency" office:value="-3962.5955826434474" table:formula="of:=[.H36]*[.E37]" table:style-name="ce130">
            <text:p>-₺3.962,6</text:p>
          </table:table-cell>
          <table:table-cell office:value-type="currency" office:value="-450.80723352030122" table:formula="of:=[.I37]/[.T37]" table:style-name="ce134">
            <text:p>-$451</text:p>
          </table:table-cell>
          <table:table-cell office:value-type="currency" office:value="37275.289461445369" table:formula="of:=[.K36]+[.I37]" table:style-name="ce130">
            <text:p>₺37.275,29</text:p>
          </table:table-cell>
          <table:table-cell office:value-type="currency" office:value="349970.83844425512" table:formula="of:=[.L36]-[.P37]" table:style-name="ce258">
            <text:p>$349.970,84</text:p>
          </table:table-cell>
          <table:table-cell table:style-name="ce128"/>
          <table:table-cell office:value-type="percentage" office:value="0.22228702567943323" table:formula="of:=[.R37]/[.$E$4]" table:style-name="ce283">
            <text:p>%22,23</text:p>
          </table:table-cell>
          <table:table-cell office:value-type="currency" office:value="-1134.4744173565532" table:formula="of:=[.N36]*[.E37]" table:style-name="ce130">
            <text:p>-₺1.134,47</text:p>
          </table:table-cell>
          <table:table-cell office:value-type="currency" office:value="-129.06421130336216" table:formula="of:=[.O37]/[.T37]" table:style-name="ce134">
            <text:p>-$129</text:p>
          </table:table-cell>
          <table:table-cell office:value-type="currency" office:value="10403.400538554641" table:formula="of:=[.Q36]+[.O37]" table:style-name="ce130">
            <text:p>₺10.403,4</text:p>
          </table:table-cell>
          <table:table-cell office:value-type="currency" office:value="100029.16155574495" table:formula="of:=[.R36]+[.P37]" table:style-name="ce258">
            <text:p>$100.029,16</text:p>
          </table:table-cell>
          <table:table-cell table:style-name="ce130"/>
          <table:table-cell office:value-type="float" office:value="8.7899999999999991" table:style-name="ce259">
            <text:p>8,79</text:p>
          </table:table-cell>
          <table:table-cell table:style-name="ce128"/>
          <table:table-cell office:value-type="string" table:number-columns-spanned="8" table:number-rows-spanned="1" table:style-name="ce363">
            <text:p>SANAYİ 1203 m2 Arsa Hisse Oranları Değişim Tablosu</text:p>
          </table:table-cell>
          <table:covered-table-cell table:number-columns-repeated="7"/>
          <table:table-cell table:number-columns-repeated="16355" table:style-name="ce128"/>
        </table:table-row>
        <table:table-row table:style-name="ro8">
          <table:table-cell office:value-type="string" table:style-name="ce142">
            <text:p>SnyG701-20</text:p>
          </table:table-cell>
          <table:table-cell office:value-type="date" office:date-value="2020-04-01T00:00:00" table:style-name="ce129">
            <text:p>Nis.20</text:p>
          </table:table-cell>
          <table:table-cell office:value-type="string" table:style-name="ce129">
            <text:p>cymz</text:p>
          </table:table-cell>
          <table:table-cell office:value-type="currency" office:value="3014" table:style-name="ce177">
            <text:p>₺3.014,00</text:p>
          </table:table-cell>
          <table:table-cell office:value-type="currency" office:value="5000" table:formula="of:=['02-11-GLR'.G20]" table:style-name="ce177">
            <text:p>₺5.000,00</text:p>
          </table:table-cell>
          <table:table-cell table:style-name="ce282"/>
          <table:table-cell table:style-name="ce128"/>
          <table:table-cell office:value-type="percentage" office:value="0.77746069078217239" table:formula="of:=[.L38]/[.$E$4]" table:style-name="ce283">
            <text:p>%77,75</text:p>
          </table:table-cell>
          <table:table-cell office:value-type="currency" office:value="3888.564871602835" table:formula="of:=[.H37]*[.E38]" table:style-name="ce130">
            <text:p>₺3.888,56</text:p>
          </table:table-cell>
          <table:table-cell office:value-type="currency" office:value="397.19763754880853" table:formula="of:=[.I38]/[.T38]" table:style-name="ce134">
            <text:p>$397</text:p>
          </table:table-cell>
          <table:table-cell office:value-type="currency" office:value="41163.854333048206" table:formula="of:=[.K37]+[.I38]" table:style-name="ce130">
            <text:p>₺41.163,85</text:p>
          </table:table-cell>
          <table:table-cell office:value-type="currency" office:value="349857.31085197756" table:formula="of:=[.L37]-[.P38]" table:style-name="ce258">
            <text:p>$349.857,31</text:p>
          </table:table-cell>
          <table:table-cell table:style-name="ce128"/>
          <table:table-cell office:value-type="percentage" office:value="0.22253930921782777" table:formula="of:=[.R38]/[.$E$4]" table:style-name="ce283">
            <text:p>%22,25</text:p>
          </table:table-cell>
          <table:table-cell office:value-type="currency" office:value="1111.4351283971662" table:formula="of:=[.N37]*[.E38]" table:style-name="ce130">
            <text:p>₺1.111,44</text:p>
          </table:table-cell>
          <table:table-cell office:value-type="currency" office:value="113.52759227754507" table:formula="of:=[.O38]/[.T38]" table:style-name="ce134">
            <text:p>$114</text:p>
          </table:table-cell>
          <table:table-cell office:value-type="currency" office:value="11514.835666951807" table:formula="of:=[.Q37]+[.O38]" table:style-name="ce130">
            <text:p>₺11.514,84</text:p>
          </table:table-cell>
          <table:table-cell office:value-type="currency" office:value="100142.6891480225" table:formula="of:=[.R37]+[.P38]" table:style-name="ce258">
            <text:p>$100.142,69</text:p>
          </table:table-cell>
          <table:table-cell table:style-name="ce130"/>
          <table:table-cell office:value-type="float" office:value="9.7899999999999991" table:style-name="ce259">
            <text:p>9,79</text:p>
          </table:table-cell>
          <table:table-cell table:style-name="ce128"/>
          <table:table-cell office:value-type="string" table:style-name="ce302">
            <text:p>YIL</text:p>
          </table:table-cell>
          <table:table-cell office:value-type="string" table:style-name="ce140">
            <text:p>AÇIKLAMA</text:p>
          </table:table-cell>
          <table:table-cell table:number-columns-repeated="3" table:style-name="ce140"/>
          <table:table-cell office:value-type="string" table:style-name="ce157">
            <text:p>HACI</text:p>
          </table:table-cell>
          <table:table-cell table:style-name="ce157"/>
          <table:table-cell office:value-type="string" table:style-name="ce303">
            <text:p>NAZAN</text:p>
          </table:table-cell>
          <table:table-cell table:number-columns-repeated="16355" table:style-name="ce128"/>
        </table:table-row>
        <table:table-row table:style-name="ro8">
          <table:table-cell office:value-type="string" table:style-name="ce142">
            <text:p>SnyG701-20</text:p>
          </table:table-cell>
          <table:table-cell office:value-type="date" office:date-value="2020-04-01T00:00:00" table:style-name="ce129">
            <text:p>Nis.20</text:p>
          </table:table-cell>
          <table:table-cell table:style-name="ce134"/>
          <table:table-cell office:value-type="currency" office:value="1610" table:style-name="ce177">
            <text:p>₺1.610,00</text:p>
          </table:table-cell>
          <table:table-cell office:value-type="currency" office:value="-43079.224000000002" table:formula="of:=['02-12-GDR'.F81]" table:style-name="ce177">
            <text:p>-₺43.079,22</text:p>
          </table:table-cell>
          <table:table-cell table:style-name="ce282"/>
          <table:table-cell table:style-name="ce130"/>
          <table:table-cell office:value-type="percentage" office:value="0.78070825878711814" table:formula="of:=[.L39]/[.$E$4]" table:style-name="ce283">
            <text:p>%78,07</text:p>
          </table:table-cell>
          <table:table-cell office:value-type="currency" office:value="-33492.40324939994" table:formula="of:=[.H38]*[.E39]" table:style-name="ce130">
            <text:p>-₺33.492,4</text:p>
          </table:table-cell>
          <table:table-cell office:value-type="currency" office:value="-5105.5492758231621" table:formula="of:=[.I39]/[.T39]" table:style-name="ce134">
            <text:p>-$5.106</text:p>
          </table:table-cell>
          <table:table-cell office:value-type="currency" office:value="7671.4510836482659" table:formula="of:=[.K38]+[.I39]" table:style-name="ce130">
            <text:p>₺7.671,45</text:p>
          </table:table-cell>
          <table:table-cell office:value-type="currency" office:value="351318.71645420318" table:formula="of:=[.L38]-[.P39]" table:style-name="ce258">
            <text:p>$351.318,72</text:p>
          </table:table-cell>
          <table:table-cell table:style-name="ce128"/>
          <table:table-cell office:value-type="percentage" office:value="0.21929174121288195" table:formula="of:=[.R39]/[.$E$4]" table:style-name="ce283">
            <text:p>%21,93</text:p>
          </table:table-cell>
          <table:table-cell office:value-type="currency" office:value="-9586.8207506000672" table:formula="of:=[.N38]*[.E39]" table:style-name="ce130">
            <text:p>-₺9.586,82</text:p>
          </table:table-cell>
          <table:table-cell office:value-type="currency" office:value="-1461.40560222562" table:formula="of:=[.O39]/[.T39]" table:style-name="ce134">
            <text:p>-$1.461</text:p>
          </table:table-cell>
          <table:table-cell office:value-type="currency" office:value="1928.0149163517399" table:formula="of:=[.Q38]+[.O39]" table:style-name="ce130">
            <text:p>₺1.928,01</text:p>
          </table:table-cell>
          <table:table-cell office:value-type="currency" office:value="98681.283545796876" table:formula="of:=[.R38]+[.P39]" table:style-name="ce258">
            <text:p>$98.681,28</text:p>
          </table:table-cell>
          <table:table-cell table:style-name="ce130"/>
          <table:table-cell office:value-type="float" office:value="6.56" table:style-name="ce259">
            <text:p>6,56</text:p>
          </table:table-cell>
          <table:table-cell table:style-name="ce128"/>
          <table:table-cell office:value-type="float" office:value="2016" table:style-name="ce304">
            <text:p>2016</text:p>
          </table:table-cell>
          <table:table-cell office:value-type="string" table:style-name="ce128">
            <text:p>Doğuş varken Arsa hisse oranları</text:p>
          </table:table-cell>
          <table:table-cell table:number-columns-repeated="3" table:style-name="ce128"/>
          <table:table-cell office:value-type="percentage" office:value="0.5" table:formula="of:=[.H4]" table:style-name="ce305">
            <text:p>50,0000%</text:p>
          </table:table-cell>
          <table:table-cell table:style-name="ce235"/>
          <table:table-cell office:value-type="percentage" office:value="0.5" table:formula="of:=[.N4]" table:style-name="ce305">
            <text:p>50,0000%</text:p>
          </table:table-cell>
          <table:table-cell table:number-columns-repeated="16355" table:style-name="ce128"/>
        </table:table-row>
        <table:table-row table:style-name="ro8">
          <table:table-cell table:style-name="ce142"/>
          <table:table-cell table:number-columns-repeated="2" table:style-name="ce193"/>
          <table:table-cell table:style-name="ce194"/>
          <table:table-cell table:style-name="ce177"/>
          <table:table-cell table:style-name="ce282"/>
          <table:table-cell table:style-name="ce128"/>
          <table:table-cell table:style-name="ce283"/>
          <table:table-cell table:style-name="ce177"/>
          <table:table-cell table:style-name="ce134"/>
          <table:table-cell table:style-name="ce128"/>
          <table:table-cell table:style-name="ce258"/>
          <table:table-cell table:style-name="ce128"/>
          <table:table-cell table:style-name="ce283"/>
          <table:table-cell office:value-type="currency" office:value="-2839.5037982117228" table:formula="of:=SUM([.O30:.O39])" table:style-name="ce177">
            <text:p>-₺2.839,50</text:p>
          </table:table-cell>
          <table:table-cell office:value-type="currency" office:value="-585.89666652589779" table:formula="of:=SUM([.P30:.P39])" table:style-name="ce134">
            <text:p>-$586</text:p>
          </table:table-cell>
          <table:table-cell table:style-name="ce195"/>
          <table:table-cell table:style-name="ce180"/>
          <table:table-cell table:style-name="ce195"/>
          <table:table-cell table:style-name="ce259"/>
          <table:table-cell table:style-name="ce128"/>
          <table:table-cell office:value-type="float" office:value="2017" table:style-name="ce304">
            <text:p>2017</text:p>
          </table:table-cell>
          <table:table-cell office:value-type="string" table:style-name="ce128">
            <text:p>Doğuş kapanıştan sonra hisse oranları</text:p>
          </table:table-cell>
          <table:table-cell table:number-columns-repeated="3" table:style-name="ce128"/>
          <table:table-cell office:value-type="percentage" office:value="0.78125008888888881" table:formula="of:=[.H5]" table:style-name="ce306">
            <text:p>78,1250%</text:p>
          </table:table-cell>
          <table:table-cell table:style-name="ce307"/>
          <table:table-cell office:value-type="percentage" office:value="0.21874991111111111" table:formula="of:=[.N5]" table:style-name="ce306">
            <text:p>21,8750%</text:p>
          </table:table-cell>
          <table:table-cell table:number-columns-repeated="16355" table:style-name="ce128"/>
        </table:table-row>
        <table:table-row table:style-name="ro8">
          <table:table-cell table:style-name="ce142"/>
          <table:table-cell table:style-name="ce201"/>
          <table:table-cell table:style-name="ce128"/>
          <table:table-cell office:value-type="string" table:style-name="ce287">
            <text:p><text:s/>Toplam Gelecek 2020</text:p>
          </table:table-cell>
          <table:table-cell office:value-type="float" office:value="83624" table:formula="of:=SUM([.D30:.D39])" table:style-name="ce294">
            <text:p>83624</text:p>
          </table:table-cell>
          <table:table-cell table:style-name="ce282"/>
          <table:table-cell table:style-name="ce130"/>
          <table:table-cell table:style-name="ce283"/>
          <table:table-cell table:style-name="ce130"/>
          <table:table-cell table:style-name="ce134"/>
          <table:table-cell table:style-name="ce128"/>
          <table:table-cell table:style-name="ce258"/>
          <table:table-cell table:style-name="ce128"/>
          <table:table-cell table:style-name="ce283"/>
          <table:table-cell table:style-name="ce130"/>
          <table:table-cell table:style-name="ce134"/>
          <table:table-cell table:style-name="ce195"/>
          <table:table-cell table:style-name="ce180"/>
          <table:table-cell table:style-name="ce128"/>
          <table:table-cell table:style-name="ce259"/>
          <table:table-cell table:style-name="ce128"/>
          <table:table-cell office:value-type="string" table:style-name="ce308">
            <text:p>2018-22</text:p>
          </table:table-cell>
          <table:table-cell office:value-type="string" table:style-name="ce128">
            <text:p>2018-2022 gelirleri hacının hesabına geçti</text:p>
          </table:table-cell>
          <table:table-cell table:number-columns-repeated="3" table:style-name="ce128"/>
          <table:table-cell table:number-columns-repeated="2" table:style-name="ce309"/>
          <table:table-cell office:value-type="currency" office:value="0" table:formula="of:=[.AB28]" table:style-name="ce310">
            <text:p>#BAŞV!</text:p>
          </table:table-cell>
          <table:table-cell table:number-columns-repeated="16355" table:style-name="ce128"/>
        </table:table-row>
        <table:table-row table:style-name="ro8">
          <table:table-cell table:style-name="ce142"/>
          <table:table-cell table:number-columns-repeated="2" table:style-name="ce128"/>
          <table:table-cell office:value-type="string" table:style-name="ce193">
            <text:p>Toplam Gelen 2020</text:p>
          </table:table-cell>
          <table:table-cell office:value-type="currency" office:value="64500" table:formula="of:=[.E30]+[.E31]+[.E33]+[.E35]+[.E38]" table:style-name="ce177">
            <text:p>₺64.500,00</text:p>
          </table:table-cell>
          <table:table-cell office:value-type="currency" office:value="8225.3763509654054" table:formula="of:=[.J42]+[.P42]" table:style-name="ce289">
            <text:p>$8.225,38</text:p>
          </table:table-cell>
          <table:table-cell table:style-name="ce130"/>
          <table:table-cell table:style-name="ce283"/>
          <table:table-cell office:value-type="currency" office:value="50197.878908060913" table:formula="of:=[.I30]+[.I31]+[.I33]+[.I35]+[.I38]" table:style-name="ce177">
            <text:p>₺50.197,88</text:p>
          </table:table-cell>
          <table:table-cell office:value-type="currency" office:value="6401.7161892819431" table:formula="of:=[.J30]+[.J31]+[.J33]+[.J35]+[.J38]" table:style-name="ce134">
            <text:p>$6.402</text:p>
          </table:table-cell>
          <table:table-cell table:style-name="ce128"/>
          <table:table-cell table:style-name="ce258"/>
          <table:table-cell table:style-name="ce128"/>
          <table:table-cell table:style-name="ce257"/>
          <table:table-cell office:value-type="currency" office:value="14302.121091939091" table:formula="of:=[.O30]+[.O31]+[.O33]+[.O35]+[.O38]" table:style-name="ce177">
            <text:p>₺14.302,12</text:p>
          </table:table-cell>
          <table:table-cell office:value-type="currency" office:value="1823.6601616834619" table:formula="of:=[.P30]+[.P31]+[.P33]+[.P35]+[.P38]" table:style-name="ce134">
            <text:p>$1.824</text:p>
          </table:table-cell>
          <table:table-cell table:style-name="ce128"/>
          <table:table-cell table:style-name="ce180"/>
          <table:table-cell table:style-name="ce128"/>
          <table:table-cell table:style-name="ce259"/>
          <table:table-cell table:style-name="ce128"/>
          <table:table-cell office:value-type="string" table:style-name="ce308">
            <text:p>2018-22</text:p>
          </table:table-cell>
          <table:table-cell office:value-type="string" table:style-name="ce128">
            <text:p>2018-2022 gelirleri oranı</text:p>
          </table:table-cell>
          <table:table-cell table:number-columns-repeated="3" table:style-name="ce128"/>
          <table:table-cell office:value-type="percentage" office:value="0" table:formula="of:=([.AA40]-[.AA44])*-1" table:style-name="ce311">
            <text:p>#BAŞV!</text:p>
          </table:table-cell>
          <table:table-cell table:style-name="ce312"/>
          <table:table-cell office:value-type="percentage" office:value="0" table:formula="of:=([.AC40]-[.AC44])*-1" table:style-name="ce311">
            <text:p>#BAŞV!</text:p>
          </table:table-cell>
          <table:table-cell table:number-columns-repeated="16355" table:style-name="ce128"/>
        </table:table-row>
        <table:table-row table:style-name="ro8">
          <table:table-cell table:style-name="ce142"/>
          <table:table-cell table:number-columns-repeated="2" table:style-name="ce128"/>
          <table:table-cell office:value-type="string" table:style-name="ce193">
            <text:p>Toplam Masraf 2020</text:p>
          </table:table-cell>
          <table:table-cell office:value-type="currency" office:value="-76896.293999999994" table:formula="of:=[.E39]+[.E37]+[.E36]+[.E34]+[.E32]" table:style-name="ce177">
            <text:p>-₺76.896,29</text:p>
          </table:table-cell>
          <table:table-cell office:value-type="currency" office:value="-10810.705602735459" table:formula="of:=[.J43]+[.P43]" table:style-name="ce289">
            <text:p>-$10.810,71</text:p>
          </table:table-cell>
          <table:table-cell table:style-name="ce128"/>
          <table:table-cell table:style-name="ce257"/>
          <table:table-cell office:value-type="currency" office:value="-59754.669109849201" table:formula="of:=[.I39]+[.I37]+[.I36]+[.I34]+[.I32]" table:style-name="ce130">
            <text:p>-₺59.754,67</text:p>
          </table:table-cell>
          <table:table-cell office:value-type="currency" office:value="-8401.1487745261002" table:formula="of:=[.J32]+[.J34]+[.J36]+[.J37]+[.J39]" table:style-name="ce134">
            <text:p>-$8.401</text:p>
          </table:table-cell>
          <table:table-cell table:style-name="ce128"/>
          <table:table-cell table:style-name="ce258"/>
          <table:table-cell table:style-name="ce128"/>
          <table:table-cell table:style-name="ce257"/>
          <table:table-cell office:value-type="currency" office:value="-17141.624890150815" table:formula="of:=[.O39]+[.O37]+[.O36]+[.O34]+[.O32]" table:style-name="ce130">
            <text:p>-₺17.141,62</text:p>
          </table:table-cell>
          <table:table-cell office:value-type="currency" office:value="-2409.5568282093595" table:formula="of:=[.P32]+[.P34]+[.P36]+[.P37]+[.P39]" table:style-name="ce134">
            <text:p>-$2.410</text:p>
          </table:table-cell>
          <table:table-cell table:style-name="ce128"/>
          <table:table-cell table:style-name="ce180"/>
          <table:table-cell table:style-name="ce128"/>
          <table:table-cell table:style-name="ce259"/>
          <table:table-cell table:style-name="ce128"/>
          <table:table-cell office:value-type="string" table:style-name="ce308">
            <text:p>2018-22</text:p>
          </table:table-cell>
          <table:table-cell office:value-type="string" table:style-name="ce128">
            <text:p>2018-2022 gelirlerinin yüzdesi Nazanın hesabına eklendi</text:p>
          </table:table-cell>
          <table:table-cell table:number-columns-repeated="3" table:style-name="ce128"/>
          <table:table-cell office:value-type="string" table:style-name="ce313">
            <text:p><text:s text:c="14"/>-</text:p>
          </table:table-cell>
          <table:table-cell table:style-name="ce313"/>
          <table:table-cell office:value-type="string" table:style-name="ce314">
            <text:p><text:s text:c="12"/>+</text:p>
          </table:table-cell>
          <table:table-cell table:number-columns-repeated="16355" table:style-name="ce128"/>
        </table:table-row>
        <table:table-row table:style-name="ro8">
          <table:table-cell table:style-name="ce145"/>
          <table:table-cell table:number-columns-repeated="2" table:style-name="ce148"/>
          <table:table-cell office:value-type="string" table:style-name="ce181">
            <text:p>BAKIYE 2020</text:p>
          </table:table-cell>
          <table:table-cell office:value-type="currency" office:value="-12396.293999999994" table:formula="of:=[.E42]+[.E43]" table:style-name="ce183">
            <text:p>-₺12.396,29</text:p>
          </table:table-cell>
          <table:table-cell office:value-type="currency" office:value="-2585.3292517700547" table:formula="of:=[.J44]+[.P44]" table:style-name="ce290">
            <text:p>-$2.585,33</text:p>
          </table:table-cell>
          <table:table-cell table:style-name="ce148"/>
          <table:table-cell table:style-name="ce291"/>
          <table:table-cell office:value-type="currency" office:value="-9556.790201788288" table:formula="of:=[.I43]+[.I42]" table:style-name="ce184">
            <text:p>-₺9.556,79</text:p>
          </table:table-cell>
          <table:table-cell office:value-type="currency" office:value="-1999.4325852441571" table:formula="of:=[.J42]+[.J43]" table:style-name="ce186">
            <text:p>-$1.999</text:p>
          </table:table-cell>
          <table:table-cell table:style-name="ce148"/>
          <table:table-cell table:style-name="ce299"/>
          <table:table-cell table:style-name="ce148"/>
          <table:table-cell table:style-name="ce291"/>
          <table:table-cell office:value-type="currency" office:value="-2839.5037982117246" table:formula="of:=[.O43]+[.O42]" table:style-name="ce184">
            <text:p>-₺2.839,5</text:p>
          </table:table-cell>
          <table:table-cell office:value-type="currency" office:value="-585.89666652589767" table:formula="of:=[.P42]+[.P43]" table:style-name="ce186">
            <text:p>-$586</text:p>
          </table:table-cell>
          <table:table-cell table:style-name="ce148"/>
          <table:table-cell table:style-name="ce172"/>
          <table:table-cell table:style-name="ce148"/>
          <table:table-cell table:style-name="ce270"/>
          <table:table-cell table:style-name="ce128"/>
          <table:table-cell office:value-type="float" office:value="2023" table:style-name="ce315">
            <text:p>2023</text:p>
          </table:table-cell>
          <table:table-cell office:value-type="string" table:style-name="ce249">
            <text:p>2023 ve sonrasında bu yüzdelere göre hesap yapılacak</text:p>
          </table:table-cell>
          <table:table-cell table:number-columns-repeated="3" table:style-name="ce249"/>
          <table:table-cell office:value-type="percentage" office:value="0" table:formula="of:=[.W11]" table:style-name="ce316">
            <text:p>#BAŞV!</text:p>
          </table:table-cell>
          <table:table-cell table:style-name="ce316"/>
          <table:table-cell office:value-type="percentage" office:value="0" table:formula="of:=[.W21]" table:style-name="ce317">
            <text:p>#BAŞV!</text:p>
          </table:table-cell>
          <table:table-cell table:number-columns-repeated="16355" table:style-name="ce128"/>
        </table:table-row>
        <table:table-row table:style-name="ro8">
          <table:table-cell table:style-name="ce136"/>
          <table:table-cell table:number-columns-repeated="2" table:style-name="ce138"/>
          <table:table-cell office:value-type="string" table:style-name="ce140">
            <text:p>GELECEK</text:p>
          </table:table-cell>
          <table:table-cell office:value-type="string" table:style-name="ce161">
            <text:p>GELİR</text:p>
          </table:table-cell>
          <table:table-cell table:style-name="ce271"/>
          <table:table-cell table:style-name="ce140"/>
          <table:table-cell office:value-type="string" table:number-columns-spanned="2" table:number-rows-spanned="1" table:style-name="ce352">
            <text:p>PAY</text:p>
          </table:table-cell>
          <table:covered-table-cell/>
          <table:table-cell table:style-name="ce140"/>
          <table:table-cell office:value-type="string" table:number-columns-spanned="2" table:number-rows-spanned="1" table:style-name="ce353">
            <text:p>BAKİYE</text:p>
          </table:table-cell>
          <table:covered-table-cell/>
          <table:table-cell table:style-name="ce140"/>
          <table:table-cell office:value-type="string" table:number-columns-spanned="3" table:number-rows-spanned="1" table:style-name="ce352">
            <text:p>PAY</text:p>
          </table:table-cell>
          <table:covered-table-cell table:number-columns-repeated="2"/>
          <table:table-cell office:value-type="string" table:number-columns-spanned="2" table:number-rows-spanned="1" table:style-name="ce353">
            <text:p>BAKİYE</text:p>
          </table:table-cell>
          <table:covered-table-cell/>
          <table:table-cell table:style-name="ce140"/>
          <table:table-cell office:value-type="string" table:style-name="ce266">
            <text:p>USD</text:p>
          </table:table-cell>
          <table:table-cell table:number-columns-repeated="16364" table:style-name="ce128"/>
        </table:table-row>
        <table:table-row table:style-name="ro8">
          <table:table-cell table:style-name="ce145"/>
          <table:table-cell table:style-name="ce146"/>
          <table:table-cell table:style-name="ce147"/>
          <table:table-cell office:value-type="string" table:style-name="ce150">
            <text:p>MİKTAR</text:p>
          </table:table-cell>
          <table:table-cell office:value-type="string" table:style-name="ce149">
            <text:p>TL</text:p>
          </table:table-cell>
          <table:table-cell table:style-name="ce274"/>
          <table:table-cell table:style-name="ce150"/>
          <table:table-cell office:value-type="string" table:style-name="ce275">
            <text:p>%</text:p>
          </table:table-cell>
          <table:table-cell office:value-type="string" table:style-name="ce149">
            <text:p>TL</text:p>
          </table:table-cell>
          <table:table-cell office:value-type="string" table:style-name="ce152">
            <text:p>USD</text:p>
          </table:table-cell>
          <table:table-cell office:value-type="string" table:style-name="ce149">
            <text:p>TL</text:p>
          </table:table-cell>
          <table:table-cell office:value-type="string" table:style-name="ce276">
            <text:p>USD</text:p>
          </table:table-cell>
          <table:table-cell table:style-name="ce149"/>
          <table:table-cell office:value-type="string" table:style-name="ce275">
            <text:p>%</text:p>
          </table:table-cell>
          <table:table-cell office:value-type="string" table:style-name="ce149">
            <text:p>TL</text:p>
          </table:table-cell>
          <table:table-cell office:value-type="string" table:style-name="ce153">
            <text:p>USD</text:p>
          </table:table-cell>
          <table:table-cell office:value-type="string" table:style-name="ce149">
            <text:p>TL</text:p>
          </table:table-cell>
          <table:table-cell office:value-type="string" table:style-name="ce154">
            <text:p>USD</text:p>
          </table:table-cell>
          <table:table-cell table:style-name="ce150"/>
          <table:table-cell office:value-type="string" table:style-name="ce277">
            <text:p>TRY</text:p>
          </table:table-cell>
          <table:table-cell table:number-columns-repeated="16364" table:style-name="ce128"/>
        </table:table-row>
        <table:table-row table:style-name="ro8">
          <table:table-cell office:value-type="float" office:value="2021" table:style-name="ce173">
            <text:p>2021</text:p>
          </table:table-cell>
          <table:table-cell table:style-name="ce139"/>
          <table:table-cell table:style-name="ce156"/>
          <table:table-cell table:style-name="ce140"/>
          <table:table-cell table:style-name="ce139"/>
          <table:table-cell table:style-name="ce278"/>
          <table:table-cell table:style-name="ce139"/>
          <table:table-cell table:style-name="ce264"/>
          <table:table-cell table:number-columns-repeated="3" table:style-name="ce139"/>
          <table:table-cell table:style-name="ce298"/>
          <table:table-cell table:style-name="ce139"/>
          <table:table-cell table:style-name="ce264"/>
          <table:table-cell table:style-name="ce139"/>
          <table:table-cell table:style-name="ce176"/>
          <table:table-cell table:style-name="ce139"/>
          <table:table-cell table:style-name="ce141"/>
          <table:table-cell table:style-name="ce139"/>
          <table:table-cell table:style-name="ce281"/>
          <table:table-cell table:number-columns-repeated="16364" table:style-name="ce128"/>
        </table:table-row>
        <table:table-row table:style-name="ro8">
          <table:table-cell office:value-type="string" table:style-name="ce142">
            <text:p>SnyA104-21</text:p>
          </table:table-cell>
          <table:table-cell office:value-type="date" office:date-value="2021-04-30T00:00:00" table:style-name="ce129">
            <text:p>Nis.21</text:p>
          </table:table-cell>
          <table:table-cell office:value-type="string" table:style-name="ce129">
            <text:p>ali</text:p>
          </table:table-cell>
          <table:table-cell office:value-type="currency" office:value="6800" table:style-name="ce177">
            <text:p>₺6.800,00</text:p>
          </table:table-cell>
          <table:table-cell office:value-type="currency" office:value="6800" table:formula="of:=['02-11-GLR'.G39]" table:style-name="ce177">
            <text:p>₺6.800,00</text:p>
          </table:table-cell>
          <table:table-cell table:style-name="ce282"/>
          <table:table-cell table:style-name="ce130"/>
          <table:table-cell office:value-type="percentage" office:value="0.78030266002736093" table:formula="of:=[.L48]/[.$E$4]" table:style-name="ce283">
            <text:p>%78,03</text:p>
          </table:table-cell>
          <table:table-cell office:value-type="currency" office:value="5308.8161597524031" table:formula="of:=[.H39]*[.E48]" table:style-name="ce130">
            <text:p>₺5.308,82</text:p>
          </table:table-cell>
          <table:table-cell office:value-type="currency" office:value="649.79389960249728" table:formula="of:=[.I48]/[.T48]" table:style-name="ce134">
            <text:p>$650</text:p>
          </table:table-cell>
          <table:table-cell office:value-type="currency" office:value="12980.267243400669" table:formula="of:=[.K39]+[.I48]" table:style-name="ce130">
            <text:p>₺12.980,27</text:p>
          </table:table-cell>
          <table:table-cell office:value-type="currency" office:value="351136.19701231242" table:formula="of:=[.L39]-[.P48]" table:style-name="ce258">
            <text:p>$351.136,20</text:p>
          </table:table-cell>
          <table:table-cell table:style-name="ce128"/>
          <table:table-cell office:value-type="percentage" office:value="0.21969733997263924" table:formula="of:=[.R48]/[.$E$4]" table:style-name="ce283">
            <text:p>%21,97</text:p>
          </table:table-cell>
          <table:table-cell office:value-type="currency" office:value="1491.1838402475973" table:formula="of:=[.N39]*[.E48]" table:style-name="ce130">
            <text:p>₺1.491,18</text:p>
          </table:table-cell>
          <table:table-cell office:value-type="currency" office:value="182.51944189077079" table:formula="of:=[.O48]/[.T48]" table:style-name="ce134">
            <text:p>$183</text:p>
          </table:table-cell>
          <table:table-cell office:value-type="currency" office:value="3419.1987565993372" table:formula="of:=[.Q39]+[.O48]" table:style-name="ce130">
            <text:p>₺3.419,2</text:p>
          </table:table-cell>
          <table:table-cell office:value-type="currency" office:value="98863.802987687654" table:formula="of:=[.R39]+[.P48]" table:style-name="ce258">
            <text:p>$98.863,80</text:p>
          </table:table-cell>
          <table:table-cell table:style-name="ce130"/>
          <table:table-cell office:value-type="float" office:value="8.17" table:style-name="ce259">
            <text:p>8,17</text:p>
          </table:table-cell>
          <table:table-cell table:number-columns-repeated="16364" table:style-name="ce128"/>
        </table:table-row>
        <table:table-row table:style-name="ro8">
          <table:table-cell office:value-type="string" table:style-name="ce142">
            <text:p>SnyC301-21</text:p>
          </table:table-cell>
          <table:table-cell office:value-type="date" office:date-value="2021-03-30T00:00:00" table:style-name="ce129">
            <text:p>Mar.21</text:p>
          </table:table-cell>
          <table:table-cell table:style-name="ce129"/>
          <table:table-cell table:style-name="ce177"/>
          <table:table-cell office:value-type="currency" office:value="12000" table:formula="of:=['02-11-GLR'.G36]+['02-11-GLR'.G37]" table:style-name="ce177">
            <text:p>₺12.000,00</text:p>
          </table:table-cell>
          <table:table-cell table:style-name="ce282"/>
          <table:table-cell table:style-name="ce130"/>
          <table:table-cell office:value-type="percentage" office:value="0.77958026844504236" table:formula="of:=[.L49]/[.$E$4]" table:style-name="ce283">
            <text:p>%77,96</text:p>
          </table:table-cell>
          <table:table-cell office:value-type="currency" office:value="9363.631920328331" table:formula="of:=[.H48]*[.E49]" table:style-name="ce130">
            <text:p>₺9.363,63</text:p>
          </table:table-cell>
          <table:table-cell office:value-type="currency" office:value="1154.5785351822851" table:formula="of:=[.I49]/[.T49]" table:style-name="ce134">
            <text:p>$1.155</text:p>
          </table:table-cell>
          <table:table-cell office:value-type="currency" office:value="22343.899163729002" table:formula="of:=[.K48]+[.I49]" table:style-name="ce130">
            <text:p>₺22.343,9</text:p>
          </table:table-cell>
          <table:table-cell office:value-type="currency" office:value="350811.12080026907" table:formula="of:=[.L48]-[.P49]" table:style-name="ce258">
            <text:p>$350.811,12</text:p>
          </table:table-cell>
          <table:table-cell table:style-name="ce128"/>
          <table:table-cell office:value-type="percentage" office:value="0.22041973155495781" table:formula="of:=[.R49]/[.$E$4]" table:style-name="ce283">
            <text:p>%22,04</text:p>
          </table:table-cell>
          <table:table-cell office:value-type="currency" office:value="2636.3680796716708" table:formula="of:=[.N48]*[.E49]" table:style-name="ce130">
            <text:p>₺2.636,37</text:p>
          </table:table-cell>
          <table:table-cell office:value-type="currency" office:value="325.07621204336266" table:formula="of:=[.O49]/[.T49]" table:style-name="ce134">
            <text:p>$325</text:p>
          </table:table-cell>
          <table:table-cell office:value-type="currency" office:value="6055.5668362710076" table:formula="of:=[.Q48]+[.O49]" table:style-name="ce130">
            <text:p>₺6.055,57</text:p>
          </table:table-cell>
          <table:table-cell office:value-type="currency" office:value="99188.879199731018" table:formula="of:=[.R48]+[.P49]" table:style-name="ce258">
            <text:p>$99.188,88</text:p>
          </table:table-cell>
          <table:table-cell table:style-name="ce130"/>
          <table:table-cell office:value-type="float" office:value="8.11" table:style-name="ce259">
            <text:p>8,11</text:p>
          </table:table-cell>
          <table:table-cell table:number-columns-repeated="16364" table:style-name="ce128"/>
        </table:table-row>
        <table:table-row table:style-name="ro8">
          <table:table-cell office:value-type="string" table:style-name="ce142">
            <text:p>SnyA105-21</text:p>
          </table:table-cell>
          <table:table-cell office:value-type="date" office:date-value="2021-09-18T00:00:00" table:style-name="ce129">
            <text:p>Eyl.21</text:p>
          </table:table-cell>
          <table:table-cell office:value-type="string" table:style-name="ce129">
            <text:p>fehmi</text:p>
          </table:table-cell>
          <table:table-cell office:value-type="currency" office:value="24000" table:style-name="ce177">
            <text:p>₺24.000,00</text:p>
          </table:table-cell>
          <table:table-cell office:value-type="currency" office:value="24000" table:formula="of:=['02-11-GLR'.G41]" table:style-name="ce177">
            <text:p>₺24.000,00</text:p>
          </table:table-cell>
          <table:table-cell table:style-name="ce282"/>
          <table:table-cell table:style-name="ce130"/>
          <table:table-cell office:value-type="percentage" office:value="0.77820693678426389" table:formula="of:=[.L50]/[.$E$4]" table:style-name="ce283">
            <text:p>%77,82</text:p>
          </table:table-cell>
          <table:table-cell office:value-type="currency" office:value="18709.926442681015" table:formula="of:=[.H49]*[.E50]" table:style-name="ce130">
            <text:p>₺18.709,93</text:p>
          </table:table-cell>
          <table:table-cell office:value-type="currency" office:value="2185.7390704066606" table:formula="of:=[.I50]/[.T50]" table:style-name="ce134">
            <text:p>$2.186</text:p>
          </table:table-cell>
          <table:table-cell office:value-type="currency" office:value="41053.825606410013" table:formula="of:=[.K49]+[.I50]" table:style-name="ce130">
            <text:p>₺41.053,83</text:p>
          </table:table-cell>
          <table:table-cell office:value-type="currency" office:value="350193.12155291875" table:formula="of:=[.L49]-[.P50]" table:style-name="ce258">
            <text:p>$350.193,12</text:p>
          </table:table-cell>
          <table:table-cell table:style-name="ce128"/>
          <table:table-cell office:value-type="percentage" office:value="0.22179306321573639" table:formula="of:=[.R50]/[.$E$4]" table:style-name="ce283">
            <text:p>%22,18</text:p>
          </table:table-cell>
          <table:table-cell office:value-type="currency" office:value="5290.0735573189877" table:formula="of:=[.N49]*[.E50]" table:style-name="ce130">
            <text:p>₺5.290,07</text:p>
          </table:table-cell>
          <table:table-cell office:value-type="currency" office:value="617.99924735034904" table:formula="of:=[.O50]/[.T50]" table:style-name="ce134">
            <text:p>$618</text:p>
          </table:table-cell>
          <table:table-cell office:value-type="currency" office:value="11345.640393589994" table:formula="of:=[.Q49]+[.O50]" table:style-name="ce130">
            <text:p>₺11.345,64</text:p>
          </table:table-cell>
          <table:table-cell office:value-type="currency" office:value="99806.87844708137" table:formula="of:=[.R49]+[.P50]" table:style-name="ce258">
            <text:p>$99.806,88</text:p>
          </table:table-cell>
          <table:table-cell table:style-name="ce130"/>
          <table:table-cell office:value-type="float" office:value="8.56" table:style-name="ce259">
            <text:p>8,56</text:p>
          </table:table-cell>
          <table:table-cell table:number-columns-repeated="16364" table:style-name="ce128"/>
        </table:table-row>
        <table:table-row table:style-name="ro8">
          <table:table-cell office:value-type="string" table:style-name="ce142">
            <text:p>SnyB201-21</text:p>
          </table:table-cell>
          <table:table-cell office:value-type="date" office:date-value="2021-06-05T00:00:00" table:style-name="ce129">
            <text:p>Haz.21</text:p>
          </table:table-cell>
          <table:table-cell table:style-name="ce129"/>
          <table:table-cell table:style-name="ce177"/>
          <table:table-cell office:value-type="currency" office:value="7500" table:formula="of:=['02-11-GLR'.G42]+['02-11-GLR'.G43]+['02-11-GLR'.G44]" table:style-name="ce177">
            <text:p>₺7.500,00</text:p>
          </table:table-cell>
          <table:table-cell table:style-name="ce282"/>
          <table:table-cell table:style-name="ce130"/>
          <table:table-cell office:value-type="percentage" office:value="0.77777810255530844" table:formula="of:=[.L51]/[.$E$4]" table:style-name="ce283">
            <text:p>%77,78</text:p>
          </table:table-cell>
          <table:table-cell office:value-type="currency" office:value="5836.5520258819788" table:formula="of:=[.H50]*[.E51]" table:style-name="ce130">
            <text:p>₺5.836,55</text:p>
          </table:table-cell>
          <table:table-cell office:value-type="currency" office:value="677.09420253851272" table:formula="of:=[.I51]/[.T51]" table:style-name="ce134">
            <text:p>$677</text:p>
          </table:table-cell>
          <table:table-cell office:value-type="currency" office:value="46890.377632291995" table:formula="of:=[.K50]+[.I51]" table:style-name="ce130">
            <text:p>₺46.890,38</text:p>
          </table:table-cell>
          <table:table-cell office:value-type="currency" office:value="350000.14614988881" table:formula="of:=[.L50]-[.P51]" table:style-name="ce258">
            <text:p>$350.000,15</text:p>
          </table:table-cell>
          <table:table-cell table:style-name="ce128"/>
          <table:table-cell office:value-type="percentage" office:value="0.22222189744469178" table:formula="of:=[.R51]/[.$E$4]" table:style-name="ce283">
            <text:p>%22,22</text:p>
          </table:table-cell>
          <table:table-cell office:value-type="currency" office:value="1663.4479741180228" table:formula="of:=[.N50]*[.E51]" table:style-name="ce130">
            <text:p>₺1.663,45</text:p>
          </table:table-cell>
          <table:table-cell office:value-type="currency" office:value="192.97540302993306" table:formula="of:=[.O51]/[.T51]" table:style-name="ce134">
            <text:p>$193</text:p>
          </table:table-cell>
          <table:table-cell office:value-type="currency" office:value="13009.088367708016" table:formula="of:=[.Q50]+[.O51]" table:style-name="ce130">
            <text:p>₺13.009,09</text:p>
          </table:table-cell>
          <table:table-cell office:value-type="currency" office:value="99999.853850111307" table:formula="of:=[.R50]+[.P51]" table:style-name="ce258">
            <text:p>$99.999,85</text:p>
          </table:table-cell>
          <table:table-cell table:style-name="ce130"/>
          <table:table-cell office:value-type="float" office:value="8.6199999999999992" table:style-name="ce259">
            <text:p>8,62</text:p>
          </table:table-cell>
          <table:table-cell table:number-columns-repeated="16364" table:style-name="ce128"/>
        </table:table-row>
        <table:table-row table:style-name="ro8">
          <table:table-cell office:value-type="string" table:style-name="ce142">
            <text:p>SnyB202-21</text:p>
          </table:table-cell>
          <table:table-cell office:value-type="date" office:date-value="2021-08-30T00:00:00" table:style-name="ce129">
            <text:p>Ağu.21</text:p>
          </table:table-cell>
          <table:table-cell office:value-type="string" table:style-name="ce129">
            <text:p>mesut</text:p>
          </table:table-cell>
          <table:table-cell office:value-type="currency" office:value="28800" table:style-name="ce177">
            <text:p>₺28.800,00</text:p>
          </table:table-cell>
          <table:table-cell office:value-type="currency" office:value="28800" table:formula="of:=['02-11-GLR'.G46]" table:style-name="ce177">
            <text:p>₺28.800,00</text:p>
          </table:table-cell>
          <table:table-cell table:style-name="ce282"/>
          <table:table-cell table:style-name="ce130"/>
          <table:table-cell office:value-type="percentage" office:value="0.77607891480901692" table:formula="of:=[.L52]/[.$E$4]" table:style-name="ce283">
            <text:p>%77,61</text:p>
          </table:table-cell>
          <table:table-cell office:value-type="currency" office:value="22400.009353592883" table:formula="of:=[.H51]*[.E52]" table:style-name="ce130">
            <text:p>₺22.400,01</text:p>
          </table:table-cell>
          <table:table-cell office:value-type="currency" office:value="2676.2257292225668" table:formula="of:=[.I52]/[.T52]" table:style-name="ce134">
            <text:p>$2.676</text:p>
          </table:table-cell>
          <table:table-cell office:value-type="currency" office:value="69290.386985884878" table:formula="of:=[.K51]+[.I52]" table:style-name="ce130">
            <text:p>₺69.290,39</text:p>
          </table:table-cell>
          <table:table-cell office:value-type="currency" office:value="349235.51166405762" table:formula="of:=[.L51]-[.P52]" table:style-name="ce258">
            <text:p>$349.235,51</text:p>
          </table:table-cell>
          <table:table-cell table:style-name="ce128"/>
          <table:table-cell office:value-type="percentage" office:value="0.22392108519098333" table:formula="of:=[.R52]/[.$E$4]" table:style-name="ce283">
            <text:p>%22,39</text:p>
          </table:table-cell>
          <table:table-cell office:value-type="currency" office:value="6399.9906464071237" table:formula="of:=[.N51]*[.E52]" table:style-name="ce130">
            <text:p>₺6.399,99</text:p>
          </table:table-cell>
          <table:table-cell office:value-type="currency" office:value="764.63448583119759" table:formula="of:=[.O52]/[.T52]" table:style-name="ce134">
            <text:p>$765</text:p>
          </table:table-cell>
          <table:table-cell office:value-type="currency" office:value="19409.079014115141" table:formula="of:=[.Q51]+[.O52]" table:style-name="ce130">
            <text:p>₺19.409,08</text:p>
          </table:table-cell>
          <table:table-cell office:value-type="currency" office:value="100764.4883359425" table:formula="of:=[.R51]+[.P52]" table:style-name="ce258">
            <text:p>$100.764,49</text:p>
          </table:table-cell>
          <table:table-cell table:style-name="ce130"/>
          <table:table-cell office:value-type="float" office:value="8.3699999999999992" table:style-name="ce259">
            <text:p>8,37</text:p>
          </table:table-cell>
          <table:table-cell table:number-columns-repeated="16364" table:style-name="ce128"/>
        </table:table-row>
        <table:table-row table:style-name="ro8">
          <table:table-cell office:value-type="string" table:style-name="ce142">
            <text:p>SnyC301-21</text:p>
          </table:table-cell>
          <table:table-cell office:value-type="date" office:date-value="2021-11-29T00:00:00" table:style-name="ce129">
            <text:p>Kas.21</text:p>
          </table:table-cell>
          <table:table-cell office:value-type="string" table:style-name="ce129">
            <text:p>hurdc</text:p>
          </table:table-cell>
          <table:table-cell office:value-type="currency" office:value="43160" table:style-name="ce177">
            <text:p>₺43.160,00</text:p>
          </table:table-cell>
          <table:table-cell office:value-type="currency" office:value="43160" table:formula="of:=['02-11-GLR'.G48]" table:style-name="ce177">
            <text:p>₺43.160,00</text:p>
          </table:table-cell>
          <table:table-cell table:style-name="ce282"/>
          <table:table-cell table:style-name="ce130"/>
          <table:table-cell office:value-type="percentage" office:value="0.77429958423056844" table:formula="of:=[.L53]/[.$E$4]" table:style-name="ce283">
            <text:p>%77,43</text:p>
          </table:table-cell>
          <table:table-cell office:value-type="currency" office:value="33495.565963157169" table:formula="of:=[.H52]*[.E53]" table:style-name="ce130">
            <text:p>₺33.495,57</text:p>
          </table:table-cell>
          <table:table-cell office:value-type="currency" office:value="2775.109027602085" table:formula="of:=[.I53]/[.T53]" table:style-name="ce134">
            <text:p>$2.775</text:p>
          </table:table-cell>
          <table:table-cell office:value-type="currency" office:value="102785.95294904205" table:formula="of:=[.K52]+[.I53]" table:style-name="ce130">
            <text:p>₺102.785,95</text:p>
          </table:table-cell>
          <table:table-cell office:value-type="currency" office:value="348434.81290375581" table:formula="of:=[.L52]-[.P53]" table:style-name="ce258">
            <text:p>$348.434,81</text:p>
          </table:table-cell>
          <table:table-cell table:style-name="ce128"/>
          <table:table-cell office:value-type="percentage" office:value="0.22570041576943178" table:formula="of:=[.R53]/[.$E$4]" table:style-name="ce283">
            <text:p>%22,57</text:p>
          </table:table-cell>
          <table:table-cell office:value-type="currency" office:value="9664.4340368428402" table:formula="of:=[.N52]*[.E53]" table:style-name="ce130">
            <text:p>₺9.664,43</text:p>
          </table:table-cell>
          <table:table-cell office:value-type="currency" office:value="800.69876030180944" table:formula="of:=[.O53]/[.T53]" table:style-name="ce134">
            <text:p>$801</text:p>
          </table:table-cell>
          <table:table-cell office:value-type="currency" office:value="29073.513050957983" table:formula="of:=[.Q52]+[.O53]" table:style-name="ce130">
            <text:p>₺29.073,51</text:p>
          </table:table-cell>
          <table:table-cell office:value-type="currency" office:value="101565.18709624431" table:formula="of:=[.R52]+[.P53]" table:style-name="ce258">
            <text:p>$101.565,19</text:p>
          </table:table-cell>
          <table:table-cell table:style-name="ce130"/>
          <table:table-cell office:value-type="float" office:value="12.07" table:style-name="ce259">
            <text:p>12,07</text:p>
          </table:table-cell>
          <table:table-cell table:number-columns-repeated="16364" table:style-name="ce128"/>
        </table:table-row>
        <table:table-row table:style-name="ro8">
          <table:table-cell office:value-type="string" table:style-name="ce142">
            <text:p>SnyE501-21</text:p>
          </table:table-cell>
          <table:table-cell office:value-type="date" office:date-value="2021-08-05T00:00:00" table:style-name="ce129">
            <text:p>Ağu.21</text:p>
          </table:table-cell>
          <table:table-cell office:value-type="string" table:style-name="ce129">
            <text:p>emre</text:p>
          </table:table-cell>
          <table:table-cell office:value-type="currency" office:value="30000" table:style-name="ce177">
            <text:p>₺30.000,00</text:p>
          </table:table-cell>
          <table:table-cell office:value-type="currency" office:value="30000" table:formula="of:=['02-11-GLR'.G50]" table:style-name="ce177">
            <text:p>₺30.000,00</text:p>
          </table:table-cell>
          <table:table-cell table:style-name="ce282"/>
          <table:table-cell table:style-name="ce130"/>
          <table:table-cell office:value-type="percentage" office:value="0.77251044102193245" table:formula="of:=[.L54]/[.$E$4]" table:style-name="ce283">
            <text:p>%77,25</text:p>
          </table:table-cell>
          <table:table-cell office:value-type="currency" office:value="23228.987526917052" table:formula="of:=[.H53]*[.E54]" table:style-name="ce130">
            <text:p>₺23.228,99</text:p>
          </table:table-cell>
          <table:table-cell office:value-type="currency" office:value="2762.0674823920394" table:formula="of:=[.I54]/[.T54]" table:style-name="ce134">
            <text:p>$2.762</text:p>
          </table:table-cell>
          <table:table-cell office:value-type="currency" office:value="126014.9404759591" table:formula="of:=[.K53]+[.I54]" table:style-name="ce130">
            <text:p>₺126.014,94</text:p>
          </table:table-cell>
          <table:table-cell office:value-type="currency" office:value="347629.6984598696" table:formula="of:=[.L53]-[.P54]" table:style-name="ce258">
            <text:p>$347.629,70</text:p>
          </table:table-cell>
          <table:table-cell table:style-name="ce128"/>
          <table:table-cell office:value-type="percentage" office:value="0.22748955897806777" table:formula="of:=[.R54]/[.$E$4]" table:style-name="ce283">
            <text:p>%22,75</text:p>
          </table:table-cell>
          <table:table-cell office:value-type="currency" office:value="6771.0124730829539" table:formula="of:=[.N53]*[.E54]" table:style-name="ce130">
            <text:p>₺6.771,01</text:p>
          </table:table-cell>
          <table:table-cell office:value-type="currency" office:value="805.11444388620134" table:formula="of:=[.O54]/[.T54]" table:style-name="ce134">
            <text:p>$805</text:p>
          </table:table-cell>
          <table:table-cell office:value-type="currency" office:value="35844.525524040939" table:formula="of:=[.Q53]+[.O54]" table:style-name="ce130">
            <text:p>₺35.844,53</text:p>
          </table:table-cell>
          <table:table-cell office:value-type="currency" office:value="102370.3015401305" table:formula="of:=[.R53]+[.P54]" table:style-name="ce258">
            <text:p>$102.370,30</text:p>
          </table:table-cell>
          <table:table-cell table:style-name="ce130"/>
          <table:table-cell office:value-type="float" office:value="8.41" table:style-name="ce259">
            <text:p>8,41</text:p>
          </table:table-cell>
          <table:table-cell table:number-columns-repeated="16364" table:style-name="ce128"/>
        </table:table-row>
        <table:table-row table:style-name="ro8">
          <table:table-cell office:value-type="string" table:style-name="ce142">
            <text:p>SnyE501-21</text:p>
          </table:table-cell>
          <table:table-cell office:value-type="date" office:date-value="2021-08-15T00:00:00" table:style-name="ce129">
            <text:p>Ağu.21</text:p>
          </table:table-cell>
          <table:table-cell table:style-name="ce134"/>
          <table:table-cell table:style-name="ce177"/>
          <table:table-cell office:value-type="currency" office:value="-15585" table:formula="of:=['02-12-GDR'.F114]" table:style-name="ce177">
            <text:p>-₺15.585,00</text:p>
          </table:table-cell>
          <table:table-cell table:style-name="ce282"/>
          <table:table-cell table:style-name="ce130"/>
          <table:table-cell office:value-type="percentage" office:value="0.77343408952438741" table:formula="of:=[.L55]/[.$E$4]" table:style-name="ce283">
            <text:p>%77,34</text:p>
          </table:table-cell>
          <table:table-cell office:value-type="currency" office:value="-12039.575223326818" table:formula="of:=[.H54]*[.E55]" table:style-name="ce130">
            <text:p>-₺12.039,58</text:p>
          </table:table-cell>
          <table:table-cell office:value-type="currency" office:value="-1411.4390648683257" table:formula="of:=[.I55]/[.T55]" table:style-name="ce134">
            <text:p>-$1.411</text:p>
          </table:table-cell>
          <table:table-cell office:value-type="currency" office:value="113975.36525263228" table:formula="of:=[.K54]+[.I55]" table:style-name="ce130">
            <text:p>₺113.975,37</text:p>
          </table:table-cell>
          <table:table-cell office:value-type="currency" office:value="348045.34028597432" table:formula="of:=[.L54]-[.P55]" table:style-name="ce258">
            <text:p>$348.045,34</text:p>
          </table:table-cell>
          <table:table-cell table:style-name="ce128"/>
          <table:table-cell office:value-type="percentage" office:value="0.22656591047561286" table:formula="of:=[.R55]/[.$E$4]" table:style-name="ce283">
            <text:p>%22,66</text:p>
          </table:table-cell>
          <table:table-cell office:value-type="currency" office:value="-3545.4247766731864" table:formula="of:=[.N54]*[.E55]" table:style-name="ce130">
            <text:p>-₺3.545,42</text:p>
          </table:table-cell>
          <table:table-cell office:value-type="currency" office:value="-415.64182610471124" table:formula="of:=[.O55]/[.T55]" table:style-name="ce134">
            <text:p>-$416</text:p>
          </table:table-cell>
          <table:table-cell office:value-type="currency" office:value="32299.100747367753" table:formula="of:=[.Q54]+[.O55]" table:style-name="ce130">
            <text:p>₺32.299,1</text:p>
          </table:table-cell>
          <table:table-cell office:value-type="currency" office:value="101954.65971402579" table:formula="of:=[.R54]+[.P55]" table:style-name="ce258">
            <text:p>$101.954,66</text:p>
          </table:table-cell>
          <table:table-cell table:style-name="ce130"/>
          <table:table-cell office:value-type="float" office:value="8.5299999999999994" table:style-name="ce259">
            <text:p>8,53</text:p>
          </table:table-cell>
          <table:table-cell table:number-columns-repeated="16364" table:style-name="ce128"/>
        </table:table-row>
        <table:table-row table:style-name="ro8">
          <table:table-cell office:value-type="string" table:style-name="ce142">
            <text:p>SnyF601-21</text:p>
          </table:table-cell>
          <table:table-cell office:value-type="date" office:date-value="2021-08-15T00:00:00" table:style-name="ce129">
            <text:p>Ağu.21</text:p>
          </table:table-cell>
          <table:table-cell table:style-name="ce134"/>
          <table:table-cell table:style-name="ce177"/>
          <table:table-cell office:value-type="currency" office:value="-12305" table:formula="of:=['02-12-GDR'.F125]" table:style-name="ce177">
            <text:p>-₺12.305,00</text:p>
          </table:table-cell>
          <table:table-cell table:style-name="ce282"/>
          <table:table-cell table:style-name="ce130"/>
          <table:table-cell office:value-type="percentage" office:value="0.77416038717409497" table:formula="of:=[.L56]/[.$E$4]" table:style-name="ce283">
            <text:p>%77,42</text:p>
          </table:table-cell>
          <table:table-cell office:value-type="currency" office:value="-9517.1064715975863" table:formula="of:=[.H55]*[.E56]" table:style-name="ce130">
            <text:p>-₺9.517,11</text:p>
          </table:table-cell>
          <table:table-cell office:value-type="currency" office:value="-1115.721743446376" table:formula="of:=[.I56]/[.T56]" table:style-name="ce134">
            <text:p>-$1.116</text:p>
          </table:table-cell>
          <table:table-cell office:value-type="currency" office:value="104458.2587810347" table:formula="of:=[.K55]+[.I56]" table:style-name="ce130">
            <text:p>₺104.458,26</text:p>
          </table:table-cell>
          <table:table-cell office:value-type="currency" office:value="348372.17422834272" table:formula="of:=[.L55]-[.P56]" table:style-name="ce258">
            <text:p>$348.372,17</text:p>
          </table:table-cell>
          <table:table-cell table:style-name="ce128"/>
          <table:table-cell office:value-type="percentage" office:value="0.22583961282590534" table:formula="of:=[.R56]/[.$E$4]" table:style-name="ce283">
            <text:p>%22,58</text:p>
          </table:table-cell>
          <table:table-cell office:value-type="currency" office:value="-2787.8935284024165" table:formula="of:=[.N55]*[.E56]" table:style-name="ce130">
            <text:p>-₺2.787,89</text:p>
          </table:table-cell>
          <table:table-cell office:value-type="currency" office:value="-326.83394236839587" table:formula="of:=[.O56]/[.T56]" table:style-name="ce134">
            <text:p>-$327</text:p>
          </table:table-cell>
          <table:table-cell office:value-type="currency" office:value="29511.207218965337" table:formula="of:=[.Q55]+[.O56]" table:style-name="ce130">
            <text:p>₺29.511,21</text:p>
          </table:table-cell>
          <table:table-cell office:value-type="currency" office:value="101627.8257716574" table:formula="of:=[.R55]+[.P56]" table:style-name="ce258">
            <text:p>$101.627,83</text:p>
          </table:table-cell>
          <table:table-cell table:style-name="ce130"/>
          <table:table-cell office:value-type="float" office:value="8.5299999999999994" table:style-name="ce259">
            <text:p>8,53</text:p>
          </table:table-cell>
          <table:table-cell table:number-columns-repeated="16364" table:style-name="ce128"/>
        </table:table-row>
        <table:table-row table:style-name="ro8">
          <table:table-cell office:value-type="string" table:style-name="ce142">
            <text:p>SnyH000-21</text:p>
          </table:table-cell>
          <table:table-cell office:value-type="date" office:date-value="2021-08-15T00:00:00" table:style-name="ce129">
            <text:p>Ağu.21</text:p>
          </table:table-cell>
          <table:table-cell table:style-name="ce134"/>
          <table:table-cell table:style-name="ce177"/>
          <table:table-cell office:value-type="currency" office:value="-4179.3100000000004" table:formula="of:=['02-12-GDR'.F102]" table:style-name="ce177">
            <text:p>-₺4.179,31</text:p>
          </table:table-cell>
          <table:table-cell table:style-name="ce282"/>
          <table:table-cell table:style-name="ce130"/>
          <table:table-cell office:value-type="percentage" office:value="0.77440627847337318" table:formula="of:=[.L57]/[.$E$4]" table:style-name="ce283">
            <text:p>%77,44</text:p>
          </table:table-cell>
          <table:table-cell office:value-type="currency" office:value="-3235.4562477205673" table:formula="of:=[.H56]*[.E57]" table:style-name="ce130">
            <text:p>-₺3.235,46</text:p>
          </table:table-cell>
          <table:table-cell office:value-type="currency" office:value="-379.30319434004309" table:formula="of:=[.I57]/[.T57]" table:style-name="ce134">
            <text:p>-$379</text:p>
          </table:table-cell>
          <table:table-cell office:value-type="currency" office:value="101222.80253331414" table:formula="of:=[.K56]+[.I57]" table:style-name="ce130">
            <text:p>₺101.222,8</text:p>
          </table:table-cell>
          <table:table-cell office:value-type="currency" office:value="348482.82531301794" table:formula="of:=[.L56]-[.P57]" table:style-name="ce258">
            <text:p>$348.482,83</text:p>
          </table:table-cell>
          <table:table-cell table:style-name="ce128"/>
          <table:table-cell office:value-type="percentage" office:value="0.22559372152662713" table:formula="of:=[.R57]/[.$E$4]" table:style-name="ce283">
            <text:p>%22,56</text:p>
          </table:table-cell>
          <table:table-cell office:value-type="currency" office:value="-943.8537522794345" table:formula="of:=[.N56]*[.E57]" table:style-name="ce130">
            <text:p>-₺943,85</text:p>
          </table:table-cell>
          <table:table-cell office:value-type="currency" office:value="-110.65108467519748" table:formula="of:=[.O57]/[.T57]" table:style-name="ce134">
            <text:p>-$111</text:p>
          </table:table-cell>
          <table:table-cell office:value-type="currency" office:value="28567.353466685901" table:formula="of:=[.Q56]+[.O57]" table:style-name="ce130">
            <text:p>₺28.567,35</text:p>
          </table:table-cell>
          <table:table-cell office:value-type="currency" office:value="101517.17468698221" table:formula="of:=[.R56]+[.P57]" table:style-name="ce258">
            <text:p>$101.517,17</text:p>
          </table:table-cell>
          <table:table-cell table:style-name="ce130"/>
          <table:table-cell office:value-type="float" office:value="8.5299999999999994" table:style-name="ce259">
            <text:p>8,53</text:p>
          </table:table-cell>
          <table:table-cell table:number-columns-repeated="16364" table:style-name="ce128"/>
        </table:table-row>
        <table:table-row table:style-name="ro8">
          <table:table-cell table:style-name="ce142"/>
          <table:table-cell table:style-name="ce129"/>
          <table:table-cell table:style-name="ce134"/>
          <table:table-cell table:style-name="ce128"/>
          <table:table-cell table:style-name="ce177"/>
          <table:table-cell table:style-name="ce282"/>
          <table:table-cell table:style-name="ce130"/>
          <table:table-cell table:style-name="ce283"/>
          <table:table-cell table:style-name="ce130"/>
          <table:table-cell table:style-name="ce134"/>
          <table:table-cell table:style-name="ce130"/>
          <table:table-cell table:style-name="ce258"/>
          <table:table-cell table:style-name="ce128"/>
          <table:table-cell table:style-name="ce283"/>
          <table:table-cell table:style-name="ce130"/>
          <table:table-cell table:style-name="ce134"/>
          <table:table-cell table:style-name="ce130"/>
          <table:table-cell table:style-name="ce258"/>
          <table:table-cell table:style-name="ce130"/>
          <table:table-cell table:style-name="ce259"/>
          <table:table-cell table:number-columns-repeated="16364" table:style-name="ce128"/>
        </table:table-row>
        <table:table-row table:style-name="ro8">
          <table:table-cell table:style-name="ce142"/>
          <table:table-cell table:style-name="ce201"/>
          <table:table-cell table:style-name="ce128"/>
          <table:table-cell office:value-type="string" table:style-name="ce287">
            <text:p><text:s/>Toplam Gelecek 2021</text:p>
          </table:table-cell>
          <table:table-cell office:value-type="float" office:value="132760" table:formula="of:=SUM([.D48:.D57])" table:style-name="ce294">
            <text:p>132760</text:p>
          </table:table-cell>
          <table:table-cell table:style-name="ce256"/>
          <table:table-cell table:style-name="ce128"/>
          <table:table-cell table:style-name="ce142"/>
          <table:table-cell table:number-columns-repeated="3" table:style-name="ce128"/>
          <table:table-cell table:style-name="ce180"/>
          <table:table-cell table:style-name="ce128"/>
          <table:table-cell table:style-name="ce142"/>
          <table:table-cell table:number-columns-repeated="3" table:style-name="ce128"/>
          <table:table-cell table:style-name="ce180"/>
          <table:table-cell table:style-name="ce128"/>
          <table:table-cell table:style-name="ce259"/>
          <table:table-cell table:number-columns-repeated="16364" table:style-name="ce128"/>
        </table:table-row>
        <table:table-row table:style-name="ro8">
          <table:table-cell table:style-name="ce142"/>
          <table:table-cell table:number-columns-repeated="2" table:style-name="ce128"/>
          <table:table-cell office:value-type="string" table:style-name="ce193">
            <text:p>Toplam Gelen 2021</text:p>
          </table:table-cell>
          <table:table-cell office:value-type="currency" office:value="152260" table:formula="of:=SUM([.E48:.E54])" table:style-name="ce177">
            <text:p>₺152.260,00</text:p>
          </table:table-cell>
          <table:table-cell office:value-type="currency" office:value="16569.625941280272" table:formula="of:=[.J60]+[.P60]" table:style-name="ce289">
            <text:p>$16.569,63</text:p>
          </table:table-cell>
          <table:table-cell table:style-name="ce130"/>
          <table:table-cell table:style-name="ce283"/>
          <table:table-cell office:value-type="currency" office:value="118343.48939231082" table:formula="of:=SUM([.I48:.I54])" table:style-name="ce177">
            <text:p>₺118.343,49</text:p>
          </table:table-cell>
          <table:table-cell office:value-type="currency" office:value="12880.607946946648" table:formula="of:=SUM([.J48:.J54])" table:style-name="ce134">
            <text:p>$12.881</text:p>
          </table:table-cell>
          <table:table-cell table:style-name="ce128"/>
          <table:table-cell table:style-name="ce258"/>
          <table:table-cell table:style-name="ce128"/>
          <table:table-cell table:style-name="ce257"/>
          <table:table-cell office:value-type="currency" office:value="33916.510607689197" table:formula="of:=SUM([.O48:.O54])" table:style-name="ce177">
            <text:p>₺33.916,51</text:p>
          </table:table-cell>
          <table:table-cell office:value-type="currency" office:value="3689.0179943336234" table:formula="of:=SUM([.P48:.P54])" table:style-name="ce134">
            <text:p>$3.689</text:p>
          </table:table-cell>
          <table:table-cell table:style-name="ce128"/>
          <table:table-cell table:style-name="ce180"/>
          <table:table-cell table:style-name="ce128"/>
          <table:table-cell table:style-name="ce259"/>
          <table:table-cell table:number-columns-repeated="16364" table:style-name="ce128"/>
        </table:table-row>
        <table:table-row table:style-name="ro8">
          <table:table-cell table:style-name="ce142"/>
          <table:table-cell table:number-columns-repeated="2" table:style-name="ce128"/>
          <table:table-cell office:value-type="string" table:style-name="ce193">
            <text:p>Toplam Masraf 2021</text:p>
          </table:table-cell>
          <table:table-cell office:value-type="currency" office:value="-32069.31" table:formula="of:=SUM([.E55:.E57])" table:style-name="ce177">
            <text:p>-₺32.069,31</text:p>
          </table:table-cell>
          <table:table-cell office:value-type="currency" office:value="-3759.5908558030496" table:formula="of:=[.J61]+[.P61]" table:style-name="ce289">
            <text:p>-$3.759,59</text:p>
          </table:table-cell>
          <table:table-cell table:style-name="ce128"/>
          <table:table-cell table:style-name="ce257"/>
          <table:table-cell office:value-type="currency" office:value="-24792.137942644971" table:formula="of:=SUM([.I55:.I57])" table:style-name="ce177">
            <text:p>-₺24.792,14</text:p>
          </table:table-cell>
          <table:table-cell office:value-type="currency" office:value="-2906.4640026547449" table:formula="of:=SUM([.J55:.J57])" table:style-name="ce134">
            <text:p>-$2.906</text:p>
          </table:table-cell>
          <table:table-cell table:style-name="ce128"/>
          <table:table-cell table:style-name="ce258"/>
          <table:table-cell table:style-name="ce128"/>
          <table:table-cell table:style-name="ce257"/>
          <table:table-cell office:value-type="currency" office:value="-7277.1720573550374" table:formula="of:=SUM([.O55:.O57])" table:style-name="ce177">
            <text:p>-₺7.277,17</text:p>
          </table:table-cell>
          <table:table-cell office:value-type="currency" office:value="-853.12685314830458" table:formula="of:=SUM([.P55:.P57])" table:style-name="ce134">
            <text:p>-$853</text:p>
          </table:table-cell>
          <table:table-cell table:style-name="ce128"/>
          <table:table-cell table:style-name="ce180"/>
          <table:table-cell table:style-name="ce128"/>
          <table:table-cell table:style-name="ce259"/>
          <table:table-cell table:number-columns-repeated="16364" table:style-name="ce128"/>
        </table:table-row>
        <table:table-row table:style-name="ro8">
          <table:table-cell table:style-name="ce145"/>
          <table:table-cell table:number-columns-repeated="2" table:style-name="ce148"/>
          <table:table-cell office:value-type="string" table:style-name="ce181">
            <text:p>BAKIYE 2021</text:p>
          </table:table-cell>
          <table:table-cell office:value-type="currency" office:value="120190.69" table:formula="of:=[.E60]+[.E61]" table:style-name="ce183">
            <text:p>₺120.190,69</text:p>
          </table:table-cell>
          <table:table-cell office:value-type="currency" office:value="12810.035085477222" table:formula="of:=[.J62]+[.P62]" table:style-name="ce290">
            <text:p>$12.810,04</text:p>
          </table:table-cell>
          <table:table-cell table:style-name="ce148"/>
          <table:table-cell table:style-name="ce291"/>
          <table:table-cell office:value-type="currency" office:value="93551.351449665846" table:formula="of:=[.I61]+[.I60]" table:style-name="ce184">
            <text:p>₺93.551,35</text:p>
          </table:table-cell>
          <table:table-cell office:value-type="currency" office:value="9974.1439442919036" table:formula="of:=[.J60]+[.J61]" table:style-name="ce186">
            <text:p>$9.974</text:p>
          </table:table-cell>
          <table:table-cell table:style-name="ce148"/>
          <table:table-cell table:style-name="ce299"/>
          <table:table-cell table:style-name="ce148"/>
          <table:table-cell table:style-name="ce291"/>
          <table:table-cell office:value-type="currency" office:value="26639.33855033416" table:formula="of:=[.O61]+[.O60]" table:style-name="ce184">
            <text:p>₺26.639,34</text:p>
          </table:table-cell>
          <table:table-cell office:value-type="currency" office:value="2835.8911411853187" table:formula="of:=[.P60]+[.P61]" table:style-name="ce186">
            <text:p>$2.836</text:p>
          </table:table-cell>
          <table:table-cell table:style-name="ce148"/>
          <table:table-cell table:style-name="ce172"/>
          <table:table-cell table:style-name="ce148"/>
          <table:table-cell table:style-name="ce270"/>
          <table:table-cell table:number-columns-repeated="16364" table:style-name="ce128"/>
        </table:table-row>
        <table:table-row table:style-name="ro8">
          <table:table-cell table:style-name="ce142"/>
          <table:table-cell table:style-name="ce128"/>
          <table:table-cell table:style-name="ce193"/>
          <table:table-cell table:style-name="ce194"/>
          <table:table-cell table:style-name="ce177"/>
          <table:table-cell table:style-name="ce289"/>
          <table:table-cell table:style-name="ce128"/>
          <table:table-cell table:style-name="ce257"/>
          <table:table-cell table:style-name="ce130"/>
          <table:table-cell table:style-name="ce134"/>
          <table:table-cell table:style-name="ce128"/>
          <table:table-cell table:style-name="ce258"/>
          <table:table-cell table:style-name="ce128"/>
          <table:table-cell table:style-name="ce257"/>
          <table:table-cell table:style-name="ce130"/>
          <table:table-cell table:style-name="ce134"/>
          <table:table-cell table:style-name="ce128"/>
          <table:table-cell table:style-name="ce180"/>
          <table:table-cell table:style-name="ce128"/>
          <table:table-cell table:style-name="ce259"/>
          <table:table-cell table:number-columns-repeated="16364" table:style-name="ce128"/>
        </table:table-row>
        <table:table-row table:style-name="ro8">
          <table:table-cell office:value-type="float" office:value="2022" table:style-name="ce173">
            <text:p>2022</text:p>
          </table:table-cell>
          <table:table-cell table:number-columns-repeated="2" table:style-name="ce156"/>
          <table:table-cell table:style-name="ce140"/>
          <table:table-cell table:style-name="ce202"/>
          <table:table-cell table:style-name="ce318"/>
          <table:table-cell table:style-name="ce191"/>
          <table:table-cell table:style-name="ce264"/>
          <table:table-cell table:style-name="ce139"/>
          <table:table-cell table:style-name="ce176"/>
          <table:table-cell table:style-name="ce139"/>
          <table:table-cell table:style-name="ce298"/>
          <table:table-cell table:style-name="ce139"/>
          <table:table-cell table:style-name="ce264"/>
          <table:table-cell table:style-name="ce139"/>
          <table:table-cell table:style-name="ce176"/>
          <table:table-cell table:style-name="ce139"/>
          <table:table-cell table:style-name="ce141"/>
          <table:table-cell table:style-name="ce139"/>
          <table:table-cell table:style-name="ce319"/>
          <table:table-cell table:number-columns-repeated="16364" table:style-name="ce128"/>
        </table:table-row>
        <table:table-row table:style-name="ro8">
          <table:table-cell office:value-type="string" table:style-name="ce142">
            <text:p>SnyF601-22</text:p>
          </table:table-cell>
          <table:table-cell office:value-type="date" office:date-value="2022-03-31T00:00:00" table:style-name="ce129">
            <text:p>Mar.22</text:p>
          </table:table-cell>
          <table:table-cell office:value-type="string" table:style-name="ce129">
            <text:p>merdal</text:p>
          </table:table-cell>
          <table:table-cell office:value-type="currency" office:value="36000" table:style-name="ce177">
            <text:p>₺36.000,00</text:p>
          </table:table-cell>
          <table:table-cell office:value-type="currency" office:value="36000" table:formula="of:=['02-11-GLR'.G61]+['02-11-GLR'.G62]+['02-11-GLR'.G63]" table:style-name="ce177">
            <text:p>₺36.000,00</text:p>
          </table:table-cell>
          <table:table-cell table:style-name="ce282"/>
          <table:table-cell table:style-name="ce130"/>
          <table:table-cell office:value-type="percentage" office:value="0.77336246715341195" table:formula="of:=[.L65]/[.$E$4]" table:style-name="ce283">
            <text:p>%77,34</text:p>
          </table:table-cell>
          <table:table-cell office:value-type="currency" office:value="27878.626025041434" table:formula="of:=[.H57]*[.E65]" table:style-name="ce130">
            <text:p>₺27.878,63</text:p>
          </table:table-cell>
          <table:table-cell office:value-type="currency" office:value="1612.4133039353057" table:formula="of:=[.I65]/[.T65]" table:style-name="ce134">
            <text:p>$1.612</text:p>
          </table:table-cell>
          <table:table-cell office:value-type="currency" office:value="129101.42855835558" table:formula="of:=[.K57]+[.I65]" table:style-name="ce130">
            <text:p>₺129.101,43</text:p>
          </table:table-cell>
          <table:table-cell office:value-type="currency" office:value="348013.11021903536" table:formula="of:=[.L57]-[.P65]" table:style-name="ce258">
            <text:p>$348.013,11</text:p>
          </table:table-cell>
          <table:table-cell table:style-name="ce128"/>
          <table:table-cell office:value-type="percentage" office:value="0.22663753284658839" table:formula="of:=[.R65]/[.$E$4]" table:style-name="ce283">
            <text:p>%22,66</text:p>
          </table:table-cell>
          <table:table-cell office:value-type="currency" office:value="8121.3739749585766" table:formula="of:=[.N57]*[.E65]" table:style-name="ce130">
            <text:p>₺8.121,37</text:p>
          </table:table-cell>
          <table:table-cell office:value-type="currency" office:value="469.7150939825666" table:formula="of:=[.O65]/[.T65]" table:style-name="ce134">
            <text:p>$470</text:p>
          </table:table-cell>
          <table:table-cell office:value-type="currency" office:value="36688.727441644478" table:formula="of:=[.Q57]+[.O65]" table:style-name="ce130">
            <text:p>₺36.688,73</text:p>
          </table:table-cell>
          <table:table-cell office:value-type="currency" office:value="101986.88978096478" table:formula="of:=[.R57]+[.P65]" table:style-name="ce258">
            <text:p>$101.986,89</text:p>
          </table:table-cell>
          <table:table-cell table:style-name="ce130"/>
          <table:table-cell office:value-type="float" office:value="17.29" table:style-name="ce259">
            <text:p>17,29</text:p>
          </table:table-cell>
          <table:table-cell table:number-columns-repeated="16364" table:style-name="ce128"/>
        </table:table-row>
        <table:table-row table:style-name="ro8">
          <table:table-cell office:value-type="string" table:style-name="ce142">
            <text:p>SnyE502-22</text:p>
          </table:table-cell>
          <table:table-cell office:value-type="date" office:date-value="2022-08-01T00:00:00" table:style-name="ce129">
            <text:p>Ağu.22</text:p>
          </table:table-cell>
          <table:table-cell office:value-type="string" table:style-name="ce129">
            <text:p>cihan</text:p>
          </table:table-cell>
          <table:table-cell office:value-type="currency" office:value="45000" table:style-name="ce177">
            <text:p>₺45.000,00</text:p>
          </table:table-cell>
          <table:table-cell office:value-type="currency" office:value="20000" table:formula="of:=['02-11-GLR'.G65]" table:style-name="ce177">
            <text:p>₺20.000,00</text:p>
          </table:table-cell>
          <table:table-cell table:style-name="ce282"/>
          <table:table-cell table:style-name="ce130"/>
          <table:table-cell office:value-type="percentage" office:value="0.77278022557898274" table:formula="of:=[.L66]/[.$E$4]" table:style-name="ce283">
            <text:p>%77,28</text:p>
          </table:table-cell>
          <table:table-cell office:value-type="currency" office:value="15467.249343068239" table:formula="of:=[.H65]*[.E66]" table:style-name="ce130">
            <text:p>₺15.467,25</text:p>
          </table:table-cell>
          <table:table-cell office:value-type="currency" office:value="894.06065566868426" table:formula="of:=[.I66]/[.T66]" table:style-name="ce134">
            <text:p>$894</text:p>
          </table:table-cell>
          <table:table-cell office:value-type="currency" office:value="144568.67790142383" table:formula="of:=[.K65]+[.I66]" table:style-name="ce130">
            <text:p>₺144.568,68</text:p>
          </table:table-cell>
          <table:table-cell office:value-type="currency" office:value="347751.10151054221" table:formula="of:=[.L65]-[.P66]" table:style-name="ce258">
            <text:p>$347.751,10</text:p>
          </table:table-cell>
          <table:table-cell table:style-name="ce128"/>
          <table:table-cell office:value-type="percentage" office:value="0.22721977442101765" table:formula="of:=[.R66]/[.$E$4]" table:style-name="ce283">
            <text:p>%22,72</text:p>
          </table:table-cell>
          <table:table-cell office:value-type="currency" office:value="4532.7506569317675" table:formula="of:=[.N65]*[.E66]" table:style-name="ce130">
            <text:p>₺4.532,75</text:p>
          </table:table-cell>
          <table:table-cell office:value-type="currency" office:value="262.00870849316573" table:formula="of:=[.O66]/[.T66]" table:style-name="ce134">
            <text:p>$262</text:p>
          </table:table-cell>
          <table:table-cell office:value-type="currency" office:value="41221.478098576248" table:formula="of:=[.Q65]+[.O66]" table:style-name="ce130">
            <text:p>₺41.221,48</text:p>
          </table:table-cell>
          <table:table-cell office:value-type="currency" office:value="102248.89848945795" table:formula="of:=[.R65]+[.P66]" table:style-name="ce258">
            <text:p>$102.248,90</text:p>
          </table:table-cell>
          <table:table-cell table:style-name="ce130"/>
          <table:table-cell office:value-type="float" office:value="17.3" table:style-name="ce259">
            <text:p>17,3</text:p>
          </table:table-cell>
          <table:table-cell table:number-columns-repeated="16364" table:style-name="ce128"/>
        </table:table-row>
        <table:table-row table:style-name="ro8">
          <table:table-cell office:value-type="string" table:style-name="ce142">
            <text:p>SnyE502-22</text:p>
          </table:table-cell>
          <table:table-cell office:value-type="date" office:date-value="2022-08-05T00:00:00" table:style-name="ce129">
            <text:p>Ağu.22</text:p>
          </table:table-cell>
          <table:table-cell table:style-name="ce129"/>
          <table:table-cell table:style-name="ce177"/>
          <table:table-cell office:value-type="currency" office:value="25000" table:formula="of:=['02-11-GLR'.G66]" table:style-name="ce177">
            <text:p>₺25.000,00</text:p>
          </table:table-cell>
          <table:table-cell table:style-name="ce282"/>
          <table:table-cell table:style-name="ce130"/>
          <table:table-cell office:value-type="percentage" office:value="0.77210518168587217" table:formula="of:=[.L67]/[.$E$4]" table:style-name="ce283">
            <text:p>%77,21</text:p>
          </table:table-cell>
          <table:table-cell office:value-type="currency" office:value="19319.50563947457" table:formula="of:=[.H66]*[.E67]" table:style-name="ce130">
            <text:p>₺19.319,51</text:p>
          </table:table-cell>
          <table:table-cell office:value-type="currency" office:value="1033.1286438221696" table:formula="of:=[.I67]/[.T67]" table:style-name="ce134">
            <text:p>$1.033</text:p>
          </table:table-cell>
          <table:table-cell office:value-type="currency" office:value="163888.1835408984" table:formula="of:=[.K66]+[.I67]" table:style-name="ce130">
            <text:p>₺163.888,18</text:p>
          </table:table-cell>
          <table:table-cell office:value-type="currency" office:value="347447.33175864245" table:formula="of:=[.L66]-[.P67]" table:style-name="ce258">
            <text:p>$347.447,33</text:p>
          </table:table-cell>
          <table:table-cell table:style-name="ce128"/>
          <table:table-cell office:value-type="percentage" office:value="0.22789481831412825" table:formula="of:=[.R67]/[.$E$4]" table:style-name="ce283">
            <text:p>%22,79</text:p>
          </table:table-cell>
          <table:table-cell office:value-type="currency" office:value="5680.4943605254412" table:formula="of:=[.N66]*[.E67]" table:style-name="ce130">
            <text:p>₺5.680,49</text:p>
          </table:table-cell>
          <table:table-cell office:value-type="currency" office:value="303.76975189975622" table:formula="of:=[.O67]/[.T67]" table:style-name="ce134">
            <text:p>$304</text:p>
          </table:table-cell>
          <table:table-cell office:value-type="currency" office:value="46901.972459101686" table:formula="of:=[.Q66]+[.O67]" table:style-name="ce130">
            <text:p>₺46.901,97</text:p>
          </table:table-cell>
          <table:table-cell office:value-type="currency" office:value="102552.66824135771" table:formula="of:=[.R66]+[.P67]" table:style-name="ce258">
            <text:p>$102.552,67</text:p>
          </table:table-cell>
          <table:table-cell table:style-name="ce130"/>
          <table:table-cell office:value-type="float" office:value="18.7" table:style-name="ce259">
            <text:p>18,7</text:p>
          </table:table-cell>
          <table:table-cell table:number-columns-repeated="16364" table:style-name="ce128"/>
        </table:table-row>
        <table:table-row table:style-name="ro8">
          <table:table-cell office:value-type="string" table:style-name="ce142">
            <text:p>SnyH000-22</text:p>
          </table:table-cell>
          <table:table-cell office:value-type="date" office:date-value="2022-08-04T00:00:00" table:style-name="ce129">
            <text:p>Ağu.22</text:p>
          </table:table-cell>
          <table:table-cell table:style-name="ce134"/>
          <table:table-cell table:style-name="ce177"/>
          <table:table-cell office:value-type="currency" office:value="0" table:formula="of:=['02-12-GDR'.F132]" table:style-name="ce177">
            <text:p>#BAŞV!</text:p>
          </table:table-cell>
          <table:table-cell table:style-name="ce282"/>
          <table:table-cell table:style-name="ce130"/>
          <table:table-cell office:value-type="percentage" office:value="0" table:formula="of:=[.L68]/[.$E$4]" table:style-name="ce283">
            <text:p>#BAŞV!</text:p>
          </table:table-cell>
          <table:table-cell office:value-type="currency" office:value="0" table:formula="of:=[.H67]*[.E68]" table:style-name="ce130">
            <text:p>#BAŞV!</text:p>
          </table:table-cell>
          <table:table-cell office:value-type="currency" office:value="0" table:formula="of:=[.I68]/[.T68]" table:style-name="ce134">
            <text:p>#BAŞV!</text:p>
          </table:table-cell>
          <table:table-cell office:value-type="currency" office:value="0" table:formula="of:=[.K67]+[.I68]" table:style-name="ce130">
            <text:p>#BAŞV!</text:p>
          </table:table-cell>
          <table:table-cell office:value-type="currency" office:value="0" table:formula="of:=[.L67]-[.P68]" table:style-name="ce258">
            <text:p>#BAŞV!</text:p>
          </table:table-cell>
          <table:table-cell table:style-name="ce128"/>
          <table:table-cell office:value-type="percentage" office:value="0" table:formula="of:=[.R68]/[.$E$4]" table:style-name="ce283">
            <text:p>#BAŞV!</text:p>
          </table:table-cell>
          <table:table-cell office:value-type="currency" office:value="0" table:formula="of:=[.N67]*[.E68]" table:style-name="ce130">
            <text:p>#BAŞV!</text:p>
          </table:table-cell>
          <table:table-cell office:value-type="currency" office:value="0" table:formula="of:=[.O68]/[.T68]" table:style-name="ce134">
            <text:p>#BAŞV!</text:p>
          </table:table-cell>
          <table:table-cell office:value-type="currency" office:value="0" table:formula="of:=[.Q67]+[.O68]" table:style-name="ce130">
            <text:p>#BAŞV!</text:p>
          </table:table-cell>
          <table:table-cell office:value-type="currency" office:value="0" table:formula="of:=[.R67]+[.P68]" table:style-name="ce258">
            <text:p>#BAŞV!</text:p>
          </table:table-cell>
          <table:table-cell table:style-name="ce130"/>
          <table:table-cell office:value-type="float" office:value="18" table:style-name="ce259">
            <text:p>18</text:p>
          </table:table-cell>
          <table:table-cell table:number-columns-repeated="16364" table:style-name="ce128"/>
        </table:table-row>
        <table:table-row table:style-name="ro8">
          <table:table-cell office:value-type="string" table:style-name="ce142">
            <text:p>SnyG701-22</text:p>
          </table:table-cell>
          <table:table-cell office:value-type="date" office:date-value="2022-08-25T00:00:00" table:style-name="ce129">
            <text:p>Ağu.22</text:p>
          </table:table-cell>
          <table:table-cell office:value-type="string" table:style-name="ce129">
            <text:p>metin</text:p>
          </table:table-cell>
          <table:table-cell office:value-type="currency" office:value="40000" table:style-name="ce177">
            <text:p>₺40.000,00</text:p>
          </table:table-cell>
          <table:table-cell office:value-type="currency" office:value="40000" table:style-name="ce177">
            <text:p>₺40.000,00</text:p>
          </table:table-cell>
          <table:table-cell table:style-name="ce282"/>
          <table:table-cell table:style-name="ce130"/>
          <table:table-cell office:value-type="percentage" office:value="0" table:formula="of:=[.L69]/[.$E$4]" table:style-name="ce283">
            <text:p>#BAŞV!</text:p>
          </table:table-cell>
          <table:table-cell office:value-type="currency" office:value="0" table:formula="of:=[.H68]*[.E69]" table:style-name="ce130">
            <text:p>#BAŞV!</text:p>
          </table:table-cell>
          <table:table-cell office:value-type="currency" office:value="0" table:formula="of:=[.I69]/[.T69]" table:style-name="ce134">
            <text:p>#BAŞV!</text:p>
          </table:table-cell>
          <table:table-cell office:value-type="currency" office:value="0" table:formula="of:=[.K68]+[.I69]" table:style-name="ce130">
            <text:p>#BAŞV!</text:p>
          </table:table-cell>
          <table:table-cell office:value-type="currency" office:value="0" table:formula="of:=[.L68]-[.P69]" table:style-name="ce258">
            <text:p>#BAŞV!</text:p>
          </table:table-cell>
          <table:table-cell table:style-name="ce128"/>
          <table:table-cell office:value-type="percentage" office:value="0" table:formula="of:=[.R69]/[.$E$4]" table:style-name="ce283">
            <text:p>#BAŞV!</text:p>
          </table:table-cell>
          <table:table-cell office:value-type="currency" office:value="0" table:formula="of:=[.N68]*[.E69]" table:style-name="ce130">
            <text:p>#BAŞV!</text:p>
          </table:table-cell>
          <table:table-cell office:value-type="currency" office:value="0" table:formula="of:=[.O69]/[.T69]" table:style-name="ce134">
            <text:p>#BAŞV!</text:p>
          </table:table-cell>
          <table:table-cell office:value-type="currency" office:value="0" table:formula="of:=[.Q68]+[.O69]" table:style-name="ce130">
            <text:p>#BAŞV!</text:p>
          </table:table-cell>
          <table:table-cell office:value-type="currency" office:value="0" table:formula="of:=[.R68]+[.P69]" table:style-name="ce258">
            <text:p>#BAŞV!</text:p>
          </table:table-cell>
          <table:table-cell table:style-name="ce130"/>
          <table:table-cell office:value-type="float" office:value="18.5" table:style-name="ce259">
            <text:p>18,5</text:p>
          </table:table-cell>
          <table:table-cell table:number-columns-repeated="16364" table:style-name="ce128"/>
        </table:table-row>
        <table:table-row table:style-name="ro8">
          <table:table-cell office:value-type="string" table:style-name="ce142">
            <text:p>SnyG701-22</text:p>
          </table:table-cell>
          <table:table-cell office:value-type="date" office:date-value="2022-09-30T00:00:00" table:style-name="ce129">
            <text:p>Eyl.22</text:p>
          </table:table-cell>
          <table:table-cell office:value-type="string" table:style-name="ce129">
            <text:p>metin</text:p>
          </table:table-cell>
          <table:table-cell office:value-type="currency" office:value="1000" table:style-name="ce177">
            <text:p>₺1.000,00</text:p>
          </table:table-cell>
          <table:table-cell office:value-type="currency" office:value="1000" table:style-name="ce177">
            <text:p>₺1.000,00</text:p>
          </table:table-cell>
          <table:table-cell table:style-name="ce282"/>
          <table:table-cell table:style-name="ce130"/>
          <table:table-cell office:value-type="percentage" office:value="0" table:formula="of:=[.L70]/[.$E$4]" table:style-name="ce283">
            <text:p>#BAŞV!</text:p>
          </table:table-cell>
          <table:table-cell office:value-type="currency" office:value="0" table:formula="of:=[.H69]*[.E70]" table:style-name="ce130">
            <text:p>#BAŞV!</text:p>
          </table:table-cell>
          <table:table-cell office:value-type="currency" office:value="0" table:formula="of:=[.I70]/[.T70]" table:style-name="ce134">
            <text:p>#BAŞV!</text:p>
          </table:table-cell>
          <table:table-cell office:value-type="currency" office:value="0" table:formula="of:=[.K69]+[.I70]" table:style-name="ce130">
            <text:p>#BAŞV!</text:p>
          </table:table-cell>
          <table:table-cell office:value-type="currency" office:value="0" table:formula="of:=[.L69]-[.P70]" table:style-name="ce258">
            <text:p>#BAŞV!</text:p>
          </table:table-cell>
          <table:table-cell table:style-name="ce128"/>
          <table:table-cell office:value-type="percentage" office:value="0" table:formula="of:=[.R70]/[.$E$4]" table:style-name="ce283">
            <text:p>#BAŞV!</text:p>
          </table:table-cell>
          <table:table-cell office:value-type="currency" office:value="0" table:formula="of:=[.N69]*[.E70]" table:style-name="ce130">
            <text:p>#BAŞV!</text:p>
          </table:table-cell>
          <table:table-cell office:value-type="currency" office:value="0" table:formula="of:=[.O70]/[.T70]" table:style-name="ce134">
            <text:p>#BAŞV!</text:p>
          </table:table-cell>
          <table:table-cell office:value-type="currency" office:value="0" table:formula="of:=[.Q69]+[.O70]" table:style-name="ce130">
            <text:p>#BAŞV!</text:p>
          </table:table-cell>
          <table:table-cell office:value-type="currency" office:value="0" table:formula="of:=[.R69]+[.P70]" table:style-name="ce258">
            <text:p>#BAŞV!</text:p>
          </table:table-cell>
          <table:table-cell table:style-name="ce130"/>
          <table:table-cell office:value-type="float" office:value="18.5" table:style-name="ce259">
            <text:p>18,5</text:p>
          </table:table-cell>
          <table:table-cell table:number-columns-repeated="16364" table:style-name="ce128"/>
        </table:table-row>
        <table:table-row table:style-name="ro8">
          <table:table-cell office:value-type="string" table:style-name="ce142">
            <text:p>SnyA105-22</text:p>
          </table:table-cell>
          <table:table-cell office:value-type="date" office:date-value="2022-10-10T00:00:00" table:style-name="ce129">
            <text:p>Eki.22</text:p>
          </table:table-cell>
          <table:table-cell office:value-type="string" table:style-name="ce129">
            <text:p>ayhan</text:p>
          </table:table-cell>
          <table:table-cell office:value-type="currency" office:value="40000" table:style-name="ce177">
            <text:p>₺40.000,00</text:p>
          </table:table-cell>
          <table:table-cell office:value-type="currency" office:value="40000" table:formula="of:=['02-11-GLR'.G72]" table:style-name="ce177">
            <text:p>₺40.000,00</text:p>
          </table:table-cell>
          <table:table-cell table:style-name="ce282"/>
          <table:table-cell table:style-name="ce130"/>
          <table:table-cell office:value-type="percentage" office:value="0" table:formula="of:=[.L71]/[.$E$4]" table:style-name="ce283">
            <text:p>#BAŞV!</text:p>
          </table:table-cell>
          <table:table-cell office:value-type="currency" office:value="0" table:formula="of:=[.H70]*[.E71]" table:style-name="ce130">
            <text:p>#BAŞV!</text:p>
          </table:table-cell>
          <table:table-cell office:value-type="currency" office:value="0" table:formula="of:=[.I71]/[.T71]" table:style-name="ce134">
            <text:p>#BAŞV!</text:p>
          </table:table-cell>
          <table:table-cell office:value-type="currency" office:value="0" table:formula="of:=[.K70]+[.I71]" table:style-name="ce130">
            <text:p>#BAŞV!</text:p>
          </table:table-cell>
          <table:table-cell office:value-type="currency" office:value="0" table:formula="of:=[.L70]-[.P71]" table:style-name="ce258">
            <text:p>#BAŞV!</text:p>
          </table:table-cell>
          <table:table-cell table:style-name="ce128"/>
          <table:table-cell office:value-type="percentage" office:value="0" table:formula="of:=[.R71]/[.$E$4]" table:style-name="ce283">
            <text:p>#BAŞV!</text:p>
          </table:table-cell>
          <table:table-cell office:value-type="currency" office:value="0" table:formula="of:=[.N70]*[.E71]" table:style-name="ce130">
            <text:p>#BAŞV!</text:p>
          </table:table-cell>
          <table:table-cell office:value-type="currency" office:value="0" table:formula="of:=[.O71]/[.T71]" table:style-name="ce134">
            <text:p>#BAŞV!</text:p>
          </table:table-cell>
          <table:table-cell office:value-type="currency" office:value="0" table:formula="of:=[.Q70]+[.O71]" table:style-name="ce130">
            <text:p>#BAŞV!</text:p>
          </table:table-cell>
          <table:table-cell office:value-type="currency" office:value="0" table:formula="of:=[.R70]+[.P71]" table:style-name="ce258">
            <text:p>#BAŞV!</text:p>
          </table:table-cell>
          <table:table-cell table:style-name="ce130"/>
          <table:table-cell office:value-type="float" office:value="19.5" table:style-name="ce259">
            <text:p>19,5</text:p>
          </table:table-cell>
          <table:table-cell table:number-columns-repeated="16364" table:style-name="ce128"/>
        </table:table-row>
        <table:table-row table:style-name="ro8">
          <table:table-cell office:value-type="string" table:style-name="ce142">
            <text:p>SnyG701-22</text:p>
          </table:table-cell>
          <table:table-cell office:value-type="date" office:date-value="2022-10-30T00:00:00" table:style-name="ce129">
            <text:p>Eki.22</text:p>
          </table:table-cell>
          <table:table-cell office:value-type="string" table:style-name="ce129">
            <text:p>metin</text:p>
          </table:table-cell>
          <table:table-cell office:value-type="currency" office:value="1000" table:style-name="ce177">
            <text:p>₺1.000,00</text:p>
          </table:table-cell>
          <table:table-cell office:value-type="currency" office:value="1000" table:style-name="ce177">
            <text:p>₺1.000,00</text:p>
          </table:table-cell>
          <table:table-cell table:style-name="ce282"/>
          <table:table-cell table:style-name="ce130"/>
          <table:table-cell office:value-type="percentage" office:value="0" table:formula="of:=[.L72]/[.$E$4]" table:style-name="ce283">
            <text:p>#BAŞV!</text:p>
          </table:table-cell>
          <table:table-cell office:value-type="currency" office:value="0" table:formula="of:=[.H71]*[.E72]" table:style-name="ce130">
            <text:p>#BAŞV!</text:p>
          </table:table-cell>
          <table:table-cell office:value-type="currency" office:value="0" table:formula="of:=[.I72]/[.T72]" table:style-name="ce134">
            <text:p>#BAŞV!</text:p>
          </table:table-cell>
          <table:table-cell office:value-type="currency" office:value="0" table:formula="of:=[.K71]+[.I72]" table:style-name="ce130">
            <text:p>#BAŞV!</text:p>
          </table:table-cell>
          <table:table-cell office:value-type="currency" office:value="0" table:formula="of:=[.L71]-[.P72]" table:style-name="ce258">
            <text:p>#BAŞV!</text:p>
          </table:table-cell>
          <table:table-cell table:style-name="ce128"/>
          <table:table-cell office:value-type="percentage" office:value="0" table:formula="of:=[.R72]/[.$E$4]" table:style-name="ce283">
            <text:p>#BAŞV!</text:p>
          </table:table-cell>
          <table:table-cell office:value-type="currency" office:value="0" table:formula="of:=[.N71]*[.E72]" table:style-name="ce130">
            <text:p>#BAŞV!</text:p>
          </table:table-cell>
          <table:table-cell office:value-type="currency" office:value="0" table:formula="of:=[.O72]/[.T72]" table:style-name="ce134">
            <text:p>#BAŞV!</text:p>
          </table:table-cell>
          <table:table-cell office:value-type="currency" office:value="0" table:formula="of:=[.Q71]+[.O72]" table:style-name="ce130">
            <text:p>#BAŞV!</text:p>
          </table:table-cell>
          <table:table-cell office:value-type="currency" office:value="0" table:formula="of:=[.R71]+[.P72]" table:style-name="ce258">
            <text:p>#BAŞV!</text:p>
          </table:table-cell>
          <table:table-cell table:style-name="ce130"/>
          <table:table-cell office:value-type="float" office:value="18.5" table:style-name="ce259">
            <text:p>18,5</text:p>
          </table:table-cell>
          <table:table-cell table:number-columns-repeated="16364" table:style-name="ce128"/>
        </table:table-row>
        <table:table-row table:style-name="ro8">
          <table:table-cell office:value-type="string" table:style-name="ce142">
            <text:p>SnyC301-22</text:p>
          </table:table-cell>
          <table:table-cell office:value-type="date" office:date-value="2022-11-30T00:00:00" table:style-name="ce129">
            <text:p>Kas.22</text:p>
          </table:table-cell>
          <table:table-cell office:value-type="string" table:style-name="ce129">
            <text:p>hurdc</text:p>
          </table:table-cell>
          <table:table-cell office:value-type="currency" office:value="82000" table:style-name="ce177">
            <text:p>₺82.000,00</text:p>
          </table:table-cell>
          <table:table-cell office:value-type="currency" office:value="82000" table:style-name="ce177">
            <text:p>₺82.000,00</text:p>
          </table:table-cell>
          <table:table-cell table:style-name="ce282"/>
          <table:table-cell table:style-name="ce130"/>
          <table:table-cell office:value-type="percentage" office:value="0" table:formula="of:=[.L73]/[.$E$4]" table:style-name="ce283">
            <text:p>#BAŞV!</text:p>
          </table:table-cell>
          <table:table-cell office:value-type="currency" office:value="0" table:formula="of:=[.H72]*[.E73]" table:style-name="ce130">
            <text:p>#BAŞV!</text:p>
          </table:table-cell>
          <table:table-cell office:value-type="currency" office:value="0" table:formula="of:=[.I73]/[.T73]" table:style-name="ce134">
            <text:p>#BAŞV!</text:p>
          </table:table-cell>
          <table:table-cell office:value-type="currency" office:value="0" table:formula="of:=[.K72]+[.I73]" table:style-name="ce130">
            <text:p>#BAŞV!</text:p>
          </table:table-cell>
          <table:table-cell office:value-type="currency" office:value="0" table:formula="of:=[.L72]-[.P73]" table:style-name="ce258">
            <text:p>#BAŞV!</text:p>
          </table:table-cell>
          <table:table-cell table:style-name="ce128"/>
          <table:table-cell office:value-type="percentage" office:value="0" table:formula="of:=[.R73]/[.$E$4]" table:style-name="ce283">
            <text:p>#BAŞV!</text:p>
          </table:table-cell>
          <table:table-cell office:value-type="currency" office:value="0" table:formula="of:=[.N72]*[.E73]" table:style-name="ce130">
            <text:p>#BAŞV!</text:p>
          </table:table-cell>
          <table:table-cell office:value-type="currency" office:value="0" table:formula="of:=[.O73]/[.T73]" table:style-name="ce134">
            <text:p>#BAŞV!</text:p>
          </table:table-cell>
          <table:table-cell office:value-type="currency" office:value="0" table:formula="of:=[.Q72]+[.O73]" table:style-name="ce130">
            <text:p>#BAŞV!</text:p>
          </table:table-cell>
          <table:table-cell office:value-type="currency" office:value="0" table:formula="of:=[.R72]+[.P73]" table:style-name="ce258">
            <text:p>#BAŞV!</text:p>
          </table:table-cell>
          <table:table-cell table:style-name="ce130"/>
          <table:table-cell office:value-type="float" office:value="18.600000000000001" table:style-name="ce259">
            <text:p>18,6</text:p>
          </table:table-cell>
          <table:table-cell table:number-columns-repeated="16364" table:style-name="ce128"/>
        </table:table-row>
        <table:table-row table:style-name="ro8">
          <table:table-cell office:value-type="string" table:style-name="ce142">
            <text:p>SnyB202-22</text:p>
          </table:table-cell>
          <table:table-cell office:value-type="date" office:date-value="2022-11-30T00:00:00" table:style-name="ce129">
            <text:p>Kas.22</text:p>
          </table:table-cell>
          <table:table-cell office:value-type="string" table:style-name="ce129">
            <text:p>salih</text:p>
          </table:table-cell>
          <table:table-cell office:value-type="currency" office:value="84000" table:style-name="ce177">
            <text:p>₺84.000,00</text:p>
          </table:table-cell>
          <table:table-cell office:value-type="currency" office:value="84000" table:style-name="ce177">
            <text:p>₺84.000,00</text:p>
          </table:table-cell>
          <table:table-cell table:style-name="ce282"/>
          <table:table-cell table:style-name="ce130"/>
          <table:table-cell office:value-type="percentage" office:value="0" table:formula="of:=[.L74]/[.$E$4]" table:style-name="ce283">
            <text:p>#BAŞV!</text:p>
          </table:table-cell>
          <table:table-cell office:value-type="currency" office:value="0" table:formula="of:=[.H73]*[.E74]" table:style-name="ce130">
            <text:p>#BAŞV!</text:p>
          </table:table-cell>
          <table:table-cell office:value-type="currency" office:value="0" table:formula="of:=[.I74]/[.T74]" table:style-name="ce134">
            <text:p>#BAŞV!</text:p>
          </table:table-cell>
          <table:table-cell office:value-type="currency" office:value="0" table:formula="of:=[.K73]+[.I74]" table:style-name="ce130">
            <text:p>#BAŞV!</text:p>
          </table:table-cell>
          <table:table-cell office:value-type="currency" office:value="0" table:formula="of:=[.L73]-[.P74]" table:style-name="ce258">
            <text:p>#BAŞV!</text:p>
          </table:table-cell>
          <table:table-cell table:style-name="ce128"/>
          <table:table-cell office:value-type="percentage" office:value="0" table:formula="of:=[.R74]/[.$E$4]" table:style-name="ce283">
            <text:p>#BAŞV!</text:p>
          </table:table-cell>
          <table:table-cell office:value-type="currency" office:value="0" table:formula="of:=[.N73]*[.E74]" table:style-name="ce130">
            <text:p>#BAŞV!</text:p>
          </table:table-cell>
          <table:table-cell office:value-type="currency" office:value="0" table:formula="of:=[.O74]/[.T74]" table:style-name="ce134">
            <text:p>#BAŞV!</text:p>
          </table:table-cell>
          <table:table-cell office:value-type="currency" office:value="0" table:formula="of:=[.Q73]+[.O74]" table:style-name="ce130">
            <text:p>#BAŞV!</text:p>
          </table:table-cell>
          <table:table-cell office:value-type="currency" office:value="0" table:formula="of:=[.R73]+[.P74]" table:style-name="ce258">
            <text:p>#BAŞV!</text:p>
          </table:table-cell>
          <table:table-cell table:style-name="ce130"/>
          <table:table-cell office:value-type="float" office:value="18.600000000000001" table:style-name="ce259">
            <text:p>18,6</text:p>
          </table:table-cell>
          <table:table-cell table:number-columns-repeated="16364" table:style-name="ce128"/>
        </table:table-row>
        <table:table-row table:style-name="ro8">
          <table:table-cell office:value-type="string" table:style-name="ce142">
            <text:p>SnyG701-22</text:p>
          </table:table-cell>
          <table:table-cell office:value-type="date" office:date-value="2022-11-30T00:00:00" table:style-name="ce129">
            <text:p>Kas.22</text:p>
          </table:table-cell>
          <table:table-cell office:value-type="string" table:style-name="ce129">
            <text:p>metin</text:p>
          </table:table-cell>
          <table:table-cell office:value-type="currency" office:value="1000" table:style-name="ce177">
            <text:p>₺1.000,00</text:p>
          </table:table-cell>
          <table:table-cell office:value-type="currency" office:value="1000" table:style-name="ce177">
            <text:p>₺1.000,00</text:p>
          </table:table-cell>
          <table:table-cell table:style-name="ce282"/>
          <table:table-cell table:style-name="ce130"/>
          <table:table-cell office:value-type="percentage" office:value="0" table:formula="of:=[.L75]/[.$E$4]" table:style-name="ce283">
            <text:p>#BAŞV!</text:p>
          </table:table-cell>
          <table:table-cell office:value-type="currency" office:value="0" table:formula="of:=[.H74]*[.E75]" table:style-name="ce130">
            <text:p>#BAŞV!</text:p>
          </table:table-cell>
          <table:table-cell office:value-type="currency" office:value="0" table:formula="of:=[.I75]/[.T75]" table:style-name="ce134">
            <text:p>#BAŞV!</text:p>
          </table:table-cell>
          <table:table-cell office:value-type="currency" office:value="0" table:formula="of:=[.K74]+[.I75]" table:style-name="ce130">
            <text:p>#BAŞV!</text:p>
          </table:table-cell>
          <table:table-cell office:value-type="currency" office:value="0" table:formula="of:=[.L74]-[.P75]" table:style-name="ce258">
            <text:p>#BAŞV!</text:p>
          </table:table-cell>
          <table:table-cell table:style-name="ce128"/>
          <table:table-cell office:value-type="percentage" office:value="0" table:formula="of:=[.R75]/[.$E$4]" table:style-name="ce283">
            <text:p>#BAŞV!</text:p>
          </table:table-cell>
          <table:table-cell office:value-type="currency" office:value="0" table:formula="of:=[.N74]*[.E75]" table:style-name="ce130">
            <text:p>#BAŞV!</text:p>
          </table:table-cell>
          <table:table-cell office:value-type="currency" office:value="0" table:formula="of:=[.O75]/[.T75]" table:style-name="ce134">
            <text:p>#BAŞV!</text:p>
          </table:table-cell>
          <table:table-cell office:value-type="currency" office:value="0" table:formula="of:=[.Q74]+[.O75]" table:style-name="ce130">
            <text:p>#BAŞV!</text:p>
          </table:table-cell>
          <table:table-cell office:value-type="currency" office:value="0" table:formula="of:=[.R74]+[.P75]" table:style-name="ce258">
            <text:p>#BAŞV!</text:p>
          </table:table-cell>
          <table:table-cell table:style-name="ce130"/>
          <table:table-cell office:value-type="float" office:value="19.600000000000001" table:style-name="ce259">
            <text:p>19,6</text:p>
          </table:table-cell>
          <table:table-cell table:number-columns-repeated="16364" table:style-name="ce128"/>
        </table:table-row>
        <table:table-row table:style-name="ro8">
          <table:table-cell office:value-type="string" table:style-name="ce142">
            <text:p>SnyG701-22</text:p>
          </table:table-cell>
          <table:table-cell office:value-type="date" office:date-value="2022-12-30T00:00:00" table:style-name="ce129">
            <text:p>Ara.22</text:p>
          </table:table-cell>
          <table:table-cell office:value-type="string" table:style-name="ce129">
            <text:p>metin</text:p>
          </table:table-cell>
          <table:table-cell office:value-type="currency" office:value="1000" table:style-name="ce177">
            <text:p>₺1.000,00</text:p>
          </table:table-cell>
          <table:table-cell office:value-type="currency" office:value="1000" table:style-name="ce177">
            <text:p>₺1.000,00</text:p>
          </table:table-cell>
          <table:table-cell table:style-name="ce282"/>
          <table:table-cell table:style-name="ce130"/>
          <table:table-cell office:value-type="percentage" office:value="0" table:formula="of:=[.L76]/[.$E$4]" table:style-name="ce283">
            <text:p>#BAŞV!</text:p>
          </table:table-cell>
          <table:table-cell office:value-type="currency" office:value="0" table:formula="of:=[.H75]*[.E76]" table:style-name="ce130">
            <text:p>#BAŞV!</text:p>
          </table:table-cell>
          <table:table-cell office:value-type="currency" office:value="0" table:formula="of:=[.I76]/[.T76]" table:style-name="ce134">
            <text:p>#BAŞV!</text:p>
          </table:table-cell>
          <table:table-cell office:value-type="currency" office:value="0" table:formula="of:=[.K75]+[.I76]" table:style-name="ce130">
            <text:p>#BAŞV!</text:p>
          </table:table-cell>
          <table:table-cell office:value-type="currency" office:value="0" table:formula="of:=[.L75]-[.P76]" table:style-name="ce258">
            <text:p>#BAŞV!</text:p>
          </table:table-cell>
          <table:table-cell table:style-name="ce128"/>
          <table:table-cell office:value-type="percentage" office:value="0" table:formula="of:=[.R76]/[.$E$4]" table:style-name="ce283">
            <text:p>#BAŞV!</text:p>
          </table:table-cell>
          <table:table-cell office:value-type="currency" office:value="0" table:formula="of:=[.N75]*[.E76]" table:style-name="ce130">
            <text:p>#BAŞV!</text:p>
          </table:table-cell>
          <table:table-cell office:value-type="currency" office:value="0" table:formula="of:=[.O76]/[.T76]" table:style-name="ce134">
            <text:p>#BAŞV!</text:p>
          </table:table-cell>
          <table:table-cell office:value-type="currency" office:value="0" table:formula="of:=[.Q75]+[.O76]" table:style-name="ce130">
            <text:p>#BAŞV!</text:p>
          </table:table-cell>
          <table:table-cell office:value-type="currency" office:value="0" table:formula="of:=[.R75]+[.P76]" table:style-name="ce258">
            <text:p>#BAŞV!</text:p>
          </table:table-cell>
          <table:table-cell table:style-name="ce130"/>
          <table:table-cell office:value-type="float" office:value="18.600000000000001" table:style-name="ce259">
            <text:p>18,6</text:p>
          </table:table-cell>
          <table:table-cell table:number-columns-repeated="1004" table:style-name="ce128"/>
          <table:table-cell table:number-columns-repeated="15360" table:style-name="ce1"/>
        </table:table-row>
        <table:table-row table:style-name="ro8">
          <table:table-cell office:value-type="string" table:style-name="ce142">
            <text:p>SnyG701-22</text:p>
          </table:table-cell>
          <table:table-cell office:value-type="date" office:date-value="2023-01-30T00:00:00" table:style-name="ce129">
            <text:p>Oca.23</text:p>
          </table:table-cell>
          <table:table-cell office:value-type="string" table:style-name="ce129">
            <text:p>metin</text:p>
          </table:table-cell>
          <table:table-cell office:value-type="currency" office:value="1000" table:style-name="ce177">
            <text:p>₺1.000,00</text:p>
          </table:table-cell>
          <table:table-cell office:value-type="currency" office:value="1000" table:style-name="ce177">
            <text:p>₺1.000,00</text:p>
          </table:table-cell>
          <table:table-cell table:style-name="ce282"/>
          <table:table-cell table:style-name="ce128"/>
          <table:table-cell office:value-type="percentage" office:value="0" table:formula="of:=[.L77]/[.$E$4]" table:style-name="ce283">
            <text:p>#BAŞV!</text:p>
          </table:table-cell>
          <table:table-cell office:value-type="currency" office:value="0" table:formula="of:=[.H76]*[.E77]" table:style-name="ce130">
            <text:p>#BAŞV!</text:p>
          </table:table-cell>
          <table:table-cell office:value-type="currency" office:value="0" table:formula="of:=[.I77]/[.T77]" table:style-name="ce134">
            <text:p>#BAŞV!</text:p>
          </table:table-cell>
          <table:table-cell office:value-type="currency" office:value="0" table:formula="of:=[.K76]+[.I77]" table:style-name="ce130">
            <text:p>#BAŞV!</text:p>
          </table:table-cell>
          <table:table-cell office:value-type="currency" office:value="0" table:formula="of:=[.L76]-[.P77]" table:style-name="ce258">
            <text:p>#BAŞV!</text:p>
          </table:table-cell>
          <table:table-cell table:style-name="ce128"/>
          <table:table-cell office:value-type="percentage" office:value="0" table:formula="of:=[.R77]/[.$E$4]" table:style-name="ce283">
            <text:p>#BAŞV!</text:p>
          </table:table-cell>
          <table:table-cell office:value-type="currency" office:value="0" table:formula="of:=[.N76]*[.E77]" table:style-name="ce130">
            <text:p>#BAŞV!</text:p>
          </table:table-cell>
          <table:table-cell office:value-type="currency" office:value="0" table:formula="of:=[.O77]/[.T77]" table:style-name="ce134">
            <text:p>#BAŞV!</text:p>
          </table:table-cell>
          <table:table-cell office:value-type="currency" office:value="0" table:formula="of:=[.Q76]+[.O77]" table:style-name="ce130">
            <text:p>#BAŞV!</text:p>
          </table:table-cell>
          <table:table-cell office:value-type="currency" office:value="0" table:formula="of:=[.R76]+[.P77]" table:style-name="ce258">
            <text:p>#BAŞV!</text:p>
          </table:table-cell>
          <table:table-cell table:style-name="ce130"/>
          <table:table-cell office:value-type="float" office:value="18.600000000000001" table:style-name="ce259">
            <text:p>18,6</text:p>
          </table:table-cell>
          <table:table-cell table:number-columns-repeated="1004" table:style-name="ce128"/>
          <table:table-cell table:number-columns-repeated="15360" table:style-name="ce1"/>
        </table:table-row>
        <table:table-row table:style-name="ro8">
          <table:table-cell office:value-type="string" table:style-name="ce142">
            <text:p>SnyG701-22</text:p>
          </table:table-cell>
          <table:table-cell office:value-type="date" office:date-value="2023-02-28T00:00:00" table:style-name="ce129">
            <text:p>Şub.23</text:p>
          </table:table-cell>
          <table:table-cell office:value-type="string" table:style-name="ce129">
            <text:p>metin</text:p>
          </table:table-cell>
          <table:table-cell office:value-type="currency" office:value="1000" table:style-name="ce177">
            <text:p>₺1.000,00</text:p>
          </table:table-cell>
          <table:table-cell office:value-type="currency" office:value="1000" table:style-name="ce177">
            <text:p>₺1.000,00</text:p>
          </table:table-cell>
          <table:table-cell table:style-name="ce282"/>
          <table:table-cell table:style-name="ce128"/>
          <table:table-cell office:value-type="percentage" office:value="0" table:formula="of:=[.L78]/[.$E$4]" table:style-name="ce283">
            <text:p>#BAŞV!</text:p>
          </table:table-cell>
          <table:table-cell office:value-type="currency" office:value="0" table:formula="of:=[.H77]*[.E78]" table:style-name="ce130">
            <text:p>#BAŞV!</text:p>
          </table:table-cell>
          <table:table-cell office:value-type="currency" office:value="0" table:formula="of:=[.I78]/[.T78]" table:style-name="ce134">
            <text:p>#BAŞV!</text:p>
          </table:table-cell>
          <table:table-cell office:value-type="currency" office:value="0" table:formula="of:=[.K77]+[.I78]" table:style-name="ce130">
            <text:p>#BAŞV!</text:p>
          </table:table-cell>
          <table:table-cell office:value-type="currency" office:value="0" table:formula="of:=[.L77]-[.P78]" table:style-name="ce258">
            <text:p>#BAŞV!</text:p>
          </table:table-cell>
          <table:table-cell table:style-name="ce128"/>
          <table:table-cell office:value-type="percentage" office:value="0" table:formula="of:=[.R78]/[.$E$4]" table:style-name="ce283">
            <text:p>#BAŞV!</text:p>
          </table:table-cell>
          <table:table-cell office:value-type="currency" office:value="0" table:formula="of:=[.N77]*[.E78]" table:style-name="ce130">
            <text:p>#BAŞV!</text:p>
          </table:table-cell>
          <table:table-cell office:value-type="currency" office:value="0" table:formula="of:=[.O78]/[.T78]" table:style-name="ce134">
            <text:p>#BAŞV!</text:p>
          </table:table-cell>
          <table:table-cell office:value-type="currency" office:value="0" table:formula="of:=[.Q77]+[.O78]" table:style-name="ce130">
            <text:p>#BAŞV!</text:p>
          </table:table-cell>
          <table:table-cell office:value-type="currency" office:value="0" table:formula="of:=[.R77]+[.P78]" table:style-name="ce258">
            <text:p>#BAŞV!</text:p>
          </table:table-cell>
          <table:table-cell table:style-name="ce130"/>
          <table:table-cell office:value-type="float" office:value="18.600000000000001" table:style-name="ce259">
            <text:p>18,6</text:p>
          </table:table-cell>
          <table:table-cell table:number-columns-repeated="16364" table:style-name="ce128"/>
        </table:table-row>
        <table:table-row table:style-name="ro8">
          <table:table-cell office:value-type="string" table:style-name="ce142">
            <text:p>SnyG701-22</text:p>
          </table:table-cell>
          <table:table-cell office:value-type="date" office:date-value="2023-03-30T00:00:00" table:style-name="ce129">
            <text:p>Mar.23</text:p>
          </table:table-cell>
          <table:table-cell office:value-type="string" table:style-name="ce129">
            <text:p>metin</text:p>
          </table:table-cell>
          <table:table-cell office:value-type="currency" office:value="1000" table:style-name="ce177">
            <text:p>₺1.000,00</text:p>
          </table:table-cell>
          <table:table-cell office:value-type="currency" office:value="1000" table:style-name="ce177">
            <text:p>₺1.000,00</text:p>
          </table:table-cell>
          <table:table-cell table:style-name="ce282"/>
          <table:table-cell table:style-name="ce128"/>
          <table:table-cell office:value-type="percentage" office:value="0" table:formula="of:=[.L79]/[.$E$4]" table:style-name="ce283">
            <text:p>#BAŞV!</text:p>
          </table:table-cell>
          <table:table-cell office:value-type="currency" office:value="0" table:formula="of:=[.H78]*[.E79]" table:style-name="ce130">
            <text:p>#BAŞV!</text:p>
          </table:table-cell>
          <table:table-cell office:value-type="currency" office:value="0" table:formula="of:=[.I79]/[.T79]" table:style-name="ce134">
            <text:p>#BAŞV!</text:p>
          </table:table-cell>
          <table:table-cell office:value-type="currency" office:value="0" table:formula="of:=[.K78]+[.I79]" table:style-name="ce130">
            <text:p>#BAŞV!</text:p>
          </table:table-cell>
          <table:table-cell office:value-type="currency" office:value="0" table:formula="of:=[.L78]-[.P79]" table:style-name="ce258">
            <text:p>#BAŞV!</text:p>
          </table:table-cell>
          <table:table-cell table:style-name="ce128"/>
          <table:table-cell office:value-type="percentage" office:value="0" table:formula="of:=[.R79]/[.$E$4]" table:style-name="ce283">
            <text:p>#BAŞV!</text:p>
          </table:table-cell>
          <table:table-cell office:value-type="currency" office:value="0" table:formula="of:=[.N78]*[.E79]" table:style-name="ce130">
            <text:p>#BAŞV!</text:p>
          </table:table-cell>
          <table:table-cell office:value-type="currency" office:value="0" table:formula="of:=[.O79]/[.T79]" table:style-name="ce134">
            <text:p>#BAŞV!</text:p>
          </table:table-cell>
          <table:table-cell office:value-type="currency" office:value="0" table:formula="of:=[.Q78]+[.O79]" table:style-name="ce130">
            <text:p>#BAŞV!</text:p>
          </table:table-cell>
          <table:table-cell office:value-type="currency" office:value="0" table:formula="of:=[.R78]+[.P79]" table:style-name="ce258">
            <text:p>#BAŞV!</text:p>
          </table:table-cell>
          <table:table-cell table:style-name="ce130"/>
          <table:table-cell office:value-type="float" office:value="18.600000000000001" table:style-name="ce259">
            <text:p>18,6</text:p>
          </table:table-cell>
          <table:table-cell table:number-columns-repeated="16364" table:style-name="ce128"/>
        </table:table-row>
        <table:table-row table:style-name="ro8">
          <table:table-cell office:value-type="string" table:style-name="ce142">
            <text:p>SnyG701-22</text:p>
          </table:table-cell>
          <table:table-cell office:value-type="date" office:date-value="2023-04-30T00:00:00" table:style-name="ce129">
            <text:p>Nis.23</text:p>
          </table:table-cell>
          <table:table-cell office:value-type="string" table:style-name="ce129">
            <text:p>metin</text:p>
          </table:table-cell>
          <table:table-cell office:value-type="currency" office:value="1000" table:style-name="ce177">
            <text:p>₺1.000,00</text:p>
          </table:table-cell>
          <table:table-cell office:value-type="currency" office:value="1000" table:style-name="ce177">
            <text:p>₺1.000,00</text:p>
          </table:table-cell>
          <table:table-cell table:style-name="ce282"/>
          <table:table-cell table:style-name="ce128"/>
          <table:table-cell office:value-type="percentage" office:value="0" table:formula="of:=[.L80]/[.$E$4]" table:style-name="ce283">
            <text:p>#BAŞV!</text:p>
          </table:table-cell>
          <table:table-cell office:value-type="currency" office:value="0" table:formula="of:=[.H79]*[.E80]" table:style-name="ce130">
            <text:p>#BAŞV!</text:p>
          </table:table-cell>
          <table:table-cell office:value-type="currency" office:value="0" table:formula="of:=[.I80]/[.T80]" table:style-name="ce134">
            <text:p>#BAŞV!</text:p>
          </table:table-cell>
          <table:table-cell office:value-type="currency" office:value="0" table:formula="of:=[.K79]+[.I80]" table:style-name="ce130">
            <text:p>#BAŞV!</text:p>
          </table:table-cell>
          <table:table-cell office:value-type="currency" office:value="0" table:formula="of:=[.L79]-[.P80]" table:style-name="ce258">
            <text:p>#BAŞV!</text:p>
          </table:table-cell>
          <table:table-cell table:style-name="ce128"/>
          <table:table-cell office:value-type="percentage" office:value="0" table:formula="of:=[.R80]/[.$E$4]" table:style-name="ce283">
            <text:p>#BAŞV!</text:p>
          </table:table-cell>
          <table:table-cell office:value-type="currency" office:value="0" table:formula="of:=[.N79]*[.E80]" table:style-name="ce130">
            <text:p>#BAŞV!</text:p>
          </table:table-cell>
          <table:table-cell office:value-type="currency" office:value="0" table:formula="of:=[.O80]/[.T80]" table:style-name="ce134">
            <text:p>#BAŞV!</text:p>
          </table:table-cell>
          <table:table-cell office:value-type="currency" office:value="0" table:formula="of:=[.Q79]+[.O80]" table:style-name="ce130">
            <text:p>#BAŞV!</text:p>
          </table:table-cell>
          <table:table-cell office:value-type="currency" office:value="0" table:formula="of:=[.R79]+[.P80]" table:style-name="ce258">
            <text:p>#BAŞV!</text:p>
          </table:table-cell>
          <table:table-cell table:style-name="ce130"/>
          <table:table-cell office:value-type="float" office:value="18.600000000000001" table:style-name="ce259">
            <text:p>18,6</text:p>
          </table:table-cell>
          <table:table-cell table:number-columns-repeated="16364" table:style-name="ce128"/>
        </table:table-row>
        <table:table-row table:style-name="ro8">
          <table:table-cell office:value-type="string" table:style-name="ce142">
            <text:p>SnyG701-18</text:p>
          </table:table-cell>
          <table:table-cell office:value-type="date" office:date-value="2022-07-22T00:00:00" table:style-name="ce129">
            <text:p>Tem.22</text:p>
          </table:table-cell>
          <table:table-cell office:value-type="string" table:style-name="ce129">
            <text:p>cymz</text:p>
          </table:table-cell>
          <table:table-cell table:style-name="ce177"/>
          <table:table-cell office:value-type="currency" office:value="11769" table:style-name="ce177">
            <text:p>₺11.769,00</text:p>
          </table:table-cell>
          <table:table-cell table:style-name="ce282"/>
          <table:table-cell table:style-name="ce130"/>
          <table:table-cell office:value-type="percentage" office:value="0" table:formula="of:=[.L81]/[.$E$4]" table:style-name="ce283">
            <text:p>#BAŞV!</text:p>
          </table:table-cell>
          <table:table-cell office:value-type="currency" office:value="0" table:formula="of:=[.H80]*[.E81]" table:style-name="ce130">
            <text:p>#BAŞV!</text:p>
          </table:table-cell>
          <table:table-cell office:value-type="currency" office:value="0" table:formula="of:=[.I81]/[.T81]" table:style-name="ce134">
            <text:p>#BAŞV!</text:p>
          </table:table-cell>
          <table:table-cell office:value-type="currency" office:value="0" table:formula="of:=[.K80]+[.I81]" table:style-name="ce130">
            <text:p>#BAŞV!</text:p>
          </table:table-cell>
          <table:table-cell office:value-type="currency" office:value="0" table:formula="of:=[.L80]-[.P81]" table:style-name="ce258">
            <text:p>#BAŞV!</text:p>
          </table:table-cell>
          <table:table-cell table:style-name="ce128"/>
          <table:table-cell office:value-type="percentage" office:value="0" table:formula="of:=[.R81]/[.$E$4]" table:style-name="ce283">
            <text:p>#BAŞV!</text:p>
          </table:table-cell>
          <table:table-cell office:value-type="currency" office:value="0" table:formula="of:=[.N80]*[.E81]" table:style-name="ce130">
            <text:p>#BAŞV!</text:p>
          </table:table-cell>
          <table:table-cell office:value-type="currency" office:value="0" table:formula="of:=[.O81]/[.T81]" table:style-name="ce134">
            <text:p>#BAŞV!</text:p>
          </table:table-cell>
          <table:table-cell office:value-type="currency" office:value="0" table:formula="of:=[.Q69]+[.O81]" table:style-name="ce130">
            <text:p>#BAŞV!</text:p>
          </table:table-cell>
          <table:table-cell office:value-type="currency" office:value="0" table:formula="of:=[.R80]+[.P81]" table:style-name="ce258">
            <text:p>#BAŞV!</text:p>
          </table:table-cell>
          <table:table-cell table:style-name="ce130"/>
          <table:table-cell office:value-type="float" office:value="17.7" table:style-name="ce259">
            <text:p>17,7</text:p>
          </table:table-cell>
          <table:table-cell table:number-columns-repeated="16364" table:style-name="ce128"/>
        </table:table-row>
        <table:table-row table:style-name="ro8">
          <table:table-cell office:value-type="string" table:style-name="ce142">
            <text:p>SnyG701-18</text:p>
          </table:table-cell>
          <table:table-cell office:value-type="date" office:date-value="2022-07-22T00:00:00" table:style-name="ce129">
            <text:p>Tem.22</text:p>
          </table:table-cell>
          <table:table-cell office:value-type="string" table:style-name="ce129">
            <text:p>cymz</text:p>
          </table:table-cell>
          <table:table-cell office:value-type="currency" office:value="3892.36" table:style-name="ce177">
            <text:p>₺3.892,36</text:p>
          </table:table-cell>
          <table:table-cell office:value-type="currency" office:value="3892.36" table:style-name="ce177">
            <text:p>₺3.892,36</text:p>
          </table:table-cell>
          <table:table-cell table:style-name="ce282"/>
          <table:table-cell table:style-name="ce130"/>
          <table:table-cell office:value-type="percentage" office:value="0" table:formula="of:=[.L82]/[.$E$4]" table:style-name="ce283">
            <text:p>#BAŞV!</text:p>
          </table:table-cell>
          <table:table-cell office:value-type="currency" office:value="0" table:formula="of:=[.H81]*[.E82]" table:style-name="ce130">
            <text:p>#BAŞV!</text:p>
          </table:table-cell>
          <table:table-cell office:value-type="currency" office:value="0" table:formula="of:=[.I82]/[.T82]" table:style-name="ce134">
            <text:p>#BAŞV!</text:p>
          </table:table-cell>
          <table:table-cell office:value-type="currency" office:value="0" table:formula="of:=[.K81]+[.I82]" table:style-name="ce130">
            <text:p>#BAŞV!</text:p>
          </table:table-cell>
          <table:table-cell office:value-type="currency" office:value="0" table:formula="of:=[.L81]-[.P82]" table:style-name="ce258">
            <text:p>#BAŞV!</text:p>
          </table:table-cell>
          <table:table-cell table:style-name="ce128"/>
          <table:table-cell office:value-type="percentage" office:value="0" table:formula="of:=[.R82]/[.$E$4]" table:style-name="ce283">
            <text:p>#BAŞV!</text:p>
          </table:table-cell>
          <table:table-cell office:value-type="currency" office:value="0" table:formula="of:=[.N81]*[.E82]" table:style-name="ce130">
            <text:p>#BAŞV!</text:p>
          </table:table-cell>
          <table:table-cell office:value-type="currency" office:value="0" table:formula="of:=[.O82]/[.T82]" table:style-name="ce134">
            <text:p>#BAŞV!</text:p>
          </table:table-cell>
          <table:table-cell office:value-type="currency" office:value="0" table:formula="of:=[.Q70]+[.O82]" table:style-name="ce130">
            <text:p>#BAŞV!</text:p>
          </table:table-cell>
          <table:table-cell office:value-type="currency" office:value="0" table:formula="of:=[.R81]+[.P82]" table:style-name="ce258">
            <text:p>#BAŞV!</text:p>
          </table:table-cell>
          <table:table-cell table:style-name="ce130"/>
          <table:table-cell office:value-type="float" office:value="17.7" table:style-name="ce259">
            <text:p>17,7</text:p>
          </table:table-cell>
          <table:table-cell table:number-columns-repeated="16364" table:style-name="ce128"/>
        </table:table-row>
        <table:table-row table:style-name="ro8">
          <table:table-cell office:value-type="string" table:style-name="ce142">
            <text:p>Caymaz-doğuş 2000 yılı hesabı</text:p>
          </table:table-cell>
          <table:table-cell office:value-type="date" office:date-value="2022-07-22T00:00:00" table:style-name="ce129">
            <text:p>Tem.22</text:p>
          </table:table-cell>
          <table:table-cell office:value-type="string" table:style-name="ce129">
            <text:p>cymz</text:p>
          </table:table-cell>
          <table:table-cell office:value-type="currency" office:value="11181.35" table:style-name="ce177">
            <text:p>₺11.181,35</text:p>
          </table:table-cell>
          <table:table-cell office:value-type="currency" office:value="11181.35" table:style-name="ce177">
            <text:p>₺11.181,35</text:p>
          </table:table-cell>
          <table:table-cell table:style-name="ce282"/>
          <table:table-cell table:style-name="ce130"/>
          <table:table-cell office:value-type="percentage" office:value="0" table:formula="of:=[.L83]/[.$E$4]" table:style-name="ce320">
            <text:p>#BAŞV!</text:p>
          </table:table-cell>
          <table:table-cell office:value-type="currency" office:value="0" table:formula="of:=[.H82]*[.E83]" table:style-name="ce130">
            <text:p>#BAŞV!</text:p>
          </table:table-cell>
          <table:table-cell office:value-type="currency" office:value="0" table:formula="of:=[.I83]/[.T83]" table:style-name="ce134">
            <text:p>#BAŞV!</text:p>
          </table:table-cell>
          <table:table-cell office:value-type="currency" office:value="0" table:formula="of:=[.K82]+[.I83]" table:style-name="ce130">
            <text:p>#BAŞV!</text:p>
          </table:table-cell>
          <table:table-cell office:value-type="currency" office:value="0" table:formula="of:=[.L82]-[.P83]" table:style-name="ce258">
            <text:p>#BAŞV!</text:p>
          </table:table-cell>
          <table:table-cell table:style-name="ce128"/>
          <table:table-cell office:value-type="percentage" office:value="0" table:formula="of:=[.R83]/[.$E$4]" table:style-name="ce320">
            <text:p>#BAŞV!</text:p>
          </table:table-cell>
          <table:table-cell office:value-type="currency" office:value="0" table:formula="of:=[.N82]*[.E83]" table:style-name="ce130">
            <text:p>#BAŞV!</text:p>
          </table:table-cell>
          <table:table-cell office:value-type="currency" office:value="0" table:formula="of:=[.O83]/[.T83]" table:style-name="ce134">
            <text:p>#BAŞV!</text:p>
          </table:table-cell>
          <table:table-cell office:value-type="currency" office:value="0" table:formula="of:=[.Q82]+[.O83]" table:style-name="ce130">
            <text:p>#BAŞV!</text:p>
          </table:table-cell>
          <table:table-cell office:value-type="currency" office:value="0" table:formula="of:=[.R82]+[.P83]" table:style-name="ce258">
            <text:p>#BAŞV!</text:p>
          </table:table-cell>
          <table:table-cell table:style-name="ce130"/>
          <table:table-cell office:value-type="float" office:value="17.7" table:style-name="ce259">
            <text:p>17,7</text:p>
          </table:table-cell>
          <table:table-cell table:number-columns-repeated="16364" table:style-name="ce128"/>
        </table:table-row>
        <table:table-row table:style-name="ro8">
          <table:table-cell table:style-name="ce142"/>
          <table:table-cell table:number-columns-repeated="2" table:style-name="ce321"/>
          <table:table-cell table:style-name="ce322"/>
          <table:table-cell table:style-name="ce323"/>
          <table:table-cell office:value-type="string" table:style-name="ce324">
            <text:p>2022 YIL SONU ARSA HİSSE ORANLARI</text:p>
          </table:table-cell>
          <table:table-cell table:style-name="ce325"/>
          <table:table-cell office:value-type="percentage" office:value="0" table:formula="of:=[.H83]" table:number-columns-spanned="2" table:number-rows-spanned="1" table:style-name="ce364">
            <text:p>#BAŞV!</text:p>
          </table:table-cell>
          <table:covered-table-cell/>
          <table:table-cell office:value-type="string" table:style-name="ce326">
            <text:p>HACI</text:p>
          </table:table-cell>
          <table:table-cell table:style-name="ce325"/>
          <table:table-cell table:style-name="ce327"/>
          <table:table-cell table:style-name="ce323"/>
          <table:table-cell office:value-type="percentage" office:value="0" table:formula="of:=[.N83]" table:number-columns-spanned="2" table:number-rows-spanned="1" table:style-name="ce364">
            <text:p>#BAŞV!</text:p>
          </table:table-cell>
          <table:covered-table-cell/>
          <table:table-cell office:value-type="string" table:style-name="ce328">
            <text:p>NAZAN</text:p>
          </table:table-cell>
          <table:table-cell table:style-name="ce130"/>
          <table:table-cell table:style-name="ce258"/>
          <table:table-cell table:style-name="ce130"/>
          <table:table-cell table:style-name="ce259"/>
          <table:table-cell table:number-columns-repeated="16364" table:style-name="ce128"/>
        </table:table-row>
        <table:table-row table:style-name="ro8">
          <table:table-cell table:style-name="ce142"/>
          <table:table-cell table:style-name="ce201"/>
          <table:table-cell table:style-name="ce128"/>
          <table:table-cell office:value-type="string" table:style-name="ce287">
            <text:p><text:s/>Toplam Gelecek 2022</text:p>
          </table:table-cell>
          <table:table-cell office:value-type="currency" office:value="350073.70999999996" table:formula="of:=SUM([.D65:.D83])" table:style-name="ce218">
            <text:p>₺350.073,71</text:p>
          </table:table-cell>
          <table:table-cell table:style-name="ce256"/>
          <table:table-cell table:style-name="ce128"/>
          <table:table-cell table:style-name="ce142"/>
          <table:table-cell table:style-name="ce128"/>
          <table:table-cell table:style-name="ce134"/>
          <table:table-cell table:style-name="ce128"/>
          <table:table-cell table:style-name="ce180"/>
          <table:table-cell table:style-name="ce128"/>
          <table:table-cell table:style-name="ce142"/>
          <table:table-cell table:number-columns-repeated="2" table:style-name="ce128"/>
          <table:table-cell table:style-name="ce195"/>
          <table:table-cell table:style-name="ce258"/>
          <table:table-cell table:style-name="ce130"/>
          <table:table-cell table:style-name="ce259"/>
          <table:table-cell table:number-columns-repeated="16364" table:style-name="ce128"/>
        </table:table-row>
        <table:table-row table:style-name="ro8">
          <table:table-cell table:style-name="ce142"/>
          <table:table-cell table:number-columns-repeated="2" table:style-name="ce128"/>
          <table:table-cell office:value-type="string" table:style-name="ce193">
            <text:p>Toplam Gelen 2022</text:p>
          </table:table-cell>
          <table:table-cell office:value-type="currency" office:value="361842.70999999996" table:formula="of:=SUM([.E69:.E83])+SUM([.E65:.E67])" table:style-name="ce177">
            <text:p>₺361.842,71</text:p>
          </table:table-cell>
          <table:table-cell office:value-type="currency" office:value="0" table:formula="of:=[.J86]+[.P86]" table:style-name="ce289">
            <text:p>#BAŞV!</text:p>
          </table:table-cell>
          <table:table-cell table:style-name="ce130"/>
          <table:table-cell table:style-name="ce283"/>
          <table:table-cell office:value-type="currency" office:value="0" table:formula="of:=SUM([.I69:.I83])+SUM([.I65:.I67])" table:style-name="ce177">
            <text:p>#BAŞV!</text:p>
          </table:table-cell>
          <table:table-cell office:value-type="currency" office:value="0" table:formula="of:=SUM([.J69:.J83])+SUM([.J65:.J67])" table:style-name="ce134">
            <text:p>#BAŞV!</text:p>
          </table:table-cell>
          <table:table-cell table:style-name="ce128"/>
          <table:table-cell table:style-name="ce258"/>
          <table:table-cell table:style-name="ce128"/>
          <table:table-cell table:style-name="ce257"/>
          <table:table-cell office:value-type="currency" office:value="0" table:formula="of:=SUM([.O69:.O83])+SUM([.O65:.O67])" table:style-name="ce177">
            <text:p>#BAŞV!</text:p>
          </table:table-cell>
          <table:table-cell office:value-type="currency" office:value="0" table:formula="of:=SUM([.P69:.P83])+SUM([.P65:.P67])" table:style-name="ce134">
            <text:p>#BAŞV!</text:p>
          </table:table-cell>
          <table:table-cell table:style-name="ce128"/>
          <table:table-cell table:style-name="ce180"/>
          <table:table-cell table:style-name="ce128"/>
          <table:table-cell table:style-name="ce259"/>
          <table:table-cell table:number-columns-repeated="16364" table:style-name="ce128"/>
        </table:table-row>
        <table:table-row table:style-name="ro8">
          <table:table-cell table:style-name="ce142"/>
          <table:table-cell table:number-columns-repeated="2" table:style-name="ce128"/>
          <table:table-cell office:value-type="string" table:style-name="ce193">
            <text:p>Toplam Masraf 2022</text:p>
          </table:table-cell>
          <table:table-cell office:value-type="currency" office:value="0" table:formula="of:=[.E68]" table:style-name="ce177">
            <text:p>#BAŞV!</text:p>
          </table:table-cell>
          <table:table-cell office:value-type="currency" office:value="0" table:formula="of:=[.J87]+[.P87]" table:style-name="ce289">
            <text:p>#BAŞV!</text:p>
          </table:table-cell>
          <table:table-cell table:style-name="ce128"/>
          <table:table-cell table:style-name="ce257"/>
          <table:table-cell office:value-type="currency" office:value="0" table:formula="of:=[.I68]" table:style-name="ce177">
            <text:p>#BAŞV!</text:p>
          </table:table-cell>
          <table:table-cell office:value-type="currency" office:value="0" table:formula="of:=[.J68]" table:style-name="ce134">
            <text:p>#BAŞV!</text:p>
          </table:table-cell>
          <table:table-cell table:style-name="ce128"/>
          <table:table-cell table:style-name="ce258"/>
          <table:table-cell table:style-name="ce128"/>
          <table:table-cell table:style-name="ce257"/>
          <table:table-cell office:value-type="currency" office:value="0" table:formula="of:=[.O68]" table:style-name="ce177">
            <text:p>#BAŞV!</text:p>
          </table:table-cell>
          <table:table-cell office:value-type="currency" office:value="0" table:formula="of:=[.P68]" table:style-name="ce134">
            <text:p>#BAŞV!</text:p>
          </table:table-cell>
          <table:table-cell table:style-name="ce128"/>
          <table:table-cell table:style-name="ce180"/>
          <table:table-cell table:style-name="ce128"/>
          <table:table-cell table:style-name="ce259"/>
          <table:table-cell table:style-name="ce135"/>
          <table:table-cell table:number-columns-repeated="1003" table:style-name="ce128"/>
          <table:table-cell table:number-columns-repeated="15360" table:style-name="ce1"/>
        </table:table-row>
        <table:table-row table:style-name="ro8">
          <table:table-cell table:style-name="ce145"/>
          <table:table-cell table:number-columns-repeated="2" table:style-name="ce148"/>
          <table:table-cell office:value-type="string" table:style-name="ce181">
            <text:p>BAKIYE 2022</text:p>
          </table:table-cell>
          <table:table-cell office:value-type="currency" office:value="0" table:formula="of:=[.E86]+[.E87]" table:style-name="ce183">
            <text:p>#BAŞV!</text:p>
          </table:table-cell>
          <table:table-cell office:value-type="currency" office:value="0" table:formula="of:=[.J88]+[.P88]" table:style-name="ce290">
            <text:p>#BAŞV!</text:p>
          </table:table-cell>
          <table:table-cell table:style-name="ce148"/>
          <table:table-cell table:style-name="ce291"/>
          <table:table-cell office:value-type="currency" office:value="0" table:formula="of:=[.I87]+[.I86]" table:style-name="ce184">
            <text:p>#BAŞV!</text:p>
          </table:table-cell>
          <table:table-cell office:value-type="currency" office:value="0" table:formula="of:=[.J86]+[.J87]" table:style-name="ce186">
            <text:p>#BAŞV!</text:p>
          </table:table-cell>
          <table:table-cell table:style-name="ce148"/>
          <table:table-cell table:style-name="ce299"/>
          <table:table-cell table:style-name="ce148"/>
          <table:table-cell table:style-name="ce291"/>
          <table:table-cell office:value-type="currency" office:value="0" table:formula="of:=[.O87]+[.O86]" table:style-name="ce184">
            <text:p>#BAŞV!</text:p>
          </table:table-cell>
          <table:table-cell office:value-type="currency" office:value="0" table:formula="of:=[.P86]+[.P87]" table:style-name="ce186">
            <text:p>#BAŞV!</text:p>
          </table:table-cell>
          <table:table-cell table:style-name="ce148"/>
          <table:table-cell table:style-name="ce172"/>
          <table:table-cell table:style-name="ce148"/>
          <table:table-cell table:style-name="ce270"/>
          <table:table-cell table:style-name="ce135"/>
          <table:table-cell table:number-columns-repeated="1003" table:style-name="ce128"/>
          <table:table-cell table:number-columns-repeated="15360" table:style-name="ce1"/>
        </table:table-row>
        <table:table-row table:number-rows-repeated="5" table:style-name="ro8">
          <table:table-cell table:number-columns-repeated="5" table:style-name="ce135"/>
          <table:table-cell table:style-name="ce329"/>
          <table:table-cell table:number-columns-repeated="15" table:style-name="ce135"/>
          <table:table-cell table:number-columns-repeated="1003" table:style-name="ce128"/>
          <table:table-cell table:number-columns-repeated="15360" table:style-name="ce1"/>
        </table:table-row>
        <table:table-row table:style-name="ro8">
          <table:table-cell table:style-name="ce128"/>
          <table:table-cell table:number-columns-repeated="2" table:style-name="ce129"/>
          <table:table-cell table:number-columns-repeated="2" table:style-name="ce128"/>
          <table:table-cell table:style-name="ce242"/>
          <table:table-cell table:style-name="ce130"/>
          <table:table-cell table:style-name="ce201"/>
          <table:table-cell table:number-columns-repeated="2" table:style-name="ce129"/>
          <table:table-cell table:style-name="ce204"/>
          <table:table-cell table:style-name="ce177"/>
          <table:table-cell table:style-name="ce128"/>
          <table:table-cell table:style-name="ce330"/>
          <table:table-cell table:style-name="ce130"/>
          <table:table-cell table:style-name="ce134"/>
          <table:table-cell table:style-name="ce130"/>
          <table:table-cell table:style-name="ce132"/>
          <table:table-cell table:style-name="ce130"/>
          <table:table-cell table:number-columns-repeated="1005" table:style-name="ce128"/>
          <table:table-cell table:number-columns-repeated="15360" table:style-name="ce1"/>
        </table:table-row>
        <table:table-row table:style-name="ro8">
          <table:table-cell table:style-name="ce128"/>
          <table:table-cell table:style-name="ce129"/>
          <table:table-cell table:style-name="ce217"/>
          <table:table-cell table:number-columns-repeated="2" table:style-name="ce128"/>
          <table:table-cell table:style-name="ce242"/>
          <table:table-cell table:style-name="ce130"/>
          <table:table-cell table:style-name="ce128"/>
          <table:table-cell table:number-columns-repeated="2" table:style-name="ce215"/>
          <table:table-cell table:number-columns-repeated="2" table:style-name="ce214"/>
          <table:table-cell table:style-name="ce128"/>
          <table:table-cell table:style-name="ce330"/>
          <table:table-cell table:style-name="ce130"/>
          <table:table-cell table:style-name="ce134"/>
          <table:table-cell table:style-name="ce130"/>
          <table:table-cell table:style-name="ce132"/>
          <table:table-cell table:style-name="ce130"/>
          <table:table-cell table:number-columns-repeated="1005" table:style-name="ce128"/>
          <table:table-cell table:number-columns-repeated="15360" table:style-name="ce1"/>
        </table:table-row>
        <table:table-row table:style-name="ro8">
          <table:table-cell table:style-name="ce128"/>
          <table:table-cell table:number-columns-repeated="2" table:style-name="ce129"/>
          <table:table-cell table:style-name="ce128"/>
          <table:table-cell table:style-name="ce284"/>
          <table:table-cell table:style-name="ce331"/>
          <table:table-cell table:style-name="ce130"/>
          <table:table-cell table:style-name="ce217"/>
          <table:table-cell table:number-columns-repeated="2" table:style-name="ce215"/>
          <table:table-cell table:number-columns-repeated="2" table:style-name="ce214"/>
          <table:table-cell table:style-name="ce128"/>
          <table:table-cell table:style-name="ce330"/>
          <table:table-cell table:number-columns-repeated="2" table:style-name="ce215"/>
          <table:table-cell table:style-name="ce130"/>
          <table:table-cell table:style-name="ce132"/>
          <table:table-cell table:style-name="ce130"/>
          <table:table-cell table:number-columns-repeated="1005" table:style-name="ce128"/>
          <table:table-cell table:number-columns-repeated="15360" table:style-name="ce1"/>
        </table:table-row>
        <table:table-row table:number-rows-repeated="3" table:style-name="ro8">
          <table:table-cell table:style-name="ce128"/>
          <table:table-cell table:number-columns-repeated="2" table:style-name="ce129"/>
          <table:table-cell table:number-columns-repeated="2" table:style-name="ce128"/>
          <table:table-cell table:style-name="ce242"/>
          <table:table-cell table:style-name="ce130"/>
          <table:table-cell table:style-name="ce217"/>
          <table:table-cell table:number-columns-repeated="2" table:style-name="ce215"/>
          <table:table-cell table:number-columns-repeated="2" table:style-name="ce214"/>
          <table:table-cell table:style-name="ce128"/>
          <table:table-cell table:style-name="ce330"/>
          <table:table-cell table:style-name="ce130"/>
          <table:table-cell table:style-name="ce134"/>
          <table:table-cell table:style-name="ce130"/>
          <table:table-cell table:style-name="ce132"/>
          <table:table-cell table:style-name="ce130"/>
          <table:table-cell table:number-columns-repeated="1005" table:style-name="ce128"/>
          <table:table-cell table:number-columns-repeated="15360" table:style-name="ce1"/>
        </table:table-row>
        <table:table-row table:style-name="ro8">
          <table:table-cell table:style-name="ce128"/>
          <table:table-cell table:number-columns-repeated="2" table:style-name="ce129"/>
          <table:table-cell table:number-columns-repeated="2" table:style-name="ce128"/>
          <table:table-cell table:style-name="ce242"/>
          <table:table-cell table:style-name="ce130"/>
          <table:table-cell table:style-name="ce332"/>
          <table:table-cell table:number-columns-repeated="2" table:style-name="ce333"/>
          <table:table-cell table:number-columns-repeated="2" table:style-name="ce214"/>
          <table:table-cell table:style-name="ce128"/>
          <table:table-cell table:style-name="ce330"/>
          <table:table-cell table:style-name="ce130"/>
          <table:table-cell table:style-name="ce134"/>
          <table:table-cell table:style-name="ce130"/>
          <table:table-cell table:style-name="ce132"/>
          <table:table-cell table:style-name="ce130"/>
          <table:table-cell table:number-columns-repeated="1005" table:style-name="ce128"/>
          <table:table-cell table:number-columns-repeated="15360" table:style-name="ce1"/>
        </table:table-row>
        <table:table-row table:style-name="ro8">
          <table:table-cell table:style-name="ce128"/>
          <table:table-cell table:number-columns-repeated="2" table:style-name="ce129"/>
          <table:table-cell table:number-columns-repeated="2" table:style-name="ce128"/>
          <table:table-cell table:style-name="ce242"/>
          <table:table-cell table:style-name="ce130"/>
          <table:table-cell table:style-name="ce128"/>
          <table:table-cell table:number-columns-repeated="2" table:style-name="ce333"/>
          <table:table-cell table:number-columns-repeated="2" table:style-name="ce214"/>
          <table:table-cell table:style-name="ce128"/>
          <table:table-cell table:style-name="ce330"/>
          <table:table-cell table:style-name="ce130"/>
          <table:table-cell table:style-name="ce134"/>
          <table:table-cell table:style-name="ce130"/>
          <table:table-cell table:style-name="ce132"/>
          <table:table-cell table:style-name="ce130"/>
          <table:table-cell table:number-columns-repeated="1005" table:style-name="ce128"/>
          <table:table-cell table:number-columns-repeated="15360" table:style-name="ce1"/>
        </table:table-row>
        <table:table-row table:style-name="ro8">
          <table:table-cell table:style-name="ce128"/>
          <table:table-cell table:number-columns-repeated="2" table:style-name="ce129"/>
          <table:table-cell table:number-columns-repeated="2" table:style-name="ce128"/>
          <table:table-cell table:style-name="ce242"/>
          <table:table-cell table:style-name="ce130"/>
          <table:table-cell table:style-name="ce128"/>
          <table:table-cell table:number-columns-repeated="2" table:style-name="ce215"/>
          <table:table-cell table:number-columns-repeated="2" table:style-name="ce214"/>
          <table:table-cell table:style-name="ce128"/>
          <table:table-cell table:style-name="ce330"/>
          <table:table-cell table:style-name="ce130"/>
          <table:table-cell table:style-name="ce134"/>
          <table:table-cell table:style-name="ce130"/>
          <table:table-cell table:style-name="ce132"/>
          <table:table-cell table:style-name="ce130"/>
          <table:table-cell table:number-columns-repeated="1005" table:style-name="ce128"/>
          <table:table-cell table:number-columns-repeated="15360" table:style-name="ce1"/>
        </table:table-row>
        <table:table-row table:style-name="ro8">
          <table:table-cell table:style-name="ce128"/>
          <table:table-cell table:number-columns-repeated="2" table:style-name="ce129"/>
          <table:table-cell table:number-columns-repeated="2" table:style-name="ce128"/>
          <table:table-cell table:style-name="ce242"/>
          <table:table-cell table:style-name="ce130"/>
          <table:table-cell table:style-name="ce201"/>
          <table:table-cell table:number-columns-repeated="2" table:style-name="ce215"/>
          <table:table-cell table:number-columns-repeated="2" table:style-name="ce214"/>
          <table:table-cell table:style-name="ce128"/>
          <table:table-cell table:style-name="ce330"/>
          <table:table-cell table:style-name="ce130"/>
          <table:table-cell table:style-name="ce134"/>
          <table:table-cell table:style-name="ce130"/>
          <table:table-cell table:style-name="ce132"/>
          <table:table-cell table:style-name="ce130"/>
          <table:table-cell table:number-columns-repeated="1005" table:style-name="ce128"/>
          <table:table-cell table:number-columns-repeated="15360" table:style-name="ce1"/>
        </table:table-row>
        <table:table-row table:style-name="ro8">
          <table:table-cell table:number-columns-repeated="4" table:style-name="ce201"/>
          <table:table-cell table:style-name="ce177"/>
          <table:table-cell table:style-name="ce334"/>
          <table:table-cell table:style-name="ce130"/>
          <table:table-cell table:style-name="ce330"/>
          <table:table-cell table:number-columns-repeated="3" table:style-name="ce130"/>
          <table:table-cell table:style-name="ce132"/>
          <table:table-cell table:style-name="ce128"/>
          <table:table-cell table:style-name="ce330"/>
          <table:table-cell table:style-name="ce130"/>
          <table:table-cell table:style-name="ce134"/>
          <table:table-cell table:style-name="ce130"/>
          <table:table-cell table:style-name="ce132"/>
          <table:table-cell table:style-name="ce130"/>
          <table:table-cell table:number-columns-repeated="1005" table:style-name="ce128"/>
          <table:table-cell table:number-columns-repeated="15360" table:style-name="ce1"/>
        </table:table-row>
        <table:table-row table:number-rows-repeated="2" table:style-name="ro8">
          <table:table-cell table:number-columns-repeated="16384"/>
        </table:table-row>
        <table:table-row table:style-name="ro8">
          <table:table-cell table:number-columns-repeated="2" table:style-name="ce335"/>
          <table:table-cell table:number-columns-repeated="3" table:style-name="ce206"/>
          <table:table-cell table:style-name="ce336"/>
          <table:table-cell table:style-name="ce337"/>
          <table:table-cell table:style-name="ce243"/>
          <table:table-cell table:style-name="ce338"/>
          <table:table-cell table:style-name="ce339"/>
          <table:table-cell table:style-name="ce340"/>
          <table:table-cell table:style-name="ce338"/>
          <table:table-cell table:number-columns-repeated="2" table:style-name="ce339"/>
          <table:table-cell table:style-name="ce340"/>
          <table:table-cell table:style-name="ce219"/>
          <table:table-cell table:style-name="ce201"/>
          <table:table-cell table:number-columns-repeated="1007" table:style-name="ce128"/>
          <table:table-cell table:number-columns-repeated="15360" table:style-name="ce1"/>
        </table:table-row>
        <table:table-row table:style-name="ro8">
          <table:table-cell table:style-name="ce341"/>
          <table:table-cell table:style-name="ce335"/>
          <table:table-cell table:number-columns-repeated="3" table:style-name="ce206"/>
          <table:table-cell table:style-name="ce336"/>
          <table:table-cell table:style-name="ce201"/>
          <table:table-cell table:style-name="ce243"/>
          <table:table-cell table:style-name="ce128"/>
          <table:table-cell table:number-columns-repeated="2" table:style-name="ce340"/>
          <table:table-cell table:style-name="ce342"/>
          <table:table-cell table:style-name="ce201"/>
          <table:table-cell table:number-columns-repeated="2" table:style-name="ce340"/>
          <table:table-cell table:style-name="ce219"/>
          <table:table-cell table:style-name="ce201"/>
          <table:table-cell table:number-columns-repeated="1007" table:style-name="ce128"/>
          <table:table-cell table:number-columns-repeated="15360" table:style-name="ce1"/>
        </table:table-row>
        <table:table-row table:style-name="ro8">
          <table:table-cell table:style-name="ce341"/>
          <table:table-cell table:number-columns-repeated="3" table:style-name="ce335"/>
          <table:table-cell table:style-name="ce343"/>
          <table:table-cell table:style-name="ce344"/>
          <table:table-cell table:style-name="ce201"/>
          <table:table-cell table:style-name="ce345"/>
          <table:table-cell table:number-columns-repeated="2" table:style-name="ce128"/>
          <table:table-cell table:style-name="ce215"/>
          <table:table-cell table:style-name="ce342"/>
          <table:table-cell table:style-name="ce201"/>
          <table:table-cell table:style-name="ce345"/>
          <table:table-cell table:style-name="ce201"/>
          <table:table-cell table:style-name="ce219"/>
          <table:table-cell table:style-name="ce201"/>
          <table:table-cell table:number-columns-repeated="1007" table:style-name="ce128"/>
          <table:table-cell table:number-columns-repeated="15360" table:style-name="ce1"/>
        </table:table-row>
        <table:table-row table:style-name="ro8">
          <table:table-cell table:number-columns-repeated="2" table:style-name="ce335"/>
          <table:table-cell table:style-name="ce129"/>
          <table:table-cell table:style-name="ce128"/>
          <table:table-cell table:style-name="ce332"/>
          <table:table-cell table:style-name="ce346"/>
          <table:table-cell table:style-name="ce128"/>
          <table:table-cell table:style-name="ce243"/>
          <table:table-cell table:style-name="ce128"/>
          <table:table-cell table:number-columns-repeated="2" table:style-name="ce215"/>
          <table:table-cell table:style-name="ce132"/>
          <table:table-cell table:style-name="ce128"/>
          <table:table-cell table:style-name="ce243"/>
          <table:table-cell table:style-name="ce128"/>
          <table:table-cell table:style-name="ce134"/>
          <table:table-cell table:number-columns-repeated="1008" table:style-name="ce128"/>
          <table:table-cell table:number-columns-repeated="15360" table:style-name="ce1"/>
        </table:table-row>
        <table:table-row table:style-name="ro8">
          <table:table-cell table:number-columns-repeated="2" table:style-name="ce335"/>
          <table:table-cell table:style-name="ce129"/>
          <table:table-cell table:number-columns-repeated="2" table:style-name="ce128"/>
          <table:table-cell table:style-name="ce242"/>
          <table:table-cell table:style-name="ce128"/>
          <table:table-cell table:style-name="ce243"/>
          <table:table-cell table:number-columns-repeated="2" table:style-name="ce128"/>
          <table:table-cell table:style-name="ce347"/>
          <table:table-cell table:style-name="ce132"/>
          <table:table-cell table:style-name="ce128"/>
          <table:table-cell table:style-name="ce243"/>
          <table:table-cell table:style-name="ce128"/>
          <table:table-cell table:style-name="ce134"/>
          <table:table-cell table:number-columns-repeated="1008" table:style-name="ce128"/>
          <table:table-cell table:number-columns-repeated="15360" table:style-name="ce1"/>
        </table:table-row>
        <table:table-row table:style-name="ro8">
          <table:table-cell table:number-columns-repeated="2" table:style-name="ce335"/>
          <table:table-cell table:style-name="ce129"/>
          <table:table-cell table:number-columns-repeated="2" table:style-name="ce128"/>
          <table:table-cell table:style-name="ce242"/>
          <table:table-cell table:style-name="ce128"/>
          <table:table-cell table:style-name="ce243"/>
          <table:table-cell table:number-columns-repeated="3" table:style-name="ce128"/>
          <table:table-cell table:style-name="ce132"/>
          <table:table-cell table:style-name="ce128"/>
          <table:table-cell table:style-name="ce243"/>
          <table:table-cell table:style-name="ce128"/>
          <table:table-cell table:style-name="ce134"/>
          <table:table-cell table:number-columns-repeated="1008" table:style-name="ce128"/>
          <table:table-cell table:number-columns-repeated="15360" table:style-name="ce1"/>
        </table:table-row>
        <table:table-row table:style-name="ro8">
          <table:table-cell table:number-columns-repeated="4" table:style-name="ce335"/>
          <table:table-cell table:style-name="ce343"/>
          <table:table-cell table:style-name="ce344"/>
          <table:table-cell table:style-name="ce201"/>
          <table:table-cell table:style-name="ce330"/>
          <table:table-cell table:style-name="ce201"/>
          <table:table-cell table:style-name="ce219"/>
          <table:table-cell table:style-name="ce195"/>
          <table:table-cell table:style-name="ce342"/>
          <table:table-cell table:style-name="ce201"/>
          <table:table-cell table:style-name="ce330"/>
          <table:table-cell table:style-name="ce201"/>
          <table:table-cell table:style-name="ce342"/>
          <table:table-cell table:style-name="ce195"/>
          <table:table-cell table:number-columns-repeated="1007" table:style-name="ce128"/>
          <table:table-cell table:number-columns-repeated="15360" table:style-name="ce1"/>
        </table:table-row>
        <table:table-row table:style-name="ro8">
          <table:table-cell table:style-name="ce128"/>
          <table:table-cell table:style-name="ce129"/>
          <table:table-cell table:number-columns-repeated="2" table:style-name="ce335"/>
          <table:table-cell table:style-name="ce343"/>
          <table:table-cell table:style-name="ce344"/>
          <table:table-cell table:style-name="ce201"/>
          <table:table-cell table:style-name="ce330"/>
          <table:table-cell table:style-name="ce201"/>
          <table:table-cell table:style-name="ce335"/>
          <table:table-cell table:style-name="ce201"/>
          <table:table-cell table:style-name="ce342"/>
          <table:table-cell table:style-name="ce201"/>
          <table:table-cell table:style-name="ce330"/>
          <table:table-cell table:style-name="ce201"/>
          <table:table-cell table:number-columns-repeated="2" table:style-name="ce135"/>
          <table:table-cell table:number-columns-repeated="1007" table:style-name="ce128"/>
          <table:table-cell table:number-columns-repeated="15360" table:style-name="ce1"/>
        </table:table-row>
        <table:table-row table:style-name="ro8">
          <table:table-cell table:style-name="ce128"/>
          <table:table-cell table:style-name="ce129"/>
          <table:table-cell table:number-columns-repeated="2" table:style-name="ce335"/>
          <table:table-cell table:style-name="ce343"/>
          <table:table-cell table:style-name="ce344"/>
          <table:table-cell table:style-name="ce201"/>
          <table:table-cell table:style-name="ce330"/>
          <table:table-cell table:style-name="ce128"/>
          <table:table-cell table:style-name="ce219"/>
          <table:table-cell table:style-name="ce218"/>
          <table:table-cell table:style-name="ce342"/>
          <table:table-cell table:style-name="ce201"/>
          <table:table-cell table:style-name="ce330"/>
          <table:table-cell table:style-name="ce128"/>
          <table:table-cell table:style-name="ce219"/>
          <table:table-cell table:style-name="ce218"/>
          <table:table-cell table:number-columns-repeated="1007" table:style-name="ce128"/>
          <table:table-cell table:number-columns-repeated="15360" table:style-name="ce1"/>
        </table:table-row>
        <table:table-row table:number-rows-repeated="1048317" table:style-name="ro8">
          <table:table-cell table:number-columns-repeated="16384"/>
        </table:table-row>
        <table:table-row table:number-rows-repeated="122" table:style-name="ro9">
          <table:table-cell table:style-name="ce128"/>
          <table:table-cell table:number-columns-repeated="2" table:style-name="ce129"/>
          <table:table-cell table:number-columns-repeated="2" table:style-name="ce128"/>
          <table:table-cell table:style-name="ce242"/>
          <table:table-cell table:style-name="ce128"/>
          <table:table-cell table:style-name="ce243"/>
          <table:table-cell table:number-columns-repeated="3" table:style-name="ce128"/>
          <table:table-cell table:style-name="ce132"/>
          <table:table-cell table:style-name="ce128"/>
          <table:table-cell table:style-name="ce243"/>
          <table:table-cell table:style-name="ce128"/>
          <table:table-cell table:style-name="ce134"/>
          <table:table-cell table:number-columns-repeated="16368" table:style-name="ce128"/>
        </table:table-row>
        <table:table-row table:number-rows-repeated="2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1" svg:font-family="Calibri1"/>
    <style:font-face style:name="Liberation Sans2" svg:font-family="&quot;Liberation Sans2&quot;"/>
    <style:font-face style:name="Arial Black" svg:font-family="&quot;Arial Black&quot;"/>
    <style:font-face style:name="Abyssinica SIL" svg:font-family="&quot;Abyssinica SIL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4">
      <number:number number:decimal-places="2" number:min-decimal-places="2" number:min-integer-digits="1"/>
      <number:text>%</number:text>
    </number:percentage-style>
    <number:date-style style:name="N36">
      <number:month number:textual="true"/>
      <number:text>.</number:text>
      <number:year/>
    </number:date-style>
    <number:percentage-style style:name="N37">
      <number:text>%</number:text>
      <number:number number:decimal-places="2" number:min-decimal-places="2" number:min-integer-digits="1"/>
    </number:percentage-style>
    <number:currency-style style:name="N38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P0"/>
    </number:currency-style>
    <number:currency-style style:name="N39P0" number:language="en" number:country="US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39P0"/>
    </number:currency-style>
    <number:currency-style style:name="N40P0" number:language="tr" number:country="TR">
      <number:currency-symbol number:language="tr" number:country="TR">₺</number:currency-symbol>
      <number:number number:decimal-places="2" number:min-decimal-places="0" number:min-integer-digits="1" number:grouping="true" number:decimal-replacement=""/>
    </number:currency-style>
    <number:currency-style style:name="N40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0" number:min-integer-digits="1" number:grouping="true" number:decimal-replacement=""/>
      <style:map style:condition="value()&gt;=0" style:apply-style-name="N40P0"/>
    </number:currency-style>
    <number:currency-style style:name="N41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1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1P0"/>
    </number:currency-style>
    <number:date-style style:name="N42">
      <number:day number:style="long"/>
      <number:text>.</number:text>
      <number:month number:style="long"/>
      <number:text>.</number:text>
      <number:year number:style="long"/>
    </number:date-style>
    <number:number-style style:name="N43">
      <number:number number:decimal-places="1" number:min-decimal-places="1" number:min-integer-digits="1"/>
    </number:number-style>
    <number:number-style style:name="N44" number:language="tr" number:country="TR">
      <number:number number:min-integer-digits="1"/>
    </number:number-style>
    <number:percentage-style style:name="N45">
      <number:number number:decimal-places="4" number:min-decimal-places="4" number:min-integer-digits="1"/>
      <number:text>%</number:text>
    </number:percentage-style>
    <number:date-style style:name="N46">
      <number:day/>
      <number:text>.</number:text>
      <number:month/>
      <number:text>.</number:text>
      <number:year/>
    </number:date-style>
    <number:currency-style style:name="N47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7" number:language="tr" number:country="TR">
      <style:text-properties fo:color="#FF0000"/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7P0"/>
    </number:currency-style>
    <number:percentage-style style:name="N48">
      <number:number number:decimal-places="3" number:min-decimal-places="3" number:min-integer-digits="1"/>
      <number:text>%</number:text>
    </number:percentage-style>
    <number:currency-style style:name="N4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9" number:language="en" number:country="US">
      <style:text-properties fo:color="#FF0000"/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9P0"/>
    </number:currency-style>
    <number:currency-style style:name="N5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date-style style:name="N51P0">
      <number:day number:style="long"/>
      <number:text>.</number:text>
      <number:month number:style="long"/>
      <number:text>.</number:text>
      <number:year/>
    </number:date-style>
    <number:text-style style:name="N51">
      <number:text-content/>
      <style:map style:condition="value()&gt;=0" style:apply-style-name="N51P0"/>
    </number:text-style>
    <number:date-style style:name="N52">
      <number:day/>
      <number:text>.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44">
      <style:table-cell-properties style:vertical-align="automatic" fo:background-color="transparent"/>
      <style:text-properties style:font-name="Calibri1" style:font-name-asian="Calibri1" style:font-name-complex="Calibri1" fo:font-size="11pt" style:font-size-asian="11pt" style:font-size-complex="11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5354330708661in" fo:margin-bottom="0.31259842519685in" fo:margin-left="0.393700787401575in" fo:margin-right="0.23622047244094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15354330708661in" fo:margin-bottom="0.31259842519685in" fo:margin-left="0.393700787401575in" fo:margin-right="0.23622047244094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25in" fo:margin-right="0.2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2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 <text:s text:c="2"/><text:sheet-name>???</text:sheet-name><text:s text:c="10"/><text:page-number>1</text:page-number><text:s/>/<text:page-count>99</text:page-count></text:p>
      </style:footer>
      <style:footer-left style:display="false"/>
      <style:footer-first/>
    </style:master-page>
    <style:master-page style:name="mp4" style:page-layout-name="pm1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 <text:s text:c="2"/><text:sheet-name>???</text:sheet-name><text:s text:c="8"/><text:page-number>1</text:page-number><text:s/>/<text:s/><text:page-count>99</text:page-count></text:p>
      </style:footer>
      <style:footer-left style:display="false"/>
      <style:footer-first/>
    </style:master-page>
    <style:master-page style:name="mp5" style:page-layout-name="pm3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 <text:s text:c="2"/><text:sheet-name>???</text:sheet-name><text:s text:c="7"/><text:page-number>1</text:page-number><text:s/>/<text:s/><text:page-count>99</text:page-count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11-08T14:41:21Z</dc:date>
    <meta:print-date>2023-11-08T13:44:34Z</meta:print-date>
    <meta:editing-cycles>322</meta:editing-cycles>
    <meta:editing-duration>PT60625S</meta:editing-duration>
  </office:meta>
</office:document-meta>
</file>